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eccentricity</text:p>
          </table:table-cell>
          <table:table-cell office:value-type="string" calcext:value-type="string">
            <text:p>obliquity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insolation</text:p>
          </table:table-cell>
          <table:table-cell office:value-type="string" calcext:value-type="string">
            <text:p>global.insol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0" calcext:value-type="float">
            <text:p>-1000</text:p>
          </table:table-cell>
          <table:table-cell office:value-type="float" office:value="0.0357598808296184" calcext:value-type="float">
            <text:p>0.0357598808296184</text:p>
          </table:table-cell>
          <table:table-cell office:value-type="float" office:value="0.412389147150003" calcext:value-type="float">
            <text:p>0.412389147150003</text:p>
          </table:table-cell>
          <table:table-cell office:value-type="float" office:value="5.04836661940631" calcext:value-type="float">
            <text:p>5.04836661940631</text:p>
          </table:table-cell>
          <table:table-cell office:value-type="float" office:value="530.653540989534" calcext:value-type="float">
            <text:p>530.653540989534</text:p>
          </table:table-cell>
          <table:table-cell office:value-type="float" office:value="342.168847456833" calcext:value-type="float">
            <text:p>342.1688474568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999" calcext:value-type="float">
            <text:p>-999</text:p>
          </table:table-cell>
          <table:table-cell office:value-type="float" office:value="0.0370698734946834" calcext:value-type="float">
            <text:p>0.0370698734946834</text:p>
          </table:table-cell>
          <table:table-cell office:value-type="float" office:value="0.413832948029436" calcext:value-type="float">
            <text:p>0.413832948029436</text:p>
          </table:table-cell>
          <table:table-cell office:value-type="float" office:value="5.32866792562799" calcext:value-type="float">
            <text:p>5.32866792562799</text:p>
          </table:table-cell>
          <table:table-cell office:value-type="float" office:value="528.794840077834" calcext:value-type="float">
            <text:p>528.794840077834</text:p>
          </table:table-cell>
          <table:table-cell office:value-type="float" office:value="342.185192083868" calcext:value-type="float">
            <text:p>342.1851920838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998" calcext:value-type="float">
            <text:p>-998</text:p>
          </table:table-cell>
          <table:table-cell office:value-type="float" office:value="0.0384701700337634" calcext:value-type="float">
            <text:p>0.0384701700337634</text:p>
          </table:table-cell>
          <table:table-cell office:value-type="float" office:value="0.415086655126805" calcext:value-type="float">
            <text:p>0.415086655126805</text:p>
          </table:table-cell>
          <table:table-cell office:value-type="float" office:value="5.60644269620451" calcext:value-type="float">
            <text:p>5.60644269620451</text:p>
          </table:table-cell>
          <table:table-cell office:value-type="float" office:value="523.98328458174" calcext:value-type="float">
            <text:p>523.98328458174</text:p>
          </table:table-cell>
          <table:table-cell office:value-type="float" office:value="342.203316339242" calcext:value-type="float">
            <text:p>342.203316339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997" calcext:value-type="float">
            <text:p>-997</text:p>
          </table:table-cell>
          <table:table-cell office:value-type="float" office:value="0.0397545662973839" calcext:value-type="float">
            <text:p>0.0397545662973839</text:p>
          </table:table-cell>
          <table:table-cell office:value-type="float" office:value="0.416110087974316" calcext:value-type="float">
            <text:p>0.416110087974316</text:p>
          </table:table-cell>
          <table:table-cell office:value-type="float" office:value="5.8866968006335" calcext:value-type="float">
            <text:p>5.8866968006335</text:p>
          </table:table-cell>
          <table:table-cell office:value-type="float" office:value="516.273888499116" calcext:value-type="float">
            <text:p>516.273888499116</text:p>
          </table:table-cell>
          <table:table-cell office:value-type="float" office:value="342.220533968318" calcext:value-type="float">
            <text:p>342.2205339683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96" calcext:value-type="float">
            <text:p>-996</text:p>
          </table:table-cell>
          <table:table-cell office:value-type="float" office:value="0.0410562654387107" calcext:value-type="float">
            <text:p>0.0410562654387107</text:p>
          </table:table-cell>
          <table:table-cell office:value-type="float" office:value="0.416873219050721" calcext:value-type="float">
            <text:p>0.416873219050721</text:p>
          </table:table-cell>
          <table:table-cell office:value-type="float" office:value="6.16851616796298" calcext:value-type="float">
            <text:p>6.16851616796298</text:p>
          </table:table-cell>
          <table:table-cell office:value-type="float" office:value="506.368167785782" calcext:value-type="float">
            <text:p>506.368167785782</text:p>
          </table:table-cell>
          <table:table-cell office:value-type="float" office:value="342.238563211473" calcext:value-type="float">
            <text:p>342.238563211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95" calcext:value-type="float">
            <text:p>-995</text:p>
          </table:table-cell>
          <table:table-cell office:value-type="float" office:value="0.0423230461764513" calcext:value-type="float">
            <text:p>0.0423230461764513</text:p>
          </table:table-cell>
          <table:table-cell office:value-type="float" office:value="0.417360031251146" calcext:value-type="float">
            <text:p>0.417360031251146</text:p>
          </table:table-cell>
          <table:table-cell office:value-type="float" office:value="0.166978184892569" calcext:value-type="float">
            <text:p>0.166978184892569</text:p>
          </table:table-cell>
          <table:table-cell office:value-type="float" office:value="495.155217646202" calcext:value-type="float">
            <text:p>495.155217646202</text:p>
          </table:table-cell>
          <table:table-cell office:value-type="float" office:value="342.256669350045" calcext:value-type="float">
            <text:p>342.2566693500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94" calcext:value-type="float">
            <text:p>-994</text:p>
          </table:table-cell>
          <table:table-cell office:value-type="float" office:value="0.0434845344688821" calcext:value-type="float">
            <text:p>0.0434845344688821</text:p>
          </table:table-cell>
          <table:table-cell office:value-type="float" office:value="0.417557662354947" calcext:value-type="float">
            <text:p>0.417557662354947</text:p>
          </table:table-cell>
          <table:table-cell office:value-type="float" office:value="0.449432222545504" calcext:value-type="float">
            <text:p>0.449432222545504</text:p>
          </table:table-cell>
          <table:table-cell office:value-type="float" office:value="483.615177071994" calcext:value-type="float">
            <text:p>483.615177071994</text:p>
          </table:table-cell>
          <table:table-cell office:value-type="float" office:value="342.273756654738" calcext:value-type="float">
            <text:p>342.27375665473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93" calcext:value-type="float">
            <text:p>-993</text:p>
          </table:table-cell>
          <table:table-cell office:value-type="float" office:value="0.0447159888887449" calcext:value-type="float">
            <text:p>0.0447159888887449</text:p>
          </table:table-cell>
          <table:table-cell office:value-type="float" office:value="0.417462159876935" calcext:value-type="float">
            <text:p>0.417462159876935</text:p>
          </table:table-cell>
          <table:table-cell office:value-type="float" office:value="0.733397385188368" calcext:value-type="float">
            <text:p>0.733397385188368</text:p>
          </table:table-cell>
          <table:table-cell office:value-type="float" office:value="472.690082589368" calcext:value-type="float">
            <text:p>472.690082589368</text:p>
          </table:table-cell>
          <table:table-cell office:value-type="float" office:value="342.29238140867" calcext:value-type="float">
            <text:p>342.292381408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92" calcext:value-type="float">
            <text:p>-992</text:p>
          </table:table-cell>
          <table:table-cell office:value-type="float" office:value="0.0458199455206115" calcext:value-type="float">
            <text:p>0.0458199455206115</text:p>
          </table:table-cell>
          <table:table-cell office:value-type="float" office:value="0.41708446111795" calcext:value-type="float">
            <text:p>0.41708446111795</text:p>
          </table:table-cell>
          <table:table-cell office:value-type="float" office:value="1.01783199878338" calcext:value-type="float">
            <text:p>1.01783199878338</text:p>
          </table:table-cell>
          <table:table-cell office:value-type="float" office:value="463.508062407551" calcext:value-type="float">
            <text:p>463.508062407551</text:p>
          </table:table-cell>
          <table:table-cell office:value-type="float" office:value="342.309522643701" calcext:value-type="float">
            <text:p>342.3095226437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91" calcext:value-type="float">
            <text:p>-991</text:p>
          </table:table-cell>
          <table:table-cell office:value-type="float" office:value="0.0468777316393161" calcext:value-type="float">
            <text:p>0.0468777316393161</text:p>
          </table:table-cell>
          <table:table-cell office:value-type="float" office:value="0.41643180477534" calcext:value-type="float">
            <text:p>0.41643180477534</text:p>
          </table:table-cell>
          <table:table-cell office:value-type="float" office:value="1.30378203056329" calcext:value-type="float">
            <text:p>1.30378203056329</text:p>
          </table:table-cell>
          <table:table-cell office:value-type="float" office:value="456.848610908283" calcext:value-type="float">
            <text:p>456.848610908283</text:p>
          </table:table-cell>
          <table:table-cell office:value-type="float" office:value="342.326341654634" calcext:value-type="float">
            <text:p>342.32634165463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90" calcext:value-type="float">
            <text:p>-990</text:p>
          </table:table-cell>
          <table:table-cell office:value-type="float" office:value="0.0479704112379034" calcext:value-type="float">
            <text:p>0.0479704112379034</text:p>
          </table:table-cell>
          <table:table-cell office:value-type="float" office:value="0.415524695608644" calcext:value-type="float">
            <text:p>0.415524695608644</text:p>
          </table:table-cell>
          <table:table-cell office:value-type="float" office:value="1.5890256834777" calcext:value-type="float">
            <text:p>1.5890256834777</text:p>
          </table:table-cell>
          <table:table-cell office:value-type="float" office:value="453.292882469085" calcext:value-type="float">
            <text:p>453.292882469085</text:p>
          </table:table-cell>
          <table:table-cell office:value-type="float" office:value="342.344121224272" calcext:value-type="float">
            <text:p>342.3441212242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89" calcext:value-type="float">
            <text:p>-989</text:p>
          </table:table-cell>
          <table:table-cell office:value-type="float" office:value="0.0489308330510122" calcext:value-type="float">
            <text:p>0.0489308330510122</text:p>
          </table:table-cell>
          <table:table-cell office:value-type="float" office:value="0.414392853995048" calcext:value-type="float">
            <text:p>0.414392853995048</text:p>
          </table:table-cell>
          <table:table-cell office:value-type="float" office:value="1.87744008678105" calcext:value-type="float">
            <text:p>1.87744008678105</text:p>
          </table:table-cell>
          <table:table-cell office:value-type="float" office:value="453.378811178633" calcext:value-type="float">
            <text:p>453.378811178633</text:p>
          </table:table-cell>
          <table:table-cell office:value-type="float" office:value="342.360089394931" calcext:value-type="float">
            <text:p>342.3600893949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88" calcext:value-type="float">
            <text:p>-988</text:p>
          </table:table-cell>
          <table:table-cell office:value-type="float" office:value="0.04984803919739" calcext:value-type="float">
            <text:p>0.04984803919739</text:p>
          </table:table-cell>
          <table:table-cell office:value-type="float" office:value="0.413062834092602" calcext:value-type="float">
            <text:p>0.413062834092602</text:p>
          </table:table-cell>
          <table:table-cell office:value-type="float" office:value="2.16572970752866" calcext:value-type="float">
            <text:p>2.16572970752866</text:p>
          </table:table-cell>
          <table:table-cell office:value-type="float" office:value="457.109073669331" calcext:value-type="float">
            <text:p>457.109073669331</text:p>
          </table:table-cell>
          <table:table-cell office:value-type="float" office:value="342.375636687958" calcext:value-type="float">
            <text:p>342.375636687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87" calcext:value-type="float">
            <text:p>-987</text:p>
          </table:table-cell>
          <table:table-cell office:value-type="float" office:value="0.0507778997288954" calcext:value-type="float">
            <text:p>0.0507778997288954</text:p>
          </table:table-cell>
          <table:table-cell office:value-type="float" office:value="0.411570789365066" calcext:value-type="float">
            <text:p>0.411570789365066</text:p>
          </table:table-cell>
          <table:table-cell office:value-type="float" office:value="2.45454997278296" calcext:value-type="float">
            <text:p>2.45454997278296</text:p>
          </table:table-cell>
          <table:table-cell office:value-type="float" office:value="464.219826093941" calcext:value-type="float">
            <text:p>464.219826093941</text:p>
          </table:table-cell>
          <table:table-cell office:value-type="float" office:value="342.391695435147" calcext:value-type="float">
            <text:p>342.391695435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86" calcext:value-type="float">
            <text:p>-986</text:p>
          </table:table-cell>
          <table:table-cell office:value-type="float" office:value="0.0515860249907425" calcext:value-type="float">
            <text:p>0.0515860249907425</text:p>
          </table:table-cell>
          <table:table-cell office:value-type="float" office:value="0.409957866678141" calcext:value-type="float">
            <text:p>0.409957866678141</text:p>
          </table:table-cell>
          <table:table-cell office:value-type="float" office:value="2.74584886557686" calcext:value-type="float">
            <text:p>2.74584886557686</text:p>
          </table:table-cell>
          <table:table-cell office:value-type="float" office:value="474.354087576548" calcext:value-type="float">
            <text:p>474.354087576548</text:p>
          </table:table-cell>
          <table:table-cell office:value-type="float" office:value="342.405894739975" calcext:value-type="float">
            <text:p>342.4058947399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85" calcext:value-type="float">
            <text:p>-985</text:p>
          </table:table-cell>
          <table:table-cell office:value-type="float" office:value="0.0523919378361579" calcext:value-type="float">
            <text:p>0.0523919378361579</text:p>
          </table:table-cell>
          <table:table-cell office:value-type="float" office:value="0.408264116771257" calcext:value-type="float">
            <text:p>0.408264116771257</text:p>
          </table:table-cell>
          <table:table-cell office:value-type="float" office:value="3.03721671495051" calcext:value-type="float">
            <text:p>3.03721671495051</text:p>
          </table:table-cell>
          <table:table-cell office:value-type="float" office:value="486.517880900894" calcext:value-type="float">
            <text:p>486.517880900894</text:p>
          </table:table-cell>
          <table:table-cell office:value-type="float" office:value="342.42028024911" calcext:value-type="float">
            <text:p>342.420280249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84" calcext:value-type="float">
            <text:p>-984</text:p>
          </table:table-cell>
          <table:table-cell office:value-type="float" office:value="0.0530903309967847" calcext:value-type="float">
            <text:p>0.0530903309967847</text:p>
          </table:table-cell>
          <table:table-cell office:value-type="float" office:value="0.406535542127658" calcext:value-type="float">
            <text:p>0.406535542127658</text:p>
          </table:table-cell>
          <table:table-cell office:value-type="float" office:value="3.32986207990663" calcext:value-type="float">
            <text:p>3.32986207990663</text:p>
          </table:table-cell>
          <table:table-cell office:value-type="float" office:value="499.690876730626" calcext:value-type="float">
            <text:p>499.690876730626</text:p>
          </table:table-cell>
          <table:table-cell office:value-type="float" office:value="342.432928390902" calcext:value-type="float">
            <text:p>342.4329283909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83" calcext:value-type="float">
            <text:p>-983</text:p>
          </table:table-cell>
          <table:table-cell office:value-type="float" office:value="0.0537905877769363" calcext:value-type="float">
            <text:p>0.0537905877769363</text:p>
          </table:table-cell>
          <table:table-cell office:value-type="float" office:value="0.404822744594832" calcext:value-type="float">
            <text:p>0.404822744594832</text:p>
          </table:table-cell>
          <table:table-cell office:value-type="float" office:value="3.62350673363513" calcext:value-type="float">
            <text:p>3.62350673363513</text:p>
          </table:table-cell>
          <table:table-cell office:value-type="float" office:value="512.590410192718" calcext:value-type="float">
            <text:p>512.590410192718</text:p>
          </table:table-cell>
          <table:table-cell office:value-type="float" office:value="342.445779875399" calcext:value-type="float">
            <text:p>342.4457798753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82" calcext:value-type="float">
            <text:p>-982</text:p>
          </table:table-cell>
          <table:table-cell office:value-type="float" office:value="0.0544421474504154" calcext:value-type="float">
            <text:p>0.0544421474504154</text:p>
          </table:table-cell>
          <table:table-cell office:value-type="float" office:value="0.40316910218314" calcext:value-type="float">
            <text:p>0.40316910218314</text:p>
          </table:table-cell>
          <table:table-cell office:value-type="float" office:value="3.91880541919411" calcext:value-type="float">
            <text:p>3.91880541919411</text:p>
          </table:table-cell>
          <table:table-cell office:value-type="float" office:value="523.898267288533" calcext:value-type="float">
            <text:p>523.898267288533</text:p>
          </table:table-cell>
          <table:table-cell office:value-type="float" office:value="342.457890209149" calcext:value-type="float">
            <text:p>342.45789020914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81" calcext:value-type="float">
            <text:p>-981</text:p>
          </table:table-cell>
          <table:table-cell office:value-type="float" office:value="0.0549524964731385" calcext:value-type="float">
            <text:p>0.0549524964731385</text:p>
          </table:table-cell>
          <table:table-cell office:value-type="float" office:value="0.401622220537447" calcext:value-type="float">
            <text:p>0.401622220537447</text:p>
          </table:table-cell>
          <table:table-cell office:value-type="float" office:value="4.21380033020291" calcext:value-type="float">
            <text:p>4.21380033020291</text:p>
          </table:table-cell>
          <table:table-cell office:value-type="float" office:value="532.18583429597" calcext:value-type="float">
            <text:p>532.18583429597</text:p>
          </table:table-cell>
          <table:table-cell office:value-type="float" office:value="342.467478648031" calcext:value-type="float">
            <text:p>342.4674786480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80" calcext:value-type="float">
            <text:p>-980</text:p>
          </table:table-cell>
          <table:table-cell office:value-type="float" office:value="0.0555301867209722" calcext:value-type="float">
            <text:p>0.0555301867209722</text:p>
          </table:table-cell>
          <table:table-cell office:value-type="float" office:value="0.400225782770071" calcext:value-type="float">
            <text:p>0.400225782770071</text:p>
          </table:table-cell>
          <table:table-cell office:value-type="float" office:value="4.51050769699731" calcext:value-type="float">
            <text:p>4.51050769699731</text:p>
          </table:table-cell>
          <table:table-cell office:value-type="float" office:value="536.667477100377" calcext:value-type="float">
            <text:p>536.667477100377</text:p>
          </table:table-cell>
          <table:table-cell office:value-type="float" office:value="342.478441231147" calcext:value-type="float">
            <text:p>342.4784412311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79" calcext:value-type="float">
            <text:p>-979</text:p>
          </table:table-cell>
          <table:table-cell office:value-type="float" office:value="0.0559829485403884" calcext:value-type="float">
            <text:p>0.0559829485403884</text:p>
          </table:table-cell>
          <table:table-cell office:value-type="float" office:value="0.399014684309279" calcext:value-type="float">
            <text:p>0.399014684309279</text:p>
          </table:table-cell>
          <table:table-cell office:value-type="float" office:value="4.80755781456735" calcext:value-type="float">
            <text:p>4.80755781456735</text:p>
          </table:table-cell>
          <table:table-cell office:value-type="float" office:value="536.478756578323" calcext:value-type="float">
            <text:p>536.478756578323</text:p>
          </table:table-cell>
          <table:table-cell office:value-type="float" office:value="342.487113981037" calcext:value-type="float">
            <text:p>342.4871139810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78" calcext:value-type="float">
            <text:p>-978</text:p>
          </table:table-cell>
          <table:table-cell office:value-type="float" office:value="0.0563894559312994" calcext:value-type="float">
            <text:p>0.0563894559312994</text:p>
          </table:table-cell>
          <table:table-cell office:value-type="float" office:value="0.398022213027609" calcext:value-type="float">
            <text:p>0.398022213027609</text:p>
          </table:table-cell>
          <table:table-cell office:value-type="float" office:value="5.10524011557755" calcext:value-type="float">
            <text:p>5.10524011557755</text:p>
          </table:table-cell>
          <table:table-cell office:value-type="float" office:value="531.53556728909" calcext:value-type="float">
            <text:p>531.53556728909</text:p>
          </table:table-cell>
          <table:table-cell office:value-type="float" office:value="342.494961286203" calcext:value-type="float">
            <text:p>342.4949612862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77" calcext:value-type="float">
            <text:p>-977</text:p>
          </table:table-cell>
          <table:table-cell office:value-type="float" office:value="0.0567464856151555" calcext:value-type="float">
            <text:p>0.0567464856151555</text:p>
          </table:table-cell>
          <table:table-cell office:value-type="float" office:value="0.397274776849256" calcext:value-type="float">
            <text:p>0.397274776849256</text:p>
          </table:table-cell>
          <table:table-cell office:value-type="float" office:value="5.40335249478588" calcext:value-type="float">
            <text:p>5.40335249478588</text:p>
          </table:table-cell>
          <table:table-cell office:value-type="float" office:value="522.188722631569" calcext:value-type="float">
            <text:p>522.188722631569</text:p>
          </table:table-cell>
          <table:table-cell office:value-type="float" office:value="342.501900742866" calcext:value-type="float">
            <text:p>342.5019007428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76" calcext:value-type="float">
            <text:p>-976</text:p>
          </table:table-cell>
          <table:table-cell office:value-type="float" office:value="0.057068643001218" calcext:value-type="float">
            <text:p>0.057068643001218</text:p>
          </table:table-cell>
          <table:table-cell office:value-type="float" office:value="0.39678381876425" calcext:value-type="float">
            <text:p>0.39678381876425</text:p>
          </table:table-cell>
          <table:table-cell office:value-type="float" office:value="5.70079761679418" calcext:value-type="float">
            <text:p>5.70079761679418</text:p>
          </table:table-cell>
          <table:table-cell office:value-type="float" office:value="509.315570806289" calcext:value-type="float">
            <text:p>509.315570806289</text:p>
          </table:table-cell>
          <table:table-cell office:value-type="float" office:value="342.50820035505" calcext:value-type="float">
            <text:p>342.508200355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75" calcext:value-type="float">
            <text:p>-975</text:p>
          </table:table-cell>
          <table:table-cell office:value-type="float" office:value="0.0573115130117196" calcext:value-type="float">
            <text:p>0.0573115130117196</text:p>
          </table:table-cell>
          <table:table-cell office:value-type="float" office:value="0.396560472591722" calcext:value-type="float">
            <text:p>0.396560472591722</text:p>
          </table:table-cell>
          <table:table-cell office:value-type="float" office:value="6.00094267841741" calcext:value-type="float">
            <text:p>6.00094267841741</text:p>
          </table:table-cell>
          <table:table-cell office:value-type="float" office:value="493.929879428779" calcext:value-type="float">
            <text:p>493.929879428779</text:p>
          </table:table-cell>
          <table:table-cell office:value-type="float" office:value="342.512973354277" calcext:value-type="float">
            <text:p>342.5129733542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74" calcext:value-type="float">
            <text:p>-974</text:p>
          </table:table-cell>
          <table:table-cell office:value-type="float" office:value="0.0575079782072236" calcext:value-type="float">
            <text:p>0.0575079782072236</text:p>
          </table:table-cell>
          <table:table-cell office:value-type="float" office:value="0.396603135385957" calcext:value-type="float">
            <text:p>0.396603135385957</text:p>
          </table:table-cell>
          <table:table-cell office:value-type="float" office:value="0.0147368478832996" calcext:value-type="float">
            <text:p>0.0147368478832996</text:p>
          </table:table-cell>
          <table:table-cell office:value-type="float" office:value="477.769416470767" calcext:value-type="float">
            <text:p>477.769416470767</text:p>
          </table:table-cell>
          <table:table-cell office:value-type="float" office:value="342.516849360634" calcext:value-type="float">
            <text:p>342.5168493606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73" calcext:value-type="float">
            <text:p>-973</text:p>
          </table:table-cell>
          <table:table-cell office:value-type="float" office:value="0.0576686018272001" calcext:value-type="float">
            <text:p>0.0576686018272001</text:p>
          </table:table-cell>
          <table:table-cell office:value-type="float" office:value="0.396901349328381" calcext:value-type="float">
            <text:p>0.396901349328381</text:p>
          </table:table-cell>
          <table:table-cell office:value-type="float" office:value="0.31312689987398" calcext:value-type="float">
            <text:p>0.31312689987398</text:p>
          </table:table-cell>
          <table:table-cell office:value-type="float" office:value="462.057061059509" calcext:value-type="float">
            <text:p>462.057061059509</text:p>
          </table:table-cell>
          <table:table-cell office:value-type="float" office:value="342.520028212159" calcext:value-type="float">
            <text:p>342.52002821215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72" calcext:value-type="float">
            <text:p>-972</text:p>
          </table:table-cell>
          <table:table-cell office:value-type="float" office:value="0.057777432262035" calcext:value-type="float">
            <text:p>0.057777432262035</text:p>
          </table:table-cell>
          <table:table-cell office:value-type="float" office:value="0.397442399713871" calcext:value-type="float">
            <text:p>0.397442399713871</text:p>
          </table:table-cell>
          <table:table-cell office:value-type="float" office:value="0.612027924870658" calcext:value-type="float">
            <text:p>0.612027924870658</text:p>
          </table:table-cell>
          <table:table-cell office:value-type="float" office:value="448.231138888939" calcext:value-type="float">
            <text:p>448.231138888939</text:p>
          </table:table-cell>
          <table:table-cell office:value-type="float" office:value="342.522187130373" calcext:value-type="float">
            <text:p>342.5221871303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71" calcext:value-type="float">
            <text:p>-971</text:p>
          </table:table-cell>
          <table:table-cell office:value-type="float" office:value="0.0577991399267688" calcext:value-type="float">
            <text:p>0.0577991399267688</text:p>
          </table:table-cell>
          <table:table-cell office:value-type="float" office:value="0.398210047920427" calcext:value-type="float">
            <text:p>0.398210047920427</text:p>
          </table:table-cell>
          <table:table-cell office:value-type="float" office:value="0.908740377345785" calcext:value-type="float">
            <text:p>0.908740377345785</text:p>
          </table:table-cell>
          <table:table-cell office:value-type="float" office:value="437.612020154941" calcext:value-type="float">
            <text:p>437.612020154941</text:p>
          </table:table-cell>
          <table:table-cell office:value-type="float" office:value="342.522618246877" calcext:value-type="float">
            <text:p>342.5226182468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70" calcext:value-type="float">
            <text:p>-970</text:p>
          </table:table-cell>
          <table:table-cell office:value-type="float" office:value="0.0578145394799766" calcext:value-type="float">
            <text:p>0.0578145394799766</text:p>
          </table:table-cell>
          <table:table-cell office:value-type="float" office:value="0.399176032423261" calcext:value-type="float">
            <text:p>0.399176032423261</text:p>
          </table:table-cell>
          <table:table-cell office:value-type="float" office:value="1.20611870122457" calcext:value-type="float">
            <text:p>1.20611870122457</text:p>
          </table:table-cell>
          <table:table-cell office:value-type="float" office:value="430.907439212438" calcext:value-type="float">
            <text:p>430.907439212438</text:p>
          </table:table-cell>
          <table:table-cell office:value-type="float" office:value="342.522924182803" calcext:value-type="float">
            <text:p>342.5229241828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69" calcext:value-type="float">
            <text:p>-969</text:p>
          </table:table-cell>
          <table:table-cell office:value-type="float" office:value="0.0578136978086216" calcext:value-type="float">
            <text:p>0.0578136978086216</text:p>
          </table:table-cell>
          <table:table-cell office:value-type="float" office:value="0.400317310962257" calcext:value-type="float">
            <text:p>0.400317310962257</text:p>
          </table:table-cell>
          <table:table-cell office:value-type="float" office:value="1.50282638259056" calcext:value-type="float">
            <text:p>1.50282638259056</text:p>
          </table:table-cell>
          <table:table-cell office:value-type="float" office:value="428.729196229731" calcext:value-type="float">
            <text:p>428.729196229731</text:p>
          </table:table-cell>
          <table:table-cell office:value-type="float" office:value="342.522907459574" calcext:value-type="float">
            <text:p>342.52290745957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68" calcext:value-type="float">
            <text:p>-968</text:p>
          </table:table-cell>
          <table:table-cell office:value-type="float" office:value="0.0576499179904009" calcext:value-type="float">
            <text:p>0.0576499179904009</text:p>
          </table:table-cell>
          <table:table-cell office:value-type="float" office:value="0.401602255223115" calcext:value-type="float">
            <text:p>0.401602255223115</text:p>
          </table:table-cell>
          <table:table-cell office:value-type="float" office:value="1.79819085638556" calcext:value-type="float">
            <text:p>1.79819085638556</text:p>
          </table:table-cell>
          <table:table-cell office:value-type="float" office:value="431.41395288738" calcext:value-type="float">
            <text:p>431.41395288738</text:p>
          </table:table-cell>
          <table:table-cell office:value-type="float" office:value="342.519657985983" calcext:value-type="float">
            <text:p>342.51965798598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67" calcext:value-type="float">
            <text:p>-967</text:p>
          </table:table-cell>
          <table:table-cell office:value-type="float" office:value="0.0575621500876459" calcext:value-type="float">
            <text:p>0.0575621500876459</text:p>
          </table:table-cell>
          <table:table-cell office:value-type="float" office:value="0.402995839562635" calcext:value-type="float">
            <text:p>0.402995839562635</text:p>
          </table:table-cell>
          <table:table-cell office:value-type="float" office:value="2.0941113875165" calcext:value-type="float">
            <text:p>2.0941113875165</text:p>
          </table:table-cell>
          <table:table-cell office:value-type="float" office:value="438.633499424943" calcext:value-type="float">
            <text:p>438.633499424943</text:p>
          </table:table-cell>
          <table:table-cell office:value-type="float" office:value="342.517920458503" calcext:value-type="float">
            <text:p>342.5179204585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66" calcext:value-type="float">
            <text:p>-966</text:p>
          </table:table-cell>
          <table:table-cell office:value-type="float" office:value="0.0573778052271837" calcext:value-type="float">
            <text:p>0.0573778052271837</text:p>
          </table:table-cell>
          <table:table-cell office:value-type="float" office:value="0.404466610284847" calcext:value-type="float">
            <text:p>0.404466610284847</text:p>
          </table:table-cell>
          <table:table-cell office:value-type="float" office:value="2.38736020276542" calcext:value-type="float">
            <text:p>2.38736020276542</text:p>
          </table:table-cell>
          <table:table-cell office:value-type="float" office:value="449.993830333537" calcext:value-type="float">
            <text:p>449.993830333537</text:p>
          </table:table-cell>
          <table:table-cell office:value-type="float" office:value="342.514279717227" calcext:value-type="float">
            <text:p>342.5142797172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65" calcext:value-type="float">
            <text:p>-965</text:p>
          </table:table-cell>
          <table:table-cell office:value-type="float" office:value="0.0571468124049329" calcext:value-type="float">
            <text:p>0.0571468124049329</text:p>
          </table:table-cell>
          <table:table-cell office:value-type="float" office:value="0.40597960538428" calcext:value-type="float">
            <text:p>0.40597960538428</text:p>
          </table:table-cell>
          <table:table-cell office:value-type="float" office:value="2.68211290964768" calcext:value-type="float">
            <text:p>2.68211290964768</text:p>
          </table:table-cell>
          <table:table-cell office:value-type="float" office:value="464.788395405401" calcext:value-type="float">
            <text:p>464.788395405401</text:p>
          </table:table-cell>
          <table:table-cell office:value-type="float" office:value="342.509734344251" calcext:value-type="float">
            <text:p>342.50973434425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64" calcext:value-type="float">
            <text:p>-964</text:p>
          </table:table-cell>
          <table:table-cell office:value-type="float" office:value="0.0568921216947577" calcext:value-type="float">
            <text:p>0.0568921216947577</text:p>
          </table:table-cell>
          <table:table-cell office:value-type="float" office:value="0.407499413269338" calcext:value-type="float">
            <text:p>0.407499413269338</text:p>
          </table:table-cell>
          <table:table-cell office:value-type="float" office:value="2.97457272594111" calcext:value-type="float">
            <text:p>2.97457272594111</text:p>
          </table:table-cell>
          <table:table-cell office:value-type="float" office:value="481.759451551915" calcext:value-type="float">
            <text:p>481.759451551915</text:p>
          </table:table-cell>
          <table:table-cell office:value-type="float" office:value="342.504744117184" calcext:value-type="float">
            <text:p>342.50474411718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63" calcext:value-type="float">
            <text:p>-963</text:p>
          </table:table-cell>
          <table:table-cell office:value-type="float" office:value="0.0565855410180163" calcext:value-type="float">
            <text:p>0.0565855410180163</text:p>
          </table:table-cell>
          <table:table-cell office:value-type="float" office:value="0.408993957175004" calcext:value-type="float">
            <text:p>0.408993957175004</text:p>
          </table:table-cell>
          <table:table-cell office:value-type="float" office:value="3.26608095310219" calcext:value-type="float">
            <text:p>3.26608095310219</text:p>
          </table:table-cell>
          <table:table-cell office:value-type="float" office:value="499.65064395467" calcext:value-type="float">
            <text:p>499.65064395467</text:p>
          </table:table-cell>
          <table:table-cell office:value-type="float" office:value="342.498767047013" calcext:value-type="float">
            <text:p>342.4987670470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62" calcext:value-type="float">
            <text:p>-962</text:p>
          </table:table-cell>
          <table:table-cell office:value-type="float" office:value="0.0562634139774054" calcext:value-type="float">
            <text:p>0.0562634139774054</text:p>
          </table:table-cell>
          <table:table-cell office:value-type="float" office:value="0.410430598649753" calcext:value-type="float">
            <text:p>0.410430598649753</text:p>
          </table:table-cell>
          <table:table-cell office:value-type="float" office:value="3.55847725135153" calcext:value-type="float">
            <text:p>3.55847725135153</text:p>
          </table:table-cell>
          <table:table-cell office:value-type="float" office:value="517.115681320591" calcext:value-type="float">
            <text:p>517.115681320591</text:p>
          </table:table-cell>
          <table:table-cell office:value-type="float" office:value="342.492522014961" calcext:value-type="float">
            <text:p>342.4925220149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61" calcext:value-type="float">
            <text:p>-961</text:p>
          </table:table-cell>
          <table:table-cell office:value-type="float" office:value="0.0559056371452782" calcext:value-type="float">
            <text:p>0.0559056371452782</text:p>
          </table:table-cell>
          <table:table-cell office:value-type="float" office:value="0.411781767408584" calcext:value-type="float">
            <text:p>0.411781767408584</text:p>
          </table:table-cell>
          <table:table-cell office:value-type="float" office:value="3.84810699915607" calcext:value-type="float">
            <text:p>3.84810699915607</text:p>
          </table:table-cell>
          <table:table-cell office:value-type="float" office:value="532.516445573024" calcext:value-type="float">
            <text:p>532.516445573024</text:p>
          </table:table-cell>
          <table:table-cell office:value-type="float" office:value="342.485628031832" calcext:value-type="float">
            <text:p>342.485628031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60" calcext:value-type="float">
            <text:p>-960</text:p>
          </table:table-cell>
          <table:table-cell office:value-type="float" office:value="0.0554353247980762" calcext:value-type="float">
            <text:p>0.0554353247980762</text:p>
          </table:table-cell>
          <table:table-cell office:value-type="float" office:value="0.413025032873653" calcext:value-type="float">
            <text:p>0.413025032873653</text:p>
          </table:table-cell>
          <table:table-cell office:value-type="float" office:value="4.13830090731527" calcext:value-type="float">
            <text:p>4.13830090731527</text:p>
          </table:table-cell>
          <table:table-cell office:value-type="float" office:value="544.653798234883" calcext:value-type="float">
            <text:p>544.653798234883</text:p>
          </table:table-cell>
          <table:table-cell office:value-type="float" office:value="342.47663313714" calcext:value-type="float">
            <text:p>342.476633137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59" calcext:value-type="float">
            <text:p>-959</text:p>
          </table:table-cell>
          <table:table-cell office:value-type="float" office:value="0.0550793413282601" calcext:value-type="float">
            <text:p>0.0550793413282601</text:p>
          </table:table-cell>
          <table:table-cell office:value-type="float" office:value="0.414141725841097" calcext:value-type="float">
            <text:p>0.414141725841097</text:p>
          </table:table-cell>
          <table:table-cell office:value-type="float" office:value="4.42734853263747" calcext:value-type="float">
            <text:p>4.42734853263747</text:p>
          </table:table-cell>
          <table:table-cell office:value-type="float" office:value="552.644185112153" calcext:value-type="float">
            <text:p>552.644185112153</text:p>
          </table:table-cell>
          <table:table-cell office:value-type="float" office:value="342.469875816633" calcext:value-type="float">
            <text:p>342.4698758166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58" calcext:value-type="float">
            <text:p>-958</text:p>
          </table:table-cell>
          <table:table-cell office:value-type="float" office:value="0.0545356100672619" calcext:value-type="float">
            <text:p>0.0545356100672619</text:p>
          </table:table-cell>
          <table:table-cell office:value-type="float" office:value="0.415114408173501" calcext:value-type="float">
            <text:p>0.415114408173501</text:p>
          </table:table-cell>
          <table:table-cell office:value-type="float" office:value="4.71626732586356" calcext:value-type="float">
            <text:p>4.71626732586356</text:p>
          </table:table-cell>
          <table:table-cell office:value-type="float" office:value="555.634010543724" calcext:value-type="float">
            <text:p>555.634010543724</text:p>
          </table:table-cell>
          <table:table-cell office:value-type="float" office:value="342.459639433238" calcext:value-type="float">
            <text:p>342.45963943323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57" calcext:value-type="float">
            <text:p>-957</text:p>
          </table:table-cell>
          <table:table-cell office:value-type="float" office:value="0.0540200476688785" calcext:value-type="float">
            <text:p>0.0540200476688785</text:p>
          </table:table-cell>
          <table:table-cell office:value-type="float" office:value="0.415932876970916" calcext:value-type="float">
            <text:p>0.415932876970916</text:p>
          </table:table-cell>
          <table:table-cell office:value-type="float" office:value="5.00430110185306" calcext:value-type="float">
            <text:p>5.00430110185306</text:p>
          </table:table-cell>
          <table:table-cell office:value-type="float" office:value="553.713023002421" calcext:value-type="float">
            <text:p>553.713023002421</text:p>
          </table:table-cell>
          <table:table-cell office:value-type="float" office:value="342.450027994807" calcext:value-type="float">
            <text:p>342.45002799480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56" calcext:value-type="float">
            <text:p>-956</text:p>
          </table:table-cell>
          <table:table-cell office:value-type="float" office:value="0.0535223333854034" calcext:value-type="float">
            <text:p>0.0535223333854034</text:p>
          </table:table-cell>
          <table:table-cell office:value-type="float" office:value="0.416586545988979" calcext:value-type="float">
            <text:p>0.416586545988979</text:p>
          </table:table-cell>
          <table:table-cell office:value-type="float" office:value="5.2913349519525" calcext:value-type="float">
            <text:p>5.2913349519525</text:p>
          </table:table-cell>
          <table:table-cell office:value-type="float" office:value="547.244023009447" calcext:value-type="float">
            <text:p>547.244023009447</text:p>
          </table:table-cell>
          <table:table-cell office:value-type="float" office:value="342.44083665815" calcext:value-type="float">
            <text:p>342.440836658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55" calcext:value-type="float">
            <text:p>-955</text:p>
          </table:table-cell>
          <table:table-cell office:value-type="float" office:value="0.0529025094518273" calcext:value-type="float">
            <text:p>0.0529025094518273</text:p>
          </table:table-cell>
          <table:table-cell office:value-type="float" office:value="0.41706658013091" calcext:value-type="float">
            <text:p>0.41706658013091</text:p>
          </table:table-cell>
          <table:table-cell office:value-type="float" office:value="5.57944642526809" calcext:value-type="float">
            <text:p>5.57944642526809</text:p>
          </table:table-cell>
          <table:table-cell office:value-type="float" office:value="536.810531774494" calcext:value-type="float">
            <text:p>536.810531774494</text:p>
          </table:table-cell>
          <table:table-cell office:value-type="float" office:value="342.429510275003" calcext:value-type="float">
            <text:p>342.42951027500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54" calcext:value-type="float">
            <text:p>-954</text:p>
          </table:table-cell>
          <table:table-cell office:value-type="float" office:value="0.05229526718319" calcext:value-type="float">
            <text:p>0.05229526718319</text:p>
          </table:table-cell>
          <table:table-cell office:value-type="float" office:value="0.417369655827672" calcext:value-type="float">
            <text:p>0.417369655827672</text:p>
          </table:table-cell>
          <table:table-cell office:value-type="float" office:value="5.86638348695467" calcext:value-type="float">
            <text:p>5.86638348695467</text:p>
          </table:table-cell>
          <table:table-cell office:value-type="float" office:value="523.696027226027" calcext:value-type="float">
            <text:p>523.696027226027</text:p>
          </table:table-cell>
          <table:table-cell office:value-type="float" office:value="342.418542815674" calcext:value-type="float">
            <text:p>342.4185428156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53" calcext:value-type="float">
            <text:p>-953</text:p>
          </table:table-cell>
          <table:table-cell office:value-type="float" office:value="0.0516773657377776" calcext:value-type="float">
            <text:p>0.0516773657377776</text:p>
          </table:table-cell>
          <table:table-cell office:value-type="float" office:value="0.417490609992814" calcext:value-type="float">
            <text:p>0.417490609992814</text:p>
          </table:table-cell>
          <table:table-cell office:value-type="float" office:value="6.15169483033542" calcext:value-type="float">
            <text:p>6.15169483033542</text:p>
          </table:table-cell>
          <table:table-cell office:value-type="float" office:value="509.173707142747" calcext:value-type="float">
            <text:p>509.173707142747</text:p>
          </table:table-cell>
          <table:table-cell office:value-type="float" office:value="342.407513872912" calcext:value-type="float">
            <text:p>342.40751387291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52" calcext:value-type="float">
            <text:p>-952</text:p>
          </table:table-cell>
          <table:table-cell office:value-type="float" office:value="0.0509909697782704" calcext:value-type="float">
            <text:p>0.0509909697782704</text:p>
          </table:table-cell>
          <table:table-cell office:value-type="float" office:value="0.417427321497368" calcext:value-type="float">
            <text:p>0.417427321497368</text:p>
          </table:table-cell>
          <table:table-cell office:value-type="float" office:value="0.156297515580222" calcext:value-type="float">
            <text:p>0.156297515580222</text:p>
          </table:table-cell>
          <table:table-cell office:value-type="float" office:value="494.329925838679" calcext:value-type="float">
            <text:p>494.329925838679</text:p>
          </table:table-cell>
          <table:table-cell office:value-type="float" office:value="342.395417285384" calcext:value-type="float">
            <text:p>342.395417285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51" calcext:value-type="float">
            <text:p>-951</text:p>
          </table:table-cell>
          <table:table-cell office:value-type="float" office:value="0.0502950284398881" calcext:value-type="float">
            <text:p>0.0502950284398881</text:p>
          </table:table-cell>
          <table:table-cell office:value-type="float" office:value="0.417179743243667" calcext:value-type="float">
            <text:p>0.417179743243667</text:p>
          </table:table-cell>
          <table:table-cell office:value-type="float" office:value="0.441529936724072" calcext:value-type="float">
            <text:p>0.441529936724072</text:p>
          </table:table-cell>
          <table:table-cell office:value-type="float" office:value="480.645340784913" calcext:value-type="float">
            <text:p>480.645340784913</text:p>
          </table:table-cell>
          <table:table-cell office:value-type="float" office:value="342.383318893552" calcext:value-type="float">
            <text:p>342.3833188935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50" calcext:value-type="float">
            <text:p>-950</text:p>
          </table:table-cell>
          <table:table-cell office:value-type="float" office:value="0.0495415687212597" calcext:value-type="float">
            <text:p>0.0495415687212597</text:p>
          </table:table-cell>
          <table:table-cell office:value-type="float" office:value="0.416750715550347" calcext:value-type="float">
            <text:p>0.416750715550347</text:p>
          </table:table-cell>
          <table:table-cell office:value-type="float" office:value="0.727834718668984" calcext:value-type="float">
            <text:p>0.727834718668984</text:p>
          </table:table-cell>
          <table:table-cell office:value-type="float" office:value="468.993062126789" calcext:value-type="float">
            <text:p>468.993062126789</text:p>
          </table:table-cell>
          <table:table-cell office:value-type="float" office:value="342.370409440968" calcext:value-type="float">
            <text:p>342.37040944096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49" calcext:value-type="float">
            <text:p>-949</text:p>
          </table:table-cell>
          <table:table-cell office:value-type="float" office:value="0.048795798113549" calcext:value-type="float">
            <text:p>0.048795798113549</text:p>
          </table:table-cell>
          <table:table-cell office:value-type="float" office:value="0.41614268839577" calcext:value-type="float">
            <text:p>0.41614268839577</text:p>
          </table:table-cell>
          <table:table-cell office:value-type="float" office:value="1.01374729514247" calcext:value-type="float">
            <text:p>1.01374729514247</text:p>
          </table:table-cell>
          <table:table-cell office:value-type="float" office:value="460.189115970213" calcext:value-type="float">
            <text:p>460.189115970213</text:p>
          </table:table-cell>
          <table:table-cell office:value-type="float" office:value="342.357825016818" calcext:value-type="float">
            <text:p>342.3578250168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48" calcext:value-type="float">
            <text:p>-948</text:p>
          </table:table-cell>
          <table:table-cell office:value-type="float" office:value="0.0480220090973766" calcext:value-type="float">
            <text:p>0.0480220090973766</text:p>
          </table:table-cell>
          <table:table-cell office:value-type="float" office:value="0.415367266890814" calcext:value-type="float">
            <text:p>0.415367266890814</text:p>
          </table:table-cell>
          <table:table-cell office:value-type="float" office:value="1.30004460198402" calcext:value-type="float">
            <text:p>1.30004460198402</text:p>
          </table:table-cell>
          <table:table-cell office:value-type="float" office:value="454.741183365118" calcext:value-type="float">
            <text:p>454.741183365118</text:p>
          </table:table-cell>
          <table:table-cell office:value-type="float" office:value="342.344970998697" calcext:value-type="float">
            <text:p>342.34497099869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47" calcext:value-type="float">
            <text:p>-947</text:p>
          </table:table-cell>
          <table:table-cell office:value-type="float" office:value="0.047130658497124" calcext:value-type="float">
            <text:p>0.047130658497124</text:p>
          </table:table-cell>
          <table:table-cell office:value-type="float" office:value="0.414433989188619" calcext:value-type="float">
            <text:p>0.414433989188619</text:p>
          </table:table-cell>
          <table:table-cell office:value-type="float" office:value="1.58644264043511" calcext:value-type="float">
            <text:p>1.58644264043511</text:p>
          </table:table-cell>
          <table:table-cell office:value-type="float" office:value="452.967993668537" calcext:value-type="float">
            <text:p>452.967993668537</text:p>
          </table:table-cell>
          <table:table-cell office:value-type="float" office:value="342.330420479621" calcext:value-type="float">
            <text:p>342.33042047962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46" calcext:value-type="float">
            <text:p>-946</text:p>
          </table:table-cell>
          <table:table-cell office:value-type="float" office:value="0.0463597669691379" calcext:value-type="float">
            <text:p>0.0463597669691379</text:p>
          </table:table-cell>
          <table:table-cell office:value-type="float" office:value="0.413358030037119" calcext:value-type="float">
            <text:p>0.413358030037119</text:p>
          </table:table-cell>
          <table:table-cell office:value-type="float" office:value="1.87246746680473" calcext:value-type="float">
            <text:p>1.87246746680473</text:p>
          </table:table-cell>
          <table:table-cell office:value-type="float" office:value="454.575109868006" calcext:value-type="float">
            <text:p>454.575109868006</text:p>
          </table:table-cell>
          <table:table-cell office:value-type="float" office:value="342.31805764239" calcext:value-type="float">
            <text:p>342.3180576423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45" calcext:value-type="float">
            <text:p>-945</text:p>
          </table:table-cell>
          <table:table-cell office:value-type="float" office:value="0.0454571131341684" calcext:value-type="float">
            <text:p>0.0454571131341684</text:p>
          </table:table-cell>
          <table:table-cell office:value-type="float" office:value="0.412156140618541" calcext:value-type="float">
            <text:p>0.412156140618541</text:p>
          </table:table-cell>
          <table:table-cell office:value-type="float" office:value="2.15999018922988" calcext:value-type="float">
            <text:p>2.15999018922988</text:p>
          </table:table-cell>
          <table:table-cell office:value-type="float" office:value="459.491265930027" calcext:value-type="float">
            <text:p>459.491265930027</text:p>
          </table:table-cell>
          <table:table-cell office:value-type="float" office:value="342.303842509417" calcext:value-type="float">
            <text:p>342.3038425094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44" calcext:value-type="float">
            <text:p>-944</text:p>
          </table:table-cell>
          <table:table-cell office:value-type="float" office:value="0.0445449287945931" calcext:value-type="float">
            <text:p>0.0445449287945931</text:p>
          </table:table-cell>
          <table:table-cell office:value-type="float" office:value="0.410845491257237" calcext:value-type="float">
            <text:p>0.410845491257237</text:p>
          </table:table-cell>
          <table:table-cell office:value-type="float" office:value="2.44706360108526" calcext:value-type="float">
            <text:p>2.44706360108526</text:p>
          </table:table-cell>
          <table:table-cell office:value-type="float" office:value="466.995165669009" calcext:value-type="float">
            <text:p>466.995165669009</text:p>
          </table:table-cell>
          <table:table-cell office:value-type="float" office:value="342.289762975115" calcext:value-type="float">
            <text:p>342.289762975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43" calcext:value-type="float">
            <text:p>-943</text:p>
          </table:table-cell>
          <table:table-cell office:value-type="float" office:value="0.0436639801821019" calcext:value-type="float">
            <text:p>0.0436639801821019</text:p>
          </table:table-cell>
          <table:table-cell office:value-type="float" office:value="0.409444599584548" calcext:value-type="float">
            <text:p>0.409444599584548</text:p>
          </table:table-cell>
          <table:table-cell office:value-type="float" office:value="2.73436731171605" calcext:value-type="float">
            <text:p>2.73436731171605</text:p>
          </table:table-cell>
          <table:table-cell office:value-type="float" office:value="476.303507549238" calcext:value-type="float">
            <text:p>476.303507549238</text:p>
          </table:table-cell>
          <table:table-cell office:value-type="float" office:value="342.276438068127" calcext:value-type="float">
            <text:p>342.2764380681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42" calcext:value-type="float">
            <text:p>-942</text:p>
          </table:table-cell>
          <table:table-cell office:value-type="float" office:value="0.0427119424892315" calcext:value-type="float">
            <text:p>0.0427119424892315</text:p>
          </table:table-cell>
          <table:table-cell office:value-type="float" office:value="0.407977822508302" calcext:value-type="float">
            <text:p>0.407977822508302</text:p>
          </table:table-cell>
          <table:table-cell office:value-type="float" office:value="3.022207313416" calcext:value-type="float">
            <text:p>3.022207313416</text:p>
          </table:table-cell>
          <table:table-cell office:value-type="float" office:value="486.559114216303" calcext:value-type="float">
            <text:p>486.559114216303</text:p>
          </table:table-cell>
          <table:table-cell office:value-type="float" office:value="342.262338824751" calcext:value-type="float">
            <text:p>342.2623388247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41" calcext:value-type="float">
            <text:p>-941</text:p>
          </table:table-cell>
          <table:table-cell office:value-type="float" office:value="0.0417719119824391" calcext:value-type="float">
            <text:p>0.0417719119824391</text:p>
          </table:table-cell>
          <table:table-cell office:value-type="float" office:value="0.406465473029504" calcext:value-type="float">
            <text:p>0.406465473029504</text:p>
          </table:table-cell>
          <table:table-cell office:value-type="float" office:value="3.3114977630236" calcext:value-type="float">
            <text:p>3.3114977630236</text:p>
          </table:table-cell>
          <table:table-cell office:value-type="float" office:value="496.770902058936" calcext:value-type="float">
            <text:p>496.770902058936</text:p>
          </table:table-cell>
          <table:table-cell office:value-type="float" office:value="342.248724005409" calcext:value-type="float">
            <text:p>342.24872400540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40" calcext:value-type="float">
            <text:p>-940</text:p>
          </table:table-cell>
          <table:table-cell office:value-type="float" office:value="0.0407706304413774" calcext:value-type="float">
            <text:p>0.0407706304413774</text:p>
          </table:table-cell>
          <table:table-cell office:value-type="float" office:value="0.40493177492909" calcext:value-type="float">
            <text:p>0.40493177492909</text:p>
          </table:table-cell>
          <table:table-cell office:value-type="float" office:value="3.59892366491174" calcext:value-type="float">
            <text:p>3.59892366491174</text:p>
          </table:table-cell>
          <table:table-cell office:value-type="float" office:value="505.812632938563" calcext:value-type="float">
            <text:p>505.812632938563</text:p>
          </table:table-cell>
          <table:table-cell office:value-type="float" office:value="342.234557021967" calcext:value-type="float">
            <text:p>342.2345570219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39" calcext:value-type="float">
            <text:p>-939</text:p>
          </table:table-cell>
          <table:table-cell office:value-type="float" office:value="0.039802176059429" calcext:value-type="float">
            <text:p>0.039802176059429</text:p>
          </table:table-cell>
          <table:table-cell office:value-type="float" office:value="0.403402850837598" calcext:value-type="float">
            <text:p>0.403402850837598</text:p>
          </table:table-cell>
          <table:table-cell office:value-type="float" office:value="3.88841544840364" calcext:value-type="float">
            <text:p>3.88841544840364</text:p>
          </table:table-cell>
          <table:table-cell office:value-type="float" office:value="512.994389226825" calcext:value-type="float">
            <text:p>512.994389226825</text:p>
          </table:table-cell>
          <table:table-cell office:value-type="float" office:value="342.221183106597" calcext:value-type="float">
            <text:p>342.22118310659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38" calcext:value-type="float">
            <text:p>-938</text:p>
          </table:table-cell>
          <table:table-cell office:value-type="float" office:value="0.0387904796184038" calcext:value-type="float">
            <text:p>0.0387904796184038</text:p>
          </table:table-cell>
          <table:table-cell office:value-type="float" office:value="0.401905875308445" calcext:value-type="float">
            <text:p>0.401905875308445</text:p>
          </table:table-cell>
          <table:table-cell office:value-type="float" office:value="4.17877216931728" calcext:value-type="float">
            <text:p>4.17877216931728</text:p>
          </table:table-cell>
          <table:table-cell office:value-type="float" office:value="517.544890415431" calcext:value-type="float">
            <text:p>517.544890415431</text:p>
          </table:table-cell>
          <table:table-cell office:value-type="float" office:value="342.207557002554" calcext:value-type="float">
            <text:p>342.2075570025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37" calcext:value-type="float">
            <text:p>-937</text:p>
          </table:table-cell>
          <table:table-cell office:value-type="float" office:value="0.0377344329612597" calcext:value-type="float">
            <text:p>0.0377344329612597</text:p>
          </table:table-cell>
          <table:table-cell office:value-type="float" office:value="0.400468502794241" calcext:value-type="float">
            <text:p>0.400468502794241</text:p>
          </table:table-cell>
          <table:table-cell office:value-type="float" office:value="4.46720460366497" calcext:value-type="float">
            <text:p>4.46720460366497</text:p>
          </table:table-cell>
          <table:table-cell office:value-type="float" office:value="519.001855649279" calcext:value-type="float">
            <text:p>519.001855649279</text:p>
          </table:table-cell>
          <table:table-cell office:value-type="float" office:value="342.193709445516" calcext:value-type="float">
            <text:p>342.1937094455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36" calcext:value-type="float">
            <text:p>-936</text:p>
          </table:table-cell>
          <table:table-cell office:value-type="float" office:value="0.0367007602526465" calcext:value-type="float">
            <text:p>0.0367007602526465</text:p>
          </table:table-cell>
          <table:table-cell office:value-type="float" office:value="0.399125747735468" calcext:value-type="float">
            <text:p>0.399125747735468</text:p>
          </table:table-cell>
          <table:table-cell office:value-type="float" office:value="4.75826047782429" calcext:value-type="float">
            <text:p>4.75826047782429</text:p>
          </table:table-cell>
          <table:table-cell office:value-type="float" office:value="517.411392666406" calcext:value-type="float">
            <text:p>517.411392666406</text:p>
          </table:table-cell>
          <table:table-cell office:value-type="float" office:value="342.180526965343" calcext:value-type="float">
            <text:p>342.18052696534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935" calcext:value-type="float">
            <text:p>-935</text:p>
          </table:table-cell>
          <table:table-cell office:value-type="float" office:value="0.0356581810481117" calcext:value-type="float">
            <text:p>0.0356581810481117</text:p>
          </table:table-cell>
          <table:table-cell office:value-type="float" office:value="0.397908495816236" calcext:value-type="float">
            <text:p>0.397908495816236</text:p>
          </table:table-cell>
          <table:table-cell office:value-type="float" office:value="5.047877929473" calcext:value-type="float">
            <text:p>5.047877929473</text:p>
          </table:table-cell>
          <table:table-cell office:value-type="float" office:value="512.943998269524" calcext:value-type="float">
            <text:p>512.943998269524</text:p>
          </table:table-cell>
          <table:table-cell office:value-type="float" office:value="342.167603251953" calcext:value-type="float">
            <text:p>342.1676032519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934" calcext:value-type="float">
            <text:p>-934</text:p>
          </table:table-cell>
          <table:table-cell office:value-type="float" office:value="0.0345215656803319" calcext:value-type="float">
            <text:p>0.0345215656803319</text:p>
          </table:table-cell>
          <table:table-cell office:value-type="float" office:value="0.396847036235287" calcext:value-type="float">
            <text:p>0.396847036235287</text:p>
          </table:table-cell>
          <table:table-cell office:value-type="float" office:value="5.33872755936487" calcext:value-type="float">
            <text:p>5.33872755936487</text:p>
          </table:table-cell>
          <table:table-cell office:value-type="float" office:value="506.019593574274" calcext:value-type="float">
            <text:p>506.019593574274</text:p>
          </table:table-cell>
          <table:table-cell office:value-type="float" office:value="342.153939789816" calcext:value-type="float">
            <text:p>342.1539397898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33" calcext:value-type="float">
            <text:p>-933</text:p>
          </table:table-cell>
          <table:table-cell office:value-type="float" office:value="0.0334538435132949" calcext:value-type="float">
            <text:p>0.0334538435132949</text:p>
          </table:table-cell>
          <table:table-cell office:value-type="float" office:value="0.395974996686134" calcext:value-type="float">
            <text:p>0.395974996686134</text:p>
          </table:table-cell>
          <table:table-cell office:value-type="float" office:value="5.62880161813352" calcext:value-type="float">
            <text:p>5.62880161813352</text:p>
          </table:table-cell>
          <table:table-cell office:value-type="float" office:value="497.521266575819" calcext:value-type="float">
            <text:p>497.521266575819</text:p>
          </table:table-cell>
          <table:table-cell office:value-type="float" office:value="342.14150908237" calcext:value-type="float">
            <text:p>342.1415090823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932" calcext:value-type="float">
            <text:p>-932</text:p>
          </table:table-cell>
          <table:table-cell office:value-type="float" office:value="0.0323340661253287" calcext:value-type="float">
            <text:p>0.0323340661253287</text:p>
          </table:table-cell>
          <table:table-cell office:value-type="float" office:value="0.395319740341724" calcext:value-type="float">
            <text:p>0.395319740341724</text:p>
          </table:table-cell>
          <table:table-cell office:value-type="float" office:value="5.9181170696234" calcext:value-type="float">
            <text:p>5.9181170696234</text:p>
          </table:table-cell>
          <table:table-cell office:value-type="float" office:value="488.192089296929" calcext:value-type="float">
            <text:p>488.192089296929</text:p>
          </table:table-cell>
          <table:table-cell office:value-type="float" office:value="342.128893251813" calcext:value-type="float">
            <text:p>342.1288932518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931" calcext:value-type="float">
            <text:p>-931</text:p>
          </table:table-cell>
          <table:table-cell office:value-type="float" office:value="0.0311737289604654" calcext:value-type="float">
            <text:p>0.0311737289604654</text:p>
          </table:table-cell>
          <table:table-cell office:value-type="float" office:value="0.394903344397221" calcext:value-type="float">
            <text:p>0.394903344397221</text:p>
          </table:table-cell>
          <table:table-cell office:value-type="float" office:value="6.208743282522" calcext:value-type="float">
            <text:p>6.208743282522</text:p>
          </table:table-cell>
          <table:table-cell office:value-type="float" office:value="478.849808931562" calcext:value-type="float">
            <text:p>478.849808931562</text:p>
          </table:table-cell>
          <table:table-cell office:value-type="float" office:value="342.116274939965" calcext:value-type="float">
            <text:p>342.1162749399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930" calcext:value-type="float">
            <text:p>-930</text:p>
          </table:table-cell>
          <table:table-cell office:value-type="float" office:value="0.0300278274441472" calcext:value-type="float">
            <text:p>0.0300278274441472</text:p>
          </table:table-cell>
          <table:table-cell office:value-type="float" office:value="0.394746412368045" calcext:value-type="float">
            <text:p>0.394746412368045</text:p>
          </table:table-cell>
          <table:table-cell office:value-type="float" office:value="0.214326428719683" calcext:value-type="float">
            <text:p>0.214326428719683</text:p>
          </table:table-cell>
          <table:table-cell office:value-type="float" office:value="470.391166713288" calcext:value-type="float">
            <text:p>470.391166713288</text:p>
          </table:table-cell>
          <table:table-cell office:value-type="float" office:value="342.104267431861" calcext:value-type="float">
            <text:p>342.1042674318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929" calcext:value-type="float">
            <text:p>-929</text:p>
          </table:table-cell>
          <table:table-cell office:value-type="float" office:value="0.0288350614585203" calcext:value-type="float">
            <text:p>0.0288350614585203</text:p>
          </table:table-cell>
          <table:table-cell office:value-type="float" office:value="0.394860835919554" calcext:value-type="float">
            <text:p>0.394860835919554</text:p>
          </table:table-cell>
          <table:table-cell office:value-type="float" office:value="0.500190179945838" calcext:value-type="float">
            <text:p>0.500190179945838</text:p>
          </table:table-cell>
          <table:table-cell office:value-type="float" office:value="463.498062590323" calcext:value-type="float">
            <text:p>463.498062590323</text:p>
          </table:table-cell>
          <table:table-cell office:value-type="float" office:value="342.092247716229" calcext:value-type="float">
            <text:p>342.0922477162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928" calcext:value-type="float">
            <text:p>-928</text:p>
          </table:table-cell>
          <table:table-cell office:value-type="float" office:value="0.0276800780635891" calcext:value-type="float">
            <text:p>0.0276800780635891</text:p>
          </table:table-cell>
          <table:table-cell office:value-type="float" office:value="0.395247115451911" calcext:value-type="float">
            <text:p>0.395247115451911</text:p>
          </table:table-cell>
          <table:table-cell office:value-type="float" office:value="0.790160210625772" calcext:value-type="float">
            <text:p>0.790160210625772</text:p>
          </table:table-cell>
          <table:table-cell office:value-type="float" office:value="458.452354795748" calcext:value-type="float">
            <text:p>458.452354795748</text:p>
          </table:table-cell>
          <table:table-cell office:value-type="float" office:value="342.081074099964" calcext:value-type="float">
            <text:p>342.081074099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927" calcext:value-type="float">
            <text:p>-927</text:p>
          </table:table-cell>
          <table:table-cell office:value-type="float" office:value="0.0264108388612644" calcext:value-type="float">
            <text:p>0.0264108388612644</text:p>
          </table:table-cell>
          <table:table-cell office:value-type="float" office:value="0.395906609845617" calcext:value-type="float">
            <text:p>0.395906609845617</text:p>
          </table:table-cell>
          <table:table-cell office:value-type="float" office:value="1.07239680484041" calcext:value-type="float">
            <text:p>1.07239680484041</text:p>
          </table:table-cell>
          <table:table-cell office:value-type="float" office:value="455.874061984094" calcext:value-type="float">
            <text:p>455.874061984094</text:p>
          </table:table-cell>
          <table:table-cell office:value-type="float" office:value="342.06932303108" calcext:value-type="float">
            <text:p>342.0693230310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926" calcext:value-type="float">
            <text:p>-926</text:p>
          </table:table-cell>
          <table:table-cell office:value-type="float" office:value="0.0252019772445856" calcext:value-type="float">
            <text:p>0.0252019772445856</text:p>
          </table:table-cell>
          <table:table-cell office:value-type="float" office:value="0.396824867100213" calcext:value-type="float">
            <text:p>0.396824867100213</text:p>
          </table:table-cell>
          <table:table-cell office:value-type="float" office:value="1.35616653223504" calcext:value-type="float">
            <text:p>1.35616653223504</text:p>
          </table:table-cell>
          <table:table-cell office:value-type="float" office:value="455.542593068397" calcext:value-type="float">
            <text:p>455.542593068397</text:p>
          </table:table-cell>
          <table:table-cell office:value-type="float" office:value="342.058644759048" calcext:value-type="float">
            <text:p>342.05864475904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925" calcext:value-type="float">
            <text:p>-925</text:p>
          </table:table-cell>
          <table:table-cell office:value-type="float" office:value="0.0239825095930666" calcext:value-type="float">
            <text:p>0.0239825095930666</text:p>
          </table:table-cell>
          <table:table-cell office:value-type="float" office:value="0.397982950311591" calcext:value-type="float">
            <text:p>0.397982950311591</text:p>
          </table:table-cell>
          <table:table-cell office:value-type="float" office:value="1.63823677937497" calcext:value-type="float">
            <text:p>1.63823677937497</text:p>
          </table:table-cell>
          <table:table-cell office:value-type="float" office:value="457.453108012285" calcext:value-type="float">
            <text:p>457.453108012285</text:p>
          </table:table-cell>
          <table:table-cell office:value-type="float" office:value="342.048380552542" calcext:value-type="float">
            <text:p>342.04838055254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924" calcext:value-type="float">
            <text:p>-924</text:p>
          </table:table-cell>
          <table:table-cell office:value-type="float" office:value="0.0226914912794677" calcext:value-type="float">
            <text:p>0.0226914912794677</text:p>
          </table:table-cell>
          <table:table-cell office:value-type="float" office:value="0.399361641856761" calcext:value-type="float">
            <text:p>0.399361641856761</text:p>
          </table:table-cell>
          <table:table-cell office:value-type="float" office:value="1.91506037927987" calcext:value-type="float">
            <text:p>1.91506037927987</text:p>
          </table:table-cell>
          <table:table-cell office:value-type="float" office:value="461.370907176047" calcext:value-type="float">
            <text:p>461.370907176047</text:p>
          </table:table-cell>
          <table:table-cell office:value-type="float" office:value="342.038069685205" calcext:value-type="float">
            <text:p>342.03806968520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23" calcext:value-type="float">
            <text:p>-923</text:p>
          </table:table-cell>
          <table:table-cell office:value-type="float" office:value="0.0214257508488253" calcext:value-type="float">
            <text:p>0.0214257508488253</text:p>
          </table:table-cell>
          <table:table-cell office:value-type="float" office:value="0.400929835351657" calcext:value-type="float">
            <text:p>0.400929835351657</text:p>
          </table:table-cell>
          <table:table-cell office:value-type="float" office:value="2.1914445732463" calcext:value-type="float">
            <text:p>2.1914445732463</text:p>
          </table:table-cell>
          <table:table-cell office:value-type="float" office:value="466.81158608638" calcext:value-type="float">
            <text:p>466.81158608638</text:p>
          </table:table-cell>
          <table:table-cell office:value-type="float" office:value="342.028515295757" calcext:value-type="float">
            <text:p>342.02851529575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22" calcext:value-type="float">
            <text:p>-922</text:p>
          </table:table-cell>
          <table:table-cell office:value-type="float" office:value="0.0202281973114381" calcext:value-type="float">
            <text:p>0.0202281973114381</text:p>
          </table:table-cell>
          <table:table-cell office:value-type="float" office:value="0.402654328351417" calcext:value-type="float">
            <text:p>0.402654328351417</text:p>
          </table:table-cell>
          <table:table-cell office:value-type="float" office:value="2.46147382487027" calcext:value-type="float">
            <text:p>2.46147382487027</text:p>
          </table:table-cell>
          <table:table-cell office:value-type="float" office:value="473.213062287206" calcext:value-type="float">
            <text:p>473.213062287206</text:p>
          </table:table-cell>
          <table:table-cell office:value-type="float" office:value="342.019981021624" calcext:value-type="float">
            <text:p>342.0199810216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21" calcext:value-type="float">
            <text:p>-921</text:p>
          </table:table-cell>
          <table:table-cell office:value-type="float" office:value="0.0189081463519241" calcext:value-type="float">
            <text:p>0.0189081463519241</text:p>
          </table:table-cell>
          <table:table-cell office:value-type="float" office:value="0.404504511758559" calcext:value-type="float">
            <text:p>0.404504511758559</text:p>
          </table:table-cell>
          <table:table-cell office:value-type="float" office:value="2.72980117928966" calcext:value-type="float">
            <text:p>2.72980117928966</text:p>
          </table:table-cell>
          <table:table-cell office:value-type="float" office:value="480.242212370323" calcext:value-type="float">
            <text:p>480.242212370323</text:p>
          </table:table-cell>
          <table:table-cell office:value-type="float" office:value="342.011143035078" calcext:value-type="float">
            <text:p>342.01114303507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20" calcext:value-type="float">
            <text:p>-920</text:p>
          </table:table-cell>
          <table:table-cell office:value-type="float" office:value="0.0177006398760733" calcext:value-type="float">
            <text:p>0.0177006398760733</text:p>
          </table:table-cell>
          <table:table-cell office:value-type="float" office:value="0.406436073402592" calcext:value-type="float">
            <text:p>0.406436073402592</text:p>
          </table:table-cell>
          <table:table-cell office:value-type="float" office:value="2.99082560668613" calcext:value-type="float">
            <text:p>2.99082560668613</text:p>
          </table:table-cell>
          <table:table-cell office:value-type="float" office:value="487.192709007414" calcext:value-type="float">
            <text:p>487.192709007414</text:p>
          </table:table-cell>
          <table:table-cell office:value-type="float" office:value="342.003581221764" calcext:value-type="float">
            <text:p>342.00358122176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19" calcext:value-type="float">
            <text:p>-919</text:p>
          </table:table-cell>
          <table:table-cell office:value-type="float" office:value="0.0164813309713191" calcext:value-type="float">
            <text:p>0.0164813309713191</text:p>
          </table:table-cell>
          <table:table-cell office:value-type="float" office:value="0.408408547778923" calcext:value-type="float">
            <text:p>0.408408547778923</text:p>
          </table:table-cell>
          <table:table-cell office:value-type="float" office:value="3.24327292764782" calcext:value-type="float">
            <text:p>3.24327292764782</text:p>
          </table:table-cell>
          <table:table-cell office:value-type="float" office:value="493.684938291554" calcext:value-type="float">
            <text:p>493.684938291554</text:p>
          </table:table-cell>
          <table:table-cell office:value-type="float" office:value="341.996452133121" calcext:value-type="float">
            <text:p>341.9964521331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918" calcext:value-type="float">
            <text:p>-918</text:p>
          </table:table-cell>
          <table:table-cell office:value-type="float" office:value="0.0152747576782277" calcext:value-type="float">
            <text:p>0.0152747576782277</text:p>
          </table:table-cell>
          <table:table-cell office:value-type="float" office:value="0.410382443906948" calcext:value-type="float">
            <text:p>0.410382443906948</text:p>
          </table:table-cell>
          <table:table-cell office:value-type="float" office:value="3.49406084448573" calcext:value-type="float">
            <text:p>3.49406084448573</text:p>
          </table:table-cell>
          <table:table-cell office:value-type="float" office:value="499.507182385275" calcext:value-type="float">
            <text:p>499.507182385275</text:p>
          </table:table-cell>
          <table:table-cell office:value-type="float" office:value="341.989898564961" calcext:value-type="float">
            <text:p>341.98989856496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917" calcext:value-type="float">
            <text:p>-917</text:p>
          </table:table-cell>
          <table:table-cell office:value-type="float" office:value="0.0141210980840653" calcext:value-type="float">
            <text:p>0.0141210980840653</text:p>
          </table:table-cell>
          <table:table-cell office:value-type="float" office:value="0.412308283838095" calcext:value-type="float">
            <text:p>0.412308283838095</text:p>
          </table:table-cell>
          <table:table-cell office:value-type="float" office:value="3.72955916950226" calcext:value-type="float">
            <text:p>3.72955916950226</text:p>
          </table:table-cell>
          <table:table-cell office:value-type="float" office:value="504.275287862987" calcext:value-type="float">
            <text:p>504.275287862987</text:p>
          </table:table-cell>
          <table:table-cell office:value-type="float" office:value="341.984098439808" calcext:value-type="float">
            <text:p>341.9840984398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16" calcext:value-type="float">
            <text:p>-916</text:p>
          </table:table-cell>
          <table:table-cell office:value-type="float" office:value="0.0130202417532284" calcext:value-type="float">
            <text:p>0.0130202417532284</text:p>
          </table:table-cell>
          <table:table-cell office:value-type="float" office:value="0.414138039228825" calcext:value-type="float">
            <text:p>0.414138039228825</text:p>
          </table:table-cell>
          <table:table-cell office:value-type="float" office:value="3.95343553958431" calcext:value-type="float">
            <text:p>3.95343553958431</text:p>
          </table:table-cell>
          <table:table-cell office:value-type="float" office:value="508.007634762699" calcext:value-type="float">
            <text:p>508.007634762699</text:p>
          </table:table-cell>
          <table:table-cell office:value-type="float" office:value="341.978988512528" calcext:value-type="float">
            <text:p>341.97898851252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15" calcext:value-type="float">
            <text:p>-915</text:p>
          </table:table-cell>
          <table:table-cell office:value-type="float" office:value="0.011979986435569" calcext:value-type="float">
            <text:p>0.011979986435569</text:p>
          </table:table-cell>
          <table:table-cell office:value-type="float" office:value="0.415831495170588" calcext:value-type="float">
            <text:p>0.415831495170588</text:p>
          </table:table-cell>
          <table:table-cell office:value-type="float" office:value="4.16936575136192" calcext:value-type="float">
            <text:p>4.16936575136192</text:p>
          </table:table-cell>
          <table:table-cell office:value-type="float" office:value="510.782548275846" calcext:value-type="float">
            <text:p>510.782548275846</text:p>
          </table:table-cell>
          <table:table-cell office:value-type="float" office:value="341.974540986447" calcext:value-type="float">
            <text:p>341.9745409864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14" calcext:value-type="float">
            <text:p>-914</text:p>
          </table:table-cell>
          <table:table-cell office:value-type="float" office:value="0.0110695549859089" calcext:value-type="float">
            <text:p>0.0110695549859089</text:p>
          </table:table-cell>
          <table:table-cell office:value-type="float" office:value="0.417339433347072" calcext:value-type="float">
            <text:p>0.417339433347072</text:p>
          </table:table-cell>
          <table:table-cell office:value-type="float" office:value="4.36340638520827" calcext:value-type="float">
            <text:p>4.36340638520827</text:p>
          </table:table-cell>
          <table:table-cell office:value-type="float" office:value="512.673982249065" calcext:value-type="float">
            <text:p>512.673982249065</text:p>
          </table:table-cell>
          <table:table-cell office:value-type="float" office:value="341.970952355329" calcext:value-type="float">
            <text:p>341.97095235532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13" calcext:value-type="float">
            <text:p>-913</text:p>
          </table:table-cell>
          <table:table-cell office:value-type="float" office:value="0.0101857531784265" calcext:value-type="float">
            <text:p>0.0101857531784265</text:p>
          </table:table-cell>
          <table:table-cell office:value-type="float" office:value="0.418624735713866" calcext:value-type="float">
            <text:p>0.418624735713866</text:p>
          </table:table-cell>
          <table:table-cell office:value-type="float" office:value="4.54146054934306" calcext:value-type="float">
            <text:p>4.54146054934306</text:p>
          </table:table-cell>
          <table:table-cell office:value-type="float" office:value="513.788337587727" calcext:value-type="float">
            <text:p>513.788337587727</text:p>
          </table:table-cell>
          <table:table-cell office:value-type="float" office:value="341.967739962754" calcext:value-type="float">
            <text:p>341.9677399627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12" calcext:value-type="float">
            <text:p>-912</text:p>
          </table:table-cell>
          <table:table-cell office:value-type="float" office:value="0.00961249364555712" calcext:value-type="float">
            <text:p>0.00961249364555712</text:p>
          </table:table-cell>
          <table:table-cell office:value-type="float" office:value="0.419657722986619" calcext:value-type="float">
            <text:p>0.419657722986619</text:p>
          </table:table-cell>
          <table:table-cell office:value-type="float" office:value="4.70178774792225" calcext:value-type="float">
            <text:p>4.70178774792225</text:p>
          </table:table-cell>
          <table:table-cell office:value-type="float" office:value="514.547268812439" calcext:value-type="float">
            <text:p>514.547268812439</text:p>
          </table:table-cell>
          <table:table-cell office:value-type="float" office:value="341.965799190721" calcext:value-type="float">
            <text:p>341.9657991907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11" calcext:value-type="float">
            <text:p>-911</text:p>
          </table:table-cell>
          <table:table-cell office:value-type="float" office:value="0.00909006456417499" calcext:value-type="float">
            <text:p>0.00909006456417499</text:p>
          </table:table-cell>
          <table:table-cell office:value-type="float" office:value="0.420408573168633" calcext:value-type="float">
            <text:p>0.420408573168633</text:p>
          </table:table-cell>
          <table:table-cell office:value-type="float" office:value="4.84544069789517" calcext:value-type="float">
            <text:p>4.84544069789517</text:p>
          </table:table-cell>
          <table:table-cell office:value-type="float" office:value="514.798359228231" calcext:value-type="float">
            <text:p>514.798359228231</text:p>
          </table:table-cell>
          <table:table-cell office:value-type="float" office:value="341.964128415656" calcext:value-type="float">
            <text:p>341.96412841565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10" calcext:value-type="float">
            <text:p>-910</text:p>
          </table:table-cell>
          <table:table-cell office:value-type="float" office:value="0.00884814731421635" calcext:value-type="float">
            <text:p>0.00884814731421635</text:p>
          </table:table-cell>
          <table:table-cell office:value-type="float" office:value="0.420860777973652" calcext:value-type="float">
            <text:p>0.420860777973652</text:p>
          </table:table-cell>
          <table:table-cell office:value-type="float" office:value="4.97110043636447" calcext:value-type="float">
            <text:p>4.97110043636447</text:p>
          </table:table-cell>
          <table:table-cell office:value-type="float" office:value="514.853317375312" calcext:value-type="float">
            <text:p>514.853317375312</text:p>
          </table:table-cell>
          <table:table-cell office:value-type="float" office:value="341.963386369336" calcext:value-type="float">
            <text:p>341.96338636933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09" calcext:value-type="float">
            <text:p>-909</text:p>
          </table:table-cell>
          <table:table-cell office:value-type="float" office:value="0.00889620461357173" calcext:value-type="float">
            <text:p>0.00889620461357173</text:p>
          </table:table-cell>
          <table:table-cell office:value-type="float" office:value="0.421008750500393" calcext:value-type="float">
            <text:p>0.421008750500393</text:p>
          </table:table-cell>
          <table:table-cell office:value-type="float" office:value="5.10336454442038" calcext:value-type="float">
            <text:p>5.10336454442038</text:p>
          </table:table-cell>
          <table:table-cell office:value-type="float" office:value="514.687754972102" calcext:value-type="float">
            <text:p>514.687754972102</text:p>
          </table:table-cell>
          <table:table-cell office:value-type="float" office:value="341.963532184738" calcext:value-type="float">
            <text:p>341.96353218473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08" calcext:value-type="float">
            <text:p>-908</text:p>
          </table:table-cell>
          <table:table-cell office:value-type="float" office:value="0.00910063366467908" calcext:value-type="float">
            <text:p>0.00910063366467908</text:p>
          </table:table-cell>
          <table:table-cell office:value-type="float" office:value="0.420845764616574" calcext:value-type="float">
            <text:p>0.420845764616574</text:p>
          </table:table-cell>
          <table:table-cell office:value-type="float" office:value="5.22922112864312" calcext:value-type="float">
            <text:p>5.22922112864312</text:p>
          </table:table-cell>
          <table:table-cell office:value-type="float" office:value="514.181124877491" calcext:value-type="float">
            <text:p>514.181124877491</text:p>
          </table:table-cell>
          <table:table-cell office:value-type="float" office:value="341.964161291272" calcext:value-type="float">
            <text:p>341.96416129127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07" calcext:value-type="float">
            <text:p>-907</text:p>
          </table:table-cell>
          <table:table-cell office:value-type="float" office:value="0.00956413516269246" calcext:value-type="float">
            <text:p>0.00956413516269246</text:p>
          </table:table-cell>
          <table:table-cell office:value-type="float" office:value="0.420381583702488" calcext:value-type="float">
            <text:p>0.420381583702488</text:p>
          </table:table-cell>
          <table:table-cell office:value-type="float" office:value="5.37718609187688" calcext:value-type="float">
            <text:p>5.37718609187688</text:p>
          </table:table-cell>
          <table:table-cell office:value-type="float" office:value="513.255890205923" calcext:value-type="float">
            <text:p>513.255890205923</text:p>
          </table:table-cell>
          <table:table-cell office:value-type="float" office:value="341.965640614729" calcext:value-type="float">
            <text:p>341.96564061472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06" calcext:value-type="float">
            <text:p>-906</text:p>
          </table:table-cell>
          <table:table-cell office:value-type="float" office:value="0.0102553534070841" calcext:value-type="float">
            <text:p>0.0102553534070841</text:p>
          </table:table-cell>
          <table:table-cell office:value-type="float" office:value="0.419631102819508" calcext:value-type="float">
            <text:p>0.419631102819508</text:p>
          </table:table-cell>
          <table:table-cell office:value-type="float" office:value="5.53588466465805" calcext:value-type="float">
            <text:p>5.53588466465805</text:p>
          </table:table-cell>
          <table:table-cell office:value-type="float" office:value="511.827485075327" calcext:value-type="float">
            <text:p>511.827485075327</text:p>
          </table:table-cell>
          <table:table-cell office:value-type="float" office:value="341.967983247979" calcext:value-type="float">
            <text:p>341.96798324797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05" calcext:value-type="float">
            <text:p>-905</text:p>
          </table:table-cell>
          <table:table-cell office:value-type="float" office:value="0.0110318562511282" calcext:value-type="float">
            <text:p>0.0110318562511282</text:p>
          </table:table-cell>
          <table:table-cell office:value-type="float" office:value="0.418608417441522" calcext:value-type="float">
            <text:p>0.418608417441522</text:p>
          </table:table-cell>
          <table:table-cell office:value-type="float" office:value="5.71882379700611" calcext:value-type="float">
            <text:p>5.71882379700611</text:p>
          </table:table-cell>
          <table:table-cell office:value-type="float" office:value="509.5697937035" calcext:value-type="float">
            <text:p>509.5697937035</text:p>
          </table:table-cell>
          <table:table-cell office:value-type="float" office:value="341.970809873674" calcext:value-type="float">
            <text:p>341.97080987367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04" calcext:value-type="float">
            <text:p>-904</text:p>
          </table:table-cell>
          <table:table-cell office:value-type="float" office:value="0.0119353307286968" calcext:value-type="float">
            <text:p>0.0119353307286968</text:p>
          </table:table-cell>
          <table:table-cell office:value-type="float" office:value="0.417339727582149" calcext:value-type="float">
            <text:p>0.417339727582149</text:p>
          </table:table-cell>
          <table:table-cell office:value-type="float" office:value="5.9182166424395" calcext:value-type="float">
            <text:p>5.9182166424395</text:p>
          </table:table-cell>
          <table:table-cell office:value-type="float" office:value="506.460072442447" calcext:value-type="float">
            <text:p>506.460072442447</text:p>
          </table:table-cell>
          <table:table-cell office:value-type="float" office:value="341.974358353604" calcext:value-type="float">
            <text:p>341.9743583536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03" calcext:value-type="float">
            <text:p>-903</text:p>
          </table:table-cell>
          <table:table-cell office:value-type="float" office:value="0.0129920313506776" calcext:value-type="float">
            <text:p>0.0129920313506776</text:p>
          </table:table-cell>
          <table:table-cell office:value-type="float" office:value="0.415855522766268" calcext:value-type="float">
            <text:p>0.415855522766268</text:p>
          </table:table-cell>
          <table:table-cell office:value-type="float" office:value="6.12856408826717" calcext:value-type="float">
            <text:p>6.12856408826717</text:p>
          </table:table-cell>
          <table:table-cell office:value-type="float" office:value="502.495765579055" calcext:value-type="float">
            <text:p>502.495765579055</text:p>
          </table:table-cell>
          <table:table-cell office:value-type="float" office:value="341.978863016377" calcext:value-type="float">
            <text:p>341.97886301637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02" calcext:value-type="float">
            <text:p>-902</text:p>
          </table:table-cell>
          <table:table-cell office:value-type="float" office:value="0.0140173018381686" calcext:value-type="float">
            <text:p>0.0140173018381686</text:p>
          </table:table-cell>
          <table:table-cell office:value-type="float" office:value="0.414184019587716" calcext:value-type="float">
            <text:p>0.414184019587716</text:p>
          </table:table-cell>
          <table:table-cell office:value-type="float" office:value="0.0764721419985381" calcext:value-type="float">
            <text:p>0.0764721419985381</text:p>
          </table:table-cell>
          <table:table-cell office:value-type="float" office:value="497.528574868249" calcext:value-type="float">
            <text:p>497.528574868249</text:p>
          </table:table-cell>
          <table:table-cell office:value-type="float" office:value="341.983598931611" calcext:value-type="float">
            <text:p>341.98359893161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01" calcext:value-type="float">
            <text:p>-901</text:p>
          </table:table-cell>
          <table:table-cell office:value-type="float" office:value="0.0151286363515135" calcext:value-type="float">
            <text:p>0.0151286363515135</text:p>
          </table:table-cell>
          <table:table-cell office:value-type="float" office:value="0.412366327682657" calcext:value-type="float">
            <text:p>0.412366327682657</text:p>
          </table:table-cell>
          <table:table-cell office:value-type="float" office:value="0.316323888816162" calcext:value-type="float">
            <text:p>0.316323888816162</text:p>
          </table:table-cell>
          <table:table-cell office:value-type="float" office:value="491.870983159966" calcext:value-type="float">
            <text:p>491.870983159966</text:p>
          </table:table-cell>
          <table:table-cell office:value-type="float" office:value="341.989138730737" calcext:value-type="float">
            <text:p>341.9891387307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00" calcext:value-type="float">
            <text:p>-900</text:p>
          </table:table-cell>
          <table:table-cell office:value-type="float" office:value="0.0162685808180577" calcext:value-type="float">
            <text:p>0.0162685808180577</text:p>
          </table:table-cell>
          <table:table-cell office:value-type="float" office:value="0.410443835505495" calcext:value-type="float">
            <text:p>0.410443835505495</text:p>
          </table:table-cell>
          <table:table-cell office:value-type="float" office:value="0.562263647855826" calcext:value-type="float">
            <text:p>0.562263647855826</text:p>
          </table:table-cell>
          <table:table-cell office:value-type="float" office:value="485.812773504751" calcext:value-type="float">
            <text:p>485.812773504751</text:p>
          </table:table-cell>
          <table:table-cell office:value-type="float" office:value="341.99526037715" calcext:value-type="float">
            <text:p>341.9952603771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99" calcext:value-type="float">
            <text:p>-899</text:p>
          </table:table-cell>
          <table:table-cell office:value-type="float" office:value="0.0174155803466309" calcext:value-type="float">
            <text:p>0.0174155803466309</text:p>
          </table:table-cell>
          <table:table-cell office:value-type="float" office:value="0.408460436162373" calcext:value-type="float">
            <text:p>0.408460436162373</text:p>
          </table:table-cell>
          <table:table-cell office:value-type="float" office:value="0.82295288286609" calcext:value-type="float">
            <text:p>0.82295288286609</text:p>
          </table:table-cell>
          <table:table-cell office:value-type="float" office:value="479.6099663635" calcext:value-type="float">
            <text:p>479.6099663635</text:p>
          </table:table-cell>
          <table:table-cell office:value-type="float" office:value="342.001868933754" calcext:value-type="float">
            <text:p>342.0018689337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98" calcext:value-type="float">
            <text:p>-898</text:p>
          </table:table-cell>
          <table:table-cell office:value-type="float" office:value="0.0185645149906127" calcext:value-type="float">
            <text:p>0.0185645149906127</text:p>
          </table:table-cell>
          <table:table-cell office:value-type="float" office:value="0.406468309145202" calcext:value-type="float">
            <text:p>0.406468309145202</text:p>
          </table:table-cell>
          <table:table-cell office:value-type="float" office:value="1.08689848904244" calcext:value-type="float">
            <text:p>1.08689848904244</text:p>
          </table:table-cell>
          <table:table-cell office:value-type="float" office:value="473.863664033636" calcext:value-type="float">
            <text:p>473.863664033636</text:p>
          </table:table-cell>
          <table:table-cell office:value-type="float" office:value="342.00894026742" calcext:value-type="float">
            <text:p>342.0089402674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97" calcext:value-type="float">
            <text:p>-897</text:p>
          </table:table-cell>
          <table:table-cell office:value-type="float" office:value="0.0196898305934424" calcext:value-type="float">
            <text:p>0.0196898305934424</text:p>
          </table:table-cell>
          <table:table-cell office:value-type="float" office:value="0.404514071442855" calcext:value-type="float">
            <text:p>0.404514071442855</text:p>
          </table:table-cell>
          <table:table-cell office:value-type="float" office:value="1.35585969251625" calcext:value-type="float">
            <text:p>1.35585969251625</text:p>
          </table:table-cell>
          <table:table-cell office:value-type="float" office:value="469.025958501157" calcext:value-type="float">
            <text:p>469.025958501157</text:p>
          </table:table-cell>
          <table:table-cell office:value-type="float" office:value="342.016304479871" calcext:value-type="float">
            <text:p>342.01630447987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96" calcext:value-type="float">
            <text:p>-896</text:p>
          </table:table-cell>
          <table:table-cell office:value-type="float" office:value="0.0208651093799375" calcext:value-type="float">
            <text:p>0.0208651093799375</text:p>
          </table:table-cell>
          <table:table-cell office:value-type="float" office:value="0.402647929783269" calcext:value-type="float">
            <text:p>0.402647929783269</text:p>
          </table:table-cell>
          <table:table-cell office:value-type="float" office:value="1.63427601961882" calcext:value-type="float">
            <text:p>1.63427601961882</text:p>
          </table:table-cell>
          <table:table-cell office:value-type="float" office:value="465.471319028608" calcext:value-type="float">
            <text:p>465.471319028608</text:p>
          </table:table-cell>
          <table:table-cell office:value-type="float" office:value="342.024458755926" calcext:value-type="float">
            <text:p>342.02445875592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95" calcext:value-type="float">
            <text:p>-895</text:p>
          </table:table-cell>
          <table:table-cell office:value-type="float" office:value="0.0219955441314436" calcext:value-type="float">
            <text:p>0.0219955441314436</text:p>
          </table:table-cell>
          <table:table-cell office:value-type="float" office:value="0.400921559015248" calcext:value-type="float">
            <text:p>0.400921559015248</text:p>
          </table:table-cell>
          <table:table-cell office:value-type="float" office:value="1.91340645943839" calcext:value-type="float">
            <text:p>1.91340645943839</text:p>
          </table:table-cell>
          <table:table-cell office:value-type="float" office:value="463.684213300099" calcext:value-type="float">
            <text:p>463.684213300099</text:p>
          </table:table-cell>
          <table:table-cell office:value-type="float" office:value="342.032748409058" calcext:value-type="float">
            <text:p>342.0327484090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94" calcext:value-type="float">
            <text:p>-894</text:p>
          </table:table-cell>
          <table:table-cell office:value-type="float" office:value="0.0230649057190115" calcext:value-type="float">
            <text:p>0.0230649057190115</text:p>
          </table:table-cell>
          <table:table-cell office:value-type="float" office:value="0.399377676238724" calcext:value-type="float">
            <text:p>0.399377676238724</text:p>
          </table:table-cell>
          <table:table-cell office:value-type="float" office:value="2.19853322197177" calcext:value-type="float">
            <text:p>2.19853322197177</text:p>
          </table:table-cell>
          <table:table-cell office:value-type="float" office:value="463.930511316633" calcext:value-type="float">
            <text:p>463.930511316633</text:p>
          </table:table-cell>
          <table:table-cell office:value-type="float" office:value="342.040993276256" calcext:value-type="float">
            <text:p>342.04099327625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93" calcext:value-type="float">
            <text:p>-893</text:p>
          </table:table-cell>
          <table:table-cell office:value-type="float" office:value="0.0242253192342283" calcext:value-type="float">
            <text:p>0.0242253192342283</text:p>
          </table:table-cell>
          <table:table-cell office:value-type="float" office:value="0.398051169057747" calcext:value-type="float">
            <text:p>0.398051169057747</text:p>
          </table:table-cell>
          <table:table-cell office:value-type="float" office:value="2.4850354729524" calcext:value-type="float">
            <text:p>2.4850354729524</text:p>
          </table:table-cell>
          <table:table-cell office:value-type="float" office:value="466.13704494657" calcext:value-type="float">
            <text:p>466.13704494657</text:p>
          </table:table-cell>
          <table:table-cell office:value-type="float" office:value="342.050383616047" calcext:value-type="float">
            <text:p>342.0503836160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92" calcext:value-type="float">
            <text:p>-892</text:p>
          </table:table-cell>
          <table:table-cell office:value-type="float" office:value="0.0252908934306768" calcext:value-type="float">
            <text:p>0.0252908934306768</text:p>
          </table:table-cell>
          <table:table-cell office:value-type="float" office:value="0.396977039887333" calcext:value-type="float">
            <text:p>0.396977039887333</text:p>
          </table:table-cell>
          <table:table-cell office:value-type="float" office:value="2.77701334477056" calcext:value-type="float">
            <text:p>2.77701334477056</text:p>
          </table:table-cell>
          <table:table-cell office:value-type="float" office:value="470.407402124241" calcext:value-type="float">
            <text:p>470.407402124241</text:p>
          </table:table-cell>
          <table:table-cell office:value-type="float" office:value="342.059413108617" calcext:value-type="float">
            <text:p>342.0594131086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91" calcext:value-type="float">
            <text:p>-891</text:p>
          </table:table-cell>
          <table:table-cell office:value-type="float" office:value="0.0263131536180581" calcext:value-type="float">
            <text:p>0.0263131536180581</text:p>
          </table:table-cell>
          <table:table-cell office:value-type="float" office:value="0.39617365866083" calcext:value-type="float">
            <text:p>0.39617365866083</text:p>
          </table:table-cell>
          <table:table-cell office:value-type="float" office:value="3.06902483789464" calcext:value-type="float">
            <text:p>3.06902483789464</text:p>
          </table:table-cell>
          <table:table-cell office:value-type="float" office:value="476.266922896142" calcext:value-type="float">
            <text:p>476.266922896142</text:p>
          </table:table-cell>
          <table:table-cell office:value-type="float" office:value="342.06844153021" calcext:value-type="float">
            <text:p>342.068441530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90" calcext:value-type="float">
            <text:p>-890</text:p>
          </table:table-cell>
          <table:table-cell office:value-type="float" office:value="0.0274204834210684" calcext:value-type="float">
            <text:p>0.0274204834210684</text:p>
          </table:table-cell>
          <table:table-cell office:value-type="float" office:value="0.395651675899895" calcext:value-type="float">
            <text:p>0.395651675899895</text:p>
          </table:table-cell>
          <table:table-cell office:value-type="float" office:value="3.36311613136125" calcext:value-type="float">
            <text:p>3.36311613136125</text:p>
          </table:table-cell>
          <table:table-cell office:value-type="float" office:value="483.263575510083" calcext:value-type="float">
            <text:p>483.263575510083</text:p>
          </table:table-cell>
          <table:table-cell office:value-type="float" office:value="342.078625718872" calcext:value-type="float">
            <text:p>342.07862571887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889" calcext:value-type="float">
            <text:p>-889</text:p>
          </table:table-cell>
          <table:table-cell office:value-type="float" office:value="0.0283596364888253" calcext:value-type="float">
            <text:p>0.0283596364888253</text:p>
          </table:table-cell>
          <table:table-cell office:value-type="float" office:value="0.395418205161105" calcext:value-type="float">
            <text:p>0.395418205161105</text:p>
          </table:table-cell>
          <table:table-cell office:value-type="float" office:value="3.65943994020195" calcext:value-type="float">
            <text:p>3.65943994020195</text:p>
          </table:table-cell>
          <table:table-cell office:value-type="float" office:value="490.718755193371" calcext:value-type="float">
            <text:p>490.718755193371</text:p>
          </table:table-cell>
          <table:table-cell office:value-type="float" office:value="342.087592890995" calcext:value-type="float">
            <text:p>342.08759289099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888" calcext:value-type="float">
            <text:p>-888</text:p>
          </table:table-cell>
          <table:table-cell office:value-type="float" office:value="0.0293908858396783" calcext:value-type="float">
            <text:p>0.0293908858396783</text:p>
          </table:table-cell>
          <table:table-cell office:value-type="float" office:value="0.395466218288934" calcext:value-type="float">
            <text:p>0.395466218288934</text:p>
          </table:table-cell>
          <table:table-cell office:value-type="float" office:value="3.95706243039199" calcext:value-type="float">
            <text:p>3.95706243039199</text:p>
          </table:table-cell>
          <table:table-cell office:value-type="float" office:value="497.924903934435" calcext:value-type="float">
            <text:p>497.924903934435</text:p>
          </table:table-cell>
          <table:table-cell office:value-type="float" office:value="342.097788091631" calcext:value-type="float">
            <text:p>342.09778809163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887" calcext:value-type="float">
            <text:p>-887</text:p>
          </table:table-cell>
          <table:table-cell office:value-type="float" office:value="0.0302870443395803" calcext:value-type="float">
            <text:p>0.0302870443395803</text:p>
          </table:table-cell>
          <table:table-cell office:value-type="float" office:value="0.395781374350444" calcext:value-type="float">
            <text:p>0.395781374350444</text:p>
          </table:table-cell>
          <table:table-cell office:value-type="float" office:value="4.25431825714373" calcext:value-type="float">
            <text:p>4.25431825714373</text:p>
          </table:table-cell>
          <table:table-cell office:value-type="float" office:value="503.94337245885" calcext:value-type="float">
            <text:p>503.94337245885</text:p>
          </table:table-cell>
          <table:table-cell office:value-type="float" office:value="342.106944214298" calcext:value-type="float">
            <text:p>342.10694421429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886" calcext:value-type="float">
            <text:p>-886</text:p>
          </table:table-cell>
          <table:table-cell office:value-type="float" office:value="0.0312097137883856" calcext:value-type="float">
            <text:p>0.0312097137883856</text:p>
          </table:table-cell>
          <table:table-cell office:value-type="float" office:value="0.396347669308033" calcext:value-type="float">
            <text:p>0.396347669308033</text:p>
          </table:table-cell>
          <table:table-cell office:value-type="float" office:value="4.55237027767329" calcext:value-type="float">
            <text:p>4.55237027767329</text:p>
          </table:table-cell>
          <table:table-cell office:value-type="float" office:value="508.215388479895" calcext:value-type="float">
            <text:p>508.215388479895</text:p>
          </table:table-cell>
          <table:table-cell office:value-type="float" office:value="342.116659315283" calcext:value-type="float">
            <text:p>342.11665931528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885" calcext:value-type="float">
            <text:p>-885</text:p>
          </table:table-cell>
          <table:table-cell office:value-type="float" office:value="0.0320788185991647" calcext:value-type="float">
            <text:p>0.0320788185991647</text:p>
          </table:table-cell>
          <table:table-cell office:value-type="float" office:value="0.397137870477639" calcext:value-type="float">
            <text:p>0.397137870477639</text:p>
          </table:table-cell>
          <table:table-cell office:value-type="float" office:value="4.85298879199438" calcext:value-type="float">
            <text:p>4.85298879199438</text:p>
          </table:table-cell>
          <table:table-cell office:value-type="float" office:value="510.115055937287" calcext:value-type="float">
            <text:p>510.115055937287</text:p>
          </table:table-cell>
          <table:table-cell office:value-type="float" office:value="342.12607783321" calcext:value-type="float">
            <text:p>342.1260778332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884" calcext:value-type="float">
            <text:p>-884</text:p>
          </table:table-cell>
          <table:table-cell office:value-type="float" office:value="0.0328414364152435" calcext:value-type="float">
            <text:p>0.0328414364152435</text:p>
          </table:table-cell>
          <table:table-cell office:value-type="float" office:value="0.398124351506123" calcext:value-type="float">
            <text:p>0.398124351506123</text:p>
          </table:table-cell>
          <table:table-cell office:value-type="float" office:value="5.15080989641719" calcext:value-type="float">
            <text:p>5.15080989641719</text:p>
          </table:table-cell>
          <table:table-cell office:value-type="float" office:value="509.307636801941" calcext:value-type="float">
            <text:p>509.307636801941</text:p>
          </table:table-cell>
          <table:table-cell office:value-type="float" office:value="342.134556091267" calcext:value-type="float">
            <text:p>342.13455609126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883" calcext:value-type="float">
            <text:p>-883</text:p>
          </table:table-cell>
          <table:table-cell office:value-type="float" office:value="0.0336432445369964" calcext:value-type="float">
            <text:p>0.0336432445369964</text:p>
          </table:table-cell>
          <table:table-cell office:value-type="float" office:value="0.399276736315848" calcext:value-type="float">
            <text:p>0.399276736315848</text:p>
          </table:table-cell>
          <table:table-cell office:value-type="float" office:value="5.45103291188156" calcext:value-type="float">
            <text:p>5.45103291188156</text:p>
          </table:table-cell>
          <table:table-cell office:value-type="float" office:value="505.893296809962" calcext:value-type="float">
            <text:p>505.893296809962</text:p>
          </table:table-cell>
          <table:table-cell office:value-type="float" office:value="342.143685550072" calcext:value-type="float">
            <text:p>342.14368555007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882" calcext:value-type="float">
            <text:p>-882</text:p>
          </table:table-cell>
          <table:table-cell office:value-type="float" office:value="0.0343780531523992" calcext:value-type="float">
            <text:p>0.0343780531523992</text:p>
          </table:table-cell>
          <table:table-cell office:value-type="float" office:value="0.400560729927768" calcext:value-type="float">
            <text:p>0.400560729927768</text:p>
          </table:table-cell>
          <table:table-cell office:value-type="float" office:value="5.75037364827574" calcext:value-type="float">
            <text:p>5.75037364827574</text:p>
          </table:table-cell>
          <table:table-cell office:value-type="float" office:value="500.118657226922" calcext:value-type="float">
            <text:p>500.118657226922</text:p>
          </table:table-cell>
          <table:table-cell office:value-type="float" office:value="342.152246182064" calcext:value-type="float">
            <text:p>342.15224618206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881" calcext:value-type="float">
            <text:p>-881</text:p>
          </table:table-cell>
          <table:table-cell office:value-type="float" office:value="0.0349804634730491" calcext:value-type="float">
            <text:p>0.0349804634730491</text:p>
          </table:table-cell>
          <table:table-cell office:value-type="float" office:value="0.401939986313639" calcext:value-type="float">
            <text:p>0.401939986313639</text:p>
          </table:table-cell>
          <table:table-cell office:value-type="float" office:value="6.05009703445345" calcext:value-type="float">
            <text:p>6.05009703445345</text:p>
          </table:table-cell>
          <table:table-cell office:value-type="float" office:value="492.535947472631" calcext:value-type="float">
            <text:p>492.535947472631</text:p>
          </table:table-cell>
          <table:table-cell office:value-type="float" office:value="342.159402815946" calcext:value-type="float">
            <text:p>342.15940281594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880" calcext:value-type="float">
            <text:p>-880</text:p>
          </table:table-cell>
          <table:table-cell office:value-type="float" office:value="0.0356390096633809" calcext:value-type="float">
            <text:p>0.0356390096633809</text:p>
          </table:table-cell>
          <table:table-cell office:value-type="float" office:value="0.403380479719043" calcext:value-type="float">
            <text:p>0.403380479719043</text:p>
          </table:table-cell>
          <table:table-cell office:value-type="float" office:value="0.0663404667164258" calcext:value-type="float">
            <text:p>0.0663404667164258</text:p>
          </table:table-cell>
          <table:table-cell office:value-type="float" office:value="484.018830194065" calcext:value-type="float">
            <text:p>484.018830194065</text:p>
          </table:table-cell>
          <table:table-cell office:value-type="float" office:value="342.167369105865" calcext:value-type="float">
            <text:p>342.16736910586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879" calcext:value-type="float">
            <text:p>-879</text:p>
          </table:table-cell>
          <table:table-cell office:value-type="float" office:value="0.0362007251662594" calcext:value-type="float">
            <text:p>0.0362007251662594</text:p>
          </table:table-cell>
          <table:table-cell office:value-type="float" office:value="0.404842664185601" calcext:value-type="float">
            <text:p>0.404842664185601</text:p>
          </table:table-cell>
          <table:table-cell office:value-type="float" office:value="0.365306092123516" calcext:value-type="float">
            <text:p>0.365306092123516</text:p>
          </table:table-cell>
          <table:table-cell office:value-type="float" office:value="475.439975804074" calcext:value-type="float">
            <text:p>475.439975804074</text:p>
          </table:table-cell>
          <table:table-cell office:value-type="float" office:value="342.174281919546" calcext:value-type="float">
            <text:p>342.1742819195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878" calcext:value-type="float">
            <text:p>-878</text:p>
          </table:table-cell>
          <table:table-cell office:value-type="float" office:value="0.0366951897182798" calcext:value-type="float">
            <text:p>0.0366951897182798</text:p>
          </table:table-cell>
          <table:table-cell office:value-type="float" office:value="0.406292577567448" calcext:value-type="float">
            <text:p>0.406292577567448</text:p>
          </table:table-cell>
          <table:table-cell office:value-type="float" office:value="0.665659848316249" calcext:value-type="float">
            <text:p>0.665659848316249</text:p>
          </table:table-cell>
          <table:table-cell office:value-type="float" office:value="467.689561711861" calcext:value-type="float">
            <text:p>467.689561711861</text:p>
          </table:table-cell>
          <table:table-cell office:value-type="float" office:value="342.180456919965" calcext:value-type="float">
            <text:p>342.18045691996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877" calcext:value-type="float">
            <text:p>-877</text:p>
          </table:table-cell>
          <table:table-cell office:value-type="float" office:value="0.0371542479015084" calcext:value-type="float">
            <text:p>0.0371542479015084</text:p>
          </table:table-cell>
          <table:table-cell office:value-type="float" office:value="0.407697284975641" calcext:value-type="float">
            <text:p>0.407697284975641</text:p>
          </table:table-cell>
          <table:table-cell office:value-type="float" office:value="0.964381627657083" calcext:value-type="float">
            <text:p>0.964381627657083</text:p>
          </table:table-cell>
          <table:table-cell office:value-type="float" office:value="461.692328501603" calcext:value-type="float">
            <text:p>461.692328501603</text:p>
          </table:table-cell>
          <table:table-cell office:value-type="float" office:value="342.186265050619" calcext:value-type="float">
            <text:p>342.18626505061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876" calcext:value-type="float">
            <text:p>-876</text:p>
          </table:table-cell>
          <table:table-cell office:value-type="float" office:value="0.0375687552184883" calcext:value-type="float">
            <text:p>0.0375687552184883</text:p>
          </table:table-cell>
          <table:table-cell office:value-type="float" office:value="0.409026220995248" calcext:value-type="float">
            <text:p>0.409026220995248</text:p>
          </table:table-cell>
          <table:table-cell office:value-type="float" office:value="1.26266144266419" calcext:value-type="float">
            <text:p>1.26266144266419</text:p>
          </table:table-cell>
          <table:table-cell office:value-type="float" office:value="458.09151329767" calcext:value-type="float">
            <text:p>458.09151329767</text:p>
          </table:table-cell>
          <table:table-cell office:value-type="float" office:value="342.191571806752" calcext:value-type="float">
            <text:p>342.19157180675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875" calcext:value-type="float">
            <text:p>-875</text:p>
          </table:table-cell>
          <table:table-cell office:value-type="float" office:value="0.0379497856796591" calcext:value-type="float">
            <text:p>0.0379497856796591</text:p>
          </table:table-cell>
          <table:table-cell office:value-type="float" office:value="0.410253422952206" calcext:value-type="float">
            <text:p>0.410253422952206</text:p>
          </table:table-cell>
          <table:table-cell office:value-type="float" office:value="1.56438048004946" calcext:value-type="float">
            <text:p>1.56438048004946</text:p>
          </table:table-cell>
          <table:table-cell office:value-type="float" office:value="457.34191826168" calcext:value-type="float">
            <text:p>457.34191826168</text:p>
          </table:table-cell>
          <table:table-cell office:value-type="float" office:value="342.196502129918" calcext:value-type="float">
            <text:p>342.1965021299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874" calcext:value-type="float">
            <text:p>-874</text:p>
          </table:table-cell>
          <table:table-cell office:value-type="float" office:value="0.0382408489977751" calcext:value-type="float">
            <text:p>0.0382408489977751</text:p>
          </table:table-cell>
          <table:table-cell office:value-type="float" office:value="0.411358009708741" calcext:value-type="float">
            <text:p>0.411358009708741</text:p>
          </table:table-cell>
          <table:table-cell office:value-type="float" office:value="1.86090338462387" calcext:value-type="float">
            <text:p>1.86090338462387</text:p>
          </table:table-cell>
          <table:table-cell office:value-type="float" office:value="459.748945189102" calcext:value-type="float">
            <text:p>459.748945189102</text:p>
          </table:table-cell>
          <table:table-cell office:value-type="float" office:value="342.20030199159" calcext:value-type="float">
            <text:p>342.200301991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873" calcext:value-type="float">
            <text:p>-873</text:p>
          </table:table-cell>
          <table:table-cell office:value-type="float" office:value="0.0385230116691649" calcext:value-type="float">
            <text:p>0.0385230116691649</text:p>
          </table:table-cell>
          <table:table-cell office:value-type="float" office:value="0.412322659192119" calcext:value-type="float">
            <text:p>0.412322659192119</text:p>
          </table:table-cell>
          <table:table-cell office:value-type="float" office:value="2.16136963984844" calcext:value-type="float">
            <text:p>2.16136963984844</text:p>
          </table:table-cell>
          <table:table-cell office:value-type="float" office:value="465.219238389485" calcext:value-type="float">
            <text:p>465.219238389485</text:p>
          </table:table-cell>
          <table:table-cell office:value-type="float" office:value="342.204013490916" calcext:value-type="float">
            <text:p>342.20401349091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872" calcext:value-type="float">
            <text:p>-872</text:p>
          </table:table-cell>
          <table:table-cell office:value-type="float" office:value="0.0387719288380189" calcext:value-type="float">
            <text:p>0.0387719288380189</text:p>
          </table:table-cell>
          <table:table-cell office:value-type="float" office:value="0.413136113591195" calcext:value-type="float">
            <text:p>0.413136113591195</text:p>
          </table:table-cell>
          <table:table-cell office:value-type="float" office:value="2.46003179062485" calcext:value-type="float">
            <text:p>2.46003179062485</text:p>
          </table:table-cell>
          <table:table-cell office:value-type="float" office:value="473.404017930675" calcext:value-type="float">
            <text:p>473.404017930675</text:p>
          </table:table-cell>
          <table:table-cell office:value-type="float" office:value="342.207310440308" calcext:value-type="float">
            <text:p>342.20731044030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871" calcext:value-type="float">
            <text:p>-871</text:p>
          </table:table-cell>
          <table:table-cell office:value-type="float" office:value="0.0389387238538193" calcext:value-type="float">
            <text:p>0.0389387238538193</text:p>
          </table:table-cell>
          <table:table-cell office:value-type="float" office:value="0.413793263664027" calcext:value-type="float">
            <text:p>0.413793263664027</text:p>
          </table:table-cell>
          <table:table-cell office:value-type="float" office:value="2.7586806407139" calcext:value-type="float">
            <text:p>2.7586806407139</text:p>
          </table:table-cell>
          <table:table-cell office:value-type="float" office:value="483.763443417545" calcext:value-type="float">
            <text:p>483.763443417545</text:p>
          </table:table-cell>
          <table:table-cell office:value-type="float" office:value="342.209531603617" calcext:value-type="float">
            <text:p>342.20953160361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70" calcext:value-type="float">
            <text:p>-870</text:p>
          </table:table-cell>
          <table:table-cell office:value-type="float" office:value="0.0390456083472592" calcext:value-type="float">
            <text:p>0.0390456083472592</text:p>
          </table:table-cell>
          <table:table-cell office:value-type="float" office:value="0.414291472601902" calcext:value-type="float">
            <text:p>0.414291472601902</text:p>
          </table:table-cell>
          <table:table-cell office:value-type="float" office:value="3.05818986299103" calcext:value-type="float">
            <text:p>3.05818986299103</text:p>
          </table:table-cell>
          <table:table-cell office:value-type="float" office:value="495.478630656562" calcext:value-type="float">
            <text:p>495.478630656562</text:p>
          </table:table-cell>
          <table:table-cell office:value-type="float" office:value="342.210959990567" calcext:value-type="float">
            <text:p>342.2109599905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69" calcext:value-type="float">
            <text:p>-869</text:p>
          </table:table-cell>
          <table:table-cell office:value-type="float" office:value="0.0391968520423185" calcext:value-type="float">
            <text:p>0.0391968520423185</text:p>
          </table:table-cell>
          <table:table-cell office:value-type="float" office:value="0.414629525829235" calcext:value-type="float">
            <text:p>0.414629525829235</text:p>
          </table:table-cell>
          <table:table-cell office:value-type="float" office:value="3.35559729584583" calcext:value-type="float">
            <text:p>3.35559729584583</text:p>
          </table:table-cell>
          <table:table-cell office:value-type="float" office:value="507.445159906286" calcext:value-type="float">
            <text:p>507.445159906286</text:p>
          </table:table-cell>
          <table:table-cell office:value-type="float" office:value="342.21298790754" calcext:value-type="float">
            <text:p>342.2129879075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68" calcext:value-type="float">
            <text:p>-868</text:p>
          </table:table-cell>
          <table:table-cell office:value-type="float" office:value="0.0391731495388431" calcext:value-type="float">
            <text:p>0.0391731495388431</text:p>
          </table:table-cell>
          <table:table-cell office:value-type="float" office:value="0.41481169440382" calcext:value-type="float">
            <text:p>0.41481169440382</text:p>
          </table:table-cell>
          <table:table-cell office:value-type="float" office:value="3.65641854224965" calcext:value-type="float">
            <text:p>3.65641854224965</text:p>
          </table:table-cell>
          <table:table-cell office:value-type="float" office:value="518.754930912543" calcext:value-type="float">
            <text:p>518.754930912543</text:p>
          </table:table-cell>
          <table:table-cell office:value-type="float" office:value="342.212669577429" calcext:value-type="float">
            <text:p>342.2126695774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67" calcext:value-type="float">
            <text:p>-867</text:p>
          </table:table-cell>
          <table:table-cell office:value-type="float" office:value="0.0391907655122464" calcext:value-type="float">
            <text:p>0.0391907655122464</text:p>
          </table:table-cell>
          <table:table-cell office:value-type="float" office:value="0.41484054669788" calcext:value-type="float">
            <text:p>0.41484054669788</text:p>
          </table:table-cell>
          <table:table-cell office:value-type="float" office:value="3.95489043675815" calcext:value-type="float">
            <text:p>3.95489043675815</text:p>
          </table:table-cell>
          <table:table-cell office:value-type="float" office:value="528.182009082112" calcext:value-type="float">
            <text:p>528.182009082112</text:p>
          </table:table-cell>
          <table:table-cell office:value-type="float" office:value="342.212906145572" calcext:value-type="float">
            <text:p>342.2129061455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866" calcext:value-type="float">
            <text:p>-866</text:p>
          </table:table-cell>
          <table:table-cell office:value-type="float" office:value="0.0391363985061352" calcext:value-type="float">
            <text:p>0.0391363985061352</text:p>
          </table:table-cell>
          <table:table-cell office:value-type="float" office:value="0.414722318587966" calcext:value-type="float">
            <text:p>0.414722318587966</text:p>
          </table:table-cell>
          <table:table-cell office:value-type="float" office:value="4.25304811267763" calcext:value-type="float">
            <text:p>4.25304811267763</text:p>
          </table:table-cell>
          <table:table-cell office:value-type="float" office:value="534.844677648126" calcext:value-type="float">
            <text:p>534.844677648126</text:p>
          </table:table-cell>
          <table:table-cell office:value-type="float" office:value="342.212176385039" calcext:value-type="float">
            <text:p>342.21217638503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865" calcext:value-type="float">
            <text:p>-865</text:p>
          </table:table-cell>
          <table:table-cell office:value-type="float" office:value="0.0390404132535827" calcext:value-type="float">
            <text:p>0.0390404132535827</text:p>
          </table:table-cell>
          <table:table-cell office:value-type="float" office:value="0.41446578179949" calcext:value-type="float">
            <text:p>0.41446578179949</text:p>
          </table:table-cell>
          <table:table-cell office:value-type="float" office:value="4.55443920227564" calcext:value-type="float">
            <text:p>4.55443920227564</text:p>
          </table:table-cell>
          <table:table-cell office:value-type="float" office:value="538.12784177858" calcext:value-type="float">
            <text:p>538.12784177858</text:p>
          </table:table-cell>
          <table:table-cell office:value-type="float" office:value="342.210890473237" calcext:value-type="float">
            <text:p>342.2108904732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864" calcext:value-type="float">
            <text:p>-864</text:p>
          </table:table-cell>
          <table:table-cell office:value-type="float" office:value="0.0388794028607264" calcext:value-type="float">
            <text:p>0.0388794028607264</text:p>
          </table:table-cell>
          <table:table-cell office:value-type="float" office:value="0.414080010954818" calcext:value-type="float">
            <text:p>0.414080010954818</text:p>
          </table:table-cell>
          <table:table-cell office:value-type="float" office:value="4.85324372718506" calcext:value-type="float">
            <text:p>4.85324372718506</text:p>
          </table:table-cell>
          <table:table-cell office:value-type="float" office:value="537.593743128579" calcext:value-type="float">
            <text:p>537.593743128579</text:p>
          </table:table-cell>
          <table:table-cell office:value-type="float" office:value="342.208740544805" calcext:value-type="float">
            <text:p>342.2087405448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863" calcext:value-type="float">
            <text:p>-863</text:p>
          </table:table-cell>
          <table:table-cell office:value-type="float" office:value="0.0386672987351612" calcext:value-type="float">
            <text:p>0.0386672987351612</text:p>
          </table:table-cell>
          <table:table-cell office:value-type="float" office:value="0.41357650991759" calcext:value-type="float">
            <text:p>0.41357650991759</text:p>
          </table:table-cell>
          <table:table-cell office:value-type="float" office:value="5.15314631575354" calcext:value-type="float">
            <text:p>5.15314631575354</text:p>
          </table:table-cell>
          <table:table-cell office:value-type="float" office:value="533.341141684143" calcext:value-type="float">
            <text:p>533.341141684143</text:p>
          </table:table-cell>
          <table:table-cell office:value-type="float" office:value="342.205921998576" calcext:value-type="float">
            <text:p>342.2059219985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62" calcext:value-type="float">
            <text:p>-862</text:p>
          </table:table-cell>
          <table:table-cell office:value-type="float" office:value="0.0384661571483375" calcext:value-type="float">
            <text:p>0.0384661571483375</text:p>
          </table:table-cell>
          <table:table-cell office:value-type="float" office:value="0.412967555359409" calcext:value-type="float">
            <text:p>0.412967555359409</text:p>
          </table:table-cell>
          <table:table-cell office:value-type="float" office:value="5.45483876697942" calcext:value-type="float">
            <text:p>5.45483876697942</text:p>
          </table:table-cell>
          <table:table-cell office:value-type="float" office:value="525.799856075741" calcext:value-type="float">
            <text:p>525.799856075741</text:p>
          </table:table-cell>
          <table:table-cell office:value-type="float" office:value="342.203263435604" calcext:value-type="float">
            <text:p>342.20326343560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61" calcext:value-type="float">
            <text:p>-861</text:p>
          </table:table-cell>
          <table:table-cell office:value-type="float" office:value="0.0381449933186213" calcext:value-type="float">
            <text:p>0.0381449933186213</text:p>
          </table:table-cell>
          <table:table-cell office:value-type="float" office:value="0.412269321133778" calcext:value-type="float">
            <text:p>0.412269321133778</text:p>
          </table:table-cell>
          <table:table-cell office:value-type="float" office:value="5.75494339077713" calcext:value-type="float">
            <text:p>5.75494339077713</text:p>
          </table:table-cell>
          <table:table-cell office:value-type="float" office:value="515.695026742078" calcext:value-type="float">
            <text:p>515.695026742078</text:p>
          </table:table-cell>
          <table:table-cell office:value-type="float" office:value="342.199047365583" calcext:value-type="float">
            <text:p>342.19904736558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60" calcext:value-type="float">
            <text:p>-860</text:p>
          </table:table-cell>
          <table:table-cell office:value-type="float" office:value="0.0378032230957745" calcext:value-type="float">
            <text:p>0.0378032230957745</text:p>
          </table:table-cell>
          <table:table-cell office:value-type="float" office:value="0.411494869374568" calcext:value-type="float">
            <text:p>0.411494869374568</text:p>
          </table:table-cell>
          <table:table-cell office:value-type="float" office:value="6.05774693253238" calcext:value-type="float">
            <text:p>6.05774693253238</text:p>
          </table:table-cell>
          <table:table-cell office:value-type="float" office:value="503.954515477303" calcext:value-type="float">
            <text:p>503.954515477303</text:p>
          </table:table-cell>
          <table:table-cell office:value-type="float" office:value="342.194599777984" calcext:value-type="float">
            <text:p>342.1945997779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59" calcext:value-type="float">
            <text:p>-859</text:p>
          </table:table-cell>
          <table:table-cell office:value-type="float" office:value="0.037462927875382" calcext:value-type="float">
            <text:p>0.037462927875382</text:p>
          </table:table-cell>
          <table:table-cell office:value-type="float" office:value="0.410662427931896" calcext:value-type="float">
            <text:p>0.410662427931896</text:p>
          </table:table-cell>
          <table:table-cell office:value-type="float" office:value="0.0762331683158077" calcext:value-type="float">
            <text:p>0.0762331683158077</text:p>
          </table:table-cell>
          <table:table-cell office:value-type="float" office:value="491.780427939226" calcext:value-type="float">
            <text:p>491.780427939226</text:p>
          </table:table-cell>
          <table:table-cell office:value-type="float" office:value="342.190211325048" calcext:value-type="float">
            <text:p>342.19021132504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58" calcext:value-type="float">
            <text:p>-858</text:p>
          </table:table-cell>
          <table:table-cell office:value-type="float" office:value="0.0370407331120676" calcext:value-type="float">
            <text:p>0.0370407331120676</text:p>
          </table:table-cell>
          <table:table-cell office:value-type="float" office:value="0.409787612260247" calcext:value-type="float">
            <text:p>0.409787612260247</text:p>
          </table:table-cell>
          <table:table-cell office:value-type="float" office:value="0.380017388246984" calcext:value-type="float">
            <text:p>0.380017388246984</text:p>
          </table:table-cell>
          <table:table-cell office:value-type="float" office:value="480.133983137014" calcext:value-type="float">
            <text:p>480.133983137014</text:p>
          </table:table-cell>
          <table:table-cell office:value-type="float" office:value="342.184822082494" calcext:value-type="float">
            <text:p>342.18482208249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57" calcext:value-type="float">
            <text:p>-857</text:p>
          </table:table-cell>
          <table:table-cell office:value-type="float" office:value="0.0365790441457118" calcext:value-type="float">
            <text:p>0.0365790441457118</text:p>
          </table:table-cell>
          <table:table-cell office:value-type="float" office:value="0.408885881852637" calcext:value-type="float">
            <text:p>0.408885881852637</text:p>
          </table:table-cell>
          <table:table-cell office:value-type="float" office:value="0.68454088975841" calcext:value-type="float">
            <text:p>0.68454088975841</text:p>
          </table:table-cell>
          <table:table-cell office:value-type="float" office:value="470.057146721337" calcext:value-type="float">
            <text:p>470.057146721337</text:p>
          </table:table-cell>
          <table:table-cell office:value-type="float" office:value="342.178998906403" calcext:value-type="float">
            <text:p>342.1789989064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856" calcext:value-type="float">
            <text:p>-856</text:p>
          </table:table-cell>
          <table:table-cell office:value-type="float" office:value="0.0361305401745905" calcext:value-type="float">
            <text:p>0.0361305401745905</text:p>
          </table:table-cell>
          <table:table-cell office:value-type="float" office:value="0.407971547059467" calcext:value-type="float">
            <text:p>0.407971547059467</text:p>
          </table:table-cell>
          <table:table-cell office:value-type="float" office:value="0.987599417351106" calcext:value-type="float">
            <text:p>0.987599417351106</text:p>
          </table:table-cell>
          <table:table-cell office:value-type="float" office:value="462.339272085279" calcext:value-type="float">
            <text:p>462.339272085279</text:p>
          </table:table-cell>
          <table:table-cell office:value-type="float" office:value="342.173412247438" calcext:value-type="float">
            <text:p>342.17341224743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855" calcext:value-type="float">
            <text:p>-855</text:p>
          </table:table-cell>
          <table:table-cell office:value-type="float" office:value="0.0356226050386481" calcext:value-type="float">
            <text:p>0.0356226050386481</text:p>
          </table:table-cell>
          <table:table-cell office:value-type="float" office:value="0.407059257701609" calcext:value-type="float">
            <text:p>0.407059257701609</text:p>
          </table:table-cell>
          <table:table-cell office:value-type="float" office:value="1.29485676609668" calcext:value-type="float">
            <text:p>1.29485676609668</text:p>
          </table:table-cell>
          <table:table-cell office:value-type="float" office:value="457.45492288618" calcext:value-type="float">
            <text:p>457.45492288618</text:p>
          </table:table-cell>
          <table:table-cell office:value-type="float" office:value="342.167168851432" calcext:value-type="float">
            <text:p>342.16716885143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854" calcext:value-type="float">
            <text:p>-854</text:p>
          </table:table-cell>
          <table:table-cell office:value-type="float" office:value="0.0351040684146419" calcext:value-type="float">
            <text:p>0.0351040684146419</text:p>
          </table:table-cell>
          <table:table-cell office:value-type="float" office:value="0.406161786991204" calcext:value-type="float">
            <text:p>0.406161786991204</text:p>
          </table:table-cell>
          <table:table-cell office:value-type="float" office:value="1.60035595292976" calcext:value-type="float">
            <text:p>1.60035595292976</text:p>
          </table:table-cell>
          <table:table-cell office:value-type="float" office:value="455.733492282196" calcext:value-type="float">
            <text:p>455.733492282196</text:p>
          </table:table-cell>
          <table:table-cell office:value-type="float" office:value="342.16088666957" calcext:value-type="float">
            <text:p>342.1608866695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853" calcext:value-type="float">
            <text:p>-853</text:p>
          </table:table-cell>
          <table:table-cell office:value-type="float" office:value="0.0345342373949043" calcext:value-type="float">
            <text:p>0.0345342373949043</text:p>
          </table:table-cell>
          <table:table-cell office:value-type="float" office:value="0.405294611319957" calcext:value-type="float">
            <text:p>0.405294611319957</text:p>
          </table:table-cell>
          <table:table-cell office:value-type="float" office:value="1.9069277528899" calcext:value-type="float">
            <text:p>1.9069277528899</text:p>
          </table:table-cell>
          <table:table-cell office:value-type="float" office:value="457.162048656591" calcext:value-type="float">
            <text:p>457.162048656591</text:p>
          </table:table-cell>
          <table:table-cell office:value-type="float" office:value="342.154089670363" calcext:value-type="float">
            <text:p>342.15408967036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852" calcext:value-type="float">
            <text:p>-852</text:p>
          </table:table-cell>
          <table:table-cell office:value-type="float" office:value="0.0339687693602362" calcext:value-type="float">
            <text:p>0.0339687693602362</text:p>
          </table:table-cell>
          <table:table-cell office:value-type="float" office:value="0.404472189617238" calcext:value-type="float">
            <text:p>0.404472189617238</text:p>
          </table:table-cell>
          <table:table-cell office:value-type="float" office:value="2.21418700191286" calcext:value-type="float">
            <text:p>2.21418700191286</text:p>
          </table:table-cell>
          <table:table-cell office:value-type="float" office:value="461.416860318411" calcext:value-type="float">
            <text:p>461.416860318411</text:p>
          </table:table-cell>
          <table:table-cell office:value-type="float" office:value="342.147455065602" calcext:value-type="float">
            <text:p>342.14745506560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851" calcext:value-type="float">
            <text:p>-851</text:p>
          </table:table-cell>
          <table:table-cell office:value-type="float" office:value="0.0334223559434278" calcext:value-type="float">
            <text:p>0.0334223559434278</text:p>
          </table:table-cell>
          <table:table-cell office:value-type="float" office:value="0.403707506043438" calcext:value-type="float">
            <text:p>0.403707506043438</text:p>
          </table:table-cell>
          <table:table-cell office:value-type="float" office:value="2.52302022277763" calcext:value-type="float">
            <text:p>2.52302022277763</text:p>
          </table:table-cell>
          <table:table-cell office:value-type="float" office:value="468.004776366911" calcext:value-type="float">
            <text:p>468.004776366911</text:p>
          </table:table-cell>
          <table:table-cell office:value-type="float" office:value="342.141148443836" calcext:value-type="float">
            <text:p>342.1411484438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850" calcext:value-type="float">
            <text:p>-850</text:p>
          </table:table-cell>
          <table:table-cell office:value-type="float" office:value="0.0327109375777937" calcext:value-type="float">
            <text:p>0.0327109375777937</text:p>
          </table:table-cell>
          <table:table-cell office:value-type="float" office:value="0.403015950324066" calcext:value-type="float">
            <text:p>0.403015950324066</text:p>
          </table:table-cell>
          <table:table-cell office:value-type="float" office:value="2.83109703007163" calcext:value-type="float">
            <text:p>2.83109703007163</text:p>
          </table:table-cell>
          <table:table-cell office:value-type="float" office:value="476.234818720118" calcext:value-type="float">
            <text:p>476.234818720118</text:p>
          </table:table-cell>
          <table:table-cell office:value-type="float" office:value="342.133091124111" calcext:value-type="float">
            <text:p>342.13309112411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849" calcext:value-type="float">
            <text:p>-849</text:p>
          </table:table-cell>
          <table:table-cell office:value-type="float" office:value="0.0321548061851275" calcext:value-type="float">
            <text:p>0.0321548061851275</text:p>
          </table:table-cell>
          <table:table-cell office:value-type="float" office:value="0.402413243367977" calcext:value-type="float">
            <text:p>0.402413243367977</text:p>
          </table:table-cell>
          <table:table-cell office:value-type="float" office:value="3.13957314503904" calcext:value-type="float">
            <text:p>3.13957314503904</text:p>
          </table:table-cell>
          <table:table-cell office:value-type="float" office:value="485.148628343845" calcext:value-type="float">
            <text:p>485.148628343845</text:p>
          </table:table-cell>
          <table:table-cell office:value-type="float" office:value="342.126913647888" calcext:value-type="float">
            <text:p>342.1269136478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848" calcext:value-type="float">
            <text:p>-848</text:p>
          </table:table-cell>
          <table:table-cell office:value-type="float" office:value="0.0314706992458902" calcext:value-type="float">
            <text:p>0.0314706992458902</text:p>
          </table:table-cell>
          <table:table-cell office:value-type="float" office:value="0.401911287207627" calcext:value-type="float">
            <text:p>0.401911287207627</text:p>
          </table:table-cell>
          <table:table-cell office:value-type="float" office:value="3.45030225009731" calcext:value-type="float">
            <text:p>3.45030225009731</text:p>
          </table:table-cell>
          <table:table-cell office:value-type="float" office:value="493.951660767826" calcext:value-type="float">
            <text:p>493.951660767826</text:p>
          </table:table-cell>
          <table:table-cell office:value-type="float" office:value="342.119460365841" calcext:value-type="float">
            <text:p>342.11946036584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847" calcext:value-type="float">
            <text:p>-847</text:p>
          </table:table-cell>
          <table:table-cell office:value-type="float" office:value="0.0307596508333245" calcext:value-type="float">
            <text:p>0.0307596508333245</text:p>
          </table:table-cell>
          <table:table-cell office:value-type="float" office:value="0.401526157102152" calcext:value-type="float">
            <text:p>0.401526157102152</text:p>
          </table:table-cell>
          <table:table-cell office:value-type="float" office:value="3.76031557688255" calcext:value-type="float">
            <text:p>3.76031557688255</text:p>
          </table:table-cell>
          <table:table-cell office:value-type="float" office:value="501.631026963888" calcext:value-type="float">
            <text:p>501.631026963888</text:p>
          </table:table-cell>
          <table:table-cell office:value-type="float" office:value="342.111883927175" calcext:value-type="float">
            <text:p>342.1118839271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846" calcext:value-type="float">
            <text:p>-846</text:p>
          </table:table-cell>
          <table:table-cell office:value-type="float" office:value="0.0301022259703573" calcext:value-type="float">
            <text:p>0.0301022259703573</text:p>
          </table:table-cell>
          <table:table-cell office:value-type="float" office:value="0.40126741581006" calcext:value-type="float">
            <text:p>0.40126741581006</text:p>
          </table:table-cell>
          <table:table-cell office:value-type="float" office:value="4.07069714856112" calcext:value-type="float">
            <text:p>4.07069714856112</text:p>
          </table:table-cell>
          <table:table-cell office:value-type="float" office:value="507.524707378711" calcext:value-type="float">
            <text:p>507.524707378711</text:p>
          </table:table-cell>
          <table:table-cell office:value-type="float" office:value="342.105033341691" calcext:value-type="float">
            <text:p>342.1050333416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845" calcext:value-type="float">
            <text:p>-845</text:p>
          </table:table-cell>
          <table:table-cell office:value-type="float" office:value="0.0293714190958945" calcext:value-type="float">
            <text:p>0.0293714190958945</text:p>
          </table:table-cell>
          <table:table-cell office:value-type="float" office:value="0.401143285144167" calcext:value-type="float">
            <text:p>0.401143285144167</text:p>
          </table:table-cell>
          <table:table-cell office:value-type="float" office:value="4.38178084402998" calcext:value-type="float">
            <text:p>4.38178084402998</text:p>
          </table:table-cell>
          <table:table-cell office:value-type="float" office:value="511.01560109202" calcext:value-type="float">
            <text:p>511.01560109202</text:p>
          </table:table-cell>
          <table:table-cell office:value-type="float" office:value="342.097592257967" calcext:value-type="float">
            <text:p>342.09759225796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844" calcext:value-type="float">
            <text:p>-844</text:p>
          </table:table-cell>
          <table:table-cell office:value-type="float" office:value="0.0286342417639424" calcext:value-type="float">
            <text:p>0.0286342417639424</text:p>
          </table:table-cell>
          <table:table-cell office:value-type="float" office:value="0.40115987151705" calcext:value-type="float">
            <text:p>0.40115987151705</text:p>
          </table:table-cell>
          <table:table-cell office:value-type="float" office:value="4.69524169516948" calcext:value-type="float">
            <text:p>4.69524169516948</text:p>
          </table:table-cell>
          <table:table-cell office:value-type="float" office:value="511.880435080669" calcext:value-type="float">
            <text:p>511.880435080669</text:p>
          </table:table-cell>
          <table:table-cell office:value-type="float" office:value="342.090272052815" calcext:value-type="float">
            <text:p>342.09027205281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843" calcext:value-type="float">
            <text:p>-843</text:p>
          </table:table-cell>
          <table:table-cell office:value-type="float" office:value="0.0278960770528612" calcext:value-type="float">
            <text:p>0.0278960770528612</text:p>
          </table:table-cell>
          <table:table-cell office:value-type="float" office:value="0.401318693913864" calcext:value-type="float">
            <text:p>0.401318693913864</text:p>
          </table:table-cell>
          <table:table-cell office:value-type="float" office:value="5.00556283510207" calcext:value-type="float">
            <text:p>5.00556283510207</text:p>
          </table:table-cell>
          <table:table-cell office:value-type="float" office:value="510.158040614062" calcext:value-type="float">
            <text:p>510.158040614062</text:p>
          </table:table-cell>
          <table:table-cell office:value-type="float" office:value="342.083128930731" calcext:value-type="float">
            <text:p>342.08312893073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842" calcext:value-type="float">
            <text:p>-842</text:p>
          </table:table-cell>
          <table:table-cell office:value-type="float" office:value="0.0271132512856228" calcext:value-type="float">
            <text:p>0.0271132512856228</text:p>
          </table:table-cell>
          <table:table-cell office:value-type="float" office:value="0.401618877093065" calcext:value-type="float">
            <text:p>0.401618877093065</text:p>
          </table:table-cell>
          <table:table-cell office:value-type="float" office:value="5.31959099151583" calcext:value-type="float">
            <text:p>5.31959099151583</text:p>
          </table:table-cell>
          <table:table-cell office:value-type="float" office:value="506.113854206555" calcext:value-type="float">
            <text:p>506.113854206555</text:p>
          </table:table-cell>
          <table:table-cell office:value-type="float" office:value="342.075757917794" calcext:value-type="float">
            <text:p>342.07575791779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841" calcext:value-type="float">
            <text:p>-841</text:p>
          </table:table-cell>
          <table:table-cell office:value-type="float" office:value="0.0263859305697156" calcext:value-type="float">
            <text:p>0.0263859305697156</text:p>
          </table:table-cell>
          <table:table-cell office:value-type="float" office:value="0.402056177660162" calcext:value-type="float">
            <text:p>0.402056177660162</text:p>
          </table:table-cell>
          <table:table-cell office:value-type="float" office:value="5.63328263226473" calcext:value-type="float">
            <text:p>5.63328263226473</text:p>
          </table:table-cell>
          <table:table-cell office:value-type="float" office:value="500.409291821487" calcext:value-type="float">
            <text:p>500.409291821487</text:p>
          </table:table-cell>
          <table:table-cell office:value-type="float" office:value="342.069097950496" calcext:value-type="float">
            <text:p>342.06909795049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840" calcext:value-type="float">
            <text:p>-840</text:p>
          </table:table-cell>
          <table:table-cell office:value-type="float" office:value="0.0255518075955411" calcext:value-type="float">
            <text:p>0.0255518075955411</text:p>
          </table:table-cell>
          <table:table-cell office:value-type="float" office:value="0.402621756980097" calcext:value-type="float">
            <text:p>0.402621756980097</text:p>
          </table:table-cell>
          <table:table-cell office:value-type="float" office:value="5.94722597736344" calcext:value-type="float">
            <text:p>5.94722597736344</text:p>
          </table:table-cell>
          <table:table-cell office:value-type="float" office:value="493.662424896475" calcext:value-type="float">
            <text:p>493.662424896475</text:p>
          </table:table-cell>
          <table:table-cell office:value-type="float" office:value="342.061683391749" calcext:value-type="float">
            <text:p>342.061683391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839" calcext:value-type="float">
            <text:p>-839</text:p>
          </table:table-cell>
          <table:table-cell office:value-type="float" office:value="0.0247741661813188" calcext:value-type="float">
            <text:p>0.0247741661813188</text:p>
          </table:table-cell>
          <table:table-cell office:value-type="float" office:value="0.403304801807893" calcext:value-type="float">
            <text:p>0.403304801807893</text:p>
          </table:table-cell>
          <table:table-cell office:value-type="float" office:value="6.26255820379158" calcext:value-type="float">
            <text:p>6.26255820379158</text:p>
          </table:table-cell>
          <table:table-cell office:value-type="float" office:value="486.724822051376" calcext:value-type="float">
            <text:p>486.724822051376</text:p>
          </table:table-cell>
          <table:table-cell office:value-type="float" office:value="342.054985827518" calcext:value-type="float">
            <text:p>342.0549858275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838" calcext:value-type="float">
            <text:p>-838</text:p>
          </table:table-cell>
          <table:table-cell office:value-type="float" office:value="0.0240229795716677" calcext:value-type="float">
            <text:p>0.0240229795716677</text:p>
          </table:table-cell>
          <table:table-cell office:value-type="float" office:value="0.40409116904584" calcext:value-type="float">
            <text:p>0.40409116904584</text:p>
          </table:table-cell>
          <table:table-cell office:value-type="float" office:value="0.295363656848506" calcext:value-type="float">
            <text:p>0.295363656848506</text:p>
          </table:table-cell>
          <table:table-cell office:value-type="float" office:value="480.334826309034" calcext:value-type="float">
            <text:p>480.334826309034</text:p>
          </table:table-cell>
          <table:table-cell office:value-type="float" office:value="342.048713006809" calcext:value-type="float">
            <text:p>342.0487130068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837" calcext:value-type="float">
            <text:p>-837</text:p>
          </table:table-cell>
          <table:table-cell office:value-type="float" office:value="0.0231778091184338" calcext:value-type="float">
            <text:p>0.0231778091184338</text:p>
          </table:table-cell>
          <table:table-cell office:value-type="float" office:value="0.404962551672016" calcext:value-type="float">
            <text:p>0.404962551672016</text:p>
          </table:table-cell>
          <table:table-cell office:value-type="float" office:value="0.61285782227365" calcext:value-type="float">
            <text:p>0.61285782227365</text:p>
          </table:table-cell>
          <table:table-cell office:value-type="float" office:value="475.187742626939" calcext:value-type="float">
            <text:p>475.187742626939</text:p>
          </table:table-cell>
          <table:table-cell office:value-type="float" office:value="342.041886646139" calcext:value-type="float">
            <text:p>342.04188664613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836" calcext:value-type="float">
            <text:p>-836</text:p>
          </table:table-cell>
          <table:table-cell office:value-type="float" office:value="0.0224406151717085" calcext:value-type="float">
            <text:p>0.0224406151717085</text:p>
          </table:table-cell>
          <table:table-cell office:value-type="float" office:value="0.405900377023027" calcext:value-type="float">
            <text:p>0.405900377023027</text:p>
          </table:table-cell>
          <table:table-cell office:value-type="float" office:value="0.93191946282055" calcext:value-type="float">
            <text:p>0.93191946282055</text:p>
          </table:table-cell>
          <table:table-cell office:value-type="float" office:value="471.7177482031" calcext:value-type="float">
            <text:p>471.7177482031</text:p>
          </table:table-cell>
          <table:table-cell office:value-type="float" office:value="342.03613232959" calcext:value-type="float">
            <text:p>342.036132329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835" calcext:value-type="float">
            <text:p>-835</text:p>
          </table:table-cell>
          <table:table-cell office:value-type="float" office:value="0.0216569969795069" calcext:value-type="float">
            <text:p>0.0216569969795069</text:p>
          </table:table-cell>
          <table:table-cell office:value-type="float" office:value="0.406882202038057" calcext:value-type="float">
            <text:p>0.406882202038057</text:p>
          </table:table-cell>
          <table:table-cell office:value-type="float" office:value="1.24844450639702" calcext:value-type="float">
            <text:p>1.24844450639702</text:p>
          </table:table-cell>
          <table:table-cell office:value-type="float" office:value="470.365026453246" calcext:value-type="float">
            <text:p>470.365026453246</text:p>
          </table:table-cell>
          <table:table-cell office:value-type="float" office:value="342.030219857943" calcext:value-type="float">
            <text:p>342.0302198579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834" calcext:value-type="float">
            <text:p>-834</text:p>
          </table:table-cell>
          <table:table-cell office:value-type="float" office:value="0.0209307855207297" calcext:value-type="float">
            <text:p>0.0209307855207297</text:p>
          </table:table-cell>
          <table:table-cell office:value-type="float" office:value="0.407883171019411" calcext:value-type="float">
            <text:p>0.407883171019411</text:p>
          </table:table-cell>
          <table:table-cell office:value-type="float" office:value="1.57261614767004" calcext:value-type="float">
            <text:p>1.57261614767004</text:p>
          </table:table-cell>
          <table:table-cell office:value-type="float" office:value="471.082717193705" calcext:value-type="float">
            <text:p>471.082717193705</text:p>
          </table:table-cell>
          <table:table-cell office:value-type="float" office:value="342.024928388735" calcext:value-type="float">
            <text:p>342.0249283887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833" calcext:value-type="float">
            <text:p>-833</text:p>
          </table:table-cell>
          <table:table-cell office:value-type="float" office:value="0.0201689630358156" calcext:value-type="float">
            <text:p>0.0201689630358156</text:p>
          </table:table-cell>
          <table:table-cell office:value-type="float" office:value="0.408878388490715" calcext:value-type="float">
            <text:p>0.408878388490715</text:p>
          </table:table-cell>
          <table:table-cell office:value-type="float" office:value="1.89169786454076" calcext:value-type="float">
            <text:p>1.89169786454076</text:p>
          </table:table-cell>
          <table:table-cell office:value-type="float" office:value="473.896856677534" calcext:value-type="float">
            <text:p>473.896856677534</text:p>
          </table:table-cell>
          <table:table-cell office:value-type="float" office:value="342.019571645637" calcext:value-type="float">
            <text:p>342.0195716456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832" calcext:value-type="float">
            <text:p>-832</text:p>
          </table:table-cell>
          <table:table-cell office:value-type="float" office:value="0.0194509522290024" calcext:value-type="float">
            <text:p>0.0194509522290024</text:p>
          </table:table-cell>
          <table:table-cell office:value-type="float" office:value="0.409840600002829" calcext:value-type="float">
            <text:p>0.409840600002829</text:p>
          </table:table-cell>
          <table:table-cell office:value-type="float" office:value="2.21313416729803" calcext:value-type="float">
            <text:p>2.21313416729803</text:p>
          </table:table-cell>
          <table:table-cell office:value-type="float" office:value="478.407781006717" calcext:value-type="float">
            <text:p>478.407781006717</text:p>
          </table:table-cell>
          <table:table-cell office:value-type="float" office:value="342.014704964212" calcext:value-type="float">
            <text:p>342.01470496421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831" calcext:value-type="float">
            <text:p>-831</text:p>
          </table:table-cell>
          <table:table-cell office:value-type="float" office:value="0.0187795364835035" calcext:value-type="float">
            <text:p>0.0187795364835035</text:p>
          </table:table-cell>
          <table:table-cell office:value-type="float" office:value="0.410740772325198" calcext:value-type="float">
            <text:p>0.410740772325198</text:p>
          </table:table-cell>
          <table:table-cell office:value-type="float" office:value="2.53983110673891" calcext:value-type="float">
            <text:p>2.53983110673891</text:p>
          </table:table-cell>
          <table:table-cell office:value-type="float" office:value="484.225571819071" calcext:value-type="float">
            <text:p>484.225571819071</text:p>
          </table:table-cell>
          <table:table-cell office:value-type="float" office:value="342.010313876292" calcext:value-type="float">
            <text:p>342.0103138762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830" calcext:value-type="float">
            <text:p>-830</text:p>
          </table:table-cell>
          <table:table-cell office:value-type="float" office:value="0.0180673406325021" calcext:value-type="float">
            <text:p>0.0180673406325021</text:p>
          </table:table-cell>
          <table:table-cell office:value-type="float" office:value="0.411552979345235" calcext:value-type="float">
            <text:p>0.411552979345235</text:p>
          </table:table-cell>
          <table:table-cell office:value-type="float" office:value="2.86267072944424" calcext:value-type="float">
            <text:p>2.86267072944424</text:p>
          </table:table-cell>
          <table:table-cell office:value-type="float" office:value="490.691773475135" calcext:value-type="float">
            <text:p>490.691773475135</text:p>
          </table:table-cell>
          <table:table-cell office:value-type="float" office:value="342.005824831154" calcext:value-type="float">
            <text:p>342.00582483115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829" calcext:value-type="float">
            <text:p>-829</text:p>
          </table:table-cell>
          <table:table-cell office:value-type="float" office:value="0.0173823042309589" calcext:value-type="float">
            <text:p>0.0173823042309589</text:p>
          </table:table-cell>
          <table:table-cell office:value-type="float" office:value="0.412250599049958" calcext:value-type="float">
            <text:p>0.412250599049958</text:p>
          </table:table-cell>
          <table:table-cell office:value-type="float" office:value="3.19072284323047" calcext:value-type="float">
            <text:p>3.19072284323047</text:p>
          </table:table-cell>
          <table:table-cell office:value-type="float" office:value="497.250006183007" calcext:value-type="float">
            <text:p>497.250006183007</text:p>
          </table:table-cell>
          <table:table-cell office:value-type="float" office:value="342.001670865298" calcext:value-type="float">
            <text:p>342.00167086529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828" calcext:value-type="float">
            <text:p>-828</text:p>
          </table:table-cell>
          <table:table-cell office:value-type="float" office:value="0.0167994913961257" calcext:value-type="float">
            <text:p>0.0167994913961257</text:p>
          </table:table-cell>
          <table:table-cell office:value-type="float" office:value="0.412810212052905" calcext:value-type="float">
            <text:p>0.412810212052905</text:p>
          </table:table-cell>
          <table:table-cell office:value-type="float" office:value="3.51863603715609" calcext:value-type="float">
            <text:p>3.51863603715609</text:p>
          </table:table-cell>
          <table:table-cell office:value-type="float" office:value="503.204775755533" calcext:value-type="float">
            <text:p>503.204775755533</text:p>
          </table:table-cell>
          <table:table-cell office:value-type="float" office:value="341.99826327823" calcext:value-type="float">
            <text:p>341.9982632782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827" calcext:value-type="float">
            <text:p>-827</text:p>
          </table:table-cell>
          <table:table-cell office:value-type="float" office:value="0.0161159161095128" calcext:value-type="float">
            <text:p>0.0161159161095128</text:p>
          </table:table-cell>
          <table:table-cell office:value-type="float" office:value="0.413211111694694" calcext:value-type="float">
            <text:p>0.413211111694694</text:p>
          </table:table-cell>
          <table:table-cell office:value-type="float" office:value="3.85112257058499" calcext:value-type="float">
            <text:p>3.85112257058499</text:p>
          </table:table-cell>
          <table:table-cell office:value-type="float" office:value="507.993542210616" calcext:value-type="float">
            <text:p>507.993542210616</text:p>
          </table:table-cell>
          <table:table-cell office:value-type="float" office:value="341.99441474936" calcext:value-type="float">
            <text:p>341.9944147493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826" calcext:value-type="float">
            <text:p>-826</text:p>
          </table:table-cell>
          <table:table-cell office:value-type="float" office:value="0.0155521592805138" calcext:value-type="float">
            <text:p>0.0155521592805138</text:p>
          </table:table-cell>
          <table:table-cell office:value-type="float" office:value="0.413437502946593" calcext:value-type="float">
            <text:p>0.413437502946593</text:p>
          </table:table-cell>
          <table:table-cell office:value-type="float" office:value="4.18499140994227" calcext:value-type="float">
            <text:p>4.18499140994227</text:p>
          </table:table-cell>
          <table:table-cell office:value-type="float" office:value="511.217395948106" calcext:value-type="float">
            <text:p>511.217395948106</text:p>
          </table:table-cell>
          <table:table-cell office:value-type="float" office:value="341.991361167985" calcext:value-type="float">
            <text:p>341.99136116798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825" calcext:value-type="float">
            <text:p>-825</text:p>
          </table:table-cell>
          <table:table-cell office:value-type="float" office:value="0.0149786668803965" calcext:value-type="float">
            <text:p>0.0149786668803965</text:p>
          </table:table-cell>
          <table:table-cell office:value-type="float" office:value="0.413477292419399" calcext:value-type="float">
            <text:p>0.413477292419399</text:p>
          </table:table-cell>
          <table:table-cell office:value-type="float" office:value="4.51987578056631" calcext:value-type="float">
            <text:p>4.51987578056631</text:p>
          </table:table-cell>
          <table:table-cell office:value-type="float" office:value="512.538910943905" calcext:value-type="float">
            <text:p>512.538910943905</text:p>
          </table:table-cell>
          <table:table-cell office:value-type="float" office:value="341.98836648597" calcext:value-type="float">
            <text:p>341.988366485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824" calcext:value-type="float">
            <text:p>-824</text:p>
          </table:table-cell>
          <table:table-cell office:value-type="float" office:value="0.0144414533021412" calcext:value-type="float">
            <text:p>0.0144414533021412</text:p>
          </table:table-cell>
          <table:table-cell office:value-type="float" office:value="0.413328163310789" calcext:value-type="float">
            <text:p>0.413328163310789</text:p>
          </table:table-cell>
          <table:table-cell office:value-type="float" office:value="4.86148539759048" calcext:value-type="float">
            <text:p>4.86148539759048</text:p>
          </table:table-cell>
          <table:table-cell office:value-type="float" office:value="511.939911804522" calcext:value-type="float">
            <text:p>511.939911804522</text:p>
          </table:table-cell>
          <table:table-cell office:value-type="float" office:value="341.985663367618" calcext:value-type="float">
            <text:p>341.9856633676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823" calcext:value-type="float">
            <text:p>-823</text:p>
          </table:table-cell>
          <table:table-cell office:value-type="float" office:value="0.0139667782352009" calcext:value-type="float">
            <text:p>0.0139667782352009</text:p>
          </table:table-cell>
          <table:table-cell office:value-type="float" office:value="0.412989418956707" calcext:value-type="float">
            <text:p>0.412989418956707</text:p>
          </table:table-cell>
          <table:table-cell office:value-type="float" office:value="5.2069834696583" calcext:value-type="float">
            <text:p>5.2069834696583</text:p>
          </table:table-cell>
          <table:table-cell office:value-type="float" office:value="509.540971973681" calcext:value-type="float">
            <text:p>509.540971973681</text:p>
          </table:table-cell>
          <table:table-cell office:value-type="float" office:value="341.983357126481" calcext:value-type="float">
            <text:p>341.98335712648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822" calcext:value-type="float">
            <text:p>-822</text:p>
          </table:table-cell>
          <table:table-cell office:value-type="float" office:value="0.0134503483985242" calcext:value-type="float">
            <text:p>0.0134503483985242</text:p>
          </table:table-cell>
          <table:table-cell office:value-type="float" office:value="0.41246851090397" calcext:value-type="float">
            <text:p>0.41246851090397</text:p>
          </table:table-cell>
          <table:table-cell office:value-type="float" office:value="5.5499789925932" calcext:value-type="float">
            <text:p>5.5499789925932</text:p>
          </table:table-cell>
          <table:table-cell office:value-type="float" office:value="505.631122968783" calcext:value-type="float">
            <text:p>505.631122968783</text:p>
          </table:table-cell>
          <table:table-cell office:value-type="float" office:value="341.980935604849" calcext:value-type="float">
            <text:p>341.98093560484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821" calcext:value-type="float">
            <text:p>-821</text:p>
          </table:table-cell>
          <table:table-cell office:value-type="float" office:value="0.0131102179123925" calcext:value-type="float">
            <text:p>0.0131102179123925</text:p>
          </table:table-cell>
          <table:table-cell office:value-type="float" office:value="0.411778538575927" calcext:value-type="float">
            <text:p>0.411778538575927</text:p>
          </table:table-cell>
          <table:table-cell office:value-type="float" office:value="5.90449931645765" calcext:value-type="float">
            <text:p>5.90449931645765</text:p>
          </table:table-cell>
          <table:table-cell office:value-type="float" office:value="500.68465387745" calcext:value-type="float">
            <text:p>500.68465387745</text:p>
          </table:table-cell>
          <table:table-cell office:value-type="float" office:value="341.979390597947" calcext:value-type="float">
            <text:p>341.97939059794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820" calcext:value-type="float">
            <text:p>-820</text:p>
          </table:table-cell>
          <table:table-cell office:value-type="float" office:value="0.0127143509958604" calcext:value-type="float">
            <text:p>0.0127143509958604</text:p>
          </table:table-cell>
          <table:table-cell office:value-type="float" office:value="0.410934509908514" calcext:value-type="float">
            <text:p>0.410934509908514</text:p>
          </table:table-cell>
          <table:table-cell office:value-type="float" office:value="6.26033116114987" calcext:value-type="float">
            <text:p>6.26033116114987</text:p>
          </table:table-cell>
          <table:table-cell office:value-type="float" office:value="495.195409255893" calcext:value-type="float">
            <text:p>495.195409255893</text:p>
          </table:table-cell>
          <table:table-cell office:value-type="float" office:value="341.977642267387" calcext:value-type="float">
            <text:p>341.97764226738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819" calcext:value-type="float">
            <text:p>-819</text:p>
          </table:table-cell>
          <table:table-cell office:value-type="float" office:value="0.0123818169034004" calcext:value-type="float">
            <text:p>0.0123818169034004</text:p>
          </table:table-cell>
          <table:table-cell office:value-type="float" office:value="0.409958753792135" calcext:value-type="float">
            <text:p>0.409958753792135</text:p>
          </table:table-cell>
          <table:table-cell office:value-type="float" office:value="0.334956047771786" calcext:value-type="float">
            <text:p>0.334956047771786</text:p>
          </table:table-cell>
          <table:table-cell office:value-type="float" office:value="489.78770846431" calcext:value-type="float">
            <text:p>489.78770846431</text:p>
          </table:table-cell>
          <table:table-cell office:value-type="float" office:value="341.976215087229" calcext:value-type="float">
            <text:p>341.976215087229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818" calcext:value-type="float">
            <text:p>-818</text:p>
          </table:table-cell>
          <table:table-cell office:value-type="float" office:value="0.0121899295564742" calcext:value-type="float">
            <text:p>0.0121899295564742</text:p>
          </table:table-cell>
          <table:table-cell office:value-type="float" office:value="0.408877766550012" calcext:value-type="float">
            <text:p>0.408877766550012</text:p>
          </table:table-cell>
          <table:table-cell office:value-type="float" office:value="0.698234391388656" calcext:value-type="float">
            <text:p>0.698234391388656</text:p>
          </table:table-cell>
          <table:table-cell office:value-type="float" office:value="484.88091693299" calcext:value-type="float">
            <text:p>484.88091693299</text:p>
          </table:table-cell>
          <table:table-cell office:value-type="float" office:value="341.975408756298" calcext:value-type="float">
            <text:p>341.97540875629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817" calcext:value-type="float">
            <text:p>-817</text:p>
          </table:table-cell>
          <table:table-cell office:value-type="float" office:value="0.0119929250885153" calcext:value-type="float">
            <text:p>0.0119929250885153</text:p>
          </table:table-cell>
          <table:table-cell office:value-type="float" office:value="0.407716821394455" calcext:value-type="float">
            <text:p>0.407716821394455</text:p>
          </table:table-cell>
          <table:table-cell office:value-type="float" office:value="1.06257925873886" calcext:value-type="float">
            <text:p>1.06257925873886</text:p>
          </table:table-cell>
          <table:table-cell office:value-type="float" office:value="481.010716016601" calcext:value-type="float">
            <text:p>481.010716016601</text:p>
          </table:table-cell>
          <table:table-cell office:value-type="float" office:value="341.974594030422" calcext:value-type="float">
            <text:p>341.97459403042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816" calcext:value-type="float">
            <text:p>-816</text:p>
          </table:table-cell>
          <table:table-cell office:value-type="float" office:value="0.0118801210547023" calcext:value-type="float">
            <text:p>0.0118801210547023</text:p>
          </table:table-cell>
          <table:table-cell office:value-type="float" office:value="0.406508617678166" calcext:value-type="float">
            <text:p>0.406508617678166</text:p>
          </table:table-cell>
          <table:table-cell office:value-type="float" office:value="1.43376816805837" calcext:value-type="float">
            <text:p>1.43376816805837</text:p>
          </table:table-cell>
          <table:table-cell office:value-type="float" office:value="478.413486590614" calcext:value-type="float">
            <text:p>478.413486590614</text:p>
          </table:table-cell>
          <table:table-cell office:value-type="float" office:value="341.974133500443" calcext:value-type="float">
            <text:p>341.97413350044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815" calcext:value-type="float">
            <text:p>-815</text:p>
          </table:table-cell>
          <table:table-cell office:value-type="float" office:value="0.0118316350183425" calcext:value-type="float">
            <text:p>0.0118316350183425</text:p>
          </table:table-cell>
          <table:table-cell office:value-type="float" office:value="0.405288597328226" calcext:value-type="float">
            <text:p>0.405288597328226</text:p>
          </table:table-cell>
          <table:table-cell office:value-type="float" office:value="1.79659375964798" calcext:value-type="float">
            <text:p>1.79659375964798</text:p>
          </table:table-cell>
          <table:table-cell office:value-type="float" office:value="477.286574109296" calcext:value-type="float">
            <text:p>477.286574109296</text:p>
          </table:table-cell>
          <table:table-cell office:value-type="float" office:value="341.973936890903" calcext:value-type="float">
            <text:p>341.97393689090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814" calcext:value-type="float">
            <text:p>-814</text:p>
          </table:table-cell>
          <table:table-cell office:value-type="float" office:value="0.0118740225426816" calcext:value-type="float">
            <text:p>0.0118740225426816</text:p>
          </table:table-cell>
          <table:table-cell office:value-type="float" office:value="0.404089651242617" calcext:value-type="float">
            <text:p>0.404089651242617</text:p>
          </table:table-cell>
          <table:table-cell office:value-type="float" office:value="2.16621998698842" calcext:value-type="float">
            <text:p>2.16621998698842</text:p>
          </table:table-cell>
          <table:table-cell office:value-type="float" office:value="477.591631433195" calcext:value-type="float">
            <text:p>477.591631433195</text:p>
          </table:table-cell>
          <table:table-cell office:value-type="float" office:value="341.97410872692" calcext:value-type="float">
            <text:p>341.9741087269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813" calcext:value-type="float">
            <text:p>-813</text:p>
          </table:table-cell>
          <table:table-cell office:value-type="float" office:value="0.0119478358321864" calcext:value-type="float">
            <text:p>0.0119478358321864</text:p>
          </table:table-cell>
          <table:table-cell office:value-type="float" office:value="0.402950306454753" calcext:value-type="float">
            <text:p>0.402950306454753</text:p>
          </table:table-cell>
          <table:table-cell office:value-type="float" office:value="2.53640296507485" calcext:value-type="float">
            <text:p>2.53640296507485</text:p>
          </table:table-cell>
          <table:table-cell office:value-type="float" office:value="479.241628641809" calcext:value-type="float">
            <text:p>479.241628641809</text:p>
          </table:table-cell>
          <table:table-cell office:value-type="float" office:value="341.974409428174" calcext:value-type="float">
            <text:p>341.97440942817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812" calcext:value-type="float">
            <text:p>-812</text:p>
          </table:table-cell>
          <table:table-cell office:value-type="float" office:value="0.0120633496664909" calcext:value-type="float">
            <text:p>0.0120633496664909</text:p>
          </table:table-cell>
          <table:table-cell office:value-type="float" office:value="0.401908713517646" calcext:value-type="float">
            <text:p>0.401908713517646</text:p>
          </table:table-cell>
          <table:table-cell office:value-type="float" office:value="2.89661507352894" calcext:value-type="float">
            <text:p>2.89661507352894</text:p>
          </table:table-cell>
          <table:table-cell office:value-type="float" office:value="481.804709060496" calcext:value-type="float">
            <text:p>481.804709060496</text:p>
          </table:table-cell>
          <table:table-cell office:value-type="float" office:value="341.974883751103" calcext:value-type="float">
            <text:p>341.97488375110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811" calcext:value-type="float">
            <text:p>-811</text:p>
          </table:table-cell>
          <table:table-cell office:value-type="float" office:value="0.0122608232640714" calcext:value-type="float">
            <text:p>0.0122608232640714</text:p>
          </table:table-cell>
          <table:table-cell office:value-type="float" office:value="0.400996054736969" calcext:value-type="float">
            <text:p>0.400996054736969</text:p>
          </table:table-cell>
          <table:table-cell office:value-type="float" office:value="3.26394770890984" calcext:value-type="float">
            <text:p>3.26394770890984</text:p>
          </table:table-cell>
          <table:table-cell office:value-type="float" office:value="485.044043618928" calcext:value-type="float">
            <text:p>485.044043618928</text:p>
          </table:table-cell>
          <table:table-cell office:value-type="float" office:value="341.975705191591" calcext:value-type="float">
            <text:p>341.97570519159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810" calcext:value-type="float">
            <text:p>-810</text:p>
          </table:table-cell>
          <table:table-cell office:value-type="float" office:value="0.0125016200029383" calcext:value-type="float">
            <text:p>0.0125016200029383</text:p>
          </table:table-cell>
          <table:table-cell office:value-type="float" office:value="0.400247421725977" calcext:value-type="float">
            <text:p>0.400247421725977</text:p>
          </table:table-cell>
          <table:table-cell office:value-type="float" office:value="3.62185494159882" calcext:value-type="float">
            <text:p>3.62185494159882</text:p>
          </table:table-cell>
          <table:table-cell office:value-type="float" office:value="488.334200453638" calcext:value-type="float">
            <text:p>488.334200453638</text:p>
          </table:table-cell>
          <table:table-cell office:value-type="float" office:value="341.976724901376" calcext:value-type="float">
            <text:p>341.97672490137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809" calcext:value-type="float">
            <text:p>-809</text:p>
          </table:table-cell>
          <table:table-cell office:value-type="float" office:value="0.0127214315006799" calcext:value-type="float">
            <text:p>0.0127214315006799</text:p>
          </table:table-cell>
          <table:table-cell office:value-type="float" office:value="0.399689073019299" calcext:value-type="float">
            <text:p>0.399689073019299</text:p>
          </table:table-cell>
          <table:table-cell office:value-type="float" office:value="3.98153260041141" calcext:value-type="float">
            <text:p>3.98153260041141</text:p>
          </table:table-cell>
          <table:table-cell office:value-type="float" office:value="491.281057398353" calcext:value-type="float">
            <text:p>491.281057398353</text:p>
          </table:table-cell>
          <table:table-cell office:value-type="float" office:value="341.977673067146" calcext:value-type="float">
            <text:p>341.9776730671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808" calcext:value-type="float">
            <text:p>-808</text:p>
          </table:table-cell>
          <table:table-cell office:value-type="float" office:value="0.0130242420526825" calcext:value-type="float">
            <text:p>0.0130242420526825</text:p>
          </table:table-cell>
          <table:table-cell office:value-type="float" office:value="0.399339131105389" calcext:value-type="float">
            <text:p>0.399339131105389</text:p>
          </table:table-cell>
          <table:table-cell office:value-type="float" office:value="4.3359117356185" calcext:value-type="float">
            <text:p>4.3359117356185</text:p>
          </table:table-cell>
          <table:table-cell office:value-type="float" office:value="493.444585473874" calcext:value-type="float">
            <text:p>493.444585473874</text:p>
          </table:table-cell>
          <table:table-cell office:value-type="float" office:value="341.979006330216" calcext:value-type="float">
            <text:p>341.9790063302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807" calcext:value-type="float">
            <text:p>-807</text:p>
          </table:table-cell>
          <table:table-cell office:value-type="float" office:value="0.0133403007232209" calcext:value-type="float">
            <text:p>0.0133403007232209</text:p>
          </table:table-cell>
          <table:table-cell office:value-type="float" office:value="0.399214289131778" calcext:value-type="float">
            <text:p>0.399214289131778</text:p>
          </table:table-cell>
          <table:table-cell office:value-type="float" office:value="4.68640663691786" calcext:value-type="float">
            <text:p>4.68640663691786</text:p>
          </table:table-cell>
          <table:table-cell office:value-type="float" office:value="494.492182940641" calcext:value-type="float">
            <text:p>494.492182940641</text:p>
          </table:table-cell>
          <table:table-cell office:value-type="float" office:value="341.980431392329" calcext:value-type="float">
            <text:p>341.98043139232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806" calcext:value-type="float">
            <text:p>-806</text:p>
          </table:table-cell>
          <table:table-cell office:value-type="float" office:value="0.0136527675517347" calcext:value-type="float">
            <text:p>0.0136527675517347</text:p>
          </table:table-cell>
          <table:table-cell office:value-type="float" office:value="0.399318548650307" calcext:value-type="float">
            <text:p>0.399318548650307</text:p>
          </table:table-cell>
          <table:table-cell office:value-type="float" office:value="5.03917475925858" calcext:value-type="float">
            <text:p>5.03917475925858</text:p>
          </table:table-cell>
          <table:table-cell office:value-type="float" office:value="494.218566637076" calcext:value-type="float">
            <text:p>494.218566637076</text:p>
          </table:table-cell>
          <table:table-cell office:value-type="float" office:value="341.981873864609" calcext:value-type="float">
            <text:p>341.981873864609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805" calcext:value-type="float">
            <text:p>-805</text:p>
          </table:table-cell>
          <table:table-cell office:value-type="float" office:value="0.0140030501582483" calcext:value-type="float">
            <text:p>0.0140030501582483</text:p>
          </table:table-cell>
          <table:table-cell office:value-type="float" office:value="0.399649760182263" calcext:value-type="float">
            <text:p>0.399649760182263</text:p>
          </table:table-cell>
          <table:table-cell office:value-type="float" office:value="5.38499984863236" calcext:value-type="float">
            <text:p>5.38499984863236</text:p>
          </table:table-cell>
          <table:table-cell office:value-type="float" office:value="492.67752284833" calcext:value-type="float">
            <text:p>492.67752284833</text:p>
          </table:table-cell>
          <table:table-cell office:value-type="float" office:value="341.983530634845" calcext:value-type="float">
            <text:p>341.9835306348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804" calcext:value-type="float">
            <text:p>-804</text:p>
          </table:table-cell>
          <table:table-cell office:value-type="float" office:value="0.0143232089514479" calcext:value-type="float">
            <text:p>0.0143232089514479</text:p>
          </table:table-cell>
          <table:table-cell office:value-type="float" office:value="0.400201281684435" calcext:value-type="float">
            <text:p>0.400201281684435</text:p>
          </table:table-cell>
          <table:table-cell office:value-type="float" office:value="5.72669597885397" calcext:value-type="float">
            <text:p>5.72669597885397</text:p>
          </table:table-cell>
          <table:table-cell office:value-type="float" office:value="490.020249443179" calcext:value-type="float">
            <text:p>490.020249443179</text:p>
          </table:table-cell>
          <table:table-cell office:value-type="float" office:value="341.985081656907" calcext:value-type="float">
            <text:p>341.98508165690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803" calcext:value-type="float">
            <text:p>-803</text:p>
          </table:table-cell>
          <table:table-cell office:value-type="float" office:value="0.014776256857768" calcext:value-type="float">
            <text:p>0.014776256857768</text:p>
          </table:table-cell>
          <table:table-cell office:value-type="float" office:value="0.400955316489363" calcext:value-type="float">
            <text:p>0.400955316489363</text:p>
          </table:table-cell>
          <table:table-cell office:value-type="float" office:value="6.07255868778274" calcext:value-type="float">
            <text:p>6.07255868778274</text:p>
          </table:table-cell>
          <table:table-cell office:value-type="float" office:value="486.541438682587" calcext:value-type="float">
            <text:p>486.541438682587</text:p>
          </table:table-cell>
          <table:table-cell office:value-type="float" office:value="341.987336413739" calcext:value-type="float">
            <text:p>341.98733641373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802" calcext:value-type="float">
            <text:p>-802</text:p>
          </table:table-cell>
          <table:table-cell office:value-type="float" office:value="0.0150782956539634" calcext:value-type="float">
            <text:p>0.0150782956539634</text:p>
          </table:table-cell>
          <table:table-cell office:value-type="float" office:value="0.401887932210171" calcext:value-type="float">
            <text:p>0.401887932210171</text:p>
          </table:table-cell>
          <table:table-cell office:value-type="float" office:value="0.126335916911531" calcext:value-type="float">
            <text:p>0.126335916911531</text:p>
          </table:table-cell>
          <table:table-cell office:value-type="float" office:value="482.773093812672" calcext:value-type="float">
            <text:p>482.773093812672</text:p>
          </table:table-cell>
          <table:table-cell office:value-type="float" office:value="341.988878650663" calcext:value-type="float">
            <text:p>341.9888786506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801" calcext:value-type="float">
            <text:p>-801</text:p>
          </table:table-cell>
          <table:table-cell office:value-type="float" office:value="0.0154862870627255" calcext:value-type="float">
            <text:p>0.0154862870627255</text:p>
          </table:table-cell>
          <table:table-cell office:value-type="float" office:value="0.402976915602109" calcext:value-type="float">
            <text:p>0.402976915602109</text:p>
          </table:table-cell>
          <table:table-cell office:value-type="float" office:value="0.462449115554323" calcext:value-type="float">
            <text:p>0.462449115554323</text:p>
          </table:table-cell>
          <table:table-cell office:value-type="float" office:value="479.163716575775" calcext:value-type="float">
            <text:p>479.163716575775</text:p>
          </table:table-cell>
          <table:table-cell office:value-type="float" office:value="341.99101147108" calcext:value-type="float">
            <text:p>341.991011471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800" calcext:value-type="float">
            <text:p>-800</text:p>
          </table:table-cell>
          <table:table-cell office:value-type="float" office:value="0.0159266624503029" calcext:value-type="float">
            <text:p>0.0159266624503029</text:p>
          </table:table-cell>
          <table:table-cell office:value-type="float" office:value="0.404190580698127" calcext:value-type="float">
            <text:p>0.404190580698127</text:p>
          </table:table-cell>
          <table:table-cell office:value-type="float" office:value="0.796925884336651" calcext:value-type="float">
            <text:p>0.796925884336651</text:p>
          </table:table-cell>
          <table:table-cell office:value-type="float" office:value="476.200023874667" calcext:value-type="float">
            <text:p>476.200023874667</text:p>
          </table:table-cell>
          <table:table-cell office:value-type="float" office:value="341.993377527655" calcext:value-type="float">
            <text:p>341.99337752765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799" calcext:value-type="float">
            <text:p>-799</text:p>
          </table:table-cell>
          <table:table-cell office:value-type="float" office:value="0.0162888525867845" calcext:value-type="float">
            <text:p>0.0162888525867845</text:p>
          </table:table-cell>
          <table:table-cell office:value-type="float" office:value="0.4054931190596" calcext:value-type="float">
            <text:p>0.4054931190596</text:p>
          </table:table-cell>
          <table:table-cell office:value-type="float" office:value="1.12729591492372" calcext:value-type="float">
            <text:p>1.12729591492372</text:p>
          </table:table-cell>
          <table:table-cell office:value-type="float" office:value="474.444979498072" calcext:value-type="float">
            <text:p>474.444979498072</text:p>
          </table:table-cell>
          <table:table-cell office:value-type="float" office:value="341.995373264966" calcext:value-type="float">
            <text:p>341.99537326496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798" calcext:value-type="float">
            <text:p>-798</text:p>
          </table:table-cell>
          <table:table-cell office:value-type="float" office:value="0.0166986994016998" calcext:value-type="float">
            <text:p>0.0166986994016998</text:p>
          </table:table-cell>
          <table:table-cell office:value-type="float" office:value="0.406853283635002" calcext:value-type="float">
            <text:p>0.406853283635002</text:p>
          </table:table-cell>
          <table:table-cell office:value-type="float" office:value="1.45696915443276" calcext:value-type="float">
            <text:p>1.45696915443276</text:p>
          </table:table-cell>
          <table:table-cell office:value-type="float" office:value="474.135512504933" calcext:value-type="float">
            <text:p>474.135512504933</text:p>
          </table:table-cell>
          <table:table-cell office:value-type="float" office:value="341.997685763878" calcext:value-type="float">
            <text:p>341.99768576387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797" calcext:value-type="float">
            <text:p>-797</text:p>
          </table:table-cell>
          <table:table-cell office:value-type="float" office:value="0.0171160450084595" calcext:value-type="float">
            <text:p>0.0171160450084595</text:p>
          </table:table-cell>
          <table:table-cell office:value-type="float" office:value="0.408234142949867" calcext:value-type="float">
            <text:p>0.408234142949867</text:p>
          </table:table-cell>
          <table:table-cell office:value-type="float" office:value="1.77851169512983" calcext:value-type="float">
            <text:p>1.77851169512983</text:p>
          </table:table-cell>
          <table:table-cell office:value-type="float" office:value="475.502149383739" calcext:value-type="float">
            <text:p>475.502149383739</text:p>
          </table:table-cell>
          <table:table-cell office:value-type="float" office:value="342.000099672597" calcext:value-type="float">
            <text:p>342.00009967259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796" calcext:value-type="float">
            <text:p>-796</text:p>
          </table:table-cell>
          <table:table-cell office:value-type="float" office:value="0.0174912929062851" calcext:value-type="float">
            <text:p>0.0174912929062851</text:p>
          </table:table-cell>
          <table:table-cell office:value-type="float" office:value="0.409596788851477" calcext:value-type="float">
            <text:p>0.409596788851477</text:p>
          </table:table-cell>
          <table:table-cell office:value-type="float" office:value="2.10571433763502" calcext:value-type="float">
            <text:p>2.10571433763502</text:p>
          </table:table-cell>
          <table:table-cell office:value-type="float" office:value="478.650753275097" calcext:value-type="float">
            <text:p>478.650753275097</text:p>
          </table:table-cell>
          <table:table-cell office:value-type="float" office:value="342.002321008207" calcext:value-type="float">
            <text:p>342.00232100820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795" calcext:value-type="float">
            <text:p>-795</text:p>
          </table:table-cell>
          <table:table-cell office:value-type="float" office:value="0.0178742236259103" calcext:value-type="float">
            <text:p>0.0178742236259103</text:p>
          </table:table-cell>
          <table:table-cell office:value-type="float" office:value="0.410910459000531" calcext:value-type="float">
            <text:p>0.410910459000531</text:p>
          </table:table-cell>
          <table:table-cell office:value-type="float" office:value="2.42437205703825" calcext:value-type="float">
            <text:p>2.42437205703825</text:p>
          </table:table-cell>
          <table:table-cell office:value-type="float" office:value="483.320468302292" calcext:value-type="float">
            <text:p>483.320468302292</text:p>
          </table:table-cell>
          <table:table-cell office:value-type="float" office:value="342.004637530982" calcext:value-type="float">
            <text:p>342.00463753098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794" calcext:value-type="float">
            <text:p>-794</text:p>
          </table:table-cell>
          <table:table-cell office:value-type="float" office:value="0.0182076504400385" calcext:value-type="float">
            <text:p>0.0182076504400385</text:p>
          </table:table-cell>
          <table:table-cell office:value-type="float" office:value="0.412139498497166" calcext:value-type="float">
            <text:p>0.412139498497166</text:p>
          </table:table-cell>
          <table:table-cell office:value-type="float" office:value="2.74185524947115" calcext:value-type="float">
            <text:p>2.74185524947115</text:p>
          </table:table-cell>
          <table:table-cell office:value-type="float" office:value="489.26772419148" calcext:value-type="float">
            <text:p>489.26772419148</text:p>
          </table:table-cell>
          <table:table-cell office:value-type="float" office:value="342.006695478535" calcext:value-type="float">
            <text:p>342.00669547853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793" calcext:value-type="float">
            <text:p>-793</text:p>
          </table:table-cell>
          <table:table-cell office:value-type="float" office:value="0.0185752514492678" calcext:value-type="float">
            <text:p>0.0185752514492678</text:p>
          </table:table-cell>
          <table:table-cell office:value-type="float" office:value="0.413252800989648" calcext:value-type="float">
            <text:p>0.413252800989648</text:p>
          </table:table-cell>
          <table:table-cell office:value-type="float" office:value="3.06058434840828" calcext:value-type="float">
            <text:p>3.06058434840828</text:p>
          </table:table-cell>
          <table:table-cell office:value-type="float" office:value="496.044928673339" calcext:value-type="float">
            <text:p>496.044928673339</text:p>
          </table:table-cell>
          <table:table-cell office:value-type="float" office:value="342.009008478908" calcext:value-type="float">
            <text:p>342.00900847890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792" calcext:value-type="float">
            <text:p>-792</text:p>
          </table:table-cell>
          <table:table-cell office:value-type="float" office:value="0.0188778813639596" calcext:value-type="float">
            <text:p>0.0188778813639596</text:p>
          </table:table-cell>
          <table:table-cell office:value-type="float" office:value="0.414223564731142" calcext:value-type="float">
            <text:p>0.414223564731142</text:p>
          </table:table-cell>
          <table:table-cell office:value-type="float" office:value="3.37525659055069" calcext:value-type="float">
            <text:p>3.37525659055069</text:p>
          </table:table-cell>
          <table:table-cell office:value-type="float" office:value="503.009428535555" calcext:value-type="float">
            <text:p>503.009428535555</text:p>
          </table:table-cell>
          <table:table-cell office:value-type="float" office:value="342.010947404414" calcext:value-type="float">
            <text:p>342.01094740441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791" calcext:value-type="float">
            <text:p>-791</text:p>
          </table:table-cell>
          <table:table-cell office:value-type="float" office:value="0.0191341331286316" calcext:value-type="float">
            <text:p>0.0191341331286316</text:p>
          </table:table-cell>
          <table:table-cell office:value-type="float" office:value="0.415026731302919" calcext:value-type="float">
            <text:p>0.415026731302919</text:p>
          </table:table-cell>
          <table:table-cell office:value-type="float" office:value="3.68920175282859" calcext:value-type="float">
            <text:p>3.68920175282859</text:p>
          </table:table-cell>
          <table:table-cell office:value-type="float" office:value="509.554260444374" calcext:value-type="float">
            <text:p>509.554260444374</text:p>
          </table:table-cell>
          <table:table-cell office:value-type="float" office:value="342.012613714166" calcext:value-type="float">
            <text:p>342.0126137141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790" calcext:value-type="float">
            <text:p>-790</text:p>
          </table:table-cell>
          <table:table-cell office:value-type="float" office:value="0.0194424825244937" calcext:value-type="float">
            <text:p>0.0194424825244937</text:p>
          </table:table-cell>
          <table:table-cell office:value-type="float" office:value="0.415643128781492" calcext:value-type="float">
            <text:p>0.415643128781492</text:p>
          </table:table-cell>
          <table:table-cell office:value-type="float" office:value="4.00255466696542" calcext:value-type="float">
            <text:p>4.00255466696542</text:p>
          </table:table-cell>
          <table:table-cell office:value-type="float" office:value="515.112926173001" calcext:value-type="float">
            <text:p>515.112926173001</text:p>
          </table:table-cell>
          <table:table-cell office:value-type="float" office:value="342.014648610365" calcext:value-type="float">
            <text:p>342.0146486103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789" calcext:value-type="float">
            <text:p>-789</text:p>
          </table:table-cell>
          <table:table-cell office:value-type="float" office:value="0.0196476121362046" calcext:value-type="float">
            <text:p>0.0196476121362046</text:p>
          </table:table-cell>
          <table:table-cell office:value-type="float" office:value="0.416061873082844" calcext:value-type="float">
            <text:p>0.416061873082844</text:p>
          </table:table-cell>
          <table:table-cell office:value-type="float" office:value="4.31359042346547" calcext:value-type="float">
            <text:p>4.31359042346547</text:p>
          </table:table-cell>
          <table:table-cell office:value-type="float" office:value="519.021023836242" calcext:value-type="float">
            <text:p>519.021023836242</text:p>
          </table:table-cell>
          <table:table-cell office:value-type="float" office:value="342.016020365527" calcext:value-type="float">
            <text:p>342.016020365527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788" calcext:value-type="float">
            <text:p>-788</text:p>
          </table:table-cell>
          <table:table-cell office:value-type="float" office:value="0.0198461062191356" calcext:value-type="float">
            <text:p>0.0198461062191356</text:p>
          </table:table-cell>
          <table:table-cell office:value-type="float" office:value="0.416270505598614" calcext:value-type="float">
            <text:p>0.416270505598614</text:p>
          </table:table-cell>
          <table:table-cell office:value-type="float" office:value="4.62849555410246" calcext:value-type="float">
            <text:p>4.62849555410246</text:p>
          </table:table-cell>
          <table:table-cell office:value-type="float" office:value="520.971471598635" calcext:value-type="float">
            <text:p>520.971471598635</text:p>
          </table:table-cell>
          <table:table-cell office:value-type="float" office:value="342.017361468979" calcext:value-type="float">
            <text:p>342.01736146897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787" calcext:value-type="float">
            <text:p>-787</text:p>
          </table:table-cell>
          <table:table-cell office:value-type="float" office:value="0.0200177492983678" calcext:value-type="float">
            <text:p>0.0200177492983678</text:p>
          </table:table-cell>
          <table:table-cell office:value-type="float" office:value="0.416269643963699" calcext:value-type="float">
            <text:p>0.416269643963699</text:p>
          </table:table-cell>
          <table:table-cell office:value-type="float" office:value="4.93611946236169" calcext:value-type="float">
            <text:p>4.93611946236169</text:p>
          </table:table-cell>
          <table:table-cell office:value-type="float" office:value="520.707423871977" calcext:value-type="float">
            <text:p>520.707423871977</text:p>
          </table:table-cell>
          <table:table-cell office:value-type="float" office:value="342.018532038122" calcext:value-type="float">
            <text:p>342.01853203812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786" calcext:value-type="float">
            <text:p>-786</text:p>
          </table:table-cell>
          <table:table-cell office:value-type="float" office:value="0.0201877459801063" calcext:value-type="float">
            <text:p>0.0201877459801063</text:p>
          </table:table-cell>
          <table:table-cell office:value-type="float" office:value="0.416063838000679" calcext:value-type="float">
            <text:p>0.416063838000679</text:p>
          </table:table-cell>
          <table:table-cell office:value-type="float" office:value="5.24954740103862" calcext:value-type="float">
            <text:p>5.24954740103862</text:p>
          </table:table-cell>
          <table:table-cell office:value-type="float" office:value="518.247512987189" calcext:value-type="float">
            <text:p>518.247512987189</text:p>
          </table:table-cell>
          <table:table-cell office:value-type="float" office:value="342.019701326928" calcext:value-type="float">
            <text:p>342.01970132692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785" calcext:value-type="float">
            <text:p>-785</text:p>
          </table:table-cell>
          <table:table-cell office:value-type="float" office:value="0.0202614310700166" calcext:value-type="float">
            <text:p>0.0202614310700166</text:p>
          </table:table-cell>
          <table:table-cell office:value-type="float" office:value="0.415657739842847" calcext:value-type="float">
            <text:p>0.415657739842847</text:p>
          </table:table-cell>
          <table:table-cell office:value-type="float" office:value="5.56253551597652" calcext:value-type="float">
            <text:p>5.56253551597652</text:p>
          </table:table-cell>
          <table:table-cell office:value-type="float" office:value="513.733317141653" calcext:value-type="float">
            <text:p>513.733317141653</text:p>
          </table:table-cell>
          <table:table-cell office:value-type="float" office:value="342.02021123095" calcext:value-type="float">
            <text:p>342.0202112309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784" calcext:value-type="float">
            <text:p>-784</text:p>
          </table:table-cell>
          <table:table-cell office:value-type="float" office:value="0.0203662654600682" calcext:value-type="float">
            <text:p>0.0203662654600682</text:p>
          </table:table-cell>
          <table:table-cell office:value-type="float" office:value="0.415066193808906" calcext:value-type="float">
            <text:p>0.415066193808906</text:p>
          </table:table-cell>
          <table:table-cell office:value-type="float" office:value="5.87118936769624" calcext:value-type="float">
            <text:p>5.87118936769624</text:p>
          </table:table-cell>
          <table:table-cell office:value-type="float" office:value="507.778312785501" calcext:value-type="float">
            <text:p>507.778312785501</text:p>
          </table:table-cell>
          <table:table-cell office:value-type="float" office:value="342.020939895198" calcext:value-type="float">
            <text:p>342.02093989519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783" calcext:value-type="float">
            <text:p>-783</text:p>
          </table:table-cell>
          <table:table-cell office:value-type="float" office:value="0.0204188113288816" calcext:value-type="float">
            <text:p>0.0204188113288816</text:p>
          </table:table-cell>
          <table:table-cell office:value-type="float" office:value="0.414306184687226" calcext:value-type="float">
            <text:p>0.414306184687226</text:p>
          </table:table-cell>
          <table:table-cell office:value-type="float" office:value="6.18654485080292" calcext:value-type="float">
            <text:p>6.18654485080292</text:p>
          </table:table-cell>
          <table:table-cell office:value-type="float" office:value="500.701598375169" calcext:value-type="float">
            <text:p>500.701598375169</text:p>
          </table:table-cell>
          <table:table-cell office:value-type="float" office:value="342.02130653823" calcext:value-type="float">
            <text:p>342.0213065382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782" calcext:value-type="float">
            <text:p>-782</text:p>
          </table:table-cell>
          <table:table-cell office:value-type="float" office:value="0.0204828477556959" calcext:value-type="float">
            <text:p>0.0204828477556959</text:p>
          </table:table-cell>
          <table:table-cell office:value-type="float" office:value="0.413394962319132" calcext:value-type="float">
            <text:p>0.413394962319132</text:p>
          </table:table-cell>
          <table:table-cell office:value-type="float" office:value="0.214320910789262" calcext:value-type="float">
            <text:p>0.214320910789262</text:p>
          </table:table-cell>
          <table:table-cell office:value-type="float" office:value="493.373912808313" calcext:value-type="float">
            <text:p>493.373912808313</text:p>
          </table:table-cell>
          <table:table-cell office:value-type="float" office:value="342.021754636371" calcext:value-type="float">
            <text:p>342.02175463637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781" calcext:value-type="float">
            <text:p>-781</text:p>
          </table:table-cell>
          <table:table-cell office:value-type="float" office:value="0.0204483799627252" calcext:value-type="float">
            <text:p>0.0204483799627252</text:p>
          </table:table-cell>
          <table:table-cell office:value-type="float" office:value="0.412355280550979" calcext:value-type="float">
            <text:p>0.412355280550979</text:p>
          </table:table-cell>
          <table:table-cell office:value-type="float" office:value="0.528269119446126" calcext:value-type="float">
            <text:p>0.528269119446126</text:p>
          </table:table-cell>
          <table:table-cell office:value-type="float" office:value="486.338635185035" calcext:value-type="float">
            <text:p>486.338635185035</text:p>
          </table:table-cell>
          <table:table-cell office:value-type="float" office:value="342.021513271664" calcext:value-type="float">
            <text:p>342.02151327166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780" calcext:value-type="float">
            <text:p>-780</text:p>
          </table:table-cell>
          <table:table-cell office:value-type="float" office:value="0.0204437917961005" calcext:value-type="float">
            <text:p>0.0204437917961005</text:p>
          </table:table-cell>
          <table:table-cell office:value-type="float" office:value="0.411208210899245" calcext:value-type="float">
            <text:p>0.411208210899245</text:p>
          </table:table-cell>
          <table:table-cell office:value-type="float" office:value="0.841139510692493" calcext:value-type="float">
            <text:p>0.841139510692493</text:p>
          </table:table-cell>
          <table:table-cell office:value-type="float" office:value="480.240480369514" calcext:value-type="float">
            <text:p>480.240480369514</text:p>
          </table:table-cell>
          <table:table-cell office:value-type="float" office:value="342.021481173192" calcext:value-type="float">
            <text:p>342.0214811731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779" calcext:value-type="float">
            <text:p>-779</text:p>
          </table:table-cell>
          <table:table-cell office:value-type="float" office:value="0.0204356451718559" calcext:value-type="float">
            <text:p>0.0204356451718559</text:p>
          </table:table-cell>
          <table:table-cell office:value-type="float" office:value="0.409976118895726" calcext:value-type="float">
            <text:p>0.409976118895726</text:p>
          </table:table-cell>
          <table:table-cell office:value-type="float" office:value="1.15445239751238" calcext:value-type="float">
            <text:p>1.15445239751238</text:p>
          </table:table-cell>
          <table:table-cell office:value-type="float" office:value="475.532666274082" calcext:value-type="float">
            <text:p>475.532666274082</text:p>
          </table:table-cell>
          <table:table-cell office:value-type="float" office:value="342.021424197787" calcext:value-type="float">
            <text:p>342.0214241977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778" calcext:value-type="float">
            <text:p>-778</text:p>
          </table:table-cell>
          <table:table-cell office:value-type="float" office:value="0.0202883206328128" calcext:value-type="float">
            <text:p>0.0202883206328128</text:p>
          </table:table-cell>
          <table:table-cell office:value-type="float" office:value="0.408683688881568" calcext:value-type="float">
            <text:p>0.408683688881568</text:p>
          </table:table-cell>
          <table:table-cell office:value-type="float" office:value="1.47014562382367" calcext:value-type="float">
            <text:p>1.47014562382367</text:p>
          </table:table-cell>
          <table:table-cell office:value-type="float" office:value="472.673896083275" calcext:value-type="float">
            <text:p>472.673896083275</text:p>
          </table:table-cell>
          <table:table-cell office:value-type="float" office:value="342.020397771132" calcext:value-type="float">
            <text:p>342.0203977711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777" calcext:value-type="float">
            <text:p>-777</text:p>
          </table:table-cell>
          <table:table-cell office:value-type="float" office:value="0.0202098452150863" calcext:value-type="float">
            <text:p>0.0202098452150863</text:p>
          </table:table-cell>
          <table:table-cell office:value-type="float" office:value="0.407355513032326" calcext:value-type="float">
            <text:p>0.407355513032326</text:p>
          </table:table-cell>
          <table:table-cell office:value-type="float" office:value="1.78307281215646" calcext:value-type="float">
            <text:p>1.78307281215646</text:p>
          </table:table-cell>
          <table:table-cell office:value-type="float" office:value="471.636976921779" calcext:value-type="float">
            <text:p>471.636976921779</text:p>
          </table:table-cell>
          <table:table-cell office:value-type="float" office:value="342.019854059322" calcext:value-type="float">
            <text:p>342.01985405932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776" calcext:value-type="float">
            <text:p>-776</text:p>
          </table:table-cell>
          <table:table-cell office:value-type="float" office:value="0.0200413523685447" calcext:value-type="float">
            <text:p>0.0200413523685447</text:p>
          </table:table-cell>
          <table:table-cell office:value-type="float" office:value="0.406017097520116" calcext:value-type="float">
            <text:p>0.406017097520116</text:p>
          </table:table-cell>
          <table:table-cell office:value-type="float" office:value="2.09821624208419" calcext:value-type="float">
            <text:p>2.09821624208419</text:p>
          </table:table-cell>
          <table:table-cell office:value-type="float" office:value="472.515588918449" calcext:value-type="float">
            <text:p>472.515588918449</text:p>
          </table:table-cell>
          <table:table-cell office:value-type="float" office:value="342.018693795358" calcext:value-type="float">
            <text:p>342.01869379535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775" calcext:value-type="float">
            <text:p>-775</text:p>
          </table:table-cell>
          <table:table-cell office:value-type="float" office:value="0.0198476529909988" calcext:value-type="float">
            <text:p>0.0198476529909988</text:p>
          </table:table-cell>
          <table:table-cell office:value-type="float" office:value="0.404696390757859" calcext:value-type="float">
            <text:p>0.404696390757859</text:p>
          </table:table-cell>
          <table:table-cell office:value-type="float" office:value="2.41642084627473" calcext:value-type="float">
            <text:p>2.41642084627473</text:p>
          </table:table-cell>
          <table:table-cell office:value-type="float" office:value="475.054228394361" calcext:value-type="float">
            <text:p>475.054228394361</text:p>
          </table:table-cell>
          <table:table-cell office:value-type="float" office:value="342.017371972569" calcext:value-type="float">
            <text:p>342.01737197256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774" calcext:value-type="float">
            <text:p>-774</text:p>
          </table:table-cell>
          <table:table-cell office:value-type="float" office:value="0.0196084798232326" calcext:value-type="float">
            <text:p>0.0196084798232326</text:p>
          </table:table-cell>
          <table:table-cell office:value-type="float" office:value="0.403418482501108" calcext:value-type="float">
            <text:p>0.403418482501108</text:p>
          </table:table-cell>
          <table:table-cell office:value-type="float" office:value="2.731305898976" calcext:value-type="float">
            <text:p>2.731305898976</text:p>
          </table:table-cell>
          <table:table-cell office:value-type="float" office:value="478.779203916275" calcext:value-type="float">
            <text:p>478.779203916275</text:p>
          </table:table-cell>
          <table:table-cell office:value-type="float" office:value="342.01575756501" calcext:value-type="float">
            <text:p>342.015757565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773" calcext:value-type="float">
            <text:p>-773</text:p>
          </table:table-cell>
          <table:table-cell office:value-type="float" office:value="0.0193085217262988" calcext:value-type="float">
            <text:p>0.0193085217262988</text:p>
          </table:table-cell>
          <table:table-cell office:value-type="float" office:value="0.402208587564375" calcext:value-type="float">
            <text:p>0.402208587564375</text:p>
          </table:table-cell>
          <table:table-cell office:value-type="float" office:value="3.04876247090464" calcext:value-type="float">
            <text:p>3.04876247090464</text:p>
          </table:table-cell>
          <table:table-cell office:value-type="float" office:value="483.243819850176" calcext:value-type="float">
            <text:p>483.243819850176</text:p>
          </table:table-cell>
          <table:table-cell office:value-type="float" office:value="342.013760559365" calcext:value-type="float">
            <text:p>342.01376055936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772" calcext:value-type="float">
            <text:p>-772</text:p>
          </table:table-cell>
          <table:table-cell office:value-type="float" office:value="0.0190490678716358" calcext:value-type="float">
            <text:p>0.0190490678716358</text:p>
          </table:table-cell>
          <table:table-cell office:value-type="float" office:value="0.401094132999813" calcext:value-type="float">
            <text:p>0.401094132999813</text:p>
          </table:table-cell>
          <table:table-cell office:value-type="float" office:value="3.36976868978491" calcext:value-type="float">
            <text:p>3.36976868978491</text:p>
          </table:table-cell>
          <table:table-cell office:value-type="float" office:value="487.884990188723" calcext:value-type="float">
            <text:p>487.884990188723</text:p>
          </table:table-cell>
          <table:table-cell office:value-type="float" office:value="342.012058072695" calcext:value-type="float">
            <text:p>342.0120580726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771" calcext:value-type="float">
            <text:p>-771</text:p>
          </table:table-cell>
          <table:table-cell office:value-type="float" office:value="0.018632296809395" calcext:value-type="float">
            <text:p>0.018632296809395</text:p>
          </table:table-cell>
          <table:table-cell office:value-type="float" office:value="0.400095323838723" calcext:value-type="float">
            <text:p>0.400095323838723</text:p>
          </table:table-cell>
          <table:table-cell office:value-type="float" office:value="3.68828498829946" calcext:value-type="float">
            <text:p>3.68828498829946</text:p>
          </table:table-cell>
          <table:table-cell office:value-type="float" office:value="491.961860032137" calcext:value-type="float">
            <text:p>491.961860032137</text:p>
          </table:table-cell>
          <table:table-cell office:value-type="float" office:value="342.009371564901" calcext:value-type="float">
            <text:p>342.0093715649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770" calcext:value-type="float">
            <text:p>-770</text:p>
          </table:table-cell>
          <table:table-cell office:value-type="float" office:value="0.0182430087848393" calcext:value-type="float">
            <text:p>0.0182430087848393</text:p>
          </table:table-cell>
          <table:table-cell office:value-type="float" office:value="0.399231972477632" calcext:value-type="float">
            <text:p>0.399231972477632</text:p>
          </table:table-cell>
          <table:table-cell office:value-type="float" office:value="4.01029289681069" calcext:value-type="float">
            <text:p>4.01029289681069</text:p>
          </table:table-cell>
          <table:table-cell office:value-type="float" office:value="495.091423841058" calcext:value-type="float">
            <text:p>495.091423841058</text:p>
          </table:table-cell>
          <table:table-cell office:value-type="float" office:value="342.006915946933" calcext:value-type="float">
            <text:p>342.00691594693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769" calcext:value-type="float">
            <text:p>-769</text:p>
          </table:table-cell>
          <table:table-cell office:value-type="float" office:value="0.0178570161519879" calcext:value-type="float">
            <text:p>0.0178570161519879</text:p>
          </table:table-cell>
          <table:table-cell office:value-type="float" office:value="0.398519340475955" calcext:value-type="float">
            <text:p>0.398519340475955</text:p>
          </table:table-cell>
          <table:table-cell office:value-type="float" office:value="4.33178466874695" calcext:value-type="float">
            <text:p>4.33178466874695</text:p>
          </table:table-cell>
          <table:table-cell office:value-type="float" office:value="496.842755350007" calcext:value-type="float">
            <text:p>496.842755350007</text:p>
          </table:table-cell>
          <table:table-cell office:value-type="float" office:value="342.004532357615" calcext:value-type="float">
            <text:p>342.00453235761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768" calcext:value-type="float">
            <text:p>-768</text:p>
          </table:table-cell>
          <table:table-cell office:value-type="float" office:value="0.0173315118924197" calcext:value-type="float">
            <text:p>0.0173315118924197</text:p>
          </table:table-cell>
          <table:table-cell office:value-type="float" office:value="0.397969702088869" calcext:value-type="float">
            <text:p>0.397969702088869</text:p>
          </table:table-cell>
          <table:table-cell office:value-type="float" office:value="4.6584764556808" calcext:value-type="float">
            <text:p>4.6584764556808</text:p>
          </table:table-cell>
          <table:table-cell office:value-type="float" office:value="496.904207446893" calcext:value-type="float">
            <text:p>496.904207446893</text:p>
          </table:table-cell>
          <table:table-cell office:value-type="float" office:value="342.001369266598" calcext:value-type="float">
            <text:p>342.0013692665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767" calcext:value-type="float">
            <text:p>-767</text:p>
          </table:table-cell>
          <table:table-cell office:value-type="float" office:value="0.0168315065816098" calcext:value-type="float">
            <text:p>0.0168315065816098</text:p>
          </table:table-cell>
          <table:table-cell office:value-type="float" office:value="0.397588835308704" calcext:value-type="float">
            <text:p>0.397588835308704</text:p>
          </table:table-cell>
          <table:table-cell office:value-type="float" office:value="4.98334796441696" calcext:value-type="float">
            <text:p>4.98334796441696</text:p>
          </table:table-cell>
          <table:table-cell office:value-type="float" office:value="495.391754638706" calcext:value-type="float">
            <text:p>495.391754638706</text:p>
          </table:table-cell>
          <table:table-cell office:value-type="float" office:value="341.998447445571" calcext:value-type="float">
            <text:p>341.99844744557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766" calcext:value-type="float">
            <text:p>-766</text:p>
          </table:table-cell>
          <table:table-cell office:value-type="float" office:value="0.016341833059668" calcext:value-type="float">
            <text:p>0.016341833059668</text:p>
          </table:table-cell>
          <table:table-cell office:value-type="float" office:value="0.397383942530214" calcext:value-type="float">
            <text:p>0.397383942530214</text:p>
          </table:table-cell>
          <table:table-cell office:value-type="float" office:value="5.30922974871435" calcext:value-type="float">
            <text:p>5.30922974871435</text:p>
          </table:table-cell>
          <table:table-cell office:value-type="float" office:value="492.521601585297" calcext:value-type="float">
            <text:p>492.521601585297</text:p>
          </table:table-cell>
          <table:table-cell office:value-type="float" office:value="341.995668962752" calcext:value-type="float">
            <text:p>341.9956689627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765" calcext:value-type="float">
            <text:p>-765</text:p>
          </table:table-cell>
          <table:table-cell office:value-type="float" office:value="0.0157230634087112" calcext:value-type="float">
            <text:p>0.0157230634087112</text:p>
          </table:table-cell>
          <table:table-cell office:value-type="float" office:value="0.397357444110895" calcext:value-type="float">
            <text:p>0.397357444110895</text:p>
          </table:table-cell>
          <table:table-cell office:value-type="float" office:value="5.64292360730814" calcext:value-type="float">
            <text:p>5.64292360730814</text:p>
          </table:table-cell>
          <table:table-cell office:value-type="float" office:value="488.491217977799" calcext:value-type="float">
            <text:p>488.491217977799</text:p>
          </table:table-cell>
          <table:table-cell office:value-type="float" office:value="341.99227537574" calcext:value-type="float">
            <text:p>341.9922753757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764" calcext:value-type="float">
            <text:p>-764</text:p>
          </table:table-cell>
          <table:table-cell office:value-type="float" office:value="0.0151826447923343" calcext:value-type="float">
            <text:p>0.0151826447923343</text:p>
          </table:table-cell>
          <table:table-cell office:value-type="float" office:value="0.397509361307242" calcext:value-type="float">
            <text:p>0.397509361307242</text:p>
          </table:table-cell>
          <table:table-cell office:value-type="float" office:value="5.97187056317765" calcext:value-type="float">
            <text:p>5.97187056317765</text:p>
          </table:table-cell>
          <table:table-cell office:value-type="float" office:value="484.086998559658" calcext:value-type="float">
            <text:p>484.086998559658</text:p>
          </table:table-cell>
          <table:table-cell office:value-type="float" office:value="341.989418724395" calcext:value-type="float">
            <text:p>341.9894187243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763" calcext:value-type="float">
            <text:p>-763</text:p>
          </table:table-cell>
          <table:table-cell office:value-type="float" office:value="0.0145254882160267" calcext:value-type="float">
            <text:p>0.0145254882160267</text:p>
          </table:table-cell>
          <table:table-cell office:value-type="float" office:value="0.397840414641376" calcext:value-type="float">
            <text:p>0.397840414641376</text:p>
          </table:table-cell>
          <table:table-cell office:value-type="float" office:value="0.0241490093953489" calcext:value-type="float">
            <text:p>0.0241490093953489</text:p>
          </table:table-cell>
          <table:table-cell office:value-type="float" office:value="479.657116053725" calcext:value-type="float">
            <text:p>479.657116053725</text:p>
          </table:table-cell>
          <table:table-cell office:value-type="float" office:value="341.986079691844" calcext:value-type="float">
            <text:p>341.98607969184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762" calcext:value-type="float">
            <text:p>-762</text:p>
          </table:table-cell>
          <table:table-cell office:value-type="float" office:value="0.0139466672558313" calcext:value-type="float">
            <text:p>0.0139466672558313</text:p>
          </table:table-cell>
          <table:table-cell office:value-type="float" office:value="0.398347899700507" calcext:value-type="float">
            <text:p>0.398347899700507</text:p>
          </table:table-cell>
          <table:table-cell office:value-type="float" office:value="0.360594092935068" calcext:value-type="float">
            <text:p>0.360594092935068</text:p>
          </table:table-cell>
          <table:table-cell office:value-type="float" office:value="475.855354968638" calcext:value-type="float">
            <text:p>475.855354968638</text:p>
          </table:table-cell>
          <table:table-cell office:value-type="float" office:value="341.983261118754" calcext:value-type="float">
            <text:p>341.98326111875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761" calcext:value-type="float">
            <text:p>-761</text:p>
          </table:table-cell>
          <table:table-cell office:value-type="float" office:value="0.0132988638876149" calcext:value-type="float">
            <text:p>0.0132988638876149</text:p>
          </table:table-cell>
          <table:table-cell office:value-type="float" office:value="0.399025067129563" calcext:value-type="float">
            <text:p>0.399025067129563</text:p>
          </table:table-cell>
          <table:table-cell office:value-type="float" office:value="0.701723379002836" calcext:value-type="float">
            <text:p>0.701723379002836</text:p>
          </table:table-cell>
          <table:table-cell office:value-type="float" office:value="473.117365253934" calcext:value-type="float">
            <text:p>473.117365253934</text:p>
          </table:table-cell>
          <table:table-cell office:value-type="float" office:value="341.980242612591" calcext:value-type="float">
            <text:p>341.98024261259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760" calcext:value-type="float">
            <text:p>-760</text:p>
          </table:table-cell>
          <table:table-cell office:value-type="float" office:value="0.0125961440789909" calcext:value-type="float">
            <text:p>0.0125961440789909</text:p>
          </table:table-cell>
          <table:table-cell office:value-type="float" office:value="0.399866322077118" calcext:value-type="float">
            <text:p>0.399866322077118</text:p>
          </table:table-cell>
          <table:table-cell office:value-type="float" office:value="1.04370627471115" calcext:value-type="float">
            <text:p>1.04370627471115</text:p>
          </table:table-cell>
          <table:table-cell office:value-type="float" office:value="471.862566770913" calcext:value-type="float">
            <text:p>471.862566770913</text:p>
          </table:table-cell>
          <table:table-cell office:value-type="float" office:value="341.977130608544" calcext:value-type="float">
            <text:p>341.97713060854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759" calcext:value-type="float">
            <text:p>-759</text:p>
          </table:table-cell>
          <table:table-cell office:value-type="float" office:value="0.0120162587211684" calcext:value-type="float">
            <text:p>0.0120162587211684</text:p>
          </table:table-cell>
          <table:table-cell office:value-type="float" office:value="0.400859370228582" calcext:value-type="float">
            <text:p>0.400859370228582</text:p>
          </table:table-cell>
          <table:table-cell office:value-type="float" office:value="1.39084671432248" calcext:value-type="float">
            <text:p>1.39084671432248</text:p>
          </table:table-cell>
          <table:table-cell office:value-type="float" office:value="472.076609090652" calcext:value-type="float">
            <text:p>472.076609090652</text:p>
          </table:table-cell>
          <table:table-cell office:value-type="float" office:value="341.974689834998" calcext:value-type="float">
            <text:p>341.97468983499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758" calcext:value-type="float">
            <text:p>-758</text:p>
          </table:table-cell>
          <table:table-cell office:value-type="float" office:value="0.0113026719354366" calcext:value-type="float">
            <text:p>0.0113026719354366</text:p>
          </table:table-cell>
          <table:table-cell office:value-type="float" office:value="0.401990223664377" calcext:value-type="float">
            <text:p>0.401990223664377</text:p>
          </table:table-cell>
          <table:table-cell office:value-type="float" office:value="1.74280204381749" calcext:value-type="float">
            <text:p>1.74280204381749</text:p>
          </table:table-cell>
          <table:table-cell office:value-type="float" office:value="473.993705920366" calcext:value-type="float">
            <text:p>473.993705920366</text:p>
          </table:table-cell>
          <table:table-cell office:value-type="float" office:value="341.9718442164" calcext:value-type="float">
            <text:p>341.971844216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757" calcext:value-type="float">
            <text:p>-757</text:p>
          </table:table-cell>
          <table:table-cell office:value-type="float" office:value="0.0106411944487045" calcext:value-type="float">
            <text:p>0.0106411944487045</text:p>
          </table:table-cell>
          <table:table-cell office:value-type="float" office:value="0.403241874336153" calcext:value-type="float">
            <text:p>0.403241874336153</text:p>
          </table:table-cell>
          <table:table-cell office:value-type="float" office:value="2.10171355905348" calcext:value-type="float">
            <text:p>2.10171355905348</text:p>
          </table:table-cell>
          <table:table-cell office:value-type="float" office:value="477.274729475589" calcext:value-type="float">
            <text:p>477.274729475589</text:p>
          </table:table-cell>
          <table:table-cell office:value-type="float" office:value="341.969362001782" calcext:value-type="float">
            <text:p>341.96936200178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756" calcext:value-type="float">
            <text:p>-756</text:p>
          </table:table-cell>
          <table:table-cell office:value-type="float" office:value="0.00999313046923871" calcext:value-type="float">
            <text:p>0.00999313046923871</text:p>
          </table:table-cell>
          <table:table-cell office:value-type="float" office:value="0.404592073811566" calcext:value-type="float">
            <text:p>0.404592073811566</text:p>
          </table:table-cell>
          <table:table-cell office:value-type="float" office:value="2.46116839848817" calcext:value-type="float">
            <text:p>2.46116839848817</text:p>
          </table:table-cell>
          <table:table-cell office:value-type="float" office:value="481.581358772102" calcext:value-type="float">
            <text:p>481.581358772102</text:p>
          </table:table-cell>
          <table:table-cell office:value-type="float" office:value="341.967075296607" calcext:value-type="float">
            <text:p>341.96707529660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755" calcext:value-type="float">
            <text:p>-755</text:p>
          </table:table-cell>
          <table:table-cell office:value-type="float" office:value="0.00934805211412816" calcext:value-type="float">
            <text:p>0.00934805211412816</text:p>
          </table:table-cell>
          <table:table-cell office:value-type="float" office:value="0.406014358563954" calcext:value-type="float">
            <text:p>0.406014358563954</text:p>
          </table:table-cell>
          <table:table-cell office:value-type="float" office:value="2.83719592138295" calcext:value-type="float">
            <text:p>2.83719592138295</text:p>
          </table:table-cell>
          <table:table-cell office:value-type="float" office:value="486.575545976972" calcext:value-type="float">
            <text:p>486.575545976972</text:p>
          </table:table-cell>
          <table:table-cell office:value-type="float" office:value="341.964941814029" calcext:value-type="float">
            <text:p>341.96494181402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754" calcext:value-type="float">
            <text:p>-754</text:p>
          </table:table-cell>
          <table:table-cell office:value-type="float" office:value="0.00873728403941436" calcext:value-type="float">
            <text:p>0.00873728403941436</text:p>
          </table:table-cell>
          <table:table-cell office:value-type="float" office:value="0.407485368785001" calcext:value-type="float">
            <text:p>0.407485368785001</text:p>
          </table:table-cell>
          <table:table-cell office:value-type="float" office:value="3.22078371585877" calcext:value-type="float">
            <text:p>3.22078371585877</text:p>
          </table:table-cell>
          <table:table-cell office:value-type="float" office:value="491.666342671012" calcext:value-type="float">
            <text:p>491.666342671012</text:p>
          </table:table-cell>
          <table:table-cell office:value-type="float" office:value="341.96305300149" calcext:value-type="float">
            <text:p>341.9630530014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753" calcext:value-type="float">
            <text:p>-753</text:p>
          </table:table-cell>
          <table:table-cell office:value-type="float" office:value="0.00812479368936066" calcext:value-type="float">
            <text:p>0.00812479368936066</text:p>
          </table:table-cell>
          <table:table-cell office:value-type="float" office:value="0.408975467909091" calcext:value-type="float">
            <text:p>0.408975467909091</text:p>
          </table:table-cell>
          <table:table-cell office:value-type="float" office:value="3.61266803766102" calcext:value-type="float">
            <text:p>3.61266803766102</text:p>
          </table:table-cell>
          <table:table-cell office:value-type="float" office:value="496.321911574616" calcext:value-type="float">
            <text:p>496.321911574616</text:p>
          </table:table-cell>
          <table:table-cell office:value-type="float" office:value="341.961287007104" calcext:value-type="float">
            <text:p>341.9612870071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752" calcext:value-type="float">
            <text:p>-752</text:p>
          </table:table-cell>
          <table:table-cell office:value-type="float" office:value="0.00762788389482308" calcext:value-type="float">
            <text:p>0.00762788389482308</text:p>
          </table:table-cell>
          <table:table-cell office:value-type="float" office:value="0.410454446039464" calcext:value-type="float">
            <text:p>0.410454446039464</text:p>
          </table:table-cell>
          <table:table-cell office:value-type="float" office:value="4.02370342758843" calcext:value-type="float">
            <text:p>4.02370342758843</text:p>
          </table:table-cell>
          <table:table-cell office:value-type="float" office:value="500.20256846536" calcext:value-type="float">
            <text:p>500.20256846536</text:p>
          </table:table-cell>
          <table:table-cell office:value-type="float" office:value="341.9599485483" calcext:value-type="float">
            <text:p>341.95994854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751" calcext:value-type="float">
            <text:p>-751</text:p>
          </table:table-cell>
          <table:table-cell office:value-type="float" office:value="0.00723411905546475" calcext:value-type="float">
            <text:p>0.00723411905546475</text:p>
          </table:table-cell>
          <table:table-cell office:value-type="float" office:value="0.411896521656" calcext:value-type="float">
            <text:p>0.411896521656</text:p>
          </table:table-cell>
          <table:table-cell office:value-type="float" office:value="4.44942229927005" calcext:value-type="float">
            <text:p>4.44942229927005</text:p>
          </table:table-cell>
          <table:table-cell office:value-type="float" office:value="502.953934738787" calcext:value-type="float">
            <text:p>502.953934738787</text:p>
          </table:table-cell>
          <table:table-cell office:value-type="float" office:value="341.958947896714" calcext:value-type="float">
            <text:p>341.9589478967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750" calcext:value-type="float">
            <text:p>-750</text:p>
          </table:table-cell>
          <table:table-cell office:value-type="float" office:value="0.00683266068155069" calcext:value-type="float">
            <text:p>0.00683266068155069</text:p>
          </table:table-cell>
          <table:table-cell office:value-type="float" office:value="0.413272377243572" calcext:value-type="float">
            <text:p>0.413272377243572</text:p>
          </table:table-cell>
          <table:table-cell office:value-type="float" office:value="4.89470121222021" calcext:value-type="float">
            <text:p>4.89470121222021</text:p>
          </table:table-cell>
          <table:table-cell office:value-type="float" office:value="504.270845259872" calcext:value-type="float">
            <text:p>504.270845259872</text:p>
          </table:table-cell>
          <table:table-cell office:value-type="float" office:value="341.957982290451" calcext:value-type="float">
            <text:p>341.9579822904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749" calcext:value-type="float">
            <text:p>-749</text:p>
          </table:table-cell>
          <table:table-cell office:value-type="float" office:value="0.00673116347737581" calcext:value-type="float">
            <text:p>0.00673116347737581</text:p>
          </table:table-cell>
          <table:table-cell office:value-type="float" office:value="0.414552800432465" calcext:value-type="float">
            <text:p>0.414552800432465</text:p>
          </table:table-cell>
          <table:table-cell office:value-type="float" office:value="5.34240633241259" calcext:value-type="float">
            <text:p>5.34240633241259</text:p>
          </table:table-cell>
          <table:table-cell office:value-type="float" office:value="504.457042807749" calcext:value-type="float">
            <text:p>504.457042807749</text:p>
          </table:table-cell>
          <table:table-cell office:value-type="float" office:value="341.957746894598" calcext:value-type="float">
            <text:p>341.95774689459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748" calcext:value-type="float">
            <text:p>-748</text:p>
          </table:table-cell>
          <table:table-cell office:value-type="float" office:value="0.00669562275741001" calcext:value-type="float">
            <text:p>0.00669562275741001</text:p>
          </table:table-cell>
          <table:table-cell office:value-type="float" office:value="0.415715179844235" calcext:value-type="float">
            <text:p>0.415715179844235</text:p>
          </table:table-cell>
          <table:table-cell office:value-type="float" office:value="5.80566603304938" calcext:value-type="float">
            <text:p>5.80566603304938</text:p>
          </table:table-cell>
          <table:table-cell office:value-type="float" office:value="503.415825420596" calcext:value-type="float">
            <text:p>503.415825420596</text:p>
          </table:table-cell>
          <table:table-cell office:value-type="float" office:value="341.957665300214" calcext:value-type="float">
            <text:p>341.9576653002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747" calcext:value-type="float">
            <text:p>-747</text:p>
          </table:table-cell>
          <table:table-cell office:value-type="float" office:value="0.00687800978178158" calcext:value-type="float">
            <text:p>0.00687800978178158</text:p>
          </table:table-cell>
          <table:table-cell office:value-type="float" office:value="0.416735611346582" calcext:value-type="float">
            <text:p>0.416735611346582</text:p>
          </table:table-cell>
          <table:table-cell office:value-type="float" office:value="6.26436431341805" calcext:value-type="float">
            <text:p>6.26436431341805</text:p>
          </table:table-cell>
          <table:table-cell office:value-type="float" office:value="501.618022903127" calcext:value-type="float">
            <text:p>501.618022903127</text:p>
          </table:table-cell>
          <table:table-cell office:value-type="float" office:value="341.958088604485" calcext:value-type="float">
            <text:p>341.95808860448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746" calcext:value-type="float">
            <text:p>-746</text:p>
          </table:table-cell>
          <table:table-cell office:value-type="float" office:value="0.00722021384184854" calcext:value-type="float">
            <text:p>0.00722021384184854</text:p>
          </table:table-cell>
          <table:table-cell office:value-type="float" office:value="0.417587887271834" calcext:value-type="float">
            <text:p>0.417587887271834</text:p>
          </table:table-cell>
          <table:table-cell office:value-type="float" office:value="0.425565584997887" calcext:value-type="float">
            <text:p>0.425565584997887</text:p>
          </table:table-cell>
          <table:table-cell office:value-type="float" office:value="499.462611635617" calcext:value-type="float">
            <text:p>499.462611635617</text:p>
          </table:table-cell>
          <table:table-cell office:value-type="float" office:value="341.958913529656" calcext:value-type="float">
            <text:p>341.9589135296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745" calcext:value-type="float">
            <text:p>-745</text:p>
          </table:table-cell>
          <table:table-cell office:value-type="float" office:value="0.00765725515259307" calcext:value-type="float">
            <text:p>0.00765725515259307</text:p>
          </table:table-cell>
          <table:table-cell office:value-type="float" office:value="0.418254095968004" calcext:value-type="float">
            <text:p>0.418254095968004</text:p>
          </table:table-cell>
          <table:table-cell office:value-type="float" office:value="0.854677389584014" calcext:value-type="float">
            <text:p>0.854677389584014</text:p>
          </table:table-cell>
          <table:table-cell office:value-type="float" office:value="497.411292501291" calcext:value-type="float">
            <text:p>497.411292501291</text:p>
          </table:table-cell>
          <table:table-cell office:value-type="float" office:value="341.960025313185" calcext:value-type="float">
            <text:p>341.96002531318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744" calcext:value-type="float">
            <text:p>-744</text:p>
          </table:table-cell>
          <table:table-cell office:value-type="float" office:value="0.00834514633084983" calcext:value-type="float">
            <text:p>0.00834514633084983</text:p>
          </table:table-cell>
          <table:table-cell office:value-type="float" office:value="0.418716118700832" calcext:value-type="float">
            <text:p>0.418716118700832</text:p>
          </table:table-cell>
          <table:table-cell office:value-type="float" office:value="1.26642656034313" calcext:value-type="float">
            <text:p>1.26642656034313</text:p>
          </table:table-cell>
          <table:table-cell office:value-type="float" office:value="495.741849381506" calcext:value-type="float">
            <text:p>495.741849381506</text:p>
          </table:table-cell>
          <table:table-cell office:value-type="float" office:value="341.961907571818" calcext:value-type="float">
            <text:p>341.9619075718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743" calcext:value-type="float">
            <text:p>-743</text:p>
          </table:table-cell>
          <table:table-cell office:value-type="float" office:value="0.00894644881404131" calcext:value-type="float">
            <text:p>0.00894644881404131</text:p>
          </table:table-cell>
          <table:table-cell office:value-type="float" office:value="0.418955145285277" calcext:value-type="float">
            <text:p>0.418955145285277</text:p>
          </table:table-cell>
          <table:table-cell office:value-type="float" office:value="1.66492536029993" calcext:value-type="float">
            <text:p>1.66492536029993</text:p>
          </table:table-cell>
          <table:table-cell office:value-type="float" office:value="495.063294786718" calcext:value-type="float">
            <text:p>495.063294786718</text:p>
          </table:table-cell>
          <table:table-cell office:value-type="float" office:value="341.963685480392" calcext:value-type="float">
            <text:p>341.96368548039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742" calcext:value-type="float">
            <text:p>-742</text:p>
          </table:table-cell>
          <table:table-cell office:value-type="float" office:value="0.00972956848470219" calcext:value-type="float">
            <text:p>0.00972956848470219</text:p>
          </table:table-cell>
          <table:table-cell office:value-type="float" office:value="0.418962032462741" calcext:value-type="float">
            <text:p>0.418962032462741</text:p>
          </table:table-cell>
          <table:table-cell office:value-type="float" office:value="2.04350254566103" calcext:value-type="float">
            <text:p>2.04350254566103</text:p>
          </table:table-cell>
          <table:table-cell office:value-type="float" office:value="495.314972675137" calcext:value-type="float">
            <text:p>495.314972675137</text:p>
          </table:table-cell>
          <table:table-cell office:value-type="float" office:value="341.966186412601" calcext:value-type="float">
            <text:p>341.96618641260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741" calcext:value-type="float">
            <text:p>-741</text:p>
          </table:table-cell>
          <table:table-cell office:value-type="float" office:value="0.0105466633396172" calcext:value-type="float">
            <text:p>0.0105466633396172</text:p>
          </table:table-cell>
          <table:table-cell office:value-type="float" office:value="0.418728202208449" calcext:value-type="float">
            <text:p>0.418728202208449</text:p>
          </table:table-cell>
          <table:table-cell office:value-type="float" office:value="2.40909966769908" calcext:value-type="float">
            <text:p>2.40909966769908</text:p>
          </table:table-cell>
          <table:table-cell office:value-type="float" office:value="496.663992074245" calcext:value-type="float">
            <text:p>496.663992074245</text:p>
          </table:table-cell>
          <table:table-cell office:value-type="float" office:value="341.969019496295" calcext:value-type="float">
            <text:p>341.96901949629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740" calcext:value-type="float">
            <text:p>-740</text:p>
          </table:table-cell>
          <table:table-cell office:value-type="float" office:value="0.011370374469832" calcext:value-type="float">
            <text:p>0.011370374469832</text:p>
          </table:table-cell>
          <table:table-cell office:value-type="float" office:value="0.418248244706798" calcext:value-type="float">
            <text:p>0.418248244706798</text:p>
          </table:table-cell>
          <table:table-cell office:value-type="float" office:value="2.77264321768309" calcext:value-type="float">
            <text:p>2.77264321768309</text:p>
          </table:table-cell>
          <table:table-cell office:value-type="float" office:value="499.082901878112" calcext:value-type="float">
            <text:p>499.082901878112</text:p>
          </table:table-cell>
          <table:table-cell office:value-type="float" office:value="341.97210671751" calcext:value-type="float">
            <text:p>341.9721067175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739" calcext:value-type="float">
            <text:p>-739</text:p>
          </table:table-cell>
          <table:table-cell office:value-type="float" office:value="0.0122562362131261" calcext:value-type="float">
            <text:p>0.0122562362131261</text:p>
          </table:table-cell>
          <table:table-cell office:value-type="float" office:value="0.417530397286189" calcext:value-type="float">
            <text:p>0.417530397286189</text:p>
          </table:table-cell>
          <table:table-cell office:value-type="float" office:value="3.12029761215366" calcext:value-type="float">
            <text:p>3.12029761215366</text:p>
          </table:table-cell>
          <table:table-cell office:value-type="float" office:value="502.126242475655" calcext:value-type="float">
            <text:p>502.126242475655</text:p>
          </table:table-cell>
          <table:table-cell office:value-type="float" office:value="341.975685959237" calcext:value-type="float">
            <text:p>341.97568595923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738" calcext:value-type="float">
            <text:p>-738</text:p>
          </table:table-cell>
          <table:table-cell office:value-type="float" office:value="0.0131270052704687" calcext:value-type="float">
            <text:p>0.0131270052704687</text:p>
          </table:table-cell>
          <table:table-cell office:value-type="float" office:value="0.416579945450409" calcext:value-type="float">
            <text:p>0.416579945450409</text:p>
          </table:table-cell>
          <table:table-cell office:value-type="float" office:value="3.46154210445952" calcext:value-type="float">
            <text:p>3.46154210445952</text:p>
          </table:table-cell>
          <table:table-cell office:value-type="float" office:value="505.459892180605" calcext:value-type="float">
            <text:p>505.459892180605</text:p>
          </table:table-cell>
          <table:table-cell office:value-type="float" office:value="341.979465923956" calcext:value-type="float">
            <text:p>341.97946592395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737" calcext:value-type="float">
            <text:p>-737</text:p>
          </table:table-cell>
          <table:table-cell office:value-type="float" office:value="0.0140791960313702" calcext:value-type="float">
            <text:p>0.0140791960313702</text:p>
          </table:table-cell>
          <table:table-cell office:value-type="float" office:value="0.415412405593347" calcext:value-type="float">
            <text:p>0.415412405593347</text:p>
          </table:table-cell>
          <table:table-cell office:value-type="float" office:value="3.80299379431921" calcext:value-type="float">
            <text:p>3.80299379431921</text:p>
          </table:table-cell>
          <table:table-cell office:value-type="float" office:value="508.67366476018" calcext:value-type="float">
            <text:p>508.67366476018</text:p>
          </table:table-cell>
          <table:table-cell office:value-type="float" office:value="341.983896346897" calcext:value-type="float">
            <text:p>341.98389634689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736" calcext:value-type="float">
            <text:p>-736</text:p>
          </table:table-cell>
          <table:table-cell office:value-type="float" office:value="0.0149768270135526" calcext:value-type="float">
            <text:p>0.0149768270135526</text:p>
          </table:table-cell>
          <table:table-cell office:value-type="float" office:value="0.414052605636915" calcext:value-type="float">
            <text:p>0.414052605636915</text:p>
          </table:table-cell>
          <table:table-cell office:value-type="float" office:value="4.13362556580363" calcext:value-type="float">
            <text:p>4.13362556580363</text:p>
          </table:table-cell>
          <table:table-cell office:value-type="float" office:value="511.023937752291" calcext:value-type="float">
            <text:p>511.023937752291</text:p>
          </table:table-cell>
          <table:table-cell office:value-type="float" office:value="341.988357059661" calcext:value-type="float">
            <text:p>341.98835705966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735" calcext:value-type="float">
            <text:p>-735</text:p>
          </table:table-cell>
          <table:table-cell office:value-type="float" office:value="0.0158929884763634" calcext:value-type="float">
            <text:p>0.0158929884763634</text:p>
          </table:table-cell>
          <table:table-cell office:value-type="float" office:value="0.412525084508583" calcext:value-type="float">
            <text:p>0.412525084508583</text:p>
          </table:table-cell>
          <table:table-cell office:value-type="float" office:value="4.4646380074844" calcext:value-type="float">
            <text:p>4.4646380074844</text:p>
          </table:table-cell>
          <table:table-cell office:value-type="float" office:value="512.138059865949" calcext:value-type="float">
            <text:p>512.138059865949</text:p>
          </table:table-cell>
          <table:table-cell office:value-type="float" office:value="341.993194259373" calcext:value-type="float">
            <text:p>341.99319425937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734" calcext:value-type="float">
            <text:p>-734</text:p>
          </table:table-cell>
          <table:table-cell office:value-type="float" office:value="0.0168619613505251" calcext:value-type="float">
            <text:p>0.0168619613505251</text:p>
          </table:table-cell>
          <table:table-cell office:value-type="float" office:value="0.410859780764652" calcext:value-type="float">
            <text:p>0.410859780764652</text:p>
          </table:table-cell>
          <table:table-cell office:value-type="float" office:value="4.79006707977226" calcext:value-type="float">
            <text:p>4.79006707977226</text:p>
          </table:table-cell>
          <table:table-cell office:value-type="float" office:value="511.599792328649" calcext:value-type="float">
            <text:p>511.599792328649</text:p>
          </table:table-cell>
          <table:table-cell office:value-type="float" office:value="341.998622962312" calcext:value-type="float">
            <text:p>341.99862296231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733" calcext:value-type="float">
            <text:p>-733</text:p>
          </table:table-cell>
          <table:table-cell office:value-type="float" office:value="0.0177785432285138" calcext:value-type="float">
            <text:p>0.0177785432285138</text:p>
          </table:table-cell>
          <table:table-cell office:value-type="float" office:value="0.409096684262147" calcext:value-type="float">
            <text:p>0.409096684262147</text:p>
          </table:table-cell>
          <table:table-cell office:value-type="float" office:value="5.11470542073929" calcext:value-type="float">
            <text:p>5.11470542073929</text:p>
          </table:table-cell>
          <table:table-cell office:value-type="float" office:value="509.075575469639" calcext:value-type="float">
            <text:p>509.075575469639</text:p>
          </table:table-cell>
          <table:table-cell office:value-type="float" office:value="342.004054010814" calcext:value-type="float">
            <text:p>342.0040540108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732" calcext:value-type="float">
            <text:p>-732</text:p>
          </table:table-cell>
          <table:table-cell office:value-type="float" office:value="0.0187026816380815" calcext:value-type="float">
            <text:p>0.0187026816380815</text:p>
          </table:table-cell>
          <table:table-cell office:value-type="float" office:value="0.407269870434794" calcext:value-type="float">
            <text:p>0.407269870434794</text:p>
          </table:table-cell>
          <table:table-cell office:value-type="float" office:value="5.43903658495802" calcext:value-type="float">
            <text:p>5.43903658495802</text:p>
          </table:table-cell>
          <table:table-cell office:value-type="float" office:value="504.557802901005" calcext:value-type="float">
            <text:p>504.557802901005</text:p>
          </table:table-cell>
          <table:table-cell office:value-type="float" office:value="342.009821090706" calcext:value-type="float">
            <text:p>342.00982109070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731" calcext:value-type="float">
            <text:p>-731</text:p>
          </table:table-cell>
          <table:table-cell office:value-type="float" office:value="0.0196477300460105" calcext:value-type="float">
            <text:p>0.0196477300460105</text:p>
          </table:table-cell>
          <table:table-cell office:value-type="float" office:value="0.405418998599641" calcext:value-type="float">
            <text:p>0.405418998599641</text:p>
          </table:table-cell>
          <table:table-cell office:value-type="float" office:value="5.75619064348038" calcext:value-type="float">
            <text:p>5.75619064348038</text:p>
          </table:table-cell>
          <table:table-cell office:value-type="float" office:value="498.3405864011" calcext:value-type="float">
            <text:p>498.3405864011</text:p>
          </table:table-cell>
          <table:table-cell office:value-type="float" office:value="342.016021158166" calcext:value-type="float">
            <text:p>342.01602115816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730" calcext:value-type="float">
            <text:p>-730</text:p>
          </table:table-cell>
          <table:table-cell office:value-type="float" office:value="0.0205703787886717" calcext:value-type="float">
            <text:p>0.0205703787886717</text:p>
          </table:table-cell>
          <table:table-cell office:value-type="float" office:value="0.403589144744978" calcext:value-type="float">
            <text:p>0.403589144744978</text:p>
          </table:table-cell>
          <table:table-cell office:value-type="float" office:value="6.07828766574148" calcext:value-type="float">
            <text:p>6.07828766574148</text:p>
          </table:table-cell>
          <table:table-cell office:value-type="float" office:value="490.63312551357" calcext:value-type="float">
            <text:p>490.63312551357</text:p>
          </table:table-cell>
          <table:table-cell office:value-type="float" office:value="342.022369411799" calcext:value-type="float">
            <text:p>342.02236941179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729" calcext:value-type="float">
            <text:p>-729</text:p>
          </table:table-cell>
          <table:table-cell office:value-type="float" office:value="0.0214975711608913" calcext:value-type="float">
            <text:p>0.0214975711608913</text:p>
          </table:table-cell>
          <table:table-cell office:value-type="float" office:value="0.401820360855607" calcext:value-type="float">
            <text:p>0.401820360855607</text:p>
          </table:table-cell>
          <table:table-cell office:value-type="float" office:value="0.112771292647304" calcext:value-type="float">
            <text:p>0.112771292647304</text:p>
          </table:table-cell>
          <table:table-cell office:value-type="float" office:value="482.1941811222" calcext:value-type="float">
            <text:p>482.1941811222</text:p>
          </table:table-cell>
          <table:table-cell office:value-type="float" office:value="342.029042736109" calcext:value-type="float">
            <text:p>342.02904273610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728" calcext:value-type="float">
            <text:p>-728</text:p>
          </table:table-cell>
          <table:table-cell office:value-type="float" office:value="0.0223959499398307" calcext:value-type="float">
            <text:p>0.0223959499398307</text:p>
          </table:table-cell>
          <table:table-cell office:value-type="float" office:value="0.400154152171306" calcext:value-type="float">
            <text:p>0.400154152171306</text:p>
          </table:table-cell>
          <table:table-cell office:value-type="float" office:value="0.428951244302619" calcext:value-type="float">
            <text:p>0.428951244302619</text:p>
          </table:table-cell>
          <table:table-cell office:value-type="float" office:value="473.68565883982" calcext:value-type="float">
            <text:p>473.68565883982</text:p>
          </table:table-cell>
          <table:table-cell office:value-type="float" office:value="342.035789670684" calcext:value-type="float">
            <text:p>342.03578967068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727" calcext:value-type="float">
            <text:p>-727</text:p>
          </table:table-cell>
          <table:table-cell office:value-type="float" office:value="0.0232908730940545" calcext:value-type="float">
            <text:p>0.0232908730940545</text:p>
          </table:table-cell>
          <table:table-cell office:value-type="float" office:value="0.398635367441734" calcext:value-type="float">
            <text:p>0.398635367441734</text:p>
          </table:table-cell>
          <table:table-cell office:value-type="float" office:value="0.745021197905782" calcext:value-type="float">
            <text:p>0.745021197905782</text:p>
          </table:table-cell>
          <table:table-cell office:value-type="float" office:value="465.833737856726" calcext:value-type="float">
            <text:p>465.833737856726</text:p>
          </table:table-cell>
          <table:table-cell office:value-type="float" office:value="342.042785665385" calcext:value-type="float">
            <text:p>342.04278566538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726" calcext:value-type="float">
            <text:p>-726</text:p>
          </table:table-cell>
          <table:table-cell office:value-type="float" office:value="0.0242207660049663" calcext:value-type="float">
            <text:p>0.0242207660049663</text:p>
          </table:table-cell>
          <table:table-cell office:value-type="float" office:value="0.397300754715455" calcext:value-type="float">
            <text:p>0.397300754715455</text:p>
          </table:table-cell>
          <table:table-cell office:value-type="float" office:value="1.06041494041302" calcext:value-type="float">
            <text:p>1.06041494041302</text:p>
          </table:table-cell>
          <table:table-cell office:value-type="float" office:value="459.329079650653" calcext:value-type="float">
            <text:p>459.329079650653</text:p>
          </table:table-cell>
          <table:table-cell office:value-type="float" office:value="342.050345868114" calcext:value-type="float">
            <text:p>342.0503458681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725" calcext:value-type="float">
            <text:p>-725</text:p>
          </table:table-cell>
          <table:table-cell office:value-type="float" office:value="0.0249849690600476" calcext:value-type="float">
            <text:p>0.0249849690600476</text:p>
          </table:table-cell>
          <table:table-cell office:value-type="float" office:value="0.396187663211853" calcext:value-type="float">
            <text:p>0.396187663211853</text:p>
          </table:table-cell>
          <table:table-cell office:value-type="float" office:value="1.37453668013555" calcext:value-type="float">
            <text:p>1.37453668013555</text:p>
          </table:table-cell>
          <table:table-cell office:value-type="float" office:value="454.960247696148" calcext:value-type="float">
            <text:p>454.960247696148</text:p>
          </table:table-cell>
          <table:table-cell office:value-type="float" office:value="342.056780913865" calcext:value-type="float">
            <text:p>342.05678091386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724" calcext:value-type="float">
            <text:p>-724</text:p>
          </table:table-cell>
          <table:table-cell office:value-type="float" office:value="0.0258916553758914" calcext:value-type="float">
            <text:p>0.0258916553758914</text:p>
          </table:table-cell>
          <table:table-cell office:value-type="float" office:value="0.39532966417933" calcext:value-type="float">
            <text:p>0.39532966417933</text:p>
          </table:table-cell>
          <table:table-cell office:value-type="float" office:value="1.68631156082793" calcext:value-type="float">
            <text:p>1.68631156082793</text:p>
          </table:table-cell>
          <table:table-cell office:value-type="float" office:value="452.8977440715" calcext:value-type="float">
            <text:p>452.8977440715</text:p>
          </table:table-cell>
          <table:table-cell office:value-type="float" office:value="342.06467550761" calcext:value-type="float">
            <text:p>342.064675507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723" calcext:value-type="float">
            <text:p>-723</text:p>
          </table:table-cell>
          <table:table-cell office:value-type="float" office:value="0.0266794431680733" calcext:value-type="float">
            <text:p>0.0266794431680733</text:p>
          </table:table-cell>
          <table:table-cell office:value-type="float" office:value="0.394748487562826" calcext:value-type="float">
            <text:p>0.394748487562826</text:p>
          </table:table-cell>
          <table:table-cell office:value-type="float" office:value="2.00023763834421" calcext:value-type="float">
            <text:p>2.00023763834421</text:p>
          </table:table-cell>
          <table:table-cell office:value-type="float" office:value="453.625446282726" calcext:value-type="float">
            <text:p>453.625446282726</text:p>
          </table:table-cell>
          <table:table-cell office:value-type="float" office:value="342.071763761563" calcext:value-type="float">
            <text:p>342.07176376156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722" calcext:value-type="float">
            <text:p>-722</text:p>
          </table:table-cell>
          <table:table-cell office:value-type="float" office:value="0.0274087237806272" calcext:value-type="float">
            <text:p>0.0274087237806272</text:p>
          </table:table-cell>
          <table:table-cell office:value-type="float" office:value="0.394460401329277" calcext:value-type="float">
            <text:p>0.394460401329277</text:p>
          </table:table-cell>
          <table:table-cell office:value-type="float" office:value="2.31171060553869" calcext:value-type="float">
            <text:p>2.31171060553869</text:p>
          </table:table-cell>
          <table:table-cell office:value-type="float" office:value="457.067117413733" calcext:value-type="float">
            <text:p>457.067117413733</text:p>
          </table:table-cell>
          <table:table-cell office:value-type="float" office:value="342.078515354625" calcext:value-type="float">
            <text:p>342.07851535462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721" calcext:value-type="float">
            <text:p>-721</text:p>
          </table:table-cell>
          <table:table-cell office:value-type="float" office:value="0.0281951263324856" calcext:value-type="float">
            <text:p>0.0281951263324856</text:p>
          </table:table-cell>
          <table:table-cell office:value-type="float" office:value="0.394476600088529" calcext:value-type="float">
            <text:p>0.394476600088529</text:p>
          </table:table-cell>
          <table:table-cell office:value-type="float" office:value="2.62224876673596" calcext:value-type="float">
            <text:p>2.62224876673596</text:p>
          </table:table-cell>
          <table:table-cell office:value-type="float" office:value="462.916250045154" calcext:value-type="float">
            <text:p>462.916250045154</text:p>
          </table:table-cell>
          <table:table-cell office:value-type="float" office:value="342.086000258307" calcext:value-type="float">
            <text:p>342.0860002583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720" calcext:value-type="float">
            <text:p>-720</text:p>
          </table:table-cell>
          <table:table-cell office:value-type="float" office:value="0.0288897339352706" calcext:value-type="float">
            <text:p>0.0288897339352706</text:p>
          </table:table-cell>
          <table:table-cell office:value-type="float" office:value="0.394789966021967" calcext:value-type="float">
            <text:p>0.394789966021967</text:p>
          </table:table-cell>
          <table:table-cell office:value-type="float" office:value="2.93181610901406" calcext:value-type="float">
            <text:p>2.93181610901406</text:p>
          </table:table-cell>
          <table:table-cell office:value-type="float" office:value="470.791301967941" calcext:value-type="float">
            <text:p>470.791301967941</text:p>
          </table:table-cell>
          <table:table-cell office:value-type="float" office:value="342.09278798102" calcext:value-type="float">
            <text:p>342.0927879810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719" calcext:value-type="float">
            <text:p>-719</text:p>
          </table:table-cell>
          <table:table-cell office:value-type="float" office:value="0.0295743045402731" calcext:value-type="float">
            <text:p>0.0295743045402731</text:p>
          </table:table-cell>
          <table:table-cell office:value-type="float" office:value="0.395390353886424" calcext:value-type="float">
            <text:p>0.395390353886424</text:p>
          </table:table-cell>
          <table:table-cell office:value-type="float" office:value="3.24301228277597" calcext:value-type="float">
            <text:p>3.24301228277597</text:p>
          </table:table-cell>
          <table:table-cell office:value-type="float" office:value="480.055938134979" calcext:value-type="float">
            <text:p>480.055938134979</text:p>
          </table:table-cell>
          <table:table-cell office:value-type="float" office:value="342.09963965436" calcext:value-type="float">
            <text:p>342.0996396543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718" calcext:value-type="float">
            <text:p>-718</text:p>
          </table:table-cell>
          <table:table-cell office:value-type="float" office:value="0.0302310362923196" calcext:value-type="float">
            <text:p>0.0302310362923196</text:p>
          </table:table-cell>
          <table:table-cell office:value-type="float" office:value="0.396261502010482" calcext:value-type="float">
            <text:p>0.396261502010482</text:p>
          </table:table-cell>
          <table:table-cell office:value-type="float" office:value="3.54943932637889" calcext:value-type="float">
            <text:p>3.54943932637889</text:p>
          </table:table-cell>
          <table:table-cell office:value-type="float" office:value="489.726150619745" calcext:value-type="float">
            <text:p>489.726150619745</text:p>
          </table:table-cell>
          <table:table-cell office:value-type="float" office:value="342.106363897784" calcext:value-type="float">
            <text:p>342.10636389778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717" calcext:value-type="float">
            <text:p>-717</text:p>
          </table:table-cell>
          <table:table-cell office:value-type="float" office:value="0.0308475970052188" calcext:value-type="float">
            <text:p>0.0308475970052188</text:p>
          </table:table-cell>
          <table:table-cell office:value-type="float" office:value="0.397370649808823" calcext:value-type="float">
            <text:p>0.397370649808823</text:p>
          </table:table-cell>
          <table:table-cell office:value-type="float" office:value="3.85724464864614" calcext:value-type="float">
            <text:p>3.85724464864614</text:p>
          </table:table-cell>
          <table:table-cell office:value-type="float" office:value="499.061420760596" calcext:value-type="float">
            <text:p>499.061420760596</text:p>
          </table:table-cell>
          <table:table-cell office:value-type="float" office:value="342.112811610574" calcext:value-type="float">
            <text:p>342.11281161057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716" calcext:value-type="float">
            <text:p>-716</text:p>
          </table:table-cell>
          <table:table-cell office:value-type="float" office:value="0.0314985171377501" calcext:value-type="float">
            <text:p>0.0314985171377501</text:p>
          </table:table-cell>
          <table:table-cell office:value-type="float" office:value="0.39868860414649" calcext:value-type="float">
            <text:p>0.39868860414649</text:p>
          </table:table-cell>
          <table:table-cell office:value-type="float" office:value="4.16391058169005" calcext:value-type="float">
            <text:p>4.16391058169005</text:p>
          </table:table-cell>
          <table:table-cell office:value-type="float" office:value="507.164710740288" calcext:value-type="float">
            <text:p>507.164710740288</text:p>
          </table:table-cell>
          <table:table-cell office:value-type="float" office:value="342.119760303638" calcext:value-type="float">
            <text:p>342.11976030363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715" calcext:value-type="float">
            <text:p>-715</text:p>
          </table:table-cell>
          <table:table-cell office:value-type="float" office:value="0.0320387218077876" calcext:value-type="float">
            <text:p>0.0320387218077876</text:p>
          </table:table-cell>
          <table:table-cell office:value-type="float" office:value="0.400181085116057" calcext:value-type="float">
            <text:p>0.400181085116057</text:p>
          </table:table-cell>
          <table:table-cell office:value-type="float" office:value="4.46832933233753" calcext:value-type="float">
            <text:p>4.46832933233753</text:p>
          </table:table-cell>
          <table:table-cell office:value-type="float" office:value="513.143834515949" calcext:value-type="float">
            <text:p>513.143834515949</text:p>
          </table:table-cell>
          <table:table-cell office:value-type="float" office:value="342.125637593756" calcext:value-type="float">
            <text:p>342.12563759375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714" calcext:value-type="float">
            <text:p>-714</text:p>
          </table:table-cell>
          <table:table-cell office:value-type="float" office:value="0.0326055154082279" calcext:value-type="float">
            <text:p>0.0326055154082279</text:p>
          </table:table-cell>
          <table:table-cell office:value-type="float" office:value="0.401804355846266" calcext:value-type="float">
            <text:p>0.401804355846266</text:p>
          </table:table-cell>
          <table:table-cell office:value-type="float" office:value="4.77191400861877" calcext:value-type="float">
            <text:p>4.77191400861877</text:p>
          </table:table-cell>
          <table:table-cell office:value-type="float" office:value="516.570647846616" calcext:value-type="float">
            <text:p>516.570647846616</text:p>
          </table:table-cell>
          <table:table-cell office:value-type="float" office:value="342.131911938072" calcext:value-type="float">
            <text:p>342.13191193807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713" calcext:value-type="float">
            <text:p>-713</text:p>
          </table:table-cell>
          <table:table-cell office:value-type="float" office:value="0.0332042859251172" calcext:value-type="float">
            <text:p>0.0332042859251172</text:p>
          </table:table-cell>
          <table:table-cell office:value-type="float" office:value="0.403519854511002" calcext:value-type="float">
            <text:p>0.403519854511002</text:p>
          </table:table-cell>
          <table:table-cell office:value-type="float" office:value="5.0743282117934" calcext:value-type="float">
            <text:p>5.0743282117934</text:p>
          </table:table-cell>
          <table:table-cell office:value-type="float" office:value="517.15485929125" calcext:value-type="float">
            <text:p>517.15485929125</text:p>
          </table:table-cell>
          <table:table-cell office:value-type="float" office:value="342.138660160326" calcext:value-type="float">
            <text:p>342.13866016032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712" calcext:value-type="float">
            <text:p>-712</text:p>
          </table:table-cell>
          <table:table-cell office:value-type="float" office:value="0.0336615337555309" calcext:value-type="float">
            <text:p>0.0336615337555309</text:p>
          </table:table-cell>
          <table:table-cell office:value-type="float" office:value="0.405287994818296" calcext:value-type="float">
            <text:p>0.405287994818296</text:p>
          </table:table-cell>
          <table:table-cell office:value-type="float" office:value="5.37520145717538" calcext:value-type="float">
            <text:p>5.37520145717538</text:p>
          </table:table-cell>
          <table:table-cell office:value-type="float" office:value="514.753857176229" calcext:value-type="float">
            <text:p>514.753857176229</text:p>
          </table:table-cell>
          <table:table-cell office:value-type="float" office:value="342.143896370079" calcext:value-type="float">
            <text:p>342.1438963700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711" calcext:value-type="float">
            <text:p>-711</text:p>
          </table:table-cell>
          <table:table-cell office:value-type="float" office:value="0.0342145828361347" calcext:value-type="float">
            <text:p>0.0342145828361347</text:p>
          </table:table-cell>
          <table:table-cell office:value-type="float" office:value="0.407062186862227" calcext:value-type="float">
            <text:p>0.407062186862227</text:p>
          </table:table-cell>
          <table:table-cell office:value-type="float" office:value="5.675254518513" calcext:value-type="float">
            <text:p>5.675254518513</text:p>
          </table:table-cell>
          <table:table-cell office:value-type="float" office:value="509.864575281714" calcext:value-type="float">
            <text:p>509.864575281714</text:p>
          </table:table-cell>
          <table:table-cell office:value-type="float" office:value="342.150325675863" calcext:value-type="float">
            <text:p>342.15032567586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710" calcext:value-type="float">
            <text:p>-710</text:p>
          </table:table-cell>
          <table:table-cell office:value-type="float" office:value="0.034687471674078" calcext:value-type="float">
            <text:p>0.034687471674078</text:p>
          </table:table-cell>
          <table:table-cell office:value-type="float" office:value="0.408805105231251" calcext:value-type="float">
            <text:p>0.408805105231251</text:p>
          </table:table-cell>
          <table:table-cell office:value-type="float" office:value="5.97147998359411" calcext:value-type="float">
            <text:p>5.97147998359411</text:p>
          </table:table-cell>
          <table:table-cell office:value-type="float" office:value="503.02206277296" calcext:value-type="float">
            <text:p>503.02206277296</text:p>
          </table:table-cell>
          <table:table-cell office:value-type="float" office:value="342.155906489521" calcext:value-type="float">
            <text:p>342.15590648952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709" calcext:value-type="float">
            <text:p>-709</text:p>
          </table:table-cell>
          <table:table-cell office:value-type="float" office:value="0.0351627155172798" calcext:value-type="float">
            <text:p>0.0351627155172798</text:p>
          </table:table-cell>
          <table:table-cell office:value-type="float" office:value="0.410479163181794" calcext:value-type="float">
            <text:p>0.410479163181794</text:p>
          </table:table-cell>
          <table:table-cell office:value-type="float" office:value="6.27030279787557" calcext:value-type="float">
            <text:p>6.27030279787557</text:p>
          </table:table-cell>
          <table:table-cell office:value-type="float" office:value="494.838542386444" calcext:value-type="float">
            <text:p>494.838542386444</text:p>
          </table:table-cell>
          <table:table-cell office:value-type="float" office:value="342.161592554415" calcext:value-type="float">
            <text:p>342.16159255441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708" calcext:value-type="float">
            <text:p>-708</text:p>
          </table:table-cell>
          <table:table-cell office:value-type="float" office:value="0.0355874392045139" calcext:value-type="float">
            <text:p>0.0355874392045139</text:p>
          </table:table-cell>
          <table:table-cell office:value-type="float" office:value="0.412042910324635" calcext:value-type="float">
            <text:p>0.412042910324635</text:p>
          </table:table-cell>
          <table:table-cell office:value-type="float" office:value="0.281316051393062" calcext:value-type="float">
            <text:p>0.281316051393062</text:p>
          </table:table-cell>
          <table:table-cell office:value-type="float" office:value="486.410760437269" calcext:value-type="float">
            <text:p>486.410760437269</text:p>
          </table:table-cell>
          <table:table-cell office:value-type="float" office:value="342.166739887123" calcext:value-type="float">
            <text:p>342.16673988712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707" calcext:value-type="float">
            <text:p>-707</text:p>
          </table:table-cell>
          <table:table-cell office:value-type="float" office:value="0.0360101347943569" calcext:value-type="float">
            <text:p>0.0360101347943569</text:p>
          </table:table-cell>
          <table:table-cell office:value-type="float" office:value="0.413466987107538" calcext:value-type="float">
            <text:p>0.413466987107538</text:p>
          </table:table-cell>
          <table:table-cell office:value-type="float" office:value="0.574345797616747" calcext:value-type="float">
            <text:p>0.574345797616747</text:p>
          </table:table-cell>
          <table:table-cell office:value-type="float" office:value="478.496019130905" calcext:value-type="float">
            <text:p>478.496019130905</text:p>
          </table:table-cell>
          <table:table-cell office:value-type="float" office:value="342.171924234072" calcext:value-type="float">
            <text:p>342.17192423407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706" calcext:value-type="float">
            <text:p>-706</text:p>
          </table:table-cell>
          <table:table-cell office:value-type="float" office:value="0.0364091569916525" calcext:value-type="float">
            <text:p>0.0364091569916525</text:p>
          </table:table-cell>
          <table:table-cell office:value-type="float" office:value="0.414724113054543" calcext:value-type="float">
            <text:p>0.414724113054543</text:p>
          </table:table-cell>
          <table:table-cell office:value-type="float" office:value="0.869475182817592" calcext:value-type="float">
            <text:p>0.869475182817592</text:p>
          </table:table-cell>
          <table:table-cell office:value-type="float" office:value="471.822419909493" calcext:value-type="float">
            <text:p>471.822419909493</text:p>
          </table:table-cell>
          <table:table-cell office:value-type="float" office:value="342.176874615451" calcext:value-type="float">
            <text:p>342.17687461545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705" calcext:value-type="float">
            <text:p>-705</text:p>
          </table:table-cell>
          <table:table-cell office:value-type="float" office:value="0.0367576217344733" calcext:value-type="float">
            <text:p>0.0367576217344733</text:p>
          </table:table-cell>
          <table:table-cell office:value-type="float" office:value="0.415785831844259" calcext:value-type="float">
            <text:p>0.415785831844259</text:p>
          </table:table-cell>
          <table:table-cell office:value-type="float" office:value="1.15979676718324" calcext:value-type="float">
            <text:p>1.15979676718324</text:p>
          </table:table-cell>
          <table:table-cell office:value-type="float" office:value="467.255878330823" calcext:value-type="float">
            <text:p>467.255878330823</text:p>
          </table:table-cell>
          <table:table-cell office:value-type="float" office:value="342.181242567357" calcext:value-type="float">
            <text:p>342.18124256735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704" calcext:value-type="float">
            <text:p>-704</text:p>
          </table:table-cell>
          <table:table-cell office:value-type="float" office:value="0.0370671290315047" calcext:value-type="float">
            <text:p>0.0370671290315047</text:p>
          </table:table-cell>
          <table:table-cell office:value-type="float" office:value="0.41663768851283" calcext:value-type="float">
            <text:p>0.41663768851283</text:p>
          </table:table-cell>
          <table:table-cell office:value-type="float" office:value="1.45171534366619" calcext:value-type="float">
            <text:p>1.45171534366619</text:p>
          </table:table-cell>
          <table:table-cell office:value-type="float" office:value="465.150397157293" calcext:value-type="float">
            <text:p>465.150397157293</text:p>
          </table:table-cell>
          <table:table-cell office:value-type="float" office:value="342.185157224398" calcext:value-type="float">
            <text:p>342.18515722439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703" calcext:value-type="float">
            <text:p>-703</text:p>
          </table:table-cell>
          <table:table-cell office:value-type="float" office:value="0.0374306287611271" calcext:value-type="float">
            <text:p>0.0374306287611271</text:p>
          </table:table-cell>
          <table:table-cell office:value-type="float" office:value="0.417265527920843" calcext:value-type="float">
            <text:p>0.417265527920843</text:p>
          </table:table-cell>
          <table:table-cell office:value-type="float" office:value="1.74214043565401" calcext:value-type="float">
            <text:p>1.74214043565401</text:p>
          </table:table-cell>
          <table:table-cell office:value-type="float" office:value="465.734886084134" calcext:value-type="float">
            <text:p>465.734886084134</text:p>
          </table:table-cell>
          <table:table-cell office:value-type="float" office:value="342.189796865821" calcext:value-type="float">
            <text:p>342.18979686582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702" calcext:value-type="float">
            <text:p>-702</text:p>
          </table:table-cell>
          <table:table-cell office:value-type="float" office:value="0.037651191591033" calcext:value-type="float">
            <text:p>0.037651191591033</text:p>
          </table:table-cell>
          <table:table-cell office:value-type="float" office:value="0.417661286124614" calcext:value-type="float">
            <text:p>0.417661286124614</text:p>
          </table:table-cell>
          <table:table-cell office:value-type="float" office:value="2.03218536101068" calcext:value-type="float">
            <text:p>2.03218536101068</text:p>
          </table:table-cell>
          <table:table-cell office:value-type="float" office:value="469.22262850983" calcext:value-type="float">
            <text:p>469.22262850983</text:p>
          </table:table-cell>
          <table:table-cell office:value-type="float" office:value="342.19263425218" calcext:value-type="float">
            <text:p>342.192634252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701" calcext:value-type="float">
            <text:p>-701</text:p>
          </table:table-cell>
          <table:table-cell office:value-type="float" office:value="0.0379137990042835" calcext:value-type="float">
            <text:p>0.0379137990042835</text:p>
          </table:table-cell>
          <table:table-cell office:value-type="float" office:value="0.417825200488181" calcext:value-type="float">
            <text:p>0.417825200488181</text:p>
          </table:table-cell>
          <table:table-cell office:value-type="float" office:value="2.32250844123754" calcext:value-type="float">
            <text:p>2.32250844123754</text:p>
          </table:table-cell>
          <table:table-cell office:value-type="float" office:value="475.260303881232" calcext:value-type="float">
            <text:p>475.260303881232</text:p>
          </table:table-cell>
          <table:table-cell office:value-type="float" office:value="342.196034345575" calcext:value-type="float">
            <text:p>342.1960343455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700" calcext:value-type="float">
            <text:p>-700</text:p>
          </table:table-cell>
          <table:table-cell office:value-type="float" office:value="0.0381505871767558" calcext:value-type="float">
            <text:p>0.0381505871767558</text:p>
          </table:table-cell>
          <table:table-cell office:value-type="float" office:value="0.417763446303698" calcext:value-type="float">
            <text:p>0.417763446303698</text:p>
          </table:table-cell>
          <table:table-cell office:value-type="float" office:value="2.61102343167142" calcext:value-type="float">
            <text:p>2.61102343167142</text:p>
          </table:table-cell>
          <table:table-cell office:value-type="float" office:value="483.43214171692" calcext:value-type="float">
            <text:p>483.43214171692</text:p>
          </table:table-cell>
          <table:table-cell office:value-type="float" office:value="342.199120495006" calcext:value-type="float">
            <text:p>342.19912049500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699" calcext:value-type="float">
            <text:p>-699</text:p>
          </table:table-cell>
          <table:table-cell office:value-type="float" office:value="0.0383266582213508" calcext:value-type="float">
            <text:p>0.0383266582213508</text:p>
          </table:table-cell>
          <table:table-cell office:value-type="float" office:value="0.417481288967123" calcext:value-type="float">
            <text:p>0.417481288967123</text:p>
          </table:table-cell>
          <table:table-cell office:value-type="float" office:value="2.90092123685849" calcext:value-type="float">
            <text:p>2.90092123685849</text:p>
          </table:table-cell>
          <table:table-cell office:value-type="float" office:value="493.196775812078" calcext:value-type="float">
            <text:p>493.196775812078</text:p>
          </table:table-cell>
          <table:table-cell office:value-type="float" office:value="342.201427805415" calcext:value-type="float">
            <text:p>342.20142780541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698" calcext:value-type="float">
            <text:p>-698</text:p>
          </table:table-cell>
          <table:table-cell office:value-type="float" office:value="0.0385006553643885" calcext:value-type="float">
            <text:p>0.0385006553643885</text:p>
          </table:table-cell>
          <table:table-cell office:value-type="float" office:value="0.41699508221555" calcext:value-type="float">
            <text:p>0.41699508221555</text:p>
          </table:table-cell>
          <table:table-cell office:value-type="float" office:value="3.19138667465946" calcext:value-type="float">
            <text:p>3.19138667465946</text:p>
          </table:table-cell>
          <table:table-cell office:value-type="float" office:value="503.707104071297" calcext:value-type="float">
            <text:p>503.707104071297</text:p>
          </table:table-cell>
          <table:table-cell office:value-type="float" office:value="342.203718421813" calcext:value-type="float">
            <text:p>342.2037184218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697" calcext:value-type="float">
            <text:p>-697</text:p>
          </table:table-cell>
          <table:table-cell office:value-type="float" office:value="0.0386154250107204" calcext:value-type="float">
            <text:p>0.0386154250107204</text:p>
          </table:table-cell>
          <table:table-cell office:value-type="float" office:value="0.416320881796341" calcext:value-type="float">
            <text:p>0.416320881796341</text:p>
          </table:table-cell>
          <table:table-cell office:value-type="float" office:value="3.478940830322" calcext:value-type="float">
            <text:p>3.478940830322</text:p>
          </table:table-cell>
          <table:table-cell office:value-type="float" office:value="513.907336771514" calcext:value-type="float">
            <text:p>513.907336771514</text:p>
          </table:table-cell>
          <table:table-cell office:value-type="float" office:value="342.205235031547" calcext:value-type="float">
            <text:p>342.20523503154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696" calcext:value-type="float">
            <text:p>-696</text:p>
          </table:table-cell>
          <table:table-cell office:value-type="float" office:value="0.0387752152901088" calcext:value-type="float">
            <text:p>0.0387752152901088</text:p>
          </table:table-cell>
          <table:table-cell office:value-type="float" office:value="0.41547660146237" calcext:value-type="float">
            <text:p>0.41547660146237</text:p>
          </table:table-cell>
          <table:table-cell office:value-type="float" office:value="3.77046760820953" calcext:value-type="float">
            <text:p>3.77046760820953</text:p>
          </table:table-cell>
          <table:table-cell office:value-type="float" office:value="523.133380724874" calcext:value-type="float">
            <text:p>523.133380724874</text:p>
          </table:table-cell>
          <table:table-cell office:value-type="float" office:value="342.207354112585" calcext:value-type="float">
            <text:p>342.20735411258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695" calcext:value-type="float">
            <text:p>-695</text:p>
          </table:table-cell>
          <table:table-cell office:value-type="float" office:value="0.0388310565508648" calcext:value-type="float">
            <text:p>0.0388310565508648</text:p>
          </table:table-cell>
          <table:table-cell office:value-type="float" office:value="0.414485886746147" calcext:value-type="float">
            <text:p>0.414485886746147</text:p>
          </table:table-cell>
          <table:table-cell office:value-type="float" office:value="4.060301695422" calcext:value-type="float">
            <text:p>4.060301695422</text:p>
          </table:table-cell>
          <table:table-cell office:value-type="float" office:value="530.211616452057" calcext:value-type="float">
            <text:p>530.211616452057</text:p>
          </table:table-cell>
          <table:table-cell office:value-type="float" office:value="342.20809673192" calcext:value-type="float">
            <text:p>342.2080967319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694" calcext:value-type="float">
            <text:p>-694</text:p>
          </table:table-cell>
          <table:table-cell office:value-type="float" office:value="0.0388833084716535" calcext:value-type="float">
            <text:p>0.0388833084716535</text:p>
          </table:table-cell>
          <table:table-cell office:value-type="float" office:value="0.413370891854892" calcext:value-type="float">
            <text:p>0.413370891854892</text:p>
          </table:table-cell>
          <table:table-cell office:value-type="float" office:value="4.34982450109332" calcext:value-type="float">
            <text:p>4.34982450109332</text:p>
          </table:table-cell>
          <table:table-cell office:value-type="float" office:value="534.517640714654" calcext:value-type="float">
            <text:p>534.517640714654</text:p>
          </table:table-cell>
          <table:table-cell office:value-type="float" office:value="342.20879258975" calcext:value-type="float">
            <text:p>342.2087925897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693" calcext:value-type="float">
            <text:p>-693</text:p>
          </table:table-cell>
          <table:table-cell office:value-type="float" office:value="0.0389629127132658" calcext:value-type="float">
            <text:p>0.0389629127132658</text:p>
          </table:table-cell>
          <table:table-cell office:value-type="float" office:value="0.412154066782046" calcext:value-type="float">
            <text:p>0.412154066782046</text:p>
          </table:table-cell>
          <table:table-cell office:value-type="float" office:value="4.64173415550597" calcext:value-type="float">
            <text:p>4.64173415550597</text:p>
          </table:table-cell>
          <table:table-cell office:value-type="float" office:value="535.619741908491" calcext:value-type="float">
            <text:p>535.619741908491</text:p>
          </table:table-cell>
          <table:table-cell office:value-type="float" office:value="342.209854515243" calcext:value-type="float">
            <text:p>342.20985451524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692" calcext:value-type="float">
            <text:p>-692</text:p>
          </table:table-cell>
          <table:table-cell office:value-type="float" office:value="0.0389741497640724" calcext:value-type="float">
            <text:p>0.0389741497640724</text:p>
          </table:table-cell>
          <table:table-cell office:value-type="float" office:value="0.410863057639507" calcext:value-type="float">
            <text:p>0.410863057639507</text:p>
          </table:table-cell>
          <table:table-cell office:value-type="float" office:value="4.93228929285888" calcext:value-type="float">
            <text:p>4.93228929285888</text:p>
          </table:table-cell>
          <table:table-cell office:value-type="float" office:value="533.18456643978" calcext:value-type="float">
            <text:p>533.18456643978</text:p>
          </table:table-cell>
          <table:table-cell office:value-type="float" office:value="342.210004593917" calcext:value-type="float">
            <text:p>342.2100045939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691" calcext:value-type="float">
            <text:p>-691</text:p>
          </table:table-cell>
          <table:table-cell office:value-type="float" office:value="0.0389424451897588" calcext:value-type="float">
            <text:p>0.0389424451897588</text:p>
          </table:table-cell>
          <table:table-cell office:value-type="float" office:value="0.409522835104658" calcext:value-type="float">
            <text:p>0.409522835104658</text:p>
          </table:table-cell>
          <table:table-cell office:value-type="float" office:value="5.22458068677641" calcext:value-type="float">
            <text:p>5.22458068677641</text:p>
          </table:table-cell>
          <table:table-cell office:value-type="float" office:value="527.362810237565" calcext:value-type="float">
            <text:p>527.362810237565</text:p>
          </table:table-cell>
          <table:table-cell office:value-type="float" office:value="342.209581268856" calcext:value-type="float">
            <text:p>342.2095812688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690" calcext:value-type="float">
            <text:p>-690</text:p>
          </table:table-cell>
          <table:table-cell office:value-type="float" office:value="0.0389596128498263" calcext:value-type="float">
            <text:p>0.0389596128498263</text:p>
          </table:table-cell>
          <table:table-cell office:value-type="float" office:value="0.408159561866517" calcext:value-type="float">
            <text:p>0.408159561866517</text:p>
          </table:table-cell>
          <table:table-cell office:value-type="float" office:value="5.51541025820829" calcext:value-type="float">
            <text:p>5.51541025820829</text:p>
          </table:table-cell>
          <table:table-cell office:value-type="float" office:value="518.72681284414" calcext:value-type="float">
            <text:p>518.72681284414</text:p>
          </table:table-cell>
          <table:table-cell office:value-type="float" office:value="342.209810451516" calcext:value-type="float">
            <text:p>342.2098104515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689" calcext:value-type="float">
            <text:p>-689</text:p>
          </table:table-cell>
          <table:table-cell office:value-type="float" office:value="0.0389144710591148" calcext:value-type="float">
            <text:p>0.0389144710591148</text:p>
          </table:table-cell>
          <table:table-cell office:value-type="float" office:value="0.40680199292388" calcext:value-type="float">
            <text:p>0.40680199292388</text:p>
          </table:table-cell>
          <table:table-cell office:value-type="float" office:value="5.808465344227" calcext:value-type="float">
            <text:p>5.808465344227</text:p>
          </table:table-cell>
          <table:table-cell office:value-type="float" office:value="507.804144840117" calcext:value-type="float">
            <text:p>507.804144840117</text:p>
          </table:table-cell>
          <table:table-cell office:value-type="float" office:value="342.209208040725" calcext:value-type="float">
            <text:p>342.20920804072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688" calcext:value-type="float">
            <text:p>-688</text:p>
          </table:table-cell>
          <table:table-cell office:value-type="float" office:value="0.0387989097955599" calcext:value-type="float">
            <text:p>0.0387989097955599</text:p>
          </table:table-cell>
          <table:table-cell office:value-type="float" office:value="0.405478883188051" calcext:value-type="float">
            <text:p>0.405478883188051</text:p>
          </table:table-cell>
          <table:table-cell office:value-type="float" office:value="6.1011284789349" calcext:value-type="float">
            <text:p>6.1011284789349</text:p>
          </table:table-cell>
          <table:table-cell office:value-type="float" office:value="495.594117076009" calcext:value-type="float">
            <text:p>495.594117076009</text:p>
          </table:table-cell>
          <table:table-cell office:value-type="float" office:value="342.207669088929" calcext:value-type="float">
            <text:p>342.20766908892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687" calcext:value-type="float">
            <text:p>-687</text:p>
          </table:table-cell>
          <table:table-cell office:value-type="float" office:value="0.0387591333156953" calcext:value-type="float">
            <text:p>0.0387591333156953</text:p>
          </table:table-cell>
          <table:table-cell office:value-type="float" office:value="0.404215214052752" calcext:value-type="float">
            <text:p>0.404215214052752</text:p>
          </table:table-cell>
          <table:table-cell office:value-type="float" office:value="0.109702093832651" calcext:value-type="float">
            <text:p>0.109702093832651</text:p>
          </table:table-cell>
          <table:table-cell office:value-type="float" office:value="483.138439954315" calcext:value-type="float">
            <text:p>483.138439954315</text:p>
          </table:table-cell>
          <table:table-cell office:value-type="float" office:value="342.207140441426" calcext:value-type="float">
            <text:p>342.20714044142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686" calcext:value-type="float">
            <text:p>-686</text:p>
          </table:table-cell>
          <table:table-cell office:value-type="float" office:value="0.0385830145282447" calcext:value-type="float">
            <text:p>0.0385830145282447</text:p>
          </table:table-cell>
          <table:table-cell office:value-type="float" office:value="0.403038115032669" calcext:value-type="float">
            <text:p>0.403038115032669</text:p>
          </table:table-cell>
          <table:table-cell office:value-type="float" office:value="0.403488970338891" calcext:value-type="float">
            <text:p>0.403488970338891</text:p>
          </table:table-cell>
          <table:table-cell office:value-type="float" office:value="471.313030307855" calcext:value-type="float">
            <text:p>471.313030307855</text:p>
          </table:table-cell>
          <table:table-cell office:value-type="float" office:value="342.204806287664" calcext:value-type="float">
            <text:p>342.20480628766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685" calcext:value-type="float">
            <text:p>-685</text:p>
          </table:table-cell>
          <table:table-cell office:value-type="float" office:value="0.0384564931040514" calcext:value-type="float">
            <text:p>0.0384564931040514</text:p>
          </table:table-cell>
          <table:table-cell office:value-type="float" office:value="0.401971268793023" calcext:value-type="float">
            <text:p>0.401971268793023</text:p>
          </table:table-cell>
          <table:table-cell office:value-type="float" office:value="0.696825183964258" calcext:value-type="float">
            <text:p>0.696825183964258</text:p>
          </table:table-cell>
          <table:table-cell office:value-type="float" office:value="461.077024289701" calcext:value-type="float">
            <text:p>461.077024289701</text:p>
          </table:table-cell>
          <table:table-cell office:value-type="float" office:value="342.203136052995" calcext:value-type="float">
            <text:p>342.20313605299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684" calcext:value-type="float">
            <text:p>-684</text:p>
          </table:table-cell>
          <table:table-cell office:value-type="float" office:value="0.0382408226726192" calcext:value-type="float">
            <text:p>0.0382408226726192</text:p>
          </table:table-cell>
          <table:table-cell office:value-type="float" office:value="0.401032866099396" calcext:value-type="float">
            <text:p>0.401032866099396</text:p>
          </table:table-cell>
          <table:table-cell office:value-type="float" office:value="0.990063841349146" calcext:value-type="float">
            <text:p>0.990063841349146</text:p>
          </table:table-cell>
          <table:table-cell office:value-type="float" office:value="453.206584594228" calcext:value-type="float">
            <text:p>453.206584594228</text:p>
          </table:table-cell>
          <table:table-cell office:value-type="float" office:value="342.200301646594" calcext:value-type="float">
            <text:p>342.20030164659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683" calcext:value-type="float">
            <text:p>-683</text:p>
          </table:table-cell>
          <table:table-cell office:value-type="float" office:value="0.0380214662182922" calcext:value-type="float">
            <text:p>0.0380214662182922</text:p>
          </table:table-cell>
          <table:table-cell office:value-type="float" office:value="0.400242344364902" calcext:value-type="float">
            <text:p>0.400242344364902</text:p>
          </table:table-cell>
          <table:table-cell office:value-type="float" office:value="1.28340837212401" calcext:value-type="float">
            <text:p>1.28340837212401</text:p>
          </table:table-cell>
          <table:table-cell office:value-type="float" office:value="448.174431063342" calcext:value-type="float">
            <text:p>448.174431063342</text:p>
          </table:table-cell>
          <table:table-cell office:value-type="float" office:value="342.197435220499" calcext:value-type="float">
            <text:p>342.1974352204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682" calcext:value-type="float">
            <text:p>-682</text:p>
          </table:table-cell>
          <table:table-cell office:value-type="float" office:value="0.0378049551246995" calcext:value-type="float">
            <text:p>0.0378049551246995</text:p>
          </table:table-cell>
          <table:table-cell office:value-type="float" office:value="0.399611224204286" calcext:value-type="float">
            <text:p>0.399611224204286</text:p>
          </table:table-cell>
          <table:table-cell office:value-type="float" office:value="1.57784841401163" calcext:value-type="float">
            <text:p>1.57784841401163</text:p>
          </table:table-cell>
          <table:table-cell office:value-type="float" office:value="446.260186094168" calcext:value-type="float">
            <text:p>446.260186094168</text:p>
          </table:table-cell>
          <table:table-cell office:value-type="float" office:value="342.194622216193" calcext:value-type="float">
            <text:p>342.19462221619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681" calcext:value-type="float">
            <text:p>-681</text:p>
          </table:table-cell>
          <table:table-cell office:value-type="float" office:value="0.0374660077167659" calcext:value-type="float">
            <text:p>0.0374660077167659</text:p>
          </table:table-cell>
          <table:table-cell office:value-type="float" office:value="0.399148687088502" calcext:value-type="float">
            <text:p>0.399148687088502</text:p>
          </table:table-cell>
          <table:table-cell office:value-type="float" office:value="1.87117188989647" calcext:value-type="float">
            <text:p>1.87117188989647</text:p>
          </table:table-cell>
          <table:table-cell office:value-type="float" office:value="447.64088750869" calcext:value-type="float">
            <text:p>447.64088750869</text:p>
          </table:table-cell>
          <table:table-cell office:value-type="float" office:value="342.190250864034" calcext:value-type="float">
            <text:p>342.1902508640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680" calcext:value-type="float">
            <text:p>-680</text:p>
          </table:table-cell>
          <table:table-cell office:value-type="float" office:value="0.0371701696127933" calcext:value-type="float">
            <text:p>0.0371701696127933</text:p>
          </table:table-cell>
          <table:table-cell office:value-type="float" office:value="0.398859530021443" calcext:value-type="float">
            <text:p>0.398859530021443</text:p>
          </table:table-cell>
          <table:table-cell office:value-type="float" office:value="2.16516867710515" calcext:value-type="float">
            <text:p>2.16516867710515</text:p>
          </table:table-cell>
          <table:table-cell office:value-type="float" office:value="451.978859401379" calcext:value-type="float">
            <text:p>451.978859401379</text:p>
          </table:table-cell>
          <table:table-cell office:value-type="float" office:value="342.186467797486" calcext:value-type="float">
            <text:p>342.18646779748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679" calcext:value-type="float">
            <text:p>-679</text:p>
          </table:table-cell>
          <table:table-cell office:value-type="float" office:value="0.0368659611382393" calcext:value-type="float">
            <text:p>0.0368659611382393</text:p>
          </table:table-cell>
          <table:table-cell office:value-type="float" office:value="0.398748398216623" calcext:value-type="float">
            <text:p>0.398748398216623</text:p>
          </table:table-cell>
          <table:table-cell office:value-type="float" office:value="2.45799796690611" calcext:value-type="float">
            <text:p>2.45799796690611</text:p>
          </table:table-cell>
          <table:table-cell office:value-type="float" office:value="458.890828547055" calcext:value-type="float">
            <text:p>458.890828547055</text:p>
          </table:table-cell>
          <table:table-cell office:value-type="float" office:value="342.182609098006" calcext:value-type="float">
            <text:p>342.18260909800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678" calcext:value-type="float">
            <text:p>-678</text:p>
          </table:table-cell>
          <table:table-cell office:value-type="float" office:value="0.0364204661456243" calcext:value-type="float">
            <text:p>0.0364204661456243</text:p>
          </table:table-cell>
          <table:table-cell office:value-type="float" office:value="0.398812868596993" calcext:value-type="float">
            <text:p>0.398812868596993</text:p>
          </table:table-cell>
          <table:table-cell office:value-type="float" office:value="2.75272611430352" calcext:value-type="float">
            <text:p>2.75272611430352</text:p>
          </table:table-cell>
          <table:table-cell office:value-type="float" office:value="467.909365425621" calcext:value-type="float">
            <text:p>467.909365425621</text:p>
          </table:table-cell>
          <table:table-cell office:value-type="float" office:value="342.177015718111" calcext:value-type="float">
            <text:p>342.17701571811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677" calcext:value-type="float">
            <text:p>-677</text:p>
          </table:table-cell>
          <table:table-cell office:value-type="float" office:value="0.0360453454140899" calcext:value-type="float">
            <text:p>0.0360453454140899</text:p>
          </table:table-cell>
          <table:table-cell office:value-type="float" office:value="0.399052754775727" calcext:value-type="float">
            <text:p>0.399052754775727</text:p>
          </table:table-cell>
          <table:table-cell office:value-type="float" office:value="3.04447028365789" calcext:value-type="float">
            <text:p>3.04447028365789</text:p>
          </table:table-cell>
          <table:table-cell office:value-type="float" office:value="478.018852946262" calcext:value-type="float">
            <text:p>478.018852946262</text:p>
          </table:table-cell>
          <table:table-cell office:value-type="float" office:value="342.17235886379" calcext:value-type="float">
            <text:p>342.1723588637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676" calcext:value-type="float">
            <text:p>-676</text:p>
          </table:table-cell>
          <table:table-cell office:value-type="float" office:value="0.035613925694664" calcext:value-type="float">
            <text:p>0.035613925694664</text:p>
          </table:table-cell>
          <table:table-cell office:value-type="float" office:value="0.399462583635409" calcext:value-type="float">
            <text:p>0.399462583635409</text:p>
          </table:table-cell>
          <table:table-cell office:value-type="float" office:value="3.3373419196469" calcext:value-type="float">
            <text:p>3.3373419196469</text:p>
          </table:table-cell>
          <table:table-cell office:value-type="float" office:value="488.54449207036" calcext:value-type="float">
            <text:p>488.54449207036</text:p>
          </table:table-cell>
          <table:table-cell office:value-type="float" office:value="342.167062938435" calcext:value-type="float">
            <text:p>342.16706293843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675" calcext:value-type="float">
            <text:p>-675</text:p>
          </table:table-cell>
          <table:table-cell office:value-type="float" office:value="0.0351114296609854" calcext:value-type="float">
            <text:p>0.0351114296609854</text:p>
          </table:table-cell>
          <table:table-cell office:value-type="float" office:value="0.400033949028678" calcext:value-type="float">
            <text:p>0.400033949028678</text:p>
          </table:table-cell>
          <table:table-cell office:value-type="float" office:value="3.63063872015808" calcext:value-type="float">
            <text:p>3.63063872015808</text:p>
          </table:table-cell>
          <table:table-cell office:value-type="float" office:value="498.546661676758" calcext:value-type="float">
            <text:p>498.546661676758</text:p>
          </table:table-cell>
          <table:table-cell office:value-type="float" office:value="342.160975205668" calcext:value-type="float">
            <text:p>342.16097520566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674" calcext:value-type="float">
            <text:p>-674</text:p>
          </table:table-cell>
          <table:table-cell office:value-type="float" office:value="0.034632342763813" calcext:value-type="float">
            <text:p>0.034632342763813</text:p>
          </table:table-cell>
          <table:table-cell office:value-type="float" office:value="0.4007565332745" calcext:value-type="float">
            <text:p>0.4007565332745</text:p>
          </table:table-cell>
          <table:table-cell office:value-type="float" office:value="3.92137121895116" calcext:value-type="float">
            <text:p>3.92137121895116</text:p>
          </table:table-cell>
          <table:table-cell office:value-type="float" office:value="507.147528889943" calcext:value-type="float">
            <text:p>507.147528889943</text:p>
          </table:table-cell>
          <table:table-cell office:value-type="float" office:value="342.155251924995" calcext:value-type="float">
            <text:p>342.15525192499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673" calcext:value-type="float">
            <text:p>-673</text:p>
          </table:table-cell>
          <table:table-cell office:value-type="float" office:value="0.0340692254806538" calcext:value-type="float">
            <text:p>0.0340692254806538</text:p>
          </table:table-cell>
          <table:table-cell office:value-type="float" office:value="0.401616621803519" calcext:value-type="float">
            <text:p>0.401616621803519</text:p>
          </table:table-cell>
          <table:table-cell office:value-type="float" office:value="4.21201854136791" calcext:value-type="float">
            <text:p>4.21201854136791</text:p>
          </table:table-cell>
          <table:table-cell office:value-type="float" office:value="513.690212964221" calcext:value-type="float">
            <text:p>513.690212964221</text:p>
          </table:table-cell>
          <table:table-cell office:value-type="float" office:value="342.14862568271" calcext:value-type="float">
            <text:p>342.1486256827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672" calcext:value-type="float">
            <text:p>-672</text:p>
          </table:table-cell>
          <table:table-cell office:value-type="float" office:value="0.0335650348234985" calcext:value-type="float">
            <text:p>0.0335650348234985</text:p>
          </table:table-cell>
          <table:table-cell office:value-type="float" office:value="0.402593476288084" calcext:value-type="float">
            <text:p>0.402593476288084</text:p>
          </table:table-cell>
          <table:table-cell office:value-type="float" office:value="4.5040991790519" calcext:value-type="float">
            <text:p>4.5040991790519</text:p>
          </table:table-cell>
          <table:table-cell office:value-type="float" office:value="517.822351175728" calcext:value-type="float">
            <text:p>517.822351175728</text:p>
          </table:table-cell>
          <table:table-cell office:value-type="float" office:value="342.142785322865" calcext:value-type="float">
            <text:p>342.14278532286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671" calcext:value-type="float">
            <text:p>-671</text:p>
          </table:table-cell>
          <table:table-cell office:value-type="float" office:value="0.0329252276311673" calcext:value-type="float">
            <text:p>0.0329252276311673</text:p>
          </table:table-cell>
          <table:table-cell office:value-type="float" office:value="0.403667502170695" calcext:value-type="float">
            <text:p>0.403667502170695</text:p>
          </table:table-cell>
          <table:table-cell office:value-type="float" office:value="4.79181996998826" calcext:value-type="float">
            <text:p>4.79181996998826</text:p>
          </table:table-cell>
          <table:table-cell office:value-type="float" office:value="519.109788226881" calcext:value-type="float">
            <text:p>519.109788226881</text:p>
          </table:table-cell>
          <table:table-cell office:value-type="float" office:value="342.135499808126" calcext:value-type="float">
            <text:p>342.13549980812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670" calcext:value-type="float">
            <text:p>-670</text:p>
          </table:table-cell>
          <table:table-cell office:value-type="float" office:value="0.0323272308334674" calcext:value-type="float">
            <text:p>0.0323272308334674</text:p>
          </table:table-cell>
          <table:table-cell office:value-type="float" office:value="0.404813583984926" calcext:value-type="float">
            <text:p>0.404813583984926</text:p>
          </table:table-cell>
          <table:table-cell office:value-type="float" office:value="5.08083435440579" calcext:value-type="float">
            <text:p>5.08083435440579</text:p>
          </table:table-cell>
          <table:table-cell office:value-type="float" office:value="517.82099356381" calcext:value-type="float">
            <text:p>517.82099356381</text:p>
          </table:table-cell>
          <table:table-cell office:value-type="float" office:value="342.128817565844" calcext:value-type="float">
            <text:p>342.12881756584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669" calcext:value-type="float">
            <text:p>-669</text:p>
          </table:table-cell>
          <table:table-cell office:value-type="float" office:value="0.0317226932603125" calcext:value-type="float">
            <text:p>0.0317226932603125</text:p>
          </table:table-cell>
          <table:table-cell office:value-type="float" office:value="0.406004209737373" calcext:value-type="float">
            <text:p>0.406004209737373</text:p>
          </table:table-cell>
          <table:table-cell office:value-type="float" office:value="5.36764235489533" calcext:value-type="float">
            <text:p>5.36764235489533</text:p>
          </table:table-cell>
          <table:table-cell office:value-type="float" office:value="514.226163716401" calcext:value-type="float">
            <text:p>514.226163716401</text:p>
          </table:table-cell>
          <table:table-cell office:value-type="float" office:value="342.122187115147" calcext:value-type="float">
            <text:p>342.122187115147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668" calcext:value-type="float">
            <text:p>-668</text:p>
          </table:table-cell>
          <table:table-cell office:value-type="float" office:value="0.0310142811051269" calcext:value-type="float">
            <text:p>0.0310142811051269</text:p>
          </table:table-cell>
          <table:table-cell office:value-type="float" office:value="0.407212327830804" calcext:value-type="float">
            <text:p>0.407212327830804</text:p>
          </table:table-cell>
          <table:table-cell office:value-type="float" office:value="5.65327840362713" calcext:value-type="float">
            <text:p>5.65327840362713</text:p>
          </table:table-cell>
          <table:table-cell office:value-type="float" office:value="508.769460454371" calcext:value-type="float">
            <text:p>508.769460454371</text:p>
          </table:table-cell>
          <table:table-cell office:value-type="float" office:value="342.114577133818" calcext:value-type="float">
            <text:p>342.1145771338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667" calcext:value-type="float">
            <text:p>-667</text:p>
          </table:table-cell>
          <table:table-cell office:value-type="float" office:value="0.0303086096702275" calcext:value-type="float">
            <text:p>0.0303086096702275</text:p>
          </table:table-cell>
          <table:table-cell office:value-type="float" office:value="0.408410764873986" calcext:value-type="float">
            <text:p>0.408410764873986</text:p>
          </table:table-cell>
          <table:table-cell office:value-type="float" office:value="5.93820195802025" calcext:value-type="float">
            <text:p>5.93820195802025</text:p>
          </table:table-cell>
          <table:table-cell office:value-type="float" office:value="502.178092274081" calcext:value-type="float">
            <text:p>502.178092274081</text:p>
          </table:table-cell>
          <table:table-cell office:value-type="float" office:value="342.107167946492" calcext:value-type="float">
            <text:p>342.10716794649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666" calcext:value-type="float">
            <text:p>-666</text:p>
          </table:table-cell>
          <table:table-cell office:value-type="float" office:value="0.0296228062001731" calcext:value-type="float">
            <text:p>0.0296228062001731</text:p>
          </table:table-cell>
          <table:table-cell office:value-type="float" office:value="0.409569980747089" calcext:value-type="float">
            <text:p>0.409569980747089</text:p>
          </table:table-cell>
          <table:table-cell office:value-type="float" office:value="6.2190607808578" calcext:value-type="float">
            <text:p>6.2190607808578</text:p>
          </table:table-cell>
          <table:table-cell office:value-type="float" office:value="495.232317687899" calcext:value-type="float">
            <text:p>495.232317687899</text:p>
          </table:table-cell>
          <table:table-cell office:value-type="float" office:value="342.100131196421" calcext:value-type="float">
            <text:p>342.10013119642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665" calcext:value-type="float">
            <text:p>-665</text:p>
          </table:table-cell>
          <table:table-cell office:value-type="float" office:value="0.0288145572033909" calcext:value-type="float">
            <text:p>0.0288145572033909</text:p>
          </table:table-cell>
          <table:table-cell office:value-type="float" office:value="0.410667092022993" calcext:value-type="float">
            <text:p>0.410667092022993</text:p>
          </table:table-cell>
          <table:table-cell office:value-type="float" office:value="0.21886424699472" calcext:value-type="float">
            <text:p>0.21886424699472</text:p>
          </table:table-cell>
          <table:table-cell office:value-type="float" office:value="488.434658389325" calcext:value-type="float">
            <text:p>488.434658389325</text:p>
          </table:table-cell>
          <table:table-cell office:value-type="float" office:value="342.092045360951" calcext:value-type="float">
            <text:p>342.09204536095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664" calcext:value-type="float">
            <text:p>-664</text:p>
          </table:table-cell>
          <table:table-cell office:value-type="float" office:value="0.0280508267156721" calcext:value-type="float">
            <text:p>0.0280508267156721</text:p>
          </table:table-cell>
          <table:table-cell office:value-type="float" office:value="0.411676280803247" calcext:value-type="float">
            <text:p>0.411676280803247</text:p>
          </table:table-cell>
          <table:table-cell office:value-type="float" office:value="0.497847231997477" calcext:value-type="float">
            <text:p>0.497847231997477</text:p>
          </table:table-cell>
          <table:table-cell office:value-type="float" office:value="482.557681490412" calcext:value-type="float">
            <text:p>482.557681490412</text:p>
          </table:table-cell>
          <table:table-cell office:value-type="float" office:value="342.084610931217" calcext:value-type="float">
            <text:p>342.0846109312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663" calcext:value-type="float">
            <text:p>-663</text:p>
          </table:table-cell>
          <table:table-cell office:value-type="float" office:value="0.0272042971642732" calcext:value-type="float">
            <text:p>0.0272042971642732</text:p>
          </table:table-cell>
          <table:table-cell office:value-type="float" office:value="0.412574993085495" calcext:value-type="float">
            <text:p>0.412574993085495</text:p>
          </table:table-cell>
          <table:table-cell office:value-type="float" office:value="0.773670435331284" calcext:value-type="float">
            <text:p>0.773670435331284</text:p>
          </table:table-cell>
          <table:table-cell office:value-type="float" office:value="478.06321063692" calcext:value-type="float">
            <text:p>478.06321063692</text:p>
          </table:table-cell>
          <table:table-cell office:value-type="float" office:value="342.076604392033" calcext:value-type="float">
            <text:p>342.0766043920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662" calcext:value-type="float">
            <text:p>-662</text:p>
          </table:table-cell>
          <table:table-cell office:value-type="float" office:value="0.0263979056776244" calcext:value-type="float">
            <text:p>0.0263979056776244</text:p>
          </table:table-cell>
          <table:table-cell office:value-type="float" office:value="0.413343706590084" calcext:value-type="float">
            <text:p>0.413343706590084</text:p>
          </table:table-cell>
          <table:table-cell office:value-type="float" office:value="1.05143293412216" calcext:value-type="float">
            <text:p>1.05143293412216</text:p>
          </table:table-cell>
          <table:table-cell office:value-type="float" office:value="475.095101732245" calcext:value-type="float">
            <text:p>475.095101732245</text:p>
          </table:table-cell>
          <table:table-cell office:value-type="float" office:value="342.069206135461" calcext:value-type="float">
            <text:p>342.06920613546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661" calcext:value-type="float">
            <text:p>-661</text:p>
          </table:table-cell>
          <table:table-cell office:value-type="float" office:value="0.0254894882549325" calcext:value-type="float">
            <text:p>0.0254894882549325</text:p>
          </table:table-cell>
          <table:table-cell office:value-type="float" office:value="0.413962191093544" calcext:value-type="float">
            <text:p>0.413962191093544</text:p>
          </table:table-cell>
          <table:table-cell office:value-type="float" office:value="1.32424197019905" calcext:value-type="float">
            <text:p>1.32424197019905</text:p>
          </table:table-cell>
          <table:table-cell office:value-type="float" office:value="474.011966610299" calcext:value-type="float">
            <text:p>474.011966610299</text:p>
          </table:table-cell>
          <table:table-cell office:value-type="float" office:value="342.061139012479" calcext:value-type="float">
            <text:p>342.06113901247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660" calcext:value-type="float">
            <text:p>-660</text:p>
          </table:table-cell>
          <table:table-cell office:value-type="float" office:value="0.0245915581530757" calcext:value-type="float">
            <text:p>0.0245915581530757</text:p>
          </table:table-cell>
          <table:table-cell office:value-type="float" office:value="0.41441431350683" calcext:value-type="float">
            <text:p>0.41441431350683</text:p>
          </table:table-cell>
          <table:table-cell office:value-type="float" office:value="1.59382191797836" calcext:value-type="float">
            <text:p>1.59382191797836</text:p>
          </table:table-cell>
          <table:table-cell office:value-type="float" office:value="474.629742722506" calcext:value-type="float">
            <text:p>474.629742722506</text:p>
          </table:table-cell>
          <table:table-cell office:value-type="float" office:value="342.053443150512" calcext:value-type="float">
            <text:p>342.0534431505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659" calcext:value-type="float">
            <text:p>-659</text:p>
          </table:table-cell>
          <table:table-cell office:value-type="float" office:value="0.0237198724845851" calcext:value-type="float">
            <text:p>0.0237198724845851</text:p>
          </table:table-cell>
          <table:table-cell office:value-type="float" office:value="0.414687284344399" calcext:value-type="float">
            <text:p>0.414687284344399</text:p>
          </table:table-cell>
          <table:table-cell office:value-type="float" office:value="1.86548272627547" calcext:value-type="float">
            <text:p>1.86548272627547</text:p>
          </table:table-cell>
          <table:table-cell office:value-type="float" office:value="476.764208481116" calcext:value-type="float">
            <text:p>476.764208481116</text:p>
          </table:table-cell>
          <table:table-cell office:value-type="float" office:value="342.046236677464" calcext:value-type="float">
            <text:p>342.046236677464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658" calcext:value-type="float">
            <text:p>-658</text:p>
          </table:table-cell>
          <table:table-cell office:value-type="float" office:value="0.0227594893050339" calcext:value-type="float">
            <text:p>0.0227594893050339</text:p>
          </table:table-cell>
          <table:table-cell office:value-type="float" office:value="0.414769474109101" calcext:value-type="float">
            <text:p>0.414769474109101</text:p>
          </table:table-cell>
          <table:table-cell office:value-type="float" office:value="2.12893929993642" calcext:value-type="float">
            <text:p>2.12893929993642</text:p>
          </table:table-cell>
          <table:table-cell office:value-type="float" office:value="480.168945698601" calcext:value-type="float">
            <text:p>480.168945698601</text:p>
          </table:table-cell>
          <table:table-cell office:value-type="float" office:value="342.038598506208" calcext:value-type="float">
            <text:p>342.0385985062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657" calcext:value-type="float">
            <text:p>-657</text:p>
          </table:table-cell>
          <table:table-cell office:value-type="float" office:value="0.0218245840873139" calcext:value-type="float">
            <text:p>0.0218245840873139</text:p>
          </table:table-cell>
          <table:table-cell office:value-type="float" office:value="0.414653965255706" calcext:value-type="float">
            <text:p>0.414653965255706</text:p>
          </table:table-cell>
          <table:table-cell office:value-type="float" office:value="2.39391408721012" calcext:value-type="float">
            <text:p>2.39391408721012</text:p>
          </table:table-cell>
          <table:table-cell office:value-type="float" office:value="484.425220697087" calcext:value-type="float">
            <text:p>484.425220697087</text:p>
          </table:table-cell>
          <table:table-cell office:value-type="float" office:value="342.031466628492" calcext:value-type="float">
            <text:p>342.03146662849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656" calcext:value-type="float">
            <text:p>-656</text:p>
          </table:table-cell>
          <table:table-cell office:value-type="float" office:value="0.0209169603245281" calcext:value-type="float">
            <text:p>0.0209169603245281</text:p>
          </table:table-cell>
          <table:table-cell office:value-type="float" office:value="0.414339659053969" calcext:value-type="float">
            <text:p>0.414339659053969</text:p>
          </table:table-cell>
          <table:table-cell office:value-type="float" office:value="2.65246822272332" calcext:value-type="float">
            <text:p>2.65246822272332</text:p>
          </table:table-cell>
          <table:table-cell office:value-type="float" office:value="489.016804009936" calcext:value-type="float">
            <text:p>489.016804009936</text:p>
          </table:table-cell>
          <table:table-cell office:value-type="float" office:value="342.024829405589" calcext:value-type="float">
            <text:p>342.02482940558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655" calcext:value-type="float">
            <text:p>-655</text:p>
          </table:table-cell>
          <table:table-cell office:value-type="float" office:value="0.0199846035514671" calcext:value-type="float">
            <text:p>0.0199846035514671</text:p>
          </table:table-cell>
          <table:table-cell office:value-type="float" office:value="0.413827222325656" calcext:value-type="float">
            <text:p>0.413827222325656</text:p>
          </table:table-cell>
          <table:table-cell office:value-type="float" office:value="2.9089473625503" calcext:value-type="float">
            <text:p>2.9089473625503</text:p>
          </table:table-cell>
          <table:table-cell office:value-type="float" office:value="493.610932418858" calcext:value-type="float">
            <text:p>493.610932418858</text:p>
          </table:table-cell>
          <table:table-cell office:value-type="float" office:value="342.018305204923" calcext:value-type="float">
            <text:p>342.01830520492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654" calcext:value-type="float">
            <text:p>-654</text:p>
          </table:table-cell>
          <table:table-cell office:value-type="float" office:value="0.0190462997149204" calcext:value-type="float">
            <text:p>0.0190462997149204</text:p>
          </table:table-cell>
          <table:table-cell office:value-type="float" office:value="0.413126253177697" calcext:value-type="float">
            <text:p>0.413126253177697</text:p>
          </table:table-cell>
          <table:table-cell office:value-type="float" office:value="3.16216081847421" calcext:value-type="float">
            <text:p>3.16216081847421</text:p>
          </table:table-cell>
          <table:table-cell office:value-type="float" office:value="497.785679367424" calcext:value-type="float">
            <text:p>497.785679367424</text:p>
          </table:table-cell>
          <table:table-cell office:value-type="float" office:value="342.012040032889" calcext:value-type="float">
            <text:p>342.01204003288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653" calcext:value-type="float">
            <text:p>-653</text:p>
          </table:table-cell>
          <table:table-cell office:value-type="float" office:value="0.0182056567476903" calcext:value-type="float">
            <text:p>0.0182056567476903</text:p>
          </table:table-cell>
          <table:table-cell office:value-type="float" office:value="0.412252317113534" calcext:value-type="float">
            <text:p>0.412252317113534</text:p>
          </table:table-cell>
          <table:table-cell office:value-type="float" office:value="3.4062009807999" calcext:value-type="float">
            <text:p>3.4062009807999</text:p>
          </table:table-cell>
          <table:table-cell office:value-type="float" office:value="501.142443943733" calcext:value-type="float">
            <text:p>501.142443943733</text:p>
          </table:table-cell>
          <table:table-cell office:value-type="float" office:value="342.0066830601" calcext:value-type="float">
            <text:p>342.006683060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652" calcext:value-type="float">
            <text:p>-652</text:p>
          </table:table-cell>
          <table:table-cell office:value-type="float" office:value="0.0173310657045534" calcext:value-type="float">
            <text:p>0.0173310657045534</text:p>
          </table:table-cell>
          <table:table-cell office:value-type="float" office:value="0.411224001886491" calcext:value-type="float">
            <text:p>0.411224001886491</text:p>
          </table:table-cell>
          <table:table-cell office:value-type="float" office:value="3.65028540956205" calcext:value-type="float">
            <text:p>3.65028540956205</text:p>
          </table:table-cell>
          <table:table-cell office:value-type="float" office:value="503.63227605108" calcext:value-type="float">
            <text:p>503.63227605108</text:p>
          </table:table-cell>
          <table:table-cell office:value-type="float" office:value="342.001366621103" calcext:value-type="float">
            <text:p>342.00136662110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651" calcext:value-type="float">
            <text:p>-651</text:p>
          </table:table-cell>
          <table:table-cell office:value-type="float" office:value="0.0165452991472876" calcext:value-type="float">
            <text:p>0.0165452991472876</text:p>
          </table:table-cell>
          <table:table-cell office:value-type="float" office:value="0.410067793149155" calcext:value-type="float">
            <text:p>0.410067793149155</text:p>
          </table:table-cell>
          <table:table-cell office:value-type="float" office:value="3.88596429309377" calcext:value-type="float">
            <text:p>3.88596429309377</text:p>
          </table:table-cell>
          <table:table-cell office:value-type="float" office:value="505.058619751771" calcext:value-type="float">
            <text:p>505.058619751771</text:p>
          </table:table-cell>
          <table:table-cell office:value-type="float" office:value="341.996813491816" calcext:value-type="float">
            <text:p>341.9968134918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650" calcext:value-type="float">
            <text:p>-650</text:p>
          </table:table-cell>
          <table:table-cell office:value-type="float" office:value="0.0157963802568131" calcext:value-type="float">
            <text:p>0.0157963802568131</text:p>
          </table:table-cell>
          <table:table-cell office:value-type="float" office:value="0.408816320530617" calcext:value-type="float">
            <text:p>0.408816320530617</text:p>
          </table:table-cell>
          <table:table-cell office:value-type="float" office:value="4.11249263696257" calcext:value-type="float">
            <text:p>4.11249263696257</text:p>
          </table:table-cell>
          <table:table-cell office:value-type="float" office:value="505.427282796241" calcext:value-type="float">
            <text:p>505.427282796241</text:p>
          </table:table-cell>
          <table:table-cell office:value-type="float" office:value="341.992670630183" calcext:value-type="float">
            <text:p>341.99267063018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649" calcext:value-type="float">
            <text:p>-649</text:p>
          </table:table-cell>
          <table:table-cell office:value-type="float" office:value="0.0151382827622956" calcext:value-type="float">
            <text:p>0.0151382827622956</text:p>
          </table:table-cell>
          <table:table-cell office:value-type="float" office:value="0.407502509040501" calcext:value-type="float">
            <text:p>0.407502509040501</text:p>
          </table:table-cell>
          <table:table-cell office:value-type="float" office:value="4.3356946101522" calcext:value-type="float">
            <text:p>4.3356946101522</text:p>
          </table:table-cell>
          <table:table-cell office:value-type="float" office:value="504.927851105761" calcext:value-type="float">
            <text:p>504.927851105761</text:p>
          </table:table-cell>
          <table:table-cell office:value-type="float" office:value="341.989188666972" calcext:value-type="float">
            <text:p>341.9891886669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648" calcext:value-type="float">
            <text:p>-648</text:p>
          </table:table-cell>
          <table:table-cell office:value-type="float" office:value="0.0145898739686504" calcext:value-type="float">
            <text:p>0.0145898739686504</text:p>
          </table:table-cell>
          <table:table-cell office:value-type="float" office:value="0.406165598887204" calcext:value-type="float">
            <text:p>0.406165598887204</text:p>
          </table:table-cell>
          <table:table-cell office:value-type="float" office:value="4.55217160599176" calcext:value-type="float">
            <text:p>4.55217160599176</text:p>
          </table:table-cell>
          <table:table-cell office:value-type="float" office:value="503.68742010831" calcext:value-type="float">
            <text:p>503.68742010831</text:p>
          </table:table-cell>
          <table:table-cell office:value-type="float" office:value="341.986400305974" calcext:value-type="float">
            <text:p>341.986400305974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647" calcext:value-type="float">
            <text:p>-647</text:p>
          </table:table-cell>
          <table:table-cell office:value-type="float" office:value="0.0140731991857872" calcext:value-type="float">
            <text:p>0.0140731991857872</text:p>
          </table:table-cell>
          <table:table-cell office:value-type="float" office:value="0.404841724651506" calcext:value-type="float">
            <text:p>0.404841724651506</text:p>
          </table:table-cell>
          <table:table-cell office:value-type="float" office:value="4.75612806794679" calcext:value-type="float">
            <text:p>4.75612806794679</text:p>
          </table:table-cell>
          <table:table-cell office:value-type="float" office:value="501.796735381508" calcext:value-type="float">
            <text:p>501.796735381508</text:p>
          </table:table-cell>
          <table:table-cell office:value-type="float" office:value="341.983867473365" calcext:value-type="float">
            <text:p>341.98386747336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646" calcext:value-type="float">
            <text:p>-646</text:p>
          </table:table-cell>
          <table:table-cell office:value-type="float" office:value="0.0137868154398981" calcext:value-type="float">
            <text:p>0.0137868154398981</text:p>
          </table:table-cell>
          <table:table-cell office:value-type="float" office:value="0.403570307035382" calcext:value-type="float">
            <text:p>0.403570307035382</text:p>
          </table:table-cell>
          <table:table-cell office:value-type="float" office:value="4.96111938493644" calcext:value-type="float">
            <text:p>4.96111938493644</text:p>
          </table:table-cell>
          <table:table-cell office:value-type="float" office:value="499.619750704484" calcext:value-type="float">
            <text:p>499.619750704484</text:p>
          </table:table-cell>
          <table:table-cell office:value-type="float" office:value="341.982502925568" calcext:value-type="float">
            <text:p>341.98250292556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645" calcext:value-type="float">
            <text:p>-645</text:p>
          </table:table-cell>
          <table:table-cell office:value-type="float" office:value="0.0135766310932464" calcext:value-type="float">
            <text:p>0.0135766310932464</text:p>
          </table:table-cell>
          <table:table-cell office:value-type="float" office:value="0.402387749669586" calcext:value-type="float">
            <text:p>0.402387749669586</text:p>
          </table:table-cell>
          <table:table-cell office:value-type="float" office:value="5.15854386739748" calcext:value-type="float">
            <text:p>5.15854386739748</text:p>
          </table:table-cell>
          <table:table-cell office:value-type="float" office:value="497.140057762504" calcext:value-type="float">
            <text:p>497.140057762504</text:p>
          </table:table-cell>
          <table:table-cell office:value-type="float" office:value="341.981519309215" calcext:value-type="float">
            <text:p>341.9815193092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644" calcext:value-type="float">
            <text:p>-644</text:p>
          </table:table-cell>
          <table:table-cell office:value-type="float" office:value="0.0134902361802503" calcext:value-type="float">
            <text:p>0.0134902361802503</text:p>
          </table:table-cell>
          <table:table-cell office:value-type="float" office:value="0.401327829971936" calcext:value-type="float">
            <text:p>0.401327829971936</text:p>
          </table:table-cell>
          <table:table-cell office:value-type="float" office:value="5.35267174428991" calcext:value-type="float">
            <text:p>5.35267174428991</text:p>
          </table:table-cell>
          <table:table-cell office:value-type="float" office:value="494.502113719622" calcext:value-type="float">
            <text:p>494.502113719622</text:p>
          </table:table-cell>
          <table:table-cell office:value-type="float" office:value="341.981119384629" calcext:value-type="float">
            <text:p>341.98111938462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643" calcext:value-type="float">
            <text:p>-643</text:p>
          </table:table-cell>
          <table:table-cell office:value-type="float" office:value="0.0136400393665181" calcext:value-type="float">
            <text:p>0.0136400393665181</text:p>
          </table:table-cell>
          <table:table-cell office:value-type="float" office:value="0.400420593707547" calcext:value-type="float">
            <text:p>0.400420593707547</text:p>
          </table:table-cell>
          <table:table-cell office:value-type="float" office:value="5.54896474732399" calcext:value-type="float">
            <text:p>5.54896474732399</text:p>
          </table:table-cell>
          <table:table-cell office:value-type="float" office:value="491.806592622963" calcext:value-type="float">
            <text:p>491.806592622963</text:p>
          </table:table-cell>
          <table:table-cell office:value-type="float" office:value="341.981814453368" calcext:value-type="float">
            <text:p>341.98181445336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642" calcext:value-type="float">
            <text:p>-642</text:p>
          </table:table-cell>
          <table:table-cell office:value-type="float" office:value="0.0139000944939755" calcext:value-type="float">
            <text:p>0.0139000944939755</text:p>
          </table:table-cell>
          <table:table-cell office:value-type="float" office:value="0.399696233861522" calcext:value-type="float">
            <text:p>0.399696233861522</text:p>
          </table:table-cell>
          <table:table-cell office:value-type="float" office:value="5.74774806679144" calcext:value-type="float">
            <text:p>5.74774806679144</text:p>
          </table:table-cell>
          <table:table-cell office:value-type="float" office:value="488.975182577274" calcext:value-type="float">
            <text:p>488.975182577274</text:p>
          </table:table-cell>
          <table:table-cell office:value-type="float" office:value="341.983039316678" calcext:value-type="float">
            <text:p>341.9830393166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641" calcext:value-type="float">
            <text:p>-641</text:p>
          </table:table-cell>
          <table:table-cell office:value-type="float" office:value="0.0142509182911797" calcext:value-type="float">
            <text:p>0.0142509182911797</text:p>
          </table:table-cell>
          <table:table-cell office:value-type="float" office:value="0.399175930009798" calcext:value-type="float">
            <text:p>0.399175930009798</text:p>
          </table:table-cell>
          <table:table-cell office:value-type="float" office:value="5.95020044595499" calcext:value-type="float">
            <text:p>5.95020044595499</text:p>
          </table:table-cell>
          <table:table-cell office:value-type="float" office:value="486.015115726666" calcext:value-type="float">
            <text:p>486.015115726666</text:p>
          </table:table-cell>
          <table:table-cell office:value-type="float" office:value="341.984728375514" calcext:value-type="float">
            <text:p>341.98472837551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640" calcext:value-type="float">
            <text:p>-640</text:p>
          </table:table-cell>
          <table:table-cell office:value-type="float" office:value="0.0148702031966153" calcext:value-type="float">
            <text:p>0.0148702031966153</text:p>
          </table:table-cell>
          <table:table-cell office:value-type="float" office:value="0.398878425577439" calcext:value-type="float">
            <text:p>0.398878425577439</text:p>
          </table:table-cell>
          <table:table-cell office:value-type="float" office:value="6.15979919093984" calcext:value-type="float">
            <text:p>6.15979919093984</text:p>
          </table:table-cell>
          <table:table-cell office:value-type="float" office:value="482.941930617354" calcext:value-type="float">
            <text:p>482.941930617354</text:p>
          </table:table-cell>
          <table:table-cell office:value-type="float" office:value="341.987812766266" calcext:value-type="float">
            <text:p>341.98781276626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639" calcext:value-type="float">
            <text:p>-639</text:p>
          </table:table-cell>
          <table:table-cell office:value-type="float" office:value="0.0154781223751928" calcext:value-type="float">
            <text:p>0.0154781223751928</text:p>
          </table:table-cell>
          <table:table-cell office:value-type="float" office:value="0.398819117083814" calcext:value-type="float">
            <text:p>0.398819117083814</text:p>
          </table:table-cell>
          <table:table-cell office:value-type="float" office:value="0.092642545030146" calcext:value-type="float">
            <text:p>0.092642545030146</text:p>
          </table:table-cell>
          <table:table-cell office:value-type="float" office:value="479.734568963906" calcext:value-type="float">
            <text:p>479.734568963906</text:p>
          </table:table-cell>
          <table:table-cell office:value-type="float" office:value="341.990968230536" calcext:value-type="float">
            <text:p>341.9909682305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638" calcext:value-type="float">
            <text:p>-638</text:p>
          </table:table-cell>
          <table:table-cell office:value-type="float" office:value="0.0162644140229877" calcext:value-type="float">
            <text:p>0.0162644140229877</text:p>
          </table:table-cell>
          <table:table-cell office:value-type="float" office:value="0.399003505005343" calcext:value-type="float">
            <text:p>0.399003505005343</text:p>
          </table:table-cell>
          <table:table-cell office:value-type="float" office:value="0.318952690769365" calcext:value-type="float">
            <text:p>0.318952690769365</text:p>
          </table:table-cell>
          <table:table-cell office:value-type="float" office:value="476.424848542503" calcext:value-type="float">
            <text:p>476.424848542503</text:p>
          </table:table-cell>
          <table:table-cell office:value-type="float" office:value="341.995237190864" calcext:value-type="float">
            <text:p>341.99523719086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637" calcext:value-type="float">
            <text:p>-637</text:p>
          </table:table-cell>
          <table:table-cell office:value-type="float" office:value="0.0171116295501629" calcext:value-type="float">
            <text:p>0.0171116295501629</text:p>
          </table:table-cell>
          <table:table-cell office:value-type="float" office:value="0.39943009282875" calcext:value-type="float">
            <text:p>0.39943009282875</text:p>
          </table:table-cell>
          <table:table-cell office:value-type="float" office:value="0.548988024026611" calcext:value-type="float">
            <text:p>0.548988024026611</text:p>
          </table:table-cell>
          <table:table-cell office:value-type="float" office:value="473.242848915036" calcext:value-type="float">
            <text:p>473.242848915036</text:p>
          </table:table-cell>
          <table:table-cell office:value-type="float" office:value="342.000073821641" calcext:value-type="float">
            <text:p>342.00007382164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636" calcext:value-type="float">
            <text:p>-636</text:p>
          </table:table-cell>
          <table:table-cell office:value-type="float" office:value="0.0180506180388444" calcext:value-type="float">
            <text:p>0.0180506180388444</text:p>
          </table:table-cell>
          <table:table-cell office:value-type="float" office:value="0.400093536944344" calcext:value-type="float">
            <text:p>0.400093536944344</text:p>
          </table:table-cell>
          <table:table-cell office:value-type="float" office:value="0.787489074087509" calcext:value-type="float">
            <text:p>0.787489074087509</text:p>
          </table:table-cell>
          <table:table-cell office:value-type="float" office:value="470.300522468753" calcext:value-type="float">
            <text:p>470.300522468753</text:p>
          </table:table-cell>
          <table:table-cell office:value-type="float" office:value="342.005721514119" calcext:value-type="float">
            <text:p>342.00572151411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635" calcext:value-type="float">
            <text:p>-635</text:p>
          </table:table-cell>
          <table:table-cell office:value-type="float" office:value="0.0190136150447006" calcext:value-type="float">
            <text:p>0.0190136150447006</text:p>
          </table:table-cell>
          <table:table-cell office:value-type="float" office:value="0.400975015737964" calcext:value-type="float">
            <text:p>0.400975015737964</text:p>
          </table:table-cell>
          <table:table-cell office:value-type="float" office:value="1.03617346518164" calcext:value-type="float">
            <text:p>1.03617346518164</text:p>
          </table:table-cell>
          <table:table-cell office:value-type="float" office:value="467.878141121942" calcext:value-type="float">
            <text:p>467.878141121942</text:p>
          </table:table-cell>
          <table:table-cell office:value-type="float" office:value="342.011827228546" calcext:value-type="float">
            <text:p>342.01182722854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634" calcext:value-type="float">
            <text:p>-634</text:p>
          </table:table-cell>
          <table:table-cell office:value-type="float" office:value="0.0200435042604254" calcext:value-type="float">
            <text:p>0.0200435042604254</text:p>
          </table:table-cell>
          <table:table-cell office:value-type="float" office:value="0.402050457841107" calcext:value-type="float">
            <text:p>0.402050457841107</text:p>
          </table:table-cell>
          <table:table-cell office:value-type="float" office:value="1.28340687162183" calcext:value-type="float">
            <text:p>1.28340687162183</text:p>
          </table:table-cell>
          <table:table-cell office:value-type="float" office:value="466.340112201967" calcext:value-type="float">
            <text:p>466.340112201967</text:p>
          </table:table-cell>
          <table:table-cell office:value-type="float" office:value="342.018708552258" calcext:value-type="float">
            <text:p>342.01870855225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633" calcext:value-type="float">
            <text:p>-633</text:p>
          </table:table-cell>
          <table:table-cell office:value-type="float" office:value="0.0211054713598833" calcext:value-type="float">
            <text:p>0.0211054713598833</text:p>
          </table:table-cell>
          <table:table-cell office:value-type="float" office:value="0.403289598326953" calcext:value-type="float">
            <text:p>0.403289598326953</text:p>
          </table:table-cell>
          <table:table-cell office:value-type="float" office:value="1.54172620786177" calcext:value-type="float">
            <text:p>1.54172620786177</text:p>
          </table:table-cell>
          <table:table-cell office:value-type="float" office:value="465.912126377368" calcext:value-type="float">
            <text:p>465.912126377368</text:p>
          </table:table-cell>
          <table:table-cell office:value-type="float" office:value="342.02618471431" calcext:value-type="float">
            <text:p>342.026184714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632" calcext:value-type="float">
            <text:p>-632</text:p>
          </table:table-cell>
          <table:table-cell office:value-type="float" office:value="0.0222099704285795" calcext:value-type="float">
            <text:p>0.0222099704285795</text:p>
          </table:table-cell>
          <table:table-cell office:value-type="float" office:value="0.404652290396393" calcext:value-type="float">
            <text:p>0.404652290396393</text:p>
          </table:table-cell>
          <table:table-cell office:value-type="float" office:value="1.80286077598032" calcext:value-type="float">
            <text:p>1.80286077598032</text:p>
          </table:table-cell>
          <table:table-cell office:value-type="float" office:value="466.905117295835" calcext:value-type="float">
            <text:p>466.905117295835</text:p>
          </table:table-cell>
          <table:table-cell office:value-type="float" office:value="342.034370239485" calcext:value-type="float">
            <text:p>342.0343702394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631" calcext:value-type="float">
            <text:p>-631</text:p>
          </table:table-cell>
          <table:table-cell office:value-type="float" office:value="0.0232779527567953" calcext:value-type="float">
            <text:p>0.0232779527567953</text:p>
          </table:table-cell>
          <table:table-cell office:value-type="float" office:value="0.406099022727124" calcext:value-type="float">
            <text:p>0.406099022727124</text:p>
          </table:table-cell>
          <table:table-cell office:value-type="float" office:value="2.06606740235765" calcext:value-type="float">
            <text:p>2.06606740235765</text:p>
          </table:table-cell>
          <table:table-cell office:value-type="float" office:value="469.568168271909" calcext:value-type="float">
            <text:p>469.568168271909</text:p>
          </table:table-cell>
          <table:table-cell office:value-type="float" office:value="342.042682708586" calcext:value-type="float">
            <text:p>342.04268270858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630" calcext:value-type="float">
            <text:p>-630</text:p>
          </table:table-cell>
          <table:table-cell office:value-type="float" office:value="0.0244263931631397" calcext:value-type="float">
            <text:p>0.0244263931631397</text:p>
          </table:table-cell>
          <table:table-cell office:value-type="float" office:value="0.407588445191843" calcext:value-type="float">
            <text:p>0.407588445191843</text:p>
          </table:table-cell>
          <table:table-cell office:value-type="float" office:value="2.33423733837623" calcext:value-type="float">
            <text:p>2.33423733837623</text:p>
          </table:table-cell>
          <table:table-cell office:value-type="float" office:value="473.924396019815" calcext:value-type="float">
            <text:p>473.924396019815</text:p>
          </table:table-cell>
          <table:table-cell office:value-type="float" office:value="342.052057680276" calcext:value-type="float">
            <text:p>342.05205768027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629" calcext:value-type="float">
            <text:p>-629</text:p>
          </table:table-cell>
          <table:table-cell office:value-type="float" office:value="0.0255761537967205" calcext:value-type="float">
            <text:p>0.0255761537967205</text:p>
          </table:table-cell>
          <table:table-cell office:value-type="float" office:value="0.409073622099138" calcext:value-type="float">
            <text:p>0.409073622099138</text:p>
          </table:table-cell>
          <table:table-cell office:value-type="float" office:value="2.60457296975694" calcext:value-type="float">
            <text:p>2.60457296975694</text:p>
          </table:table-cell>
          <table:table-cell office:value-type="float" office:value="479.982127796977" calcext:value-type="float">
            <text:p>479.982127796977</text:p>
          </table:table-cell>
          <table:table-cell office:value-type="float" office:value="342.061896425377" calcext:value-type="float">
            <text:p>342.06189642537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628" calcext:value-type="float">
            <text:p>-628</text:p>
          </table:table-cell>
          <table:table-cell office:value-type="float" office:value="0.026670649374759" calcext:value-type="float">
            <text:p>0.026670649374759</text:p>
          </table:table-cell>
          <table:table-cell office:value-type="float" office:value="0.41051513630762" calcext:value-type="float">
            <text:p>0.41051513630762</text:p>
          </table:table-cell>
          <table:table-cell office:value-type="float" office:value="2.87665954415735" calcext:value-type="float">
            <text:p>2.87665954415735</text:p>
          </table:table-cell>
          <table:table-cell office:value-type="float" office:value="487.549738836221" calcext:value-type="float">
            <text:p>487.549738836221</text:p>
          </table:table-cell>
          <table:table-cell office:value-type="float" office:value="342.071683463005" calcext:value-type="float">
            <text:p>342.07168346300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627" calcext:value-type="float">
            <text:p>-627</text:p>
          </table:table-cell>
          <table:table-cell office:value-type="float" office:value="0.0278237131088173" calcext:value-type="float">
            <text:p>0.0278237131088173</text:p>
          </table:table-cell>
          <table:table-cell office:value-type="float" office:value="0.411875685444346" calcext:value-type="float">
            <text:p>0.411875685444346</text:p>
          </table:table-cell>
          <table:table-cell office:value-type="float" office:value="3.15130616312232" calcext:value-type="float">
            <text:p>3.15130616312232</text:p>
          </table:table-cell>
          <table:table-cell office:value-type="float" office:value="496.244648179049" calcext:value-type="float">
            <text:p>496.244648179049</text:p>
          </table:table-cell>
          <table:table-cell office:value-type="float" office:value="342.082438738378" calcext:value-type="float">
            <text:p>342.08243873837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626" calcext:value-type="float">
            <text:p>-626</text:p>
          </table:table-cell>
          <table:table-cell office:value-type="float" office:value="0.0289866367290112" calcext:value-type="float">
            <text:p>0.0289866367290112</text:p>
          </table:table-cell>
          <table:table-cell office:value-type="float" office:value="0.413116259792684" calcext:value-type="float">
            <text:p>0.413116259792684</text:p>
          </table:table-cell>
          <table:table-cell office:value-type="float" office:value="3.42584614799343" calcext:value-type="float">
            <text:p>3.42584614799343</text:p>
          </table:table-cell>
          <table:table-cell office:value-type="float" office:value="505.503970918465" calcext:value-type="float">
            <text:p>505.503970918465</text:p>
          </table:table-cell>
          <table:table-cell office:value-type="float" office:value="342.093748079892" calcext:value-type="float">
            <text:p>342.0937480798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625" calcext:value-type="float">
            <text:p>-625</text:p>
          </table:table-cell>
          <table:table-cell office:value-type="float" office:value="0.0300476081894933" calcext:value-type="float">
            <text:p>0.0300476081894933</text:p>
          </table:table-cell>
          <table:table-cell office:value-type="float" office:value="0.414208965802424" calcext:value-type="float">
            <text:p>0.414208965802424</text:p>
          </table:table-cell>
          <table:table-cell office:value-type="float" office:value="3.70489538749175" calcext:value-type="float">
            <text:p>3.70489538749175</text:p>
          </table:table-cell>
          <table:table-cell office:value-type="float" office:value="514.75326082614" calcext:value-type="float">
            <text:p>514.75326082614</text:p>
          </table:table-cell>
          <table:table-cell office:value-type="float" office:value="342.104470883049" calcext:value-type="float">
            <text:p>342.104470883049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624" calcext:value-type="float">
            <text:p>-624</text:p>
          </table:table-cell>
          <table:table-cell office:value-type="float" office:value="0.0311901699100786" calcext:value-type="float">
            <text:p>0.0311901699100786</text:p>
          </table:table-cell>
          <table:table-cell office:value-type="float" office:value="0.415126134810443" calcext:value-type="float">
            <text:p>0.415126134810443</text:p>
          </table:table-cell>
          <table:table-cell office:value-type="float" office:value="3.98113564161648" calcext:value-type="float">
            <text:p>3.98113564161648</text:p>
          </table:table-cell>
          <table:table-cell office:value-type="float" office:value="523.133924570282" calcext:value-type="float">
            <text:p>523.133924570282</text:p>
          </table:table-cell>
          <table:table-cell office:value-type="float" office:value="342.116450500333" calcext:value-type="float">
            <text:p>342.11645050033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623" calcext:value-type="float">
            <text:p>-623</text:p>
          </table:table-cell>
          <table:table-cell office:value-type="float" office:value="0.032267029773818" calcext:value-type="float">
            <text:p>0.032267029773818</text:p>
          </table:table-cell>
          <table:table-cell office:value-type="float" office:value="0.415842406808655" calcext:value-type="float">
            <text:p>0.415842406808655</text:p>
          </table:table-cell>
          <table:table-cell office:value-type="float" office:value="4.26099068044343" calcext:value-type="float">
            <text:p>4.26099068044343</text:p>
          </table:table-cell>
          <table:table-cell office:value-type="float" office:value="529.960749725417" calcext:value-type="float">
            <text:p>529.960749725417</text:p>
          </table:table-cell>
          <table:table-cell office:value-type="float" office:value="342.12815166348" calcext:value-type="float">
            <text:p>342.1281516634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622" calcext:value-type="float">
            <text:p>-622</text:p>
          </table:table-cell>
          <table:table-cell office:value-type="float" office:value="0.0333236712701508" calcext:value-type="float">
            <text:p>0.0333236712701508</text:p>
          </table:table-cell>
          <table:table-cell office:value-type="float" office:value="0.416341168498439" calcext:value-type="float">
            <text:p>0.416341168498439</text:p>
          </table:table-cell>
          <table:table-cell office:value-type="float" office:value="4.54183041709092" calcext:value-type="float">
            <text:p>4.54183041709092</text:p>
          </table:table-cell>
          <table:table-cell office:value-type="float" office:value="534.490187935856" calcext:value-type="float">
            <text:p>534.490187935856</text:p>
          </table:table-cell>
          <table:table-cell office:value-type="float" office:value="342.14002037995" calcext:value-type="float">
            <text:p>342.1400203799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621" calcext:value-type="float">
            <text:p>-621</text:p>
          </table:table-cell>
          <table:table-cell office:value-type="float" office:value="0.0343776057604268" calcext:value-type="float">
            <text:p>0.0343776057604268</text:p>
          </table:table-cell>
          <table:table-cell office:value-type="float" office:value="0.416608627147275" calcext:value-type="float">
            <text:p>0.416608627147275</text:p>
          </table:table-cell>
          <table:table-cell office:value-type="float" office:value="4.8225416924756" calcext:value-type="float">
            <text:p>4.8225416924756</text:p>
          </table:table-cell>
          <table:table-cell office:value-type="float" office:value="536.190784434589" calcext:value-type="float">
            <text:p>536.190784434589</text:p>
          </table:table-cell>
          <table:table-cell office:value-type="float" office:value="342.152240913411" calcext:value-type="float">
            <text:p>342.15224091341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620" calcext:value-type="float">
            <text:p>-620</text:p>
          </table:table-cell>
          <table:table-cell office:value-type="float" office:value="0.0353360242798369" calcext:value-type="float">
            <text:p>0.0353360242798369</text:p>
          </table:table-cell>
          <table:table-cell office:value-type="float" office:value="0.416634140042844" calcext:value-type="float">
            <text:p>0.416634140042844</text:p>
          </table:table-cell>
          <table:table-cell office:value-type="float" office:value="5.10377561077339" calcext:value-type="float">
            <text:p>5.10377561077339</text:p>
          </table:table-cell>
          <table:table-cell office:value-type="float" office:value="534.661818614456" calcext:value-type="float">
            <text:p>534.661818614456</text:p>
          </table:table-cell>
          <table:table-cell office:value-type="float" office:value="342.163685434878" calcext:value-type="float">
            <text:p>342.16368543487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619" calcext:value-type="float">
            <text:p>-619</text:p>
          </table:table-cell>
          <table:table-cell office:value-type="float" office:value="0.0364076495817486" calcext:value-type="float">
            <text:p>0.0364076495817486</text:p>
          </table:table-cell>
          <table:table-cell office:value-type="float" office:value="0.416417654373422" calcext:value-type="float">
            <text:p>0.416417654373422</text:p>
          </table:table-cell>
          <table:table-cell office:value-type="float" office:value="5.38791431181956" calcext:value-type="float">
            <text:p>5.38791431181956</text:p>
          </table:table-cell>
          <table:table-cell office:value-type="float" office:value="530.00831804757" calcext:value-type="float">
            <text:p>530.00831804757</text:p>
          </table:table-cell>
          <table:table-cell office:value-type="float" office:value="342.176855811041" calcext:value-type="float">
            <text:p>342.17685581104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618" calcext:value-type="float">
            <text:p>-618</text:p>
          </table:table-cell>
          <table:table-cell office:value-type="float" office:value="0.0372625488388546" calcext:value-type="float">
            <text:p>0.0372625488388546</text:p>
          </table:table-cell>
          <table:table-cell office:value-type="float" office:value="0.415960862850336" calcext:value-type="float">
            <text:p>0.415960862850336</text:p>
          </table:table-cell>
          <table:table-cell office:value-type="float" office:value="5.67090840038558" calcext:value-type="float">
            <text:p>5.67090840038558</text:p>
          </table:table-cell>
          <table:table-cell office:value-type="float" office:value="522.28206272379" calcext:value-type="float">
            <text:p>522.28206272379</text:p>
          </table:table-cell>
          <table:table-cell office:value-type="float" office:value="342.187645874612" calcext:value-type="float">
            <text:p>342.18764587461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617" calcext:value-type="float">
            <text:p>-617</text:p>
          </table:table-cell>
          <table:table-cell office:value-type="float" office:value="0.038186430119497" calcext:value-type="float">
            <text:p>0.038186430119497</text:p>
          </table:table-cell>
          <table:table-cell office:value-type="float" office:value="0.415272967602553" calcext:value-type="float">
            <text:p>0.415272967602553</text:p>
          </table:table-cell>
          <table:table-cell office:value-type="float" office:value="5.95544885724037" calcext:value-type="float">
            <text:p>5.95544885724037</text:p>
          </table:table-cell>
          <table:table-cell office:value-type="float" office:value="512.194238118143" calcext:value-type="float">
            <text:p>512.194238118143</text:p>
          </table:table-cell>
          <table:table-cell office:value-type="float" office:value="342.199589331266" calcext:value-type="float">
            <text:p>342.19958933126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616" calcext:value-type="float">
            <text:p>-616</text:p>
          </table:table-cell>
          <table:table-cell office:value-type="float" office:value="0.0390999818955819" calcext:value-type="float">
            <text:p>0.0390999818955819</text:p>
          </table:table-cell>
          <table:table-cell office:value-type="float" office:value="0.414371294693963" calcext:value-type="float">
            <text:p>0.414371294693963</text:p>
          </table:table-cell>
          <table:table-cell office:value-type="float" office:value="6.24113545806019" calcext:value-type="float">
            <text:p>6.24113545806019</text:p>
          </table:table-cell>
          <table:table-cell office:value-type="float" office:value="500.449370513284" calcext:value-type="float">
            <text:p>500.449370513284</text:p>
          </table:table-cell>
          <table:table-cell office:value-type="float" office:value="342.211688139251" calcext:value-type="float">
            <text:p>342.21168813925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615" calcext:value-type="float">
            <text:p>-615</text:p>
          </table:table-cell>
          <table:table-cell office:value-type="float" office:value="0.0398482499417268" calcext:value-type="float">
            <text:p>0.0398482499417268</text:p>
          </table:table-cell>
          <table:table-cell office:value-type="float" office:value="0.413279122159059" calcext:value-type="float">
            <text:p>0.413279122159059</text:p>
          </table:table-cell>
          <table:table-cell office:value-type="float" office:value="0.244624692471629" calcext:value-type="float">
            <text:p>0.244624692471629</text:p>
          </table:table-cell>
          <table:table-cell office:value-type="float" office:value="488.011700661706" calcext:value-type="float">
            <text:p>488.011700661706</text:p>
          </table:table-cell>
          <table:table-cell office:value-type="float" office:value="342.221812047098" calcext:value-type="float">
            <text:p>342.22181204709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614" calcext:value-type="float">
            <text:p>-614</text:p>
          </table:table-cell>
          <table:table-cell office:value-type="float" office:value="0.0406524053459535" calcext:value-type="float">
            <text:p>0.0406524053459535</text:p>
          </table:table-cell>
          <table:table-cell office:value-type="float" office:value="0.412021033011228" calcext:value-type="float">
            <text:p>0.412021033011228</text:p>
          </table:table-cell>
          <table:table-cell office:value-type="float" office:value="0.532516300481242" calcext:value-type="float">
            <text:p>0.532516300481242</text:p>
          </table:table-cell>
          <table:table-cell office:value-type="float" office:value="475.872813967567" calcext:value-type="float">
            <text:p>475.872813967567</text:p>
          </table:table-cell>
          <table:table-cell office:value-type="float" office:value="342.232907074215" calcext:value-type="float">
            <text:p>342.2329070742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613" calcext:value-type="float">
            <text:p>-613</text:p>
          </table:table-cell>
          <table:table-cell office:value-type="float" office:value="0.0413958702368928" calcext:value-type="float">
            <text:p>0.0413958702368928</text:p>
          </table:table-cell>
          <table:table-cell office:value-type="float" office:value="0.410632347970304" calcext:value-type="float">
            <text:p>0.410632347970304</text:p>
          </table:table-cell>
          <table:table-cell office:value-type="float" office:value="0.820134414996343" calcext:value-type="float">
            <text:p>0.820134414996343</text:p>
          </table:table-cell>
          <table:table-cell office:value-type="float" office:value="465.076576662327" calcext:value-type="float">
            <text:p>465.076576662327</text:p>
          </table:table-cell>
          <table:table-cell office:value-type="float" office:value="342.243362937886" calcext:value-type="float">
            <text:p>342.24336293788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612" calcext:value-type="float">
            <text:p>-612</text:p>
          </table:table-cell>
          <table:table-cell office:value-type="float" office:value="0.0420480892933482" calcext:value-type="float">
            <text:p>0.0420480892933482</text:p>
          </table:table-cell>
          <table:table-cell office:value-type="float" office:value="0.409146370027572" calcext:value-type="float">
            <text:p>0.409146370027572</text:p>
          </table:table-cell>
          <table:table-cell office:value-type="float" office:value="1.11144098354621" calcext:value-type="float">
            <text:p>1.11144098354621</text:p>
          </table:table-cell>
          <table:table-cell office:value-type="float" office:value="456.423847825796" calcext:value-type="float">
            <text:p>456.423847825796</text:p>
          </table:table-cell>
          <table:table-cell office:value-type="float" office:value="342.252692387805" calcext:value-type="float">
            <text:p>342.25269238780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611" calcext:value-type="float">
            <text:p>-611</text:p>
          </table:table-cell>
          <table:table-cell office:value-type="float" office:value="0.0427127942123" calcext:value-type="float">
            <text:p>0.0427127942123</text:p>
          </table:table-cell>
          <table:table-cell office:value-type="float" office:value="0.407599851034203" calcext:value-type="float">
            <text:p>0.407599851034203</text:p>
          </table:table-cell>
          <table:table-cell office:value-type="float" office:value="1.4016749469528" calcext:value-type="float">
            <text:p>1.4016749469528</text:p>
          </table:table-cell>
          <table:table-cell office:value-type="float" office:value="450.632743132473" calcext:value-type="float">
            <text:p>450.632743132473</text:p>
          </table:table-cell>
          <table:table-cell office:value-type="float" office:value="342.262351298707" calcext:value-type="float">
            <text:p>342.26235129870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610" calcext:value-type="float">
            <text:p>-610</text:p>
          </table:table-cell>
          <table:table-cell office:value-type="float" office:value="0.0432824681075276" calcext:value-type="float">
            <text:p>0.0432824681075276</text:p>
          </table:table-cell>
          <table:table-cell office:value-type="float" office:value="0.406031807822931" calcext:value-type="float">
            <text:p>0.406031807822931</text:p>
          </table:table-cell>
          <table:table-cell office:value-type="float" office:value="1.69317482796544" calcext:value-type="float">
            <text:p>1.69317482796544</text:p>
          </table:table-cell>
          <table:table-cell office:value-type="float" office:value="448.194183583549" calcext:value-type="float">
            <text:p>448.194183583549</text:p>
          </table:table-cell>
          <table:table-cell office:value-type="float" office:value="342.27075051969" calcext:value-type="float">
            <text:p>342.2707505196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609" calcext:value-type="float">
            <text:p>-609</text:p>
          </table:table-cell>
          <table:table-cell office:value-type="float" office:value="0.0438673306590481" calcext:value-type="float">
            <text:p>0.0438673306590481</text:p>
          </table:table-cell>
          <table:table-cell office:value-type="float" office:value="0.404479538476611" calcext:value-type="float">
            <text:p>0.404479538476611</text:p>
          </table:table-cell>
          <table:table-cell office:value-type="float" office:value="1.98723754210507" calcext:value-type="float">
            <text:p>1.98723754210507</text:p>
          </table:table-cell>
          <table:table-cell office:value-type="float" office:value="449.230285915797" calcext:value-type="float">
            <text:p>449.230285915797</text:p>
          </table:table-cell>
          <table:table-cell office:value-type="float" office:value="342.279490108232" calcext:value-type="float">
            <text:p>342.2794901082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608" calcext:value-type="float">
            <text:p>-608</text:p>
          </table:table-cell>
          <table:table-cell office:value-type="float" office:value="0.0443744822923104" calcext:value-type="float">
            <text:p>0.0443744822923104</text:p>
          </table:table-cell>
          <table:table-cell office:value-type="float" office:value="0.402977739207687" calcext:value-type="float">
            <text:p>0.402977739207687</text:p>
          </table:table-cell>
          <table:table-cell office:value-type="float" office:value="2.2803612535073" calcext:value-type="float">
            <text:p>2.2803612535073</text:p>
          </table:table-cell>
          <table:table-cell office:value-type="float" office:value="453.693551601365" calcext:value-type="float">
            <text:p>453.693551601365</text:p>
          </table:table-cell>
          <table:table-cell office:value-type="float" office:value="342.287163975321" calcext:value-type="float">
            <text:p>342.28716397532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607" calcext:value-type="float">
            <text:p>-607</text:p>
          </table:table-cell>
          <table:table-cell office:value-type="float" office:value="0.0447999560181624" calcext:value-type="float">
            <text:p>0.0447999560181624</text:p>
          </table:table-cell>
          <table:table-cell office:value-type="float" office:value="0.401564398630998" calcext:value-type="float">
            <text:p>0.401564398630998</text:p>
          </table:table-cell>
          <table:table-cell office:value-type="float" office:value="2.57520684400161" calcext:value-type="float">
            <text:p>2.57520684400161</text:p>
          </table:table-cell>
          <table:table-cell office:value-type="float" office:value="461.242162947448" calcext:value-type="float">
            <text:p>461.242162947448</text:p>
          </table:table-cell>
          <table:table-cell office:value-type="float" office:value="342.293670395995" calcext:value-type="float">
            <text:p>342.2936703959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606" calcext:value-type="float">
            <text:p>-606</text:p>
          </table:table-cell>
          <table:table-cell office:value-type="float" office:value="0.0453054641593266" calcext:value-type="float">
            <text:p>0.0453054641593266</text:p>
          </table:table-cell>
          <table:table-cell office:value-type="float" office:value="0.400268507604361" calcext:value-type="float">
            <text:p>0.400268507604361</text:p>
          </table:table-cell>
          <table:table-cell office:value-type="float" office:value="2.87065080211199" calcext:value-type="float">
            <text:p>2.87065080211199</text:p>
          </table:table-cell>
          <table:table-cell office:value-type="float" office:value="471.129044518186" calcext:value-type="float">
            <text:p>471.129044518186</text:p>
          </table:table-cell>
          <table:table-cell office:value-type="float" office:value="342.301481912057" calcext:value-type="float">
            <text:p>342.30148191205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605" calcext:value-type="float">
            <text:p>-605</text:p>
          </table:table-cell>
          <table:table-cell office:value-type="float" office:value="0.0456395289853441" calcext:value-type="float">
            <text:p>0.0456395289853441</text:p>
          </table:table-cell>
          <table:table-cell office:value-type="float" office:value="0.399117731438348" calcext:value-type="float">
            <text:p>0.399117731438348</text:p>
          </table:table-cell>
          <table:table-cell office:value-type="float" office:value="3.16675206870422" calcext:value-type="float">
            <text:p>3.16675206870422</text:p>
          </table:table-cell>
          <table:table-cell office:value-type="float" office:value="482.558463120036" calcext:value-type="float">
            <text:p>482.558463120036</text:p>
          </table:table-cell>
          <table:table-cell office:value-type="float" office:value="342.306692546284" calcext:value-type="float">
            <text:p>342.30669254628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604" calcext:value-type="float">
            <text:p>-604</text:p>
          </table:table-cell>
          <table:table-cell office:value-type="float" office:value="0.0459909726535203" calcext:value-type="float">
            <text:p>0.0459909726535203</text:p>
          </table:table-cell>
          <table:table-cell office:value-type="float" office:value="0.398140624783494" calcext:value-type="float">
            <text:p>0.398140624783494</text:p>
          </table:table-cell>
          <table:table-cell office:value-type="float" office:value="3.46330448314121" calcext:value-type="float">
            <text:p>3.46330448314121</text:p>
          </table:table-cell>
          <table:table-cell office:value-type="float" office:value="494.40825410324" calcext:value-type="float">
            <text:p>494.40825410324</text:p>
          </table:table-cell>
          <table:table-cell office:value-type="float" office:value="342.312215828795" calcext:value-type="float">
            <text:p>342.31221582879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603" calcext:value-type="float">
            <text:p>-603</text:p>
          </table:table-cell>
          <table:table-cell office:value-type="float" office:value="0.0463198270607741" calcext:value-type="float">
            <text:p>0.0463198270607741</text:p>
          </table:table-cell>
          <table:table-cell office:value-type="float" office:value="0.397356087443275" calcext:value-type="float">
            <text:p>0.397356087443275</text:p>
          </table:table-cell>
          <table:table-cell office:value-type="float" office:value="3.75992064368046" calcext:value-type="float">
            <text:p>3.75992064368046</text:p>
          </table:table-cell>
          <table:table-cell office:value-type="float" office:value="505.532496258302" calcext:value-type="float">
            <text:p>505.532496258302</text:p>
          </table:table-cell>
          <table:table-cell office:value-type="float" office:value="342.317422714807" calcext:value-type="float">
            <text:p>342.31742271480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602" calcext:value-type="float">
            <text:p>-602</text:p>
          </table:table-cell>
          <table:table-cell office:value-type="float" office:value="0.0465704809954849" calcext:value-type="float">
            <text:p>0.0465704809954849</text:p>
          </table:table-cell>
          <table:table-cell office:value-type="float" office:value="0.396782963603595" calcext:value-type="float">
            <text:p>0.396782963603595</text:p>
          </table:table-cell>
          <table:table-cell office:value-type="float" office:value="4.0570733179024" calcext:value-type="float">
            <text:p>4.0570733179024</text:p>
          </table:table-cell>
          <table:table-cell office:value-type="float" office:value="514.795520032999" calcext:value-type="float">
            <text:p>514.795520032999</text:p>
          </table:table-cell>
          <table:table-cell office:value-type="float" office:value="342.321416496568" calcext:value-type="float">
            <text:p>342.32141649656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601" calcext:value-type="float">
            <text:p>-601</text:p>
          </table:table-cell>
          <table:table-cell office:value-type="float" office:value="0.0468091816076309" calcext:value-type="float">
            <text:p>0.0468091816076309</text:p>
          </table:table-cell>
          <table:table-cell office:value-type="float" office:value="0.39643754360548" calcext:value-type="float">
            <text:p>0.39643754360548</text:p>
          </table:table-cell>
          <table:table-cell office:value-type="float" office:value="4.35533242759261" calcext:value-type="float">
            <text:p>4.35533242759261</text:p>
          </table:table-cell>
          <table:table-cell office:value-type="float" office:value="521.272639037938" calcext:value-type="float">
            <text:p>521.272639037938</text:p>
          </table:table-cell>
          <table:table-cell office:value-type="float" office:value="342.325239987892" calcext:value-type="float">
            <text:p>342.32523998789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600" calcext:value-type="float">
            <text:p>-600</text:p>
          </table:table-cell>
          <table:table-cell office:value-type="float" office:value="0.0469696360539618" calcext:value-type="float">
            <text:p>0.0469696360539618</text:p>
          </table:table-cell>
          <table:table-cell office:value-type="float" office:value="0.396325264518415" calcext:value-type="float">
            <text:p>0.396325264518415</text:p>
          </table:table-cell>
          <table:table-cell office:value-type="float" office:value="4.65067113024978" calcext:value-type="float">
            <text:p>4.65067113024978</text:p>
          </table:table-cell>
          <table:table-cell office:value-type="float" office:value="524.155877640934" calcext:value-type="float">
            <text:p>524.155877640934</text:p>
          </table:table-cell>
          <table:table-cell office:value-type="float" office:value="342.327821195719" calcext:value-type="float">
            <text:p>342.32782119571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599" calcext:value-type="float">
            <text:p>-599</text:p>
          </table:table-cell>
          <table:table-cell office:value-type="float" office:value="0.0471657938422025" calcext:value-type="float">
            <text:p>0.0471657938422025</text:p>
          </table:table-cell>
          <table:table-cell office:value-type="float" office:value="0.39645032262111" calcext:value-type="float">
            <text:p>0.39645032262111</text:p>
          </table:table-cell>
          <table:table-cell office:value-type="float" office:value="4.94906668771336" calcext:value-type="float">
            <text:p>4.94906668771336</text:p>
          </table:table-cell>
          <table:table-cell office:value-type="float" office:value="523.282020259035" calcext:value-type="float">
            <text:p>523.282020259035</text:p>
          </table:table-cell>
          <table:table-cell office:value-type="float" office:value="342.330988837556" calcext:value-type="float">
            <text:p>342.33098883755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598" calcext:value-type="float">
            <text:p>-598</text:p>
          </table:table-cell>
          <table:table-cell office:value-type="float" office:value="0.0472306404583177" calcext:value-type="float">
            <text:p>0.0472306404583177</text:p>
          </table:table-cell>
          <table:table-cell office:value-type="float" office:value="0.396812422047498" calcext:value-type="float">
            <text:p>0.396812422047498</text:p>
          </table:table-cell>
          <table:table-cell office:value-type="float" office:value="5.24558128365522" calcext:value-type="float">
            <text:p>5.24558128365522</text:p>
          </table:table-cell>
          <table:table-cell office:value-type="float" office:value="518.563021717449" calcext:value-type="float">
            <text:p>518.563021717449</text:p>
          </table:table-cell>
          <table:table-cell office:value-type="float" office:value="342.332038931945" calcext:value-type="float">
            <text:p>342.33203893194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597" calcext:value-type="float">
            <text:p>-597</text:p>
          </table:table-cell>
          <table:table-cell office:value-type="float" office:value="0.0473051372157561" calcext:value-type="float">
            <text:p>0.0473051372157561</text:p>
          </table:table-cell>
          <table:table-cell office:value-type="float" office:value="0.397400704776846" calcext:value-type="float">
            <text:p>0.397400704776846</text:p>
          </table:table-cell>
          <table:table-cell office:value-type="float" office:value="5.54092978861436" calcext:value-type="float">
            <text:p>5.54092978861436</text:p>
          </table:table-cell>
          <table:table-cell office:value-type="float" office:value="510.646195687219" calcext:value-type="float">
            <text:p>510.646195687219</text:p>
          </table:table-cell>
          <table:table-cell office:value-type="float" office:value="342.333247088734" calcext:value-type="float">
            <text:p>342.33324708873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596" calcext:value-type="float">
            <text:p>-596</text:p>
          </table:table-cell>
          <table:table-cell office:value-type="float" office:value="0.0473275686834599" calcext:value-type="float">
            <text:p>0.0473275686834599</text:p>
          </table:table-cell>
          <table:table-cell office:value-type="float" office:value="0.398203097741652" calcext:value-type="float">
            <text:p>0.398203097741652</text:p>
          </table:table-cell>
          <table:table-cell office:value-type="float" office:value="5.83750762639815" calcext:value-type="float">
            <text:p>5.83750762639815</text:p>
          </table:table-cell>
          <table:table-cell office:value-type="float" office:value="500.209989404159" calcext:value-type="float">
            <text:p>500.209989404159</text:p>
          </table:table-cell>
          <table:table-cell office:value-type="float" office:value="342.333611248255" calcext:value-type="float">
            <text:p>342.3336112482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595" calcext:value-type="float">
            <text:p>-595</text:p>
          </table:table-cell>
          <table:table-cell office:value-type="float" office:value="0.0473274292513777" calcext:value-type="float">
            <text:p>0.0473274292513777</text:p>
          </table:table-cell>
          <table:table-cell office:value-type="float" office:value="0.399200960519347" calcext:value-type="float">
            <text:p>0.399200960519347</text:p>
          </table:table-cell>
          <table:table-cell office:value-type="float" office:value="6.13220615610368" calcext:value-type="float">
            <text:p>6.13220615610368</text:p>
          </table:table-cell>
          <table:table-cell office:value-type="float" office:value="488.427319553045" calcext:value-type="float">
            <text:p>488.427319553045</text:p>
          </table:table-cell>
          <table:table-cell office:value-type="float" office:value="342.333608984133" calcext:value-type="float">
            <text:p>342.333608984133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594" calcext:value-type="float">
            <text:p>-594</text:p>
          </table:table-cell>
          <table:table-cell office:value-type="float" office:value="0.0472223024362893" calcext:value-type="float">
            <text:p>0.0472223024362893</text:p>
          </table:table-cell>
          <table:table-cell office:value-type="float" office:value="0.400371017001312" calcext:value-type="float">
            <text:p>0.400371017001312</text:p>
          </table:table-cell>
          <table:table-cell office:value-type="float" office:value="0.143806142735883" calcext:value-type="float">
            <text:p>0.143806142735883</text:p>
          </table:table-cell>
          <table:table-cell office:value-type="float" office:value="476.368908009257" calcext:value-type="float">
            <text:p>476.368908009257</text:p>
          </table:table-cell>
          <table:table-cell office:value-type="float" office:value="342.331903828724" calcext:value-type="float">
            <text:p>342.33190382872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593" calcext:value-type="float">
            <text:p>-593</text:p>
          </table:table-cell>
          <table:table-cell office:value-type="float" office:value="0.0471613201990468" calcext:value-type="float">
            <text:p>0.0471613201990468</text:p>
          </table:table-cell>
          <table:table-cell office:value-type="float" office:value="0.401687276504775" calcext:value-type="float">
            <text:p>0.401687276504775</text:p>
          </table:table-cell>
          <table:table-cell office:value-type="float" office:value="0.437240676300119" calcext:value-type="float">
            <text:p>0.437240676300119</text:p>
          </table:table-cell>
          <table:table-cell office:value-type="float" office:value="465.230772481829" calcext:value-type="float">
            <text:p>465.230772481829</text:p>
          </table:table-cell>
          <table:table-cell office:value-type="float" office:value="342.330916447122" calcext:value-type="float">
            <text:p>342.33091644712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592" calcext:value-type="float">
            <text:p>-592</text:p>
          </table:table-cell>
          <table:table-cell office:value-type="float" office:value="0.0470317145323425" calcext:value-type="float">
            <text:p>0.0470317145323425</text:p>
          </table:table-cell>
          <table:table-cell office:value-type="float" office:value="0.403124119946885" calcext:value-type="float">
            <text:p>0.403124119946885</text:p>
          </table:table-cell>
          <table:table-cell office:value-type="float" office:value="0.730226279516172" calcext:value-type="float">
            <text:p>0.730226279516172</text:p>
          </table:table-cell>
          <table:table-cell office:value-type="float" office:value="456.005319635371" calcext:value-type="float">
            <text:p>456.005319635371</text:p>
          </table:table-cell>
          <table:table-cell office:value-type="float" office:value="342.328822228818" calcext:value-type="float">
            <text:p>342.3288222288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591" calcext:value-type="float">
            <text:p>-591</text:p>
          </table:table-cell>
          <table:table-cell office:value-type="float" office:value="0.0468312393873775" calcext:value-type="float">
            <text:p>0.0468312393873775</text:p>
          </table:table-cell>
          <table:table-cell office:value-type="float" office:value="0.404651001653969" calcext:value-type="float">
            <text:p>0.404651001653969</text:p>
          </table:table-cell>
          <table:table-cell office:value-type="float" office:value="1.02311862171258" calcext:value-type="float">
            <text:p>1.02311862171258</text:p>
          </table:table-cell>
          <table:table-cell office:value-type="float" office:value="449.538188552117" calcext:value-type="float">
            <text:p>449.538188552117</text:p>
          </table:table-cell>
          <table:table-cell office:value-type="float" office:value="342.325594301131" calcext:value-type="float">
            <text:p>342.32559430113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590" calcext:value-type="float">
            <text:p>-590</text:p>
          </table:table-cell>
          <table:table-cell office:value-type="float" office:value="0.0466427785121126" calcext:value-type="float">
            <text:p>0.0466427785121126</text:p>
          </table:table-cell>
          <table:table-cell office:value-type="float" office:value="0.406241773069044" calcext:value-type="float">
            <text:p>0.406241773069044</text:p>
          </table:table-cell>
          <table:table-cell office:value-type="float" office:value="1.31374973333761" calcext:value-type="float">
            <text:p>1.31374973333761</text:p>
          </table:table-cell>
          <table:table-cell office:value-type="float" office:value="446.399132996956" calcext:value-type="float">
            <text:p>446.399132996956</text:p>
          </table:table-cell>
          <table:table-cell office:value-type="float" office:value="342.322572476445" calcext:value-type="float">
            <text:p>342.32257247644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589" calcext:value-type="float">
            <text:p>-589</text:p>
          </table:table-cell>
          <table:table-cell office:value-type="float" office:value="0.0464223724850592" calcext:value-type="float">
            <text:p>0.0464223724850592</text:p>
          </table:table-cell>
          <table:table-cell office:value-type="float" office:value="0.407867507483301" calcext:value-type="float">
            <text:p>0.407867507483301</text:p>
          </table:table-cell>
          <table:table-cell office:value-type="float" office:value="1.60425461432729" calcext:value-type="float">
            <text:p>1.60425461432729</text:p>
          </table:table-cell>
          <table:table-cell office:value-type="float" office:value="446.879445990813" calcext:value-type="float">
            <text:p>446.879445990813</text:p>
          </table:table-cell>
          <table:table-cell office:value-type="float" office:value="342.319053995071" calcext:value-type="float">
            <text:p>342.31905399507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588" calcext:value-type="float">
            <text:p>-588</text:p>
          </table:table-cell>
          <table:table-cell office:value-type="float" office:value="0.0461339614743083" calcext:value-type="float">
            <text:p>0.0461339614743083</text:p>
          </table:table-cell>
          <table:table-cell office:value-type="float" office:value="0.409499490584563" calcext:value-type="float">
            <text:p>0.409499490584563</text:p>
          </table:table-cell>
          <table:table-cell office:value-type="float" office:value="1.89509753987912" calcext:value-type="float">
            <text:p>1.89509753987912</text:p>
          </table:table-cell>
          <table:table-cell office:value-type="float" office:value="451.079447934797" calcext:value-type="float">
            <text:p>451.079447934797</text:p>
          </table:table-cell>
          <table:table-cell office:value-type="float" office:value="342.314475241446" calcext:value-type="float">
            <text:p>342.31447524144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587" calcext:value-type="float">
            <text:p>-587</text:p>
          </table:table-cell>
          <table:table-cell office:value-type="float" office:value="0.045851403848813" calcext:value-type="float">
            <text:p>0.045851403848813</text:p>
          </table:table-cell>
          <table:table-cell office:value-type="float" office:value="0.411108745496662" calcext:value-type="float">
            <text:p>0.411108745496662</text:p>
          </table:table-cell>
          <table:table-cell office:value-type="float" office:value="2.18251421528624" calcext:value-type="float">
            <text:p>2.18251421528624</text:p>
          </table:table-cell>
          <table:table-cell office:value-type="float" office:value="458.633875178703" calcext:value-type="float">
            <text:p>458.633875178703</text:p>
          </table:table-cell>
          <table:table-cell office:value-type="float" office:value="342.310017264" calcext:value-type="float">
            <text:p>342.31001726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586" calcext:value-type="float">
            <text:p>-586</text:p>
          </table:table-cell>
          <table:table-cell office:value-type="float" office:value="0.04550210096771" calcext:value-type="float">
            <text:p>0.04550210096771</text:p>
          </table:table-cell>
          <table:table-cell office:value-type="float" office:value="0.412667336615005" calcext:value-type="float">
            <text:p>0.412667336615005</text:p>
          </table:table-cell>
          <table:table-cell office:value-type="float" office:value="2.47126338230212" calcext:value-type="float">
            <text:p>2.47126338230212</text:p>
          </table:table-cell>
          <table:table-cell office:value-type="float" office:value="469.1809394467" calcext:value-type="float">
            <text:p>469.1809394467</text:p>
          </table:table-cell>
          <table:table-cell office:value-type="float" office:value="342.304544325353" calcext:value-type="float">
            <text:p>342.30454432535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585" calcext:value-type="float">
            <text:p>-585</text:p>
          </table:table-cell>
          <table:table-cell office:value-type="float" office:value="0.0452075956612957" calcext:value-type="float">
            <text:p>0.0452075956612957</text:p>
          </table:table-cell>
          <table:table-cell office:value-type="float" office:value="0.414143149194639" calcext:value-type="float">
            <text:p>0.414143149194639</text:p>
          </table:table-cell>
          <table:table-cell office:value-type="float" office:value="2.75854275744076" calcext:value-type="float">
            <text:p>2.75854275744076</text:p>
          </table:table-cell>
          <table:table-cell office:value-type="float" office:value="481.84448817082" calcext:value-type="float">
            <text:p>481.84448817082</text:p>
          </table:table-cell>
          <table:table-cell office:value-type="float" office:value="342.299962685986" calcext:value-type="float">
            <text:p>342.29996268598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584" calcext:value-type="float">
            <text:p>-584</text:p>
          </table:table-cell>
          <table:table-cell office:value-type="float" office:value="0.0447791731297701" calcext:value-type="float">
            <text:p>0.0447791731297701</text:p>
          </table:table-cell>
          <table:table-cell office:value-type="float" office:value="0.415509797992465" calcext:value-type="float">
            <text:p>0.415509797992465</text:p>
          </table:table-cell>
          <table:table-cell office:value-type="float" office:value="3.04478547107127" calcext:value-type="float">
            <text:p>3.04478547107127</text:p>
          </table:table-cell>
          <table:table-cell office:value-type="float" office:value="495.779430842661" calcext:value-type="float">
            <text:p>495.779430842661</text:p>
          </table:table-cell>
          <table:table-cell office:value-type="float" office:value="342.293351129366" calcext:value-type="float">
            <text:p>342.29335112936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583" calcext:value-type="float">
            <text:p>-583</text:p>
          </table:table-cell>
          <table:table-cell office:value-type="float" office:value="0.0443973244853039" calcext:value-type="float">
            <text:p>0.0443973244853039</text:p>
          </table:table-cell>
          <table:table-cell office:value-type="float" office:value="0.416739175585911" calcext:value-type="float">
            <text:p>0.416739175585911</text:p>
          </table:table-cell>
          <table:table-cell office:value-type="float" office:value="3.32983704286242" calcext:value-type="float">
            <text:p>3.32983704286242</text:p>
          </table:table-cell>
          <table:table-cell office:value-type="float" office:value="509.859911121506" calcext:value-type="float">
            <text:p>509.859911121506</text:p>
          </table:table-cell>
          <table:table-cell office:value-type="float" office:value="342.287511695701" calcext:value-type="float">
            <text:p>342.287511695701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582" calcext:value-type="float">
            <text:p>-582</text:p>
          </table:table-cell>
          <table:table-cell office:value-type="float" office:value="0.0440367918113605" calcext:value-type="float">
            <text:p>0.0440367918113605</text:p>
          </table:table-cell>
          <table:table-cell office:value-type="float" office:value="0.417803048871939" calcext:value-type="float">
            <text:p>0.417803048871939</text:p>
          </table:table-cell>
          <table:table-cell office:value-type="float" office:value="3.61514818077329" calcext:value-type="float">
            <text:p>3.61514818077329</text:p>
          </table:table-cell>
          <table:table-cell office:value-type="float" office:value="523.09140800163" calcext:value-type="float">
            <text:p>523.09140800163</text:p>
          </table:table-cell>
          <table:table-cell office:value-type="float" office:value="342.282044406899" calcext:value-type="float">
            <text:p>342.28204440689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581" calcext:value-type="float">
            <text:p>-581</text:p>
          </table:table-cell>
          <table:table-cell office:value-type="float" office:value="0.0435131930309392" calcext:value-type="float">
            <text:p>0.0435131930309392</text:p>
          </table:table-cell>
          <table:table-cell office:value-type="float" office:value="0.418677241368709" calcext:value-type="float">
            <text:p>0.418677241368709</text:p>
          </table:table-cell>
          <table:table-cell office:value-type="float" office:value="3.89876197546824" calcext:value-type="float">
            <text:p>3.89876197546824</text:p>
          </table:table-cell>
          <table:table-cell office:value-type="float" office:value="534.244983284143" calcext:value-type="float">
            <text:p>534.244983284143</text:p>
          </table:table-cell>
          <table:table-cell office:value-type="float" office:value="342.274184147446" calcext:value-type="float">
            <text:p>342.274184147446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580" calcext:value-type="float">
            <text:p>-580</text:p>
          </table:table-cell>
          <table:table-cell office:value-type="float" office:value="0.0431169487086567" calcext:value-type="float">
            <text:p>0.0431169487086567</text:p>
          </table:table-cell>
          <table:table-cell office:value-type="float" office:value="0.419342965363752" calcext:value-type="float">
            <text:p>0.419342965363752</text:p>
          </table:table-cell>
          <table:table-cell office:value-type="float" office:value="4.18230905974002" calcext:value-type="float">
            <text:p>4.18230905974002</text:p>
          </table:table-cell>
          <table:table-cell office:value-type="float" office:value="542.668607060458" calcext:value-type="float">
            <text:p>542.668607060458</text:p>
          </table:table-cell>
          <table:table-cell office:value-type="float" office:value="342.268298583327" calcext:value-type="float">
            <text:p>342.268298583327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579" calcext:value-type="float">
            <text:p>-579</text:p>
          </table:table-cell>
          <table:table-cell office:value-type="float" office:value="0.042608025499491" calcext:value-type="float">
            <text:p>0.042608025499491</text:p>
          </table:table-cell>
          <table:table-cell office:value-type="float" office:value="0.41977844418388" calcext:value-type="float">
            <text:p>0.41977844418388</text:p>
          </table:table-cell>
          <table:table-cell office:value-type="float" office:value="4.46401546807948" calcext:value-type="float">
            <text:p>4.46401546807948</text:p>
          </table:table-cell>
          <table:table-cell office:value-type="float" office:value="547.502346177087" calcext:value-type="float">
            <text:p>547.502346177087</text:p>
          </table:table-cell>
          <table:table-cell office:value-type="float" office:value="342.260818779637" calcext:value-type="float">
            <text:p>342.26081877963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578" calcext:value-type="float">
            <text:p>-578</text:p>
          </table:table-cell>
          <table:table-cell office:value-type="float" office:value="0.0421011625221652" calcext:value-type="float">
            <text:p>0.0421011625221652</text:p>
          </table:table-cell>
          <table:table-cell office:value-type="float" office:value="0.419973902369585" calcext:value-type="float">
            <text:p>0.419973902369585</text:p>
          </table:table-cell>
          <table:table-cell office:value-type="float" office:value="4.7473821643631" calcext:value-type="float">
            <text:p>4.7473821643631</text:p>
          </table:table-cell>
          <table:table-cell office:value-type="float" office:value="548.557586719295" calcext:value-type="float">
            <text:p>548.557586719295</text:p>
          </table:table-cell>
          <table:table-cell office:value-type="float" office:value="342.253458006683" calcext:value-type="float">
            <text:p>342.25345800668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577" calcext:value-type="float">
            <text:p>-577</text:p>
          </table:table-cell>
          <table:table-cell office:value-type="float" office:value="0.0415843384243534" calcext:value-type="float">
            <text:p>0.0415843384243534</text:p>
          </table:table-cell>
          <table:table-cell office:value-type="float" office:value="0.419919823613018" calcext:value-type="float">
            <text:p>0.419919823613018</text:p>
          </table:table-cell>
          <table:table-cell office:value-type="float" office:value="5.02844724827255" calcext:value-type="float">
            <text:p>5.02844724827255</text:p>
          </table:table-cell>
          <table:table-cell office:value-type="float" office:value="545.809230753295" calcext:value-type="float">
            <text:p>545.809230753295</text:p>
          </table:table-cell>
          <table:table-cell office:value-type="float" office:value="342.246043757372" calcext:value-type="float">
            <text:p>342.24604375737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576" calcext:value-type="float">
            <text:p>-576</text:p>
          </table:table-cell>
          <table:table-cell office:value-type="float" office:value="0.0410030968372202" calcext:value-type="float">
            <text:p>0.0410030968372202</text:p>
          </table:table-cell>
          <table:table-cell office:value-type="float" office:value="0.419608906207036" calcext:value-type="float">
            <text:p>0.419608906207036</text:p>
          </table:table-cell>
          <table:table-cell office:value-type="float" office:value="5.309280674039" calcext:value-type="float">
            <text:p>5.309280674039</text:p>
          </table:table-cell>
          <table:table-cell office:value-type="float" office:value="539.556436830533" calcext:value-type="float">
            <text:p>539.556436830533</text:p>
          </table:table-cell>
          <table:table-cell office:value-type="float" office:value="342.237815363069" calcext:value-type="float">
            <text:p>342.23781536306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575" calcext:value-type="float">
            <text:p>-575</text:p>
          </table:table-cell>
          <table:table-cell office:value-type="float" office:value="0.040462486497831" calcext:value-type="float">
            <text:p>0.040462486497831</text:p>
          </table:table-cell>
          <table:table-cell office:value-type="float" office:value="0.419042110220699" calcext:value-type="float">
            <text:p>0.419042110220699</text:p>
          </table:table-cell>
          <table:table-cell office:value-type="float" office:value="5.5917442581018" calcext:value-type="float">
            <text:p>5.5917442581018</text:p>
          </table:table-cell>
          <table:table-cell office:value-type="float" office:value="530.447808875883" calcext:value-type="float">
            <text:p>530.447808875883</text:p>
          </table:table-cell>
          <table:table-cell office:value-type="float" office:value="342.230266649907" calcext:value-type="float">
            <text:p>342.23026664990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574" calcext:value-type="float">
            <text:p>-574</text:p>
          </table:table-cell>
          <table:table-cell office:value-type="float" office:value="0.039849836888456" calcext:value-type="float">
            <text:p>0.039849836888456</text:p>
          </table:table-cell>
          <table:table-cell office:value-type="float" office:value="0.418223751404083" calcext:value-type="float">
            <text:p>0.418223751404083</text:p>
          </table:table-cell>
          <table:table-cell office:value-type="float" office:value="5.87214870291921" calcext:value-type="float">
            <text:p>5.87214870291921</text:p>
          </table:table-cell>
          <table:table-cell office:value-type="float" office:value="519.324547844752" calcext:value-type="float">
            <text:p>519.324547844752</text:p>
          </table:table-cell>
          <table:table-cell office:value-type="float" office:value="342.221833723048" calcext:value-type="float">
            <text:p>342.22183372304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573" calcext:value-type="float">
            <text:p>-573</text:p>
          </table:table-cell>
          <table:table-cell office:value-type="float" office:value="0.0391954003383134" calcext:value-type="float">
            <text:p>0.0391954003383134</text:p>
          </table:table-cell>
          <table:table-cell office:value-type="float" office:value="0.417159005148297" calcext:value-type="float">
            <text:p>0.417159005148297</text:p>
          </table:table-cell>
          <table:table-cell office:value-type="float" office:value="6.15363305483943" calcext:value-type="float">
            <text:p>6.15363305483943</text:p>
          </table:table-cell>
          <table:table-cell office:value-type="float" office:value="507.064258786182" calcext:value-type="float">
            <text:p>507.064258786182</text:p>
          </table:table-cell>
          <table:table-cell office:value-type="float" office:value="342.212968405258" calcext:value-type="float">
            <text:p>342.21296840525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572" calcext:value-type="float">
            <text:p>-572</text:p>
          </table:table-cell>
          <table:table-cell office:value-type="float" office:value="0.0386481210905331" calcext:value-type="float">
            <text:p>0.0386481210905331</text:p>
          </table:table-cell>
          <table:table-cell office:value-type="float" office:value="0.415862256573329" calcext:value-type="float">
            <text:p>0.415862256573329</text:p>
          </table:table-cell>
          <table:table-cell office:value-type="float" office:value="0.151816234144051" calcext:value-type="float">
            <text:p>0.151816234144051</text:p>
          </table:table-cell>
          <table:table-cell office:value-type="float" office:value="494.664950946411" calcext:value-type="float">
            <text:p>494.664950946411</text:p>
          </table:table-cell>
          <table:table-cell office:value-type="float" office:value="342.20566791988" calcext:value-type="float">
            <text:p>342.2056679198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571" calcext:value-type="float">
            <text:p>-571</text:p>
          </table:table-cell>
          <table:table-cell office:value-type="float" office:value="0.0379285265506901" calcext:value-type="float">
            <text:p>0.0379285265506901</text:p>
          </table:table-cell>
          <table:table-cell office:value-type="float" office:value="0.41435299188653" calcext:value-type="float">
            <text:p>0.41435299188653</text:p>
          </table:table-cell>
          <table:table-cell office:value-type="float" office:value="0.434032783401704" calcext:value-type="float">
            <text:p>0.434032783401704</text:p>
          </table:table-cell>
          <table:table-cell office:value-type="float" office:value="483.002894918198" calcext:value-type="float">
            <text:p>483.002894918198</text:p>
          </table:table-cell>
          <table:table-cell office:value-type="float" office:value="342.196225732432" calcext:value-type="float">
            <text:p>342.19622573243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570" calcext:value-type="float">
            <text:p>-570</text:p>
          </table:table-cell>
          <table:table-cell office:value-type="float" office:value="0.0372678337084496" calcext:value-type="float">
            <text:p>0.0372678337084496</text:p>
          </table:table-cell>
          <table:table-cell office:value-type="float" office:value="0.412650123902374" calcext:value-type="float">
            <text:p>0.412650123902374</text:p>
          </table:table-cell>
          <table:table-cell office:value-type="float" office:value="0.715894825499304" calcext:value-type="float">
            <text:p>0.715894825499304</text:p>
          </table:table-cell>
          <table:table-cell office:value-type="float" office:value="472.848040445147" calcext:value-type="float">
            <text:p>472.848040445147</text:p>
          </table:table-cell>
          <table:table-cell office:value-type="float" office:value="342.187713359343" calcext:value-type="float">
            <text:p>342.1877133593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569" calcext:value-type="float">
            <text:p>-569</text:p>
          </table:table-cell>
          <table:table-cell office:value-type="float" office:value="0.0366455182867196" calcext:value-type="float">
            <text:p>0.0366455182867196</text:p>
          </table:table-cell>
          <table:table-cell office:value-type="float" office:value="0.410785699000207" calcext:value-type="float">
            <text:p>0.410785699000207</text:p>
          </table:table-cell>
          <table:table-cell office:value-type="float" office:value="0.997669061128206" calcext:value-type="float">
            <text:p>0.997669061128206</text:p>
          </table:table-cell>
          <table:table-cell office:value-type="float" office:value="464.741857351666" calcext:value-type="float">
            <text:p>464.741857351666</text:p>
          </table:table-cell>
          <table:table-cell office:value-type="float" office:value="342.179832810196" calcext:value-type="float">
            <text:p>342.17983281019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568" calcext:value-type="float">
            <text:p>-568</text:p>
          </table:table-cell>
          <table:table-cell office:value-type="float" office:value="0.0358987845649363" calcext:value-type="float">
            <text:p>0.0358987845649363</text:p>
          </table:table-cell>
          <table:table-cell office:value-type="float" office:value="0.408793522275703" calcext:value-type="float">
            <text:p>0.408793522275703</text:p>
          </table:table-cell>
          <table:table-cell office:value-type="float" office:value="1.28167640173678" calcext:value-type="float">
            <text:p>1.28167640173678</text:p>
          </table:table-cell>
          <table:table-cell office:value-type="float" office:value="459.167071387356" calcext:value-type="float">
            <text:p>459.167071387356</text:p>
          </table:table-cell>
          <table:table-cell office:value-type="float" office:value="342.170552565553" calcext:value-type="float">
            <text:p>342.170552565553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567" calcext:value-type="float">
            <text:p>-567</text:p>
          </table:table-cell>
          <table:table-cell office:value-type="float" office:value="0.0352296754021208" calcext:value-type="float">
            <text:p>0.0352296754021208</text:p>
          </table:table-cell>
          <table:table-cell office:value-type="float" office:value="0.406710666519493" calcext:value-type="float">
            <text:p>0.406710666519493</text:p>
          </table:table-cell>
          <table:table-cell office:value-type="float" office:value="1.56504606959457" calcext:value-type="float">
            <text:p>1.56504606959457</text:p>
          </table:table-cell>
          <table:table-cell office:value-type="float" office:value="456.18230365639" calcext:value-type="float">
            <text:p>456.18230365639</text:p>
          </table:table-cell>
          <table:table-cell office:value-type="float" office:value="342.162399939116" calcext:value-type="float">
            <text:p>342.16239993911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566" calcext:value-type="float">
            <text:p>-566</text:p>
          </table:table-cell>
          <table:table-cell office:value-type="float" office:value="0.0344921888702038" calcext:value-type="float">
            <text:p>0.0344921888702038</text:p>
          </table:table-cell>
          <table:table-cell office:value-type="float" office:value="0.40458313454489" calcext:value-type="float">
            <text:p>0.40458313454489</text:p>
          </table:table-cell>
          <table:table-cell office:value-type="float" office:value="1.84756666246473" calcext:value-type="float">
            <text:p>1.84756666246473</text:p>
          </table:table-cell>
          <table:table-cell office:value-type="float" office:value="455.858714623221" calcext:value-type="float">
            <text:p>455.858714623221</text:p>
          </table:table-cell>
          <table:table-cell office:value-type="float" office:value="342.153592534379" calcext:value-type="float">
            <text:p>342.15359253437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565" calcext:value-type="float">
            <text:p>-565</text:p>
          </table:table-cell>
          <table:table-cell office:value-type="float" office:value="0.0337862660139471" calcext:value-type="float">
            <text:p>0.0337862660139471</text:p>
          </table:table-cell>
          <table:table-cell office:value-type="float" office:value="0.402461829496109" calcext:value-type="float">
            <text:p>0.402461829496109</text:p>
          </table:table-cell>
          <table:table-cell office:value-type="float" office:value="2.13355178011182" calcext:value-type="float">
            <text:p>2.13355178011182</text:p>
          </table:table-cell>
          <table:table-cell office:value-type="float" office:value="457.92928506441" calcext:value-type="float">
            <text:p>457.92928506441</text:p>
          </table:table-cell>
          <table:table-cell office:value-type="float" office:value="342.145337225799" calcext:value-type="float">
            <text:p>342.145337225799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564" calcext:value-type="float">
            <text:p>-564</text:p>
          </table:table-cell>
          <table:table-cell office:value-type="float" office:value="0.0330258162847986" calcext:value-type="float">
            <text:p>0.0330258162847986</text:p>
          </table:table-cell>
          <table:table-cell office:value-type="float" office:value="0.400392120327732" calcext:value-type="float">
            <text:p>0.400392120327732</text:p>
          </table:table-cell>
          <table:table-cell office:value-type="float" office:value="2.41851552070704" calcext:value-type="float">
            <text:p>2.41851552070704</text:p>
          </table:table-cell>
          <table:table-cell office:value-type="float" office:value="462.031342325612" calcext:value-type="float">
            <text:p>462.031342325612</text:p>
          </table:table-cell>
          <table:table-cell office:value-type="float" office:value="342.136635896294" calcext:value-type="float">
            <text:p>342.1366358962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563" calcext:value-type="float">
            <text:p>-563</text:p>
          </table:table-cell>
          <table:table-cell office:value-type="float" office:value="0.0322559234052753" calcext:value-type="float">
            <text:p>0.0322559234052753</text:p>
          </table:table-cell>
          <table:table-cell office:value-type="float" office:value="0.398429773653546" calcext:value-type="float">
            <text:p>0.398429773653546</text:p>
          </table:table-cell>
          <table:table-cell office:value-type="float" office:value="2.7024393236403" calcext:value-type="float">
            <text:p>2.7024393236403</text:p>
          </table:table-cell>
          <table:table-cell office:value-type="float" office:value="467.573158162147" calcext:value-type="float">
            <text:p>467.573158162147</text:p>
          </table:table-cell>
          <table:table-cell office:value-type="float" office:value="342.128028948578" calcext:value-type="float">
            <text:p>342.12802894857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562" calcext:value-type="float">
            <text:p>-562</text:p>
          </table:table-cell>
          <table:table-cell office:value-type="float" office:value="0.0315235115800995" calcext:value-type="float">
            <text:p>0.0315235115800995</text:p>
          </table:table-cell>
          <table:table-cell office:value-type="float" office:value="0.39662665791876" calcext:value-type="float">
            <text:p>0.39662665791876</text:p>
          </table:table-cell>
          <table:table-cell office:value-type="float" office:value="2.99042288262323" calcext:value-type="float">
            <text:p>2.99042288262323</text:p>
          </table:table-cell>
          <table:table-cell office:value-type="float" office:value="474.073733478996" calcext:value-type="float">
            <text:p>474.073733478996</text:p>
          </table:table-cell>
          <table:table-cell office:value-type="float" office:value="342.120030025165" calcext:value-type="float">
            <text:p>342.12003002516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561" calcext:value-type="float">
            <text:p>-561</text:p>
          </table:table-cell>
          <table:table-cell office:value-type="float" office:value="0.0307177971141624" calcext:value-type="float">
            <text:p>0.0307177971141624</text:p>
          </table:table-cell>
          <table:table-cell office:value-type="float" office:value="0.395028868662979" calcext:value-type="float">
            <text:p>0.395028868662979</text:p>
          </table:table-cell>
          <table:table-cell office:value-type="float" office:value="3.2749121995313" calcext:value-type="float">
            <text:p>3.2749121995313</text:p>
          </table:table-cell>
          <table:table-cell office:value-type="float" office:value="480.68212323363" calcext:value-type="float">
            <text:p>480.68212323363</text:p>
          </table:table-cell>
          <table:table-cell office:value-type="float" office:value="342.111443374019" calcext:value-type="float">
            <text:p>342.11144337401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560" calcext:value-type="float">
            <text:p>-560</text:p>
          </table:table-cell>
          <table:table-cell office:value-type="float" office:value="0.0299166105879299" calcext:value-type="float">
            <text:p>0.0299166105879299</text:p>
          </table:table-cell>
          <table:table-cell office:value-type="float" office:value="0.393685065538215" calcext:value-type="float">
            <text:p>0.393685065538215</text:p>
          </table:table-cell>
          <table:table-cell office:value-type="float" office:value="3.56239296594744" calcext:value-type="float">
            <text:p>3.56239296594744</text:p>
          </table:table-cell>
          <table:table-cell office:value-type="float" office:value="486.930112975876" calcext:value-type="float">
            <text:p>486.930112975876</text:p>
          </table:table-cell>
          <table:table-cell office:value-type="float" office:value="342.103126032572" calcext:value-type="float">
            <text:p>342.10312603257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559" calcext:value-type="float">
            <text:p>-559</text:p>
          </table:table-cell>
          <table:table-cell office:value-type="float" office:value="0.0291290451961575" calcext:value-type="float">
            <text:p>0.0291290451961575</text:p>
          </table:table-cell>
          <table:table-cell office:value-type="float" office:value="0.392637381211996" calcext:value-type="float">
            <text:p>0.392637381211996</text:p>
          </table:table-cell>
          <table:table-cell office:value-type="float" office:value="3.84740884501896" calcext:value-type="float">
            <text:p>3.84740884501896</text:p>
          </table:table-cell>
          <table:table-cell office:value-type="float" office:value="492.127690518764" calcext:value-type="float">
            <text:p>492.127690518764</text:p>
          </table:table-cell>
          <table:table-cell office:value-type="float" office:value="342.09516489131" calcext:value-type="float">
            <text:p>342.0951648913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558" calcext:value-type="float">
            <text:p>-558</text:p>
          </table:table-cell>
          <table:table-cell office:value-type="float" office:value="0.0283181956907258" calcext:value-type="float">
            <text:p>0.0283181956907258</text:p>
          </table:table-cell>
          <table:table-cell office:value-type="float" office:value="0.391911990460685" calcext:value-type="float">
            <text:p>0.391911990460685</text:p>
          </table:table-cell>
          <table:table-cell office:value-type="float" office:value="4.1336612979591" calcext:value-type="float">
            <text:p>4.1336612979591</text:p>
          </table:table-cell>
          <table:table-cell office:value-type="float" office:value="495.916921112702" calcext:value-type="float">
            <text:p>495.916921112702</text:p>
          </table:table-cell>
          <table:table-cell office:value-type="float" office:value="342.08719082501" calcext:value-type="float">
            <text:p>342.0871908250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557" calcext:value-type="float">
            <text:p>-557</text:p>
          </table:table-cell>
          <table:table-cell office:value-type="float" office:value="0.0274460540931618" calcext:value-type="float">
            <text:p>0.0274460540931618</text:p>
          </table:table-cell>
          <table:table-cell office:value-type="float" office:value="0.391541303850011" calcext:value-type="float">
            <text:p>0.391541303850011</text:p>
          </table:table-cell>
          <table:table-cell office:value-type="float" office:value="4.41984980842333" calcext:value-type="float">
            <text:p>4.41984980842333</text:p>
          </table:table-cell>
          <table:table-cell office:value-type="float" office:value="497.966033371384" calcext:value-type="float">
            <text:p>497.966033371384</text:p>
          </table:table-cell>
          <table:table-cell office:value-type="float" office:value="342.078865863436" calcext:value-type="float">
            <text:p>342.0788658634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556" calcext:value-type="float">
            <text:p>-556</text:p>
          </table:table-cell>
          <table:table-cell office:value-type="float" office:value="0.0266490285747593" calcext:value-type="float">
            <text:p>0.0266490285747593</text:p>
          </table:table-cell>
          <table:table-cell office:value-type="float" office:value="0.391539508165715" calcext:value-type="float">
            <text:p>0.391539508165715</text:p>
          </table:table-cell>
          <table:table-cell office:value-type="float" office:value="4.70236848831183" calcext:value-type="float">
            <text:p>4.70236848831183</text:p>
          </table:table-cell>
          <table:table-cell office:value-type="float" office:value="498.320747253763" calcext:value-type="float">
            <text:p>498.320747253763</text:p>
          </table:table-cell>
          <table:table-cell office:value-type="float" office:value="342.071486150293" calcext:value-type="float">
            <text:p>342.07148615029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555" calcext:value-type="float">
            <text:p>-555</text:p>
          </table:table-cell>
          <table:table-cell office:value-type="float" office:value="0.0257707753568983" calcext:value-type="float">
            <text:p>0.0257707753568983</text:p>
          </table:table-cell>
          <table:table-cell office:value-type="float" office:value="0.391909127856451" calcext:value-type="float">
            <text:p>0.391909127856451</text:p>
          </table:table-cell>
          <table:table-cell office:value-type="float" office:value="4.98659274247936" calcext:value-type="float">
            <text:p>4.98659274247936</text:p>
          </table:table-cell>
          <table:table-cell office:value-type="float" office:value="496.980936629478" calcext:value-type="float">
            <text:p>496.980936629478</text:p>
          </table:table-cell>
          <table:table-cell office:value-type="float" office:value="342.063606706759" calcext:value-type="float">
            <text:p>342.063606706759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554" calcext:value-type="float">
            <text:p>-554</text:p>
          </table:table-cell>
          <table:table-cell office:value-type="float" office:value="0.0249180541122852" calcext:value-type="float">
            <text:p>0.0249180541122852</text:p>
          </table:table-cell>
          <table:table-cell office:value-type="float" office:value="0.392652054667309" calcext:value-type="float">
            <text:p>0.392652054667309</text:p>
          </table:table-cell>
          <table:table-cell office:value-type="float" office:value="5.26946555019487" calcext:value-type="float">
            <text:p>5.26946555019487</text:p>
          </table:table-cell>
          <table:table-cell office:value-type="float" office:value="494.326770471189" calcext:value-type="float">
            <text:p>494.326770471189</text:p>
          </table:table-cell>
          <table:table-cell office:value-type="float" office:value="342.056209450608" calcext:value-type="float">
            <text:p>342.0562094506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553" calcext:value-type="float">
            <text:p>-553</text:p>
          </table:table-cell>
          <table:table-cell office:value-type="float" office:value="0.0240304313656826" calcext:value-type="float">
            <text:p>0.0240304313656826</text:p>
          </table:table-cell>
          <table:table-cell office:value-type="float" office:value="0.393753069193704" calcext:value-type="float">
            <text:p>0.393753069193704</text:p>
          </table:table-cell>
          <table:table-cell office:value-type="float" office:value="5.54700621947096" calcext:value-type="float">
            <text:p>5.54700621947096</text:p>
          </table:table-cell>
          <table:table-cell office:value-type="float" office:value="490.784208815056" calcext:value-type="float">
            <text:p>490.784208815056</text:p>
          </table:table-cell>
          <table:table-cell office:value-type="float" office:value="342.048774283295" calcext:value-type="float">
            <text:p>342.0487742832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552" calcext:value-type="float">
            <text:p>-552</text:p>
          </table:table-cell>
          <table:table-cell office:value-type="float" office:value="0.0231777732760499" calcext:value-type="float">
            <text:p>0.0231777732760499</text:p>
          </table:table-cell>
          <table:table-cell office:value-type="float" office:value="0.395183852474564" calcext:value-type="float">
            <text:p>0.395183852474564</text:p>
          </table:table-cell>
          <table:table-cell office:value-type="float" office:value="5.82597840003683" calcext:value-type="float">
            <text:p>5.82597840003683</text:p>
          </table:table-cell>
          <table:table-cell office:value-type="float" office:value="486.767940447329" calcext:value-type="float">
            <text:p>486.767940447329</text:p>
          </table:table-cell>
          <table:table-cell office:value-type="float" office:value="342.041886361836" calcext:value-type="float">
            <text:p>342.041886361836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551" calcext:value-type="float">
            <text:p>-551</text:p>
          </table:table-cell>
          <table:table-cell office:value-type="float" office:value="0.0222907050336014" calcext:value-type="float">
            <text:p>0.0222907050336014</text:p>
          </table:table-cell>
          <table:table-cell office:value-type="float" office:value="0.396917806258698" calcext:value-type="float">
            <text:p>0.396917806258698</text:p>
          </table:table-cell>
          <table:table-cell office:value-type="float" office:value="6.10159244487022" calcext:value-type="float">
            <text:p>6.10159244487022</text:p>
          </table:table-cell>
          <table:table-cell office:value-type="float" office:value="482.803615356413" calcext:value-type="float">
            <text:p>482.803615356413</text:p>
          </table:table-cell>
          <table:table-cell office:value-type="float" office:value="342.034984965419" calcext:value-type="float">
            <text:p>342.03498496541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550" calcext:value-type="float">
            <text:p>-550</text:p>
          </table:table-cell>
          <table:table-cell office:value-type="float" office:value="0.0213923411661087" calcext:value-type="float">
            <text:p>0.0213923411661087</text:p>
          </table:table-cell>
          <table:table-cell office:value-type="float" office:value="0.398909904393674" calcext:value-type="float">
            <text:p>0.398909904393674</text:p>
          </table:table-cell>
          <table:table-cell office:value-type="float" office:value="0.0884317507447614" calcext:value-type="float">
            <text:p>0.0884317507447614</text:p>
          </table:table-cell>
          <table:table-cell office:value-type="float" office:value="479.398422531695" calcext:value-type="float">
            <text:p>479.398422531695</text:p>
          </table:table-cell>
          <table:table-cell office:value-type="float" office:value="342.028270541119" calcext:value-type="float">
            <text:p>342.02827054111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549" calcext:value-type="float">
            <text:p>-549</text:p>
          </table:table-cell>
          <table:table-cell office:value-type="float" office:value="0.0205193224211765" calcext:value-type="float">
            <text:p>0.0205193224211765</text:p>
          </table:table-cell>
          <table:table-cell office:value-type="float" office:value="0.401106346080459" calcext:value-type="float">
            <text:p>0.401106346080459</text:p>
          </table:table-cell>
          <table:table-cell office:value-type="float" office:value="0.358112548058918" calcext:value-type="float">
            <text:p>0.358112548058918</text:p>
          </table:table-cell>
          <table:table-cell office:value-type="float" office:value="476.788432456364" calcext:value-type="float">
            <text:p>476.788432456364</text:p>
          </table:table-cell>
          <table:table-cell office:value-type="float" office:value="342.022010497687" calcext:value-type="float">
            <text:p>342.02201049768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548" calcext:value-type="float">
            <text:p>-548</text:p>
          </table:table-cell>
          <table:table-cell office:value-type="float" office:value="0.0196761222726542" calcext:value-type="float">
            <text:p>0.0196761222726542</text:p>
          </table:table-cell>
          <table:table-cell office:value-type="float" office:value="0.403456464424692" calcext:value-type="float">
            <text:p>0.403456464424692</text:p>
          </table:table-cell>
          <table:table-cell office:value-type="float" office:value="0.621859732534065" calcext:value-type="float">
            <text:p>0.621859732534065</text:p>
          </table:table-cell>
          <table:table-cell office:value-type="float" office:value="475.3139887952" calcext:value-type="float">
            <text:p>475.3139887952</text:p>
          </table:table-cell>
          <table:table-cell office:value-type="float" office:value="342.016212161088" calcext:value-type="float">
            <text:p>342.01621216108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547" calcext:value-type="float">
            <text:p>-547</text:p>
          </table:table-cell>
          <table:table-cell office:value-type="float" office:value="0.018740114013209" calcext:value-type="float">
            <text:p>0.018740114013209</text:p>
          </table:table-cell>
          <table:table-cell office:value-type="float" office:value="0.405896290282716" calcext:value-type="float">
            <text:p>0.405896290282716</text:p>
          </table:table-cell>
          <table:table-cell office:value-type="float" office:value="0.882646963447974" calcext:value-type="float">
            <text:p>0.882646963447974</text:p>
          </table:table-cell>
          <table:table-cell office:value-type="float" office:value="475.119689310491" calcext:value-type="float">
            <text:p>475.119689310491</text:p>
          </table:table-cell>
          <table:table-cell office:value-type="float" office:value="342.01006085065" calcext:value-type="float">
            <text:p>342.0100608506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546" calcext:value-type="float">
            <text:p>-546</text:p>
          </table:table-cell>
          <table:table-cell office:value-type="float" office:value="0.0179466648703893" calcext:value-type="float">
            <text:p>0.0179466648703893</text:p>
          </table:table-cell>
          <table:table-cell office:value-type="float" office:value="0.408358107944944" calcext:value-type="float">
            <text:p>0.408358107944944</text:p>
          </table:table-cell>
          <table:table-cell office:value-type="float" office:value="1.13723479772902" calcext:value-type="float">
            <text:p>1.13723479772902</text:p>
          </table:table-cell>
          <table:table-cell office:value-type="float" office:value="476.085481554259" calcext:value-type="float">
            <text:p>476.085481554259</text:p>
          </table:table-cell>
          <table:table-cell office:value-type="float" office:value="342.005081409243" calcext:value-type="float">
            <text:p>342.00508140924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545" calcext:value-type="float">
            <text:p>-545</text:p>
          </table:table-cell>
          <table:table-cell office:value-type="float" office:value="0.0171103597328341" calcext:value-type="float">
            <text:p>0.0171103597328341</text:p>
          </table:table-cell>
          <table:table-cell office:value-type="float" office:value="0.410785032924654" calcext:value-type="float">
            <text:p>0.410785032924654</text:p>
          </table:table-cell>
          <table:table-cell office:value-type="float" office:value="1.3870947587127" calcext:value-type="float">
            <text:p>1.3870947587127</text:p>
          </table:table-cell>
          <table:table-cell office:value-type="float" office:value="478.232580667629" calcext:value-type="float">
            <text:p>478.232580667629</text:p>
          </table:table-cell>
          <table:table-cell office:value-type="float" office:value="342.000066388543" calcext:value-type="float">
            <text:p>342.000066388543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544" calcext:value-type="float">
            <text:p>-544</text:p>
          </table:table-cell>
          <table:table-cell office:value-type="float" office:value="0.0162923565084551" calcext:value-type="float">
            <text:p>0.0162923565084551</text:p>
          </table:table-cell>
          <table:table-cell office:value-type="float" office:value="0.413113072753248" calcext:value-type="float">
            <text:p>0.413113072753248</text:p>
          </table:table-cell>
          <table:table-cell office:value-type="float" office:value="1.63236937904576" calcext:value-type="float">
            <text:p>1.63236937904576</text:p>
          </table:table-cell>
          <table:table-cell office:value-type="float" office:value="481.336189489148" calcext:value-type="float">
            <text:p>481.336189489148</text:p>
          </table:table-cell>
          <table:table-cell office:value-type="float" office:value="341.995392791587" calcext:value-type="float">
            <text:p>341.99539279158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543" calcext:value-type="float">
            <text:p>-543</text:p>
          </table:table-cell>
          <table:table-cell office:value-type="float" office:value="0.0155551915992182" calcext:value-type="float">
            <text:p>0.0155551915992182</text:p>
          </table:table-cell>
          <table:table-cell office:value-type="float" office:value="0.415282807396885" calcext:value-type="float">
            <text:p>0.415282807396885</text:p>
          </table:table-cell>
          <table:table-cell office:value-type="float" office:value="1.86958996386055" calcext:value-type="float">
            <text:p>1.86958996386055</text:p>
          </table:table-cell>
          <table:table-cell office:value-type="float" office:value="485.090981281666" calcext:value-type="float">
            <text:p>485.090981281666</text:p>
          </table:table-cell>
          <table:table-cell office:value-type="float" office:value="341.991377301467" calcext:value-type="float">
            <text:p>341.99137730146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542" calcext:value-type="float">
            <text:p>-542</text:p>
          </table:table-cell>
          <table:table-cell office:value-type="float" office:value="0.0148474208652201" calcext:value-type="float">
            <text:p>0.0148474208652201</text:p>
          </table:table-cell>
          <table:table-cell office:value-type="float" office:value="0.417248474747182" calcext:value-type="float">
            <text:p>0.417248474747182</text:p>
          </table:table-cell>
          <table:table-cell office:value-type="float" office:value="2.09774187311459" calcext:value-type="float">
            <text:p>2.09774187311459</text:p>
          </table:table-cell>
          <table:table-cell office:value-type="float" office:value="489.265391441829" calcext:value-type="float">
            <text:p>489.265391441829</text:p>
          </table:table-cell>
          <table:table-cell office:value-type="float" office:value="341.98769697156" calcext:value-type="float">
            <text:p>341.9876969715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541" calcext:value-type="float">
            <text:p>-541</text:p>
          </table:table-cell>
          <table:table-cell office:value-type="float" office:value="0.0141940227192842" calcext:value-type="float">
            <text:p>0.0141940227192842</text:p>
          </table:table-cell>
          <table:table-cell office:value-type="float" office:value="0.418964763567082" calcext:value-type="float">
            <text:p>0.418964763567082</text:p>
          </table:table-cell>
          <table:table-cell office:value-type="float" office:value="2.32661164486117" calcext:value-type="float">
            <text:p>2.32661164486117</text:p>
          </table:table-cell>
          <table:table-cell office:value-type="float" office:value="493.654038767056" calcext:value-type="float">
            <text:p>493.654038767056</text:p>
          </table:table-cell>
          <table:table-cell office:value-type="float" office:value="341.984451587102" calcext:value-type="float">
            <text:p>341.98445158710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540" calcext:value-type="float">
            <text:p>-540</text:p>
          </table:table-cell>
          <table:table-cell office:value-type="float" office:value="0.0136057193339453" calcext:value-type="float">
            <text:p>0.0136057193339453</text:p>
          </table:table-cell>
          <table:table-cell office:value-type="float" office:value="0.420393763265385" calcext:value-type="float">
            <text:p>0.420393763265385</text:p>
          </table:table-cell>
          <table:table-cell office:value-type="float" office:value="2.53731134013092" calcext:value-type="float">
            <text:p>2.53731134013092</text:p>
          </table:table-cell>
          <table:table-cell office:value-type="float" office:value="497.841916984802" calcext:value-type="float">
            <text:p>497.841916984802</text:p>
          </table:table-cell>
          <table:table-cell office:value-type="float" office:value="341.981654534348" calcext:value-type="float">
            <text:p>341.98165453434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539" calcext:value-type="float">
            <text:p>-539</text:p>
          </table:table-cell>
          <table:table-cell office:value-type="float" office:value="0.0130984409629727" calcext:value-type="float">
            <text:p>0.0130984409629727</text:p>
          </table:table-cell>
          <table:table-cell office:value-type="float" office:value="0.421511135404441" calcext:value-type="float">
            <text:p>0.421511135404441</text:p>
          </table:table-cell>
          <table:table-cell office:value-type="float" office:value="2.74732244361534" calcext:value-type="float">
            <text:p>2.74732244361534</text:p>
          </table:table-cell>
          <table:table-cell office:value-type="float" office:value="501.804498021981" calcext:value-type="float">
            <text:p>501.804498021981</text:p>
          </table:table-cell>
          <table:table-cell office:value-type="float" office:value="341.979337811541" calcext:value-type="float">
            <text:p>341.97933781154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538" calcext:value-type="float">
            <text:p>-538</text:p>
          </table:table-cell>
          <table:table-cell office:value-type="float" office:value="0.0127151488151069" calcext:value-type="float">
            <text:p>0.0127151488151069</text:p>
          </table:table-cell>
          <table:table-cell office:value-type="float" office:value="0.42229372257438" calcext:value-type="float">
            <text:p>0.42229372257438</text:p>
          </table:table-cell>
          <table:table-cell office:value-type="float" office:value="2.95156225569445" calcext:value-type="float">
            <text:p>2.95156225569445</text:p>
          </table:table-cell>
          <table:table-cell office:value-type="float" office:value="505.340957653886" calcext:value-type="float">
            <text:p>505.340957653886</text:p>
          </table:table-cell>
          <table:table-cell office:value-type="float" office:value="341.977645736994" calcext:value-type="float">
            <text:p>341.97764573699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537" calcext:value-type="float">
            <text:p>-537</text:p>
          </table:table-cell>
          <table:table-cell office:value-type="float" office:value="0.0123652473670554" calcext:value-type="float">
            <text:p>0.0123652473670554</text:p>
          </table:table-cell>
          <table:table-cell office:value-type="float" office:value="0.422726451491521" calcext:value-type="float">
            <text:p>0.422726451491521</text:p>
          </table:table-cell>
          <table:table-cell office:value-type="float" office:value="3.14478459392425" calcext:value-type="float">
            <text:p>3.14478459392425</text:p>
          </table:table-cell>
          <table:table-cell office:value-type="float" office:value="508.306229787475" calcext:value-type="float">
            <text:p>508.306229787475</text:p>
          </table:table-cell>
          <table:table-cell office:value-type="float" office:value="341.976144963274" calcext:value-type="float">
            <text:p>341.97614496327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536" calcext:value-type="float">
            <text:p>-536</text:p>
          </table:table-cell>
          <table:table-cell office:value-type="float" office:value="0.0121808622808145" calcext:value-type="float">
            <text:p>0.0121808622808145</text:p>
          </table:table-cell>
          <table:table-cell office:value-type="float" office:value="0.422809305813341" calcext:value-type="float">
            <text:p>0.422809305813341</text:p>
          </table:table-cell>
          <table:table-cell office:value-type="float" office:value="3.33658032462037" calcext:value-type="float">
            <text:p>3.33658032462037</text:p>
          </table:table-cell>
          <table:table-cell office:value-type="float" office:value="510.762107103207" calcext:value-type="float">
            <text:p>510.762107103207</text:p>
          </table:table-cell>
          <table:table-cell office:value-type="float" office:value="341.975370966392" calcext:value-type="float">
            <text:p>341.97537096639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535" calcext:value-type="float">
            <text:p>-535</text:p>
          </table:table-cell>
          <table:table-cell office:value-type="float" office:value="0.0121438105935243" calcext:value-type="float">
            <text:p>0.0121438105935243</text:p>
          </table:table-cell>
          <table:table-cell office:value-type="float" office:value="0.42253640687439" calcext:value-type="float">
            <text:p>0.42253640687439</text:p>
          </table:table-cell>
          <table:table-cell office:value-type="float" office:value="3.53032480353317" calcext:value-type="float">
            <text:p>3.53032480353317</text:p>
          </table:table-cell>
          <table:table-cell office:value-type="float" office:value="512.738944406462" calcext:value-type="float">
            <text:p>512.738944406462</text:p>
          </table:table-cell>
          <table:table-cell office:value-type="float" office:value="341.975216837527" calcext:value-type="float">
            <text:p>341.97521683752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534" calcext:value-type="float">
            <text:p>-534</text:p>
          </table:table-cell>
          <table:table-cell office:value-type="float" office:value="0.0121257953485559" calcext:value-type="float">
            <text:p>0.0121257953485559</text:p>
          </table:table-cell>
          <table:table-cell office:value-type="float" office:value="0.421917922429191" calcext:value-type="float">
            <text:p>0.421917922429191</text:p>
          </table:table-cell>
          <table:table-cell office:value-type="float" office:value="3.7154924514883" calcext:value-type="float">
            <text:p>3.7154924514883</text:p>
          </table:table-cell>
          <table:table-cell office:value-type="float" office:value="514.054435838705" calcext:value-type="float">
            <text:p>514.054435838705</text:p>
          </table:table-cell>
          <table:table-cell office:value-type="float" office:value="341.975142066827" calcext:value-type="float">
            <text:p>341.97514206682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533" calcext:value-type="float">
            <text:p>-533</text:p>
          </table:table-cell>
          <table:table-cell office:value-type="float" office:value="0.0123372766979252" calcext:value-type="float">
            <text:p>0.0123372766979252</text:p>
          </table:table-cell>
          <table:table-cell office:value-type="float" office:value="0.420972626624447" calcext:value-type="float">
            <text:p>0.420972626624447</text:p>
          </table:table-cell>
          <table:table-cell office:value-type="float" office:value="3.91164225492514" calcext:value-type="float">
            <text:p>3.91164225492514</text:p>
          </table:table-cell>
          <table:table-cell office:value-type="float" office:value="515.01788160387" calcext:value-type="float">
            <text:p>515.01788160387</text:p>
          </table:table-cell>
          <table:table-cell office:value-type="float" office:value="341.976026801722" calcext:value-type="float">
            <text:p>341.97602680172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532" calcext:value-type="float">
            <text:p>-532</text:p>
          </table:table-cell>
          <table:table-cell office:value-type="float" office:value="0.012629129187816" calcext:value-type="float">
            <text:p>0.012629129187816</text:p>
          </table:table-cell>
          <table:table-cell office:value-type="float" office:value="0.419720491246526" calcext:value-type="float">
            <text:p>0.419720491246526</text:p>
          </table:table-cell>
          <table:table-cell office:value-type="float" office:value="4.10691888596421" calcext:value-type="float">
            <text:p>4.10691888596421</text:p>
          </table:table-cell>
          <table:table-cell office:value-type="float" office:value="515.407122824274" calcext:value-type="float">
            <text:p>515.407122824274</text:p>
          </table:table-cell>
          <table:table-cell office:value-type="float" office:value="341.977272903679" calcext:value-type="float">
            <text:p>341.97727290367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531" calcext:value-type="float">
            <text:p>-531</text:p>
          </table:table-cell>
          <table:table-cell office:value-type="float" office:value="0.0130010059368834" calcext:value-type="float">
            <text:p>0.0130010059368834</text:p>
          </table:table-cell>
          <table:table-cell office:value-type="float" office:value="0.418193201365587" calcext:value-type="float">
            <text:p>0.418193201365587</text:p>
          </table:table-cell>
          <table:table-cell office:value-type="float" office:value="4.31101212485158" calcext:value-type="float">
            <text:p>4.31101212485158</text:p>
          </table:table-cell>
          <table:table-cell office:value-type="float" office:value="515.253873682126" calcext:value-type="float">
            <text:p>515.253873682126</text:p>
          </table:table-cell>
          <table:table-cell office:value-type="float" office:value="341.978902910977" calcext:value-type="float">
            <text:p>341.9789029109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530" calcext:value-type="float">
            <text:p>-530</text:p>
          </table:table-cell>
          <table:table-cell office:value-type="float" office:value="0.013491119505373" calcext:value-type="float">
            <text:p>0.013491119505373</text:p>
          </table:table-cell>
          <table:table-cell office:value-type="float" office:value="0.416433353855081" calcext:value-type="float">
            <text:p>0.416433353855081</text:p>
          </table:table-cell>
          <table:table-cell office:value-type="float" office:value="4.52231057542959" calcext:value-type="float">
            <text:p>4.52231057542959</text:p>
          </table:table-cell>
          <table:table-cell office:value-type="float" office:value="514.512190716076" calcext:value-type="float">
            <text:p>514.512190716076</text:p>
          </table:table-cell>
          <table:table-cell office:value-type="float" office:value="341.981123460642" calcext:value-type="float">
            <text:p>341.98112346064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529" calcext:value-type="float">
            <text:p>-529</text:p>
          </table:table-cell>
          <table:table-cell office:value-type="float" office:value="0.0140997918605949" calcext:value-type="float">
            <text:p>0.0140997918605949</text:p>
          </table:table-cell>
          <table:table-cell office:value-type="float" office:value="0.414480458630115" calcext:value-type="float">
            <text:p>0.414480458630115</text:p>
          </table:table-cell>
          <table:table-cell office:value-type="float" office:value="4.73727805085992" calcext:value-type="float">
            <text:p>4.73727805085992</text:p>
          </table:table-cell>
          <table:table-cell office:value-type="float" office:value="513.096520951682" calcext:value-type="float">
            <text:p>513.096520951682</text:p>
          </table:table-cell>
          <table:table-cell office:value-type="float" office:value="341.983995605148" calcext:value-type="float">
            <text:p>341.98399560514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528" calcext:value-type="float">
            <text:p>-528</text:p>
          </table:table-cell>
          <table:table-cell office:value-type="float" office:value="0.0147028857931341" calcext:value-type="float">
            <text:p>0.0147028857931341</text:p>
          </table:table-cell>
          <table:table-cell office:value-type="float" office:value="0.412388228990761" calcext:value-type="float">
            <text:p>0.412388228990761</text:p>
          </table:table-cell>
          <table:table-cell office:value-type="float" office:value="4.96789864374622" calcext:value-type="float">
            <text:p>4.96789864374622</text:p>
          </table:table-cell>
          <table:table-cell office:value-type="float" office:value="510.786476567145" calcext:value-type="float">
            <text:p>510.786476567145</text:p>
          </table:table-cell>
          <table:table-cell office:value-type="float" office:value="341.986966488616" calcext:value-type="float">
            <text:p>341.9869664886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527" calcext:value-type="float">
            <text:p>-527</text:p>
          </table:table-cell>
          <table:table-cell office:value-type="float" office:value="0.0154273021230451" calcext:value-type="float">
            <text:p>0.0154273021230451</text:p>
          </table:table-cell>
          <table:table-cell office:value-type="float" office:value="0.410211109274692" calcext:value-type="float">
            <text:p>0.410211109274692</text:p>
          </table:table-cell>
          <table:table-cell office:value-type="float" office:value="5.1992338558973" calcext:value-type="float">
            <text:p>5.1992338558973</text:p>
          </table:table-cell>
          <table:table-cell office:value-type="float" office:value="507.651461215773" calcext:value-type="float">
            <text:p>507.651461215773</text:p>
          </table:table-cell>
          <table:table-cell office:value-type="float" office:value="341.990699597317" calcext:value-type="float">
            <text:p>341.990699597317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526" calcext:value-type="float">
            <text:p>-526</text:p>
          </table:table-cell>
          <table:table-cell office:value-type="float" office:value="0.0161696591326477" calcext:value-type="float">
            <text:p>0.0161696591326477</text:p>
          </table:table-cell>
          <table:table-cell office:value-type="float" office:value="0.4080027151421" calcext:value-type="float">
            <text:p>0.4080027151421</text:p>
          </table:table-cell>
          <table:table-cell office:value-type="float" office:value="5.44013037871486" calcext:value-type="float">
            <text:p>5.44013037871486</text:p>
          </table:table-cell>
          <table:table-cell office:value-type="float" office:value="503.517557456466" calcext:value-type="float">
            <text:p>503.517557456466</text:p>
          </table:table-cell>
          <table:table-cell office:value-type="float" office:value="341.994711528256" calcext:value-type="float">
            <text:p>341.99471152825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525" calcext:value-type="float">
            <text:p>-525</text:p>
          </table:table-cell>
          <table:table-cell office:value-type="float" office:value="0.0169484719485143" calcext:value-type="float">
            <text:p>0.0169484719485143</text:p>
          </table:table-cell>
          <table:table-cell office:value-type="float" office:value="0.405819834530142" calcext:value-type="float">
            <text:p>0.405819834530142</text:p>
          </table:table-cell>
          <table:table-cell office:value-type="float" office:value="5.69140923821551" calcext:value-type="float">
            <text:p>5.69140923821551</text:p>
          </table:table-cell>
          <table:table-cell office:value-type="float" office:value="498.384113243213" calcext:value-type="float">
            <text:p>498.384113243213</text:p>
          </table:table-cell>
          <table:table-cell office:value-type="float" office:value="341.999123271944" calcext:value-type="float">
            <text:p>341.9991232719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524" calcext:value-type="float">
            <text:p>-524</text:p>
          </table:table-cell>
          <table:table-cell office:value-type="float" office:value="0.0177730886283282" calcext:value-type="float">
            <text:p>0.0177730886283282</text:p>
          </table:table-cell>
          <table:table-cell office:value-type="float" office:value="0.40371767324993" calcext:value-type="float">
            <text:p>0.40371767324993</text:p>
          </table:table-cell>
          <table:table-cell office:value-type="float" office:value="5.94513807687662" calcext:value-type="float">
            <text:p>5.94513807687662</text:p>
          </table:table-cell>
          <table:table-cell office:value-type="float" office:value="492.452684701544" calcext:value-type="float">
            <text:p>492.452684701544</text:p>
          </table:table-cell>
          <table:table-cell office:value-type="float" office:value="342.004020839631" calcext:value-type="float">
            <text:p>342.00402083963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523" calcext:value-type="float">
            <text:p>-523</text:p>
          </table:table-cell>
          <table:table-cell office:value-type="float" office:value="0.018569715116428" calcext:value-type="float">
            <text:p>0.018569715116428</text:p>
          </table:table-cell>
          <table:table-cell office:value-type="float" office:value="0.401741361120186" calcext:value-type="float">
            <text:p>0.401741361120186</text:p>
          </table:table-cell>
          <table:table-cell office:value-type="float" office:value="6.20494844979475" calcext:value-type="float">
            <text:p>6.20494844979475</text:p>
          </table:table-cell>
          <table:table-cell office:value-type="float" office:value="485.852842087842" calcext:value-type="float">
            <text:p>485.852842087842</text:p>
          </table:table-cell>
          <table:table-cell office:value-type="float" office:value="342.008973300229" calcext:value-type="float">
            <text:p>342.008973300229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522" calcext:value-type="float">
            <text:p>-522</text:p>
          </table:table-cell>
          <table:table-cell office:value-type="float" office:value="0.0194847839133951" calcext:value-type="float">
            <text:p>0.0194847839133951</text:p>
          </table:table-cell>
          <table:table-cell office:value-type="float" office:value="0.399939897258143" calcext:value-type="float">
            <text:p>0.399939897258143</text:p>
          </table:table-cell>
          <table:table-cell office:value-type="float" office:value="0.190741837212642" calcext:value-type="float">
            <text:p>0.190741837212642</text:p>
          </table:table-cell>
          <table:table-cell office:value-type="float" office:value="478.833270883678" calcext:value-type="float">
            <text:p>478.833270883678</text:p>
          </table:table-cell>
          <table:table-cell office:value-type="float" office:value="342.014930311101" calcext:value-type="float">
            <text:p>342.0149303111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521" calcext:value-type="float">
            <text:p>-521</text:p>
          </table:table-cell>
          <table:table-cell office:value-type="float" office:value="0.0202819115002256" calcext:value-type="float">
            <text:p>0.0202819115002256</text:p>
          </table:table-cell>
          <table:table-cell office:value-type="float" office:value="0.398351608008363" calcext:value-type="float">
            <text:p>0.398351608008363</text:p>
          </table:table-cell>
          <table:table-cell office:value-type="float" office:value="0.460368355566148" calcext:value-type="float">
            <text:p>0.460368355566148</text:p>
          </table:table-cell>
          <table:table-cell office:value-type="float" office:value="471.955802304755" calcext:value-type="float">
            <text:p>471.955802304755</text:p>
          </table:table-cell>
          <table:table-cell office:value-type="float" office:value="342.020353286759" calcext:value-type="float">
            <text:p>342.0203532867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520" calcext:value-type="float">
            <text:p>-520</text:p>
          </table:table-cell>
          <table:table-cell office:value-type="float" office:value="0.0211525508806366" calcext:value-type="float">
            <text:p>0.0211525508806366</text:p>
          </table:table-cell>
          <table:table-cell office:value-type="float" office:value="0.397006211024275" calcext:value-type="float">
            <text:p>0.397006211024275</text:p>
          </table:table-cell>
          <table:table-cell office:value-type="float" office:value="0.735331252673956" calcext:value-type="float">
            <text:p>0.735331252673956</text:p>
          </table:table-cell>
          <table:table-cell office:value-type="float" office:value="465.542246011774" calcext:value-type="float">
            <text:p>465.542246011774</text:p>
          </table:table-cell>
          <table:table-cell office:value-type="float" office:value="342.026525094836" calcext:value-type="float">
            <text:p>342.02652509483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519" calcext:value-type="float">
            <text:p>-519</text:p>
          </table:table-cell>
          <table:table-cell office:value-type="float" office:value="0.0220666382302553" calcext:value-type="float">
            <text:p>0.0220666382302553</text:p>
          </table:table-cell>
          <table:table-cell office:value-type="float" office:value="0.395931295601252" calcext:value-type="float">
            <text:p>0.395931295601252</text:p>
          </table:table-cell>
          <table:table-cell office:value-type="float" office:value="1.01442711419472" calcext:value-type="float">
            <text:p>1.01442711419472</text:p>
          </table:table-cell>
          <table:table-cell office:value-type="float" office:value="460.073161433596" calcext:value-type="float">
            <text:p>460.073161433596</text:p>
          </table:table-cell>
          <table:table-cell office:value-type="float" office:value="342.033284388876" calcext:value-type="float">
            <text:p>342.0332843888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518" calcext:value-type="float">
            <text:p>-518</text:p>
          </table:table-cell>
          <table:table-cell office:value-type="float" office:value="0.0228760452408039" calcext:value-type="float">
            <text:p>0.0228760452408039</text:p>
          </table:table-cell>
          <table:table-cell office:value-type="float" office:value="0.395145367909432" calcext:value-type="float">
            <text:p>0.395145367909432</text:p>
          </table:table-cell>
          <table:table-cell office:value-type="float" office:value="1.29596406142885" calcext:value-type="float">
            <text:p>1.29596406142885</text:p>
          </table:table-cell>
          <table:table-cell office:value-type="float" office:value="456.144113977243" calcext:value-type="float">
            <text:p>456.144113977243</text:p>
          </table:table-cell>
          <table:table-cell office:value-type="float" office:value="342.039508648748" calcext:value-type="float">
            <text:p>342.03950864874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517" calcext:value-type="float">
            <text:p>-517</text:p>
          </table:table-cell>
          <table:table-cell office:value-type="float" office:value="0.0237186855902708" calcext:value-type="float">
            <text:p>0.0237186855902708</text:p>
          </table:table-cell>
          <table:table-cell office:value-type="float" office:value="0.394657087127999" calcext:value-type="float">
            <text:p>0.394657087127999</text:p>
          </table:table-cell>
          <table:table-cell office:value-type="float" office:value="1.58071248793122" calcext:value-type="float">
            <text:p>1.58071248793122</text:p>
          </table:table-cell>
          <table:table-cell office:value-type="float" office:value="454.027481256035" calcext:value-type="float">
            <text:p>454.027481256035</text:p>
          </table:table-cell>
          <table:table-cell office:value-type="float" office:value="342.046227042663" calcext:value-type="float">
            <text:p>342.04622704266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516" calcext:value-type="float">
            <text:p>-516</text:p>
          </table:table-cell>
          <table:table-cell office:value-type="float" office:value="0.024603071897012" calcext:value-type="float">
            <text:p>0.024603071897012</text:p>
          </table:table-cell>
          <table:table-cell office:value-type="float" office:value="0.394471269836596" calcext:value-type="float">
            <text:p>0.394471269836596</text:p>
          </table:table-cell>
          <table:table-cell office:value-type="float" office:value="1.86513363389203" calcext:value-type="float">
            <text:p>1.86513363389203</text:p>
          </table:table-cell>
          <table:table-cell office:value-type="float" office:value="453.985317159831" calcext:value-type="float">
            <text:p>453.985317159831</text:p>
          </table:table-cell>
          <table:table-cell office:value-type="float" office:value="342.053540081165" calcext:value-type="float">
            <text:p>342.05354008116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515" calcext:value-type="float">
            <text:p>-515</text:p>
          </table:table-cell>
          <table:table-cell office:value-type="float" office:value="0.0253553514962474" calcext:value-type="float">
            <text:p>0.0253553514962474</text:p>
          </table:table-cell>
          <table:table-cell office:value-type="float" office:value="0.394585265940629" calcext:value-type="float">
            <text:p>0.394585265940629</text:p>
          </table:table-cell>
          <table:table-cell office:value-type="float" office:value="2.15552151258338" calcext:value-type="float">
            <text:p>2.15552151258338</text:p>
          </table:table-cell>
          <table:table-cell office:value-type="float" office:value="456.346616441285" calcext:value-type="float">
            <text:p>456.346616441285</text:p>
          </table:table-cell>
          <table:table-cell office:value-type="float" office:value="342.059971803907" calcext:value-type="float">
            <text:p>342.05997180390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514" calcext:value-type="float">
            <text:p>-514</text:p>
          </table:table-cell>
          <table:table-cell office:value-type="float" office:value="0.0261875850742459" calcext:value-type="float">
            <text:p>0.0261875850742459</text:p>
          </table:table-cell>
          <table:table-cell office:value-type="float" office:value="0.394985315404205" calcext:value-type="float">
            <text:p>0.394985315404205</text:p>
          </table:table-cell>
          <table:table-cell office:value-type="float" office:value="2.44429116293548" calcext:value-type="float">
            <text:p>2.44429116293548</text:p>
          </table:table-cell>
          <table:table-cell office:value-type="float" office:value="460.831853138827" calcext:value-type="float">
            <text:p>460.831853138827</text:p>
          </table:table-cell>
          <table:table-cell office:value-type="float" office:value="342.067313221506" calcext:value-type="float">
            <text:p>342.06731322150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513" calcext:value-type="float">
            <text:p>-513</text:p>
          </table:table-cell>
          <table:table-cell office:value-type="float" office:value="0.0269212897471713" calcext:value-type="float">
            <text:p>0.0269212897471713</text:p>
          </table:table-cell>
          <table:table-cell office:value-type="float" office:value="0.395656968788696" calcext:value-type="float">
            <text:p>0.395656968788696</text:p>
          </table:table-cell>
          <table:table-cell office:value-type="float" office:value="2.73458935539049" calcext:value-type="float">
            <text:p>2.73458935539049</text:p>
          </table:table-cell>
          <table:table-cell office:value-type="float" office:value="467.375555849945" calcext:value-type="float">
            <text:p>467.375555849945</text:p>
          </table:table-cell>
          <table:table-cell office:value-type="float" office:value="342.073982526894" calcext:value-type="float">
            <text:p>342.07398252689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512" calcext:value-type="float">
            <text:p>-512</text:p>
          </table:table-cell>
          <table:table-cell office:value-type="float" office:value="0.0276818300635463" calcext:value-type="float">
            <text:p>0.0276818300635463</text:p>
          </table:table-cell>
          <table:table-cell office:value-type="float" office:value="0.396574451029621" calcext:value-type="float">
            <text:p>0.396574451029621</text:p>
          </table:table-cell>
          <table:table-cell office:value-type="float" office:value="3.02740809994649" calcext:value-type="float">
            <text:p>3.02740809994649</text:p>
          </table:table-cell>
          <table:table-cell office:value-type="float" office:value="475.533553009302" calcext:value-type="float">
            <text:p>475.533553009302</text:p>
          </table:table-cell>
          <table:table-cell office:value-type="float" office:value="342.081090702602" calcext:value-type="float">
            <text:p>342.08109070260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511" calcext:value-type="float">
            <text:p>-511</text:p>
          </table:table-cell>
          <table:table-cell office:value-type="float" office:value="0.0283961031427667" calcext:value-type="float">
            <text:p>0.0283961031427667</text:p>
          </table:table-cell>
          <table:table-cell office:value-type="float" office:value="0.397706469923692" calcext:value-type="float">
            <text:p>0.397706469923692</text:p>
          </table:table-cell>
          <table:table-cell office:value-type="float" office:value="3.32066639667119" calcext:value-type="float">
            <text:p>3.32066639667119</text:p>
          </table:table-cell>
          <table:table-cell office:value-type="float" office:value="484.70698703241" calcext:value-type="float">
            <text:p>484.70698703241</text:p>
          </table:table-cell>
          <table:table-cell office:value-type="float" office:value="342.087947184455" calcext:value-type="float">
            <text:p>342.087947184455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510" calcext:value-type="float">
            <text:p>-510</text:p>
          </table:table-cell>
          <table:table-cell office:value-type="float" office:value="0.0290284131288694" calcext:value-type="float">
            <text:p>0.0290284131288694</text:p>
          </table:table-cell>
          <table:table-cell office:value-type="float" office:value="0.3990194258059" calcext:value-type="float">
            <text:p>0.3990194258059</text:p>
          </table:table-cell>
          <table:table-cell office:value-type="float" office:value="3.61234958469418" calcext:value-type="float">
            <text:p>3.61234958469418</text:p>
          </table:table-cell>
          <table:table-cell office:value-type="float" office:value="494.098289667147" calcext:value-type="float">
            <text:p>494.098289667147</text:p>
          </table:table-cell>
          <table:table-cell office:value-type="float" office:value="342.094162988716" calcext:value-type="float">
            <text:p>342.0941629887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509" calcext:value-type="float">
            <text:p>-509</text:p>
          </table:table-cell>
          <table:table-cell office:value-type="float" office:value="0.0297467259435503" calcext:value-type="float">
            <text:p>0.0297467259435503</text:p>
          </table:table-cell>
          <table:table-cell office:value-type="float" office:value="0.400475426588966" calcext:value-type="float">
            <text:p>0.400475426588966</text:p>
          </table:table-cell>
          <table:table-cell office:value-type="float" office:value="3.90744527282174" calcext:value-type="float">
            <text:p>3.90744527282174</text:p>
          </table:table-cell>
          <table:table-cell office:value-type="float" office:value="503.125073718732" calcext:value-type="float">
            <text:p>503.125073718732</text:p>
          </table:table-cell>
          <table:table-cell office:value-type="float" office:value="342.101390733743" calcext:value-type="float">
            <text:p>342.10139073374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508" calcext:value-type="float">
            <text:p>-508</text:p>
          </table:table-cell>
          <table:table-cell office:value-type="float" office:value="0.0303153678627213" calcext:value-type="float">
            <text:p>0.0303153678627213</text:p>
          </table:table-cell>
          <table:table-cell office:value-type="float" office:value="0.402032761680963" calcext:value-type="float">
            <text:p>0.402032761680963</text:p>
          </table:table-cell>
          <table:table-cell office:value-type="float" office:value="4.2006347970908" calcext:value-type="float">
            <text:p>4.2006347970908</text:p>
          </table:table-cell>
          <table:table-cell office:value-type="float" office:value="510.743434621408" calcext:value-type="float">
            <text:p>510.743434621408</text:p>
          </table:table-cell>
          <table:table-cell office:value-type="float" office:value="342.10723809306" calcext:value-type="float">
            <text:p>342.10723809306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507" calcext:value-type="float">
            <text:p>-507</text:p>
          </table:table-cell>
          <table:table-cell office:value-type="float" office:value="0.0308777715671863" calcext:value-type="float">
            <text:p>0.0308777715671863</text:p>
          </table:table-cell>
          <table:table-cell office:value-type="float" office:value="0.403653406397499" calcext:value-type="float">
            <text:p>0.403653406397499</text:p>
          </table:table-cell>
          <table:table-cell office:value-type="float" office:value="4.49512422205721" calcext:value-type="float">
            <text:p>4.49512422205721</text:p>
          </table:table-cell>
          <table:table-cell office:value-type="float" office:value="516.412702529316" calcext:value-type="float">
            <text:p>516.412702529316</text:p>
          </table:table-cell>
          <table:table-cell office:value-type="float" office:value="342.113130513186" calcext:value-type="float">
            <text:p>342.11313051318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506" calcext:value-type="float">
            <text:p>-506</text:p>
          </table:table-cell>
          <table:table-cell office:value-type="float" office:value="0.0314535590773593" calcext:value-type="float">
            <text:p>0.0314535590773593</text:p>
          </table:table-cell>
          <table:table-cell office:value-type="float" office:value="0.405295580903757" calcext:value-type="float">
            <text:p>0.405295580903757</text:p>
          </table:table-cell>
          <table:table-cell office:value-type="float" office:value="4.7884066322416" calcext:value-type="float">
            <text:p>4.7884066322416</text:p>
          </table:table-cell>
          <table:table-cell office:value-type="float" office:value="519.616942916288" calcext:value-type="float">
            <text:p>519.616942916288</text:p>
          </table:table-cell>
          <table:table-cell office:value-type="float" office:value="342.119275689626" calcext:value-type="float">
            <text:p>342.11927568962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505" calcext:value-type="float">
            <text:p>-505</text:p>
          </table:table-cell>
          <table:table-cell office:value-type="float" office:value="0.0319255967835118" calcext:value-type="float">
            <text:p>0.0319255967835118</text:p>
          </table:table-cell>
          <table:table-cell office:value-type="float" office:value="0.406922209498566" calcext:value-type="float">
            <text:p>0.406922209498566</text:p>
          </table:table-cell>
          <table:table-cell office:value-type="float" office:value="5.08322513222705" calcext:value-type="float">
            <text:p>5.08322513222705</text:p>
          </table:table-cell>
          <table:table-cell office:value-type="float" office:value="519.961828932468" calcext:value-type="float">
            <text:p>519.961828932468</text:p>
          </table:table-cell>
          <table:table-cell office:value-type="float" office:value="342.124398524015" calcext:value-type="float">
            <text:p>342.1243985240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504" calcext:value-type="float">
            <text:p>-504</text:p>
          </table:table-cell>
          <table:table-cell office:value-type="float" office:value="0.0323663663220519" calcext:value-type="float">
            <text:p>0.0323663663220519</text:p>
          </table:table-cell>
          <table:table-cell office:value-type="float" office:value="0.40850083091605" calcext:value-type="float">
            <text:p>0.40850083091605</text:p>
          </table:table-cell>
          <table:table-cell office:value-type="float" office:value="5.37788904171152" calcext:value-type="float">
            <text:p>5.37788904171152</text:p>
          </table:table-cell>
          <table:table-cell office:value-type="float" office:value="517.520725608408" calcext:value-type="float">
            <text:p>517.520725608408</text:p>
          </table:table-cell>
          <table:table-cell office:value-type="float" office:value="342.129251123283" calcext:value-type="float">
            <text:p>342.12925112328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503" calcext:value-type="float">
            <text:p>-503</text:p>
          </table:table-cell>
          <table:table-cell office:value-type="float" office:value="0.0328117158094699" calcext:value-type="float">
            <text:p>0.0328117158094699</text:p>
          </table:table-cell>
          <table:table-cell office:value-type="float" office:value="0.410002623924175" calcext:value-type="float">
            <text:p>0.410002623924175</text:p>
          </table:table-cell>
          <table:table-cell office:value-type="float" office:value="5.67113388789245" calcext:value-type="float">
            <text:p>5.67113388789245</text:p>
          </table:table-cell>
          <table:table-cell office:value-type="float" office:value="512.644640291328" calcext:value-type="float">
            <text:p>512.644640291328</text:p>
          </table:table-cell>
          <table:table-cell office:value-type="float" office:value="342.134221936075" calcext:value-type="float">
            <text:p>342.13422193607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502" calcext:value-type="float">
            <text:p>-502</text:p>
          </table:table-cell>
          <table:table-cell office:value-type="float" office:value="0.0331695861186984" calcext:value-type="float">
            <text:p>0.0331695861186984</text:p>
          </table:table-cell>
          <table:table-cell office:value-type="float" office:value="0.411399362120424" calcext:value-type="float">
            <text:p>0.411399362120424</text:p>
          </table:table-cell>
          <table:table-cell office:value-type="float" office:value="5.96579541848748" calcext:value-type="float">
            <text:p>5.96579541848748</text:p>
          </table:table-cell>
          <table:table-cell office:value-type="float" office:value="505.746111590868" calcext:value-type="float">
            <text:p>505.746111590868</text:p>
          </table:table-cell>
          <table:table-cell office:value-type="float" office:value="342.138265726009" calcext:value-type="float">
            <text:p>342.13826572600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501" calcext:value-type="float">
            <text:p>-501</text:p>
          </table:table-cell>
          <table:table-cell office:value-type="float" office:value="0.0335253053472883" calcext:value-type="float">
            <text:p>0.0335253053472883</text:p>
          </table:table-cell>
          <table:table-cell office:value-type="float" office:value="0.412672010110278" calcext:value-type="float">
            <text:p>0.412672010110278</text:p>
          </table:table-cell>
          <table:table-cell office:value-type="float" office:value="6.26090500544792" calcext:value-type="float">
            <text:p>6.26090500544792</text:p>
          </table:table-cell>
          <table:table-cell office:value-type="float" office:value="497.622955274999" calcext:value-type="float">
            <text:p>497.622955274999</text:p>
          </table:table-cell>
          <table:table-cell office:value-type="float" office:value="342.142328824831" calcext:value-type="float">
            <text:p>342.14232882483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500" calcext:value-type="float">
            <text:p>-500</text:p>
          </table:table-cell>
          <table:table-cell office:value-type="float" office:value="0.0337830050026908" calcext:value-type="float">
            <text:p>0.0337830050026908</text:p>
          </table:table-cell>
          <table:table-cell office:value-type="float" office:value="0.413798427017446" calcext:value-type="float">
            <text:p>0.413798427017446</text:p>
          </table:table-cell>
          <table:table-cell office:value-type="float" office:value="0.270379462843405" calcext:value-type="float">
            <text:p>0.270379462843405</text:p>
          </table:table-cell>
          <table:table-cell office:value-type="float" office:value="489.208970747515" calcext:value-type="float">
            <text:p>489.208970747515</text:p>
          </table:table-cell>
          <table:table-cell office:value-type="float" office:value="342.145299487865" calcext:value-type="float">
            <text:p>342.1452994878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499" calcext:value-type="float">
            <text:p>-499</text:p>
          </table:table-cell>
          <table:table-cell office:value-type="float" office:value="0.0340766825116638" calcext:value-type="float">
            <text:p>0.0340766825116638</text:p>
          </table:table-cell>
          <table:table-cell office:value-type="float" office:value="0.414763435164978" calcext:value-type="float">
            <text:p>0.414763435164978</text:p>
          </table:table-cell>
          <table:table-cell office:value-type="float" office:value="0.565581537595075" calcext:value-type="float">
            <text:p>0.565581537595075</text:p>
          </table:table-cell>
          <table:table-cell office:value-type="float" office:value="481.184810007783" calcext:value-type="float">
            <text:p>481.184810007783</text:p>
          </table:table-cell>
          <table:table-cell office:value-type="float" office:value="342.148712717941" calcext:value-type="float">
            <text:p>342.14871271794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498" calcext:value-type="float">
            <text:p>-498</text:p>
          </table:table-cell>
          <table:table-cell office:value-type="float" office:value="0.0342774267593881" calcext:value-type="float">
            <text:p>0.0342774267593881</text:p>
          </table:table-cell>
          <table:table-cell office:value-type="float" office:value="0.415551558972047" calcext:value-type="float">
            <text:p>0.415551558972047</text:p>
          </table:table-cell>
          <table:table-cell office:value-type="float" office:value="0.859795697086269" calcext:value-type="float">
            <text:p>0.859795697086269</text:p>
          </table:table-cell>
          <table:table-cell office:value-type="float" office:value="474.503883595042" calcext:value-type="float">
            <text:p>474.503883595042</text:p>
          </table:table-cell>
          <table:table-cell office:value-type="float" office:value="342.151062901219" calcext:value-type="float">
            <text:p>342.15106290121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497" calcext:value-type="float">
            <text:p>-497</text:p>
          </table:table-cell>
          <table:table-cell office:value-type="float" office:value="0.0344345055446604" calcext:value-type="float">
            <text:p>0.0344345055446604</text:p>
          </table:table-cell>
          <table:table-cell office:value-type="float" office:value="0.416151753366654" calcext:value-type="float">
            <text:p>0.416151753366654</text:p>
          </table:table-cell>
          <table:table-cell office:value-type="float" office:value="1.15347118002131" calcext:value-type="float">
            <text:p>1.15347118002131</text:p>
          </table:table-cell>
          <table:table-cell office:value-type="float" office:value="469.791687114208" calcext:value-type="float">
            <text:p>469.791687114208</text:p>
          </table:table-cell>
          <table:table-cell office:value-type="float" office:value="342.152911538403" calcext:value-type="float">
            <text:p>342.15291153840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496" calcext:value-type="float">
            <text:p>-496</text:p>
          </table:table-cell>
          <table:table-cell office:value-type="float" office:value="0.0345561177150131" calcext:value-type="float">
            <text:p>0.0345561177150131</text:p>
          </table:table-cell>
          <table:table-cell office:value-type="float" office:value="0.416553593952643" calcext:value-type="float">
            <text:p>0.416553593952643</text:p>
          </table:table-cell>
          <table:table-cell office:value-type="float" office:value="1.44858045358126" calcext:value-type="float">
            <text:p>1.44858045358126</text:p>
          </table:table-cell>
          <table:table-cell office:value-type="float" office:value="467.485368480011" calcext:value-type="float">
            <text:p>467.485368480011</text:p>
          </table:table-cell>
          <table:table-cell office:value-type="float" office:value="342.154348599894" calcext:value-type="float">
            <text:p>342.15434859989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495" calcext:value-type="float">
            <text:p>-495</text:p>
          </table:table-cell>
          <table:table-cell office:value-type="float" office:value="0.0346850175375677" calcext:value-type="float">
            <text:p>0.0346850175375677</text:p>
          </table:table-cell>
          <table:table-cell office:value-type="float" office:value="0.416751627191408" calcext:value-type="float">
            <text:p>0.416751627191408</text:p>
          </table:table-cell>
          <table:table-cell office:value-type="float" office:value="1.7418250122031" calcext:value-type="float">
            <text:p>1.7418250122031</text:p>
          </table:table-cell>
          <table:table-cell office:value-type="float" office:value="467.810250685801" calcext:value-type="float">
            <text:p>467.810250685801</text:p>
          </table:table-cell>
          <table:table-cell office:value-type="float" office:value="342.155877328492" calcext:value-type="float">
            <text:p>342.15587732849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494" calcext:value-type="float">
            <text:p>-494</text:p>
          </table:table-cell>
          <table:table-cell office:value-type="float" office:value="0.0346686414371103" calcext:value-type="float">
            <text:p>0.0346686414371103</text:p>
          </table:table-cell>
          <table:table-cell office:value-type="float" office:value="0.416742253986982" calcext:value-type="float">
            <text:p>0.416742253986982</text:p>
          </table:table-cell>
          <table:table-cell office:value-type="float" office:value="2.03856763837743" calcext:value-type="float">
            <text:p>2.03856763837743</text:p>
          </table:table-cell>
          <table:table-cell office:value-type="float" office:value="470.938975976856" calcext:value-type="float">
            <text:p>470.938975976856</text:p>
          </table:table-cell>
          <table:table-cell office:value-type="float" office:value="342.15568279414" calcext:value-type="float">
            <text:p>342.155682794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493" calcext:value-type="float">
            <text:p>-493</text:p>
          </table:table-cell>
          <table:table-cell office:value-type="float" office:value="0.0346936481535998" calcext:value-type="float">
            <text:p>0.0346936481535998</text:p>
          </table:table-cell>
          <table:table-cell office:value-type="float" office:value="0.416526203780747" calcext:value-type="float">
            <text:p>0.416526203780747</text:p>
          </table:table-cell>
          <table:table-cell office:value-type="float" office:value="2.33173532490753" calcext:value-type="float">
            <text:p>2.33173532490753</text:p>
          </table:table-cell>
          <table:table-cell office:value-type="float" office:value="476.379745101591" calcext:value-type="float">
            <text:p>476.379745101591</text:p>
          </table:table-cell>
          <table:table-cell office:value-type="float" office:value="342.15597989008" calcext:value-type="float">
            <text:p>342.1559798900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492" calcext:value-type="float">
            <text:p>-492</text:p>
          </table:table-cell>
          <table:table-cell office:value-type="float" office:value="0.0346787779525986" calcext:value-type="float">
            <text:p>0.0346787779525986</text:p>
          </table:table-cell>
          <table:table-cell office:value-type="float" office:value="0.416107636805844" calcext:value-type="float">
            <text:p>0.416107636805844</text:p>
          </table:table-cell>
          <table:table-cell office:value-type="float" office:value="2.62728147605668" calcext:value-type="float">
            <text:p>2.62728147605668</text:p>
          </table:table-cell>
          <table:table-cell office:value-type="float" office:value="483.83619137851" calcext:value-type="float">
            <text:p>483.83619137851</text:p>
          </table:table-cell>
          <table:table-cell office:value-type="float" office:value="342.155803196578" calcext:value-type="float">
            <text:p>342.15580319657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491" calcext:value-type="float">
            <text:p>-491</text:p>
          </table:table-cell>
          <table:table-cell office:value-type="float" office:value="0.0345539342166491" calcext:value-type="float">
            <text:p>0.0345539342166491</text:p>
          </table:table-cell>
          <table:table-cell office:value-type="float" office:value="0.415496470705383" calcext:value-type="float">
            <text:p>0.415496470705383</text:p>
          </table:table-cell>
          <table:table-cell office:value-type="float" office:value="2.92437663075163" calcext:value-type="float">
            <text:p>2.92437663075163</text:p>
          </table:table-cell>
          <table:table-cell office:value-type="float" office:value="492.663688364669" calcext:value-type="float">
            <text:p>492.663688364669</text:p>
          </table:table-cell>
          <table:table-cell office:value-type="float" office:value="342.154322753198" calcext:value-type="float">
            <text:p>342.15432275319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490" calcext:value-type="float">
            <text:p>-490</text:p>
          </table:table-cell>
          <table:table-cell office:value-type="float" office:value="0.0344632497395991" calcext:value-type="float">
            <text:p>0.0344632497395991</text:p>
          </table:table-cell>
          <table:table-cell office:value-type="float" office:value="0.414704242329269" calcext:value-type="float">
            <text:p>0.414704242329269</text:p>
          </table:table-cell>
          <table:table-cell office:value-type="float" office:value="3.21882671001034" calcext:value-type="float">
            <text:p>3.21882671001034</text:p>
          </table:table-cell>
          <table:table-cell office:value-type="float" office:value="501.844126529889" calcext:value-type="float">
            <text:p>501.844126529889</text:p>
          </table:table-cell>
          <table:table-cell office:value-type="float" office:value="342.153250742724" calcext:value-type="float">
            <text:p>342.15325074272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489" calcext:value-type="float">
            <text:p>-489</text:p>
          </table:table-cell>
          <table:table-cell office:value-type="float" office:value="0.0342726335596758" calcext:value-type="float">
            <text:p>0.0342726335596758</text:p>
          </table:table-cell>
          <table:table-cell office:value-type="float" office:value="0.413747292973674" calcext:value-type="float">
            <text:p>0.413747292973674</text:p>
          </table:table-cell>
          <table:table-cell office:value-type="float" office:value="3.51577540573047" calcext:value-type="float">
            <text:p>3.51577540573047</text:p>
          </table:table-cell>
          <table:table-cell office:value-type="float" office:value="510.658149345707" calcext:value-type="float">
            <text:p>510.658149345707</text:p>
          </table:table-cell>
          <table:table-cell office:value-type="float" office:value="342.151006624116" calcext:value-type="float">
            <text:p>342.1510066241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488" calcext:value-type="float">
            <text:p>-488</text:p>
          </table:table-cell>
          <table:table-cell office:value-type="float" office:value="0.0341076943404652" calcext:value-type="float">
            <text:p>0.0341076943404652</text:p>
          </table:table-cell>
          <table:table-cell office:value-type="float" office:value="0.412642604063475" calcext:value-type="float">
            <text:p>0.412642604063475</text:p>
          </table:table-cell>
          <table:table-cell office:value-type="float" office:value="3.81394937333559" calcext:value-type="float">
            <text:p>3.81394937333559</text:p>
          </table:table-cell>
          <table:table-cell office:value-type="float" office:value="518.180678527989" calcext:value-type="float">
            <text:p>518.180678527989</text:p>
          </table:table-cell>
          <table:table-cell office:value-type="float" office:value="342.149074879593" calcext:value-type="float">
            <text:p>342.14907487959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487" calcext:value-type="float">
            <text:p>-487</text:p>
          </table:table-cell>
          <table:table-cell office:value-type="float" office:value="0.0338268042487705" calcext:value-type="float">
            <text:p>0.0338268042487705</text:p>
          </table:table-cell>
          <table:table-cell office:value-type="float" office:value="0.411410320358177" calcext:value-type="float">
            <text:p>0.411410320358177</text:p>
          </table:table-cell>
          <table:table-cell office:value-type="float" office:value="4.11084373301999" calcext:value-type="float">
            <text:p>4.11084373301999</text:p>
          </table:table-cell>
          <table:table-cell office:value-type="float" office:value="523.468517136362" calcext:value-type="float">
            <text:p>523.468517136362</text:p>
          </table:table-cell>
          <table:table-cell office:value-type="float" office:value="342.145806658188" calcext:value-type="float">
            <text:p>342.14580665818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486" calcext:value-type="float">
            <text:p>-486</text:p>
          </table:table-cell>
          <table:table-cell office:value-type="float" office:value="0.0335482941497825" calcext:value-type="float">
            <text:p>0.0335482941497825</text:p>
          </table:table-cell>
          <table:table-cell office:value-type="float" office:value="0.410074941246036" calcext:value-type="float">
            <text:p>0.410074941246036</text:p>
          </table:table-cell>
          <table:table-cell office:value-type="float" office:value="4.40989325773196" calcext:value-type="float">
            <text:p>4.40989325773196</text:p>
          </table:table-cell>
          <table:table-cell office:value-type="float" office:value="526.074257569644" calcext:value-type="float">
            <text:p>526.074257569644</text:p>
          </table:table-cell>
          <table:table-cell office:value-type="float" office:value="342.142592903714" calcext:value-type="float">
            <text:p>342.1425929037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485" calcext:value-type="float">
            <text:p>-485</text:p>
          </table:table-cell>
          <table:table-cell office:value-type="float" office:value="0.0332860210223192" calcext:value-type="float">
            <text:p>0.0332860210223192</text:p>
          </table:table-cell>
          <table:table-cell office:value-type="float" office:value="0.408661417611889" calcext:value-type="float">
            <text:p>0.408661417611889</text:p>
          </table:table-cell>
          <table:table-cell office:value-type="float" office:value="4.70921447962679" calcext:value-type="float">
            <text:p>4.70921447962679</text:p>
          </table:table-cell>
          <table:table-cell office:value-type="float" office:value="525.64513768265" calcext:value-type="float">
            <text:p>525.64513768265</text:p>
          </table:table-cell>
          <table:table-cell office:value-type="float" office:value="342.139590882225" calcext:value-type="float">
            <text:p>342.13959088222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484" calcext:value-type="float">
            <text:p>-484</text:p>
          </table:table-cell>
          <table:table-cell office:value-type="float" office:value="0.032865521421862" calcext:value-type="float">
            <text:p>0.032865521421862</text:p>
          </table:table-cell>
          <table:table-cell office:value-type="float" office:value="0.407197760730249" calcext:value-type="float">
            <text:p>0.407197760730249</text:p>
          </table:table-cell>
          <table:table-cell office:value-type="float" office:value="5.00960455620109" calcext:value-type="float">
            <text:p>5.00960455620109</text:p>
          </table:table-cell>
          <table:table-cell office:value-type="float" office:value="521.982290571087" calcext:value-type="float">
            <text:p>521.982290571087</text:p>
          </table:table-cell>
          <table:table-cell office:value-type="float" office:value="342.134827106847" calcext:value-type="float">
            <text:p>342.13482710684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483" calcext:value-type="float">
            <text:p>-483</text:p>
          </table:table-cell>
          <table:table-cell office:value-type="float" office:value="0.0325215972567421" calcext:value-type="float">
            <text:p>0.0325215972567421</text:p>
          </table:table-cell>
          <table:table-cell office:value-type="float" office:value="0.405713734283526" calcext:value-type="float">
            <text:p>0.405713734283526</text:p>
          </table:table-cell>
          <table:table-cell office:value-type="float" office:value="5.31131877875833" calcext:value-type="float">
            <text:p>5.31131877875833</text:p>
          </table:table-cell>
          <table:table-cell office:value-type="float" office:value="515.592596748684" calcext:value-type="float">
            <text:p>515.592596748684</text:p>
          </table:table-cell>
          <table:table-cell office:value-type="float" office:value="342.130976012114" calcext:value-type="float">
            <text:p>342.130976012114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482" calcext:value-type="float">
            <text:p>-482</text:p>
          </table:table-cell>
          <table:table-cell office:value-type="float" office:value="0.032125821077773" calcext:value-type="float">
            <text:p>0.032125821077773</text:p>
          </table:table-cell>
          <table:table-cell office:value-type="float" office:value="0.404242618843856" calcext:value-type="float">
            <text:p>0.404242618843856</text:p>
          </table:table-cell>
          <table:table-cell office:value-type="float" office:value="5.61179227465183" calcext:value-type="float">
            <text:p>5.61179227465183</text:p>
          </table:table-cell>
          <table:table-cell office:value-type="float" office:value="506.967838161974" calcext:value-type="float">
            <text:p>506.967838161974</text:p>
          </table:table-cell>
          <table:table-cell office:value-type="float" office:value="342.126594596294" calcext:value-type="float">
            <text:p>342.12659459629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481" calcext:value-type="float">
            <text:p>-481</text:p>
          </table:table-cell>
          <table:table-cell office:value-type="float" office:value="0.0316718690521808" calcext:value-type="float">
            <text:p>0.0316718690521808</text:p>
          </table:table-cell>
          <table:table-cell office:value-type="float" office:value="0.402815362558387" calcext:value-type="float">
            <text:p>0.402815362558387</text:p>
          </table:table-cell>
          <table:table-cell office:value-type="float" office:value="5.91657795484076" calcext:value-type="float">
            <text:p>5.91657795484076</text:p>
          </table:table-cell>
          <table:table-cell office:value-type="float" office:value="496.760017367064" calcext:value-type="float">
            <text:p>496.760017367064</text:p>
          </table:table-cell>
          <table:table-cell office:value-type="float" office:value="342.121635406126" calcext:value-type="float">
            <text:p>342.121635406126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480" calcext:value-type="float">
            <text:p>-480</text:p>
          </table:table-cell>
          <table:table-cell office:value-type="float" office:value="0.0312147490728257" calcext:value-type="float">
            <text:p>0.0312147490728257</text:p>
          </table:table-cell>
          <table:table-cell office:value-type="float" office:value="0.401471727807316" calcext:value-type="float">
            <text:p>0.401471727807316</text:p>
          </table:table-cell>
          <table:table-cell office:value-type="float" office:value="6.21930000054422" calcext:value-type="float">
            <text:p>6.21930000054422</text:p>
          </table:table-cell>
          <table:table-cell office:value-type="float" office:value="486.069652518143" calcext:value-type="float">
            <text:p>486.069652518143</text:p>
          </table:table-cell>
          <table:table-cell office:value-type="float" office:value="342.116713135616" calcext:value-type="float">
            <text:p>342.11671313561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479" calcext:value-type="float">
            <text:p>-479</text:p>
          </table:table-cell>
          <table:table-cell office:value-type="float" office:value="0.0307181416011673" calcext:value-type="float">
            <text:p>0.0307181416011673</text:p>
          </table:table-cell>
          <table:table-cell office:value-type="float" office:value="0.400244453571536" calcext:value-type="float">
            <text:p>0.400244453571536</text:p>
          </table:table-cell>
          <table:table-cell office:value-type="float" office:value="0.239559431122515" calcext:value-type="float">
            <text:p>0.239559431122515</text:p>
          </table:table-cell>
          <table:table-cell office:value-type="float" office:value="475.726817543886" calcext:value-type="float">
            <text:p>475.726817543886</text:p>
          </table:table-cell>
          <table:table-cell office:value-type="float" office:value="342.111446997641" calcext:value-type="float">
            <text:p>342.111446997641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478" calcext:value-type="float">
            <text:p>-478</text:p>
          </table:table-cell>
          <table:table-cell office:value-type="float" office:value="0.030216440314033" calcext:value-type="float">
            <text:p>0.030216440314033</text:p>
          </table:table-cell>
          <table:table-cell office:value-type="float" office:value="0.399170058569102" calcext:value-type="float">
            <text:p>0.399170058569102</text:p>
          </table:table-cell>
          <table:table-cell office:value-type="float" office:value="0.546223697974701" calcext:value-type="float">
            <text:p>0.546223697974701</text:p>
          </table:table-cell>
          <table:table-cell office:value-type="float" office:value="466.514674326817" calcext:value-type="float">
            <text:p>466.514674326817</text:p>
          </table:table-cell>
          <table:table-cell office:value-type="float" office:value="342.10621284131" calcext:value-type="float">
            <text:p>342.1062128413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477" calcext:value-type="float">
            <text:p>-477</text:p>
          </table:table-cell>
          <table:table-cell office:value-type="float" office:value="0.0296803994270442" calcext:value-type="float">
            <text:p>0.0296803994270442</text:p>
          </table:table-cell>
          <table:table-cell office:value-type="float" office:value="0.398281474021408" calcext:value-type="float">
            <text:p>0.398281474021408</text:p>
          </table:table-cell>
          <table:table-cell office:value-type="float" office:value="0.850662126442423" calcext:value-type="float">
            <text:p>0.850662126442423</text:p>
          </table:table-cell>
          <table:table-cell office:value-type="float" office:value="459.295652155642" calcext:value-type="float">
            <text:p>459.295652155642</text:p>
          </table:table-cell>
          <table:table-cell office:value-type="float" office:value="342.100715926192" calcext:value-type="float">
            <text:p>342.10071592619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476" calcext:value-type="float">
            <text:p>-476</text:p>
          </table:table-cell>
          <table:table-cell office:value-type="float" office:value="0.0290542636146451" calcext:value-type="float">
            <text:p>0.0290542636146451</text:p>
          </table:table-cell>
          <table:table-cell office:value-type="float" office:value="0.397608691905457" calcext:value-type="float">
            <text:p>0.397608691905457</text:p>
          </table:table-cell>
          <table:table-cell office:value-type="float" office:value="1.15755841322183" calcext:value-type="float">
            <text:p>1.15755841322183</text:p>
          </table:table-cell>
          <table:table-cell office:value-type="float" office:value="454.538875706987" calcext:value-type="float">
            <text:p>454.538875706987</text:p>
          </table:table-cell>
          <table:table-cell office:value-type="float" office:value="342.094420026875" calcext:value-type="float">
            <text:p>342.09442002687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475" calcext:value-type="float">
            <text:p>-475</text:p>
          </table:table-cell>
          <table:table-cell office:value-type="float" office:value="0.0285498963166673" calcext:value-type="float">
            <text:p>0.0285498963166673</text:p>
          </table:table-cell>
          <table:table-cell office:value-type="float" office:value="0.397175703504423" calcext:value-type="float">
            <text:p>0.397175703504423</text:p>
          </table:table-cell>
          <table:table-cell office:value-type="float" office:value="1.46379502903774" calcext:value-type="float">
            <text:p>1.46379502903774</text:p>
          </table:table-cell>
          <table:table-cell office:value-type="float" office:value="452.412930765795" calcext:value-type="float">
            <text:p>452.412930765795</text:p>
          </table:table-cell>
          <table:table-cell office:value-type="float" office:value="342.089446390212" calcext:value-type="float">
            <text:p>342.0894463902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474" calcext:value-type="float">
            <text:p>-474</text:p>
          </table:table-cell>
          <table:table-cell office:value-type="float" office:value="0.0278765097600481" calcext:value-type="float">
            <text:p>0.0278765097600481</text:p>
          </table:table-cell>
          <table:table-cell office:value-type="float" office:value="0.397003867605709" calcext:value-type="float">
            <text:p>0.397003867605709</text:p>
          </table:table-cell>
          <table:table-cell office:value-type="float" office:value="1.77229337594706" calcext:value-type="float">
            <text:p>1.77229337594706</text:p>
          </table:table-cell>
          <table:table-cell office:value-type="float" office:value="453.228003180266" calcext:value-type="float">
            <text:p>453.228003180266</text:p>
          </table:table-cell>
          <table:table-cell office:value-type="float" office:value="342.082942124683" calcext:value-type="float">
            <text:p>342.08294212468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473" calcext:value-type="float">
            <text:p>-473</text:p>
          </table:table-cell>
          <table:table-cell office:value-type="float" office:value="0.0272455028611711" calcext:value-type="float">
            <text:p>0.0272455028611711</text:p>
          </table:table-cell>
          <table:table-cell office:value-type="float" office:value="0.397103353796605" calcext:value-type="float">
            <text:p>0.397103353796605</text:p>
          </table:table-cell>
          <table:table-cell office:value-type="float" office:value="2.07912528930657" calcext:value-type="float">
            <text:p>2.07912528930657</text:p>
          </table:table-cell>
          <table:table-cell office:value-type="float" office:value="456.615057008661" calcext:value-type="float">
            <text:p>456.615057008661</text:p>
          </table:table-cell>
          <table:table-cell office:value-type="float" office:value="342.076988425603" calcext:value-type="float">
            <text:p>342.07698842560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472" calcext:value-type="float">
            <text:p>-472</text:p>
          </table:table-cell>
          <table:table-cell office:value-type="float" office:value="0.0266552791935854" calcext:value-type="float">
            <text:p>0.0266552791935854</text:p>
          </table:table-cell>
          <table:table-cell office:value-type="float" office:value="0.397480932908918" calcext:value-type="float">
            <text:p>0.397480932908918</text:p>
          </table:table-cell>
          <table:table-cell office:value-type="float" office:value="2.38718395985258" calcext:value-type="float">
            <text:p>2.38718395985258</text:p>
          </table:table-cell>
          <table:table-cell office:value-type="float" office:value="462.23331098901" calcext:value-type="float">
            <text:p>462.23331098901</text:p>
          </table:table-cell>
          <table:table-cell office:value-type="float" office:value="342.071543177335" calcext:value-type="float">
            <text:p>342.071543177335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471" calcext:value-type="float">
            <text:p>-471</text:p>
          </table:table-cell>
          <table:table-cell office:value-type="float" office:value="0.0259492185263515" calcext:value-type="float">
            <text:p>0.0259492185263515</text:p>
          </table:table-cell>
          <table:table-cell office:value-type="float" office:value="0.398132390624018" calcext:value-type="float">
            <text:p>0.398132390624018</text:p>
          </table:table-cell>
          <table:table-cell office:value-type="float" office:value="2.6954388373024" calcext:value-type="float">
            <text:p>2.6954388373024</text:p>
          </table:table-cell>
          <table:table-cell office:value-type="float" office:value="469.630940882877" calcext:value-type="float">
            <text:p>469.630940882877</text:p>
          </table:table-cell>
          <table:table-cell office:value-type="float" office:value="342.06518623284" calcext:value-type="float">
            <text:p>342.0651862328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470" calcext:value-type="float">
            <text:p>-470</text:p>
          </table:table-cell>
          <table:table-cell office:value-type="float" office:value="0.0253125832608596" calcext:value-type="float">
            <text:p>0.0253125832608596</text:p>
          </table:table-cell>
          <table:table-cell office:value-type="float" office:value="0.399045671675626" calcext:value-type="float">
            <text:p>0.399045671675626</text:p>
          </table:table-cell>
          <table:table-cell office:value-type="float" office:value="3.00408964622876" calcext:value-type="float">
            <text:p>3.00408964622876</text:p>
          </table:table-cell>
          <table:table-cell office:value-type="float" office:value="478.035488733562" calcext:value-type="float">
            <text:p>478.035488733562</text:p>
          </table:table-cell>
          <table:table-cell office:value-type="float" office:value="342.059600947844" calcext:value-type="float">
            <text:p>342.0596009478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469" calcext:value-type="float">
            <text:p>-469</text:p>
          </table:table-cell>
          <table:table-cell office:value-type="float" office:value="0.024605639871786" calcext:value-type="float">
            <text:p>0.024605639871786</text:p>
          </table:table-cell>
          <table:table-cell office:value-type="float" office:value="0.400201652499706" calcext:value-type="float">
            <text:p>0.400201652499706</text:p>
          </table:table-cell>
          <table:table-cell office:value-type="float" office:value="3.30966235933782" calcext:value-type="float">
            <text:p>3.30966235933782</text:p>
          </table:table-cell>
          <table:table-cell office:value-type="float" office:value="486.671038395644" calcext:value-type="float">
            <text:p>486.671038395644</text:p>
          </table:table-cell>
          <table:table-cell office:value-type="float" office:value="342.05356170635" calcext:value-type="float">
            <text:p>342.0535617063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468" calcext:value-type="float">
            <text:p>-468</text:p>
          </table:table-cell>
          <table:table-cell office:value-type="float" office:value="0.0239378487802657" calcext:value-type="float">
            <text:p>0.0239378487802657</text:p>
          </table:table-cell>
          <table:table-cell office:value-type="float" office:value="0.401575808529857" calcext:value-type="float">
            <text:p>0.401575808529857</text:p>
          </table:table-cell>
          <table:table-cell office:value-type="float" office:value="3.61848236013358" calcext:value-type="float">
            <text:p>3.61848236013358</text:p>
          </table:table-cell>
          <table:table-cell office:value-type="float" office:value="494.957237868504" calcext:value-type="float">
            <text:p>494.957237868504</text:p>
          </table:table-cell>
          <table:table-cell office:value-type="float" office:value="342.04801432299" calcext:value-type="float">
            <text:p>342.0480143229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467" calcext:value-type="float">
            <text:p>-467</text:p>
          </table:table-cell>
          <table:table-cell office:value-type="float" office:value="0.0232349915138762" calcext:value-type="float">
            <text:p>0.0232349915138762</text:p>
          </table:table-cell>
          <table:table-cell office:value-type="float" office:value="0.403131582173128" calcext:value-type="float">
            <text:p>0.403131582173128</text:p>
          </table:table-cell>
          <table:table-cell office:value-type="float" office:value="3.92567407708744" calcext:value-type="float">
            <text:p>3.92567407708744</text:p>
          </table:table-cell>
          <table:table-cell office:value-type="float" office:value="502.11078802721" calcext:value-type="float">
            <text:p>502.11078802721</text:p>
          </table:table-cell>
          <table:table-cell office:value-type="float" office:value="342.042340779757" calcext:value-type="float">
            <text:p>342.04234077975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466" calcext:value-type="float">
            <text:p>-466</text:p>
          </table:table-cell>
          <table:table-cell office:value-type="float" office:value="0.0224780677583272" calcext:value-type="float">
            <text:p>0.0224780677583272</text:p>
          </table:table-cell>
          <table:table-cell office:value-type="float" office:value="0.404833405563749" calcext:value-type="float">
            <text:p>0.404833405563749</text:p>
          </table:table-cell>
          <table:table-cell office:value-type="float" office:value="4.23124293075214" calcext:value-type="float">
            <text:p>4.23124293075214</text:p>
          </table:table-cell>
          <table:table-cell office:value-type="float" office:value="507.609410058561" calcext:value-type="float">
            <text:p>507.609410058561</text:p>
          </table:table-cell>
          <table:table-cell office:value-type="float" office:value="342.036420182171" calcext:value-type="float">
            <text:p>342.03642018217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465" calcext:value-type="float">
            <text:p>-465</text:p>
          </table:table-cell>
          <table:table-cell office:value-type="float" office:value="0.0217962393761039" calcext:value-type="float">
            <text:p>0.0217962393761039</text:p>
          </table:table-cell>
          <table:table-cell office:value-type="float" office:value="0.406637294144202" calcext:value-type="float">
            <text:p>0.406637294144202</text:p>
          </table:table-cell>
          <table:table-cell office:value-type="float" office:value="4.53773073176152" calcext:value-type="float">
            <text:p>4.53773073176152</text:p>
          </table:table-cell>
          <table:table-cell office:value-type="float" office:value="511.284604593413" calcext:value-type="float">
            <text:p>511.284604593413</text:p>
          </table:table-cell>
          <table:table-cell office:value-type="float" office:value="342.031255080713" calcext:value-type="float">
            <text:p>342.03125508071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464" calcext:value-type="float">
            <text:p>-464</text:p>
          </table:table-cell>
          <table:table-cell office:value-type="float" office:value="0.0210745220062908" calcext:value-type="float">
            <text:p>0.0210745220062908</text:p>
          </table:table-cell>
          <table:table-cell office:value-type="float" office:value="0.408494268278226" calcext:value-type="float">
            <text:p>0.408494268278226</text:p>
          </table:table-cell>
          <table:table-cell office:value-type="float" office:value="4.84441611764537" calcext:value-type="float">
            <text:p>4.84441611764537</text:p>
          </table:table-cell>
          <table:table-cell office:value-type="float" office:value="512.911998131483" calcext:value-type="float">
            <text:p>512.911998131483</text:p>
          </table:table-cell>
          <table:table-cell office:value-type="float" office:value="342.025961367106" calcext:value-type="float">
            <text:p>342.0259613671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463" calcext:value-type="float">
            <text:p>-463</text:p>
          </table:table-cell>
          <table:table-cell office:value-type="float" office:value="0.0202748498637004" calcext:value-type="float">
            <text:p>0.0202748498637004</text:p>
          </table:table-cell>
          <table:table-cell office:value-type="float" office:value="0.41035754524344" calcext:value-type="float">
            <text:p>0.41035754524344</text:p>
          </table:table-cell>
          <table:table-cell office:value-type="float" office:value="5.14992730499819" calcext:value-type="float">
            <text:p>5.14992730499819</text:p>
          </table:table-cell>
          <table:table-cell office:value-type="float" office:value="512.572883998207" calcext:value-type="float">
            <text:p>512.572883998207</text:p>
          </table:table-cell>
          <table:table-cell office:value-type="float" office:value="342.020304289794" calcext:value-type="float">
            <text:p>342.02030428979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-462" calcext:value-type="float">
            <text:p>-462</text:p>
          </table:table-cell>
          <table:table-cell office:value-type="float" office:value="0.0196102755617209" calcext:value-type="float">
            <text:p>0.0196102755617209</text:p>
          </table:table-cell>
          <table:table-cell office:value-type="float" office:value="0.412175176315238" calcext:value-type="float">
            <text:p>0.412175176315238</text:p>
          </table:table-cell>
          <table:table-cell office:value-type="float" office:value="5.45546131138306" calcext:value-type="float">
            <text:p>5.45546131138306</text:p>
          </table:table-cell>
          <table:table-cell office:value-type="float" office:value="510.754513106284" calcext:value-type="float">
            <text:p>510.754513106284</text:p>
          </table:table-cell>
          <table:table-cell office:value-type="float" office:value="342.015769613151" calcext:value-type="float">
            <text:p>342.01576961315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461" calcext:value-type="float">
            <text:p>-461</text:p>
          </table:table-cell>
          <table:table-cell office:value-type="float" office:value="0.0188416630113562" calcext:value-type="float">
            <text:p>0.0188416630113562</text:p>
          </table:table-cell>
          <table:table-cell office:value-type="float" office:value="0.413894989011697" calcext:value-type="float">
            <text:p>0.413894989011697</text:p>
          </table:table-cell>
          <table:table-cell office:value-type="float" office:value="5.76096778755126" calcext:value-type="float">
            <text:p>5.76096778755126</text:p>
          </table:table-cell>
          <table:table-cell office:value-type="float" office:value="507.677795377783" calcext:value-type="float">
            <text:p>507.677795377783</text:p>
          </table:table-cell>
          <table:table-cell office:value-type="float" office:value="342.010713703992" calcext:value-type="float">
            <text:p>342.01071370399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-460" calcext:value-type="float">
            <text:p>-460</text:p>
          </table:table-cell>
          <table:table-cell office:value-type="float" office:value="0.0181101671095994" calcext:value-type="float">
            <text:p>0.0181101671095994</text:p>
          </table:table-cell>
          <table:table-cell office:value-type="float" office:value="0.415471013472556" calcext:value-type="float">
            <text:p>0.415471013472556</text:p>
          </table:table-cell>
          <table:table-cell office:value-type="float" office:value="6.06895742421229" calcext:value-type="float">
            <text:p>6.06895742421229</text:p>
          </table:table-cell>
          <table:table-cell office:value-type="float" office:value="503.913067512439" calcext:value-type="float">
            <text:p>503.913067512439</text:p>
          </table:table-cell>
          <table:table-cell office:value-type="float" office:value="342.006089862229" calcext:value-type="float">
            <text:p>342.006089862229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459" calcext:value-type="float">
            <text:p>-459</text:p>
          </table:table-cell>
          <table:table-cell office:value-type="float" office:value="0.017374646018172" calcext:value-type="float">
            <text:p>0.017374646018172</text:p>
          </table:table-cell>
          <table:table-cell office:value-type="float" office:value="0.416854223809543" calcext:value-type="float">
            <text:p>0.416854223809543</text:p>
          </table:table-cell>
          <table:table-cell office:value-type="float" office:value="0.0898912516837171" calcext:value-type="float">
            <text:p>0.0898912516837171</text:p>
          </table:table-cell>
          <table:table-cell office:value-type="float" office:value="500.058989885589" calcext:value-type="float">
            <text:p>500.058989885589</text:p>
          </table:table-cell>
          <table:table-cell office:value-type="float" office:value="342.001625335211" calcext:value-type="float">
            <text:p>342.00162533521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-458" calcext:value-type="float">
            <text:p>-458</text:p>
          </table:table-cell>
          <table:table-cell office:value-type="float" office:value="0.0166740969571245" calcext:value-type="float">
            <text:p>0.0166740969571245</text:p>
          </table:table-cell>
          <table:table-cell office:value-type="float" office:value="0.417999119823456" calcext:value-type="float">
            <text:p>0.417999119823456</text:p>
          </table:table-cell>
          <table:table-cell office:value-type="float" office:value="0.396920319756487" calcext:value-type="float">
            <text:p>0.396920319756487</text:p>
          </table:table-cell>
          <table:table-cell office:value-type="float" office:value="496.456592153065" calcext:value-type="float">
            <text:p>496.456592153065</text:p>
          </table:table-cell>
          <table:table-cell office:value-type="float" office:value="341.997545325798" calcext:value-type="float">
            <text:p>341.99754532579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457" calcext:value-type="float">
            <text:p>-457</text:p>
          </table:table-cell>
          <table:table-cell office:value-type="float" office:value="0.0159466553353536" calcext:value-type="float">
            <text:p>0.0159466553353536</text:p>
          </table:table-cell>
          <table:table-cell office:value-type="float" office:value="0.418873458591932" calcext:value-type="float">
            <text:p>0.418873458591932</text:p>
          </table:table-cell>
          <table:table-cell office:value-type="float" office:value="0.708547516179156" calcext:value-type="float">
            <text:p>0.708547516179156</text:p>
          </table:table-cell>
          <table:table-cell office:value-type="float" office:value="493.505126046119" calcext:value-type="float">
            <text:p>493.505126046119</text:p>
          </table:table-cell>
          <table:table-cell office:value-type="float" office:value="341.993486521212" calcext:value-type="float">
            <text:p>341.993486521212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-456" calcext:value-type="float">
            <text:p>-456</text:p>
          </table:table-cell>
          <table:table-cell office:value-type="float" office:value="0.0152289338123098" calcext:value-type="float">
            <text:p>0.0152289338123098</text:p>
          </table:table-cell>
          <table:table-cell office:value-type="float" office:value="0.419444151748638" calcext:value-type="float">
            <text:p>0.419444151748638</text:p>
          </table:table-cell>
          <table:table-cell office:value-type="float" office:value="1.01214231728204" calcext:value-type="float">
            <text:p>1.01214231728204</text:p>
          </table:table-cell>
          <table:table-cell office:value-type="float" office:value="491.607653814433" calcext:value-type="float">
            <text:p>491.607653814433</text:p>
          </table:table-cell>
          <table:table-cell office:value-type="float" office:value="341.989659493193" calcext:value-type="float">
            <text:p>341.98965949319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455" calcext:value-type="float">
            <text:p>-455</text:p>
          </table:table-cell>
          <table:table-cell office:value-type="float" office:value="0.0145393062954026" calcext:value-type="float">
            <text:p>0.0145393062954026</text:p>
          </table:table-cell>
          <table:table-cell office:value-type="float" office:value="0.419687419416138" calcext:value-type="float">
            <text:p>0.419687419416138</text:p>
          </table:table-cell>
          <table:table-cell office:value-type="float" office:value="1.32699114485873" calcext:value-type="float">
            <text:p>1.32699114485873</text:p>
          </table:table-cell>
          <table:table-cell office:value-type="float" office:value="490.684942086703" calcext:value-type="float">
            <text:p>490.684942086703</text:p>
          </table:table-cell>
          <table:table-cell office:value-type="float" office:value="341.98614838052" calcext:value-type="float">
            <text:p>341.9861483805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-454" calcext:value-type="float">
            <text:p>-454</text:p>
          </table:table-cell>
          <table:table-cell office:value-type="float" office:value="0.0138723404965945" calcext:value-type="float">
            <text:p>0.0138723404965945</text:p>
          </table:table-cell>
          <table:table-cell office:value-type="float" office:value="0.419593598303389" calcext:value-type="float">
            <text:p>0.419593598303389</text:p>
          </table:table-cell>
          <table:table-cell office:value-type="float" office:value="1.63741050929961" calcext:value-type="float">
            <text:p>1.63741050929961</text:p>
          </table:table-cell>
          <table:table-cell office:value-type="float" office:value="490.848271243776" calcext:value-type="float">
            <text:p>490.848271243776</text:p>
          </table:table-cell>
          <table:table-cell office:value-type="float" office:value="341.98290749169" calcext:value-type="float">
            <text:p>341.98290749169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453" calcext:value-type="float">
            <text:p>-453</text:p>
          </table:table-cell>
          <table:table-cell office:value-type="float" office:value="0.0131612544005285" calcext:value-type="float">
            <text:p>0.0131612544005285</text:p>
          </table:table-cell>
          <table:table-cell office:value-type="float" office:value="0.419156019044517" calcext:value-type="float">
            <text:p>0.419156019044517</text:p>
          </table:table-cell>
          <table:table-cell office:value-type="float" office:value="1.95293787345264" calcext:value-type="float">
            <text:p>1.95293787345264</text:p>
          </table:table-cell>
          <table:table-cell office:value-type="float" office:value="491.988773677369" calcext:value-type="float">
            <text:p>491.988773677369</text:p>
          </table:table-cell>
          <table:table-cell office:value-type="float" office:value="341.979619901203" calcext:value-type="float">
            <text:p>341.97961990120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-452" calcext:value-type="float">
            <text:p>-452</text:p>
          </table:table-cell>
          <table:table-cell office:value-type="float" office:value="0.0125073186858736" calcext:value-type="float">
            <text:p>0.0125073186858736</text:p>
          </table:table-cell>
          <table:table-cell office:value-type="float" office:value="0.418376701835419" calcext:value-type="float">
            <text:p>0.418376701835419</text:p>
          </table:table-cell>
          <table:table-cell office:value-type="float" office:value="2.27172284704549" calcext:value-type="float">
            <text:p>2.27172284704549</text:p>
          </table:table-cell>
          <table:table-cell office:value-type="float" office:value="493.770038962884" calcext:value-type="float">
            <text:p>493.770038962884</text:p>
          </table:table-cell>
          <table:table-cell office:value-type="float" office:value="341.976749274109" calcext:value-type="float">
            <text:p>341.97674927410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451" calcext:value-type="float">
            <text:p>-451</text:p>
          </table:table-cell>
          <table:table-cell office:value-type="float" office:value="0.0118906843357941" calcext:value-type="float">
            <text:p>0.0118906843357941</text:p>
          </table:table-cell>
          <table:table-cell office:value-type="float" office:value="0.417275510611586" calcext:value-type="float">
            <text:p>0.417275510611586</text:p>
          </table:table-cell>
          <table:table-cell office:value-type="float" office:value="2.59045183153276" calcext:value-type="float">
            <text:p>2.59045183153276</text:p>
          </table:table-cell>
          <table:table-cell office:value-type="float" office:value="495.866407790751" calcext:value-type="float">
            <text:p>495.866407790751</text:p>
          </table:table-cell>
          <table:table-cell office:value-type="float" office:value="341.974176440971" calcext:value-type="float">
            <text:p>341.97417644097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-450" calcext:value-type="float">
            <text:p>-450</text:p>
          </table:table-cell>
          <table:table-cell office:value-type="float" office:value="0.0112251055311687" calcext:value-type="float">
            <text:p>0.0112251055311687</text:p>
          </table:table-cell>
          <table:table-cell office:value-type="float" office:value="0.415869028034376" calcext:value-type="float">
            <text:p>0.415869028034376</text:p>
          </table:table-cell>
          <table:table-cell office:value-type="float" office:value="2.92046537206562" calcext:value-type="float">
            <text:p>2.92046537206562</text:p>
          </table:table-cell>
          <table:table-cell office:value-type="float" office:value="498.044797506783" calcext:value-type="float">
            <text:p>498.044797506783</text:p>
          </table:table-cell>
          <table:table-cell office:value-type="float" office:value="341.971545398041" calcext:value-type="float">
            <text:p>341.97154539804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449" calcext:value-type="float">
            <text:p>-449</text:p>
          </table:table-cell>
          <table:table-cell office:value-type="float" office:value="0.0106457338626393" calcext:value-type="float">
            <text:p>0.0106457338626393</text:p>
          </table:table-cell>
          <table:table-cell office:value-type="float" office:value="0.414188808434667" calcext:value-type="float">
            <text:p>0.414188808434667</text:p>
          </table:table-cell>
          <table:table-cell office:value-type="float" office:value="3.24948671520988" calcext:value-type="float">
            <text:p>3.24948671520988</text:p>
          </table:table-cell>
          <table:table-cell office:value-type="float" office:value="499.745148381976" calcext:value-type="float">
            <text:p>499.745148381976</text:p>
          </table:table-cell>
          <table:table-cell office:value-type="float" office:value="341.969378525935" calcext:value-type="float">
            <text:p>341.969378525935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-448" calcext:value-type="float">
            <text:p>-448</text:p>
          </table:table-cell>
          <table:table-cell office:value-type="float" office:value="0.0100490263177595" calcext:value-type="float">
            <text:p>0.0100490263177595</text:p>
          </table:table-cell>
          <table:table-cell office:value-type="float" office:value="0.41227555974205" calcext:value-type="float">
            <text:p>0.41227555974205</text:p>
          </table:table-cell>
          <table:table-cell office:value-type="float" office:value="3.58299263142473" calcext:value-type="float">
            <text:p>3.58299263142473</text:p>
          </table:table-cell>
          <table:table-cell office:value-type="float" office:value="500.701970375727" calcext:value-type="float">
            <text:p>500.701970375727</text:p>
          </table:table-cell>
          <table:table-cell office:value-type="float" office:value="341.967266864201" calcext:value-type="float">
            <text:p>341.96726686420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447" calcext:value-type="float">
            <text:p>-447</text:p>
          </table:table-cell>
          <table:table-cell office:value-type="float" office:value="0.00953939474078149" calcext:value-type="float">
            <text:p>0.00953939474078149</text:p>
          </table:table-cell>
          <table:table-cell office:value-type="float" office:value="0.41017082353176" calcext:value-type="float">
            <text:p>0.41017082353176</text:p>
          </table:table-cell>
          <table:table-cell office:value-type="float" office:value="3.93158338898467" calcext:value-type="float">
            <text:p>3.93158338898467</text:p>
          </table:table-cell>
          <table:table-cell office:value-type="float" office:value="500.758445964545" calcext:value-type="float">
            <text:p>500.758445964545</text:p>
          </table:table-cell>
          <table:table-cell office:value-type="float" office:value="341.965559795859" calcext:value-type="float">
            <text:p>341.965559795859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-446" calcext:value-type="float">
            <text:p>-446</text:p>
          </table:table-cell>
          <table:table-cell office:value-type="float" office:value="0.0090006001227991" calcext:value-type="float">
            <text:p>0.0090006001227991</text:p>
          </table:table-cell>
          <table:table-cell office:value-type="float" office:value="0.407926135832433" calcext:value-type="float">
            <text:p>0.407926135832433</text:p>
          </table:table-cell>
          <table:table-cell office:value-type="float" office:value="4.27812078036968" calcext:value-type="float">
            <text:p>4.27812078036968</text:p>
          </table:table-cell>
          <table:table-cell office:value-type="float" office:value="499.547614491706" calcext:value-type="float">
            <text:p>499.547614491706</text:p>
          </table:table-cell>
          <table:table-cell office:value-type="float" office:value="341.963851663576" calcext:value-type="float">
            <text:p>341.96385166357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445" calcext:value-type="float">
            <text:p>-445</text:p>
          </table:table-cell>
          <table:table-cell office:value-type="float" office:value="0.00851199448153463" calcext:value-type="float">
            <text:p>0.00851199448153463</text:p>
          </table:table-cell>
          <table:table-cell office:value-type="float" office:value="0.405605762831744" calcext:value-type="float">
            <text:p>0.405605762831744</text:p>
          </table:table-cell>
          <table:table-cell office:value-type="float" office:value="4.63366958368091" calcext:value-type="float">
            <text:p>4.63366958368091</text:p>
          </table:table-cell>
          <table:table-cell office:value-type="float" office:value="497.180074360059" calcext:value-type="float">
            <text:p>497.180074360059</text:p>
          </table:table-cell>
          <table:table-cell office:value-type="float" office:value="341.96238850441" calcext:value-type="float">
            <text:p>341.962388504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-444" calcext:value-type="float">
            <text:p>-444</text:p>
          </table:table-cell>
          <table:table-cell office:value-type="float" office:value="0.00815502487002511" calcext:value-type="float">
            <text:p>0.00815502487002511</text:p>
          </table:table-cell>
          <table:table-cell office:value-type="float" office:value="0.403264765881042" calcext:value-type="float">
            <text:p>0.403264765881042</text:p>
          </table:table-cell>
          <table:table-cell office:value-type="float" office:value="5.00203826161031" calcext:value-type="float">
            <text:p>5.00203826161031</text:p>
          </table:table-cell>
          <table:table-cell office:value-type="float" office:value="493.811198573408" calcext:value-type="float">
            <text:p>493.811198573408</text:p>
          </table:table-cell>
          <table:table-cell office:value-type="float" office:value="341.961371162205" calcext:value-type="float">
            <text:p>341.961371162205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443" calcext:value-type="float">
            <text:p>-443</text:p>
          </table:table-cell>
          <table:table-cell office:value-type="float" office:value="0.00771114281142211" calcext:value-type="float">
            <text:p>0.00771114281142211</text:p>
          </table:table-cell>
          <table:table-cell office:value-type="float" office:value="0.400973955212635" calcext:value-type="float">
            <text:p>0.400973955212635</text:p>
          </table:table-cell>
          <table:table-cell office:value-type="float" office:value="5.373583727873" calcext:value-type="float">
            <text:p>5.373583727873</text:p>
          </table:table-cell>
          <table:table-cell office:value-type="float" office:value="489.474433487481" calcext:value-type="float">
            <text:p>489.474433487481</text:p>
          </table:table-cell>
          <table:table-cell office:value-type="float" office:value="341.960166921578" calcext:value-type="float">
            <text:p>341.96016692157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-442" calcext:value-type="float">
            <text:p>-442</text:p>
          </table:table-cell>
          <table:table-cell office:value-type="float" office:value="0.0074133172966033" calcext:value-type="float">
            <text:p>0.0074133172966033</text:p>
          </table:table-cell>
          <table:table-cell office:value-type="float" office:value="0.398804608301828" calcext:value-type="float">
            <text:p>0.398804608301828</text:p>
          </table:table-cell>
          <table:table-cell office:value-type="float" office:value="5.75713602874208" calcext:value-type="float">
            <text:p>5.75713602874208</text:p>
          </table:table-cell>
          <table:table-cell office:value-type="float" office:value="484.683109231753" calcext:value-type="float">
            <text:p>484.683109231753</text:p>
          </table:table-cell>
          <table:table-cell office:value-type="float" office:value="341.959396707124" calcext:value-type="float">
            <text:p>341.95939670712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441" calcext:value-type="float">
            <text:p>-441</text:p>
          </table:table-cell>
          <table:table-cell office:value-type="float" office:value="0.00717036589601014" calcext:value-type="float">
            <text:p>0.00717036589601014</text:p>
          </table:table-cell>
          <table:table-cell office:value-type="float" office:value="0.396817058621702" calcext:value-type="float">
            <text:p>0.396817058621702</text:p>
          </table:table-cell>
          <table:table-cell office:value-type="float" office:value="6.14105837239859" calcext:value-type="float">
            <text:p>6.14105837239859</text:p>
          </table:table-cell>
          <table:table-cell office:value-type="float" office:value="479.797828908652" calcext:value-type="float">
            <text:p>479.797828908652</text:p>
          </table:table-cell>
          <table:table-cell office:value-type="float" office:value="341.95879087278" calcext:value-type="float">
            <text:p>341.9587908727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440" calcext:value-type="float">
            <text:p>-440</text:p>
          </table:table-cell>
          <table:table-cell office:value-type="float" office:value="0.00696835898683484" calcext:value-type="float">
            <text:p>0.00696835898683484</text:p>
          </table:table-cell>
          <table:table-cell office:value-type="float" office:value="0.395078142554257" calcext:value-type="float">
            <text:p>0.395078142554257</text:p>
          </table:table-cell>
          <table:table-cell office:value-type="float" office:value="0.25708576511109" calcext:value-type="float">
            <text:p>0.25708576511109</text:p>
          </table:table-cell>
          <table:table-cell office:value-type="float" office:value="475.14875395" calcext:value-type="float">
            <text:p>475.14875395</text:p>
          </table:table-cell>
          <table:table-cell office:value-type="float" office:value="341.958302511027" calcext:value-type="float">
            <text:p>341.95830251102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439" calcext:value-type="float">
            <text:p>-439</text:p>
          </table:table-cell>
          <table:table-cell office:value-type="float" office:value="0.00684930285968633" calcext:value-type="float">
            <text:p>0.00684930285968633</text:p>
          </table:table-cell>
          <table:table-cell office:value-type="float" office:value="0.39364776479782" calcext:value-type="float">
            <text:p>0.39364776479782</text:p>
          </table:table-cell>
          <table:table-cell office:value-type="float" office:value="0.659513060576003" calcext:value-type="float">
            <text:p>0.659513060576003</text:p>
          </table:table-cell>
          <table:table-cell office:value-type="float" office:value="471.220607529383" calcext:value-type="float">
            <text:p>471.220607529383</text:p>
          </table:table-cell>
          <table:table-cell office:value-type="float" office:value="341.958021223794" calcext:value-type="float">
            <text:p>341.95802122379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-438" calcext:value-type="float">
            <text:p>-438</text:p>
          </table:table-cell>
          <table:table-cell office:value-type="float" office:value="0.00677963145700044" calcext:value-type="float">
            <text:p>0.00677963145700044</text:p>
          </table:table-cell>
          <table:table-cell office:value-type="float" office:value="0.392567576649694" calcext:value-type="float">
            <text:p>0.392567576649694</text:p>
          </table:table-cell>
          <table:table-cell office:value-type="float" office:value="1.0516251375634" calcext:value-type="float">
            <text:p>1.0516251375634</text:p>
          </table:table-cell>
          <table:table-cell office:value-type="float" office:value="468.401322127726" calcext:value-type="float">
            <text:p>468.401322127726</text:p>
          </table:table-cell>
          <table:table-cell office:value-type="float" office:value="341.957858863692" calcext:value-type="float">
            <text:p>341.95785886369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437" calcext:value-type="float">
            <text:p>-437</text:p>
          </table:table-cell>
          <table:table-cell office:value-type="float" office:value="0.00684612735938057" calcext:value-type="float">
            <text:p>0.00684612735938057</text:p>
          </table:table-cell>
          <table:table-cell office:value-type="float" office:value="0.391879532631406" calcext:value-type="float">
            <text:p>0.391879532631406</text:p>
          </table:table-cell>
          <table:table-cell office:value-type="float" office:value="1.46407084947091" calcext:value-type="float">
            <text:p>1.46407084947091</text:p>
          </table:table-cell>
          <table:table-cell office:value-type="float" office:value="466.75691017775" calcext:value-type="float">
            <text:p>466.75691017775</text:p>
          </table:table-cell>
          <table:table-cell office:value-type="float" office:value="341.958013787595" calcext:value-type="float">
            <text:p>341.958013787595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-436" calcext:value-type="float">
            <text:p>-436</text:p>
          </table:table-cell>
          <table:table-cell office:value-type="float" office:value="0.00691020049871773" calcext:value-type="float">
            <text:p>0.00691020049871773</text:p>
          </table:table-cell>
          <table:table-cell office:value-type="float" office:value="0.391608429695514" calcext:value-type="float">
            <text:p>0.391608429695514</text:p>
          </table:table-cell>
          <table:table-cell office:value-type="float" office:value="1.85745150910044" calcext:value-type="float">
            <text:p>1.85745150910044</text:p>
          </table:table-cell>
          <table:table-cell office:value-type="float" office:value="466.618788219233" calcext:value-type="float">
            <text:p>466.618788219233</text:p>
          </table:table-cell>
          <table:table-cell office:value-type="float" office:value="341.958164497555" calcext:value-type="float">
            <text:p>341.95816449755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435" calcext:value-type="float">
            <text:p>-435</text:p>
          </table:table-cell>
          <table:table-cell office:value-type="float" office:value="0.00705222048189456" calcext:value-type="float">
            <text:p>0.00705222048189456</text:p>
          </table:table-cell>
          <table:table-cell office:value-type="float" office:value="0.391760227544714" calcext:value-type="float">
            <text:p>0.391760227544714</text:p>
          </table:table-cell>
          <table:table-cell office:value-type="float" office:value="2.25587950885943" calcext:value-type="float">
            <text:p>2.25587950885943</text:p>
          </table:table-cell>
          <table:table-cell office:value-type="float" office:value="467.887930514423" calcext:value-type="float">
            <text:p>467.887930514423</text:p>
          </table:table-cell>
          <table:table-cell office:value-type="float" office:value="341.958503555989" calcext:value-type="float">
            <text:p>341.958503555989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-434" calcext:value-type="float">
            <text:p>-434</text:p>
          </table:table-cell>
          <table:table-cell office:value-type="float" office:value="0.0072770825682959" calcext:value-type="float">
            <text:p>0.0072770825682959</text:p>
          </table:table-cell>
          <table:table-cell office:value-type="float" office:value="0.392336227283912" calcext:value-type="float">
            <text:p>0.392336227283912</text:p>
          </table:table-cell>
          <table:table-cell office:value-type="float" office:value="2.6430941757728" calcext:value-type="float">
            <text:p>2.6430941757728</text:p>
          </table:table-cell>
          <table:table-cell office:value-type="float" office:value="470.409364782647" calcext:value-type="float">
            <text:p>470.409364782647</text:p>
          </table:table-cell>
          <table:table-cell office:value-type="float" office:value="341.959054499871" calcext:value-type="float">
            <text:p>341.95905449987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433" calcext:value-type="float">
            <text:p>-433</text:p>
          </table:table-cell>
          <table:table-cell office:value-type="float" office:value="0.00754520310910665" calcext:value-type="float">
            <text:p>0.00754520310910665</text:p>
          </table:table-cell>
          <table:table-cell office:value-type="float" office:value="0.393320209367578" calcext:value-type="float">
            <text:p>0.393320209367578</text:p>
          </table:table-cell>
          <table:table-cell office:value-type="float" office:value="3.02428052491662" calcext:value-type="float">
            <text:p>3.02428052491662</text:p>
          </table:table-cell>
          <table:table-cell office:value-type="float" office:value="473.987787491998" calcext:value-type="float">
            <text:p>473.987787491998</text:p>
          </table:table-cell>
          <table:table-cell office:value-type="float" office:value="341.959734037752" calcext:value-type="float">
            <text:p>341.959734037752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-432" calcext:value-type="float">
            <text:p>-432</text:p>
          </table:table-cell>
          <table:table-cell office:value-type="float" office:value="0.00780519681624337" calcext:value-type="float">
            <text:p>0.00780519681624337</text:p>
          </table:table-cell>
          <table:table-cell office:value-type="float" office:value="0.394679072059595" calcext:value-type="float">
            <text:p>0.394679072059595</text:p>
          </table:table-cell>
          <table:table-cell office:value-type="float" office:value="3.40829704454569" calcext:value-type="float">
            <text:p>3.40829704454569</text:p>
          </table:table-cell>
          <table:table-cell office:value-type="float" office:value="478.342535602685" calcext:value-type="float">
            <text:p>478.342535602685</text:p>
          </table:table-cell>
          <table:table-cell office:value-type="float" office:value="341.960416460557" calcext:value-type="float">
            <text:p>341.96041646055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431" calcext:value-type="float">
            <text:p>-431</text:p>
          </table:table-cell>
          <table:table-cell office:value-type="float" office:value="0.00815413293714772" calcext:value-type="float">
            <text:p>0.00815413293714772</text:p>
          </table:table-cell>
          <table:table-cell office:value-type="float" office:value="0.396377430472761" calcext:value-type="float">
            <text:p>0.396377430472761</text:p>
          </table:table-cell>
          <table:table-cell office:value-type="float" office:value="3.76741570724046" calcext:value-type="float">
            <text:p>3.76741570724046</text:p>
          </table:table-cell>
          <table:table-cell office:value-type="float" office:value="482.90251747379" calcext:value-type="float">
            <text:p>482.90251747379</text:p>
          </table:table-cell>
          <table:table-cell office:value-type="float" office:value="341.961368674839" calcext:value-type="float">
            <text:p>341.9613686748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-430" calcext:value-type="float">
            <text:p>-430</text:p>
          </table:table-cell>
          <table:table-cell office:value-type="float" office:value="0.00851098871976417" calcext:value-type="float">
            <text:p>0.00851098871976417</text:p>
          </table:table-cell>
          <table:table-cell office:value-type="float" office:value="0.398366507286143" calcext:value-type="float">
            <text:p>0.398366507286143</text:p>
          </table:table-cell>
          <table:table-cell office:value-type="float" office:value="4.13323950863916" calcext:value-type="float">
            <text:p>4.13323950863916</text:p>
          </table:table-cell>
          <table:table-cell office:value-type="float" office:value="487.465602159643" calcext:value-type="float">
            <text:p>487.465602159643</text:p>
          </table:table-cell>
          <table:table-cell office:value-type="float" office:value="341.962385576818" calcext:value-type="float">
            <text:p>341.9623855768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429" calcext:value-type="float">
            <text:p>-429</text:p>
          </table:table-cell>
          <table:table-cell office:value-type="float" office:value="0.00891023092696462" calcext:value-type="float">
            <text:p>0.00891023092696462</text:p>
          </table:table-cell>
          <table:table-cell office:value-type="float" office:value="0.400584391736435" calcext:value-type="float">
            <text:p>0.400584391736435</text:p>
          </table:table-cell>
          <table:table-cell office:value-type="float" office:value="4.49089419904413" calcext:value-type="float">
            <text:p>4.49089419904413</text:p>
          </table:table-cell>
          <table:table-cell office:value-type="float" office:value="491.561726867489" calcext:value-type="float">
            <text:p>491.561726867489</text:p>
          </table:table-cell>
          <table:table-cell office:value-type="float" office:value="341.9635748923" calcext:value-type="float">
            <text:p>341.9635748923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-428" calcext:value-type="float">
            <text:p>-428</text:p>
          </table:table-cell>
          <table:table-cell office:value-type="float" office:value="0.00926670235219444" calcext:value-type="float">
            <text:p>0.00926670235219444</text:p>
          </table:table-cell>
          <table:table-cell office:value-type="float" office:value="0.402975684590001" calcext:value-type="float">
            <text:p>0.402975684590001</text:p>
          </table:table-cell>
          <table:table-cell office:value-type="float" office:value="4.8354511464606" calcext:value-type="float">
            <text:p>4.8354511464606</text:p>
          </table:table-cell>
          <table:table-cell office:value-type="float" office:value="494.830223992487" calcext:value-type="float">
            <text:p>494.830223992487</text:p>
          </table:table-cell>
          <table:table-cell office:value-type="float" office:value="341.96468287194" calcext:value-type="float">
            <text:p>341.9646828719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427" calcext:value-type="float">
            <text:p>-427</text:p>
          </table:table-cell>
          <table:table-cell office:value-type="float" office:value="0.00970746042418267" calcext:value-type="float">
            <text:p>0.00970746042418267</text:p>
          </table:table-cell>
          <table:table-cell office:value-type="float" office:value="0.405474834206327" calcext:value-type="float">
            <text:p>0.405474834206327</text:p>
          </table:table-cell>
          <table:table-cell office:value-type="float" office:value="5.17892709108295" calcext:value-type="float">
            <text:p>5.17892709108295</text:p>
          </table:table-cell>
          <table:table-cell office:value-type="float" office:value="497.210255911139" calcext:value-type="float">
            <text:p>497.210255911139</text:p>
          </table:table-cell>
          <table:table-cell office:value-type="float" office:value="341.966112931667" calcext:value-type="float">
            <text:p>341.966112931667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-426" calcext:value-type="float">
            <text:p>-426</text:p>
          </table:table-cell>
          <table:table-cell office:value-type="float" office:value="0.0101389684866673" calcext:value-type="float">
            <text:p>0.0101389684866673</text:p>
          </table:table-cell>
          <table:table-cell office:value-type="float" office:value="0.408012419266343" calcext:value-type="float">
            <text:p>0.408012419266343</text:p>
          </table:table-cell>
          <table:table-cell office:value-type="float" office:value="5.51672698602247" calcext:value-type="float">
            <text:p>5.51672698602247</text:p>
          </table:table-cell>
          <table:table-cell office:value-type="float" office:value="498.525068782758" calcext:value-type="float">
            <text:p>498.525068782758</text:p>
          </table:table-cell>
          <table:table-cell office:value-type="float" office:value="341.967577359859" calcext:value-type="float">
            <text:p>341.96757735985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425" calcext:value-type="float">
            <text:p>-425</text:p>
          </table:table-cell>
          <table:table-cell office:value-type="float" office:value="0.0105140965867046" calcext:value-type="float">
            <text:p>0.0105140965867046</text:p>
          </table:table-cell>
          <table:table-cell office:value-type="float" office:value="0.410527138582512" calcext:value-type="float">
            <text:p>0.410527138582512</text:p>
          </table:table-cell>
          <table:table-cell office:value-type="float" office:value="5.84746130428362" calcext:value-type="float">
            <text:p>5.84746130428362</text:p>
          </table:table-cell>
          <table:table-cell office:value-type="float" office:value="498.843137971866" calcext:value-type="float">
            <text:p>498.843137971866</text:p>
          </table:table-cell>
          <table:table-cell office:value-type="float" office:value="341.968902208358" calcext:value-type="float">
            <text:p>341.96890220835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-424" calcext:value-type="float">
            <text:p>-424</text:p>
          </table:table-cell>
          <table:table-cell office:value-type="float" office:value="0.0109640362569957" calcext:value-type="float">
            <text:p>0.0109640362569957</text:p>
          </table:table-cell>
          <table:table-cell office:value-type="float" office:value="0.412955518722456" calcext:value-type="float">
            <text:p>0.412955518722456</text:p>
          </table:table-cell>
          <table:table-cell office:value-type="float" office:value="6.17656237695458" calcext:value-type="float">
            <text:p>6.17656237695458</text:p>
          </table:table-cell>
          <table:table-cell office:value-type="float" office:value="498.363136879257" calcext:value-type="float">
            <text:p>498.363136879257</text:p>
          </table:table-cell>
          <table:table-cell office:value-type="float" office:value="341.970554773503" calcext:value-type="float">
            <text:p>341.97055477350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423" calcext:value-type="float">
            <text:p>-423</text:p>
          </table:table-cell>
          <table:table-cell office:value-type="float" office:value="0.0113742998069512" calcext:value-type="float">
            <text:p>0.0113742998069512</text:p>
          </table:table-cell>
          <table:table-cell office:value-type="float" office:value="0.415234297281309" calcext:value-type="float">
            <text:p>0.415234297281309</text:p>
          </table:table-cell>
          <table:table-cell office:value-type="float" office:value="0.212720038905701" calcext:value-type="float">
            <text:p>0.212720038905701</text:p>
          </table:table-cell>
          <table:table-cell office:value-type="float" office:value="497.389368542946" calcext:value-type="float">
            <text:p>497.389368542946</text:p>
          </table:table-cell>
          <table:table-cell office:value-type="float" office:value="341.972121985207" calcext:value-type="float">
            <text:p>341.972121985207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-422" calcext:value-type="float">
            <text:p>-422</text:p>
          </table:table-cell>
          <table:table-cell office:value-type="float" office:value="0.0117714699152235" calcext:value-type="float">
            <text:p>0.0117714699152235</text:p>
          </table:table-cell>
          <table:table-cell office:value-type="float" office:value="0.417315553982786" calcext:value-type="float">
            <text:p>0.417315553982786</text:p>
          </table:table-cell>
          <table:table-cell office:value-type="float" office:value="0.539226626722858" calcext:value-type="float">
            <text:p>0.539226626722858</text:p>
          </table:table-cell>
          <table:table-cell office:value-type="float" office:value="496.093200181693" calcext:value-type="float">
            <text:p>496.093200181693</text:p>
          </table:table-cell>
          <table:table-cell office:value-type="float" office:value="341.973694041437" calcext:value-type="float">
            <text:p>341.97369404143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421" calcext:value-type="float">
            <text:p>-421</text:p>
          </table:table-cell>
          <table:table-cell office:value-type="float" office:value="0.0121652730740436" calcext:value-type="float">
            <text:p>0.0121652730740436</text:p>
          </table:table-cell>
          <table:table-cell office:value-type="float" office:value="0.419146832460935" calcext:value-type="float">
            <text:p>0.419146832460935</text:p>
          </table:table-cell>
          <table:table-cell office:value-type="float" office:value="0.851703530113705" calcext:value-type="float">
            <text:p>0.851703530113705</text:p>
          </table:table-cell>
          <table:table-cell office:value-type="float" office:value="495.030198368676" calcext:value-type="float">
            <text:p>495.030198368676</text:p>
          </table:table-cell>
          <table:table-cell office:value-type="float" office:value="341.975306060637" calcext:value-type="float">
            <text:p>341.97530606063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-420" calcext:value-type="float">
            <text:p>-420</text:p>
          </table:table-cell>
          <table:table-cell office:value-type="float" office:value="0.0125567308246453" calcext:value-type="float">
            <text:p>0.0125567308246453</text:p>
          </table:table-cell>
          <table:table-cell office:value-type="float" office:value="0.420688258775675" calcext:value-type="float">
            <text:p>0.420688258775675</text:p>
          </table:table-cell>
          <table:table-cell office:value-type="float" office:value="1.16628230602749" calcext:value-type="float">
            <text:p>1.16628230602749</text:p>
          </table:table-cell>
          <table:table-cell office:value-type="float" office:value="494.348618101113" calcext:value-type="float">
            <text:p>494.348618101113</text:p>
          </table:table-cell>
          <table:table-cell office:value-type="float" office:value="341.976961071118" calcext:value-type="float">
            <text:p>341.9769610711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419" calcext:value-type="float">
            <text:p>-419</text:p>
          </table:table-cell>
          <table:table-cell office:value-type="float" office:value="0.0129369844335941" calcext:value-type="float">
            <text:p>0.0129369844335941</text:p>
          </table:table-cell>
          <table:table-cell office:value-type="float" office:value="0.421912054596555" calcext:value-type="float">
            <text:p>0.421912054596555</text:p>
          </table:table-cell>
          <table:table-cell office:value-type="float" office:value="1.48157336363045" calcext:value-type="float">
            <text:p>1.48157336363045</text:p>
          </table:table-cell>
          <table:table-cell office:value-type="float" office:value="494.355185300881" calcext:value-type="float">
            <text:p>494.355185300881</text:p>
          </table:table-cell>
          <table:table-cell office:value-type="float" office:value="341.978618920103" calcext:value-type="float">
            <text:p>341.978618920103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-418" calcext:value-type="float">
            <text:p>-418</text:p>
          </table:table-cell>
          <table:table-cell office:value-type="float" office:value="0.0132946873471378" calcext:value-type="float">
            <text:p>0.0132946873471378</text:p>
          </table:table-cell>
          <table:table-cell office:value-type="float" office:value="0.422791779414021" calcext:value-type="float">
            <text:p>0.422791779414021</text:p>
          </table:table-cell>
          <table:table-cell office:value-type="float" office:value="1.79006151171885" calcext:value-type="float">
            <text:p>1.79006151171885</text:p>
          </table:table-cell>
          <table:table-cell office:value-type="float" office:value="495.232691846989" calcext:value-type="float">
            <text:p>495.232691846989</text:p>
          </table:table-cell>
          <table:table-cell office:value-type="float" office:value="341.980223617524" calcext:value-type="float">
            <text:p>341.98022361752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417" calcext:value-type="float">
            <text:p>-417</text:p>
          </table:table-cell>
          <table:table-cell office:value-type="float" office:value="0.013589827057578" calcext:value-type="float">
            <text:p>0.013589827057578</text:p>
          </table:table-cell>
          <table:table-cell office:value-type="float" office:value="0.423311650418781" calcext:value-type="float">
            <text:p>0.423311650418781</text:p>
          </table:table-cell>
          <table:table-cell office:value-type="float" office:value="2.10012249588482" calcext:value-type="float">
            <text:p>2.10012249588482</text:p>
          </table:table-cell>
          <table:table-cell office:value-type="float" office:value="497.057782819357" calcext:value-type="float">
            <text:p>497.057782819357</text:p>
          </table:table-cell>
          <table:table-cell office:value-type="float" office:value="341.981580618601" calcext:value-type="float">
            <text:p>341.98158061860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-416" calcext:value-type="float">
            <text:p>-416</text:p>
          </table:table-cell>
          <table:table-cell office:value-type="float" office:value="0.014000428756465" calcext:value-type="float">
            <text:p>0.014000428756465</text:p>
          </table:table-cell>
          <table:table-cell office:value-type="float" office:value="0.423473378651286" calcext:value-type="float">
            <text:p>0.423473378651286</text:p>
          </table:table-cell>
          <table:table-cell office:value-type="float" office:value="2.40708101494486" calcext:value-type="float">
            <text:p>2.40708101494486</text:p>
          </table:table-cell>
          <table:table-cell office:value-type="float" office:value="499.600320382521" calcext:value-type="float">
            <text:p>499.600320382521</text:p>
          </table:table-cell>
          <table:table-cell office:value-type="float" office:value="341.983518080157" calcext:value-type="float">
            <text:p>341.98351808015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415" calcext:value-type="float">
            <text:p>-415</text:p>
          </table:table-cell>
          <table:table-cell office:value-type="float" office:value="0.0142424955770695" calcext:value-type="float">
            <text:p>0.0142424955770695</text:p>
          </table:table-cell>
          <table:table-cell office:value-type="float" office:value="0.4232734101389" calcext:value-type="float">
            <text:p>0.4232734101389</text:p>
          </table:table-cell>
          <table:table-cell office:value-type="float" office:value="2.71610362579046" calcext:value-type="float">
            <text:p>2.71610362579046</text:p>
          </table:table-cell>
          <table:table-cell office:value-type="float" office:value="502.91833143578" calcext:value-type="float">
            <text:p>502.91833143578</text:p>
          </table:table-cell>
          <table:table-cell office:value-type="float" office:value="341.984687330407" calcext:value-type="float">
            <text:p>341.984687330407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-414" calcext:value-type="float">
            <text:p>-414</text:p>
          </table:table-cell>
          <table:table-cell office:value-type="float" office:value="0.0145366979834137" calcext:value-type="float">
            <text:p>0.0145366979834137</text:p>
          </table:table-cell>
          <table:table-cell office:value-type="float" office:value="0.422725533793546" calcext:value-type="float">
            <text:p>0.422725533793546</text:p>
          </table:table-cell>
          <table:table-cell office:value-type="float" office:value="3.02262736895261" calcext:value-type="float">
            <text:p>3.02262736895261</text:p>
          </table:table-cell>
          <table:table-cell office:value-type="float" office:value="506.512778133651" calcext:value-type="float">
            <text:p>506.512778133651</text:p>
          </table:table-cell>
          <table:table-cell office:value-type="float" office:value="341.986135409785" calcext:value-type="float">
            <text:p>341.98613540978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413" calcext:value-type="float">
            <text:p>-413</text:p>
          </table:table-cell>
          <table:table-cell office:value-type="float" office:value="0.0148362171065243" calcext:value-type="float">
            <text:p>0.0148362171065243</text:p>
          </table:table-cell>
          <table:table-cell office:value-type="float" office:value="0.421847550165851" calcext:value-type="float">
            <text:p>0.421847550165851</text:p>
          </table:table-cell>
          <table:table-cell office:value-type="float" office:value="3.32628197168931" calcext:value-type="float">
            <text:p>3.32628197168931</text:p>
          </table:table-cell>
          <table:table-cell office:value-type="float" office:value="510.040807195183" calcext:value-type="float">
            <text:p>510.040807195183</text:p>
          </table:table-cell>
          <table:table-cell office:value-type="float" office:value="341.987640091899" calcext:value-type="float">
            <text:p>341.98764009189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-412" calcext:value-type="float">
            <text:p>-412</text:p>
          </table:table-cell>
          <table:table-cell office:value-type="float" office:value="0.015056120908775" calcext:value-type="float">
            <text:p>0.015056120908775</text:p>
          </table:table-cell>
          <table:table-cell office:value-type="float" office:value="0.420661098467224" calcext:value-type="float">
            <text:p>0.420661098467224</text:p>
          </table:table-cell>
          <table:table-cell office:value-type="float" office:value="3.63588187514565" calcext:value-type="float">
            <text:p>3.63588187514565</text:p>
          </table:table-cell>
          <table:table-cell office:value-type="float" office:value="513.184715051827" calcext:value-type="float">
            <text:p>513.184715051827</text:p>
          </table:table-cell>
          <table:table-cell office:value-type="float" office:value="341.988764362318" calcext:value-type="float">
            <text:p>341.98876436231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411" calcext:value-type="float">
            <text:p>-411</text:p>
          </table:table-cell>
          <table:table-cell office:value-type="float" office:value="0.0152789838956167" calcext:value-type="float">
            <text:p>0.0152789838956167</text:p>
          </table:table-cell>
          <table:table-cell office:value-type="float" office:value="0.419194237497732" calcext:value-type="float">
            <text:p>0.419194237497732</text:p>
          </table:table-cell>
          <table:table-cell office:value-type="float" office:value="3.94189399940319" calcext:value-type="float">
            <text:p>3.94189399940319</text:p>
          </table:table-cell>
          <table:table-cell office:value-type="float" office:value="515.389987954048" calcext:value-type="float">
            <text:p>515.389987954048</text:p>
          </table:table-cell>
          <table:table-cell office:value-type="float" office:value="341.989920650139" calcext:value-type="float">
            <text:p>341.989920650139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-410" calcext:value-type="float">
            <text:p>-410</text:p>
          </table:table-cell>
          <table:table-cell office:value-type="float" office:value="0.0154798127533737" calcext:value-type="float">
            <text:p>0.0154798127533737</text:p>
          </table:table-cell>
          <table:table-cell office:value-type="float" office:value="0.417481460263861" calcext:value-type="float">
            <text:p>0.417481460263861</text:p>
          </table:table-cell>
          <table:table-cell office:value-type="float" office:value="4.24444580419875" calcext:value-type="float">
            <text:p>4.24444580419875</text:p>
          </table:table-cell>
          <table:table-cell office:value-type="float" office:value="516.309057888339" calcext:value-type="float">
            <text:p>516.309057888339</text:p>
          </table:table-cell>
          <table:table-cell office:value-type="float" office:value="341.99097718098" calcext:value-type="float">
            <text:p>341.9909771809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409" calcext:value-type="float">
            <text:p>-409</text:p>
          </table:table-cell>
          <table:table-cell office:value-type="float" office:value="0.0156639764063905" calcext:value-type="float">
            <text:p>0.0156639764063905</text:p>
          </table:table-cell>
          <table:table-cell office:value-type="float" office:value="0.415557035509418" calcext:value-type="float">
            <text:p>0.415557035509418</text:p>
          </table:table-cell>
          <table:table-cell office:value-type="float" office:value="4.5565020341172" calcext:value-type="float">
            <text:p>4.5565020341172</text:p>
          </table:table-cell>
          <table:table-cell office:value-type="float" office:value="515.7511632731" calcext:value-type="float">
            <text:p>515.7511632731</text:p>
          </table:table-cell>
          <table:table-cell office:value-type="float" office:value="341.991958174125" calcext:value-type="float">
            <text:p>341.99195817412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-408" calcext:value-type="float">
            <text:p>-408</text:p>
          </table:table-cell>
          <table:table-cell office:value-type="float" office:value="0.015794931398361" calcext:value-type="float">
            <text:p>0.015794931398361</text:p>
          </table:table-cell>
          <table:table-cell office:value-type="float" office:value="0.413464255063635" calcext:value-type="float">
            <text:p>0.413464255063635</text:p>
          </table:table-cell>
          <table:table-cell office:value-type="float" office:value="4.86064212623678" calcext:value-type="float">
            <text:p>4.86064212623678</text:p>
          </table:table-cell>
          <table:table-cell office:value-type="float" office:value="513.453192005967" calcext:value-type="float">
            <text:p>513.453192005967</text:p>
          </table:table-cell>
          <table:table-cell office:value-type="float" office:value="341.992662801499" calcext:value-type="float">
            <text:p>341.99266280149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407" calcext:value-type="float">
            <text:p>-407</text:p>
          </table:table-cell>
          <table:table-cell office:value-type="float" office:value="0.0158994472748644" calcext:value-type="float">
            <text:p>0.0158994472748644</text:p>
          </table:table-cell>
          <table:table-cell office:value-type="float" office:value="0.411247015827405" calcext:value-type="float">
            <text:p>0.411247015827405</text:p>
          </table:table-cell>
          <table:table-cell office:value-type="float" office:value="5.16941198400712" calcext:value-type="float">
            <text:p>5.16941198400712</text:p>
          </table:table-cell>
          <table:table-cell office:value-type="float" office:value="509.496017663595" calcext:value-type="float">
            <text:p>509.496017663595</text:p>
          </table:table-cell>
          <table:table-cell office:value-type="float" office:value="341.993229380851" calcext:value-type="float">
            <text:p>341.99322938085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-406" calcext:value-type="float">
            <text:p>-406</text:p>
          </table:table-cell>
          <table:table-cell office:value-type="float" office:value="0.0160068661047486" calcext:value-type="float">
            <text:p>0.0160068661047486</text:p>
          </table:table-cell>
          <table:table-cell office:value-type="float" office:value="0.408948480062459" calcext:value-type="float">
            <text:p>0.408948480062459</text:p>
          </table:table-cell>
          <table:table-cell office:value-type="float" office:value="5.47870834925307" calcext:value-type="float">
            <text:p>5.47870834925307</text:p>
          </table:table-cell>
          <table:table-cell office:value-type="float" office:value="504.07956403344" calcext:value-type="float">
            <text:p>504.07956403344</text:p>
          </table:table-cell>
          <table:table-cell office:value-type="float" office:value="341.993815593888" calcext:value-type="float">
            <text:p>341.99381559388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405" calcext:value-type="float">
            <text:p>-405</text:p>
          </table:table-cell>
          <table:table-cell office:value-type="float" office:value="0.0160592316893217" calcext:value-type="float">
            <text:p>0.0160592316893217</text:p>
          </table:table-cell>
          <table:table-cell office:value-type="float" office:value="0.40662238521772" calcext:value-type="float">
            <text:p>0.40662238521772</text:p>
          </table:table-cell>
          <table:table-cell office:value-type="float" office:value="5.7870538915194" calcext:value-type="float">
            <text:p>5.7870538915194</text:p>
          </table:table-cell>
          <table:table-cell office:value-type="float" office:value="497.526021670399" calcext:value-type="float">
            <text:p>497.526021670399</text:p>
          </table:table-cell>
          <table:table-cell office:value-type="float" office:value="341.994102798998" calcext:value-type="float">
            <text:p>341.99410279899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-404" calcext:value-type="float">
            <text:p>-404</text:p>
          </table:table-cell>
          <table:table-cell office:value-type="float" office:value="0.0160397231409737" calcext:value-type="float">
            <text:p>0.0160397231409737</text:p>
          </table:table-cell>
          <table:table-cell office:value-type="float" office:value="0.404318772621793" calcext:value-type="float">
            <text:p>0.404318772621793</text:p>
          </table:table-cell>
          <table:table-cell office:value-type="float" office:value="6.1008275256074" calcext:value-type="float">
            <text:p>6.1008275256074</text:p>
          </table:table-cell>
          <table:table-cell office:value-type="float" office:value="490.222486765548" calcext:value-type="float">
            <text:p>490.222486765548</text:p>
          </table:table-cell>
          <table:table-cell office:value-type="float" office:value="341.993995692386" calcext:value-type="float">
            <text:p>341.99399569238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403" calcext:value-type="float">
            <text:p>-403</text:p>
          </table:table-cell>
          <table:table-cell office:value-type="float" office:value="0.0160674522040052" calcext:value-type="float">
            <text:p>0.0160674522040052</text:p>
          </table:table-cell>
          <table:table-cell office:value-type="float" office:value="0.402084411114228" calcext:value-type="float">
            <text:p>0.402084411114228</text:p>
          </table:table-cell>
          <table:table-cell office:value-type="float" office:value="0.125837594418252" calcext:value-type="float">
            <text:p>0.125837594418252</text:p>
          </table:table-cell>
          <table:table-cell office:value-type="float" office:value="482.883331135849" calcext:value-type="float">
            <text:p>482.883331135849</text:p>
          </table:table-cell>
          <table:table-cell office:value-type="float" office:value="341.994147970615" calcext:value-type="float">
            <text:p>341.99414797061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-402" calcext:value-type="float">
            <text:p>-402</text:p>
          </table:table-cell>
          <table:table-cell office:value-type="float" office:value="0.0160025062035147" calcext:value-type="float">
            <text:p>0.0160025062035147</text:p>
          </table:table-cell>
          <table:table-cell office:value-type="float" office:value="0.399969703498799" calcext:value-type="float">
            <text:p>0.399969703498799</text:p>
          </table:table-cell>
          <table:table-cell office:value-type="float" office:value="0.441685007618436" calcext:value-type="float">
            <text:p>0.441685007618436</text:p>
          </table:table-cell>
          <table:table-cell office:value-type="float" office:value="475.847205323296" calcext:value-type="float">
            <text:p>475.847205323296</text:p>
          </table:table-cell>
          <table:table-cell office:value-type="float" office:value="341.993791723839" calcext:value-type="float">
            <text:p>341.993791723839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401" calcext:value-type="float">
            <text:p>-401</text:p>
          </table:table-cell>
          <table:table-cell office:value-type="float" office:value="0.0159060868772397" calcext:value-type="float">
            <text:p>0.0159060868772397</text:p>
          </table:table-cell>
          <table:table-cell office:value-type="float" office:value="0.398021394149062" calcext:value-type="float">
            <text:p>0.398021394149062</text:p>
          </table:table-cell>
          <table:table-cell office:value-type="float" office:value="0.756987859950739" calcext:value-type="float">
            <text:p>0.756987859950739</text:p>
          </table:table-cell>
          <table:table-cell office:value-type="float" office:value="469.767046009506" calcext:value-type="float">
            <text:p>469.767046009506</text:p>
          </table:table-cell>
          <table:table-cell office:value-type="float" office:value="341.993265500385" calcext:value-type="float">
            <text:p>341.99326550038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400" calcext:value-type="float">
            <text:p>-400</text:p>
          </table:table-cell>
          <table:table-cell office:value-type="float" office:value="0.0158102160084811" calcext:value-type="float">
            <text:p>0.0158102160084811</text:p>
          </table:table-cell>
          <table:table-cell office:value-type="float" office:value="0.396273469981811" calcext:value-type="float">
            <text:p>0.396273469981811</text:p>
          </table:table-cell>
          <table:table-cell office:value-type="float" office:value="1.07031367547477" calcext:value-type="float">
            <text:p>1.07031367547477</text:p>
          </table:table-cell>
          <table:table-cell office:value-type="float" office:value="465.02905506753" calcext:value-type="float">
            <text:p>465.02905506753</text:p>
          </table:table-cell>
          <table:table-cell office:value-type="float" office:value="341.992745425743" calcext:value-type="float">
            <text:p>341.99274542574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399" calcext:value-type="float">
            <text:p>-399</text:p>
          </table:table-cell>
          <table:table-cell office:value-type="float" office:value="0.0156330828524705" calcext:value-type="float">
            <text:p>0.0156330828524705</text:p>
          </table:table-cell>
          <table:table-cell office:value-type="float" office:value="0.394763117639315" calcext:value-type="float">
            <text:p>0.394763117639315</text:p>
          </table:table-cell>
          <table:table-cell office:value-type="float" office:value="1.38873160675346" calcext:value-type="float">
            <text:p>1.38873160675346</text:p>
          </table:table-cell>
          <table:table-cell office:value-type="float" office:value="461.937982383037" calcext:value-type="float">
            <text:p>461.937982383037</text:p>
          </table:table-cell>
          <table:table-cell office:value-type="float" office:value="341.991792801524" calcext:value-type="float">
            <text:p>341.99179280152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-398" calcext:value-type="float">
            <text:p>-398</text:p>
          </table:table-cell>
          <table:table-cell office:value-type="float" office:value="0.0154979538584795" calcext:value-type="float">
            <text:p>0.0154979538584795</text:p>
          </table:table-cell>
          <table:table-cell office:value-type="float" office:value="0.393518708337411" calcext:value-type="float">
            <text:p>0.393518708337411</text:p>
          </table:table-cell>
          <table:table-cell office:value-type="float" office:value="1.70789220072933" calcext:value-type="float">
            <text:p>1.70789220072933</text:p>
          </table:table-cell>
          <table:table-cell office:value-type="float" office:value="460.578632094683" calcext:value-type="float">
            <text:p>460.578632094683</text:p>
          </table:table-cell>
          <table:table-cell office:value-type="float" office:value="341.991073298545" calcext:value-type="float">
            <text:p>341.991073298545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397" calcext:value-type="float">
            <text:p>-397</text:p>
          </table:table-cell>
          <table:table-cell office:value-type="float" office:value="0.0152110107245224" calcext:value-type="float">
            <text:p>0.0152110107245224</text:p>
          </table:table-cell>
          <table:table-cell office:value-type="float" office:value="0.392558215721299" calcext:value-type="float">
            <text:p>0.392558215721299</text:p>
          </table:table-cell>
          <table:table-cell office:value-type="float" office:value="2.0259608248743" calcext:value-type="float">
            <text:p>2.0259608248743</text:p>
          </table:table-cell>
          <table:table-cell office:value-type="float" office:value="461.091776799263" calcext:value-type="float">
            <text:p>461.091776799263</text:p>
          </table:table-cell>
          <table:table-cell office:value-type="float" office:value="341.989566180607" calcext:value-type="float">
            <text:p>341.989566180607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-396" calcext:value-type="float">
            <text:p>-396</text:p>
          </table:table-cell>
          <table:table-cell office:value-type="float" office:value="0.0150130139059364" calcext:value-type="float">
            <text:p>0.0150130139059364</text:p>
          </table:table-cell>
          <table:table-cell office:value-type="float" office:value="0.391897491898098" calcext:value-type="float">
            <text:p>0.391897491898098</text:p>
          </table:table-cell>
          <table:table-cell office:value-type="float" office:value="2.34616465281688" calcext:value-type="float">
            <text:p>2.34616465281688</text:p>
          </table:table-cell>
          <table:table-cell office:value-type="float" office:value="463.104936110704" calcext:value-type="float">
            <text:p>463.104936110704</text:p>
          </table:table-cell>
          <table:table-cell office:value-type="float" office:value="341.988542671022" calcext:value-type="float">
            <text:p>341.98854267102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395" calcext:value-type="float">
            <text:p>-395</text:p>
          </table:table-cell>
          <table:table-cell office:value-type="float" office:value="0.0147459831877895" calcext:value-type="float">
            <text:p>0.0147459831877895</text:p>
          </table:table-cell>
          <table:table-cell office:value-type="float" office:value="0.391549761831117" calcext:value-type="float">
            <text:p>0.391549761831117</text:p>
          </table:table-cell>
          <table:table-cell office:value-type="float" office:value="2.66894063964561" calcext:value-type="float">
            <text:p>2.66894063964561</text:p>
          </table:table-cell>
          <table:table-cell office:value-type="float" office:value="466.472778183587" calcext:value-type="float">
            <text:p>466.472778183587</text:p>
          </table:table-cell>
          <table:table-cell office:value-type="float" office:value="341.987183555466" calcext:value-type="float">
            <text:p>341.987183555466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-394" calcext:value-type="float">
            <text:p>-394</text:p>
          </table:table-cell>
          <table:table-cell office:value-type="float" office:value="0.0143832918740003" calcext:value-type="float">
            <text:p>0.0143832918740003</text:p>
          </table:table-cell>
          <table:table-cell office:value-type="float" office:value="0.391512753497926" calcext:value-type="float">
            <text:p>0.391512753497926</text:p>
          </table:table-cell>
          <table:table-cell office:value-type="float" office:value="2.99004231071182" calcext:value-type="float">
            <text:p>2.99004231071182</text:p>
          </table:table-cell>
          <table:table-cell office:value-type="float" office:value="470.706070621633" calcext:value-type="float">
            <text:p>470.706070621633</text:p>
          </table:table-cell>
          <table:table-cell office:value-type="float" office:value="341.985376640691" calcext:value-type="float">
            <text:p>341.98537664069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393" calcext:value-type="float">
            <text:p>-393</text:p>
          </table:table-cell>
          <table:table-cell office:value-type="float" office:value="0.0140902847824481" calcext:value-type="float">
            <text:p>0.0140902847824481</text:p>
          </table:table-cell>
          <table:table-cell office:value-type="float" office:value="0.391791046599675" calcext:value-type="float">
            <text:p>0.391791046599675</text:p>
          </table:table-cell>
          <table:table-cell office:value-type="float" office:value="3.31324162572881" calcext:value-type="float">
            <text:p>3.31324162572881</text:p>
          </table:table-cell>
          <table:table-cell office:value-type="float" office:value="475.355527300945" calcext:value-type="float">
            <text:p>475.355527300945</text:p>
          </table:table-cell>
          <table:table-cell office:value-type="float" office:value="341.98394976929" calcext:value-type="float">
            <text:p>341.98394976929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-392" calcext:value-type="float">
            <text:p>-392</text:p>
          </table:table-cell>
          <table:table-cell office:value-type="float" office:value="0.0137172572634897" calcext:value-type="float">
            <text:p>0.0137172572634897</text:p>
          </table:table-cell>
          <table:table-cell office:value-type="float" office:value="0.39237702398042" calcext:value-type="float">
            <text:p>0.39237702398042</text:p>
          </table:table-cell>
          <table:table-cell office:value-type="float" office:value="3.63470408900264" calcext:value-type="float">
            <text:p>3.63470408900264</text:p>
          </table:table-cell>
          <table:table-cell office:value-type="float" office:value="479.918905442796" calcext:value-type="float">
            <text:p>479.918905442796</text:p>
          </table:table-cell>
          <table:table-cell office:value-type="float" office:value="341.982175734817" calcext:value-type="float">
            <text:p>341.982175734817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391" calcext:value-type="float">
            <text:p>-391</text:p>
          </table:table-cell>
          <table:table-cell office:value-type="float" office:value="0.0132993070197328" calcext:value-type="float">
            <text:p>0.0132993070197328</text:p>
          </table:table-cell>
          <table:table-cell office:value-type="float" office:value="0.393259461303963" calcext:value-type="float">
            <text:p>0.393259461303963</text:p>
          </table:table-cell>
          <table:table-cell office:value-type="float" office:value="3.96308278884633" calcext:value-type="float">
            <text:p>3.96308278884633</text:p>
          </table:table-cell>
          <table:table-cell office:value-type="float" office:value="484.047205644051" calcext:value-type="float">
            <text:p>484.047205644051</text:p>
          </table:table-cell>
          <table:table-cell office:value-type="float" office:value="341.980244628323" calcext:value-type="float">
            <text:p>341.980244628323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-390" calcext:value-type="float">
            <text:p>-390</text:p>
          </table:table-cell>
          <table:table-cell office:value-type="float" office:value="0.0128929647998906" calcext:value-type="float">
            <text:p>0.0128929647998906</text:p>
          </table:table-cell>
          <table:table-cell office:value-type="float" office:value="0.394422383045226" calcext:value-type="float">
            <text:p>0.394422383045226</text:p>
          </table:table-cell>
          <table:table-cell office:value-type="float" office:value="4.28315255177818" calcext:value-type="float">
            <text:p>4.28315255177818</text:p>
          </table:table-cell>
          <table:table-cell office:value-type="float" office:value="487.315135607561" calcext:value-type="float">
            <text:p>487.315135607561</text:p>
          </table:table-cell>
          <table:table-cell office:value-type="float" office:value="341.978424468622" calcext:value-type="float">
            <text:p>341.978424468622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389" calcext:value-type="float">
            <text:p>-389</text:p>
          </table:table-cell>
          <table:table-cell office:value-type="float" office:value="0.0124143057773081" calcext:value-type="float">
            <text:p>0.0124143057773081</text:p>
          </table:table-cell>
          <table:table-cell office:value-type="float" office:value="0.395844994566899" calcext:value-type="float">
            <text:p>0.395844994566899</text:p>
          </table:table-cell>
          <table:table-cell office:value-type="float" office:value="4.60886765407595" calcext:value-type="float">
            <text:p>4.60886765407595</text:p>
          </table:table-cell>
          <table:table-cell office:value-type="float" office:value="489.584023310841" calcext:value-type="float">
            <text:p>489.584023310841</text:p>
          </table:table-cell>
          <table:table-cell office:value-type="float" office:value="341.976352856128" calcext:value-type="float">
            <text:p>341.97635285612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-388" calcext:value-type="float">
            <text:p>-388</text:p>
          </table:table-cell>
          <table:table-cell office:value-type="float" office:value="0.0119480670406665" calcext:value-type="float">
            <text:p>0.0119480670406665</text:p>
          </table:table-cell>
          <table:table-cell office:value-type="float" office:value="0.397495942694891" calcext:value-type="float">
            <text:p>0.397495942694891</text:p>
          </table:table-cell>
          <table:table-cell office:value-type="float" office:value="4.93645399014106" calcext:value-type="float">
            <text:p>4.93645399014106</text:p>
          </table:table-cell>
          <table:table-cell office:value-type="float" office:value="490.839483568369" calcext:value-type="float">
            <text:p>490.839483568369</text:p>
          </table:table-cell>
          <table:table-cell office:value-type="float" office:value="341.974410373002" calcext:value-type="float">
            <text:p>341.974410373002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387" calcext:value-type="float">
            <text:p>-387</text:p>
          </table:table-cell>
          <table:table-cell office:value-type="float" office:value="0.0114032521801355" calcext:value-type="float">
            <text:p>0.0114032521801355</text:p>
          </table:table-cell>
          <table:table-cell office:value-type="float" office:value="0.399346010204293" calcext:value-type="float">
            <text:p>0.399346010204293</text:p>
          </table:table-cell>
          <table:table-cell office:value-type="float" office:value="5.26174870498147" calcext:value-type="float">
            <text:p>5.26174870498147</text:p>
          </table:table-cell>
          <table:table-cell office:value-type="float" office:value="491.12808511033" calcext:value-type="float">
            <text:p>491.12808511033</text:p>
          </table:table-cell>
          <table:table-cell office:value-type="float" office:value="341.972234759037" calcext:value-type="float">
            <text:p>341.97223475903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-386" calcext:value-type="float">
            <text:p>-386</text:p>
          </table:table-cell>
          <table:table-cell office:value-type="float" office:value="0.0108245406104657" calcext:value-type="float">
            <text:p>0.0108245406104657</text:p>
          </table:table-cell>
          <table:table-cell office:value-type="float" office:value="0.401358562472092" calcext:value-type="float">
            <text:p>0.401358562472092</text:p>
          </table:table-cell>
          <table:table-cell office:value-type="float" office:value="5.58917395123869" calcext:value-type="float">
            <text:p>5.58917395123869</text:p>
          </table:table-cell>
          <table:table-cell office:value-type="float" office:value="490.734509439467" calcext:value-type="float">
            <text:p>490.734509439467</text:p>
          </table:table-cell>
          <table:table-cell office:value-type="float" office:value="341.97003501757" calcext:value-type="float">
            <text:p>341.970035017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385" calcext:value-type="float">
            <text:p>-385</text:p>
          </table:table-cell>
          <table:table-cell office:value-type="float" office:value="0.0103194012018029" calcext:value-type="float">
            <text:p>0.0103194012018029</text:p>
          </table:table-cell>
          <table:table-cell office:value-type="float" office:value="0.403490917013492" calcext:value-type="float">
            <text:p>0.403490917013492</text:p>
          </table:table-cell>
          <table:table-cell office:value-type="float" office:value="5.92132847858522" calcext:value-type="float">
            <text:p>5.92132847858522</text:p>
          </table:table-cell>
          <table:table-cell office:value-type="float" office:value="490.000463288458" calcext:value-type="float">
            <text:p>490.000463288458</text:p>
          </table:table-cell>
          <table:table-cell office:value-type="float" office:value="341.968208589076" calcext:value-type="float">
            <text:p>341.96820858907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-384" calcext:value-type="float">
            <text:p>-384</text:p>
          </table:table-cell>
          <table:table-cell office:value-type="float" office:value="0.00963026511336012" calcext:value-type="float">
            <text:p>0.00963026511336012</text:p>
          </table:table-cell>
          <table:table-cell office:value-type="float" office:value="0.405703129025582" calcext:value-type="float">
            <text:p>0.405703129025582</text:p>
          </table:table-cell>
          <table:table-cell office:value-type="float" office:value="6.2553517508866" calcext:value-type="float">
            <text:p>6.2553517508866</text:p>
          </table:table-cell>
          <table:table-cell office:value-type="float" office:value="489.22146123678" calcext:value-type="float">
            <text:p>489.22146123678</text:p>
          </table:table-cell>
          <table:table-cell office:value-type="float" office:value="341.965857667515" calcext:value-type="float">
            <text:p>341.96585766751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383" calcext:value-type="float">
            <text:p>-383</text:p>
          </table:table-cell>
          <table:table-cell office:value-type="float" office:value="0.0090488235927553" calcext:value-type="float">
            <text:p>0.0090488235927553</text:p>
          </table:table-cell>
          <table:table-cell office:value-type="float" office:value="0.407953226648763" calcext:value-type="float">
            <text:p>0.407953226648763</text:p>
          </table:table-cell>
          <table:table-cell office:value-type="float" office:value="0.310017030043706" calcext:value-type="float">
            <text:p>0.310017030043706</text:p>
          </table:table-cell>
          <table:table-cell office:value-type="float" office:value="488.809499621217" calcext:value-type="float">
            <text:p>488.809499621217</text:p>
          </table:table-cell>
          <table:table-cell office:value-type="float" office:value="341.964000499398" calcext:value-type="float">
            <text:p>341.96400049939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-382" calcext:value-type="float">
            <text:p>-382</text:p>
          </table:table-cell>
          <table:table-cell office:value-type="float" office:value="0.00842494560996129" calcext:value-type="float">
            <text:p>0.00842494560996129</text:p>
          </table:table-cell>
          <table:table-cell office:value-type="float" office:value="0.410192939897579" calcext:value-type="float">
            <text:p>0.410192939897579</text:p>
          </table:table-cell>
          <table:table-cell office:value-type="float" office:value="0.649492616732662" calcext:value-type="float">
            <text:p>0.649492616732662</text:p>
          </table:table-cell>
          <table:table-cell office:value-type="float" office:value="489.043424667978" calcext:value-type="float">
            <text:p>489.043424667978</text:p>
          </table:table-cell>
          <table:table-cell office:value-type="float" office:value="341.962136401749" calcext:value-type="float">
            <text:p>341.962136401749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381" calcext:value-type="float">
            <text:p>-381</text:p>
          </table:table-cell>
          <table:table-cell office:value-type="float" office:value="0.00776574425585182" calcext:value-type="float">
            <text:p>0.00776574425585182</text:p>
          </table:table-cell>
          <table:table-cell office:value-type="float" office:value="0.412384668923691" calcext:value-type="float">
            <text:p>0.412384668923691</text:p>
          </table:table-cell>
          <table:table-cell office:value-type="float" office:value="1.00538238279736" calcext:value-type="float">
            <text:p>1.00538238279736</text:p>
          </table:table-cell>
          <table:table-cell office:value-type="float" office:value="490.063716793023" calcext:value-type="float">
            <text:p>490.063716793023</text:p>
          </table:table-cell>
          <table:table-cell office:value-type="float" office:value="341.960311418757" calcext:value-type="float">
            <text:p>341.9603114187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-380" calcext:value-type="float">
            <text:p>-380</text:p>
          </table:table-cell>
          <table:table-cell office:value-type="float" office:value="0.00712367802423955" calcext:value-type="float">
            <text:p>0.00712367802423955</text:p>
          </table:table-cell>
          <table:table-cell office:value-type="float" office:value="0.414488019564079" calcext:value-type="float">
            <text:p>0.414488019564079</text:p>
          </table:table-cell>
          <table:table-cell office:value-type="float" office:value="1.36375829652038" calcext:value-type="float">
            <text:p>1.36375829652038</text:p>
          </table:table-cell>
          <table:table-cell office:value-type="float" office:value="492.008122772166" calcext:value-type="float">
            <text:p>492.008122772166</text:p>
          </table:table-cell>
          <table:table-cell office:value-type="float" office:value="341.958676762419" calcext:value-type="float">
            <text:p>341.958676762419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379" calcext:value-type="float">
            <text:p>-379</text:p>
          </table:table-cell>
          <table:table-cell office:value-type="float" office:value="0.00649382279338564" calcext:value-type="float">
            <text:p>0.00649382279338564</text:p>
          </table:table-cell>
          <table:table-cell office:value-type="float" office:value="0.416460948411679" calcext:value-type="float">
            <text:p>0.416460948411679</text:p>
          </table:table-cell>
          <table:table-cell office:value-type="float" office:value="1.72841105915171" calcext:value-type="float">
            <text:p>1.72841105915171</text:p>
          </table:table-cell>
          <table:table-cell office:value-type="float" office:value="494.769192376924" calcext:value-type="float">
            <text:p>494.769192376924</text:p>
          </table:table-cell>
          <table:table-cell office:value-type="float" office:value="341.957210198391" calcext:value-type="float">
            <text:p>341.95721019839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378" calcext:value-type="float">
            <text:p>-378</text:p>
          </table:table-cell>
          <table:table-cell office:value-type="float" office:value="0.00590371473832647" calcext:value-type="float">
            <text:p>0.00590371473832647</text:p>
          </table:table-cell>
          <table:table-cell office:value-type="float" office:value="0.418268317246014" calcext:value-type="float">
            <text:p>0.418268317246014</text:p>
          </table:table-cell>
          <table:table-cell office:value-type="float" office:value="2.12693412983476" calcext:value-type="float">
            <text:p>2.12693412983476</text:p>
          </table:table-cell>
          <table:table-cell office:value-type="float" office:value="498.190277078391" calcext:value-type="float">
            <text:p>498.190277078391</text:p>
          </table:table-cell>
          <table:table-cell office:value-type="float" office:value="341.955959292391" calcext:value-type="float">
            <text:p>341.95595929239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377" calcext:value-type="float">
            <text:p>-377</text:p>
          </table:table-cell>
          <table:table-cell office:value-type="float" office:value="0.00533428543815994" calcext:value-type="float">
            <text:p>0.00533428543815994</text:p>
          </table:table-cell>
          <table:table-cell office:value-type="float" office:value="0.419878581024604" calcext:value-type="float">
            <text:p>0.419878581024604</text:p>
          </table:table-cell>
          <table:table-cell office:value-type="float" office:value="2.52954507664917" calcext:value-type="float">
            <text:p>2.52954507664917</text:p>
          </table:table-cell>
          <table:table-cell office:value-type="float" office:value="501.955368549599" calcext:value-type="float">
            <text:p>501.955368549599</text:p>
          </table:table-cell>
          <table:table-cell office:value-type="float" office:value="341.954865129256" calcext:value-type="float">
            <text:p>341.95486512925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-376" calcext:value-type="float">
            <text:p>-376</text:p>
          </table:table-cell>
          <table:table-cell office:value-type="float" office:value="0.00481611660096053" calcext:value-type="float">
            <text:p>0.00481611660096053</text:p>
          </table:table-cell>
          <table:table-cell office:value-type="float" office:value="0.42125458479375" calcext:value-type="float">
            <text:p>0.42125458479375</text:p>
          </table:table-cell>
          <table:table-cell office:value-type="float" office:value="2.97030897051002" calcext:value-type="float">
            <text:p>2.97030897051002</text:p>
          </table:table-cell>
          <table:table-cell office:value-type="float" office:value="505.771153563758" calcext:value-type="float">
            <text:p>505.771153563758</text:p>
          </table:table-cell>
          <table:table-cell office:value-type="float" office:value="341.953965830545" calcext:value-type="float">
            <text:p>341.95396583054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375" calcext:value-type="float">
            <text:p>-375</text:p>
          </table:table-cell>
          <table:table-cell office:value-type="float" office:value="0.00448009474339009" calcext:value-type="float">
            <text:p>0.00448009474339009</text:p>
          </table:table-cell>
          <table:table-cell office:value-type="float" office:value="0.422367844324565" calcext:value-type="float">
            <text:p>0.422367844324565</text:p>
          </table:table-cell>
          <table:table-cell office:value-type="float" office:value="3.42970779178771" calcext:value-type="float">
            <text:p>3.42970779178771</text:p>
          </table:table-cell>
          <table:table-cell office:value-type="float" office:value="509.154732891303" calcext:value-type="float">
            <text:p>509.154732891303</text:p>
          </table:table-cell>
          <table:table-cell office:value-type="float" office:value="341.953431733442" calcext:value-type="float">
            <text:p>341.953431733442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-374" calcext:value-type="float">
            <text:p>-374</text:p>
          </table:table-cell>
          <table:table-cell office:value-type="float" office:value="0.00421942904752157" calcext:value-type="float">
            <text:p>0.00421942904752157</text:p>
          </table:table-cell>
          <table:table-cell office:value-type="float" office:value="0.423195399782193" calcext:value-type="float">
            <text:p>0.423195399782193</text:p>
          </table:table-cell>
          <table:table-cell office:value-type="float" office:value="3.92867788226481" calcext:value-type="float">
            <text:p>3.92867788226481</text:p>
          </table:table-cell>
          <table:table-cell office:value-type="float" office:value="511.841635581121" calcext:value-type="float">
            <text:p>511.841635581121</text:p>
          </table:table-cell>
          <table:table-cell office:value-type="float" office:value="341.953044007991" calcext:value-type="float">
            <text:p>341.95304400799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373" calcext:value-type="float">
            <text:p>-373</text:p>
          </table:table-cell>
          <table:table-cell office:value-type="float" office:value="0.00415504831859073" calcext:value-type="float">
            <text:p>0.00415504831859073</text:p>
          </table:table-cell>
          <table:table-cell office:value-type="float" office:value="0.423706336480975" calcext:value-type="float">
            <text:p>0.423706336480975</text:p>
          </table:table-cell>
          <table:table-cell office:value-type="float" office:value="4.44022334731422" calcext:value-type="float">
            <text:p>4.44022334731422</text:p>
          </table:table-cell>
          <table:table-cell office:value-type="float" office:value="513.458288218304" calcext:value-type="float">
            <text:p>513.458288218304</text:p>
          </table:table-cell>
          <table:table-cell office:value-type="float" office:value="341.952951823547" calcext:value-type="float">
            <text:p>341.952951823547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-372" calcext:value-type="float">
            <text:p>-372</text:p>
          </table:table-cell>
          <table:table-cell office:value-type="float" office:value="0.00429770446731848" calcext:value-type="float">
            <text:p>0.00429770446731848</text:p>
          </table:table-cell>
          <table:table-cell office:value-type="float" office:value="0.423886266486345" calcext:value-type="float">
            <text:p>0.423886266486345</text:p>
          </table:table-cell>
          <table:table-cell office:value-type="float" office:value="4.93909185506278" calcext:value-type="float">
            <text:p>4.93909185506278</text:p>
          </table:table-cell>
          <table:table-cell office:value-type="float" office:value="513.853079622649" calcext:value-type="float">
            <text:p>513.853079622649</text:p>
          </table:table-cell>
          <table:table-cell office:value-type="float" office:value="341.953157997081" calcext:value-type="float">
            <text:p>341.95315799708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371" calcext:value-type="float">
            <text:p>-371</text:p>
          </table:table-cell>
          <table:table-cell office:value-type="float" office:value="0.00459151769571163" calcext:value-type="float">
            <text:p>0.00459151769571163</text:p>
          </table:table-cell>
          <table:table-cell office:value-type="float" office:value="0.42372047377624" calcext:value-type="float">
            <text:p>0.42372047377624</text:p>
          </table:table-cell>
          <table:table-cell office:value-type="float" office:value="5.4345846821624" calcext:value-type="float">
            <text:p>5.4345846821624</text:p>
          </table:table-cell>
          <table:table-cell office:value-type="float" office:value="512.904982069445" calcext:value-type="float">
            <text:p>512.904982069445</text:p>
          </table:table-cell>
          <table:table-cell office:value-type="float" office:value="341.953604557885" calcext:value-type="float">
            <text:p>341.953604557885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-370" calcext:value-type="float">
            <text:p>-370</text:p>
          </table:table-cell>
          <table:table-cell office:value-type="float" office:value="0.00510012137891019" calcext:value-type="float">
            <text:p>0.00510012137891019</text:p>
          </table:table-cell>
          <table:table-cell office:value-type="float" office:value="0.42319861657057" calcext:value-type="float">
            <text:p>0.42319861657057</text:p>
          </table:table-cell>
          <table:table-cell office:value-type="float" office:value="5.89110944893366" calcext:value-type="float">
            <text:p>5.89110944893366</text:p>
          </table:table-cell>
          <table:table-cell office:value-type="float" office:value="510.784557890209" calcext:value-type="float">
            <text:p>510.784557890209</text:p>
          </table:table-cell>
          <table:table-cell office:value-type="float" office:value="341.954447358192" calcext:value-type="float">
            <text:p>341.954447358192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369" calcext:value-type="float">
            <text:p>-369</text:p>
          </table:table-cell>
          <table:table-cell office:value-type="float" office:value="0.00560414004409319" calcext:value-type="float">
            <text:p>0.00560414004409319</text:p>
          </table:table-cell>
          <table:table-cell office:value-type="float" office:value="0.422323825294412" calcext:value-type="float">
            <text:p>0.422323825294412</text:p>
          </table:table-cell>
          <table:table-cell office:value-type="float" office:value="0.04546025078632" calcext:value-type="float">
            <text:p>0.04546025078632</text:p>
          </table:table-cell>
          <table:table-cell office:value-type="float" office:value="507.552529360691" calcext:value-type="float">
            <text:p>507.552529360691</text:p>
          </table:table-cell>
          <table:table-cell office:value-type="float" office:value="341.955369833269" calcext:value-type="float">
            <text:p>341.955369833269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-368" calcext:value-type="float">
            <text:p>-368</text:p>
          </table:table-cell>
          <table:table-cell office:value-type="float" office:value="0.00628957372433714" calcext:value-type="float">
            <text:p>0.00628957372433714</text:p>
          </table:table-cell>
          <table:table-cell office:value-type="float" office:value="0.421106271070776" calcext:value-type="float">
            <text:p>0.421106271070776</text:p>
          </table:table-cell>
          <table:table-cell office:value-type="float" office:value="0.444159767177092" calcext:value-type="float">
            <text:p>0.444159767177092</text:p>
          </table:table-cell>
          <table:table-cell office:value-type="float" office:value="503.701147317235" calcext:value-type="float">
            <text:p>503.701147317235</text:p>
          </table:table-cell>
          <table:table-cell office:value-type="float" office:value="341.956763755842" calcext:value-type="float">
            <text:p>341.956763755842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367" calcext:value-type="float">
            <text:p>-367</text:p>
          </table:table-cell>
          <table:table-cell office:value-type="float" office:value="0.00704711825442519" calcext:value-type="float">
            <text:p>0.00704711825442519</text:p>
          </table:table-cell>
          <table:table-cell office:value-type="float" office:value="0.419557688566277" calcext:value-type="float">
            <text:p>0.419557688566277</text:p>
          </table:table-cell>
          <table:table-cell office:value-type="float" office:value="0.830399723415755" calcext:value-type="float">
            <text:p>0.830399723415755</text:p>
          </table:table-cell>
          <table:table-cell office:value-type="float" office:value="499.446028184176" calcext:value-type="float">
            <text:p>499.446028184176</text:p>
          </table:table-cell>
          <table:table-cell office:value-type="float" office:value="341.958491255466" calcext:value-type="float">
            <text:p>341.95849125546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-366" calcext:value-type="float">
            <text:p>-366</text:p>
          </table:table-cell>
          <table:table-cell office:value-type="float" office:value="0.00776640962025909" calcext:value-type="float">
            <text:p>0.00776640962025909</text:p>
          </table:table-cell>
          <table:table-cell office:value-type="float" office:value="0.417711969680268" calcext:value-type="float">
            <text:p>0.417711969680268</text:p>
          </table:table-cell>
          <table:table-cell office:value-type="float" office:value="1.20720016322495" calcext:value-type="float">
            <text:p>1.20720016322495</text:p>
          </table:table-cell>
          <table:table-cell office:value-type="float" office:value="495.324202754417" calcext:value-type="float">
            <text:p>495.324202754417</text:p>
          </table:table-cell>
          <table:table-cell office:value-type="float" office:value="341.960313185865" calcext:value-type="float">
            <text:p>341.96031318586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365" calcext:value-type="float">
            <text:p>-365</text:p>
          </table:table-cell>
          <table:table-cell office:value-type="float" office:value="0.0086067796057915" calcext:value-type="float">
            <text:p>0.0086067796057915</text:p>
          </table:table-cell>
          <table:table-cell office:value-type="float" office:value="0.415600950199433" calcext:value-type="float">
            <text:p>0.415600950199433</text:p>
          </table:table-cell>
          <table:table-cell office:value-type="float" office:value="1.55700564105706" calcext:value-type="float">
            <text:p>1.55700564105706</text:p>
          </table:table-cell>
          <table:table-cell office:value-type="float" office:value="491.630018468268" calcext:value-type="float">
            <text:p>491.630018468268</text:p>
          </table:table-cell>
          <table:table-cell office:value-type="float" office:value="341.962665959813" calcext:value-type="float">
            <text:p>341.96266595981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-364" calcext:value-type="float">
            <text:p>-364</text:p>
          </table:table-cell>
          <table:table-cell office:value-type="float" office:value="0.0094212759355966" calcext:value-type="float">
            <text:p>0.0094212759355966</text:p>
          </table:table-cell>
          <table:table-cell office:value-type="float" office:value="0.413264365567693" calcext:value-type="float">
            <text:p>0.413264365567693</text:p>
          </table:table-cell>
          <table:table-cell office:value-type="float" office:value="1.90670815701533" calcext:value-type="float">
            <text:p>1.90670815701533</text:p>
          </table:table-cell>
          <table:table-cell office:value-type="float" office:value="488.740813307076" calcext:value-type="float">
            <text:p>488.740813307076</text:p>
          </table:table-cell>
          <table:table-cell office:value-type="float" office:value="341.965176826606" calcext:value-type="float">
            <text:p>341.96517682660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363" calcext:value-type="float">
            <text:p>-363</text:p>
          </table:table-cell>
          <table:table-cell office:value-type="float" office:value="0.0103150740627134" calcext:value-type="float">
            <text:p>0.0103150740627134</text:p>
          </table:table-cell>
          <table:table-cell office:value-type="float" office:value="0.410755354909157" calcext:value-type="float">
            <text:p>0.410755354909157</text:p>
          </table:table-cell>
          <table:table-cell office:value-type="float" office:value="2.24952895411263" calcext:value-type="float">
            <text:p>2.24952895411263</text:p>
          </table:table-cell>
          <table:table-cell office:value-type="float" office:value="486.792282032644" calcext:value-type="float">
            <text:p>486.792282032644</text:p>
          </table:table-cell>
          <table:table-cell office:value-type="float" office:value="341.96819332058" calcext:value-type="float">
            <text:p>341.96819332058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-362" calcext:value-type="float">
            <text:p>-362</text:p>
          </table:table-cell>
          <table:table-cell office:value-type="float" office:value="0.0111604049710665" calcext:value-type="float">
            <text:p>0.0111604049710665</text:p>
          </table:table-cell>
          <table:table-cell office:value-type="float" office:value="0.408130071152074" calcext:value-type="float">
            <text:p>0.408130071152074</text:p>
          </table:table-cell>
          <table:table-cell office:value-type="float" office:value="2.58191812648304" calcext:value-type="float">
            <text:p>2.58191812648304</text:p>
          </table:table-cell>
          <table:table-cell office:value-type="float" office:value="485.910810861097" calcext:value-type="float">
            <text:p>485.910810861097</text:p>
          </table:table-cell>
          <table:table-cell office:value-type="float" office:value="341.971297718991" calcext:value-type="float">
            <text:p>341.97129771899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361" calcext:value-type="float">
            <text:p>-361</text:p>
          </table:table-cell>
          <table:table-cell office:value-type="float" office:value="0.012031251619594" calcext:value-type="float">
            <text:p>0.012031251619594</text:p>
          </table:table-cell>
          <table:table-cell office:value-type="float" office:value="0.405442285158484" calcext:value-type="float">
            <text:p>0.405442285158484</text:p>
          </table:table-cell>
          <table:table-cell office:value-type="float" office:value="2.91298477235226" calcext:value-type="float">
            <text:p>2.91298477235226</text:p>
          </table:table-cell>
          <table:table-cell office:value-type="float" office:value="486.001298427436" calcext:value-type="float">
            <text:p>486.001298427436</text:p>
          </table:table-cell>
          <table:table-cell office:value-type="float" office:value="341.974751492016" calcext:value-type="float">
            <text:p>341.97475149201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360" calcext:value-type="float">
            <text:p>-360</text:p>
          </table:table-cell>
          <table:table-cell office:value-type="float" office:value="0.0129872223250069" calcext:value-type="float">
            <text:p>0.0129872223250069</text:p>
          </table:table-cell>
          <table:table-cell office:value-type="float" office:value="0.402761657169738" calcext:value-type="float">
            <text:p>0.402761657169738</text:p>
          </table:table-cell>
          <table:table-cell office:value-type="float" office:value="3.2395778568478" calcext:value-type="float">
            <text:p>3.2395778568478</text:p>
          </table:table-cell>
          <table:table-cell office:value-type="float" office:value="486.843524921797" calcext:value-type="float">
            <text:p>486.843524921797</text:p>
          </table:table-cell>
          <table:table-cell office:value-type="float" office:value="341.978841650225" calcext:value-type="float">
            <text:p>341.978841650225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359" calcext:value-type="float">
            <text:p>-359</text:p>
          </table:table-cell>
          <table:table-cell office:value-type="float" office:value="0.0138021345605411" calcext:value-type="float">
            <text:p>0.0138021345605411</text:p>
          </table:table-cell>
          <table:table-cell office:value-type="float" office:value="0.400152245283309" calcext:value-type="float">
            <text:p>0.400152245283309</text:p>
          </table:table-cell>
          <table:table-cell office:value-type="float" office:value="3.56460223468987" calcext:value-type="float">
            <text:p>3.56460223468987</text:p>
          </table:table-cell>
          <table:table-cell office:value-type="float" office:value="488.117529084901" calcext:value-type="float">
            <text:p>488.117529084901</text:p>
          </table:table-cell>
          <table:table-cell office:value-type="float" office:value="341.982575206808" calcext:value-type="float">
            <text:p>341.98257520680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-358" calcext:value-type="float">
            <text:p>-358</text:p>
          </table:table-cell>
          <table:table-cell office:value-type="float" office:value="0.0147233474626251" calcext:value-type="float">
            <text:p>0.0147233474626251</text:p>
          </table:table-cell>
          <table:table-cell office:value-type="float" office:value="0.397680688564429" calcext:value-type="float">
            <text:p>0.397680688564429</text:p>
          </table:table-cell>
          <table:table-cell office:value-type="float" office:value="3.88782809976537" calcext:value-type="float">
            <text:p>3.88782809976537</text:p>
          </table:table-cell>
          <table:table-cell office:value-type="float" office:value="489.451053739981" calcext:value-type="float">
            <text:p>489.451053739981</text:p>
          </table:table-cell>
          <table:table-cell office:value-type="float" office:value="341.987069467786" calcext:value-type="float">
            <text:p>341.987069467786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357" calcext:value-type="float">
            <text:p>-357</text:p>
          </table:table-cell>
          <table:table-cell office:value-type="float" office:value="0.0156014747532795" calcext:value-type="float">
            <text:p>0.0156014747532795</text:p>
          </table:table-cell>
          <table:table-cell office:value-type="float" office:value="0.395417700102716" calcext:value-type="float">
            <text:p>0.395417700102716</text:p>
          </table:table-cell>
          <table:table-cell office:value-type="float" office:value="4.20625196741724" calcext:value-type="float">
            <text:p>4.20625196741724</text:p>
          </table:table-cell>
          <table:table-cell office:value-type="float" office:value="490.337961645016" calcext:value-type="float">
            <text:p>490.337961645016</text:p>
          </table:table-cell>
          <table:table-cell office:value-type="float" office:value="341.991623942118" calcext:value-type="float">
            <text:p>341.9916239421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-356" calcext:value-type="float">
            <text:p>-356</text:p>
          </table:table-cell>
          <table:table-cell office:value-type="float" office:value="0.0164693742204375" calcext:value-type="float">
            <text:p>0.0164693742204375</text:p>
          </table:table-cell>
          <table:table-cell office:value-type="float" office:value="0.393426695389479" calcext:value-type="float">
            <text:p>0.393426695389479</text:p>
          </table:table-cell>
          <table:table-cell office:value-type="float" office:value="4.52950654340393" calcext:value-type="float">
            <text:p>4.52950654340393</text:p>
          </table:table-cell>
          <table:table-cell office:value-type="float" office:value="490.455785594854" calcext:value-type="float">
            <text:p>490.455785594854</text:p>
          </table:table-cell>
          <table:table-cell office:value-type="float" office:value="341.996384744378" calcext:value-type="float">
            <text:p>341.99638474437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355" calcext:value-type="float">
            <text:p>-355</text:p>
          </table:table-cell>
          <table:table-cell office:value-type="float" office:value="0.0173268486992294" calcext:value-type="float">
            <text:p>0.0173268486992294</text:p>
          </table:table-cell>
          <table:table-cell office:value-type="float" office:value="0.391767775643216" calcext:value-type="float">
            <text:p>0.391767775643216</text:p>
          </table:table-cell>
          <table:table-cell office:value-type="float" office:value="4.84809722322262" calcext:value-type="float">
            <text:p>4.84809722322262</text:p>
          </table:table-cell>
          <table:table-cell office:value-type="float" office:value="489.430612110768" calcext:value-type="float">
            <text:p>489.430612110768</text:p>
          </table:table-cell>
          <table:table-cell office:value-type="float" office:value="342.001341621401" calcext:value-type="float">
            <text:p>342.00134162140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-354" calcext:value-type="float">
            <text:p>-354</text:p>
          </table:table-cell>
          <table:table-cell office:value-type="float" office:value="0.0181613411048375" calcext:value-type="float">
            <text:p>0.0181613411048375</text:p>
          </table:table-cell>
          <table:table-cell office:value-type="float" office:value="0.390498775262219" calcext:value-type="float">
            <text:p>0.390498775262219</text:p>
          </table:table-cell>
          <table:table-cell office:value-type="float" office:value="5.16399713564982" calcext:value-type="float">
            <text:p>5.16399713564982</text:p>
          </table:table-cell>
          <table:table-cell office:value-type="float" office:value="487.13379221548" calcext:value-type="float">
            <text:p>487.13379221548</text:p>
          </table:table-cell>
          <table:table-cell office:value-type="float" office:value="342.006407375476" calcext:value-type="float">
            <text:p>342.00640737547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353" calcext:value-type="float">
            <text:p>-353</text:p>
          </table:table-cell>
          <table:table-cell office:value-type="float" office:value="0.0190234165854988" calcext:value-type="float">
            <text:p>0.0190234165854988</text:p>
          </table:table-cell>
          <table:table-cell office:value-type="float" office:value="0.389659792228283" calcext:value-type="float">
            <text:p>0.389659792228283</text:p>
          </table:table-cell>
          <table:table-cell office:value-type="float" office:value="5.48520771489886" calcext:value-type="float">
            <text:p>5.48520771489886</text:p>
          </table:table-cell>
          <table:table-cell office:value-type="float" office:value="483.541330838167" calcext:value-type="float">
            <text:p>483.541330838167</text:p>
          </table:table-cell>
          <table:table-cell office:value-type="float" office:value="342.011891006305" calcext:value-type="float">
            <text:p>342.011891006305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-352" calcext:value-type="float">
            <text:p>-352</text:p>
          </table:table-cell>
          <table:table-cell office:value-type="float" office:value="0.0198339173593465" calcext:value-type="float">
            <text:p>0.0198339173593465</text:p>
          </table:table-cell>
          <table:table-cell office:value-type="float" office:value="0.389280339828329" calcext:value-type="float">
            <text:p>0.389280339828329</text:p>
          </table:table-cell>
          <table:table-cell office:value-type="float" office:value="5.79907685626515" calcext:value-type="float">
            <text:p>5.79907685626515</text:p>
          </table:table-cell>
          <table:table-cell office:value-type="float" office:value="478.920272877524" calcext:value-type="float">
            <text:p>478.920272877524</text:p>
          </table:table-cell>
          <table:table-cell office:value-type="float" office:value="342.017278727346" calcext:value-type="float">
            <text:p>342.017278727346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351" calcext:value-type="float">
            <text:p>-351</text:p>
          </table:table-cell>
          <table:table-cell office:value-type="float" office:value="0.0205976614572042" calcext:value-type="float">
            <text:p>0.0205976614572042</text:p>
          </table:table-cell>
          <table:table-cell office:value-type="float" office:value="0.389384015582143" calcext:value-type="float">
            <text:p>0.389384015582143</text:p>
          </table:table-cell>
          <table:table-cell office:value-type="float" office:value="6.11597824539683" calcext:value-type="float">
            <text:p>6.11597824539683</text:p>
          </table:table-cell>
          <table:table-cell office:value-type="float" office:value="473.548208315655" calcext:value-type="float">
            <text:p>473.548208315655</text:p>
          </table:table-cell>
          <table:table-cell office:value-type="float" office:value="342.022561568586" calcext:value-type="float">
            <text:p>342.02256156858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-350" calcext:value-type="float">
            <text:p>-350</text:p>
          </table:table-cell>
          <table:table-cell office:value-type="float" office:value="0.0214453539768308" calcext:value-type="float">
            <text:p>0.0214453539768308</text:p>
          </table:table-cell>
          <table:table-cell office:value-type="float" office:value="0.389964334661804" calcext:value-type="float">
            <text:p>0.389964334661804</text:p>
          </table:table-cell>
          <table:table-cell office:value-type="float" office:value="0.145816411323371" calcext:value-type="float">
            <text:p>0.145816411323371</text:p>
          </table:table-cell>
          <table:table-cell office:value-type="float" office:value="468.052597737675" calcext:value-type="float">
            <text:p>468.052597737675</text:p>
          </table:table-cell>
          <table:table-cell office:value-type="float" office:value="342.028659083563" calcext:value-type="float">
            <text:p>342.02865908356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349" calcext:value-type="float">
            <text:p>-349</text:p>
          </table:table-cell>
          <table:table-cell office:value-type="float" office:value="0.0221817691995717" calcext:value-type="float">
            <text:p>0.0221817691995717</text:p>
          </table:table-cell>
          <table:table-cell office:value-type="float" office:value="0.391006293051405" calcext:value-type="float">
            <text:p>0.391006293051405</text:p>
          </table:table-cell>
          <table:table-cell office:value-type="float" office:value="0.460013172325676" calcext:value-type="float">
            <text:p>0.460013172325676</text:p>
          </table:table-cell>
          <table:table-cell office:value-type="float" office:value="462.922906196325" calcext:value-type="float">
            <text:p>462.922906196325</text:p>
          </table:table-cell>
          <table:table-cell office:value-type="float" office:value="342.034156037333" calcext:value-type="float">
            <text:p>342.034156037333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-348" calcext:value-type="float">
            <text:p>-348</text:p>
          </table:table-cell>
          <table:table-cell office:value-type="float" office:value="0.022905546034148" calcext:value-type="float">
            <text:p>0.022905546034148</text:p>
          </table:table-cell>
          <table:table-cell office:value-type="float" office:value="0.392484958280746" calcext:value-type="float">
            <text:p>0.392484958280746</text:p>
          </table:table-cell>
          <table:table-cell office:value-type="float" office:value="0.77094705115882" calcext:value-type="float">
            <text:p>0.77094705115882</text:p>
          </table:table-cell>
          <table:table-cell office:value-type="float" office:value="458.864017937235" calcext:value-type="float">
            <text:p>458.864017937235</text:p>
          </table:table-cell>
          <table:table-cell office:value-type="float" office:value="342.039739748047" calcext:value-type="float">
            <text:p>342.039739748047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347" calcext:value-type="float">
            <text:p>-347</text:p>
          </table:table-cell>
          <table:table-cell office:value-type="float" office:value="0.0236924000627232" calcext:value-type="float">
            <text:p>0.0236924000627232</text:p>
          </table:table-cell>
          <table:table-cell office:value-type="float" office:value="0.394350052962336" calcext:value-type="float">
            <text:p>0.394350052962336</text:p>
          </table:table-cell>
          <table:table-cell office:value-type="float" office:value="1.07975501888181" calcext:value-type="float">
            <text:p>1.07975501888181</text:p>
          </table:table-cell>
          <table:table-cell office:value-type="float" office:value="456.321793946242" calcext:value-type="float">
            <text:p>456.321793946242</text:p>
          </table:table-cell>
          <table:table-cell office:value-type="float" office:value="342.046013789543" calcext:value-type="float">
            <text:p>342.04601378954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-346" calcext:value-type="float">
            <text:p>-346</text:p>
          </table:table-cell>
          <table:table-cell office:value-type="float" office:value="0.0243591209493803" calcext:value-type="float">
            <text:p>0.0243591209493803</text:p>
          </table:table-cell>
          <table:table-cell office:value-type="float" office:value="0.396545183940084" calcext:value-type="float">
            <text:p>0.396545183940084</text:p>
          </table:table-cell>
          <table:table-cell office:value-type="float" office:value="1.38830880506241" calcext:value-type="float">
            <text:p>1.38830880506241</text:p>
          </table:table-cell>
          <table:table-cell office:value-type="float" office:value="455.863315756316" calcext:value-type="float">
            <text:p>455.863315756316</text:p>
          </table:table-cell>
          <table:table-cell office:value-type="float" office:value="342.051496054611" calcext:value-type="float">
            <text:p>342.0514960546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345" calcext:value-type="float">
            <text:p>-345</text:p>
          </table:table-cell>
          <table:table-cell office:value-type="float" office:value="0.0250858446490843" calcext:value-type="float">
            <text:p>0.0250858446490843</text:p>
          </table:table-cell>
          <table:table-cell office:value-type="float" office:value="0.399010709426069" calcext:value-type="float">
            <text:p>0.399010709426069</text:p>
          </table:table-cell>
          <table:table-cell office:value-type="float" office:value="1.69435357511489" calcext:value-type="float">
            <text:p>1.69435357511489</text:p>
          </table:table-cell>
          <table:table-cell office:value-type="float" office:value="457.663359539059" calcext:value-type="float">
            <text:p>457.663359539059</text:p>
          </table:table-cell>
          <table:table-cell office:value-type="float" office:value="342.057645307938" calcext:value-type="float">
            <text:p>342.057645307938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-344" calcext:value-type="float">
            <text:p>-344</text:p>
          </table:table-cell>
          <table:table-cell office:value-type="float" office:value="0.0257272688406507" calcext:value-type="float">
            <text:p>0.0257272688406507</text:p>
          </table:table-cell>
          <table:table-cell office:value-type="float" office:value="0.401666661470437" calcext:value-type="float">
            <text:p>0.401666661470437</text:p>
          </table:table-cell>
          <table:table-cell office:value-type="float" office:value="1.99651465703552" calcext:value-type="float">
            <text:p>1.99651465703552</text:p>
          </table:table-cell>
          <table:table-cell office:value-type="float" office:value="461.92834068314" calcext:value-type="float">
            <text:p>461.92834068314</text:p>
          </table:table-cell>
          <table:table-cell office:value-type="float" office:value="342.0632232559" calcext:value-type="float">
            <text:p>342.063223255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343" calcext:value-type="float">
            <text:p>-343</text:p>
          </table:table-cell>
          <table:table-cell office:value-type="float" office:value="0.026397312536178" calcext:value-type="float">
            <text:p>0.026397312536178</text:p>
          </table:table-cell>
          <table:table-cell office:value-type="float" office:value="0.404440966010928" calcext:value-type="float">
            <text:p>0.404440966010928</text:p>
          </table:table-cell>
          <table:table-cell office:value-type="float" office:value="2.29899634974263" calcext:value-type="float">
            <text:p>2.29899634974263</text:p>
          </table:table-cell>
          <table:table-cell office:value-type="float" office:value="468.500830998132" calcext:value-type="float">
            <text:p>468.500830998132</text:p>
          </table:table-cell>
          <table:table-cell office:value-type="float" office:value="342.069200775772" calcext:value-type="float">
            <text:p>342.06920077577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-342" calcext:value-type="float">
            <text:p>-342</text:p>
          </table:table-cell>
          <table:table-cell office:value-type="float" office:value="0.0270388603699563" calcext:value-type="float">
            <text:p>0.0270388603699563</text:p>
          </table:table-cell>
          <table:table-cell office:value-type="float" office:value="0.407257301111233" calcext:value-type="float">
            <text:p>0.407257301111233</text:p>
          </table:table-cell>
          <table:table-cell office:value-type="float" office:value="2.59847928880432" calcext:value-type="float">
            <text:p>2.59847928880432</text:p>
          </table:table-cell>
          <table:table-cell office:value-type="float" office:value="477.10910710453" calcext:value-type="float">
            <text:p>477.10910710453</text:p>
          </table:table-cell>
          <table:table-cell office:value-type="float" office:value="342.075068399696" calcext:value-type="float">
            <text:p>342.07506839969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341" calcext:value-type="float">
            <text:p>-341</text:p>
          </table:table-cell>
          <table:table-cell office:value-type="float" office:value="0.0276057927418616" calcext:value-type="float">
            <text:p>0.0276057927418616</text:p>
          </table:table-cell>
          <table:table-cell office:value-type="float" office:value="0.410034042070912" calcext:value-type="float">
            <text:p>0.410034042070912</text:p>
          </table:table-cell>
          <table:table-cell office:value-type="float" office:value="2.89526565405614" calcext:value-type="float">
            <text:p>2.89526565405614</text:p>
          </table:table-cell>
          <table:table-cell office:value-type="float" office:value="487.258057533361" calcext:value-type="float">
            <text:p>487.258057533361</text:p>
          </table:table-cell>
          <table:table-cell office:value-type="float" office:value="342.080371112219" calcext:value-type="float">
            <text:p>342.08037111221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-340" calcext:value-type="float">
            <text:p>-340</text:p>
          </table:table-cell>
          <table:table-cell office:value-type="float" office:value="0.0282146209150955" calcext:value-type="float">
            <text:p>0.0282146209150955</text:p>
          </table:table-cell>
          <table:table-cell office:value-type="float" office:value="0.41269890993807" calcext:value-type="float">
            <text:p>0.41269890993807</text:p>
          </table:table-cell>
          <table:table-cell office:value-type="float" office:value="3.19046414655112" calcext:value-type="float">
            <text:p>3.19046414655112</text:p>
          </table:table-cell>
          <table:table-cell office:value-type="float" office:value="498.281745233098" calcext:value-type="float">
            <text:p>498.281745233098</text:p>
          </table:table-cell>
          <table:table-cell office:value-type="float" office:value="342.086188501441" calcext:value-type="float">
            <text:p>342.08618850144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339" calcext:value-type="float">
            <text:p>-339</text:p>
          </table:table-cell>
          <table:table-cell office:value-type="float" office:value="0.0288111056595442" calcext:value-type="float">
            <text:p>0.0288111056595442</text:p>
          </table:table-cell>
          <table:table-cell office:value-type="float" office:value="0.415184965629648" calcext:value-type="float">
            <text:p>0.415184965629648</text:p>
          </table:table-cell>
          <table:table-cell office:value-type="float" office:value="3.48430488447967" calcext:value-type="float">
            <text:p>3.48430488447967</text:p>
          </table:table-cell>
          <table:table-cell office:value-type="float" office:value="509.454270374654" calcext:value-type="float">
            <text:p>509.454270374654</text:p>
          </table:table-cell>
          <table:table-cell office:value-type="float" office:value="342.09201131206" calcext:value-type="float">
            <text:p>342.0920113120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-338" calcext:value-type="float">
            <text:p>-338</text:p>
          </table:table-cell>
          <table:table-cell office:value-type="float" office:value="0.0292697456892955" calcext:value-type="float">
            <text:p>0.0292697456892955</text:p>
          </table:table-cell>
          <table:table-cell office:value-type="float" office:value="0.417421529051152" calcext:value-type="float">
            <text:p>0.417421529051152</text:p>
          </table:table-cell>
          <table:table-cell office:value-type="float" office:value="3.77626506806385" calcext:value-type="float">
            <text:p>3.77626506806385</text:p>
          </table:table-cell>
          <table:table-cell office:value-type="float" office:value="519.849462501731" calcext:value-type="float">
            <text:p>519.849462501731</text:p>
          </table:table-cell>
          <table:table-cell office:value-type="float" office:value="342.096571546814" calcext:value-type="float">
            <text:p>342.096571546814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337" calcext:value-type="float">
            <text:p>-337</text:p>
          </table:table-cell>
          <table:table-cell office:value-type="float" office:value="0.0298579164373826" calcext:value-type="float">
            <text:p>0.0298579164373826</text:p>
          </table:table-cell>
          <table:table-cell office:value-type="float" office:value="0.419358649491888" calcext:value-type="float">
            <text:p>0.419358649491888</text:p>
          </table:table-cell>
          <table:table-cell office:value-type="float" office:value="4.06558026403902" calcext:value-type="float">
            <text:p>4.06558026403902</text:p>
          </table:table-cell>
          <table:table-cell office:value-type="float" office:value="528.783855008138" calcext:value-type="float">
            <text:p>528.783855008138</text:p>
          </table:table-cell>
          <table:table-cell office:value-type="float" office:value="342.102525376679" calcext:value-type="float">
            <text:p>342.102525376679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-336" calcext:value-type="float">
            <text:p>-336</text:p>
          </table:table-cell>
          <table:table-cell office:value-type="float" office:value="0.0303332394520628" calcext:value-type="float">
            <text:p>0.0303332394520628</text:p>
          </table:table-cell>
          <table:table-cell office:value-type="float" office:value="0.420948287739516" calcext:value-type="float">
            <text:p>0.420948287739516</text:p>
          </table:table-cell>
          <table:table-cell office:value-type="float" office:value="4.35493073771525" calcext:value-type="float">
            <text:p>4.35493073771525</text:p>
          </table:table-cell>
          <table:table-cell office:value-type="float" office:value="535.436404322896" calcext:value-type="float">
            <text:p>535.436404322896</text:p>
          </table:table-cell>
          <table:table-cell office:value-type="float" office:value="342.107423666551" calcext:value-type="float">
            <text:p>342.10742366655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335" calcext:value-type="float">
            <text:p>-335</text:p>
          </table:table-cell>
          <table:table-cell office:value-type="float" office:value="0.0307946628497176" calcext:value-type="float">
            <text:p>0.0307946628497176</text:p>
          </table:table-cell>
          <table:table-cell office:value-type="float" office:value="0.422148754696332" calcext:value-type="float">
            <text:p>0.422148754696332</text:p>
          </table:table-cell>
          <table:table-cell office:value-type="float" office:value="4.64326541893308" calcext:value-type="float">
            <text:p>4.64326541893308</text:p>
          </table:table-cell>
          <table:table-cell office:value-type="float" office:value="539.281283331524" calcext:value-type="float">
            <text:p>539.281283331524</text:p>
          </table:table-cell>
          <table:table-cell office:value-type="float" office:value="342.112252926515" calcext:value-type="float">
            <text:p>342.1122529265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-334" calcext:value-type="float">
            <text:p>-334</text:p>
          </table:table-cell>
          <table:table-cell office:value-type="float" office:value="0.0312512111316858" calcext:value-type="float">
            <text:p>0.0312512111316858</text:p>
          </table:table-cell>
          <table:table-cell office:value-type="float" office:value="0.422936945649917" calcext:value-type="float">
            <text:p>0.422936945649917</text:p>
          </table:table-cell>
          <table:table-cell office:value-type="float" office:value="4.92938344515875" calcext:value-type="float">
            <text:p>4.92938344515875</text:p>
          </table:table-cell>
          <table:table-cell office:value-type="float" office:value="540.014919292313" calcext:value-type="float">
            <text:p>540.014919292313</text:p>
          </table:table-cell>
          <table:table-cell office:value-type="float" office:value="342.117103125204" calcext:value-type="float">
            <text:p>342.117103125204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333" calcext:value-type="float">
            <text:p>-333</text:p>
          </table:table-cell>
          <table:table-cell office:value-type="float" office:value="0.0316914448561463" calcext:value-type="float">
            <text:p>0.0316914448561463</text:p>
          </table:table-cell>
          <table:table-cell office:value-type="float" office:value="0.423297914059357" calcext:value-type="float">
            <text:p>0.423297914059357</text:p>
          </table:table-cell>
          <table:table-cell office:value-type="float" office:value="5.21480229113062" calcext:value-type="float">
            <text:p>5.21480229113062</text:p>
          </table:table-cell>
          <table:table-cell office:value-type="float" office:value="537.574461639009" calcext:value-type="float">
            <text:p>537.574461639009</text:p>
          </table:table-cell>
          <table:table-cell office:value-type="float" office:value="342.121847801131" calcext:value-type="float">
            <text:p>342.12184780113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-332" calcext:value-type="float">
            <text:p>-332</text:p>
          </table:table-cell>
          <table:table-cell office:value-type="float" office:value="0.0321093761065355" calcext:value-type="float">
            <text:p>0.0321093761065355</text:p>
          </table:table-cell>
          <table:table-cell office:value-type="float" office:value="0.423221409219676" calcext:value-type="float">
            <text:p>0.423221409219676</text:p>
          </table:table-cell>
          <table:table-cell office:value-type="float" office:value="5.50298151964547" calcext:value-type="float">
            <text:p>5.50298151964547</text:p>
          </table:table-cell>
          <table:table-cell office:value-type="float" office:value="532.070037573592" calcext:value-type="float">
            <text:p>532.070037573592</text:p>
          </table:table-cell>
          <table:table-cell office:value-type="float" office:value="342.126413707723" calcext:value-type="float">
            <text:p>342.12641370772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331" calcext:value-type="float">
            <text:p>-331</text:p>
          </table:table-cell>
          <table:table-cell office:value-type="float" office:value="0.032477305402194" calcext:value-type="float">
            <text:p>0.032477305402194</text:p>
          </table:table-cell>
          <table:table-cell office:value-type="float" office:value="0.422720490979413" calcext:value-type="float">
            <text:p>0.422720490979413</text:p>
          </table:table-cell>
          <table:table-cell office:value-type="float" office:value="5.78574509886071" calcext:value-type="float">
            <text:p>5.78574509886071</text:p>
          </table:table-cell>
          <table:table-cell office:value-type="float" office:value="524.134880868568" calcext:value-type="float">
            <text:p>524.134880868568</text:p>
          </table:table-cell>
          <table:table-cell office:value-type="float" office:value="342.130483007563" calcext:value-type="float">
            <text:p>342.1304830075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-330" calcext:value-type="float">
            <text:p>-330</text:p>
          </table:table-cell>
          <table:table-cell office:value-type="float" office:value="0.0328683301462915" calcext:value-type="float">
            <text:p>0.0328683301462915</text:p>
          </table:table-cell>
          <table:table-cell office:value-type="float" office:value="0.42181075716995" calcext:value-type="float">
            <text:p>0.42181075716995</text:p>
          </table:table-cell>
          <table:table-cell office:value-type="float" office:value="6.07252092605223" calcext:value-type="float">
            <text:p>6.07252092605223</text:p>
          </table:table-cell>
          <table:table-cell office:value-type="float" office:value="514.227731770781" calcext:value-type="float">
            <text:p>514.227731770781</text:p>
          </table:table-cell>
          <table:table-cell office:value-type="float" office:value="342.134858724884" calcext:value-type="float">
            <text:p>342.13485872488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329" calcext:value-type="float">
            <text:p>-329</text:p>
          </table:table-cell>
          <table:table-cell office:value-type="float" office:value="0.0332414780979568" calcext:value-type="float">
            <text:p>0.0332414780979568</text:p>
          </table:table-cell>
          <table:table-cell office:value-type="float" office:value="0.420519921389825" calcext:value-type="float">
            <text:p>0.420519921389825</text:p>
          </table:table-cell>
          <table:table-cell office:value-type="float" office:value="0.0748719884057998" calcext:value-type="float">
            <text:p>0.0748719884057998</text:p>
          </table:table-cell>
          <table:table-cell office:value-type="float" office:value="503.259683546168" calcext:value-type="float">
            <text:p>503.259683546168</text:p>
          </table:table-cell>
          <table:table-cell office:value-type="float" office:value="342.139083384919" calcext:value-type="float">
            <text:p>342.13908338491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-328" calcext:value-type="float">
            <text:p>-328</text:p>
          </table:table-cell>
          <table:table-cell office:value-type="float" office:value="0.0335543430101253" calcext:value-type="float">
            <text:p>0.0335543430101253</text:p>
          </table:table-cell>
          <table:table-cell office:value-type="float" office:value="0.418891529823356" calcext:value-type="float">
            <text:p>0.418891529823356</text:p>
          </table:table-cell>
          <table:table-cell office:value-type="float" office:value="0.360077545236391" calcext:value-type="float">
            <text:p>0.360077545236391</text:p>
          </table:table-cell>
          <table:table-cell office:value-type="float" office:value="492.084195395244" calcext:value-type="float">
            <text:p>492.084195395244</text:p>
          </table:table-cell>
          <table:table-cell office:value-type="float" office:value="342.142662418869" calcext:value-type="float">
            <text:p>342.142662418869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327" calcext:value-type="float">
            <text:p>-327</text:p>
          </table:table-cell>
          <table:table-cell office:value-type="float" office:value="0.0338674443646598" calcext:value-type="float">
            <text:p>0.0338674443646598</text:p>
          </table:table-cell>
          <table:table-cell office:value-type="float" office:value="0.416971527763117" calcext:value-type="float">
            <text:p>0.416971527763117</text:p>
          </table:table-cell>
          <table:table-cell office:value-type="float" office:value="0.647275699530319" calcext:value-type="float">
            <text:p>0.647275699530319</text:p>
          </table:table-cell>
          <table:table-cell office:value-type="float" office:value="481.470421037219" calcext:value-type="float">
            <text:p>481.470421037219</text:p>
          </table:table-cell>
          <table:table-cell office:value-type="float" office:value="342.146277837334" calcext:value-type="float">
            <text:p>342.14627783733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-326" calcext:value-type="float">
            <text:p>-326</text:p>
          </table:table-cell>
          <table:table-cell office:value-type="float" office:value="0.0342122736937474" calcext:value-type="float">
            <text:p>0.0342122736937474</text:p>
          </table:table-cell>
          <table:table-cell office:value-type="float" office:value="0.414812479055222" calcext:value-type="float">
            <text:p>0.414812479055222</text:p>
          </table:table-cell>
          <table:table-cell office:value-type="float" office:value="0.933031537292255" calcext:value-type="float">
            <text:p>0.933031537292255</text:p>
          </table:table-cell>
          <table:table-cell office:value-type="float" office:value="472.236703191482" calcext:value-type="float">
            <text:p>472.236703191482</text:p>
          </table:table-cell>
          <table:table-cell office:value-type="float" office:value="342.150298613052" calcext:value-type="float">
            <text:p>342.15029861305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325" calcext:value-type="float">
            <text:p>-325</text:p>
          </table:table-cell>
          <table:table-cell office:value-type="float" office:value="0.0344474257671893" calcext:value-type="float">
            <text:p>0.0344474257671893</text:p>
          </table:table-cell>
          <table:table-cell office:value-type="float" office:value="0.41248227862346" calcext:value-type="float">
            <text:p>0.41248227862346</text:p>
          </table:table-cell>
          <table:table-cell office:value-type="float" office:value="1.22204619819786" calcext:value-type="float">
            <text:p>1.22204619819786</text:p>
          </table:table-cell>
          <table:table-cell office:value-type="float" office:value="465.027856407495" calcext:value-type="float">
            <text:p>465.027856407495</text:p>
          </table:table-cell>
          <table:table-cell office:value-type="float" office:value="342.153063972143" calcext:value-type="float">
            <text:p>342.153063972143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-324" calcext:value-type="float">
            <text:p>-324</text:p>
          </table:table-cell>
          <table:table-cell office:value-type="float" office:value="0.0347329104313505" calcext:value-type="float">
            <text:p>0.0347329104313505</text:p>
          </table:table-cell>
          <table:table-cell office:value-type="float" office:value="0.410042577871619" calcext:value-type="float">
            <text:p>0.410042577871619</text:p>
          </table:table-cell>
          <table:table-cell office:value-type="float" office:value="1.51021988803003" calcext:value-type="float">
            <text:p>1.51021988803003</text:p>
          </table:table-cell>
          <table:table-cell office:value-type="float" office:value="460.242318608464" calcext:value-type="float">
            <text:p>460.242318608464</text:p>
          </table:table-cell>
          <table:table-cell office:value-type="float" office:value="342.156446785066" calcext:value-type="float">
            <text:p>342.156446785066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323" calcext:value-type="float">
            <text:p>-323</text:p>
          </table:table-cell>
          <table:table-cell office:value-type="float" office:value="0.0349790662888139" calcext:value-type="float">
            <text:p>0.0349790662888139</text:p>
          </table:table-cell>
          <table:table-cell office:value-type="float" office:value="0.407560812217121" calcext:value-type="float">
            <text:p>0.407560812217121</text:p>
          </table:table-cell>
          <table:table-cell office:value-type="float" office:value="1.79857118999424" calcext:value-type="float">
            <text:p>1.79857118999424</text:p>
          </table:table-cell>
          <table:table-cell office:value-type="float" office:value="458.176168765396" calcext:value-type="float">
            <text:p>458.176168765396</text:p>
          </table:table-cell>
          <table:table-cell office:value-type="float" office:value="342.159386073043" calcext:value-type="float">
            <text:p>342.15938607304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-322" calcext:value-type="float">
            <text:p>-322</text:p>
          </table:table-cell>
          <table:table-cell office:value-type="float" office:value="0.0352024839341445" calcext:value-type="float">
            <text:p>0.0352024839341445</text:p>
          </table:table-cell>
          <table:table-cell office:value-type="float" office:value="0.405110939519569" calcext:value-type="float">
            <text:p>0.405110939519569</text:p>
          </table:table-cell>
          <table:table-cell office:value-type="float" office:value="2.09100747575145" calcext:value-type="float">
            <text:p>2.09100747575145</text:p>
          </table:table-cell>
          <table:table-cell office:value-type="float" office:value="458.910698090352" calcext:value-type="float">
            <text:p>458.910698090352</text:p>
          </table:table-cell>
          <table:table-cell office:value-type="float" office:value="342.162071885619" calcext:value-type="float">
            <text:p>342.162071885619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321" calcext:value-type="float">
            <text:p>-321</text:p>
          </table:table-cell>
          <table:table-cell office:value-type="float" office:value="0.0354152275120833" calcext:value-type="float">
            <text:p>0.0354152275120833</text:p>
          </table:table-cell>
          <table:table-cell office:value-type="float" office:value="0.402755773166164" calcext:value-type="float">
            <text:p>0.402755773166164</text:p>
          </table:table-cell>
          <table:table-cell office:value-type="float" office:value="2.38127217072134" calcext:value-type="float">
            <text:p>2.38127217072134</text:p>
          </table:table-cell>
          <table:table-cell office:value-type="float" office:value="462.18761705844" calcext:value-type="float">
            <text:p>462.18761705844</text:p>
          </table:table-cell>
          <table:table-cell office:value-type="float" office:value="342.164645333558" calcext:value-type="float">
            <text:p>342.16464533355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320" calcext:value-type="float">
            <text:p>-320</text:p>
          </table:table-cell>
          <table:table-cell office:value-type="float" office:value="0.0355786294092773" calcext:value-type="float">
            <text:p>0.0355786294092773</text:p>
          </table:table-cell>
          <table:table-cell office:value-type="float" office:value="0.400562040085663" calcext:value-type="float">
            <text:p>0.400562040085663</text:p>
          </table:table-cell>
          <table:table-cell office:value-type="float" office:value="2.67283586149057" calcext:value-type="float">
            <text:p>2.67283586149057</text:p>
          </table:table-cell>
          <table:table-cell office:value-type="float" office:value="467.694983361725" calcext:value-type="float">
            <text:p>467.694983361725</text:p>
          </table:table-cell>
          <table:table-cell office:value-type="float" office:value="342.166632488986" calcext:value-type="float">
            <text:p>342.16663248898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319" calcext:value-type="float">
            <text:p>-319</text:p>
          </table:table-cell>
          <table:table-cell office:value-type="float" office:value="0.0358058482246728" calcext:value-type="float">
            <text:p>0.0358058482246728</text:p>
          </table:table-cell>
          <table:table-cell office:value-type="float" office:value="0.398592364402058" calcext:value-type="float">
            <text:p>0.398592364402058</text:p>
          </table:table-cell>
          <table:table-cell office:value-type="float" office:value="2.96767191668972" calcext:value-type="float">
            <text:p>2.96767191668972</text:p>
          </table:table-cell>
          <table:table-cell office:value-type="float" office:value="474.91218358921" calcext:value-type="float">
            <text:p>474.91218358921</text:p>
          </table:table-cell>
          <table:table-cell office:value-type="float" office:value="342.169410993598" calcext:value-type="float">
            <text:p>342.16941099359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-318" calcext:value-type="float">
            <text:p>-318</text:p>
          </table:table-cell>
          <table:table-cell office:value-type="float" office:value="0.0359054832442472" calcext:value-type="float">
            <text:p>0.0359054832442472</text:p>
          </table:table-cell>
          <table:table-cell office:value-type="float" office:value="0.396898898259594" calcext:value-type="float">
            <text:p>0.396898898259594</text:p>
          </table:table-cell>
          <table:table-cell office:value-type="float" office:value="3.26013132947038" calcext:value-type="float">
            <text:p>3.26013132947038</text:p>
          </table:table-cell>
          <table:table-cell office:value-type="float" office:value="482.994014173615" calcext:value-type="float">
            <text:p>482.994014173615</text:p>
          </table:table-cell>
          <table:table-cell office:value-type="float" office:value="342.17063496272" calcext:value-type="float">
            <text:p>342.1706349627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317" calcext:value-type="float">
            <text:p>-317</text:p>
          </table:table-cell>
          <table:table-cell office:value-type="float" office:value="0.036043092957332" calcext:value-type="float">
            <text:p>0.036043092957332</text:p>
          </table:table-cell>
          <table:table-cell office:value-type="float" office:value="0.39552575646096" calcext:value-type="float">
            <text:p>0.39552575646096</text:p>
          </table:table-cell>
          <table:table-cell office:value-type="float" office:value="3.55497345890907" calcext:value-type="float">
            <text:p>3.55497345890907</text:p>
          </table:table-cell>
          <table:table-cell office:value-type="float" office:value="491.271695963723" calcext:value-type="float">
            <text:p>491.271695963723</text:p>
          </table:table-cell>
          <table:table-cell office:value-type="float" office:value="342.172331047347" calcext:value-type="float">
            <text:p>342.172331047347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-316" calcext:value-type="float">
            <text:p>-316</text:p>
          </table:table-cell>
          <table:table-cell office:value-type="float" office:value="0.0361914446530279" calcext:value-type="float">
            <text:p>0.0361914446530279</text:p>
          </table:table-cell>
          <table:table-cell office:value-type="float" office:value="0.3945117402573" calcext:value-type="float">
            <text:p>0.3945117402573</text:p>
          </table:table-cell>
          <table:table-cell office:value-type="float" office:value="3.84955765446289" calcext:value-type="float">
            <text:p>3.84955765446289</text:p>
          </table:table-cell>
          <table:table-cell office:value-type="float" office:value="498.867117928784" calcext:value-type="float">
            <text:p>498.867117928784</text:p>
          </table:table-cell>
          <table:table-cell office:value-type="float" office:value="342.174166826191" calcext:value-type="float">
            <text:p>342.17416682619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315" calcext:value-type="float">
            <text:p>-315</text:p>
          </table:table-cell>
          <table:table-cell office:value-type="float" office:value="0.0362573203267726" calcext:value-type="float">
            <text:p>0.0362573203267726</text:p>
          </table:table-cell>
          <table:table-cell office:value-type="float" office:value="0.393874306838393" calcext:value-type="float">
            <text:p>0.393874306838393</text:p>
          </table:table-cell>
          <table:table-cell office:value-type="float" office:value="4.14430962373325" calcext:value-type="float">
            <text:p>4.14430962373325</text:p>
          </table:table-cell>
          <table:table-cell office:value-type="float" office:value="504.966762669997" calcext:value-type="float">
            <text:p>504.966762669997</text:p>
          </table:table-cell>
          <table:table-cell office:value-type="float" office:value="342.174984432166" calcext:value-type="float">
            <text:p>342.174984432166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-314" calcext:value-type="float">
            <text:p>-314</text:p>
          </table:table-cell>
          <table:table-cell office:value-type="float" office:value="0.0363176509890657" calcext:value-type="float">
            <text:p>0.0363176509890657</text:p>
          </table:table-cell>
          <table:table-cell office:value-type="float" office:value="0.393627061154236" calcext:value-type="float">
            <text:p>0.393627061154236</text:p>
          </table:table-cell>
          <table:table-cell office:value-type="float" office:value="4.44026635088318" calcext:value-type="float">
            <text:p>4.44026635088318</text:p>
          </table:table-cell>
          <table:table-cell office:value-type="float" office:value="509.003240063184" calcext:value-type="float">
            <text:p>509.003240063184</text:p>
          </table:table-cell>
          <table:table-cell office:value-type="float" office:value="342.175734526613" calcext:value-type="float">
            <text:p>342.17573452661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313" calcext:value-type="float">
            <text:p>-313</text:p>
          </table:table-cell>
          <table:table-cell office:value-type="float" office:value="0.0364088068669981" calcext:value-type="float">
            <text:p>0.0364088068669981</text:p>
          </table:table-cell>
          <table:table-cell office:value-type="float" office:value="0.39376702379854" calcext:value-type="float">
            <text:p>0.39376702379854</text:p>
          </table:table-cell>
          <table:table-cell office:value-type="float" office:value="4.73284008725475" calcext:value-type="float">
            <text:p>4.73284008725475</text:p>
          </table:table-cell>
          <table:table-cell office:value-type="float" office:value="510.572856293844" calcext:value-type="float">
            <text:p>510.572856293844</text:p>
          </table:table-cell>
          <table:table-cell office:value-type="float" office:value="342.176870247699" calcext:value-type="float">
            <text:p>342.17687024769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-312" calcext:value-type="float">
            <text:p>-312</text:p>
          </table:table-cell>
          <table:table-cell office:value-type="float" office:value="0.0364098581720367" calcext:value-type="float">
            <text:p>0.0364098581720367</text:p>
          </table:table-cell>
          <table:table-cell office:value-type="float" office:value="0.39427554774487" calcext:value-type="float">
            <text:p>0.39427554774487</text:p>
          </table:table-cell>
          <table:table-cell office:value-type="float" office:value="5.02934937942274" calcext:value-type="float">
            <text:p>5.02934937942274</text:p>
          </table:table-cell>
          <table:table-cell office:value-type="float" office:value="509.418655368271" calcext:value-type="float">
            <text:p>509.418655368271</text:p>
          </table:table-cell>
          <table:table-cell office:value-type="float" office:value="342.176883362696" calcext:value-type="float">
            <text:p>342.17688336269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311" calcext:value-type="float">
            <text:p>-311</text:p>
          </table:table-cell>
          <table:table-cell office:value-type="float" office:value="0.036438534270127" calcext:value-type="float">
            <text:p>0.036438534270127</text:p>
          </table:table-cell>
          <table:table-cell office:value-type="float" office:value="0.39512750779134" calcext:value-type="float">
            <text:p>0.39512750779134</text:p>
          </table:table-cell>
          <table:table-cell office:value-type="float" office:value="5.32198757320109" calcext:value-type="float">
            <text:p>5.32198757320109</text:p>
          </table:table-cell>
          <table:table-cell office:value-type="float" office:value="505.813584807971" calcext:value-type="float">
            <text:p>505.813584807971</text:p>
          </table:table-cell>
          <table:table-cell office:value-type="float" office:value="342.177241242754" calcext:value-type="float">
            <text:p>342.17724124275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-310" calcext:value-type="float">
            <text:p>-310</text:p>
          </table:table-cell>
          <table:table-cell office:value-type="float" office:value="0.03641805949211" calcext:value-type="float">
            <text:p>0.03641805949211</text:p>
          </table:table-cell>
          <table:table-cell office:value-type="float" office:value="0.396289392480354" calcext:value-type="float">
            <text:p>0.396289392480354</text:p>
          </table:table-cell>
          <table:table-cell office:value-type="float" office:value="5.61467002761272" calcext:value-type="float">
            <text:p>5.61467002761272</text:p>
          </table:table-cell>
          <table:table-cell office:value-type="float" office:value="500.054842050501" calcext:value-type="float">
            <text:p>500.054842050501</text:p>
          </table:table-cell>
          <table:table-cell office:value-type="float" office:value="342.176985686962" calcext:value-type="float">
            <text:p>342.17698568696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309" calcext:value-type="float">
            <text:p>-309</text:p>
          </table:table-cell>
          <table:table-cell office:value-type="float" office:value="0.0364001762116756" calcext:value-type="float">
            <text:p>0.0364001762116756</text:p>
          </table:table-cell>
          <table:table-cell office:value-type="float" office:value="0.397712065472698" calcext:value-type="float">
            <text:p>0.397712065472698</text:p>
          </table:table-cell>
          <table:table-cell office:value-type="float" office:value="5.90724082473581" calcext:value-type="float">
            <text:p>5.90724082473581</text:p>
          </table:table-cell>
          <table:table-cell office:value-type="float" office:value="492.758578223705" calcext:value-type="float">
            <text:p>492.758578223705</text:p>
          </table:table-cell>
          <table:table-cell office:value-type="float" office:value="342.176762594913" calcext:value-type="float">
            <text:p>342.1767625949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-308" calcext:value-type="float">
            <text:p>-308</text:p>
          </table:table-cell>
          <table:table-cell office:value-type="float" office:value="0.0363782795228639" calcext:value-type="float">
            <text:p>0.0363782795228639</text:p>
          </table:table-cell>
          <table:table-cell office:value-type="float" office:value="0.399350707180147" calcext:value-type="float">
            <text:p>0.399350707180147</text:p>
          </table:table-cell>
          <table:table-cell office:value-type="float" office:value="6.19847266991491" calcext:value-type="float">
            <text:p>6.19847266991491</text:p>
          </table:table-cell>
          <table:table-cell office:value-type="float" office:value="484.688252821999" calcext:value-type="float">
            <text:p>484.688252821999</text:p>
          </table:table-cell>
          <table:table-cell office:value-type="float" office:value="342.176489585834" calcext:value-type="float">
            <text:p>342.17648958583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307" calcext:value-type="float">
            <text:p>-307</text:p>
          </table:table-cell>
          <table:table-cell office:value-type="float" office:value="0.0362405530963081" calcext:value-type="float">
            <text:p>0.0362405530963081</text:p>
          </table:table-cell>
          <table:table-cell office:value-type="float" office:value="0.401152017202443" calcext:value-type="float">
            <text:p>0.401152017202443</text:p>
          </table:table-cell>
          <table:table-cell office:value-type="float" office:value="0.204472526424613" calcext:value-type="float">
            <text:p>0.204472526424613</text:p>
          </table:table-cell>
          <table:table-cell office:value-type="float" office:value="476.6798521863" calcext:value-type="float">
            <text:p>476.6798521863</text:p>
          </table:table-cell>
          <table:table-cell office:value-type="float" office:value="342.1747761866" calcext:value-type="float">
            <text:p>342.174776186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-306" calcext:value-type="float">
            <text:p>-306</text:p>
          </table:table-cell>
          <table:table-cell office:value-type="float" office:value="0.0362334349959735" calcext:value-type="float">
            <text:p>0.0362334349959735</text:p>
          </table:table-cell>
          <table:table-cell office:value-type="float" office:value="0.403062437674626" calcext:value-type="float">
            <text:p>0.403062437674626</text:p>
          </table:table-cell>
          <table:table-cell office:value-type="float" office:value="0.493446473634704" calcext:value-type="float">
            <text:p>0.493446473634704</text:p>
          </table:table-cell>
          <table:table-cell office:value-type="float" office:value="469.414466591554" calcext:value-type="float">
            <text:p>469.414466591554</text:p>
          </table:table-cell>
          <table:table-cell office:value-type="float" office:value="342.174687810495" calcext:value-type="float">
            <text:p>342.17468781049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305" calcext:value-type="float">
            <text:p>-305</text:p>
          </table:table-cell>
          <table:table-cell office:value-type="float" office:value="0.0360894433067439" calcext:value-type="float">
            <text:p>0.0360894433067439</text:p>
          </table:table-cell>
          <table:table-cell office:value-type="float" office:value="0.405029359910779" calcext:value-type="float">
            <text:p>0.405029359910779</text:p>
          </table:table-cell>
          <table:table-cell office:value-type="float" office:value="0.781160049144564" calcext:value-type="float">
            <text:p>0.781160049144564</text:p>
          </table:table-cell>
          <table:table-cell office:value-type="float" office:value="463.696842573706" calcext:value-type="float">
            <text:p>463.696842573706</text:p>
          </table:table-cell>
          <table:table-cell office:value-type="float" office:value="342.172903796901" calcext:value-type="float">
            <text:p>342.17290379690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-304" calcext:value-type="float">
            <text:p>-304</text:p>
          </table:table-cell>
          <table:table-cell office:value-type="float" office:value="0.0359312698760714" calcext:value-type="float">
            <text:p>0.0359312698760714</text:p>
          </table:table-cell>
          <table:table-cell office:value-type="float" office:value="0.407003016619283" calcext:value-type="float">
            <text:p>0.407003016619283</text:p>
          </table:table-cell>
          <table:table-cell office:value-type="float" office:value="1.06732527385993" calcext:value-type="float">
            <text:p>1.06732527385993</text:p>
          </table:table-cell>
          <table:table-cell office:value-type="float" office:value="460.053615791126" calcext:value-type="float">
            <text:p>460.053615791126</text:p>
          </table:table-cell>
          <table:table-cell office:value-type="float" office:value="342.170952295484" calcext:value-type="float">
            <text:p>342.17095229548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303" calcext:value-type="float">
            <text:p>-303</text:p>
          </table:table-cell>
          <table:table-cell office:value-type="float" office:value="0.0358282283227594" calcext:value-type="float">
            <text:p>0.0358282283227594</text:p>
          </table:table-cell>
          <table:table-cell office:value-type="float" office:value="0.408931135485641" calcext:value-type="float">
            <text:p>0.408931135485641</text:p>
          </table:table-cell>
          <table:table-cell office:value-type="float" office:value="1.35141082445462" calcext:value-type="float">
            <text:p>1.35141082445462</text:p>
          </table:table-cell>
          <table:table-cell office:value-type="float" office:value="458.779691597511" calcext:value-type="float">
            <text:p>458.779691597511</text:p>
          </table:table-cell>
          <table:table-cell office:value-type="float" office:value="342.1696856252" calcext:value-type="float">
            <text:p>342.1696856252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-302" calcext:value-type="float">
            <text:p>-302</text:p>
          </table:table-cell>
          <table:table-cell office:value-type="float" office:value="0.0356198313980593" calcext:value-type="float">
            <text:p>0.0356198313980593</text:p>
          </table:table-cell>
          <table:table-cell office:value-type="float" office:value="0.410771858965444" calcext:value-type="float">
            <text:p>0.410771858965444</text:p>
          </table:table-cell>
          <table:table-cell office:value-type="float" office:value="1.63589705563018" calcext:value-type="float">
            <text:p>1.63589705563018</text:p>
          </table:table-cell>
          <table:table-cell office:value-type="float" office:value="460.17882366683" calcext:value-type="float">
            <text:p>460.17882366683</text:p>
          </table:table-cell>
          <table:table-cell office:value-type="float" office:value="342.167135002211" calcext:value-type="float">
            <text:p>342.1671350022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301" calcext:value-type="float">
            <text:p>-301</text:p>
          </table:table-cell>
          <table:table-cell office:value-type="float" office:value="0.0353953322262213" calcext:value-type="float">
            <text:p>0.0353953322262213</text:p>
          </table:table-cell>
          <table:table-cell office:value-type="float" office:value="0.412481216629809" calcext:value-type="float">
            <text:p>0.412481216629809</text:p>
          </table:table-cell>
          <table:table-cell office:value-type="float" office:value="1.91834611743722" calcext:value-type="float">
            <text:p>1.91834611743722</text:p>
          </table:table-cell>
          <table:table-cell office:value-type="float" office:value="464.156951432279" calcext:value-type="float">
            <text:p>464.156951432279</text:p>
          </table:table-cell>
          <table:table-cell office:value-type="float" office:value="342.164404010989" calcext:value-type="float">
            <text:p>342.16440401098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-300" calcext:value-type="float">
            <text:p>-300</text:p>
          </table:table-cell>
          <table:table-cell office:value-type="float" office:value="0.0351934074210747" calcext:value-type="float">
            <text:p>0.0351934074210747</text:p>
          </table:table-cell>
          <table:table-cell office:value-type="float" office:value="0.414023975420638" calcext:value-type="float">
            <text:p>0.414023975420638</text:p>
          </table:table-cell>
          <table:table-cell office:value-type="float" office:value="2.19909334496162" calcext:value-type="float">
            <text:p>2.19909334496162</text:p>
          </table:table-cell>
          <table:table-cell office:value-type="float" office:value="470.436202393422" calcext:value-type="float">
            <text:p>470.436202393422</text:p>
          </table:table-cell>
          <table:table-cell office:value-type="float" office:value="342.161962437947" calcext:value-type="float">
            <text:p>342.16196243794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299" calcext:value-type="float">
            <text:p>-299</text:p>
          </table:table-cell>
          <table:table-cell office:value-type="float" office:value="0.0348911846352754" calcext:value-type="float">
            <text:p>0.0348911846352754</text:p>
          </table:table-cell>
          <table:table-cell office:value-type="float" office:value="0.4153716677181" calcext:value-type="float">
            <text:p>0.4153716677181</text:p>
          </table:table-cell>
          <table:table-cell office:value-type="float" office:value="2.47977831281135" calcext:value-type="float">
            <text:p>2.47977831281135</text:p>
          </table:table-cell>
          <table:table-cell office:value-type="float" office:value="478.732499685371" calcext:value-type="float">
            <text:p>478.732499685371</text:p>
          </table:table-cell>
          <table:table-cell office:value-type="float" office:value="342.158334308121" calcext:value-type="float">
            <text:p>342.15833430812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-298" calcext:value-type="float">
            <text:p>-298</text:p>
          </table:table-cell>
          <table:table-cell office:value-type="float" office:value="0.0346446801676" calcext:value-type="float">
            <text:p>0.0346446801676</text:p>
          </table:table-cell>
          <table:table-cell office:value-type="float" office:value="0.416498239036059" calcext:value-type="float">
            <text:p>0.416498239036059</text:p>
          </table:table-cell>
          <table:table-cell office:value-type="float" office:value="2.75997841742156" calcext:value-type="float">
            <text:p>2.75997841742156</text:p>
          </table:table-cell>
          <table:table-cell office:value-type="float" office:value="488.368891224136" calcext:value-type="float">
            <text:p>488.368891224136</text:p>
          </table:table-cell>
          <table:table-cell office:value-type="float" office:value="342.155398320484" calcext:value-type="float">
            <text:p>342.1553983204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297" calcext:value-type="float">
            <text:p>-297</text:p>
          </table:table-cell>
          <table:table-cell office:value-type="float" office:value="0.0342690350784073" calcext:value-type="float">
            <text:p>0.0342690350784073</text:p>
          </table:table-cell>
          <table:table-cell office:value-type="float" office:value="0.417386036176846" calcext:value-type="float">
            <text:p>0.417386036176846</text:p>
          </table:table-cell>
          <table:table-cell office:value-type="float" office:value="3.03780616984983" calcext:value-type="float">
            <text:p>3.03780616984983</text:p>
          </table:table-cell>
          <table:table-cell office:value-type="float" office:value="498.665190440401" calcext:value-type="float">
            <text:p>498.665190440401</text:p>
          </table:table-cell>
          <table:table-cell office:value-type="float" office:value="342.15096437943" calcext:value-type="float">
            <text:p>342.150964379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-296" calcext:value-type="float">
            <text:p>-296</text:p>
          </table:table-cell>
          <table:table-cell office:value-type="float" office:value="0.033956585637248" calcext:value-type="float">
            <text:p>0.033956585637248</text:p>
          </table:table-cell>
          <table:table-cell office:value-type="float" office:value="0.418025014345467" calcext:value-type="float">
            <text:p>0.418025014345467</text:p>
          </table:table-cell>
          <table:table-cell office:value-type="float" office:value="3.31590167279505" calcext:value-type="float">
            <text:p>3.31590167279505</text:p>
          </table:table-cell>
          <table:table-cell office:value-type="float" office:value="508.889701754683" calcext:value-type="float">
            <text:p>508.889701754683</text:p>
          </table:table-cell>
          <table:table-cell office:value-type="float" office:value="342.147313324308" calcext:value-type="float">
            <text:p>342.147313324308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295" calcext:value-type="float">
            <text:p>-295</text:p>
          </table:table-cell>
          <table:table-cell office:value-type="float" office:value="0.033582547663797" calcext:value-type="float">
            <text:p>0.033582547663797</text:p>
          </table:table-cell>
          <table:table-cell office:value-type="float" office:value="0.418408830665822" calcext:value-type="float">
            <text:p>0.418408830665822</text:p>
          </table:table-cell>
          <table:table-cell office:value-type="float" office:value="3.59415514767337" calcext:value-type="float">
            <text:p>3.59415514767337</text:p>
          </table:table-cell>
          <table:table-cell office:value-type="float" office:value="518.27565465424" calcext:value-type="float">
            <text:p>518.27565465424</text:p>
          </table:table-cell>
          <table:table-cell office:value-type="float" office:value="342.14298672047" calcext:value-type="float">
            <text:p>342.1429867204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-294" calcext:value-type="float">
            <text:p>-294</text:p>
          </table:table-cell>
          <table:table-cell office:value-type="float" office:value="0.033150375659514" calcext:value-type="float">
            <text:p>0.033150375659514</text:p>
          </table:table-cell>
          <table:table-cell office:value-type="float" office:value="0.418537381764247" calcext:value-type="float">
            <text:p>0.418537381764247</text:p>
          </table:table-cell>
          <table:table-cell office:value-type="float" office:value="3.86987486548645" calcext:value-type="float">
            <text:p>3.86987486548645</text:p>
          </table:table-cell>
          <table:table-cell office:value-type="float" office:value="525.993942040893" calcext:value-type="float">
            <text:p>525.993942040893</text:p>
          </table:table-cell>
          <table:table-cell office:value-type="float" office:value="342.138047537771" calcext:value-type="float">
            <text:p>342.13804753777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293" calcext:value-type="float">
            <text:p>-293</text:p>
          </table:table-cell>
          <table:table-cell office:value-type="float" office:value="0.0327305958925453" calcext:value-type="float">
            <text:p>0.0327305958925453</text:p>
          </table:table-cell>
          <table:table-cell office:value-type="float" office:value="0.418416323174868" calcext:value-type="float">
            <text:p>0.418416323174868</text:p>
          </table:table-cell>
          <table:table-cell office:value-type="float" office:value="4.14714484807742" calcext:value-type="float">
            <text:p>4.14714484807742</text:p>
          </table:table-cell>
          <table:table-cell office:value-type="float" office:value="531.6031934615" calcext:value-type="float">
            <text:p>531.6031934615</text:p>
          </table:table-cell>
          <table:table-cell office:value-type="float" office:value="342.133311432078" calcext:value-type="float">
            <text:p>342.133311432078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-292" calcext:value-type="float">
            <text:p>-292</text:p>
          </table:table-cell>
          <table:table-cell office:value-type="float" office:value="0.0323003872345432" calcext:value-type="float">
            <text:p>0.0323003872345432</text:p>
          </table:table-cell>
          <table:table-cell office:value-type="float" office:value="0.418053031724188" calcext:value-type="float">
            <text:p>0.418053031724188</text:p>
          </table:table-cell>
          <table:table-cell office:value-type="float" office:value="4.42152197466107" calcext:value-type="float">
            <text:p>4.42152197466107</text:p>
          </table:table-cell>
          <table:table-cell office:value-type="float" office:value="534.589917634518" calcext:value-type="float">
            <text:p>534.589917634518</text:p>
          </table:table-cell>
          <table:table-cell office:value-type="float" office:value="342.128520486755" calcext:value-type="float">
            <text:p>342.12852048675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291" calcext:value-type="float">
            <text:p>-291</text:p>
          </table:table-cell>
          <table:table-cell office:value-type="float" office:value="0.0317745771301393" calcext:value-type="float">
            <text:p>0.0317745771301393</text:p>
          </table:table-cell>
          <table:table-cell office:value-type="float" office:value="0.417459408116291" calcext:value-type="float">
            <text:p>0.417459408116291</text:p>
          </table:table-cell>
          <table:table-cell office:value-type="float" office:value="4.69867516826048" calcext:value-type="float">
            <text:p>4.69867516826048</text:p>
          </table:table-cell>
          <table:table-cell office:value-type="float" office:value="534.733332393571" calcext:value-type="float">
            <text:p>534.733332393571</text:p>
          </table:table-cell>
          <table:table-cell office:value-type="float" office:value="342.122751242293" calcext:value-type="float">
            <text:p>342.1227512422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-290" calcext:value-type="float">
            <text:p>-290</text:p>
          </table:table-cell>
          <table:table-cell office:value-type="float" office:value="0.0312800753513351" calcext:value-type="float">
            <text:p>0.0312800753513351</text:p>
          </table:table-cell>
          <table:table-cell office:value-type="float" office:value="0.416649760550347" calcext:value-type="float">
            <text:p>0.416649760550347</text:p>
          </table:table-cell>
          <table:table-cell office:value-type="float" office:value="4.97200877582397" calcext:value-type="float">
            <text:p>4.97200877582397</text:p>
          </table:table-cell>
          <table:table-cell office:value-type="float" office:value="532.165083763096" calcext:value-type="float">
            <text:p>532.165083763096</text:p>
          </table:table-cell>
          <table:table-cell office:value-type="float" office:value="342.117412173902" calcext:value-type="float">
            <text:p>342.117412173902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289" calcext:value-type="float">
            <text:p>-289</text:p>
          </table:table-cell>
          <table:table-cell office:value-type="float" office:value="0.0307710275959484" calcext:value-type="float">
            <text:p>0.0307710275959484</text:p>
          </table:table-cell>
          <table:table-cell office:value-type="float" office:value="0.415640969395189" calcext:value-type="float">
            <text:p>0.415640969395189</text:p>
          </table:table-cell>
          <table:table-cell office:value-type="float" office:value="5.24605568636329" calcext:value-type="float">
            <text:p>5.24605568636329</text:p>
          </table:table-cell>
          <table:table-cell office:value-type="float" office:value="527.104242125328" calcext:value-type="float">
            <text:p>527.104242125328</text:p>
          </table:table-cell>
          <table:table-cell office:value-type="float" office:value="342.112003783208" calcext:value-type="float">
            <text:p>342.11200378320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-288" calcext:value-type="float">
            <text:p>-288</text:p>
          </table:table-cell>
          <table:table-cell office:value-type="float" office:value="0.0301906390055695" calcext:value-type="float">
            <text:p>0.0301906390055695</text:p>
          </table:table-cell>
          <table:table-cell office:value-type="float" office:value="0.414449457703278" calcext:value-type="float">
            <text:p>0.414449457703278</text:p>
          </table:table-cell>
          <table:table-cell office:value-type="float" office:value="5.5219349250361" calcext:value-type="float">
            <text:p>5.5219349250361</text:p>
          </table:table-cell>
          <table:table-cell office:value-type="float" office:value="519.893685603942" calcext:value-type="float">
            <text:p>519.893685603942</text:p>
          </table:table-cell>
          <table:table-cell office:value-type="float" office:value="342.105945997745" calcext:value-type="float">
            <text:p>342.10594599774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287" calcext:value-type="float">
            <text:p>-287</text:p>
          </table:table-cell>
          <table:table-cell office:value-type="float" office:value="0.0296371075461638" calcext:value-type="float">
            <text:p>0.0296371075461638</text:p>
          </table:table-cell>
          <table:table-cell office:value-type="float" office:value="0.413098603556382" calcext:value-type="float">
            <text:p>0.413098603556382</text:p>
          </table:table-cell>
          <table:table-cell office:value-type="float" office:value="5.79333402890439" calcext:value-type="float">
            <text:p>5.79333402890439</text:p>
          </table:table-cell>
          <table:table-cell office:value-type="float" office:value="511.331858792854" calcext:value-type="float">
            <text:p>511.331858792854</text:p>
          </table:table-cell>
          <table:table-cell office:value-type="float" office:value="342.10027628817" calcext:value-type="float">
            <text:p>342.100276288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-286" calcext:value-type="float">
            <text:p>-286</text:p>
          </table:table-cell>
          <table:table-cell office:value-type="float" office:value="0.0290427745833183" calcext:value-type="float">
            <text:p>0.0290427745833183</text:p>
          </table:table-cell>
          <table:table-cell office:value-type="float" office:value="0.411607035905493" calcext:value-type="float">
            <text:p>0.411607035905493</text:p>
          </table:table-cell>
          <table:table-cell office:value-type="float" office:value="6.0657594199368" calcext:value-type="float">
            <text:p>6.0657594199368</text:p>
          </table:table-cell>
          <table:table-cell office:value-type="float" office:value="501.901740221657" calcext:value-type="float">
            <text:p>501.901740221657</text:p>
          </table:table-cell>
          <table:table-cell office:value-type="float" office:value="342.094305760106" calcext:value-type="float">
            <text:p>342.09430576010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285" calcext:value-type="float">
            <text:p>-285</text:p>
          </table:table-cell>
          <table:table-cell office:value-type="float" office:value="0.0284759633397441" calcext:value-type="float">
            <text:p>0.0284759633397441</text:p>
          </table:table-cell>
          <table:table-cell office:value-type="float" office:value="0.41000179203894" calcext:value-type="float">
            <text:p>0.41000179203894</text:p>
          </table:table-cell>
          <table:table-cell office:value-type="float" office:value="0.0564800164791013" calcext:value-type="float">
            <text:p>0.0564800164791013</text:p>
          </table:table-cell>
          <table:table-cell office:value-type="float" office:value="492.261784750588" calcext:value-type="float">
            <text:p>492.261784750588</text:p>
          </table:table-cell>
          <table:table-cell office:value-type="float" office:value="342.088724664003" calcext:value-type="float">
            <text:p>342.08872466400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-284" calcext:value-type="float">
            <text:p>-284</text:p>
          </table:table-cell>
          <table:table-cell office:value-type="float" office:value="0.0278335964872643" calcext:value-type="float">
            <text:p>0.0278335964872643</text:p>
          </table:table-cell>
          <table:table-cell office:value-type="float" office:value="0.408307487217826" calcext:value-type="float">
            <text:p>0.408307487217826</text:p>
          </table:table-cell>
          <table:table-cell office:value-type="float" office:value="0.325492111864148" calcext:value-type="float">
            <text:p>0.325492111864148</text:p>
          </table:table-cell>
          <table:table-cell office:value-type="float" office:value="483.2046209949" calcext:value-type="float">
            <text:p>483.2046209949</text:p>
          </table:table-cell>
          <table:table-cell office:value-type="float" office:value="342.082532898051" calcext:value-type="float">
            <text:p>342.08253289805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283" calcext:value-type="float">
            <text:p>-283</text:p>
          </table:table-cell>
          <table:table-cell office:value-type="float" office:value="0.0272334056253404" calcext:value-type="float">
            <text:p>0.0272334056253404</text:p>
          </table:table-cell>
          <table:table-cell office:value-type="float" office:value="0.406555298902542" calcext:value-type="float">
            <text:p>0.406555298902542</text:p>
          </table:table-cell>
          <table:table-cell office:value-type="float" office:value="0.596303607322188" calcext:value-type="float">
            <text:p>0.596303607322188</text:p>
          </table:table-cell>
          <table:table-cell office:value-type="float" office:value="475.057917690005" calcext:value-type="float">
            <text:p>475.057917690005</text:p>
          </table:table-cell>
          <table:table-cell office:value-type="float" office:value="342.076875619993" calcext:value-type="float">
            <text:p>342.07687561999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-282" calcext:value-type="float">
            <text:p>-282</text:p>
          </table:table-cell>
          <table:table-cell office:value-type="float" office:value="0.0266579343398744" calcext:value-type="float">
            <text:p>0.0266579343398744</text:p>
          </table:table-cell>
          <table:table-cell office:value-type="float" office:value="0.404775308867462" calcext:value-type="float">
            <text:p>0.404775308867462</text:p>
          </table:table-cell>
          <table:table-cell office:value-type="float" office:value="0.865377301904348" calcext:value-type="float">
            <text:p>0.865377301904348</text:p>
          </table:table-cell>
          <table:table-cell office:value-type="float" office:value="468.299200218719" calcext:value-type="float">
            <text:p>468.299200218719</text:p>
          </table:table-cell>
          <table:table-cell office:value-type="float" office:value="342.071567405415" calcext:value-type="float">
            <text:p>342.071567405415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281" calcext:value-type="float">
            <text:p>-281</text:p>
          </table:table-cell>
          <table:table-cell office:value-type="float" office:value="0.0260033792404987" calcext:value-type="float">
            <text:p>0.0260033792404987</text:p>
          </table:table-cell>
          <table:table-cell office:value-type="float" office:value="0.40300584817259" calcext:value-type="float">
            <text:p>0.40300584817259</text:p>
          </table:table-cell>
          <table:table-cell office:value-type="float" office:value="1.13198801624725" calcext:value-type="float">
            <text:p>1.13198801624725</text:p>
          </table:table-cell>
          <table:table-cell office:value-type="float" office:value="463.280987293807" calcext:value-type="float">
            <text:p>463.280987293807</text:p>
          </table:table-cell>
          <table:table-cell office:value-type="float" office:value="342.065667807896" calcext:value-type="float">
            <text:p>342.065667807896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280" calcext:value-type="float">
            <text:p>-280</text:p>
          </table:table-cell>
          <table:table-cell office:value-type="float" office:value="0.0254070364696754" calcext:value-type="float">
            <text:p>0.0254070364696754</text:p>
          </table:table-cell>
          <table:table-cell office:value-type="float" office:value="0.401280690665115" calcext:value-type="float">
            <text:p>0.401280690665115</text:p>
          </table:table-cell>
          <table:table-cell office:value-type="float" office:value="1.39918615694824" calcext:value-type="float">
            <text:p>1.39918615694824</text:p>
          </table:table-cell>
          <table:table-cell office:value-type="float" office:value="459.994781039388" calcext:value-type="float">
            <text:p>459.994781039388</text:p>
          </table:table-cell>
          <table:table-cell office:value-type="float" office:value="342.060420816738" calcext:value-type="float">
            <text:p>342.06042081673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279" calcext:value-type="float">
            <text:p>-279</text:p>
          </table:table-cell>
          <table:table-cell office:value-type="float" office:value="0.0248453740031315" calcext:value-type="float">
            <text:p>0.0248453740031315</text:p>
          </table:table-cell>
          <table:table-cell office:value-type="float" office:value="0.399639032275551" calcext:value-type="float">
            <text:p>0.399639032275551</text:p>
          </table:table-cell>
          <table:table-cell office:value-type="float" office:value="1.66057199290139" calcext:value-type="float">
            <text:p>1.66057199290139</text:p>
          </table:table-cell>
          <table:table-cell office:value-type="float" office:value="458.485645834205" calcext:value-type="float">
            <text:p>458.485645834205</text:p>
          </table:table-cell>
          <table:table-cell office:value-type="float" office:value="342.055590491573" calcext:value-type="float">
            <text:p>342.05559049157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-278" calcext:value-type="float">
            <text:p>-278</text:p>
          </table:table-cell>
          <table:table-cell office:value-type="float" office:value="0.0242339865244316" calcext:value-type="float">
            <text:p>0.0242339865244316</text:p>
          </table:table-cell>
          <table:table-cell office:value-type="float" office:value="0.398119302984743" calcext:value-type="float">
            <text:p>0.398119302984743</text:p>
          </table:table-cell>
          <table:table-cell office:value-type="float" office:value="1.9248554672875" calcext:value-type="float">
            <text:p>1.9248554672875</text:p>
          </table:table-cell>
          <table:table-cell office:value-type="float" office:value="458.724663589554" calcext:value-type="float">
            <text:p>458.724663589554</text:p>
          </table:table-cell>
          <table:table-cell office:value-type="float" office:value="342.050455490689" calcext:value-type="float">
            <text:p>342.050455490689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277" calcext:value-type="float">
            <text:p>-277</text:p>
          </table:table-cell>
          <table:table-cell office:value-type="float" office:value="0.0236661441974444" calcext:value-type="float">
            <text:p>0.0236661441974444</text:p>
          </table:table-cell>
          <table:table-cell office:value-type="float" office:value="0.396758202929343" calcext:value-type="float">
            <text:p>0.396758202929343</text:p>
          </table:table-cell>
          <table:table-cell office:value-type="float" office:value="2.18342802084352" calcext:value-type="float">
            <text:p>2.18342802084352</text:p>
          </table:table-cell>
          <table:table-cell office:value-type="float" office:value="460.397348064676" calcext:value-type="float">
            <text:p>460.397348064676</text:p>
          </table:table-cell>
          <table:table-cell office:value-type="float" office:value="342.045801013532" calcext:value-type="float">
            <text:p>342.04580101353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-276" calcext:value-type="float">
            <text:p>-276</text:p>
          </table:table-cell>
          <table:table-cell office:value-type="float" office:value="0.0231631111077567" calcext:value-type="float">
            <text:p>0.0231631111077567</text:p>
          </table:table-cell>
          <table:table-cell office:value-type="float" office:value="0.395589398636633" calcext:value-type="float">
            <text:p>0.395589398636633</text:p>
          </table:table-cell>
          <table:table-cell office:value-type="float" office:value="2.43855298596739" calcext:value-type="float">
            <text:p>2.43855298596739</text:p>
          </table:table-cell>
          <table:table-cell office:value-type="float" office:value="463.228995699178" calcext:value-type="float">
            <text:p>463.228995699178</text:p>
          </table:table-cell>
          <table:table-cell office:value-type="float" office:value="342.041770097916" calcext:value-type="float">
            <text:p>342.04177009791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275" calcext:value-type="float">
            <text:p>-275</text:p>
          </table:table-cell>
          <table:table-cell office:value-type="float" office:value="0.0226170418033679" calcext:value-type="float">
            <text:p>0.0226170418033679</text:p>
          </table:table-cell>
          <table:table-cell office:value-type="float" office:value="0.394645311449805" calcext:value-type="float">
            <text:p>0.394645311449805</text:p>
          </table:table-cell>
          <table:table-cell office:value-type="float" office:value="2.69570764078202" calcext:value-type="float">
            <text:p>2.69570764078202</text:p>
          </table:table-cell>
          <table:table-cell office:value-type="float" office:value="467.095072033918" calcext:value-type="float">
            <text:p>467.095072033918</text:p>
          </table:table-cell>
          <table:table-cell office:value-type="float" office:value="342.037492508656" calcext:value-type="float">
            <text:p>342.037492508656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-274" calcext:value-type="float">
            <text:p>-274</text:p>
          </table:table-cell>
          <table:table-cell office:value-type="float" office:value="0.0221839919259094" calcext:value-type="float">
            <text:p>0.0221839919259094</text:p>
          </table:table-cell>
          <table:table-cell office:value-type="float" office:value="0.393951459878981" calcext:value-type="float">
            <text:p>0.393951459878981</text:p>
          </table:table-cell>
          <table:table-cell office:value-type="float" office:value="2.94542561342718" calcext:value-type="float">
            <text:p>2.94542561342718</text:p>
          </table:table-cell>
          <table:table-cell office:value-type="float" office:value="471.44476098596" calcext:value-type="float">
            <text:p>471.44476098596</text:p>
          </table:table-cell>
          <table:table-cell office:value-type="float" office:value="342.034172910134" calcext:value-type="float">
            <text:p>342.03417291013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273" calcext:value-type="float">
            <text:p>-273</text:p>
          </table:table-cell>
          <table:table-cell office:value-type="float" office:value="0.021711794112499" calcext:value-type="float">
            <text:p>0.021711794112499</text:p>
          </table:table-cell>
          <table:table-cell office:value-type="float" office:value="0.393530439412329" calcext:value-type="float">
            <text:p>0.393530439412329</text:p>
          </table:table-cell>
          <table:table-cell office:value-type="float" office:value="3.19384827647458" calcext:value-type="float">
            <text:p>3.19384827647458</text:p>
          </table:table-cell>
          <table:table-cell office:value-type="float" office:value="476.14473608736" calcext:value-type="float">
            <text:p>476.14473608736</text:p>
          </table:table-cell>
          <table:table-cell office:value-type="float" office:value="342.03062646429" calcext:value-type="float">
            <text:p>342.030626464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-272" calcext:value-type="float">
            <text:p>-272</text:p>
          </table:table-cell>
          <table:table-cell office:value-type="float" office:value="0.0213980390962796" calcext:value-type="float">
            <text:p>0.0213980390962796</text:p>
          </table:table-cell>
          <table:table-cell office:value-type="float" office:value="0.3934013222027" calcext:value-type="float">
            <text:p>0.3934013222027</text:p>
          </table:table-cell>
          <table:table-cell office:value-type="float" office:value="3.44121560593942" calcext:value-type="float">
            <text:p>3.44121560593942</text:p>
          </table:table-cell>
          <table:table-cell office:value-type="float" office:value="480.936859132535" calcext:value-type="float">
            <text:p>480.936859132535</text:p>
          </table:table-cell>
          <table:table-cell office:value-type="float" office:value="342.028312256301" calcext:value-type="float">
            <text:p>342.02831225630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271" calcext:value-type="float">
            <text:p>-271</text:p>
          </table:table-cell>
          <table:table-cell office:value-type="float" office:value="0.021050060941765" calcext:value-type="float">
            <text:p>0.021050060941765</text:p>
          </table:table-cell>
          <table:table-cell office:value-type="float" office:value="0.39357663124059" calcext:value-type="float">
            <text:p>0.39357663124059</text:p>
          </table:table-cell>
          <table:table-cell office:value-type="float" office:value="3.68443377122972" calcext:value-type="float">
            <text:p>3.68443377122972</text:p>
          </table:table-cell>
          <table:table-cell office:value-type="float" office:value="485.508413068561" calcext:value-type="float">
            <text:p>485.508413068561</text:p>
          </table:table-cell>
          <table:table-cell office:value-type="float" office:value="342.025785075093" calcext:value-type="float">
            <text:p>342.025785075093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-270" calcext:value-type="float">
            <text:p>-270</text:p>
          </table:table-cell>
          <table:table-cell office:value-type="float" office:value="0.0207975097851216" calcext:value-type="float">
            <text:p>0.0207975097851216</text:p>
          </table:table-cell>
          <table:table-cell office:value-type="float" office:value="0.394064427399303" calcext:value-type="float">
            <text:p>0.394064427399303</text:p>
          </table:table-cell>
          <table:table-cell office:value-type="float" office:value="3.92424574633588" calcext:value-type="float">
            <text:p>3.92424574633588</text:p>
          </table:table-cell>
          <table:table-cell office:value-type="float" office:value="489.732098489738" calcext:value-type="float">
            <text:p>489.732098489738</text:p>
          </table:table-cell>
          <table:table-cell office:value-type="float" office:value="342.023976912404" calcext:value-type="float">
            <text:p>342.02397691240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269" calcext:value-type="float">
            <text:p>-269</text:p>
          </table:table-cell>
          <table:table-cell office:value-type="float" office:value="0.0206887075157739" calcext:value-type="float">
            <text:p>0.0206887075157739</text:p>
          </table:table-cell>
          <table:table-cell office:value-type="float" office:value="0.394869211495278" calcext:value-type="float">
            <text:p>0.394869211495278</text:p>
          </table:table-cell>
          <table:table-cell office:value-type="float" office:value="4.16549580701046" calcext:value-type="float">
            <text:p>4.16549580701046</text:p>
          </table:table-cell>
          <table:table-cell office:value-type="float" office:value="493.590944377241" calcext:value-type="float">
            <text:p>493.590944377241</text:p>
          </table:table-cell>
          <table:table-cell office:value-type="float" office:value="342.023204668006" calcext:value-type="float">
            <text:p>342.02320466800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-268" calcext:value-type="float">
            <text:p>-268</text:p>
          </table:table-cell>
          <table:table-cell office:value-type="float" office:value="0.0205620979001485" calcext:value-type="float">
            <text:p>0.0205620979001485</text:p>
          </table:table-cell>
          <table:table-cell office:value-type="float" office:value="0.395986514496982" calcext:value-type="float">
            <text:p>0.395986514496982</text:p>
          </table:table-cell>
          <table:table-cell office:value-type="float" office:value="4.40118556507448" calcext:value-type="float">
            <text:p>4.40118556507448</text:p>
          </table:table-cell>
          <table:table-cell office:value-type="float" office:value="496.766852038693" calcext:value-type="float">
            <text:p>496.766852038693</text:p>
          </table:table-cell>
          <table:table-cell office:value-type="float" office:value="342.022311138446" calcext:value-type="float">
            <text:p>342.02231113844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267" calcext:value-type="float">
            <text:p>-267</text:p>
          </table:table-cell>
          <table:table-cell office:value-type="float" office:value="0.020563047360545" calcext:value-type="float">
            <text:p>0.020563047360545</text:p>
          </table:table-cell>
          <table:table-cell office:value-type="float" office:value="0.397403660972345" calcext:value-type="float">
            <text:p>0.397403660972345</text:p>
          </table:table-cell>
          <table:table-cell office:value-type="float" office:value="4.63934141576191" calcext:value-type="float">
            <text:p>4.63934141576191</text:p>
          </table:table-cell>
          <table:table-cell office:value-type="float" office:value="499.363707953335" calcext:value-type="float">
            <text:p>499.363707953335</text:p>
          </table:table-cell>
          <table:table-cell office:value-type="float" office:value="342.022317818691" calcext:value-type="float">
            <text:p>342.02231781869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-266" calcext:value-type="float">
            <text:p>-266</text:p>
          </table:table-cell>
          <table:table-cell office:value-type="float" office:value="0.0207029474475028" calcext:value-type="float">
            <text:p>0.0207029474475028</text:p>
          </table:table-cell>
          <table:table-cell office:value-type="float" office:value="0.399105626900672" calcext:value-type="float">
            <text:p>0.399105626900672</text:p>
          </table:table-cell>
          <table:table-cell office:value-type="float" office:value="4.873221919329" calcext:value-type="float">
            <text:p>4.873221919329</text:p>
          </table:table-cell>
          <table:table-cell office:value-type="float" office:value="501.316638853047" calcext:value-type="float">
            <text:p>501.316638853047</text:p>
          </table:table-cell>
          <table:table-cell office:value-type="float" office:value="342.023305507904" calcext:value-type="float">
            <text:p>342.02330550790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265" calcext:value-type="float">
            <text:p>-265</text:p>
          </table:table-cell>
          <table:table-cell office:value-type="float" office:value="0.0208506115405996" calcext:value-type="float">
            <text:p>0.0208506115405996</text:p>
          </table:table-cell>
          <table:table-cell office:value-type="float" office:value="0.401060859343214" calcext:value-type="float">
            <text:p>0.401060859343214</text:p>
          </table:table-cell>
          <table:table-cell office:value-type="float" office:value="5.10988958378467" calcext:value-type="float">
            <text:p>5.10988958378467</text:p>
          </table:table-cell>
          <table:table-cell office:value-type="float" office:value="502.445319959624" calcext:value-type="float">
            <text:p>502.445319959624</text:p>
          </table:table-cell>
          <table:table-cell office:value-type="float" office:value="342.024355284814" calcext:value-type="float">
            <text:p>342.02435528481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-264" calcext:value-type="float">
            <text:p>-264</text:p>
          </table:table-cell>
          <table:table-cell office:value-type="float" office:value="0.0211319391951447" calcext:value-type="float">
            <text:p>0.0211319391951447</text:p>
          </table:table-cell>
          <table:table-cell office:value-type="float" office:value="0.403232660849648" calcext:value-type="float">
            <text:p>0.403232660849648</text:p>
          </table:table-cell>
          <table:table-cell office:value-type="float" office:value="5.34655463217273" calcext:value-type="float">
            <text:p>5.34655463217273</text:p>
          </table:table-cell>
          <table:table-cell office:value-type="float" office:value="502.837944906234" calcext:value-type="float">
            <text:p>502.837944906234</text:p>
          </table:table-cell>
          <table:table-cell office:value-type="float" office:value="342.026375980818" calcext:value-type="float">
            <text:p>342.0263759808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263" calcext:value-type="float">
            <text:p>-263</text:p>
          </table:table-cell>
          <table:table-cell office:value-type="float" office:value="0.0215011833573378" calcext:value-type="float">
            <text:p>0.0215011833573378</text:p>
          </table:table-cell>
          <table:table-cell office:value-type="float" office:value="0.405577801158041" calcext:value-type="float">
            <text:p>0.405577801158041</text:p>
          </table:table-cell>
          <table:table-cell office:value-type="float" office:value="5.58132121566331" calcext:value-type="float">
            <text:p>5.58132121566331</text:p>
          </table:table-cell>
          <table:table-cell office:value-type="float" office:value="502.482441521429" calcext:value-type="float">
            <text:p>502.482441521429</text:p>
          </table:table-cell>
          <table:table-cell office:value-type="float" office:value="342.029069310359" calcext:value-type="float">
            <text:p>342.029069310359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-262" calcext:value-type="float">
            <text:p>-262</text:p>
          </table:table-cell>
          <table:table-cell office:value-type="float" office:value="0.021945771265938" calcext:value-type="float">
            <text:p>0.021945771265938</text:p>
          </table:table-cell>
          <table:table-cell office:value-type="float" office:value="0.408040726375452" calcext:value-type="float">
            <text:p>0.408040726375452</text:p>
          </table:table-cell>
          <table:table-cell office:value-type="float" office:value="5.82049752279132" calcext:value-type="float">
            <text:p>5.82049752279132</text:p>
          </table:table-cell>
          <table:table-cell office:value-type="float" office:value="501.297589072691" calcext:value-type="float">
            <text:p>501.297589072691</text:p>
          </table:table-cell>
          <table:table-cell office:value-type="float" office:value="342.032374201251" calcext:value-type="float">
            <text:p>342.03237420125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261" calcext:value-type="float">
            <text:p>-261</text:p>
          </table:table-cell>
          <table:table-cell office:value-type="float" office:value="0.0224671028094138" calcext:value-type="float">
            <text:p>0.0224671028094138</text:p>
          </table:table-cell>
          <table:table-cell office:value-type="float" office:value="0.410560483643798" calcext:value-type="float">
            <text:p>0.410560483643798</text:p>
          </table:table-cell>
          <table:table-cell office:value-type="float" office:value="6.06118330272489" calcext:value-type="float">
            <text:p>6.06118330272489</text:p>
          </table:table-cell>
          <table:table-cell office:value-type="float" office:value="499.38731905692" calcext:value-type="float">
            <text:p>499.38731905692</text:p>
          </table:table-cell>
          <table:table-cell office:value-type="float" office:value="342.036335858146" calcext:value-type="float">
            <text:p>342.03633585814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-260" calcext:value-type="float">
            <text:p>-260</text:p>
          </table:table-cell>
          <table:table-cell office:value-type="float" office:value="0.0230437975829092" calcext:value-type="float">
            <text:p>0.0230437975829092</text:p>
          </table:table-cell>
          <table:table-cell office:value-type="float" office:value="0.413080695082682" calcext:value-type="float">
            <text:p>0.413080695082682</text:p>
          </table:table-cell>
          <table:table-cell office:value-type="float" office:value="0.0155238310605226" calcext:value-type="float">
            <text:p>0.0155238310605226</text:p>
          </table:table-cell>
          <table:table-cell office:value-type="float" office:value="496.988478427188" calcext:value-type="float">
            <text:p>496.988478427188</text:p>
          </table:table-cell>
          <table:table-cell office:value-type="float" office:value="342.04082673887" calcext:value-type="float">
            <text:p>342.0408267388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259" calcext:value-type="float">
            <text:p>-259</text:p>
          </table:table-cell>
          <table:table-cell office:value-type="float" office:value="0.0237341844564871" calcext:value-type="float">
            <text:p>0.0237341844564871</text:p>
          </table:table-cell>
          <table:table-cell office:value-type="float" office:value="0.415530600186572" calcext:value-type="float">
            <text:p>0.415530600186572</text:p>
          </table:table-cell>
          <table:table-cell office:value-type="float" office:value="0.261963798809322" calcext:value-type="float">
            <text:p>0.261963798809322</text:p>
          </table:table-cell>
          <table:table-cell office:value-type="float" office:value="493.9934363237" calcext:value-type="float">
            <text:p>493.9934363237</text:p>
          </table:table-cell>
          <table:table-cell office:value-type="float" office:value="342.046352895165" calcext:value-type="float">
            <text:p>342.046352895165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-258" calcext:value-type="float">
            <text:p>-258</text:p>
          </table:table-cell>
          <table:table-cell office:value-type="float" office:value="0.0244371492379483" calcext:value-type="float">
            <text:p>0.0244371492379483</text:p>
          </table:table-cell>
          <table:table-cell office:value-type="float" office:value="0.417848272501713" calcext:value-type="float">
            <text:p>0.417848272501713</text:p>
          </table:table-cell>
          <table:table-cell office:value-type="float" office:value="0.505520507830509" calcext:value-type="float">
            <text:p>0.505520507830509</text:p>
          </table:table-cell>
          <table:table-cell office:value-type="float" office:value="490.919750246187" calcext:value-type="float">
            <text:p>490.919750246187</text:p>
          </table:table-cell>
          <table:table-cell office:value-type="float" office:value="342.052147621821" calcext:value-type="float">
            <text:p>342.05214762182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257" calcext:value-type="float">
            <text:p>-257</text:p>
          </table:table-cell>
          <table:table-cell office:value-type="float" office:value="0.02518621762272" calcext:value-type="float">
            <text:p>0.02518621762272</text:p>
          </table:table-cell>
          <table:table-cell office:value-type="float" office:value="0.419976344168522" calcext:value-type="float">
            <text:p>0.419976344168522</text:p>
          </table:table-cell>
          <table:table-cell office:value-type="float" office:value="0.752150167593822" calcext:value-type="float">
            <text:p>0.752150167593822</text:p>
          </table:table-cell>
          <table:table-cell office:value-type="float" office:value="487.921552129248" calcext:value-type="float">
            <text:p>487.921552129248</text:p>
          </table:table-cell>
          <table:table-cell office:value-type="float" office:value="342.058508858617" calcext:value-type="float">
            <text:p>342.0585088586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-256" calcext:value-type="float">
            <text:p>-256</text:p>
          </table:table-cell>
          <table:table-cell office:value-type="float" office:value="0.0260382259368385" calcext:value-type="float">
            <text:p>0.0260382259368385</text:p>
          </table:table-cell>
          <table:table-cell office:value-type="float" office:value="0.421853969955408" calcext:value-type="float">
            <text:p>0.421853969955408</text:p>
          </table:table-cell>
          <table:table-cell office:value-type="float" office:value="1.00168495502443" calcext:value-type="float">
            <text:p>1.00168495502443</text:p>
          </table:table-cell>
          <table:table-cell office:value-type="float" office:value="485.270731005276" calcext:value-type="float">
            <text:p>485.270731005276</text:p>
          </table:table-cell>
          <table:table-cell office:value-type="float" office:value="342.065978182469" calcext:value-type="float">
            <text:p>342.06597818246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255" calcext:value-type="float">
            <text:p>-255</text:p>
          </table:table-cell>
          <table:table-cell office:value-type="float" office:value="0.026894543118599" calcext:value-type="float">
            <text:p>0.026894543118599</text:p>
          </table:table-cell>
          <table:table-cell office:value-type="float" office:value="0.423428445492465" calcext:value-type="float">
            <text:p>0.423428445492465</text:p>
          </table:table-cell>
          <table:table-cell office:value-type="float" office:value="1.25282084672623" calcext:value-type="float">
            <text:p>1.25282084672623</text:p>
          </table:table-cell>
          <table:table-cell office:value-type="float" office:value="483.382176409004" calcext:value-type="float">
            <text:p>483.382176409004</text:p>
          </table:table-cell>
          <table:table-cell office:value-type="float" office:value="342.07373615931" calcext:value-type="float">
            <text:p>342.0737361593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-254" calcext:value-type="float">
            <text:p>-254</text:p>
          </table:table-cell>
          <table:table-cell office:value-type="float" office:value="0.0277345276802463" calcext:value-type="float">
            <text:p>0.0277345276802463</text:p>
          </table:table-cell>
          <table:table-cell office:value-type="float" office:value="0.42466221564414" calcext:value-type="float">
            <text:p>0.42466221564414</text:p>
          </table:table-cell>
          <table:table-cell office:value-type="float" office:value="1.50541204228809" calcext:value-type="float">
            <text:p>1.50541204228809</text:p>
          </table:table-cell>
          <table:table-cell office:value-type="float" office:value="482.589466419918" calcext:value-type="float">
            <text:p>482.589466419918</text:p>
          </table:table-cell>
          <table:table-cell office:value-type="float" office:value="342.081590578155" calcext:value-type="float">
            <text:p>342.08159057815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253" calcext:value-type="float">
            <text:p>-253</text:p>
          </table:table-cell>
          <table:table-cell office:value-type="float" office:value="0.0287170066293357" calcext:value-type="float">
            <text:p>0.0287170066293357</text:p>
          </table:table-cell>
          <table:table-cell office:value-type="float" office:value="0.425509387500115" calcext:value-type="float">
            <text:p>0.425509387500115</text:p>
          </table:table-cell>
          <table:table-cell office:value-type="float" office:value="1.76021920576904" calcext:value-type="float">
            <text:p>1.76021920576904</text:p>
          </table:table-cell>
          <table:table-cell office:value-type="float" office:value="482.968404528477" calcext:value-type="float">
            <text:p>482.968404528477</text:p>
          </table:table-cell>
          <table:table-cell office:value-type="float" office:value="342.091084616479" calcext:value-type="float">
            <text:p>342.09108461647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-252" calcext:value-type="float">
            <text:p>-252</text:p>
          </table:table-cell>
          <table:table-cell office:value-type="float" office:value="0.029607212035064" calcext:value-type="float">
            <text:p>0.029607212035064</text:p>
          </table:table-cell>
          <table:table-cell office:value-type="float" office:value="0.425944783288255" calcext:value-type="float">
            <text:p>0.425944783288255</text:p>
          </table:table-cell>
          <table:table-cell office:value-type="float" office:value="2.01701345187338" calcext:value-type="float">
            <text:p>2.01701345187338</text:p>
          </table:table-cell>
          <table:table-cell office:value-type="float" office:value="484.921006757595" calcext:value-type="float">
            <text:p>484.921006757595</text:p>
          </table:table-cell>
          <table:table-cell office:value-type="float" office:value="342.09997306863" calcext:value-type="float">
            <text:p>342.0999730686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251" calcext:value-type="float">
            <text:p>-251</text:p>
          </table:table-cell>
          <table:table-cell office:value-type="float" office:value="0.0305593553654924" calcext:value-type="float">
            <text:p>0.0305593553654924</text:p>
          </table:table-cell>
          <table:table-cell office:value-type="float" office:value="0.425947514877507" calcext:value-type="float">
            <text:p>0.425947514877507</text:p>
          </table:table-cell>
          <table:table-cell office:value-type="float" office:value="2.27656421256443" calcext:value-type="float">
            <text:p>2.27656421256443</text:p>
          </table:table-cell>
          <table:table-cell office:value-type="float" office:value="488.366920976046" calcext:value-type="float">
            <text:p>488.366920976046</text:p>
          </table:table-cell>
          <table:table-cell office:value-type="float" office:value="342.109781061677" calcext:value-type="float">
            <text:p>342.10978106167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-250" calcext:value-type="float">
            <text:p>-250</text:p>
          </table:table-cell>
          <table:table-cell office:value-type="float" office:value="0.0315164929520576" calcext:value-type="float">
            <text:p>0.0315164929520576</text:p>
          </table:table-cell>
          <table:table-cell office:value-type="float" office:value="0.4255010990567" calcext:value-type="float">
            <text:p>0.4255010990567</text:p>
          </table:table-cell>
          <table:table-cell office:value-type="float" office:value="2.53605992100182" calcext:value-type="float">
            <text:p>2.53605992100182</text:p>
          </table:table-cell>
          <table:table-cell office:value-type="float" office:value="493.215524768888" calcext:value-type="float">
            <text:p>493.215524768888</text:p>
          </table:table-cell>
          <table:table-cell office:value-type="float" office:value="342.119954263657" calcext:value-type="float">
            <text:p>342.119954263657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249" calcext:value-type="float">
            <text:p>-249</text:p>
          </table:table-cell>
          <table:table-cell office:value-type="float" office:value="0.032473547215602" calcext:value-type="float">
            <text:p>0.032473547215602</text:p>
          </table:table-cell>
          <table:table-cell office:value-type="float" office:value="0.424606386998839" calcext:value-type="float">
            <text:p>0.424606386998839</text:p>
          </table:table-cell>
          <table:table-cell office:value-type="float" office:value="2.79938789510771" calcext:value-type="float">
            <text:p>2.79938789510771</text:p>
          </table:table-cell>
          <table:table-cell office:value-type="float" office:value="499.326483467511" calcext:value-type="float">
            <text:p>499.326483467511</text:p>
          </table:table-cell>
          <table:table-cell office:value-type="float" office:value="342.130441206896" calcext:value-type="float">
            <text:p>342.130441206896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-248" calcext:value-type="float">
            <text:p>-248</text:p>
          </table:table-cell>
          <table:table-cell office:value-type="float" office:value="0.0334115914740832" calcext:value-type="float">
            <text:p>0.0334115914740832</text:p>
          </table:table-cell>
          <table:table-cell office:value-type="float" office:value="0.423272516830918" calcext:value-type="float">
            <text:p>0.423272516830918</text:p>
          </table:table-cell>
          <table:table-cell office:value-type="float" office:value="3.06534411532041" calcext:value-type="float">
            <text:p>3.06534411532041</text:p>
          </table:table-cell>
          <table:table-cell office:value-type="float" office:value="506.295974329009" calcext:value-type="float">
            <text:p>506.295974329009</text:p>
          </table:table-cell>
          <table:table-cell office:value-type="float" office:value="342.141025232627" calcext:value-type="float">
            <text:p>342.141025232627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247" calcext:value-type="float">
            <text:p>-247</text:p>
          </table:table-cell>
          <table:table-cell office:value-type="float" office:value="0.034357532461099" calcext:value-type="float">
            <text:p>0.034357532461099</text:p>
          </table:table-cell>
          <table:table-cell office:value-type="float" office:value="0.421511547680416" calcext:value-type="float">
            <text:p>0.421511547680416</text:p>
          </table:table-cell>
          <table:table-cell office:value-type="float" office:value="3.3310394822697" calcext:value-type="float">
            <text:p>3.3310394822697</text:p>
          </table:table-cell>
          <table:table-cell office:value-type="float" office:value="513.473532668021" calcext:value-type="float">
            <text:p>513.473532668021</text:p>
          </table:table-cell>
          <table:table-cell office:value-type="float" office:value="342.15200459363" calcext:value-type="float">
            <text:p>342.1520045936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246" calcext:value-type="float">
            <text:p>-246</text:p>
          </table:table-cell>
          <table:table-cell office:value-type="float" office:value="0.0352765044764855" calcext:value-type="float">
            <text:p>0.0352765044764855</text:p>
          </table:table-cell>
          <table:table-cell office:value-type="float" office:value="0.419358504594664" calcext:value-type="float">
            <text:p>0.419358504594664</text:p>
          </table:table-cell>
          <table:table-cell office:value-type="float" office:value="3.6014225111841" calcext:value-type="float">
            <text:p>3.6014225111841</text:p>
          </table:table-cell>
          <table:table-cell office:value-type="float" office:value="520.376688265025" calcext:value-type="float">
            <text:p>520.376688265025</text:p>
          </table:table-cell>
          <table:table-cell office:value-type="float" office:value="342.162965507956" calcext:value-type="float">
            <text:p>342.162965507956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245" calcext:value-type="float">
            <text:p>-245</text:p>
          </table:table-cell>
          <table:table-cell office:value-type="float" office:value="0.0362296778390676" calcext:value-type="float">
            <text:p>0.0362296778390676</text:p>
          </table:table-cell>
          <table:table-cell office:value-type="float" office:value="0.416854696435443" calcext:value-type="float">
            <text:p>0.416854696435443</text:p>
          </table:table-cell>
          <table:table-cell office:value-type="float" office:value="3.87335461463455" calcext:value-type="float">
            <text:p>3.87335461463455</text:p>
          </table:table-cell>
          <table:table-cell office:value-type="float" office:value="526.203644078956" calcext:value-type="float">
            <text:p>526.203644078956</text:p>
          </table:table-cell>
          <table:table-cell office:value-type="float" office:value="342.174641169838" calcext:value-type="float">
            <text:p>342.17464116983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-244" calcext:value-type="float">
            <text:p>-244</text:p>
          </table:table-cell>
          <table:table-cell office:value-type="float" office:value="0.0370854334490891" calcext:value-type="float">
            <text:p>0.0370854334490891</text:p>
          </table:table-cell>
          <table:table-cell office:value-type="float" office:value="0.414045763224862" calcext:value-type="float">
            <text:p>0.414045763224862</text:p>
          </table:table-cell>
          <table:table-cell office:value-type="float" office:value="4.14757123783993" calcext:value-type="float">
            <text:p>4.14757123783993</text:p>
          </table:table-cell>
          <table:table-cell office:value-type="float" office:value="530.155946426651" calcext:value-type="float">
            <text:p>530.155946426651</text:p>
          </table:table-cell>
          <table:table-cell office:value-type="float" office:value="342.185389771435" calcext:value-type="float">
            <text:p>342.185389771435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243" calcext:value-type="float">
            <text:p>-243</text:p>
          </table:table-cell>
          <table:table-cell office:value-type="float" office:value="0.0379821986125555" calcext:value-type="float">
            <text:p>0.0379821986125555</text:p>
          </table:table-cell>
          <table:table-cell office:value-type="float" office:value="0.411000296500837" calcext:value-type="float">
            <text:p>0.411000296500837</text:p>
          </table:table-cell>
          <table:table-cell office:value-type="float" office:value="4.4238832600764" calcext:value-type="float">
            <text:p>4.4238832600764</text:p>
          </table:table-cell>
          <table:table-cell office:value-type="float" office:value="531.685772326157" calcext:value-type="float">
            <text:p>531.685772326157</text:p>
          </table:table-cell>
          <table:table-cell office:value-type="float" office:value="342.196923841344" calcext:value-type="float">
            <text:p>342.196923841344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-242" calcext:value-type="float">
            <text:p>-242</text:p>
          </table:table-cell>
          <table:table-cell office:value-type="float" office:value="0.0388937071219236" calcext:value-type="float">
            <text:p>0.0388937071219236</text:p>
          </table:table-cell>
          <table:table-cell office:value-type="float" office:value="0.407790591711564" calcext:value-type="float">
            <text:p>0.407790591711564</text:p>
          </table:table-cell>
          <table:table-cell office:value-type="float" office:value="4.7036158209053" calcext:value-type="float">
            <text:p>4.7036158209053</text:p>
          </table:table-cell>
          <table:table-cell office:value-type="float" office:value="530.295904239937" calcext:value-type="float">
            <text:p>530.295904239937</text:p>
          </table:table-cell>
          <table:table-cell office:value-type="float" office:value="342.208931184504" calcext:value-type="float">
            <text:p>342.20893118450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241" calcext:value-type="float">
            <text:p>-241</text:p>
          </table:table-cell>
          <table:table-cell office:value-type="float" office:value="0.039653579300833" calcext:value-type="float">
            <text:p>0.039653579300833</text:p>
          </table:table-cell>
          <table:table-cell office:value-type="float" office:value="0.404492729347616" calcext:value-type="float">
            <text:p>0.404492729347616</text:p>
          </table:table-cell>
          <table:table-cell office:value-type="float" office:value="4.98524251338103" calcext:value-type="float">
            <text:p>4.98524251338103</text:p>
          </table:table-cell>
          <table:table-cell office:value-type="float" office:value="525.53027162076" calcext:value-type="float">
            <text:p>525.53027162076</text:p>
          </table:table-cell>
          <table:table-cell office:value-type="float" office:value="342.219159638795" calcext:value-type="float">
            <text:p>342.21915963879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240" calcext:value-type="float">
            <text:p>-240</text:p>
          </table:table-cell>
          <table:table-cell office:value-type="float" office:value="0.0405339490020521" calcext:value-type="float">
            <text:p>0.0405339490020521</text:p>
          </table:table-cell>
          <table:table-cell office:value-type="float" office:value="0.401199795260696" calcext:value-type="float">
            <text:p>0.401199795260696</text:p>
          </table:table-cell>
          <table:table-cell office:value-type="float" office:value="5.26883634236558" calcext:value-type="float">
            <text:p>5.26883634236558</text:p>
          </table:table-cell>
          <table:table-cell office:value-type="float" office:value="517.706806802248" calcext:value-type="float">
            <text:p>517.706806802248</text:p>
          </table:table-cell>
          <table:table-cell office:value-type="float" office:value="342.231258728461" calcext:value-type="float">
            <text:p>342.23125872846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239" calcext:value-type="float">
            <text:p>-239</text:p>
          </table:table-cell>
          <table:table-cell office:value-type="float" office:value="0.0413136661779615" calcext:value-type="float">
            <text:p>0.0413136661779615</text:p>
          </table:table-cell>
          <table:table-cell office:value-type="float" office:value="0.398002280924657" calcext:value-type="float">
            <text:p>0.398002280924657</text:p>
          </table:table-cell>
          <table:table-cell office:value-type="float" office:value="5.55524004744509" calcext:value-type="float">
            <text:p>5.55524004744509</text:p>
          </table:table-cell>
          <table:table-cell office:value-type="float" office:value="506.939276101941" calcext:value-type="float">
            <text:p>506.939276101941</text:p>
          </table:table-cell>
          <table:table-cell office:value-type="float" office:value="342.242197480168" calcext:value-type="float">
            <text:p>342.24219748016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-238" calcext:value-type="float">
            <text:p>-238</text:p>
          </table:table-cell>
          <table:table-cell office:value-type="float" office:value="0.0420486718933265" calcext:value-type="float">
            <text:p>0.0420486718933265</text:p>
          </table:table-cell>
          <table:table-cell office:value-type="float" office:value="0.394986901929617" calcext:value-type="float">
            <text:p>0.394986901929617</text:p>
          </table:table-cell>
          <table:table-cell office:value-type="float" office:value="5.84432648523072" calcext:value-type="float">
            <text:p>5.84432648523072</text:p>
          </table:table-cell>
          <table:table-cell office:value-type="float" office:value="493.920160554097" calcext:value-type="float">
            <text:p>493.920160554097</text:p>
          </table:table-cell>
          <table:table-cell office:value-type="float" office:value="342.252700786951" calcext:value-type="float">
            <text:p>342.2527007869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237" calcext:value-type="float">
            <text:p>-237</text:p>
          </table:table-cell>
          <table:table-cell office:value-type="float" office:value="0.042807991124631" calcext:value-type="float">
            <text:p>0.042807991124631</text:p>
          </table:table-cell>
          <table:table-cell office:value-type="float" office:value="0.392253126288914" calcext:value-type="float">
            <text:p>0.392253126288914</text:p>
          </table:table-cell>
          <table:table-cell office:value-type="float" office:value="6.13467367269267" calcext:value-type="float">
            <text:p>6.13467367269267</text:p>
          </table:table-cell>
          <table:table-cell office:value-type="float" office:value="479.623473333657" calcext:value-type="float">
            <text:p>479.623473333657</text:p>
          </table:table-cell>
          <table:table-cell office:value-type="float" office:value="342.263747086438" calcext:value-type="float">
            <text:p>342.26374708643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-236" calcext:value-type="float">
            <text:p>-236</text:p>
          </table:table-cell>
          <table:table-cell office:value-type="float" office:value="0.0434840375995211" calcext:value-type="float">
            <text:p>0.0434840375995211</text:p>
          </table:table-cell>
          <table:table-cell office:value-type="float" office:value="0.389879798113397" calcext:value-type="float">
            <text:p>0.389879798113397</text:p>
          </table:table-cell>
          <table:table-cell office:value-type="float" office:value="0.14306726072451" calcext:value-type="float">
            <text:p>0.14306726072451</text:p>
          </table:table-cell>
          <table:table-cell office:value-type="float" office:value="465.065498547524" calcext:value-type="float">
            <text:p>465.065498547524</text:p>
          </table:table-cell>
          <table:table-cell office:value-type="float" office:value="342.273749245558" calcext:value-type="float">
            <text:p>342.27374924555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235" calcext:value-type="float">
            <text:p>-235</text:p>
          </table:table-cell>
          <table:table-cell office:value-type="float" office:value="0.0441832386847643" calcext:value-type="float">
            <text:p>0.0441832386847643</text:p>
          </table:table-cell>
          <table:table-cell office:value-type="float" office:value="0.387940330744555" calcext:value-type="float">
            <text:p>0.387940330744555</text:p>
          </table:table-cell>
          <table:table-cell office:value-type="float" office:value="0.438846083013184" calcext:value-type="float">
            <text:p>0.438846083013184</text:p>
          </table:table-cell>
          <table:table-cell office:value-type="float" office:value="451.231446739929" calcext:value-type="float">
            <text:p>451.231446739929</text:p>
          </table:table-cell>
          <table:table-cell office:value-type="float" office:value="342.28425978911" calcext:value-type="float">
            <text:p>342.2842597891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-234" calcext:value-type="float">
            <text:p>-234</text:p>
          </table:table-cell>
          <table:table-cell office:value-type="float" office:value="0.0447901035755883" calcext:value-type="float">
            <text:p>0.0447901035755883</text:p>
          </table:table-cell>
          <table:table-cell office:value-type="float" office:value="0.386504970981749" calcext:value-type="float">
            <text:p>0.386504970981749</text:p>
          </table:table-cell>
          <table:table-cell office:value-type="float" office:value="0.73267684856789" calcext:value-type="float">
            <text:p>0.73267684856789</text:p>
          </table:table-cell>
          <table:table-cell office:value-type="float" office:value="439.453315903372" calcext:value-type="float">
            <text:p>439.453315903372</text:p>
          </table:table-cell>
          <table:table-cell office:value-type="float" office:value="342.293519024241" calcext:value-type="float">
            <text:p>342.29351902424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233" calcext:value-type="float">
            <text:p>-233</text:p>
          </table:table-cell>
          <table:table-cell office:value-type="float" office:value="0.0453851924631204" calcext:value-type="float">
            <text:p>0.0453851924631204</text:p>
          </table:table-cell>
          <table:table-cell office:value-type="float" office:value="0.385616710896801" calcext:value-type="float">
            <text:p>0.385616710896801</text:p>
          </table:table-cell>
          <table:table-cell office:value-type="float" office:value="1.02912283517483" calcext:value-type="float">
            <text:p>1.02912283517483</text:p>
          </table:table-cell>
          <table:table-cell office:value-type="float" office:value="430.457992416281" calcext:value-type="float">
            <text:p>430.457992416281</text:p>
          </table:table-cell>
          <table:table-cell office:value-type="float" office:value="342.302721988785" calcext:value-type="float">
            <text:p>342.30272198878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-232" calcext:value-type="float">
            <text:p>-232</text:p>
          </table:table-cell>
          <table:table-cell office:value-type="float" office:value="0.0459955746803673" calcext:value-type="float">
            <text:p>0.0459955746803673</text:p>
          </table:table-cell>
          <table:table-cell office:value-type="float" office:value="0.385301938575116" calcext:value-type="float">
            <text:p>0.385301938575116</text:p>
          </table:table-cell>
          <table:table-cell office:value-type="float" office:value="1.32607656907645" calcext:value-type="float">
            <text:p>1.32607656907645</text:p>
          </table:table-cell>
          <table:table-cell office:value-type="float" office:value="425.004598441332" calcext:value-type="float">
            <text:p>425.004598441332</text:p>
          </table:table-cell>
          <table:table-cell office:value-type="float" office:value="342.312288436981" calcext:value-type="float">
            <text:p>342.31228843698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231" calcext:value-type="float">
            <text:p>-231</text:p>
          </table:table-cell>
          <table:table-cell office:value-type="float" office:value="0.0464806141581069" calcext:value-type="float">
            <text:p>0.0464806141581069</text:p>
          </table:table-cell>
          <table:table-cell office:value-type="float" office:value="0.385583026722312" calcext:value-type="float">
            <text:p>0.385583026722312</text:p>
          </table:table-cell>
          <table:table-cell office:value-type="float" office:value="1.62246815513206" calcext:value-type="float">
            <text:p>1.62246815513206</text:p>
          </table:table-cell>
          <table:table-cell office:value-type="float" office:value="423.703893557083" calcext:value-type="float">
            <text:p>423.703893557083</text:p>
          </table:table-cell>
          <table:table-cell office:value-type="float" office:value="342.319982113278" calcext:value-type="float">
            <text:p>342.31998211327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-230" calcext:value-type="float">
            <text:p>-230</text:p>
          </table:table-cell>
          <table:table-cell office:value-type="float" office:value="0.0469539829751759" calcext:value-type="float">
            <text:p>0.0469539829751759</text:p>
          </table:table-cell>
          <table:table-cell office:value-type="float" office:value="0.386442086067804" calcext:value-type="float">
            <text:p>0.386442086067804</text:p>
          </table:table-cell>
          <table:table-cell office:value-type="float" office:value="1.91919064520243" calcext:value-type="float">
            <text:p>1.91919064520243</text:p>
          </table:table-cell>
          <table:table-cell office:value-type="float" office:value="426.638232010287" calcext:value-type="float">
            <text:p>426.638232010287</text:p>
          </table:table-cell>
          <table:table-cell office:value-type="float" office:value="342.327568995485" calcext:value-type="float">
            <text:p>342.32756899548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229" calcext:value-type="float">
            <text:p>-229</text:p>
          </table:table-cell>
          <table:table-cell office:value-type="float" office:value="0.0474755896274981" calcext:value-type="float">
            <text:p>0.0474755896274981</text:p>
          </table:table-cell>
          <table:table-cell office:value-type="float" office:value="0.387854308811493" calcext:value-type="float">
            <text:p>0.387854308811493</text:p>
          </table:table-cell>
          <table:table-cell office:value-type="float" office:value="2.21444945669834" calcext:value-type="float">
            <text:p>2.21444945669834</text:p>
          </table:table-cell>
          <table:table-cell office:value-type="float" office:value="433.651496856572" calcext:value-type="float">
            <text:p>433.651496856572</text:p>
          </table:table-cell>
          <table:table-cell office:value-type="float" office:value="342.336018624491" calcext:value-type="float">
            <text:p>342.336018624491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-228" calcext:value-type="float">
            <text:p>-228</text:p>
          </table:table-cell>
          <table:table-cell office:value-type="float" office:value="0.0477952740804747" calcext:value-type="float">
            <text:p>0.0477952740804747</text:p>
          </table:table-cell>
          <table:table-cell office:value-type="float" office:value="0.389779174866084" calcext:value-type="float">
            <text:p>0.389779174866084</text:p>
          </table:table-cell>
          <table:table-cell office:value-type="float" office:value="2.51026646302905" calcext:value-type="float">
            <text:p>2.51026646302905</text:p>
          </table:table-cell>
          <table:table-cell office:value-type="float" office:value="444.585194410655" calcext:value-type="float">
            <text:p>444.585194410655</text:p>
          </table:table-cell>
          <table:table-cell office:value-type="float" office:value="342.34124371883" calcext:value-type="float">
            <text:p>342.34124371883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227" calcext:value-type="float">
            <text:p>-227</text:p>
          </table:table-cell>
          <table:table-cell office:value-type="float" office:value="0.0482131449221865" calcext:value-type="float">
            <text:p>0.0482131449221865</text:p>
          </table:table-cell>
          <table:table-cell office:value-type="float" office:value="0.392147709555218" calcext:value-type="float">
            <text:p>0.392147709555218</text:p>
          </table:table-cell>
          <table:table-cell office:value-type="float" office:value="2.80397391784259" calcext:value-type="float">
            <text:p>2.80397391784259</text:p>
          </table:table-cell>
          <table:table-cell office:value-type="float" office:value="458.48153759122" calcext:value-type="float">
            <text:p>458.48153759122</text:p>
          </table:table-cell>
          <table:table-cell office:value-type="float" office:value="342.34812686424" calcext:value-type="float">
            <text:p>342.34812686424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-226" calcext:value-type="float">
            <text:p>-226</text:p>
          </table:table-cell>
          <table:table-cell office:value-type="float" office:value="0.0485251953098057" calcext:value-type="float">
            <text:p>0.0485251953098057</text:p>
          </table:table-cell>
          <table:table-cell office:value-type="float" office:value="0.394886750921911" calcext:value-type="float">
            <text:p>0.394886750921911</text:p>
          </table:table-cell>
          <table:table-cell office:value-type="float" office:value="3.09560363298187" calcext:value-type="float">
            <text:p>3.09560363298187</text:p>
          </table:table-cell>
          <table:table-cell office:value-type="float" office:value="474.493966525138" calcext:value-type="float">
            <text:p>474.493966525138</text:p>
          </table:table-cell>
          <table:table-cell office:value-type="float" office:value="342.353306293073" calcext:value-type="float">
            <text:p>342.353306293073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225" calcext:value-type="float">
            <text:p>-225</text:p>
          </table:table-cell>
          <table:table-cell office:value-type="float" office:value="0.0488190958182563" calcext:value-type="float">
            <text:p>0.0488190958182563</text:p>
          </table:table-cell>
          <table:table-cell office:value-type="float" office:value="0.39791779146523" calcext:value-type="float">
            <text:p>0.39791779146523</text:p>
          </table:table-cell>
          <table:table-cell office:value-type="float" office:value="3.38790770658771" calcext:value-type="float">
            <text:p>3.38790770658771</text:p>
          </table:table-cell>
          <table:table-cell office:value-type="float" office:value="491.579628826216" calcext:value-type="float">
            <text:p>491.579628826216</text:p>
          </table:table-cell>
          <table:table-cell office:value-type="float" office:value="342.358215242214" calcext:value-type="float">
            <text:p>342.358215242214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-224" calcext:value-type="float">
            <text:p>-224</text:p>
          </table:table-cell>
          <table:table-cell office:value-type="float" office:value="0.0490673491574323" calcext:value-type="float">
            <text:p>0.0490673491574323</text:p>
          </table:table-cell>
          <table:table-cell office:value-type="float" office:value="0.401141577858012" calcext:value-type="float">
            <text:p>0.401141577858012</text:p>
          </table:table-cell>
          <table:table-cell office:value-type="float" office:value="3.67681834234832" calcext:value-type="float">
            <text:p>3.67681834234832</text:p>
          </table:table-cell>
          <table:table-cell office:value-type="float" office:value="508.277897978814" calcext:value-type="float">
            <text:p>508.277897978814</text:p>
          </table:table-cell>
          <table:table-cell office:value-type="float" office:value="342.362385017379" calcext:value-type="float">
            <text:p>342.36238501737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223" calcext:value-type="float">
            <text:p>-223</text:p>
          </table:table-cell>
          <table:table-cell office:value-type="float" office:value="0.0492749302007795" calcext:value-type="float">
            <text:p>0.0492749302007795</text:p>
          </table:table-cell>
          <table:table-cell office:value-type="float" office:value="0.404469257925612" calcext:value-type="float">
            <text:p>0.404469257925612</text:p>
          </table:table-cell>
          <table:table-cell office:value-type="float" office:value="3.96381889528368" calcext:value-type="float">
            <text:p>3.96381889528368</text:p>
          </table:table-cell>
          <table:table-cell office:value-type="float" office:value="523.393121432107" calcext:value-type="float">
            <text:p>523.393121432107</text:p>
          </table:table-cell>
          <table:table-cell office:value-type="float" office:value="342.365887996458" calcext:value-type="float">
            <text:p>342.36588799645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-222" calcext:value-type="float">
            <text:p>-222</text:p>
          </table:table-cell>
          <table:table-cell office:value-type="float" office:value="0.0494881516228542" calcext:value-type="float">
            <text:p>0.0494881516228542</text:p>
          </table:table-cell>
          <table:table-cell office:value-type="float" office:value="0.407812685068013" calcext:value-type="float">
            <text:p>0.407812685068013</text:p>
          </table:table-cell>
          <table:table-cell office:value-type="float" office:value="4.2511818207797" calcext:value-type="float">
            <text:p>4.2511818207797</text:p>
          </table:table-cell>
          <table:table-cell office:value-type="float" office:value="535.876305087046" calcext:value-type="float">
            <text:p>535.876305087046</text:p>
          </table:table-cell>
          <table:table-cell office:value-type="float" office:value="342.369501667314" calcext:value-type="float">
            <text:p>342.3695016673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221" calcext:value-type="float">
            <text:p>-221</text:p>
          </table:table-cell>
          <table:table-cell office:value-type="float" office:value="0.0496216021050652" calcext:value-type="float">
            <text:p>0.0496216021050652</text:p>
          </table:table-cell>
          <table:table-cell office:value-type="float" office:value="0.411077635020688" calcext:value-type="float">
            <text:p>0.411077635020688</text:p>
          </table:table-cell>
          <table:table-cell office:value-type="float" office:value="4.53431310625372" calcext:value-type="float">
            <text:p>4.53431310625372</text:p>
          </table:table-cell>
          <table:table-cell office:value-type="float" office:value="544.60649750689" calcext:value-type="float">
            <text:p>544.60649750689</text:p>
          </table:table-cell>
          <table:table-cell office:value-type="float" office:value="342.371771379887" calcext:value-type="float">
            <text:p>342.37177137988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-220" calcext:value-type="float">
            <text:p>-220</text:p>
          </table:table-cell>
          <table:table-cell office:value-type="float" office:value="0.0497210647871676" calcext:value-type="float">
            <text:p>0.0497210647871676</text:p>
          </table:table-cell>
          <table:table-cell office:value-type="float" office:value="0.414186333263399" calcext:value-type="float">
            <text:p>0.414186333263399</text:p>
          </table:table-cell>
          <table:table-cell office:value-type="float" office:value="4.81781335871032" calcext:value-type="float">
            <text:p>4.81781335871032</text:p>
          </table:table-cell>
          <table:table-cell office:value-type="float" office:value="549.123906446759" calcext:value-type="float">
            <text:p>549.123906446759</text:p>
          </table:table-cell>
          <table:table-cell office:value-type="float" office:value="342.373467036254" calcext:value-type="float">
            <text:p>342.37346703625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219" calcext:value-type="float">
            <text:p>-219</text:p>
          </table:table-cell>
          <table:table-cell office:value-type="float" office:value="0.0498639164446848" calcext:value-type="float">
            <text:p>0.0498639164446848</text:p>
          </table:table-cell>
          <table:table-cell office:value-type="float" office:value="0.417070976933899" calcext:value-type="float">
            <text:p>0.417070976933899</text:p>
          </table:table-cell>
          <table:table-cell office:value-type="float" office:value="5.09849675050272" calcext:value-type="float">
            <text:p>5.09849675050272</text:p>
          </table:table-cell>
          <table:table-cell office:value-type="float" office:value="549.304585540203" calcext:value-type="float">
            <text:p>549.304585540203</text:p>
          </table:table-cell>
          <table:table-cell office:value-type="float" office:value="342.375908379618" calcext:value-type="float">
            <text:p>342.3759083796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-218" calcext:value-type="float">
            <text:p>-218</text:p>
          </table:table-cell>
          <table:table-cell office:value-type="float" office:value="0.0498886172410175" calcext:value-type="float">
            <text:p>0.0498886172410175</text:p>
          </table:table-cell>
          <table:table-cell office:value-type="float" office:value="0.419659265938361" calcext:value-type="float">
            <text:p>0.419659265938361</text:p>
          </table:table-cell>
          <table:table-cell office:value-type="float" office:value="5.37861651181605" calcext:value-type="float">
            <text:p>5.37861651181605</text:p>
          </table:table-cell>
          <table:table-cell office:value-type="float" office:value="545.171463529432" calcext:value-type="float">
            <text:p>545.171463529432</text:p>
          </table:table-cell>
          <table:table-cell office:value-type="float" office:value="342.37633123326" calcext:value-type="float">
            <text:p>342.37633123326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217" calcext:value-type="float">
            <text:p>-217</text:p>
          </table:table-cell>
          <table:table-cell office:value-type="float" office:value="0.0499195665224511" calcext:value-type="float">
            <text:p>0.0499195665224511</text:p>
          </table:table-cell>
          <table:table-cell office:value-type="float" office:value="0.421903709828008" calcext:value-type="float">
            <text:p>0.421903709828008</text:p>
          </table:table-cell>
          <table:table-cell office:value-type="float" office:value="5.65758248402602" calcext:value-type="float">
            <text:p>5.65758248402602</text:p>
          </table:table-cell>
          <table:table-cell office:value-type="float" office:value="537.430994467272" calcext:value-type="float">
            <text:p>537.430994467272</text:p>
          </table:table-cell>
          <table:table-cell office:value-type="float" office:value="342.376861352689" calcext:value-type="float">
            <text:p>342.376861352689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-216" calcext:value-type="float">
            <text:p>-216</text:p>
          </table:table-cell>
          <table:table-cell office:value-type="float" office:value="0.0499520150525732" calcext:value-type="float">
            <text:p>0.0499520150525732</text:p>
          </table:table-cell>
          <table:table-cell office:value-type="float" office:value="0.42376241505197" calcext:value-type="float">
            <text:p>0.42376241505197</text:p>
          </table:table-cell>
          <table:table-cell office:value-type="float" office:value="5.93448623373644" calcext:value-type="float">
            <text:p>5.93448623373644</text:p>
          </table:table-cell>
          <table:table-cell office:value-type="float" office:value="526.974214787183" calcext:value-type="float">
            <text:p>526.974214787183</text:p>
          </table:table-cell>
          <table:table-cell office:value-type="float" office:value="342.377417507913" calcext:value-type="float">
            <text:p>342.37741750791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215" calcext:value-type="float">
            <text:p>-215</text:p>
          </table:table-cell>
          <table:table-cell office:value-type="float" office:value="0.0499272296451152" calcext:value-type="float">
            <text:p>0.0499272296451152</text:p>
          </table:table-cell>
          <table:table-cell office:value-type="float" office:value="0.425196694616023" calcext:value-type="float">
            <text:p>0.425196694616023</text:p>
          </table:table-cell>
          <table:table-cell office:value-type="float" office:value="6.21161382690056" calcext:value-type="float">
            <text:p>6.21161382690056</text:p>
          </table:table-cell>
          <table:table-cell office:value-type="float" office:value="514.711369521161" calcext:value-type="float">
            <text:p>514.711369521161</text:p>
          </table:table-cell>
          <table:table-cell office:value-type="float" office:value="342.3769926628" calcext:value-type="float">
            <text:p>342.3769926628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-214" calcext:value-type="float">
            <text:p>-214</text:p>
          </table:table-cell>
          <table:table-cell office:value-type="float" office:value="0.0498877049411542" calcext:value-type="float">
            <text:p>0.0498877049411542</text:p>
          </table:table-cell>
          <table:table-cell office:value-type="float" office:value="0.426189125041375" calcext:value-type="float">
            <text:p>0.426189125041375</text:p>
          </table:table-cell>
          <table:table-cell office:value-type="float" office:value="0.205169734791823" calcext:value-type="float">
            <text:p>0.205169734791823</text:p>
          </table:table-cell>
          <table:table-cell office:value-type="float" office:value="501.817030396911" calcext:value-type="float">
            <text:p>501.817030396911</text:p>
          </table:table-cell>
          <table:table-cell office:value-type="float" office:value="342.37631561182" calcext:value-type="float">
            <text:p>342.3763156118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213" calcext:value-type="float">
            <text:p>-213</text:p>
          </table:table-cell>
          <table:table-cell office:value-type="float" office:value="0.0498076955921822" calcext:value-type="float">
            <text:p>0.0498076955921822</text:p>
          </table:table-cell>
          <table:table-cell office:value-type="float" office:value="0.426729843663658" calcext:value-type="float">
            <text:p>0.426729843663658</text:p>
          </table:table-cell>
          <table:table-cell office:value-type="float" office:value="0.479150934571995" calcext:value-type="float">
            <text:p>0.479150934571995</text:p>
          </table:table-cell>
          <table:table-cell office:value-type="float" office:value="489.505891789321" calcext:value-type="float">
            <text:p>489.505891789321</text:p>
          </table:table-cell>
          <table:table-cell office:value-type="float" office:value="342.374946719821" calcext:value-type="float">
            <text:p>342.37494671982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-212" calcext:value-type="float">
            <text:p>-212</text:p>
          </table:table-cell>
          <table:table-cell office:value-type="float" office:value="0.0497543883831819" calcext:value-type="float">
            <text:p>0.0497543883831819</text:p>
          </table:table-cell>
          <table:table-cell office:value-type="float" office:value="0.426813206733621" calcext:value-type="float">
            <text:p>0.426813206733621</text:p>
          </table:table-cell>
          <table:table-cell office:value-type="float" office:value="0.755646954195392" calcext:value-type="float">
            <text:p>0.755646954195392</text:p>
          </table:table-cell>
          <table:table-cell office:value-type="float" office:value="478.477969849191" calcext:value-type="float">
            <text:p>478.477969849191</text:p>
          </table:table-cell>
          <table:table-cell office:value-type="float" office:value="342.37403590747" calcext:value-type="float">
            <text:p>342.37403590747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211" calcext:value-type="float">
            <text:p>-211</text:p>
          </table:table-cell>
          <table:table-cell office:value-type="float" office:value="0.0496172547015555" calcext:value-type="float">
            <text:p>0.0496172547015555</text:p>
          </table:table-cell>
          <table:table-cell office:value-type="float" office:value="0.426452763678124" calcext:value-type="float">
            <text:p>0.426452763678124</text:p>
          </table:table-cell>
          <table:table-cell office:value-type="float" office:value="1.03039531149673" calcext:value-type="float">
            <text:p>1.03039531149673</text:p>
          </table:table-cell>
          <table:table-cell office:value-type="float" office:value="469.792222778956" calcext:value-type="float">
            <text:p>469.792222778956</text:p>
          </table:table-cell>
          <table:table-cell office:value-type="float" office:value="342.37169734265" calcext:value-type="float">
            <text:p>342.3716973426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-210" calcext:value-type="float">
            <text:p>-210</text:p>
          </table:table-cell>
          <table:table-cell office:value-type="float" office:value="0.0494747055277553" calcext:value-type="float">
            <text:p>0.0494747055277553</text:p>
          </table:table-cell>
          <table:table-cell office:value-type="float" office:value="0.425668237558204" calcext:value-type="float">
            <text:p>0.425668237558204</text:p>
          </table:table-cell>
          <table:table-cell office:value-type="float" office:value="1.3052621172794" calcext:value-type="float">
            <text:p>1.3052621172794</text:p>
          </table:table-cell>
          <table:table-cell office:value-type="float" office:value="463.906572941515" calcext:value-type="float">
            <text:p>463.906572941515</text:p>
          </table:table-cell>
          <table:table-cell office:value-type="float" office:value="342.369273318916" calcext:value-type="float">
            <text:p>342.36927331891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209" calcext:value-type="float">
            <text:p>-209</text:p>
          </table:table-cell>
          <table:table-cell office:value-type="float" office:value="0.0493331617025781" calcext:value-type="float">
            <text:p>0.0493331617025781</text:p>
          </table:table-cell>
          <table:table-cell office:value-type="float" office:value="0.424481845674889" calcext:value-type="float">
            <text:p>0.424481845674889</text:p>
          </table:table-cell>
          <table:table-cell office:value-type="float" office:value="1.58090408898671" calcext:value-type="float">
            <text:p>1.58090408898671</text:p>
          </table:table-cell>
          <table:table-cell office:value-type="float" office:value="461.148588594728" calcext:value-type="float">
            <text:p>461.148588594728</text:p>
          </table:table-cell>
          <table:table-cell office:value-type="float" office:value="342.366873342257" calcext:value-type="float">
            <text:p>342.3668733422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-208" calcext:value-type="float">
            <text:p>-208</text:p>
          </table:table-cell>
          <table:table-cell office:value-type="float" office:value="0.0491811112488888" calcext:value-type="float">
            <text:p>0.0491811112488888</text:p>
          </table:table-cell>
          <table:table-cell office:value-type="float" office:value="0.42293715730518" calcext:value-type="float">
            <text:p>0.42293715730518</text:p>
          </table:table-cell>
          <table:table-cell office:value-type="float" office:value="1.85679060994632" calcext:value-type="float">
            <text:p>1.85679060994632</text:p>
          </table:table-cell>
          <table:table-cell office:value-type="float" office:value="461.650270731715" calcext:value-type="float">
            <text:p>461.650270731715</text:p>
          </table:table-cell>
          <table:table-cell office:value-type="float" office:value="342.364302934731" calcext:value-type="float">
            <text:p>342.36430293473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207" calcext:value-type="float">
            <text:p>-207</text:p>
          </table:table-cell>
          <table:table-cell office:value-type="float" office:value="0.0489199801935511" calcext:value-type="float">
            <text:p>0.0489199801935511</text:p>
          </table:table-cell>
          <table:table-cell office:value-type="float" office:value="0.42107393568741" calcext:value-type="float">
            <text:p>0.42107393568741</text:p>
          </table:table-cell>
          <table:table-cell office:value-type="float" office:value="2.13331692385592" calcext:value-type="float">
            <text:p>2.13331692385592</text:p>
          </table:table-cell>
          <table:table-cell office:value-type="float" office:value="465.353867498863" calcext:value-type="float">
            <text:p>465.353867498863</text:p>
          </table:table-cell>
          <table:table-cell office:value-type="float" office:value="342.359907172275" calcext:value-type="float">
            <text:p>342.359907172275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-206" calcext:value-type="float">
            <text:p>-206</text:p>
          </table:table-cell>
          <table:table-cell office:value-type="float" office:value="0.0487760450863891" calcext:value-type="float">
            <text:p>0.0487760450863891</text:p>
          </table:table-cell>
          <table:table-cell office:value-type="float" office:value="0.418940260279092" calcext:value-type="float">
            <text:p>0.418940260279092</text:p>
          </table:table-cell>
          <table:table-cell office:value-type="float" office:value="2.40988472473946" calcext:value-type="float">
            <text:p>2.40988472473946</text:p>
          </table:table-cell>
          <table:table-cell office:value-type="float" office:value="471.670848876322" calcext:value-type="float">
            <text:p>471.670848876322</text:p>
          </table:table-cell>
          <table:table-cell office:value-type="float" office:value="342.357494310033" calcext:value-type="float">
            <text:p>342.35749431003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205" calcext:value-type="float">
            <text:p>-205</text:p>
          </table:table-cell>
          <table:table-cell office:value-type="float" office:value="0.0485282753208631" calcext:value-type="float">
            <text:p>0.0485282753208631</text:p>
          </table:table-cell>
          <table:table-cell office:value-type="float" office:value="0.416594992288199" calcext:value-type="float">
            <text:p>0.416594992288199</text:p>
          </table:table-cell>
          <table:table-cell office:value-type="float" office:value="2.68824597055532" calcext:value-type="float">
            <text:p>2.68824597055532</text:p>
          </table:table-cell>
          <table:table-cell office:value-type="float" office:value="480.244609221325" calcext:value-type="float">
            <text:p>480.244609221325</text:p>
          </table:table-cell>
          <table:table-cell office:value-type="float" office:value="342.353357582968" calcext:value-type="float">
            <text:p>342.35335758296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-204" calcext:value-type="float">
            <text:p>-204</text:p>
          </table:table-cell>
          <table:table-cell office:value-type="float" office:value="0.048262140671796" calcext:value-type="float">
            <text:p>0.048262140671796</text:p>
          </table:table-cell>
          <table:table-cell office:value-type="float" office:value="0.414093716702536" calcext:value-type="float">
            <text:p>0.414093716702536</text:p>
          </table:table-cell>
          <table:table-cell office:value-type="float" office:value="2.9669058932456" calcext:value-type="float">
            <text:p>2.9669058932456</text:p>
          </table:table-cell>
          <table:table-cell office:value-type="float" office:value="490.165865929201" calcext:value-type="float">
            <text:p>490.165865929201</text:p>
          </table:table-cell>
          <table:table-cell office:value-type="float" office:value="342.348937871383" calcext:value-type="float">
            <text:p>342.34893787138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203" calcext:value-type="float">
            <text:p>-203</text:p>
          </table:table-cell>
          <table:table-cell office:value-type="float" office:value="0.0480421703777772" calcext:value-type="float">
            <text:p>0.0480421703777772</text:p>
          </table:table-cell>
          <table:table-cell office:value-type="float" office:value="0.411492945872229" calcext:value-type="float">
            <text:p>0.411492945872229</text:p>
          </table:table-cell>
          <table:table-cell office:value-type="float" office:value="3.24640345445527" calcext:value-type="float">
            <text:p>3.24640345445527</text:p>
          </table:table-cell>
          <table:table-cell office:value-type="float" office:value="500.535788648428" calcext:value-type="float">
            <text:p>500.535788648428</text:p>
          </table:table-cell>
          <table:table-cell office:value-type="float" office:value="342.345303288386" calcext:value-type="float">
            <text:p>342.34530328838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-202" calcext:value-type="float">
            <text:p>-202</text:p>
          </table:table-cell>
          <table:table-cell office:value-type="float" office:value="0.0477500835520867" calcext:value-type="float">
            <text:p>0.0477500835520867</text:p>
          </table:table-cell>
          <table:table-cell office:value-type="float" office:value="0.40886049470219" calcext:value-type="float">
            <text:p>0.40886049470219</text:p>
          </table:table-cell>
          <table:table-cell office:value-type="float" office:value="3.52654452390806" calcext:value-type="float">
            <text:p>3.52654452390806</text:p>
          </table:table-cell>
          <table:table-cell office:value-type="float" office:value="510.37317112031" calcext:value-type="float">
            <text:p>510.37317112031</text:p>
          </table:table-cell>
          <table:table-cell office:value-type="float" office:value="342.340502957913" calcext:value-type="float">
            <text:p>342.34050295791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201" calcext:value-type="float">
            <text:p>-201</text:p>
          </table:table-cell>
          <table:table-cell office:value-type="float" office:value="0.0474933404113415" calcext:value-type="float">
            <text:p>0.0474933404113415</text:p>
          </table:table-cell>
          <table:table-cell office:value-type="float" office:value="0.406251876781568" calcext:value-type="float">
            <text:p>0.406251876781568</text:p>
          </table:table-cell>
          <table:table-cell office:value-type="float" office:value="3.80891478954185" calcext:value-type="float">
            <text:p>3.80891478954185</text:p>
          </table:table-cell>
          <table:table-cell office:value-type="float" office:value="518.787491063312" calcext:value-type="float">
            <text:p>518.787491063312</text:p>
          </table:table-cell>
          <table:table-cell office:value-type="float" office:value="342.336307827099" calcext:value-type="float">
            <text:p>342.33630782709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200" calcext:value-type="float">
            <text:p>-200</text:p>
          </table:table-cell>
          <table:table-cell office:value-type="float" office:value="0.0471698075318362" calcext:value-type="float">
            <text:p>0.0471698075318362</text:p>
          </table:table-cell>
          <table:table-cell office:value-type="float" office:value="0.403725101141882" calcext:value-type="float">
            <text:p>0.403725101141882</text:p>
          </table:table-cell>
          <table:table-cell office:value-type="float" office:value="4.09039362325431" calcext:value-type="float">
            <text:p>4.09039362325431</text:p>
          </table:table-cell>
          <table:table-cell office:value-type="float" office:value="524.738470773857" calcext:value-type="float">
            <text:p>524.738470773857</text:p>
          </table:table-cell>
          <table:table-cell office:value-type="float" office:value="342.331053791116" calcext:value-type="float">
            <text:p>342.331053791116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99" calcext:value-type="float">
            <text:p>-199</text:p>
          </table:table-cell>
          <table:table-cell office:value-type="float" office:value="0.046876725140101" calcext:value-type="float">
            <text:p>0.046876725140101</text:p>
          </table:table-cell>
          <table:table-cell office:value-type="float" office:value="0.401336470844018" calcext:value-type="float">
            <text:p>0.401336470844018</text:p>
          </table:table-cell>
          <table:table-cell office:value-type="float" office:value="4.3734515704013" calcext:value-type="float">
            <text:p>4.3734515704013</text:p>
          </table:table-cell>
          <table:table-cell office:value-type="float" office:value="527.72353786172" calcext:value-type="float">
            <text:p>527.72353786172</text:p>
          </table:table-cell>
          <table:table-cell office:value-type="float" office:value="342.326325467458" calcext:value-type="float">
            <text:p>342.32632546745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-198" calcext:value-type="float">
            <text:p>-198</text:p>
          </table:table-cell>
          <table:table-cell office:value-type="float" office:value="0.0465919766941399" calcext:value-type="float">
            <text:p>0.0465919766941399</text:p>
          </table:table-cell>
          <table:table-cell office:value-type="float" office:value="0.399135858936521" calcext:value-type="float">
            <text:p>0.399135858936521</text:p>
          </table:table-cell>
          <table:table-cell office:value-type="float" office:value="4.65823283525627" calcext:value-type="float">
            <text:p>4.65823283525627</text:p>
          </table:table-cell>
          <table:table-cell office:value-type="float" office:value="527.314873007322" calcext:value-type="float">
            <text:p>527.314873007322</text:p>
          </table:table-cell>
          <table:table-cell office:value-type="float" office:value="342.321760007178" calcext:value-type="float">
            <text:p>342.32176000717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97" calcext:value-type="float">
            <text:p>-197</text:p>
          </table:table-cell>
          <table:table-cell office:value-type="float" office:value="0.0462137316797889" calcext:value-type="float">
            <text:p>0.0462137316797889</text:p>
          </table:table-cell>
          <table:table-cell office:value-type="float" office:value="0.39716295295413" calcext:value-type="float">
            <text:p>0.39716295295413</text:p>
          </table:table-cell>
          <table:table-cell office:value-type="float" office:value="4.94173413421715" calcext:value-type="float">
            <text:p>4.94173413421715</text:p>
          </table:table-cell>
          <table:table-cell office:value-type="float" office:value="523.323746113687" calcext:value-type="float">
            <text:p>523.323746113687</text:p>
          </table:table-cell>
          <table:table-cell office:value-type="float" office:value="342.315738783635" calcext:value-type="float">
            <text:p>342.31573878363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-196" calcext:value-type="float">
            <text:p>-196</text:p>
          </table:table-cell>
          <table:table-cell office:value-type="float" office:value="0.0458929410657827" calcext:value-type="float">
            <text:p>0.0458929410657827</text:p>
          </table:table-cell>
          <table:table-cell office:value-type="float" office:value="0.395459844527236" calcext:value-type="float">
            <text:p>0.395459844527236</text:p>
          </table:table-cell>
          <table:table-cell office:value-type="float" office:value="5.227244984609" calcext:value-type="float">
            <text:p>5.227244984609</text:p>
          </table:table-cell>
          <table:table-cell office:value-type="float" office:value="516.162878439955" calcext:value-type="float">
            <text:p>516.162878439955</text:p>
          </table:table-cell>
          <table:table-cell office:value-type="float" office:value="342.310670878316" calcext:value-type="float">
            <text:p>342.310670878316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95" calcext:value-type="float">
            <text:p>-195</text:p>
          </table:table-cell>
          <table:table-cell office:value-type="float" office:value="0.0455855099329713" calcext:value-type="float">
            <text:p>0.0455855099329713</text:p>
          </table:table-cell>
          <table:table-cell office:value-type="float" office:value="0.394052767849279" calcext:value-type="float">
            <text:p>0.394052767849279</text:p>
          </table:table-cell>
          <table:table-cell office:value-type="float" office:value="5.5121311368279" calcext:value-type="float">
            <text:p>5.5121311368279</text:p>
          </table:table-cell>
          <table:table-cell office:value-type="float" office:value="506.366227093583" calcext:value-type="float">
            <text:p>506.366227093583</text:p>
          </table:table-cell>
          <table:table-cell office:value-type="float" office:value="342.305847364031" calcext:value-type="float">
            <text:p>342.30584736403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-194" calcext:value-type="float">
            <text:p>-194</text:p>
          </table:table-cell>
          <table:table-cell office:value-type="float" office:value="0.0451591559844169" calcext:value-type="float">
            <text:p>0.0451591559844169</text:p>
          </table:table-cell>
          <table:table-cell office:value-type="float" office:value="0.392962793866982" calcext:value-type="float">
            <text:p>0.392962793866982</text:p>
          </table:table-cell>
          <table:table-cell office:value-type="float" office:value="5.79814223254744" calcext:value-type="float">
            <text:p>5.79814223254744</text:p>
          </table:table-cell>
          <table:table-cell office:value-type="float" office:value="494.605345433142" calcext:value-type="float">
            <text:p>494.605345433142</text:p>
          </table:table-cell>
          <table:table-cell office:value-type="float" office:value="342.299211973181" calcext:value-type="float">
            <text:p>342.29921197318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93" calcext:value-type="float">
            <text:p>-193</text:p>
          </table:table-cell>
          <table:table-cell office:value-type="float" office:value="0.0448202004570782" calcext:value-type="float">
            <text:p>0.0448202004570782</text:p>
          </table:table-cell>
          <table:table-cell office:value-type="float" office:value="0.392205221236258" calcext:value-type="float">
            <text:p>0.392205221236258</text:p>
          </table:table-cell>
          <table:table-cell office:value-type="float" office:value="6.08322711835419" calcext:value-type="float">
            <text:p>6.08322711835419</text:p>
          </table:table-cell>
          <table:table-cell office:value-type="float" office:value="482.019016589034" calcext:value-type="float">
            <text:p>482.019016589034</text:p>
          </table:table-cell>
          <table:table-cell office:value-type="float" office:value="342.293981534261" calcext:value-type="float">
            <text:p>342.29398153426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-192" calcext:value-type="float">
            <text:p>-192</text:p>
          </table:table-cell>
          <table:table-cell office:value-type="float" office:value="0.0444461163121415" calcext:value-type="float">
            <text:p>0.0444461163121415</text:p>
          </table:table-cell>
          <table:table-cell office:value-type="float" office:value="0.391784177365833" calcext:value-type="float">
            <text:p>0.391784177365833</text:p>
          </table:table-cell>
          <table:table-cell office:value-type="float" office:value="0.0851062524665149" calcext:value-type="float">
            <text:p>0.0851062524665149</text:p>
          </table:table-cell>
          <table:table-cell office:value-type="float" office:value="469.499975305735" calcext:value-type="float">
            <text:p>469.499975305735</text:p>
          </table:table-cell>
          <table:table-cell office:value-type="float" office:value="342.28825504308" calcext:value-type="float">
            <text:p>342.2882550430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91" calcext:value-type="float">
            <text:p>-191</text:p>
          </table:table-cell>
          <table:table-cell office:value-type="float" office:value="0.044007353272459" calcext:value-type="float">
            <text:p>0.044007353272459</text:p>
          </table:table-cell>
          <table:table-cell office:value-type="float" office:value="0.391696335318303" calcext:value-type="float">
            <text:p>0.391696335318303</text:p>
          </table:table-cell>
          <table:table-cell office:value-type="float" office:value="0.370832990382431" calcext:value-type="float">
            <text:p>0.370832990382431</text:p>
          </table:table-cell>
          <table:table-cell office:value-type="float" office:value="458.001827281459" calcext:value-type="float">
            <text:p>458.001827281459</text:p>
          </table:table-cell>
          <table:table-cell office:value-type="float" office:value="342.281599967014" calcext:value-type="float">
            <text:p>342.281599967014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-190" calcext:value-type="float">
            <text:p>-190</text:p>
          </table:table-cell>
          <table:table-cell office:value-type="float" office:value="0.0436323984652477" calcext:value-type="float">
            <text:p>0.0436323984652477</text:p>
          </table:table-cell>
          <table:table-cell office:value-type="float" office:value="0.391934786655671" calcext:value-type="float">
            <text:p>0.391934786655671</text:p>
          </table:table-cell>
          <table:table-cell office:value-type="float" office:value="0.65503842596406" calcext:value-type="float">
            <text:p>0.65503842596406</text:p>
          </table:table-cell>
          <table:table-cell office:value-type="float" office:value="448.416760929699" calcext:value-type="float">
            <text:p>448.416760929699</text:p>
          </table:table-cell>
          <table:table-cell office:value-type="float" office:value="342.275965344985" calcext:value-type="float">
            <text:p>342.27596534498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89" calcext:value-type="float">
            <text:p>-189</text:p>
          </table:table-cell>
          <table:table-cell office:value-type="float" office:value="0.043148186322128" calcext:value-type="float">
            <text:p>0.043148186322128</text:p>
          </table:table-cell>
          <table:table-cell office:value-type="float" office:value="0.392484252042116" calcext:value-type="float">
            <text:p>0.392484252042116</text:p>
          </table:table-cell>
          <table:table-cell office:value-type="float" office:value="0.938279791489041" calcext:value-type="float">
            <text:p>0.938279791489041</text:p>
          </table:table-cell>
          <table:table-cell office:value-type="float" office:value="441.461103631482" calcext:value-type="float">
            <text:p>441.461103631482</text:p>
          </table:table-cell>
          <table:table-cell office:value-type="float" office:value="342.268760601277" calcext:value-type="float">
            <text:p>342.26876060127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-188" calcext:value-type="float">
            <text:p>-188</text:p>
          </table:table-cell>
          <table:table-cell office:value-type="float" office:value="0.042758771645862" calcext:value-type="float">
            <text:p>0.042758771645862</text:p>
          </table:table-cell>
          <table:table-cell office:value-type="float" office:value="0.393321599230236" calcext:value-type="float">
            <text:p>0.393321599230236</text:p>
          </table:table-cell>
          <table:table-cell office:value-type="float" office:value="1.22320048360098" calcext:value-type="float">
            <text:p>1.22320048360098</text:p>
          </table:table-cell>
          <table:table-cell office:value-type="float" office:value="437.417437434558" calcext:value-type="float">
            <text:p>437.417437434558</text:p>
          </table:table-cell>
          <table:table-cell office:value-type="float" office:value="342.263025034849" calcext:value-type="float">
            <text:p>342.263025034849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87" calcext:value-type="float">
            <text:p>-187</text:p>
          </table:table-cell>
          <table:table-cell office:value-type="float" office:value="0.0422438751104044" calcext:value-type="float">
            <text:p>0.0422438751104044</text:p>
          </table:table-cell>
          <table:table-cell office:value-type="float" office:value="0.394425460490946" calcext:value-type="float">
            <text:p>0.394425460490946</text:p>
          </table:table-cell>
          <table:table-cell office:value-type="float" office:value="1.50470030532034" calcext:value-type="float">
            <text:p>1.50470030532034</text:p>
          </table:table-cell>
          <table:table-cell office:value-type="float" office:value="436.800451283362" calcext:value-type="float">
            <text:p>436.800451283362</text:p>
          </table:table-cell>
          <table:table-cell office:value-type="float" office:value="342.255521552278" calcext:value-type="float">
            <text:p>342.255521552278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-186" calcext:value-type="float">
            <text:p>-186</text:p>
          </table:table-cell>
          <table:table-cell office:value-type="float" office:value="0.0417649984998518" calcext:value-type="float">
            <text:p>0.0417649984998518</text:p>
          </table:table-cell>
          <table:table-cell office:value-type="float" office:value="0.395764474289354" calcext:value-type="float">
            <text:p>0.395764474289354</text:p>
          </table:table-cell>
          <table:table-cell office:value-type="float" office:value="1.78669874765106" calcext:value-type="float">
            <text:p>1.78669874765106</text:p>
          </table:table-cell>
          <table:table-cell office:value-type="float" office:value="439.447062126853" calcext:value-type="float">
            <text:p>439.447062126853</text:p>
          </table:table-cell>
          <table:table-cell office:value-type="float" office:value="342.248625003084" calcext:value-type="float">
            <text:p>342.248625003084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85" calcext:value-type="float">
            <text:p>-185</text:p>
          </table:table-cell>
          <table:table-cell office:value-type="float" office:value="0.0413159436803083" calcext:value-type="float">
            <text:p>0.0413159436803083</text:p>
          </table:table-cell>
          <table:table-cell office:value-type="float" office:value="0.397306983274939" calcext:value-type="float">
            <text:p>0.397306983274939</text:p>
          </table:table-cell>
          <table:table-cell office:value-type="float" office:value="2.0681896834813" calcext:value-type="float">
            <text:p>2.0681896834813</text:p>
          </table:table-cell>
          <table:table-cell office:value-type="float" office:value="445.203875653243" calcext:value-type="float">
            <text:p>445.203875653243</text:p>
          </table:table-cell>
          <table:table-cell office:value-type="float" office:value="342.242229738362" calcext:value-type="float">
            <text:p>342.24222973836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-184" calcext:value-type="float">
            <text:p>-184</text:p>
          </table:table-cell>
          <table:table-cell office:value-type="float" office:value="0.040778872234731" calcext:value-type="float">
            <text:p>0.040778872234731</text:p>
          </table:table-cell>
          <table:table-cell office:value-type="float" office:value="0.399020680317392" calcext:value-type="float">
            <text:p>0.399020680317392</text:p>
          </table:table-cell>
          <table:table-cell office:value-type="float" office:value="2.34756458395993" calcext:value-type="float">
            <text:p>2.34756458395993</text:p>
          </table:table-cell>
          <table:table-cell office:value-type="float" office:value="453.751107710481" calcext:value-type="float">
            <text:p>453.751107710481</text:p>
          </table:table-cell>
          <table:table-cell office:value-type="float" office:value="342.234672223863" calcext:value-type="float">
            <text:p>342.23467222386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3" calcext:value-type="float">
            <text:p>-183</text:p>
          </table:table-cell>
          <table:table-cell office:value-type="float" office:value="0.0402464128769432" calcext:value-type="float">
            <text:p>0.0402464128769432</text:p>
          </table:table-cell>
          <table:table-cell office:value-type="float" office:value="0.40087129972146" calcext:value-type="float">
            <text:p>0.40087129972146</text:p>
          </table:table-cell>
          <table:table-cell office:value-type="float" office:value="2.62734683982536" calcext:value-type="float">
            <text:p>2.62734683982536</text:p>
          </table:table-cell>
          <table:table-cell office:value-type="float" office:value="464.501570184001" calcext:value-type="float">
            <text:p>464.501570184001</text:p>
          </table:table-cell>
          <table:table-cell office:value-type="float" office:value="342.227277707683" calcext:value-type="float">
            <text:p>342.22727770768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-182" calcext:value-type="float">
            <text:p>-182</text:p>
          </table:table-cell>
          <table:table-cell office:value-type="float" office:value="0.0397952390203003" calcext:value-type="float">
            <text:p>0.0397952390203003</text:p>
          </table:table-cell>
          <table:table-cell office:value-type="float" office:value="0.402820640999574" calcext:value-type="float">
            <text:p>0.402820640999574</text:p>
          </table:table-cell>
          <table:table-cell office:value-type="float" office:value="2.90363199628775" calcext:value-type="float">
            <text:p>2.90363199628775</text:p>
          </table:table-cell>
          <table:table-cell office:value-type="float" office:value="476.606906212598" calcext:value-type="float">
            <text:p>476.606906212598</text:p>
          </table:table-cell>
          <table:table-cell office:value-type="float" office:value="342.221088474518" calcext:value-type="float">
            <text:p>342.2210884745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1" calcext:value-type="float">
            <text:p>-181</text:p>
          </table:table-cell>
          <table:table-cell office:value-type="float" office:value="0.0392173373786909" calcext:value-type="float">
            <text:p>0.0392173373786909</text:p>
          </table:table-cell>
          <table:table-cell office:value-type="float" office:value="0.404835622496517" calcext:value-type="float">
            <text:p>0.404835622496517</text:p>
          </table:table-cell>
          <table:table-cell office:value-type="float" office:value="3.18157259555557" calcext:value-type="float">
            <text:p>3.18157259555557</text:p>
          </table:table-cell>
          <table:table-cell office:value-type="float" office:value="489.502600856657" calcext:value-type="float">
            <text:p>489.502600856657</text:p>
          </table:table-cell>
          <table:table-cell office:value-type="float" office:value="342.213263186192" calcext:value-type="float">
            <text:p>342.21326318619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-180" calcext:value-type="float">
            <text:p>-180</text:p>
          </table:table-cell>
          <table:table-cell office:value-type="float" office:value="0.0387021630988004" calcext:value-type="float">
            <text:p>0.0387021630988004</text:p>
          </table:table-cell>
          <table:table-cell office:value-type="float" office:value="0.406877007835482" calcext:value-type="float">
            <text:p>0.406877007835482</text:p>
          </table:table-cell>
          <table:table-cell office:value-type="float" office:value="3.45624659868402" calcext:value-type="float">
            <text:p>3.45624659868402</text:p>
          </table:table-cell>
          <table:table-cell office:value-type="float" office:value="502.11097771397" calcext:value-type="float">
            <text:p>502.11097771397</text:p>
          </table:table-cell>
          <table:table-cell office:value-type="float" office:value="342.206384230088" calcext:value-type="float">
            <text:p>342.20638423008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79" calcext:value-type="float">
            <text:p>-179</text:p>
          </table:table-cell>
          <table:table-cell office:value-type="float" office:value="0.0381742705432696" calcext:value-type="float">
            <text:p>0.0381742705432696</text:p>
          </table:table-cell>
          <table:table-cell office:value-type="float" office:value="0.408908190891934" calcext:value-type="float">
            <text:p>0.408908190891934</text:p>
          </table:table-cell>
          <table:table-cell office:value-type="float" office:value="3.72861361238477" calcext:value-type="float">
            <text:p>3.72861361238477</text:p>
          </table:table-cell>
          <table:table-cell office:value-type="float" office:value="513.65691700728" calcext:value-type="float">
            <text:p>513.65691700728</text:p>
          </table:table-cell>
          <table:table-cell office:value-type="float" office:value="342.199430230863" calcext:value-type="float">
            <text:p>342.199430230863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-178" calcext:value-type="float">
            <text:p>-178</text:p>
          </table:table-cell>
          <table:table-cell office:value-type="float" office:value="0.0376354347325968" calcext:value-type="float">
            <text:p>0.0376354347325968</text:p>
          </table:table-cell>
          <table:table-cell office:value-type="float" office:value="0.410891936745772" calcext:value-type="float">
            <text:p>0.410891936745772</text:p>
          </table:table-cell>
          <table:table-cell office:value-type="float" office:value="4.00257921197162" calcext:value-type="float">
            <text:p>4.00257921197162</text:p>
          </table:table-cell>
          <table:table-cell office:value-type="float" office:value="523.515128454963" calcext:value-type="float">
            <text:p>523.515128454963</text:p>
          </table:table-cell>
          <table:table-cell office:value-type="float" office:value="342.192430995961" calcext:value-type="float">
            <text:p>342.192430995961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77" calcext:value-type="float">
            <text:p>-177</text:p>
          </table:table-cell>
          <table:table-cell office:value-type="float" office:value="0.0370788738564421" calcext:value-type="float">
            <text:p>0.0370788738564421</text:p>
          </table:table-cell>
          <table:table-cell office:value-type="float" office:value="0.412792407375333" calcext:value-type="float">
            <text:p>0.412792407375333</text:p>
          </table:table-cell>
          <table:table-cell office:value-type="float" office:value="4.27247408295663" calcext:value-type="float">
            <text:p>4.27247408295663</text:p>
          </table:table-cell>
          <table:table-cell office:value-type="float" office:value="530.92484943444" calcext:value-type="float">
            <text:p>530.92484943444</text:p>
          </table:table-cell>
          <table:table-cell office:value-type="float" office:value="342.185306422351" calcext:value-type="float">
            <text:p>342.185306422351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-176" calcext:value-type="float">
            <text:p>-176</text:p>
          </table:table-cell>
          <table:table-cell office:value-type="float" office:value="0.0365263334314472" calcext:value-type="float">
            <text:p>0.0365263334314472</text:p>
          </table:table-cell>
          <table:table-cell office:value-type="float" office:value="0.414568978594349" calcext:value-type="float">
            <text:p>0.414568978594349</text:p>
          </table:table-cell>
          <table:table-cell office:value-type="float" office:value="4.54050824587446" calcext:value-type="float">
            <text:p>4.54050824587446</text:p>
          </table:table-cell>
          <table:table-cell office:value-type="float" office:value="535.597245413239" calcext:value-type="float">
            <text:p>535.597245413239</text:p>
          </table:table-cell>
          <table:table-cell office:value-type="float" office:value="342.178338742443" calcext:value-type="float">
            <text:p>342.178338742443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5" calcext:value-type="float">
            <text:p>-175</text:p>
          </table:table-cell>
          <table:table-cell office:value-type="float" office:value="0.0359867542102666" calcext:value-type="float">
            <text:p>0.0359867542102666</text:p>
          </table:table-cell>
          <table:table-cell office:value-type="float" office:value="0.416190611072133" calcext:value-type="float">
            <text:p>0.416190611072133</text:p>
          </table:table-cell>
          <table:table-cell office:value-type="float" office:value="4.80986602196125" calcext:value-type="float">
            <text:p>4.80986602196125</text:p>
          </table:table-cell>
          <table:table-cell office:value-type="float" office:value="537.391482610746" calcext:value-type="float">
            <text:p>537.391482610746</text:p>
          </table:table-cell>
          <table:table-cell office:value-type="float" office:value="342.171635866486" calcext:value-type="float">
            <text:p>342.17163586648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-174" calcext:value-type="float">
            <text:p>-174</text:p>
          </table:table-cell>
          <table:table-cell office:value-type="float" office:value="0.0354318092311863" calcext:value-type="float">
            <text:p>0.0354318092311863</text:p>
          </table:table-cell>
          <table:table-cell office:value-type="float" office:value="0.417620852189086" calcext:value-type="float">
            <text:p>0.417620852189086</text:p>
          </table:table-cell>
          <table:table-cell office:value-type="float" office:value="5.07410475117108" calcext:value-type="float">
            <text:p>5.07410475117108</text:p>
          </table:table-cell>
          <table:table-cell office:value-type="float" office:value="536.346846695532" calcext:value-type="float">
            <text:p>536.346846695532</text:p>
          </table:table-cell>
          <table:table-cell office:value-type="float" office:value="342.164846567769" calcext:value-type="float">
            <text:p>342.16484656776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3" calcext:value-type="float">
            <text:p>-173</text:p>
          </table:table-cell>
          <table:table-cell office:value-type="float" office:value="0.0348408044291248" calcext:value-type="float">
            <text:p>0.0348408044291248</text:p>
          </table:table-cell>
          <table:table-cell office:value-type="float" office:value="0.418830429835405" calcext:value-type="float">
            <text:p>0.418830429835405</text:p>
          </table:table-cell>
          <table:table-cell office:value-type="float" office:value="5.33938610258034" calcext:value-type="float">
            <text:p>5.33938610258034</text:p>
          </table:table-cell>
          <table:table-cell office:value-type="float" office:value="532.693031465303" calcext:value-type="float">
            <text:p>532.693031465303</text:p>
          </table:table-cell>
          <table:table-cell office:value-type="float" office:value="342.157732556865" calcext:value-type="float">
            <text:p>342.15773255686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-172" calcext:value-type="float">
            <text:p>-172</text:p>
          </table:table-cell>
          <table:table-cell office:value-type="float" office:value="0.0343287012054577" calcext:value-type="float">
            <text:p>0.0343287012054577</text:p>
          </table:table-cell>
          <table:table-cell office:value-type="float" office:value="0.419793665292418" calcext:value-type="float">
            <text:p>0.419793665292418</text:p>
          </table:table-cell>
          <table:table-cell office:value-type="float" office:value="5.60107781715052" calcext:value-type="float">
            <text:p>5.60107781715052</text:p>
          </table:table-cell>
          <table:table-cell office:value-type="float" office:value="527.042898497214" calcext:value-type="float">
            <text:p>527.042898497214</text:p>
          </table:table-cell>
          <table:table-cell office:value-type="float" office:value="342.151665410168" calcext:value-type="float">
            <text:p>342.15166541016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1" calcext:value-type="float">
            <text:p>-171</text:p>
          </table:table-cell>
          <table:table-cell office:value-type="float" office:value="0.0337606366749997" calcext:value-type="float">
            <text:p>0.0337606366749997</text:p>
          </table:table-cell>
          <table:table-cell office:value-type="float" office:value="0.420489718249295" calcext:value-type="float">
            <text:p>0.420489718249295</text:p>
          </table:table-cell>
          <table:table-cell office:value-type="float" office:value="5.86282952201242" calcext:value-type="float">
            <text:p>5.86282952201242</text:p>
          </table:table-cell>
          <table:table-cell office:value-type="float" office:value="519.768942686477" calcext:value-type="float">
            <text:p>519.768942686477</text:p>
          </table:table-cell>
          <table:table-cell office:value-type="float" office:value="342.145040729727" calcext:value-type="float">
            <text:p>342.14504072972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-170" calcext:value-type="float">
            <text:p>-170</text:p>
          </table:table-cell>
          <table:table-cell office:value-type="float" office:value="0.0331735779843914" calcext:value-type="float">
            <text:p>0.0331735779843914</text:p>
          </table:table-cell>
          <table:table-cell office:value-type="float" office:value="0.420898460264814" calcext:value-type="float">
            <text:p>0.420898460264814</text:p>
          </table:table-cell>
          <table:table-cell office:value-type="float" office:value="6.12209990080936" calcext:value-type="float">
            <text:p>6.12209990080936</text:p>
          </table:table-cell>
          <table:table-cell office:value-type="float" office:value="511.600880409354" calcext:value-type="float">
            <text:p>511.600880409354</text:p>
          </table:table-cell>
          <table:table-cell office:value-type="float" office:value="342.138311080669" calcext:value-type="float">
            <text:p>342.13831108066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9" calcext:value-type="float">
            <text:p>-169</text:p>
          </table:table-cell>
          <table:table-cell office:value-type="float" office:value="0.0326849343373736" calcext:value-type="float">
            <text:p>0.0326849343373736</text:p>
          </table:table-cell>
          <table:table-cell office:value-type="float" office:value="0.4210123481561" calcext:value-type="float">
            <text:p>0.4210123481561</text:p>
          </table:table-cell>
          <table:table-cell office:value-type="float" office:value="0.0963134096793645" calcext:value-type="float">
            <text:p>0.0963134096793645</text:p>
          </table:table-cell>
          <table:table-cell office:value-type="float" office:value="503.150741930601" calcext:value-type="float">
            <text:p>503.150741930601</text:p>
          </table:table-cell>
          <table:table-cell office:value-type="float" office:value="342.132799913441" calcext:value-type="float">
            <text:p>342.13279991344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-168" calcext:value-type="float">
            <text:p>-168</text:p>
          </table:table-cell>
          <table:table-cell office:value-type="float" office:value="0.0321049687895067" calcext:value-type="float">
            <text:p>0.0321049687895067</text:p>
          </table:table-cell>
          <table:table-cell office:value-type="float" office:value="0.420821894579497" calcext:value-type="float">
            <text:p>0.420821894579497</text:p>
          </table:table-cell>
          <table:table-cell office:value-type="float" office:value="0.353109426563523" calcext:value-type="float">
            <text:p>0.353109426563523</text:p>
          </table:table-cell>
          <table:table-cell office:value-type="float" office:value="494.937489404116" calcext:value-type="float">
            <text:p>494.937489404116</text:p>
          </table:table-cell>
          <table:table-cell office:value-type="float" office:value="342.12636524466" calcext:value-type="float">
            <text:p>342.12636524466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67" calcext:value-type="float">
            <text:p>-167</text:p>
          </table:table-cell>
          <table:table-cell office:value-type="float" office:value="0.0316027095903948" calcext:value-type="float">
            <text:p>0.0316027095903948</text:p>
          </table:table-cell>
          <table:table-cell office:value-type="float" office:value="0.420324633226295" calcext:value-type="float">
            <text:p>0.420324633226295</text:p>
          </table:table-cell>
          <table:table-cell office:value-type="float" office:value="0.609110241332999" calcext:value-type="float">
            <text:p>0.609110241332999</text:p>
          </table:table-cell>
          <table:table-cell office:value-type="float" office:value="487.434348731625" calcext:value-type="float">
            <text:p>487.434348731625</text:p>
          </table:table-cell>
          <table:table-cell office:value-type="float" office:value="342.120886088676" calcext:value-type="float">
            <text:p>342.12088608867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-166" calcext:value-type="float">
            <text:p>-166</text:p>
          </table:table-cell>
          <table:table-cell office:value-type="float" office:value="0.0310756716709437" calcext:value-type="float">
            <text:p>0.0310756716709437</text:p>
          </table:table-cell>
          <table:table-cell office:value-type="float" office:value="0.419526240858665" calcext:value-type="float">
            <text:p>0.419526240858665</text:p>
          </table:table-cell>
          <table:table-cell office:value-type="float" office:value="0.861377464022049" calcext:value-type="float">
            <text:p>0.861377464022049</text:p>
          </table:table-cell>
          <table:table-cell office:value-type="float" office:value="481.13071538066" calcext:value-type="float">
            <text:p>481.13071538066</text:p>
          </table:table-cell>
          <table:table-cell office:value-type="float" office:value="342.115229788916" calcext:value-type="float">
            <text:p>342.115229788916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5" calcext:value-type="float">
            <text:p>-165</text:p>
          </table:table-cell>
          <table:table-cell office:value-type="float" office:value="0.0306074838341803" calcext:value-type="float">
            <text:p>0.0306074838341803</text:p>
          </table:table-cell>
          <table:table-cell office:value-type="float" office:value="0.418434239144116" calcext:value-type="float">
            <text:p>0.418434239144116</text:p>
          </table:table-cell>
          <table:table-cell office:value-type="float" office:value="1.11486413327865" calcext:value-type="float">
            <text:p>1.11486413327865</text:p>
          </table:table-cell>
          <table:table-cell office:value-type="float" office:value="476.123518350629" calcext:value-type="float">
            <text:p>476.123518350629</text:p>
          </table:table-cell>
          <table:table-cell office:value-type="float" office:value="342.110285096224" calcext:value-type="float">
            <text:p>342.110285096224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-164" calcext:value-type="float">
            <text:p>-164</text:p>
          </table:table-cell>
          <table:table-cell office:value-type="float" office:value="0.0301361570498411" calcext:value-type="float">
            <text:p>0.0301361570498411</text:p>
          </table:table-cell>
          <table:table-cell office:value-type="float" office:value="0.417061332899944" calcext:value-type="float">
            <text:p>0.417061332899944</text:p>
          </table:table-cell>
          <table:table-cell office:value-type="float" office:value="1.36770702169094" calcext:value-type="float">
            <text:p>1.36770702169094</text:p>
          </table:table-cell>
          <table:table-cell office:value-type="float" office:value="472.667966241914" calcext:value-type="float">
            <text:p>472.667966241914</text:p>
          </table:table-cell>
          <table:table-cell office:value-type="float" office:value="342.105383282691" calcext:value-type="float">
            <text:p>342.10538328269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3" calcext:value-type="float">
            <text:p>-163</text:p>
          </table:table-cell>
          <table:table-cell office:value-type="float" office:value="0.0296772806918815" calcext:value-type="float">
            <text:p>0.0296772806918815</text:p>
          </table:table-cell>
          <table:table-cell office:value-type="float" office:value="0.415432850343316" calcext:value-type="float">
            <text:p>0.415432850343316</text:p>
          </table:table-cell>
          <table:table-cell office:value-type="float" office:value="1.61655166558839" calcext:value-type="float">
            <text:p>1.61655166558839</text:p>
          </table:table-cell>
          <table:table-cell office:value-type="float" office:value="470.804410983415" calcext:value-type="float">
            <text:p>470.804410983415</text:p>
          </table:table-cell>
          <table:table-cell office:value-type="float" office:value="342.100684233284" calcext:value-type="float">
            <text:p>342.100684233284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-162" calcext:value-type="float">
            <text:p>-162</text:p>
          </table:table-cell>
          <table:table-cell office:value-type="float" office:value="0.0292960600462681" calcext:value-type="float">
            <text:p>0.0292960600462681</text:p>
          </table:table-cell>
          <table:table-cell office:value-type="float" office:value="0.41357347425778" calcext:value-type="float">
            <text:p>0.41357347425778</text:p>
          </table:table-cell>
          <table:table-cell office:value-type="float" office:value="1.86824508528205" calcext:value-type="float">
            <text:p>1.86824508528205</text:p>
          </table:table-cell>
          <table:table-cell office:value-type="float" office:value="470.401817689058" calcext:value-type="float">
            <text:p>470.401817689058</text:p>
          </table:table-cell>
          <table:table-cell office:value-type="float" office:value="342.096835379343" calcext:value-type="float">
            <text:p>342.09683537934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1" calcext:value-type="float">
            <text:p>-161</text:p>
          </table:table-cell>
          <table:table-cell office:value-type="float" office:value="0.0289341715956532" calcext:value-type="float">
            <text:p>0.0289341715956532</text:p>
          </table:table-cell>
          <table:table-cell office:value-type="float" office:value="0.41151679510044" calcext:value-type="float">
            <text:p>0.41151679510044</text:p>
          </table:table-cell>
          <table:table-cell office:value-type="float" office:value="2.118103351613" calcext:value-type="float">
            <text:p>2.118103351613</text:p>
          </table:table-cell>
          <table:table-cell office:value-type="float" office:value="471.382800352211" calcext:value-type="float">
            <text:p>471.382800352211</text:p>
          </table:table-cell>
          <table:table-cell office:value-type="float" office:value="342.093227862815" calcext:value-type="float">
            <text:p>342.093227862815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60" calcext:value-type="float">
            <text:p>-160</text:p>
          </table:table-cell>
          <table:table-cell office:value-type="float" office:value="0.0285696889461398" calcext:value-type="float">
            <text:p>0.0285696889461398</text:p>
          </table:table-cell>
          <table:table-cell office:value-type="float" office:value="0.409309397178174" calcext:value-type="float">
            <text:p>0.409309397178174</text:p>
          </table:table-cell>
          <table:table-cell office:value-type="float" office:value="2.36724633690251" calcext:value-type="float">
            <text:p>2.36724633690251</text:p>
          </table:table-cell>
          <table:table-cell office:value-type="float" office:value="473.558037832347" calcext:value-type="float">
            <text:p>473.558037832347</text:p>
          </table:table-cell>
          <table:table-cell office:value-type="float" office:value="342.089639922186" calcext:value-type="float">
            <text:p>342.089639922186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9" calcext:value-type="float">
            <text:p>-159</text:p>
          </table:table-cell>
          <table:table-cell office:value-type="float" office:value="0.0283255490888348" calcext:value-type="float">
            <text:p>0.0283255490888348</text:p>
          </table:table-cell>
          <table:table-cell office:value-type="float" office:value="0.406996501986432" calcext:value-type="float">
            <text:p>0.406996501986432</text:p>
          </table:table-cell>
          <table:table-cell office:value-type="float" office:value="2.61726228975717" calcext:value-type="float">
            <text:p>2.61726228975717</text:p>
          </table:table-cell>
          <table:table-cell office:value-type="float" office:value="476.620529094941" calcext:value-type="float">
            <text:p>476.620529094941</text:p>
          </table:table-cell>
          <table:table-cell office:value-type="float" office:value="342.087262125973" calcext:value-type="float">
            <text:p>342.08726212597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-158" calcext:value-type="float">
            <text:p>-158</text:p>
          </table:table-cell>
          <table:table-cell office:value-type="float" office:value="0.0281089048273633" calcext:value-type="float">
            <text:p>0.0281089048273633</text:p>
          </table:table-cell>
          <table:table-cell office:value-type="float" office:value="0.404636440551733" calcext:value-type="float">
            <text:p>0.404636440551733</text:p>
          </table:table-cell>
          <table:table-cell office:value-type="float" office:value="2.86724235141672" calcext:value-type="float">
            <text:p>2.86724235141672</text:p>
          </table:table-cell>
          <table:table-cell office:value-type="float" office:value="480.344418785306" calcext:value-type="float">
            <text:p>480.344418785306</text:p>
          </table:table-cell>
          <table:table-cell office:value-type="float" office:value="342.085169252231" calcext:value-type="float">
            <text:p>342.085169252231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7" calcext:value-type="float">
            <text:p>-157</text:p>
          </table:table-cell>
          <table:table-cell office:value-type="float" office:value="0.0278894164707412" calcext:value-type="float">
            <text:p>0.0278894164707412</text:p>
          </table:table-cell>
          <table:table-cell office:value-type="float" office:value="0.402290231653062" calcext:value-type="float">
            <text:p>0.402290231653062</text:p>
          </table:table-cell>
          <table:table-cell office:value-type="float" office:value="3.11819109442849" calcext:value-type="float">
            <text:p>3.11819109442849</text:p>
          </table:table-cell>
          <table:table-cell office:value-type="float" office:value="484.438505955938" calcext:value-type="float">
            <text:p>484.438505955938</text:p>
          </table:table-cell>
          <table:table-cell office:value-type="float" office:value="342.08306532839" calcext:value-type="float">
            <text:p>342.08306532839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-156" calcext:value-type="float">
            <text:p>-156</text:p>
          </table:table-cell>
          <table:table-cell office:value-type="float" office:value="0.0278303864858989" calcext:value-type="float">
            <text:p>0.0278303864858989</text:p>
          </table:table-cell>
          <table:table-cell office:value-type="float" office:value="0.400022537897258" calcext:value-type="float">
            <text:p>0.400022537897258</text:p>
          </table:table-cell>
          <table:table-cell office:value-type="float" office:value="3.36910209918529" calcext:value-type="float">
            <text:p>3.36910209918529</text:p>
          </table:table-cell>
          <table:table-cell office:value-type="float" office:value="488.561275905496" calcext:value-type="float">
            <text:p>488.561275905496</text:p>
          </table:table-cell>
          <table:table-cell office:value-type="float" office:value="342.082502312457" calcext:value-type="float">
            <text:p>342.082502312457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5" calcext:value-type="float">
            <text:p>-155</text:p>
          </table:table-cell>
          <table:table-cell office:value-type="float" office:value="0.0277608910393877" calcext:value-type="float">
            <text:p>0.0277608910393877</text:p>
          </table:table-cell>
          <table:table-cell office:value-type="float" office:value="0.397901420598361" calcext:value-type="float">
            <text:p>0.397901420598361</text:p>
          </table:table-cell>
          <table:table-cell office:value-type="float" office:value="3.62070564131778" calcext:value-type="float">
            <text:p>3.62070564131778</text:p>
          </table:table-cell>
          <table:table-cell office:value-type="float" office:value="492.429342773576" calcext:value-type="float">
            <text:p>492.429342773576</text:p>
          </table:table-cell>
          <table:table-cell office:value-type="float" office:value="342.081841011556" calcext:value-type="float">
            <text:p>342.081841011556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-154" calcext:value-type="float">
            <text:p>-154</text:p>
          </table:table-cell>
          <table:table-cell office:value-type="float" office:value="0.0277788931462864" calcext:value-type="float">
            <text:p>0.0277788931462864</text:p>
          </table:table-cell>
          <table:table-cell office:value-type="float" office:value="0.395996974610137" calcext:value-type="float">
            <text:p>0.395996974610137</text:p>
          </table:table-cell>
          <table:table-cell office:value-type="float" office:value="3.87554480866143" calcext:value-type="float">
            <text:p>3.87554480866143</text:p>
          </table:table-cell>
          <table:table-cell office:value-type="float" office:value="495.836576945162" calcext:value-type="float">
            <text:p>495.836576945162</text:p>
          </table:table-cell>
          <table:table-cell office:value-type="float" office:value="342.082012155959" calcext:value-type="float">
            <text:p>342.082012155959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3" calcext:value-type="float">
            <text:p>-153</text:p>
          </table:table-cell>
          <table:table-cell office:value-type="float" office:value="0.0278465659415675" calcext:value-type="float">
            <text:p>0.0278465659415675</text:p>
          </table:table-cell>
          <table:table-cell office:value-type="float" office:value="0.394366492549147" calcext:value-type="float">
            <text:p>0.394366492549147</text:p>
          </table:table-cell>
          <table:table-cell office:value-type="float" office:value="4.12873603244666" calcext:value-type="float">
            <text:p>4.12873603244666</text:p>
          </table:table-cell>
          <table:table-cell office:value-type="float" office:value="498.402540721955" calcext:value-type="float">
            <text:p>498.402540721955</text:p>
          </table:table-cell>
          <table:table-cell office:value-type="float" office:value="342.082656509848" calcext:value-type="float">
            <text:p>342.082656509848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-152" calcext:value-type="float">
            <text:p>-152</text:p>
          </table:table-cell>
          <table:table-cell office:value-type="float" office:value="0.0280041288299843" calcext:value-type="float">
            <text:p>0.0280041288299843</text:p>
          </table:table-cell>
          <table:table-cell office:value-type="float" office:value="0.393072738079669" calcext:value-type="float">
            <text:p>0.393072738079669</text:p>
          </table:table-cell>
          <table:table-cell office:value-type="float" office:value="4.38357084210164" calcext:value-type="float">
            <text:p>4.38357084210164</text:p>
          </table:table-cell>
          <table:table-cell office:value-type="float" office:value="500.030588088388" calcext:value-type="float">
            <text:p>500.030588088388</text:p>
          </table:table-cell>
          <table:table-cell office:value-type="float" office:value="342.084162850993" calcext:value-type="float">
            <text:p>342.08416285099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1" calcext:value-type="float">
            <text:p>-151</text:p>
          </table:table-cell>
          <table:table-cell office:value-type="float" office:value="0.0281962355608282" calcext:value-type="float">
            <text:p>0.0281962355608282</text:p>
          </table:table-cell>
          <table:table-cell office:value-type="float" office:value="0.392163010819764" calcext:value-type="float">
            <text:p>0.392163010819764</text:p>
          </table:table-cell>
          <table:table-cell office:value-type="float" office:value="4.6433541241842" calcext:value-type="float">
            <text:p>4.6433541241842</text:p>
          </table:table-cell>
          <table:table-cell office:value-type="float" office:value="500.51452033168" calcext:value-type="float">
            <text:p>500.51452033168</text:p>
          </table:table-cell>
          <table:table-cell office:value-type="float" office:value="342.086010965713" calcext:value-type="float">
            <text:p>342.08601096571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-150" calcext:value-type="float">
            <text:p>-150</text:p>
          </table:table-cell>
          <table:table-cell office:value-type="float" office:value="0.0284393291728844" calcext:value-type="float">
            <text:p>0.0284393291728844</text:p>
          </table:table-cell>
          <table:table-cell office:value-type="float" office:value="0.391670184974397" calcext:value-type="float">
            <text:p>0.391670184974397</text:p>
          </table:table-cell>
          <table:table-cell office:value-type="float" office:value="4.898469825897" calcext:value-type="float">
            <text:p>4.898469825897</text:p>
          </table:table-cell>
          <table:table-cell office:value-type="float" office:value="499.742341634579" calcext:value-type="float">
            <text:p>499.742341634579</text:p>
          </table:table-cell>
          <table:table-cell office:value-type="float" office:value="342.088367740062" calcext:value-type="float">
            <text:p>342.088367740062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49" calcext:value-type="float">
            <text:p>-149</text:p>
          </table:table-cell>
          <table:table-cell office:value-type="float" office:value="0.0287574804364749" calcext:value-type="float">
            <text:p>0.0287574804364749</text:p>
          </table:table-cell>
          <table:table-cell office:value-type="float" office:value="0.391618919287798" calcext:value-type="float">
            <text:p>0.391618919287798</text:p>
          </table:table-cell>
          <table:table-cell office:value-type="float" office:value="5.15975290944077" calcext:value-type="float">
            <text:p>5.15975290944077</text:p>
          </table:table-cell>
          <table:table-cell office:value-type="float" office:value="497.717539103248" calcext:value-type="float">
            <text:p>497.717539103248</text:p>
          </table:table-cell>
          <table:table-cell office:value-type="float" office:value="342.091482833644" calcext:value-type="float">
            <text:p>342.09148283364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-148" calcext:value-type="float">
            <text:p>-148</text:p>
          </table:table-cell>
          <table:table-cell office:value-type="float" office:value="0.0291433440863343" calcext:value-type="float">
            <text:p>0.0291433440863343</text:p>
          </table:table-cell>
          <table:table-cell office:value-type="float" office:value="0.392019846570861" calcext:value-type="float">
            <text:p>0.392019846570861</text:p>
          </table:table-cell>
          <table:table-cell office:value-type="float" office:value="5.42034078168769" calcext:value-type="float">
            <text:p>5.42034078168769</text:p>
          </table:table-cell>
          <table:table-cell office:value-type="float" office:value="494.529108649629" calcext:value-type="float">
            <text:p>494.529108649629</text:p>
          </table:table-cell>
          <table:table-cell office:value-type="float" office:value="342.095307534494" calcext:value-type="float">
            <text:p>342.09530753449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47" calcext:value-type="float">
            <text:p>-147</text:p>
          </table:table-cell>
          <table:table-cell office:value-type="float" office:value="0.0295163414078424" calcext:value-type="float">
            <text:p>0.0295163414078424</text:p>
          </table:table-cell>
          <table:table-cell office:value-type="float" office:value="0.392859277143696" calcext:value-type="float">
            <text:p>0.392859277143696</text:p>
          </table:table-cell>
          <table:table-cell office:value-type="float" office:value="5.68193741478052" calcext:value-type="float">
            <text:p>5.68193741478052</text:p>
          </table:table-cell>
          <table:table-cell office:value-type="float" office:value="490.269102606047" calcext:value-type="float">
            <text:p>490.269102606047</text:p>
          </table:table-cell>
          <table:table-cell office:value-type="float" office:value="342.099053283868" calcext:value-type="float">
            <text:p>342.09905328386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-146" calcext:value-type="float">
            <text:p>-146</text:p>
          </table:table-cell>
          <table:table-cell office:value-type="float" office:value="0.029974361829787" calcext:value-type="float">
            <text:p>0.029974361829787</text:p>
          </table:table-cell>
          <table:table-cell office:value-type="float" office:value="0.394122107662047" calcext:value-type="float">
            <text:p>0.394122107662047</text:p>
          </table:table-cell>
          <table:table-cell office:value-type="float" office:value="5.94470808253341" calcext:value-type="float">
            <text:p>5.94470808253341</text:p>
          </table:table-cell>
          <table:table-cell office:value-type="float" office:value="485.260843570804" calcext:value-type="float">
            <text:p>485.260843570804</text:p>
          </table:table-cell>
          <table:table-cell office:value-type="float" office:value="342.103718193483" calcext:value-type="float">
            <text:p>342.10371819348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45" calcext:value-type="float">
            <text:p>-145</text:p>
          </table:table-cell>
          <table:table-cell office:value-type="float" office:value="0.0305241660544271" calcext:value-type="float">
            <text:p>0.0305241660544271</text:p>
          </table:table-cell>
          <table:table-cell office:value-type="float" office:value="0.395770683618719" calcext:value-type="float">
            <text:p>0.395770683618719</text:p>
          </table:table-cell>
          <table:table-cell office:value-type="float" office:value="6.20846476106471" calcext:value-type="float">
            <text:p>6.20846476106471</text:p>
          </table:table-cell>
          <table:table-cell office:value-type="float" office:value="479.80795682349" calcext:value-type="float">
            <text:p>479.80795682349</text:p>
          </table:table-cell>
          <table:table-cell office:value-type="float" office:value="342.109413038313" calcext:value-type="float">
            <text:p>342.10941303831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-144" calcext:value-type="float">
            <text:p>-144</text:p>
          </table:table-cell>
          <table:table-cell office:value-type="float" office:value="0.0309759579695076" calcext:value-type="float">
            <text:p>0.0309759579695076</text:p>
          </table:table-cell>
          <table:table-cell office:value-type="float" office:value="0.397756069570408" calcext:value-type="float">
            <text:p>0.397756069570408</text:p>
          </table:table-cell>
          <table:table-cell office:value-type="float" office:value="0.189631059315619" calcext:value-type="float">
            <text:p>0.189631059315619</text:p>
          </table:table-cell>
          <table:table-cell office:value-type="float" office:value="474.309678456584" calcext:value-type="float">
            <text:p>474.309678456584</text:p>
          </table:table-cell>
          <table:table-cell office:value-type="float" office:value="342.114170369266" calcext:value-type="float">
            <text:p>342.11417036926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43" calcext:value-type="float">
            <text:p>-143</text:p>
          </table:table-cell>
          <table:table-cell office:value-type="float" office:value="0.0315819195223371" calcext:value-type="float">
            <text:p>0.0315819195223371</text:p>
          </table:table-cell>
          <table:table-cell office:value-type="float" office:value="0.400025975443357" calcext:value-type="float">
            <text:p>0.400025975443357</text:p>
          </table:table-cell>
          <table:table-cell office:value-type="float" office:value="0.454736711799591" calcext:value-type="float">
            <text:p>0.454736711799591</text:p>
          </table:table-cell>
          <table:table-cell office:value-type="float" office:value="469.195944071579" calcext:value-type="float">
            <text:p>469.195944071579</text:p>
          </table:table-cell>
          <table:table-cell office:value-type="float" office:value="342.120661157074" calcext:value-type="float">
            <text:p>342.120661157074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-142" calcext:value-type="float">
            <text:p>-142</text:p>
          </table:table-cell>
          <table:table-cell office:value-type="float" office:value="0.0321592072231769" calcext:value-type="float">
            <text:p>0.0321592072231769</text:p>
          </table:table-cell>
          <table:table-cell office:value-type="float" office:value="0.402513802154102" calcext:value-type="float">
            <text:p>0.402513802154102</text:p>
          </table:table-cell>
          <table:table-cell office:value-type="float" office:value="0.718925684524207" calcext:value-type="float">
            <text:p>0.718925684524207</text:p>
          </table:table-cell>
          <table:table-cell office:value-type="float" office:value="464.986228747509" calcext:value-type="float">
            <text:p>464.986228747509</text:p>
          </table:table-cell>
          <table:table-cell office:value-type="float" office:value="342.126962117253" calcext:value-type="float">
            <text:p>342.126962117253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41" calcext:value-type="float">
            <text:p>-141</text:p>
          </table:table-cell>
          <table:table-cell office:value-type="float" office:value="0.0327354977372305" calcext:value-type="float">
            <text:p>0.0327354977372305</text:p>
          </table:table-cell>
          <table:table-cell office:value-type="float" office:value="0.405144273157114" calcext:value-type="float">
            <text:p>0.405144273157114</text:p>
          </table:table-cell>
          <table:table-cell office:value-type="float" office:value="0.986205236984254" calcext:value-type="float">
            <text:p>0.986205236984254</text:p>
          </table:table-cell>
          <table:table-cell office:value-type="float" office:value="462.025183423361" calcext:value-type="float">
            <text:p>462.025183423361</text:p>
          </table:table-cell>
          <table:table-cell office:value-type="float" office:value="342.133366387044" calcext:value-type="float">
            <text:p>342.13336638704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140" calcext:value-type="float">
            <text:p>-140</text:p>
          </table:table-cell>
          <table:table-cell office:value-type="float" office:value="0.033369076265624" calcext:value-type="float">
            <text:p>0.033369076265624</text:p>
          </table:table-cell>
          <table:table-cell office:value-type="float" office:value="0.407850182306615" calcext:value-type="float">
            <text:p>0.407850182306615</text:p>
          </table:table-cell>
          <table:table-cell office:value-type="float" office:value="1.25144698838458" calcext:value-type="float">
            <text:p>1.25144698838458</text:p>
          </table:table-cell>
          <table:table-cell office:value-type="float" office:value="460.758403744546" calcext:value-type="float">
            <text:p>460.758403744546</text:p>
          </table:table-cell>
          <table:table-cell office:value-type="float" office:value="342.140538988477" calcext:value-type="float">
            <text:p>342.14053898847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39" calcext:value-type="float">
            <text:p>-139</text:p>
          </table:table-cell>
          <table:table-cell office:value-type="float" office:value="0.0339708703888358" calcext:value-type="float">
            <text:p>0.0339708703888358</text:p>
          </table:table-cell>
          <table:table-cell office:value-type="float" office:value="0.410548838654743" calcext:value-type="float">
            <text:p>0.410548838654743</text:p>
          </table:table-cell>
          <table:table-cell office:value-type="float" office:value="1.51748585409172" calcext:value-type="float">
            <text:p>1.51748585409172</text:p>
          </table:table-cell>
          <table:table-cell office:value-type="float" office:value="461.491304732461" calcext:value-type="float">
            <text:p>461.491304732461</text:p>
          </table:table-cell>
          <table:table-cell office:value-type="float" office:value="342.147479513413" calcext:value-type="float">
            <text:p>342.14747951341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-138" calcext:value-type="float">
            <text:p>-138</text:p>
          </table:table-cell>
          <table:table-cell office:value-type="float" office:value="0.0346175121912655" calcext:value-type="float">
            <text:p>0.0346175121912655</text:p>
          </table:table-cell>
          <table:table-cell office:value-type="float" office:value="0.413162434255011" calcext:value-type="float">
            <text:p>0.413162434255011</text:p>
          </table:table-cell>
          <table:table-cell office:value-type="float" office:value="1.78546242406314" calcext:value-type="float">
            <text:p>1.78546242406314</text:p>
          </table:table-cell>
          <table:table-cell office:value-type="float" office:value="464.356463140969" calcext:value-type="float">
            <text:p>464.356463140969</text:p>
          </table:table-cell>
          <table:table-cell office:value-type="float" office:value="342.155076014856" calcext:value-type="float">
            <text:p>342.15507601485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37" calcext:value-type="float">
            <text:p>-137</text:p>
          </table:table-cell>
          <table:table-cell office:value-type="float" office:value="0.0352474129392392" calcext:value-type="float">
            <text:p>0.0352474129392392</text:p>
          </table:table-cell>
          <table:table-cell office:value-type="float" office:value="0.415622015084896" calcext:value-type="float">
            <text:p>0.415622015084896</text:p>
          </table:table-cell>
          <table:table-cell office:value-type="float" office:value="2.05214088813656" calcext:value-type="float">
            <text:p>2.05214088813656</text:p>
          </table:table-cell>
          <table:table-cell office:value-type="float" office:value="469.45805377224" calcext:value-type="float">
            <text:p>469.45805377224</text:p>
          </table:table-cell>
          <table:table-cell office:value-type="float" office:value="342.162614071976" calcext:value-type="float">
            <text:p>342.162614071976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-136" calcext:value-type="float">
            <text:p>-136</text:p>
          </table:table-cell>
          <table:table-cell office:value-type="float" office:value="0.0358263593023125" calcext:value-type="float">
            <text:p>0.0358263593023125</text:p>
          </table:table-cell>
          <table:table-cell office:value-type="float" office:value="0.417852260979966" calcext:value-type="float">
            <text:p>0.417852260979966</text:p>
          </table:table-cell>
          <table:table-cell office:value-type="float" office:value="2.31915439027878" calcext:value-type="float">
            <text:p>2.31915439027878</text:p>
          </table:table-cell>
          <table:table-cell office:value-type="float" office:value="476.701083592677" calcext:value-type="float">
            <text:p>476.701083592677</text:p>
          </table:table-cell>
          <table:table-cell office:value-type="float" office:value="342.169662683405" calcext:value-type="float">
            <text:p>342.169662683405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35" calcext:value-type="float">
            <text:p>-135</text:p>
          </table:table-cell>
          <table:table-cell office:value-type="float" office:value="0.0365569812989608" calcext:value-type="float">
            <text:p>0.0365569812989608</text:p>
          </table:table-cell>
          <table:table-cell office:value-type="float" office:value="0.419789716739067" calcext:value-type="float">
            <text:p>0.419789716739067</text:p>
          </table:table-cell>
          <table:table-cell office:value-type="float" office:value="2.58807212714217" calcext:value-type="float">
            <text:p>2.58807212714217</text:p>
          </table:table-cell>
          <table:table-cell office:value-type="float" office:value="485.724728319974" calcext:value-type="float">
            <text:p>485.724728319974</text:p>
          </table:table-cell>
          <table:table-cell office:value-type="float" office:value="342.178722468736" calcext:value-type="float">
            <text:p>342.178722468736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-134" calcext:value-type="float">
            <text:p>-134</text:p>
          </table:table-cell>
          <table:table-cell office:value-type="float" office:value="0.0370818118825463" calcext:value-type="float">
            <text:p>0.0370818118825463</text:p>
          </table:table-cell>
          <table:table-cell office:value-type="float" office:value="0.421383737749953" calcext:value-type="float">
            <text:p>0.421383737749953</text:p>
          </table:table-cell>
          <table:table-cell office:value-type="float" office:value="2.85612115048322" calcext:value-type="float">
            <text:p>2.85612115048322</text:p>
          </table:table-cell>
          <table:table-cell office:value-type="float" office:value="496.220273583551" calcext:value-type="float">
            <text:p>496.220273583551</text:p>
          </table:table-cell>
          <table:table-cell office:value-type="float" office:value="342.185343752379" calcext:value-type="float">
            <text:p>342.18534375237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33" calcext:value-type="float">
            <text:p>-133</text:p>
          </table:table-cell>
          <table:table-cell office:value-type="float" office:value="0.037716813240403" calcext:value-type="float">
            <text:p>0.037716813240403</text:p>
          </table:table-cell>
          <table:table-cell office:value-type="float" office:value="0.422583421220437" calcext:value-type="float">
            <text:p>0.422583421220437</text:p>
          </table:table-cell>
          <table:table-cell office:value-type="float" office:value="3.1251797118761" calcext:value-type="float">
            <text:p>3.1251797118761</text:p>
          </table:table-cell>
          <table:table-cell office:value-type="float" office:value="507.475642314313" calcext:value-type="float">
            <text:p>507.475642314313</text:p>
          </table:table-cell>
          <table:table-cell office:value-type="float" office:value="342.193481660128" calcext:value-type="float">
            <text:p>342.19348166012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132" calcext:value-type="float">
            <text:p>-132</text:p>
          </table:table-cell>
          <table:table-cell office:value-type="float" office:value="0.0383481471137381" calcext:value-type="float">
            <text:p>0.0383481471137381</text:p>
          </table:table-cell>
          <table:table-cell office:value-type="float" office:value="0.423356491086448" calcext:value-type="float">
            <text:p>0.423356491086448</text:p>
          </table:table-cell>
          <table:table-cell office:value-type="float" office:value="3.39475328400364" calcext:value-type="float">
            <text:p>3.39475328400364</text:p>
          </table:table-cell>
          <table:table-cell office:value-type="float" office:value="518.802155996284" calcext:value-type="float">
            <text:p>518.802155996284</text:p>
          </table:table-cell>
          <table:table-cell office:value-type="float" office:value="342.201710135716" calcext:value-type="float">
            <text:p>342.201710135716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31" calcext:value-type="float">
            <text:p>-131</text:p>
          </table:table-cell>
          <table:table-cell office:value-type="float" office:value="0.0388824268001658" calcext:value-type="float">
            <text:p>0.0388824268001658</text:p>
          </table:table-cell>
          <table:table-cell office:value-type="float" office:value="0.423683426469179" calcext:value-type="float">
            <text:p>0.423683426469179</text:p>
          </table:table-cell>
          <table:table-cell office:value-type="float" office:value="3.6655588906191" calcext:value-type="float">
            <text:p>3.6655588906191</text:p>
          </table:table-cell>
          <table:table-cell office:value-type="float" office:value="529.357141442104" calcext:value-type="float">
            <text:p>529.357141442104</text:p>
          </table:table-cell>
          <table:table-cell office:value-type="float" office:value="342.208780840414" calcext:value-type="float">
            <text:p>342.20878084041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-130" calcext:value-type="float">
            <text:p>-130</text:p>
          </table:table-cell>
          <table:table-cell office:value-type="float" office:value="0.0394456208437134" calcext:value-type="float">
            <text:p>0.0394456208437134</text:p>
          </table:table-cell>
          <table:table-cell office:value-type="float" office:value="0.42354790159371" calcext:value-type="float">
            <text:p>0.42354790159371</text:p>
          </table:table-cell>
          <table:table-cell office:value-type="float" office:value="3.93766411364391" calcext:value-type="float">
            <text:p>3.93766411364391</text:p>
          </table:table-cell>
          <table:table-cell office:value-type="float" office:value="538.305366759092" calcext:value-type="float">
            <text:p>538.305366759092</text:p>
          </table:table-cell>
          <table:table-cell office:value-type="float" office:value="342.216340599939" calcext:value-type="float">
            <text:p>342.21634059993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29" calcext:value-type="float">
            <text:p>-129</text:p>
          </table:table-cell>
          <table:table-cell office:value-type="float" office:value="0.0399994353007477" calcext:value-type="float">
            <text:p>0.0399994353007477</text:p>
          </table:table-cell>
          <table:table-cell office:value-type="float" office:value="0.422955730600057" calcext:value-type="float">
            <text:p>0.422955730600057</text:p>
          </table:table-cell>
          <table:table-cell office:value-type="float" office:value="4.20863020170532" calcext:value-type="float">
            <text:p>4.20863020170532</text:p>
          </table:table-cell>
          <table:table-cell office:value-type="float" office:value="544.776935209024" calcext:value-type="float">
            <text:p>544.776935209024</text:p>
          </table:table-cell>
          <table:table-cell office:value-type="float" office:value="342.223880967834" calcext:value-type="float">
            <text:p>342.22388096783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-128" calcext:value-type="float">
            <text:p>-128</text:p>
          </table:table-cell>
          <table:table-cell office:value-type="float" office:value="0.0404894241040453" calcext:value-type="float">
            <text:p>0.0404894241040453</text:p>
          </table:table-cell>
          <table:table-cell office:value-type="float" office:value="0.421921837342217" calcext:value-type="float">
            <text:p>0.421921837342217</text:p>
          </table:table-cell>
          <table:table-cell office:value-type="float" office:value="4.48442051079227" calcext:value-type="float">
            <text:p>4.48442051079227</text:p>
          </table:table-cell>
          <table:table-cell office:value-type="float" office:value="548.168309950363" calcext:value-type="float">
            <text:p>548.168309950363</text:p>
          </table:table-cell>
          <table:table-cell office:value-type="float" office:value="342.230640404768" calcext:value-type="float">
            <text:p>342.23064040476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27" calcext:value-type="float">
            <text:p>-127</text:p>
          </table:table-cell>
          <table:table-cell office:value-type="float" office:value="0.0409857900835149" calcext:value-type="float">
            <text:p>0.0409857900835149</text:p>
          </table:table-cell>
          <table:table-cell office:value-type="float" office:value="0.420467475055141" calcext:value-type="float">
            <text:p>0.420467475055141</text:p>
          </table:table-cell>
          <table:table-cell office:value-type="float" office:value="4.75868442660365" calcext:value-type="float">
            <text:p>4.75868442660365</text:p>
          </table:table-cell>
          <table:table-cell office:value-type="float" office:value="547.969803176485" calcext:value-type="float">
            <text:p>547.969803176485</text:p>
          </table:table-cell>
          <table:table-cell office:value-type="float" office:value="342.237572143276" calcext:value-type="float">
            <text:p>342.23757214327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-126" calcext:value-type="float">
            <text:p>-126</text:p>
          </table:table-cell>
          <table:table-cell office:value-type="float" office:value="0.0414098835091525" calcext:value-type="float">
            <text:p>0.0414098835091525</text:p>
          </table:table-cell>
          <table:table-cell office:value-type="float" office:value="0.418631246903895" calcext:value-type="float">
            <text:p>0.418631246903895</text:p>
          </table:table-cell>
          <table:table-cell office:value-type="float" office:value="5.03495432251542" calcext:value-type="float">
            <text:p>5.03495432251542</text:p>
          </table:table-cell>
          <table:table-cell office:value-type="float" office:value="543.971359065302" calcext:value-type="float">
            <text:p>543.971359065302</text:p>
          </table:table-cell>
          <table:table-cell office:value-type="float" office:value="342.243561845014" calcext:value-type="float">
            <text:p>342.24356184501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25" calcext:value-type="float">
            <text:p>-125</text:p>
          </table:table-cell>
          <table:table-cell office:value-type="float" office:value="0.0418623064506229" calcext:value-type="float">
            <text:p>0.0418623064506229</text:p>
          </table:table-cell>
          <table:table-cell office:value-type="float" office:value="0.416463727948912" calcext:value-type="float">
            <text:p>0.416463727948912</text:p>
          </table:table-cell>
          <table:table-cell office:value-type="float" office:value="5.3139391452051" calcext:value-type="float">
            <text:p>5.3139391452051</text:p>
          </table:table-cell>
          <table:table-cell office:value-type="float" office:value="536.372391798024" calcext:value-type="float">
            <text:p>536.372391798024</text:p>
          </table:table-cell>
          <table:table-cell office:value-type="float" office:value="342.25001998638" calcext:value-type="float">
            <text:p>342.2500199863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-124" calcext:value-type="float">
            <text:p>-124</text:p>
          </table:table-cell>
          <table:table-cell office:value-type="float" office:value="0.0422427279034819" calcext:value-type="float">
            <text:p>0.0422427279034819</text:p>
          </table:table-cell>
          <table:table-cell office:value-type="float" office:value="0.41401402893154" calcext:value-type="float">
            <text:p>0.41401402893154</text:p>
          </table:table-cell>
          <table:table-cell office:value-type="float" office:value="5.59347705542704" calcext:value-type="float">
            <text:p>5.59347705542704</text:p>
          </table:table-cell>
          <table:table-cell office:value-type="float" office:value="525.556893024871" calcext:value-type="float">
            <text:p>525.556893024871</text:p>
          </table:table-cell>
          <table:table-cell office:value-type="float" office:value="342.255504936306" calcext:value-type="float">
            <text:p>342.25550493630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23" calcext:value-type="float">
            <text:p>-123</text:p>
          </table:table-cell>
          <table:table-cell office:value-type="float" office:value="0.0425465148392208" calcext:value-type="float">
            <text:p>0.0425465148392208</text:p>
          </table:table-cell>
          <table:table-cell office:value-type="float" office:value="0.411354908086981" calcext:value-type="float">
            <text:p>0.411354908086981</text:p>
          </table:table-cell>
          <table:table-cell office:value-type="float" office:value="5.87468301392054" calcext:value-type="float">
            <text:p>5.87468301392054</text:p>
          </table:table-cell>
          <table:table-cell office:value-type="float" office:value="512.271704485012" calcext:value-type="float">
            <text:p>512.271704485012</text:p>
          </table:table-cell>
          <table:table-cell office:value-type="float" office:value="342.259920786884" calcext:value-type="float">
            <text:p>342.259920786884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-122" calcext:value-type="float">
            <text:p>-122</text:p>
          </table:table-cell>
          <table:table-cell office:value-type="float" office:value="0.0429189673717435" calcext:value-type="float">
            <text:p>0.0429189673717435</text:p>
          </table:table-cell>
          <table:table-cell office:value-type="float" office:value="0.40855773285692" calcext:value-type="float">
            <text:p>0.40855773285692</text:p>
          </table:table-cell>
          <table:table-cell office:value-type="float" office:value="6.15815757006966" calcext:value-type="float">
            <text:p>6.15815757006966</text:p>
          </table:table-cell>
          <table:table-cell office:value-type="float" office:value="497.489657664419" calcext:value-type="float">
            <text:p>497.489657664419</text:p>
          </table:table-cell>
          <table:table-cell office:value-type="float" office:value="342.265378176886" calcext:value-type="float">
            <text:p>342.26537817688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21" calcext:value-type="float">
            <text:p>-121</text:p>
          </table:table-cell>
          <table:table-cell office:value-type="float" office:value="0.043149027444513" calcext:value-type="float">
            <text:p>0.043149027444513</text:p>
          </table:table-cell>
          <table:table-cell office:value-type="float" office:value="0.405697667980012" calcext:value-type="float">
            <text:p>0.405697667980012</text:p>
          </table:table-cell>
          <table:table-cell office:value-type="float" office:value="0.159955959652965" calcext:value-type="float">
            <text:p>0.159955959652965</text:p>
          </table:table-cell>
          <table:table-cell office:value-type="float" office:value="482.255502668068" calcext:value-type="float">
            <text:p>482.255502668068</text:p>
          </table:table-cell>
          <table:table-cell office:value-type="float" office:value="342.268773046496" calcext:value-type="float">
            <text:p>342.26877304649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20" calcext:value-type="float">
            <text:p>-120</text:p>
          </table:table-cell>
          <table:table-cell office:value-type="float" office:value="0.0433711307930348" calcext:value-type="float">
            <text:p>0.0433711307930348</text:p>
          </table:table-cell>
          <table:table-cell office:value-type="float" office:value="0.402860942052725" calcext:value-type="float">
            <text:p>0.402860942052725</text:p>
          </table:table-cell>
          <table:table-cell office:value-type="float" office:value="0.447075718161491" calcext:value-type="float">
            <text:p>0.447075718161491</text:p>
          </table:table-cell>
          <table:table-cell office:value-type="float" office:value="467.677506715996" calcext:value-type="float">
            <text:p>467.677506715996</text:p>
          </table:table-cell>
          <table:table-cell office:value-type="float" office:value="342.272067818025" calcext:value-type="float">
            <text:p>342.27206781802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19" calcext:value-type="float">
            <text:p>-119</text:p>
          </table:table-cell>
          <table:table-cell office:value-type="float" office:value="0.0435784777953612" calcext:value-type="float">
            <text:p>0.0435784777953612</text:p>
          </table:table-cell>
          <table:table-cell office:value-type="float" office:value="0.400129634833823" calcext:value-type="float">
            <text:p>0.400129634833823</text:p>
          </table:table-cell>
          <table:table-cell office:value-type="float" office:value="0.73498701526394" calcext:value-type="float">
            <text:p>0.73498701526394</text:p>
          </table:table-cell>
          <table:table-cell office:value-type="float" office:value="454.813083450026" calcext:value-type="float">
            <text:p>454.813083450026</text:p>
          </table:table-cell>
          <table:table-cell office:value-type="float" office:value="342.275159041764" calcext:value-type="float">
            <text:p>342.275159041764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-118" calcext:value-type="float">
            <text:p>-118</text:p>
          </table:table-cell>
          <table:table-cell office:value-type="float" office:value="0.0437217105763815" calcext:value-type="float">
            <text:p>0.0437217105763815</text:p>
          </table:table-cell>
          <table:table-cell office:value-type="float" office:value="0.397578234522389" calcext:value-type="float">
            <text:p>0.397578234522389</text:p>
          </table:table-cell>
          <table:table-cell office:value-type="float" office:value="1.02538106551187" calcext:value-type="float">
            <text:p>1.02538106551187</text:p>
          </table:table-cell>
          <table:table-cell office:value-type="float" office:value="444.504261317874" calcext:value-type="float">
            <text:p>444.504261317874</text:p>
          </table:table-cell>
          <table:table-cell office:value-type="float" office:value="342.277303080447" calcext:value-type="float">
            <text:p>342.27730308044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17" calcext:value-type="float">
            <text:p>-117</text:p>
          </table:table-cell>
          <table:table-cell office:value-type="float" office:value="0.0438130341936347" calcext:value-type="float">
            <text:p>0.0438130341936347</text:p>
          </table:table-cell>
          <table:table-cell office:value-type="float" office:value="0.395290532624333" calcext:value-type="float">
            <text:p>0.395290532624333</text:p>
          </table:table-cell>
          <table:table-cell office:value-type="float" office:value="1.31789917824898" calcext:value-type="float">
            <text:p>1.31789917824898</text:p>
          </table:table-cell>
          <table:table-cell office:value-type="float" office:value="437.463397381879" calcext:value-type="float">
            <text:p>437.463397381879</text:p>
          </table:table-cell>
          <table:table-cell office:value-type="float" office:value="342.278673789484" calcext:value-type="float">
            <text:p>342.27867378948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-116" calcext:value-type="float">
            <text:p>-116</text:p>
          </table:table-cell>
          <table:table-cell office:value-type="float" office:value="0.0438771415897741" calcext:value-type="float">
            <text:p>0.0438771415897741</text:p>
          </table:table-cell>
          <table:table-cell office:value-type="float" office:value="0.393329997672271" calcext:value-type="float">
            <text:p>0.393329997672271</text:p>
          </table:table-cell>
          <table:table-cell office:value-type="float" office:value="1.60920598891315" calcext:value-type="float">
            <text:p>1.60920598891315</text:p>
          </table:table-cell>
          <table:table-cell office:value-type="float" office:value="434.111809694898" calcext:value-type="float">
            <text:p>434.111809694898</text:p>
          </table:table-cell>
          <table:table-cell office:value-type="float" office:value="342.279637718876" calcext:value-type="float">
            <text:p>342.27963771887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15" calcext:value-type="float">
            <text:p>-115</text:p>
          </table:table-cell>
          <table:table-cell office:value-type="float" office:value="0.043920828707665" calcext:value-type="float">
            <text:p>0.043920828707665</text:p>
          </table:table-cell>
          <table:table-cell office:value-type="float" office:value="0.391752451298267" calcext:value-type="float">
            <text:p>0.391752451298267</text:p>
          </table:table-cell>
          <table:table-cell office:value-type="float" office:value="1.90445502808005" calcext:value-type="float">
            <text:p>1.90445502808005</text:p>
          </table:table-cell>
          <table:table-cell office:value-type="float" office:value="434.585791661453" calcext:value-type="float">
            <text:p>434.585791661453</text:p>
          </table:table-cell>
          <table:table-cell office:value-type="float" office:value="342.280295417754" calcext:value-type="float">
            <text:p>342.28029541775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-114" calcext:value-type="float">
            <text:p>-114</text:p>
          </table:table-cell>
          <table:table-cell office:value-type="float" office:value="0.0438843264548729" calcext:value-type="float">
            <text:p>0.0438843264548729</text:p>
          </table:table-cell>
          <table:table-cell office:value-type="float" office:value="0.390609471903044" calcext:value-type="float">
            <text:p>0.390609471903044</text:p>
          </table:table-cell>
          <table:table-cell office:value-type="float" office:value="2.19919160972481" calcext:value-type="float">
            <text:p>2.19919160972481</text:p>
          </table:table-cell>
          <table:table-cell office:value-type="float" office:value="438.823495858196" calcext:value-type="float">
            <text:p>438.823495858196</text:p>
          </table:table-cell>
          <table:table-cell office:value-type="float" office:value="342.279745840032" calcext:value-type="float">
            <text:p>342.27974584003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13" calcext:value-type="float">
            <text:p>-113</text:p>
          </table:table-cell>
          <table:table-cell office:value-type="float" office:value="0.0438390945176759" calcext:value-type="float">
            <text:p>0.0438390945176759</text:p>
          </table:table-cell>
          <table:table-cell office:value-type="float" office:value="0.389928202741287" calcext:value-type="float">
            <text:p>0.389928202741287</text:p>
          </table:table-cell>
          <table:table-cell office:value-type="float" office:value="2.49378595468071" calcext:value-type="float">
            <text:p>2.49378595468071</text:p>
          </table:table-cell>
          <table:table-cell office:value-type="float" office:value="446.354587545516" calcext:value-type="float">
            <text:p>446.354587545516</text:p>
          </table:table-cell>
          <table:table-cell office:value-type="float" office:value="342.279065465821" calcext:value-type="float">
            <text:p>342.27906546582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-112" calcext:value-type="float">
            <text:p>-112</text:p>
          </table:table-cell>
          <table:table-cell office:value-type="float" office:value="0.0437289354455563" calcext:value-type="float">
            <text:p>0.0437289354455563</text:p>
          </table:table-cell>
          <table:table-cell office:value-type="float" office:value="0.389722929360892" calcext:value-type="float">
            <text:p>0.389722929360892</text:p>
          </table:table-cell>
          <table:table-cell office:value-type="float" office:value="2.7899633343233" calcext:value-type="float">
            <text:p>2.7899633343233</text:p>
          </table:table-cell>
          <table:table-cell office:value-type="float" office:value="456.634281921695" calcext:value-type="float">
            <text:p>456.634281921695</text:p>
          </table:table-cell>
          <table:table-cell office:value-type="float" office:value="342.277411416325" calcext:value-type="float">
            <text:p>342.277411416325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11" calcext:value-type="float">
            <text:p>-111</text:p>
          </table:table-cell>
          <table:table-cell office:value-type="float" office:value="0.043647032045078" calcext:value-type="float">
            <text:p>0.043647032045078</text:p>
          </table:table-cell>
          <table:table-cell office:value-type="float" office:value="0.390001954111223" calcext:value-type="float">
            <text:p>0.390001954111223</text:p>
          </table:table-cell>
          <table:table-cell office:value-type="float" office:value="3.08503470734947" calcext:value-type="float">
            <text:p>3.08503470734947</text:p>
          </table:table-cell>
          <table:table-cell office:value-type="float" office:value="468.704882601857" calcext:value-type="float">
            <text:p>468.704882601857</text:p>
          </table:table-cell>
          <table:table-cell office:value-type="float" office:value="342.276184341348" calcext:value-type="float">
            <text:p>342.276184341348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-110" calcext:value-type="float">
            <text:p>-110</text:p>
          </table:table-cell>
          <table:table-cell office:value-type="float" office:value="0.0434157798431788" calcext:value-type="float">
            <text:p>0.0434157798431788</text:p>
          </table:table-cell>
          <table:table-cell office:value-type="float" office:value="0.390744796586721" calcext:value-type="float">
            <text:p>0.390744796586721</text:p>
          </table:table-cell>
          <table:table-cell office:value-type="float" office:value="3.38049295975754" calcext:value-type="float">
            <text:p>3.38049295975754</text:p>
          </table:table-cell>
          <table:table-cell office:value-type="float" office:value="481.623024314634" calcext:value-type="float">
            <text:p>481.623024314634</text:p>
          </table:table-cell>
          <table:table-cell office:value-type="float" office:value="342.27273221383" calcext:value-type="float">
            <text:p>342.2727322138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09" calcext:value-type="float">
            <text:p>-109</text:p>
          </table:table-cell>
          <table:table-cell office:value-type="float" office:value="0.0432494166419737" calcext:value-type="float">
            <text:p>0.0432494166419737</text:p>
          </table:table-cell>
          <table:table-cell office:value-type="float" office:value="0.391923118627379" calcext:value-type="float">
            <text:p>0.391923118627379</text:p>
          </table:table-cell>
          <table:table-cell office:value-type="float" office:value="3.67442832492346" calcext:value-type="float">
            <text:p>3.67442832492346</text:p>
          </table:table-cell>
          <table:table-cell office:value-type="float" office:value="494.248651403932" calcext:value-type="float">
            <text:p>494.248651403932</text:p>
          </table:table-cell>
          <table:table-cell office:value-type="float" office:value="342.270260153971" calcext:value-type="float">
            <text:p>342.27026015397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108" calcext:value-type="float">
            <text:p>-108</text:p>
          </table:table-cell>
          <table:table-cell office:value-type="float" office:value="0.0430308517316745" calcext:value-type="float">
            <text:p>0.0430308517316745</text:p>
          </table:table-cell>
          <table:table-cell office:value-type="float" office:value="0.393499869711821" calcext:value-type="float">
            <text:p>0.393499869711821</text:p>
          </table:table-cell>
          <table:table-cell office:value-type="float" office:value="3.968154539599" calcext:value-type="float">
            <text:p>3.968154539599</text:p>
          </table:table-cell>
          <table:table-cell office:value-type="float" office:value="505.580712275909" calcext:value-type="float">
            <text:p>505.580712275909</text:p>
          </table:table-cell>
          <table:table-cell office:value-type="float" office:value="342.267026913134" calcext:value-type="float">
            <text:p>342.26702691313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07" calcext:value-type="float">
            <text:p>-107</text:p>
          </table:table-cell>
          <table:table-cell office:value-type="float" office:value="0.042722640865083" calcext:value-type="float">
            <text:p>0.042722640865083</text:p>
          </table:table-cell>
          <table:table-cell office:value-type="float" office:value="0.395419652732107" calcext:value-type="float">
            <text:p>0.395419652732107</text:p>
          </table:table-cell>
          <table:table-cell office:value-type="float" office:value="4.26102661449782" calcext:value-type="float">
            <text:p>4.26102661449782</text:p>
          </table:table-cell>
          <table:table-cell office:value-type="float" office:value="514.625960958249" calcext:value-type="float">
            <text:p>514.625960958249</text:p>
          </table:table-cell>
          <table:table-cell office:value-type="float" office:value="342.262495526551" calcext:value-type="float">
            <text:p>342.26249552655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-106" calcext:value-type="float">
            <text:p>-106</text:p>
          </table:table-cell>
          <table:table-cell office:value-type="float" office:value="0.0424519848007305" calcext:value-type="float">
            <text:p>0.0424519848007305</text:p>
          </table:table-cell>
          <table:table-cell office:value-type="float" office:value="0.3976224498728" calcext:value-type="float">
            <text:p>0.3976224498728</text:p>
          </table:table-cell>
          <table:table-cell office:value-type="float" office:value="4.55191390500653" calcext:value-type="float">
            <text:p>4.55191390500653</text:p>
          </table:table-cell>
          <table:table-cell office:value-type="float" office:value="520.79619939343" calcext:value-type="float">
            <text:p>520.79619939343</text:p>
          </table:table-cell>
          <table:table-cell office:value-type="float" office:value="342.258543287551" calcext:value-type="float">
            <text:p>342.258543287551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05" calcext:value-type="float">
            <text:p>-105</text:p>
          </table:table-cell>
          <table:table-cell office:value-type="float" office:value="0.0421227056459869" calcext:value-type="float">
            <text:p>0.0421227056459869</text:p>
          </table:table-cell>
          <table:table-cell office:value-type="float" office:value="0.400044984858188" calcext:value-type="float">
            <text:p>0.400044984858188</text:p>
          </table:table-cell>
          <table:table-cell office:value-type="float" office:value="4.8407969206526" calcext:value-type="float">
            <text:p>4.8407969206526</text:p>
          </table:table-cell>
          <table:table-cell office:value-type="float" office:value="523.667301669598" calcext:value-type="float">
            <text:p>523.667301669598</text:p>
          </table:table-cell>
          <table:table-cell office:value-type="float" office:value="342.253769058524" calcext:value-type="float">
            <text:p>342.2537690585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-104" calcext:value-type="float">
            <text:p>-104</text:p>
          </table:table-cell>
          <table:table-cell office:value-type="float" office:value="0.0417688308390775" calcext:value-type="float">
            <text:p>0.0417688308390775</text:p>
          </table:table-cell>
          <table:table-cell office:value-type="float" office:value="0.402616559780276" calcext:value-type="float">
            <text:p>0.402616559780276</text:p>
          </table:table-cell>
          <table:table-cell office:value-type="float" office:value="5.13101816062795" calcext:value-type="float">
            <text:p>5.13101816062795</text:p>
          </table:table-cell>
          <table:table-cell office:value-type="float" office:value="523.201325175143" calcext:value-type="float">
            <text:p>523.201325175143</text:p>
          </table:table-cell>
          <table:table-cell office:value-type="float" office:value="342.248679880842" calcext:value-type="float">
            <text:p>342.248679880842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03" calcext:value-type="float">
            <text:p>-103</text:p>
          </table:table-cell>
          <table:table-cell office:value-type="float" office:value="0.0413776013648422" calcext:value-type="float">
            <text:p>0.0413776013648422</text:p>
          </table:table-cell>
          <table:table-cell office:value-type="float" office:value="0.405266962839498" calcext:value-type="float">
            <text:p>0.405266962839498</text:p>
          </table:table-cell>
          <table:table-cell office:value-type="float" office:value="5.41588080228095" calcext:value-type="float">
            <text:p>5.41588080228095</text:p>
          </table:table-cell>
          <table:table-cell office:value-type="float" office:value="519.775089983253" calcext:value-type="float">
            <text:p>519.775089983253</text:p>
          </table:table-cell>
          <table:table-cell office:value-type="float" office:value="342.243103727557" calcext:value-type="float">
            <text:p>342.243103727557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-102" calcext:value-type="float">
            <text:p>-102</text:p>
          </table:table-cell>
          <table:table-cell office:value-type="float" office:value="0.0409647926170885" calcext:value-type="float">
            <text:p>0.0409647926170885</text:p>
          </table:table-cell>
          <table:table-cell office:value-type="float" office:value="0.407930477468251" calcext:value-type="float">
            <text:p>0.407930477468251</text:p>
          </table:table-cell>
          <table:table-cell office:value-type="float" office:value="5.70136372750483" calcext:value-type="float">
            <text:p>5.70136372750483</text:p>
          </table:table-cell>
          <table:table-cell office:value-type="float" office:value="513.871789407478" calcext:value-type="float">
            <text:p>513.871789407478</text:p>
          </table:table-cell>
          <table:table-cell office:value-type="float" office:value="342.237277194752" calcext:value-type="float">
            <text:p>342.23727719475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01" calcext:value-type="float">
            <text:p>-101</text:p>
          </table:table-cell>
          <table:table-cell office:value-type="float" office:value="0.0405626131569982" calcext:value-type="float">
            <text:p>0.0405626131569982</text:p>
          </table:table-cell>
          <table:table-cell office:value-type="float" office:value="0.410536498011104" calcext:value-type="float">
            <text:p>0.410536498011104</text:p>
          </table:table-cell>
          <table:table-cell office:value-type="float" office:value="5.98568779232996" calcext:value-type="float">
            <text:p>5.98568779232996</text:p>
          </table:table-cell>
          <table:table-cell office:value-type="float" office:value="506.283802302129" calcext:value-type="float">
            <text:p>506.283802302129</text:p>
          </table:table-cell>
          <table:table-cell office:value-type="float" office:value="342.231657153072" calcext:value-type="float">
            <text:p>342.23165715307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-100" calcext:value-type="float">
            <text:p>-100</text:p>
          </table:table-cell>
          <table:table-cell office:value-type="float" office:value="0.0400600025384532" calcext:value-type="float">
            <text:p>0.0400600025384532</text:p>
          </table:table-cell>
          <table:table-cell office:value-type="float" office:value="0.413026559158213" calcext:value-type="float">
            <text:p>0.413026559158213</text:p>
          </table:table-cell>
          <table:table-cell office:value-type="float" office:value="6.26695630565506" calcext:value-type="float">
            <text:p>6.26695630565506</text:p>
          </table:table-cell>
          <table:table-cell office:value-type="float" office:value="497.929581390931" calcext:value-type="float">
            <text:p>497.929581390931</text:p>
          </table:table-cell>
          <table:table-cell office:value-type="float" office:value="342.224712018706" calcext:value-type="float">
            <text:p>342.224712018706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99" calcext:value-type="float">
            <text:p>-99</text:p>
          </table:table-cell>
          <table:table-cell office:value-type="float" office:value="0.0395846414762964" calcext:value-type="float">
            <text:p>0.0395846414762964</text:p>
          </table:table-cell>
          <table:table-cell office:value-type="float" office:value="0.415345771868344" calcext:value-type="float">
            <text:p>0.415345771868344</text:p>
          </table:table-cell>
          <table:table-cell office:value-type="float" office:value="0.264710511319091" calcext:value-type="float">
            <text:p>0.264710511319091</text:p>
          </table:table-cell>
          <table:table-cell office:value-type="float" office:value="489.612060467753" calcext:value-type="float">
            <text:p>489.612060467753</text:p>
          </table:table-cell>
          <table:table-cell office:value-type="float" office:value="342.218223482726" calcext:value-type="float">
            <text:p>342.218223482726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-98" calcext:value-type="float">
            <text:p>-98</text:p>
          </table:table-cell>
          <table:table-cell office:value-type="float" office:value="0.0391425104096191" calcext:value-type="float">
            <text:p>0.0391425104096191</text:p>
          </table:table-cell>
          <table:table-cell office:value-type="float" office:value="0.417441596301584" calcext:value-type="float">
            <text:p>0.417441596301584</text:p>
          </table:table-cell>
          <table:table-cell office:value-type="float" office:value="0.544505520363593" calcext:value-type="float">
            <text:p>0.544505520363593</text:p>
          </table:table-cell>
          <table:table-cell office:value-type="float" office:value="482.125947471213" calcext:value-type="float">
            <text:p>482.125947471213</text:p>
          </table:table-cell>
          <table:table-cell office:value-type="float" office:value="342.212258373469" calcext:value-type="float">
            <text:p>342.21225837346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97" calcext:value-type="float">
            <text:p>-97</text:p>
          </table:table-cell>
          <table:table-cell office:value-type="float" office:value="0.0385531081651202" calcext:value-type="float">
            <text:p>0.0385531081651202</text:p>
          </table:table-cell>
          <table:table-cell office:value-type="float" office:value="0.419274636974293" calcext:value-type="float">
            <text:p>0.419274636974293</text:p>
          </table:table-cell>
          <table:table-cell office:value-type="float" office:value="0.822584335038855" calcext:value-type="float">
            <text:p>0.822584335038855</text:p>
          </table:table-cell>
          <table:table-cell office:value-type="float" office:value="476.263298543824" calcext:value-type="float">
            <text:p>476.263298543824</text:p>
          </table:table-cell>
          <table:table-cell office:value-type="float" office:value="342.204410990446" calcext:value-type="float">
            <text:p>342.20441099044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-96" calcext:value-type="float">
            <text:p>-96</text:p>
          </table:table-cell>
          <table:table-cell office:value-type="float" office:value="0.0380871283172692" calcext:value-type="float">
            <text:p>0.0380871283172692</text:p>
          </table:table-cell>
          <table:table-cell office:value-type="float" office:value="0.420814455311883" calcext:value-type="float">
            <text:p>0.420814455311883</text:p>
          </table:table-cell>
          <table:table-cell office:value-type="float" office:value="1.10036707434713" calcext:value-type="float">
            <text:p>1.10036707434713</text:p>
          </table:table-cell>
          <table:table-cell office:value-type="float" office:value="472.323826870243" calcext:value-type="float">
            <text:p>472.323826870243</text:p>
          </table:table-cell>
          <table:table-cell office:value-type="float" office:value="342.198291518899" calcext:value-type="float">
            <text:p>342.19829151889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95" calcext:value-type="float">
            <text:p>-95</text:p>
          </table:table-cell>
          <table:table-cell office:value-type="float" office:value="0.0375394623993778" calcext:value-type="float">
            <text:p>0.0375394623993778</text:p>
          </table:table-cell>
          <table:table-cell office:value-type="float" office:value="0.422029369589128" calcext:value-type="float">
            <text:p>0.422029369589128</text:p>
          </table:table-cell>
          <table:table-cell office:value-type="float" office:value="1.37520155830359" calcext:value-type="float">
            <text:p>1.37520155830359</text:p>
          </table:table-cell>
          <table:table-cell office:value-type="float" office:value="470.792075583297" calcext:value-type="float">
            <text:p>470.792075583297</text:p>
          </table:table-cell>
          <table:table-cell office:value-type="float" office:value="342.191194842105" calcext:value-type="float">
            <text:p>342.19119484210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94" calcext:value-type="float">
            <text:p>-94</text:p>
          </table:table-cell>
          <table:table-cell office:value-type="float" office:value="0.0369975497776558" calcext:value-type="float">
            <text:p>0.0369975497776558</text:p>
          </table:table-cell>
          <table:table-cell office:value-type="float" office:value="0.422907036715745" calcext:value-type="float">
            <text:p>0.422907036715745</text:p>
          </table:table-cell>
          <table:table-cell office:value-type="float" office:value="1.6519859025241" calcext:value-type="float">
            <text:p>1.6519859025241</text:p>
          </table:table-cell>
          <table:table-cell office:value-type="float" office:value="471.661200180874" calcext:value-type="float">
            <text:p>471.661200180874</text:p>
          </table:table-cell>
          <table:table-cell office:value-type="float" office:value="342.184274312192" calcext:value-type="float">
            <text:p>342.18427431219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93" calcext:value-type="float">
            <text:p>-93</text:p>
          </table:table-cell>
          <table:table-cell office:value-type="float" office:value="0.0364478096677892" calcext:value-type="float">
            <text:p>0.0364478096677892</text:p>
          </table:table-cell>
          <table:table-cell office:value-type="float" office:value="0.423437199529828" calcext:value-type="float">
            <text:p>0.423437199529828</text:p>
          </table:table-cell>
          <table:table-cell office:value-type="float" office:value="1.92590361626632" calcext:value-type="float">
            <text:p>1.92590361626632</text:p>
          </table:table-cell>
          <table:table-cell office:value-type="float" office:value="474.869896303849" calcext:value-type="float">
            <text:p>474.869896303849</text:p>
          </table:table-cell>
          <table:table-cell office:value-type="float" office:value="342.177357061024" calcext:value-type="float">
            <text:p>342.177357061024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-92" calcext:value-type="float">
            <text:p>-92</text:p>
          </table:table-cell>
          <table:table-cell office:value-type="float" office:value="0.0358754424004954" calcext:value-type="float">
            <text:p>0.0358754424004954</text:p>
          </table:table-cell>
          <table:table-cell office:value-type="float" office:value="0.423615650461666" calcext:value-type="float">
            <text:p>0.423615650461666</text:p>
          </table:table-cell>
          <table:table-cell office:value-type="float" office:value="2.19851853418169" calcext:value-type="float">
            <text:p>2.19851853418169</text:p>
          </table:table-cell>
          <table:table-cell office:value-type="float" office:value="480.125173034137" calcext:value-type="float">
            <text:p>480.125173034137</text:p>
          </table:table-cell>
          <table:table-cell office:value-type="float" office:value="342.170265565628" calcext:value-type="float">
            <text:p>342.17026556562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91" calcext:value-type="float">
            <text:p>-91</text:p>
          </table:table-cell>
          <table:table-cell office:value-type="float" office:value="0.0353196325990955" calcext:value-type="float">
            <text:p>0.0353196325990955</text:p>
          </table:table-cell>
          <table:table-cell office:value-type="float" office:value="0.423447139619492" calcext:value-type="float">
            <text:p>0.423447139619492</text:p>
          </table:table-cell>
          <table:table-cell office:value-type="float" office:value="2.47330960991663" calcext:value-type="float">
            <text:p>2.47330960991663</text:p>
          </table:table-cell>
          <table:table-cell office:value-type="float" office:value="487.04120844895" calcext:value-type="float">
            <text:p>487.04120844895</text:p>
          </table:table-cell>
          <table:table-cell office:value-type="float" office:value="342.163487046338" calcext:value-type="float">
            <text:p>342.16348704633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-90" calcext:value-type="float">
            <text:p>-90</text:p>
          </table:table-cell>
          <table:table-cell office:value-type="float" office:value="0.0347434426216535" calcext:value-type="float">
            <text:p>0.0347434426216535</text:p>
          </table:table-cell>
          <table:table-cell office:value-type="float" office:value="0.422944105494071" calcext:value-type="float">
            <text:p>0.422944105494071</text:p>
          </table:table-cell>
          <table:table-cell office:value-type="float" office:value="2.74495573905424" calcext:value-type="float">
            <text:p>2.74495573905424</text:p>
          </table:table-cell>
          <table:table-cell office:value-type="float" office:value="494.95309087178" calcext:value-type="float">
            <text:p>494.95309087178</text:p>
          </table:table-cell>
          <table:table-cell office:value-type="float" office:value="342.156572120803" calcext:value-type="float">
            <text:p>342.156572120803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89" calcext:value-type="float">
            <text:p>-89</text:p>
          </table:table-cell>
          <table:table-cell office:value-type="float" office:value="0.034106310076627" calcext:value-type="float">
            <text:p>0.034106310076627</text:p>
          </table:table-cell>
          <table:table-cell office:value-type="float" office:value="0.422115982487669" calcext:value-type="float">
            <text:p>0.422115982487669</text:p>
          </table:table-cell>
          <table:table-cell office:value-type="float" office:value="3.01757860442814" calcext:value-type="float">
            <text:p>3.01757860442814</text:p>
          </table:table-cell>
          <table:table-cell office:value-type="float" office:value="503.302545035279" calcext:value-type="float">
            <text:p>503.302545035279</text:p>
          </table:table-cell>
          <table:table-cell office:value-type="float" office:value="342.149058706864" calcext:value-type="float">
            <text:p>342.14905870686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-88" calcext:value-type="float">
            <text:p>-88</text:p>
          </table:table-cell>
          <table:table-cell office:value-type="float" office:value="0.0335975165728565" calcext:value-type="float">
            <text:p>0.0335975165728565</text:p>
          </table:table-cell>
          <table:table-cell office:value-type="float" office:value="0.420989036002552" calcext:value-type="float">
            <text:p>0.420989036002552</text:p>
          </table:table-cell>
          <table:table-cell office:value-type="float" office:value="3.28983413016395" calcext:value-type="float">
            <text:p>3.28983413016395</text:p>
          </table:table-cell>
          <table:table-cell office:value-type="float" office:value="511.339635558846" calcext:value-type="float">
            <text:p>511.339635558846</text:p>
          </table:table-cell>
          <table:table-cell office:value-type="float" office:value="342.143158946427" calcext:value-type="float">
            <text:p>342.14315894642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87" calcext:value-type="float">
            <text:p>-87</text:p>
          </table:table-cell>
          <table:table-cell office:value-type="float" office:value="0.0329378863409665" calcext:value-type="float">
            <text:p>0.0329378863409665</text:p>
          </table:table-cell>
          <table:table-cell office:value-type="float" office:value="0.419585887076061" calcext:value-type="float">
            <text:p>0.419585887076061</text:p>
          </table:table-cell>
          <table:table-cell office:value-type="float" office:value="3.56244062103018" calcext:value-type="float">
            <text:p>3.56244062103018</text:p>
          </table:table-cell>
          <table:table-cell office:value-type="float" office:value="518.389745117222" calcext:value-type="float">
            <text:p>518.389745117222</text:p>
          </table:table-cell>
          <table:table-cell office:value-type="float" office:value="342.135642589376" calcext:value-type="float">
            <text:p>342.13564258937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-86" calcext:value-type="float">
            <text:p>-86</text:p>
          </table:table-cell>
          <table:table-cell office:value-type="float" office:value="0.03234670264174" calcext:value-type="float">
            <text:p>0.03234670264174</text:p>
          </table:table-cell>
          <table:table-cell office:value-type="float" office:value="0.417933809067154" calcext:value-type="float">
            <text:p>0.417933809067154</text:p>
          </table:table-cell>
          <table:table-cell office:value-type="float" office:value="3.83439477961992" calcext:value-type="float">
            <text:p>3.83439477961992</text:p>
          </table:table-cell>
          <table:table-cell office:value-type="float" office:value="523.83714509134" calcext:value-type="float">
            <text:p>523.83714509134</text:p>
          </table:table-cell>
          <table:table-cell office:value-type="float" office:value="342.129033215976" calcext:value-type="float">
            <text:p>342.12903321597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85" calcext:value-type="float">
            <text:p>-85</text:p>
          </table:table-cell>
          <table:table-cell office:value-type="float" office:value="0.0317999463590242" calcext:value-type="float">
            <text:p>0.0317999463590242</text:p>
          </table:table-cell>
          <table:table-cell office:value-type="float" office:value="0.416068391202887" calcext:value-type="float">
            <text:p>0.416068391202887</text:p>
          </table:table-cell>
          <table:table-cell office:value-type="float" office:value="4.10640154885466" calcext:value-type="float">
            <text:p>4.10640154885466</text:p>
          </table:table-cell>
          <table:table-cell office:value-type="float" office:value="527.250201940985" calcext:value-type="float">
            <text:p>527.250201940985</text:p>
          </table:table-cell>
          <table:table-cell office:value-type="float" office:value="342.123027415512" calcext:value-type="float">
            <text:p>342.123027415512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-84" calcext:value-type="float">
            <text:p>-84</text:p>
          </table:table-cell>
          <table:table-cell office:value-type="float" office:value="0.0311582411374857" calcext:value-type="float">
            <text:p>0.0311582411374857</text:p>
          </table:table-cell>
          <table:table-cell office:value-type="float" office:value="0.414025896400823" calcext:value-type="float">
            <text:p>0.414025896400823</text:p>
          </table:table-cell>
          <table:table-cell office:value-type="float" office:value="4.37933494234062" calcext:value-type="float">
            <text:p>4.37933494234062</text:p>
          </table:table-cell>
          <table:table-cell office:value-type="float" office:value="528.201491393046" calcext:value-type="float">
            <text:p>528.201491393046</text:p>
          </table:table-cell>
          <table:table-cell office:value-type="float" office:value="342.116109642228" calcext:value-type="float">
            <text:p>342.11610964222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83" calcext:value-type="float">
            <text:p>-83</text:p>
          </table:table-cell>
          <table:table-cell office:value-type="float" office:value="0.0305810663101132" calcext:value-type="float">
            <text:p>0.0305810663101132</text:p>
          </table:table-cell>
          <table:table-cell office:value-type="float" office:value="0.411842543745854" calcext:value-type="float">
            <text:p>0.411842543745854</text:p>
          </table:table-cell>
          <table:table-cell office:value-type="float" office:value="4.6528670954073" calcext:value-type="float">
            <text:p>4.6528670954073</text:p>
          </table:table-cell>
          <table:table-cell office:value-type="float" office:value="526.680024610582" calcext:value-type="float">
            <text:p>526.680024610582</text:p>
          </table:table-cell>
          <table:table-cell office:value-type="float" office:value="342.1100083352" calcext:value-type="float">
            <text:p>342.11000833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-82" calcext:value-type="float">
            <text:p>-82</text:p>
          </table:table-cell>
          <table:table-cell office:value-type="float" office:value="0.0299866776631849" calcext:value-type="float">
            <text:p>0.0299866776631849</text:p>
          </table:table-cell>
          <table:table-cell office:value-type="float" office:value="0.409562673235995" calcext:value-type="float">
            <text:p>0.409562673235995</text:p>
          </table:table-cell>
          <table:table-cell office:value-type="float" office:value="4.92381604421197" calcext:value-type="float">
            <text:p>4.92381604421197</text:p>
          </table:table-cell>
          <table:table-cell office:value-type="float" office:value="522.702248687015" calcext:value-type="float">
            <text:p>522.702248687015</text:p>
          </table:table-cell>
          <table:table-cell office:value-type="float" office:value="342.103844623842" calcext:value-type="float">
            <text:p>342.10384462384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81" calcext:value-type="float">
            <text:p>-81</text:p>
          </table:table-cell>
          <table:table-cell office:value-type="float" office:value="0.0294040913770163" calcext:value-type="float">
            <text:p>0.0294040913770163</text:p>
          </table:table-cell>
          <table:table-cell office:value-type="float" office:value="0.407229301793503" calcext:value-type="float">
            <text:p>0.407229301793503</text:p>
          </table:table-cell>
          <table:table-cell office:value-type="float" office:value="5.19917747415811" calcext:value-type="float">
            <text:p>5.19917747415811</text:p>
          </table:table-cell>
          <table:table-cell office:value-type="float" office:value="516.532419750807" calcext:value-type="float">
            <text:p>516.532419750807</text:p>
          </table:table-cell>
          <table:table-cell office:value-type="float" office:value="342.097921012185" calcext:value-type="float">
            <text:p>342.097921012185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80" calcext:value-type="float">
            <text:p>-80</text:p>
          </table:table-cell>
          <table:table-cell office:value-type="float" office:value="0.0288046810955246" calcext:value-type="float">
            <text:p>0.0288046810955246</text:p>
          </table:table-cell>
          <table:table-cell office:value-type="float" office:value="0.404881978462603" calcext:value-type="float">
            <text:p>0.404881978462603</text:p>
          </table:table-cell>
          <table:table-cell office:value-type="float" office:value="5.47302619610431" calcext:value-type="float">
            <text:p>5.47302619610431</text:p>
          </table:table-cell>
          <table:table-cell office:value-type="float" office:value="508.603146392731" calcext:value-type="float">
            <text:p>508.603146392731</text:p>
          </table:table-cell>
          <table:table-cell office:value-type="float" office:value="342.09194794572" calcext:value-type="float">
            <text:p>342.0919479457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79" calcext:value-type="float">
            <text:p>-79</text:p>
          </table:table-cell>
          <table:table-cell office:value-type="float" office:value="0.0282094983120906" calcext:value-type="float">
            <text:p>0.0282094983120906</text:p>
          </table:table-cell>
          <table:table-cell office:value-type="float" office:value="0.402568196958859" calcext:value-type="float">
            <text:p>0.402568196958859</text:p>
          </table:table-cell>
          <table:table-cell office:value-type="float" office:value="5.74600571849665" calcext:value-type="float">
            <text:p>5.74600571849665</text:p>
          </table:table-cell>
          <table:table-cell office:value-type="float" office:value="499.502792599285" calcext:value-type="float">
            <text:p>499.502792599285</text:p>
          </table:table-cell>
          <table:table-cell office:value-type="float" office:value="342.086139024049" calcext:value-type="float">
            <text:p>342.08613902404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-78" calcext:value-type="float">
            <text:p>-78</text:p>
          </table:table-cell>
          <table:table-cell office:value-type="float" office:value="0.0276460343396563" calcext:value-type="float">
            <text:p>0.0276460343396563</text:p>
          </table:table-cell>
          <table:table-cell office:value-type="float" office:value="0.400330902398559" calcext:value-type="float">
            <text:p>0.400330902398559</text:p>
          </table:table-cell>
          <table:table-cell office:value-type="float" office:value="6.02275778013953" calcext:value-type="float">
            <text:p>6.02275778013953</text:p>
          </table:table-cell>
          <table:table-cell office:value-type="float" office:value="489.735604537797" calcext:value-type="float">
            <text:p>489.735604537797</text:p>
          </table:table-cell>
          <table:table-cell office:value-type="float" office:value="342.080751697367" calcext:value-type="float">
            <text:p>342.08075169736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77" calcext:value-type="float">
            <text:p>-77</text:p>
          </table:table-cell>
          <table:table-cell office:value-type="float" office:value="0.0270783496112991" calcext:value-type="float">
            <text:p>0.0270783496112991</text:p>
          </table:table-cell>
          <table:table-cell office:value-type="float" office:value="0.398210798817569" calcext:value-type="float">
            <text:p>0.398210798817569</text:p>
          </table:table-cell>
          <table:table-cell office:value-type="float" office:value="0.0142596587788457" calcext:value-type="float">
            <text:p>0.0142596587788457</text:p>
          </table:table-cell>
          <table:table-cell office:value-type="float" office:value="480.045850488709" calcext:value-type="float">
            <text:p>480.045850488709</text:p>
          </table:table-cell>
          <table:table-cell office:value-type="float" office:value="342.075434183053" calcext:value-type="float">
            <text:p>342.07543418305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-76" calcext:value-type="float">
            <text:p>-76</text:p>
          </table:table-cell>
          <table:table-cell office:value-type="float" office:value="0.0264700434753599" calcext:value-type="float">
            <text:p>0.0264700434753599</text:p>
          </table:table-cell>
          <table:table-cell office:value-type="float" office:value="0.396251102325291" calcext:value-type="float">
            <text:p>0.396251102325291</text:p>
          </table:table-cell>
          <table:table-cell office:value-type="float" office:value="0.290967585520982" calcext:value-type="float">
            <text:p>0.290967585520982</text:p>
          </table:table-cell>
          <table:table-cell office:value-type="float" office:value="470.943194512982" calcext:value-type="float">
            <text:p>470.943194512982</text:p>
          </table:table-cell>
          <table:table-cell office:value-type="float" office:value="342.0698588801" calcext:value-type="float">
            <text:p>342.069858880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75" calcext:value-type="float">
            <text:p>-75</text:p>
          </table:table-cell>
          <table:table-cell office:value-type="float" office:value="0.0259517140227311" calcext:value-type="float">
            <text:p>0.0259517140227311</text:p>
          </table:table-cell>
          <table:table-cell office:value-type="float" office:value="0.394494009883364" calcext:value-type="float">
            <text:p>0.394494009883364</text:p>
          </table:table-cell>
          <table:table-cell office:value-type="float" office:value="0.566672836104583" calcext:value-type="float">
            <text:p>0.566672836104583</text:p>
          </table:table-cell>
          <table:table-cell office:value-type="float" office:value="462.993770301338" calcext:value-type="float">
            <text:p>462.993770301338</text:p>
          </table:table-cell>
          <table:table-cell office:value-type="float" office:value="342.065208399668" calcext:value-type="float">
            <text:p>342.06520839966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-74" calcext:value-type="float">
            <text:p>-74</text:p>
          </table:table-cell>
          <table:table-cell office:value-type="float" office:value="0.0254080530187062" calcext:value-type="float">
            <text:p>0.0254080530187062</text:p>
          </table:table-cell>
          <table:table-cell office:value-type="float" office:value="0.392973744818951" calcext:value-type="float">
            <text:p>0.392973744818951</text:p>
          </table:table-cell>
          <table:table-cell office:value-type="float" office:value="0.844311199816973" calcext:value-type="float">
            <text:p>0.844311199816973</text:p>
          </table:table-cell>
          <table:table-cell office:value-type="float" office:value="456.579157074329" calcext:value-type="float">
            <text:p>456.579157074329</text:p>
          </table:table-cell>
          <table:table-cell office:value-type="float" office:value="342.060429657186" calcext:value-type="float">
            <text:p>342.060429657186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73" calcext:value-type="float">
            <text:p>-73</text:p>
          </table:table-cell>
          <table:table-cell office:value-type="float" office:value="0.0248079265048" calcext:value-type="float">
            <text:p>0.0248079265048</text:p>
          </table:table-cell>
          <table:table-cell office:value-type="float" office:value="0.391729870783807" calcext:value-type="float">
            <text:p>0.391729870783807</text:p>
          </table:table-cell>
          <table:table-cell office:value-type="float" office:value="1.12187992428711" calcext:value-type="float">
            <text:p>1.12187992428711</text:p>
          </table:table-cell>
          <table:table-cell office:value-type="float" office:value="452.09862609649" calcext:value-type="float">
            <text:p>452.09862609649</text:p>
          </table:table-cell>
          <table:table-cell office:value-type="float" office:value="342.055272287896" calcext:value-type="float">
            <text:p>342.05527228789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-72" calcext:value-type="float">
            <text:p>-72</text:p>
          </table:table-cell>
          <table:table-cell office:value-type="float" office:value="0.0243450916166496" calcext:value-type="float">
            <text:p>0.0243450916166496</text:p>
          </table:table-cell>
          <table:table-cell office:value-type="float" office:value="0.390791904735731" calcext:value-type="float">
            <text:p>0.390791904735731</text:p>
          </table:table-cell>
          <table:table-cell office:value-type="float" office:value="1.39788317421469" calcext:value-type="float">
            <text:p>1.39788317421469</text:p>
          </table:table-cell>
          <table:table-cell office:value-type="float" office:value="449.567025356694" calcext:value-type="float">
            <text:p>449.567025356694</text:p>
          </table:table-cell>
          <table:table-cell office:value-type="float" office:value="342.051379125515" calcext:value-type="float">
            <text:p>342.0513791255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71" calcext:value-type="float">
            <text:p>-71</text:p>
          </table:table-cell>
          <table:table-cell office:value-type="float" office:value="0.0237901896901785" calcext:value-type="float">
            <text:p>0.0237901896901785</text:p>
          </table:table-cell>
          <table:table-cell office:value-type="float" office:value="0.390185741336795" calcext:value-type="float">
            <text:p>0.390185741336795</text:p>
          </table:table-cell>
          <table:table-cell office:value-type="float" office:value="1.67570262741641" calcext:value-type="float">
            <text:p>1.67570262741641</text:p>
          </table:table-cell>
          <table:table-cell office:value-type="float" office:value="449.202323851883" calcext:value-type="float">
            <text:p>449.202323851883</text:p>
          </table:table-cell>
          <table:table-cell office:value-type="float" office:value="342.046808350264" calcext:value-type="float">
            <text:p>342.04680835026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-70" calcext:value-type="float">
            <text:p>-70</text:p>
          </table:table-cell>
          <table:table-cell office:value-type="float" office:value="0.0232795607786307" calcext:value-type="float">
            <text:p>0.0232795607786307</text:p>
          </table:table-cell>
          <table:table-cell office:value-type="float" office:value="0.389932091608354" calcext:value-type="float">
            <text:p>0.389932091608354</text:p>
          </table:table-cell>
          <table:table-cell office:value-type="float" office:value="1.9537040997462" calcext:value-type="float">
            <text:p>1.9537040997462</text:p>
          </table:table-cell>
          <table:table-cell office:value-type="float" office:value="450.826905419487" calcext:value-type="float">
            <text:p>450.826905419487</text:p>
          </table:table-cell>
          <table:table-cell office:value-type="float" office:value="342.042695519126" calcext:value-type="float">
            <text:p>342.042695519126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69" calcext:value-type="float">
            <text:p>-69</text:p>
          </table:table-cell>
          <table:table-cell office:value-type="float" office:value="0.0227768415952888" calcext:value-type="float">
            <text:p>0.0227768415952888</text:p>
          </table:table-cell>
          <table:table-cell office:value-type="float" office:value="0.390045795306493" calcext:value-type="float">
            <text:p>0.390045795306493</text:p>
          </table:table-cell>
          <table:table-cell office:value-type="float" office:value="2.22811982290866" calcext:value-type="float">
            <text:p>2.22811982290866</text:p>
          </table:table-cell>
          <table:table-cell office:value-type="float" office:value="454.241890787196" calcext:value-type="float">
            <text:p>454.241890787196</text:p>
          </table:table-cell>
          <table:table-cell office:value-type="float" office:value="342.038733708868" calcext:value-type="float">
            <text:p>342.03873370886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-68" calcext:value-type="float">
            <text:p>-68</text:p>
          </table:table-cell>
          <table:table-cell office:value-type="float" office:value="0.0222937951344195" calcext:value-type="float">
            <text:p>0.0222937951344195</text:p>
          </table:table-cell>
          <table:table-cell office:value-type="float" office:value="0.390525777955359" calcext:value-type="float">
            <text:p>0.390525777955359</text:p>
          </table:table-cell>
          <table:table-cell office:value-type="float" office:value="2.5045424783948" calcext:value-type="float">
            <text:p>2.5045424783948</text:p>
          </table:table-cell>
          <table:table-cell office:value-type="float" office:value="459.201002855947" calcext:value-type="float">
            <text:p>459.201002855947</text:p>
          </table:table-cell>
          <table:table-cell office:value-type="float" office:value="342.035008538317" calcext:value-type="float">
            <text:p>342.035008538317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67" calcext:value-type="float">
            <text:p>-67</text:p>
          </table:table-cell>
          <table:table-cell office:value-type="float" office:value="0.0217931634865042" calcext:value-type="float">
            <text:p>0.0217931634865042</text:p>
          </table:table-cell>
          <table:table-cell office:value-type="float" office:value="0.391373746415314" calcext:value-type="float">
            <text:p>0.391373746415314</text:p>
          </table:table-cell>
          <table:table-cell office:value-type="float" office:value="2.78061234335238" calcext:value-type="float">
            <text:p>2.78061234335238</text:p>
          </table:table-cell>
          <table:table-cell office:value-type="float" office:value="465.350470587173" calcext:value-type="float">
            <text:p>465.350470587173</text:p>
          </table:table-cell>
          <table:table-cell office:value-type="float" office:value="342.031232140693" calcext:value-type="float">
            <text:p>342.03123214069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-66" calcext:value-type="float">
            <text:p>-66</text:p>
          </table:table-cell>
          <table:table-cell office:value-type="float" office:value="0.0213111477634927" calcext:value-type="float">
            <text:p>0.0213111477634927</text:p>
          </table:table-cell>
          <table:table-cell office:value-type="float" office:value="0.392574915955794" calcext:value-type="float">
            <text:p>0.392574915955794</text:p>
          </table:table-cell>
          <table:table-cell office:value-type="float" office:value="3.05121572369335" calcext:value-type="float">
            <text:p>3.05121572369335</text:p>
          </table:table-cell>
          <table:table-cell office:value-type="float" office:value="472.151542181921" calcext:value-type="float">
            <text:p>472.151542181921</text:p>
          </table:table-cell>
          <table:table-cell office:value-type="float" office:value="342.027677323867" calcext:value-type="float">
            <text:p>342.02767732386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65" calcext:value-type="float">
            <text:p>-65</text:p>
          </table:table-cell>
          <table:table-cell office:value-type="float" office:value="0.0208222635041623" calcext:value-type="float">
            <text:p>0.0208222635041623</text:p>
          </table:table-cell>
          <table:table-cell office:value-type="float" office:value="0.394106105684801" calcext:value-type="float">
            <text:p>0.394106105684801</text:p>
          </table:table-cell>
          <table:table-cell office:value-type="float" office:value="3.32537817309101" calcext:value-type="float">
            <text:p>3.32537817309101</text:p>
          </table:table-cell>
          <table:table-cell office:value-type="float" office:value="479.352705630985" calcext:value-type="float">
            <text:p>479.352705630985</text:p>
          </table:table-cell>
          <table:table-cell office:value-type="float" office:value="342.024153172884" calcext:value-type="float">
            <text:p>342.024153172884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-64" calcext:value-type="float">
            <text:p>-64</text:p>
          </table:table-cell>
          <table:table-cell office:value-type="float" office:value="0.0203886121588374" calcext:value-type="float">
            <text:p>0.0203886121588374</text:p>
          </table:table-cell>
          <table:table-cell office:value-type="float" office:value="0.395940996773055" calcext:value-type="float">
            <text:p>0.395940996773055</text:p>
          </table:table-cell>
          <table:table-cell office:value-type="float" office:value="3.59420278128399" calcext:value-type="float">
            <text:p>3.59420278128399</text:p>
          </table:table-cell>
          <table:table-cell office:value-type="float" office:value="486.382212731112" calcext:value-type="float">
            <text:p>486.382212731112</text:p>
          </table:table-cell>
          <table:table-cell office:value-type="float" office:value="342.02109570549" calcext:value-type="float">
            <text:p>342.0210957054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63" calcext:value-type="float">
            <text:p>-63</text:p>
          </table:table-cell>
          <table:table-cell office:value-type="float" office:value="0.0198634117133803" calcext:value-type="float">
            <text:p>0.0198634117133803</text:p>
          </table:table-cell>
          <table:table-cell office:value-type="float" office:value="0.398044004504871" calcext:value-type="float">
            <text:p>0.398044004504871</text:p>
          </table:table-cell>
          <table:table-cell office:value-type="float" office:value="3.86287638654112" calcext:value-type="float">
            <text:p>3.86287638654112</text:p>
          </table:table-cell>
          <table:table-cell office:value-type="float" office:value="492.90696453697" calcext:value-type="float">
            <text:p>492.90696453697</text:p>
          </table:table-cell>
          <table:table-cell office:value-type="float" office:value="342.017479031284" calcext:value-type="float">
            <text:p>342.01747903128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-62" calcext:value-type="float">
            <text:p>-62</text:p>
          </table:table-cell>
          <table:table-cell office:value-type="float" office:value="0.0194166701746252" calcext:value-type="float">
            <text:p>0.0194166701746252</text:p>
          </table:table-cell>
          <table:table-cell office:value-type="float" office:value="0.400367751731797" calcext:value-type="float">
            <text:p>0.400367751731797</text:p>
          </table:table-cell>
          <table:table-cell office:value-type="float" office:value="4.12844542476304" calcext:value-type="float">
            <text:p>4.12844542476304</text:p>
          </table:table-cell>
          <table:table-cell office:value-type="float" office:value="498.650105726145" calcext:value-type="float">
            <text:p>498.650105726145</text:p>
          </table:table-cell>
          <table:table-cell office:value-type="float" office:value="342.01447701741" calcext:value-type="float">
            <text:p>342.014477017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61" calcext:value-type="float">
            <text:p>-61</text:p>
          </table:table-cell>
          <table:table-cell office:value-type="float" office:value="0.0189825041862909" calcext:value-type="float">
            <text:p>0.0189825041862909</text:p>
          </table:table-cell>
          <table:table-cell office:value-type="float" office:value="0.402867567025538" calcext:value-type="float">
            <text:p>0.402867567025538</text:p>
          </table:table-cell>
          <table:table-cell office:value-type="float" office:value="4.39177673602419" calcext:value-type="float">
            <text:p>4.39177673602419</text:p>
          </table:table-cell>
          <table:table-cell office:value-type="float" office:value="503.388177805543" calcext:value-type="float">
            <text:p>503.388177805543</text:p>
          </table:table-cell>
          <table:table-cell office:value-type="float" office:value="342.011625010917" calcext:value-type="float">
            <text:p>342.01162501091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-60" calcext:value-type="float">
            <text:p>-60</text:p>
          </table:table-cell>
          <table:table-cell office:value-type="float" office:value="0.0184691656012283" calcext:value-type="float">
            <text:p>0.0184691656012283</text:p>
          </table:table-cell>
          <table:table-cell office:value-type="float" office:value="0.405490845300206" calcext:value-type="float">
            <text:p>0.405490845300206</text:p>
          </table:table-cell>
          <table:table-cell office:value-type="float" office:value="4.653929884363" calcext:value-type="float">
            <text:p>4.653929884363</text:p>
          </table:table-cell>
          <table:table-cell office:value-type="float" office:value="506.90538392629" calcext:value-type="float">
            <text:p>506.90538392629</text:p>
          </table:table-cell>
          <table:table-cell office:value-type="float" office:value="342.008336220316" calcext:value-type="float">
            <text:p>342.008336220316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59" calcext:value-type="float">
            <text:p>-59</text:p>
          </table:table-cell>
          <table:table-cell office:value-type="float" office:value="0.0180437977685643" calcext:value-type="float">
            <text:p>0.0180437977685643</text:p>
          </table:table-cell>
          <table:table-cell office:value-type="float" office:value="0.408177601833909" calcext:value-type="float">
            <text:p>0.408177601833909</text:p>
          </table:table-cell>
          <table:table-cell office:value-type="float" office:value="4.91243353443013" calcext:value-type="float">
            <text:p>4.91243353443013</text:p>
          </table:table-cell>
          <table:table-cell office:value-type="float" office:value="509.321497946426" calcext:value-type="float">
            <text:p>509.321497946426</text:p>
          </table:table-cell>
          <table:table-cell office:value-type="float" office:value="342.005679404004" calcext:value-type="float">
            <text:p>342.00567940400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-58" calcext:value-type="float">
            <text:p>-58</text:p>
          </table:table-cell>
          <table:table-cell office:value-type="float" office:value="0.0176054846032083" calcext:value-type="float">
            <text:p>0.0176054846032083</text:p>
          </table:table-cell>
          <table:table-cell office:value-type="float" office:value="0.410873196501855" calcext:value-type="float">
            <text:p>0.410873196501855</text:p>
          </table:table-cell>
          <table:table-cell office:value-type="float" office:value="5.16630562497472" calcext:value-type="float">
            <text:p>5.16630562497472</text:p>
          </table:table-cell>
          <table:table-cell office:value-type="float" office:value="510.621367393975" calcext:value-type="float">
            <text:p>510.621367393975</text:p>
          </table:table-cell>
          <table:table-cell office:value-type="float" office:value="342.003006551717" calcext:value-type="float">
            <text:p>342.00300655171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57" calcext:value-type="float">
            <text:p>-57</text:p>
          </table:table-cell>
          <table:table-cell office:value-type="float" office:value="0.0171560119302406" calcext:value-type="float">
            <text:p>0.0171560119302406</text:p>
          </table:table-cell>
          <table:table-cell office:value-type="float" office:value="0.413520366091441" calcext:value-type="float">
            <text:p>0.413520366091441</text:p>
          </table:table-cell>
          <table:table-cell office:value-type="float" office:value="5.42431114428042" calcext:value-type="float">
            <text:p>5.42431114428042</text:p>
          </table:table-cell>
          <table:table-cell office:value-type="float" office:value="510.859987994031" calcext:value-type="float">
            <text:p>510.859987994031</text:p>
          </table:table-cell>
          <table:table-cell office:value-type="float" office:value="342.000333968559" calcext:value-type="float">
            <text:p>342.000333968559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-56" calcext:value-type="float">
            <text:p>-56</text:p>
          </table:table-cell>
          <table:table-cell office:value-type="float" office:value="0.0167393932549189" calcext:value-type="float">
            <text:p>0.0167393932549189</text:p>
          </table:table-cell>
          <table:table-cell office:value-type="float" office:value="0.416055767915979" calcext:value-type="float">
            <text:p>0.416055767915979</text:p>
          </table:table-cell>
          <table:table-cell office:value-type="float" office:value="5.67114055743285" calcext:value-type="float">
            <text:p>5.67114055743285</text:p>
          </table:table-cell>
          <table:table-cell office:value-type="float" office:value="510.395493744193" calcext:value-type="float">
            <text:p>510.395493744193</text:p>
          </table:table-cell>
          <table:table-cell office:value-type="float" office:value="341.997918511389" calcext:value-type="float">
            <text:p>341.99791851138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55" calcext:value-type="float">
            <text:p>-55</text:p>
          </table:table-cell>
          <table:table-cell office:value-type="float" office:value="0.0163303538126297" calcext:value-type="float">
            <text:p>0.0163303538126297</text:p>
          </table:table-cell>
          <table:table-cell office:value-type="float" office:value="0.418426861673334" calcext:value-type="float">
            <text:p>0.418426861673334</text:p>
          </table:table-cell>
          <table:table-cell office:value-type="float" office:value="5.91950449577453" calcext:value-type="float">
            <text:p>5.91950449577453</text:p>
          </table:table-cell>
          <table:table-cell office:value-type="float" office:value="509.268975783863" calcext:value-type="float">
            <text:p>509.268975783863</text:p>
          </table:table-cell>
          <table:table-cell office:value-type="float" office:value="341.995604812541" calcext:value-type="float">
            <text:p>341.99560481254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-54" calcext:value-type="float">
            <text:p>-54</text:p>
          </table:table-cell>
          <table:table-cell office:value-type="float" office:value="0.0159614181048" calcext:value-type="float">
            <text:p>0.0159614181048</text:p>
          </table:table-cell>
          <table:table-cell office:value-type="float" office:value="0.42058004207081" calcext:value-type="float">
            <text:p>0.42058004207081</text:p>
          </table:table-cell>
          <table:table-cell office:value-type="float" office:value="6.16728611126733" calcext:value-type="float">
            <text:p>6.16728611126733</text:p>
          </table:table-cell>
          <table:table-cell office:value-type="float" office:value="507.708843379812" calcext:value-type="float">
            <text:p>507.708843379812</text:p>
          </table:table-cell>
          <table:table-cell office:value-type="float" office:value="341.993567090007" calcext:value-type="float">
            <text:p>341.99356709000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53" calcext:value-type="float">
            <text:p>-53</text:p>
          </table:table-cell>
          <table:table-cell office:value-type="float" office:value="0.0155712796913477" calcext:value-type="float">
            <text:p>0.0155712796913477</text:p>
          </table:table-cell>
          <table:table-cell office:value-type="float" office:value="0.422460837405317" calcext:value-type="float">
            <text:p>0.422460837405317</text:p>
          </table:table-cell>
          <table:table-cell office:value-type="float" office:value="0.124321751897781" calcext:value-type="float">
            <text:p>0.124321751897781</text:p>
          </table:table-cell>
          <table:table-cell office:value-type="float" office:value="506.006246836987" calcext:value-type="float">
            <text:p>506.006246836987</text:p>
          </table:table-cell>
          <table:table-cell office:value-type="float" office:value="341.991462950971" calcext:value-type="float">
            <text:p>341.99146295097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-52" calcext:value-type="float">
            <text:p>-52</text:p>
          </table:table-cell>
          <table:table-cell office:value-type="float" office:value="0.0152168288967897" calcext:value-type="float">
            <text:p>0.0152168288967897</text:p>
          </table:table-cell>
          <table:table-cell office:value-type="float" office:value="0.42402765247622" calcext:value-type="float">
            <text:p>0.42402765247622</text:p>
          </table:table-cell>
          <table:table-cell office:value-type="float" office:value="0.363900044837456" calcext:value-type="float">
            <text:p>0.363900044837456</text:p>
          </table:table-cell>
          <table:table-cell office:value-type="float" office:value="504.229353771258" calcext:value-type="float">
            <text:p>504.229353771258</text:p>
          </table:table-cell>
          <table:table-cell office:value-type="float" office:value="341.989596459578" calcext:value-type="float">
            <text:p>341.98959645957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51" calcext:value-type="float">
            <text:p>-51</text:p>
          </table:table-cell>
          <table:table-cell office:value-type="float" office:value="0.0149581146208748" calcext:value-type="float">
            <text:p>0.0149581146208748</text:p>
          </table:table-cell>
          <table:table-cell office:value-type="float" office:value="0.425238486959243" calcext:value-type="float">
            <text:p>0.425238486959243</text:p>
          </table:table-cell>
          <table:table-cell office:value-type="float" office:value="0.604692420850292" calcext:value-type="float">
            <text:p>0.604692420850292</text:p>
          </table:table-cell>
          <table:table-cell office:value-type="float" office:value="502.447066753905" calcext:value-type="float">
            <text:p>502.447066753905</text:p>
          </table:table-cell>
          <table:table-cell office:value-type="float" office:value="341.988261255074" calcext:value-type="float">
            <text:p>341.98826125507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-50" calcext:value-type="float">
            <text:p>-50</text:p>
          </table:table-cell>
          <table:table-cell office:value-type="float" office:value="0.0146001517521174" calcext:value-type="float">
            <text:p>0.0146001517521174</text:p>
          </table:table-cell>
          <table:table-cell office:value-type="float" office:value="0.426058294183414" calcext:value-type="float">
            <text:p>0.426058294183414</text:p>
          </table:table-cell>
          <table:table-cell office:value-type="float" office:value="0.836897331420218" calcext:value-type="float">
            <text:p>0.836897331420218</text:p>
          </table:table-cell>
          <table:table-cell office:value-type="float" office:value="500.985579709658" calcext:value-type="float">
            <text:p>500.985579709658</text:p>
          </table:table-cell>
          <table:table-cell office:value-type="float" office:value="341.986451616366" calcext:value-type="float">
            <text:p>341.98645161636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49" calcext:value-type="float">
            <text:p>-49</text:p>
          </table:table-cell>
          <table:table-cell office:value-type="float" office:value="0.0143854297237408" calcext:value-type="float">
            <text:p>0.0143854297237408</text:p>
          </table:table-cell>
          <table:table-cell office:value-type="float" office:value="0.426464784759257" calcext:value-type="float">
            <text:p>0.426464784759257</text:p>
          </table:table-cell>
          <table:table-cell office:value-type="float" office:value="1.07356292061549" calcext:value-type="float">
            <text:p>1.07356292061549</text:p>
          </table:table-cell>
          <table:table-cell office:value-type="float" office:value="499.609107232128" calcext:value-type="float">
            <text:p>499.609107232128</text:p>
          </table:table-cell>
          <table:table-cell office:value-type="float" office:value="341.985387159465" calcext:value-type="float">
            <text:p>341.98538715946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-48" calcext:value-type="float">
            <text:p>-48</text:p>
          </table:table-cell>
          <table:table-cell office:value-type="float" office:value="0.0141817739544928" calcext:value-type="float">
            <text:p>0.0141817739544928</text:p>
          </table:table-cell>
          <table:table-cell office:value-type="float" office:value="0.426439600993296" calcext:value-type="float">
            <text:p>0.426439600993296</text:p>
          </table:table-cell>
          <table:table-cell office:value-type="float" office:value="1.30406241318905" calcext:value-type="float">
            <text:p>1.30406241318905</text:p>
          </table:table-cell>
          <table:table-cell office:value-type="float" office:value="498.532739344462" calcext:value-type="float">
            <text:p>498.532739344462</text:p>
          </table:table-cell>
          <table:table-cell office:value-type="float" office:value="341.984392143637" calcext:value-type="float">
            <text:p>341.98439214363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47" calcext:value-type="float">
            <text:p>-47</text:p>
          </table:table-cell>
          <table:table-cell office:value-type="float" office:value="0.013986768633921" calcext:value-type="float">
            <text:p>0.013986768633921</text:p>
          </table:table-cell>
          <table:table-cell office:value-type="float" office:value="0.425972007384378" calcext:value-type="float">
            <text:p>0.425972007384378</text:p>
          </table:table-cell>
          <table:table-cell office:value-type="float" office:value="1.53722191338728" calcext:value-type="float">
            <text:p>1.53722191338728</text:p>
          </table:table-cell>
          <table:table-cell office:value-type="float" office:value="497.718064958775" calcext:value-type="float">
            <text:p>497.718064958775</text:p>
          </table:table-cell>
          <table:table-cell office:value-type="float" office:value="341.983452695749" calcext:value-type="float">
            <text:p>341.98345269574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-46" calcext:value-type="float">
            <text:p>-46</text:p>
          </table:table-cell>
          <table:table-cell office:value-type="float" office:value="0.0138426801466299" calcext:value-type="float">
            <text:p>0.0138426801466299</text:p>
          </table:table-cell>
          <table:table-cell office:value-type="float" office:value="0.425072852538149" calcext:value-type="float">
            <text:p>0.425072852538149</text:p>
          </table:table-cell>
          <table:table-cell office:value-type="float" office:value="1.76867019943304" calcext:value-type="float">
            <text:p>1.76867019943304</text:p>
          </table:table-cell>
          <table:table-cell office:value-type="float" office:value="497.141064582019" calcext:value-type="float">
            <text:p>497.141064582019</text:p>
          </table:table-cell>
          <table:table-cell office:value-type="float" office:value="341.982766903384" calcext:value-type="float">
            <text:p>341.9827669033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45" calcext:value-type="float">
            <text:p>-45</text:p>
          </table:table-cell>
          <table:table-cell office:value-type="float" office:value="0.013792707060953" calcext:value-type="float">
            <text:p>0.013792707060953</text:p>
          </table:table-cell>
          <table:table-cell office:value-type="float" office:value="0.423749077258556" calcext:value-type="float">
            <text:p>0.423749077258556</text:p>
          </table:table-cell>
          <table:table-cell office:value-type="float" office:value="1.9956834100711" calcext:value-type="float">
            <text:p>1.9956834100711</text:p>
          </table:table-cell>
          <table:table-cell office:value-type="float" office:value="496.698600626766" calcext:value-type="float">
            <text:p>496.698600626766</text:p>
          </table:table-cell>
          <table:table-cell office:value-type="float" office:value="341.982530714897" calcext:value-type="float">
            <text:p>341.98253071489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-44" calcext:value-type="float">
            <text:p>-44</text:p>
          </table:table-cell>
          <table:table-cell office:value-type="float" office:value="0.0137057179909576" calcext:value-type="float">
            <text:p>0.0137057179909576</text:p>
          </table:table-cell>
          <table:table-cell office:value-type="float" office:value="0.422025467922855" calcext:value-type="float">
            <text:p>0.422025467922855</text:p>
          </table:table-cell>
          <table:table-cell office:value-type="float" office:value="2.23215300627942" calcext:value-type="float">
            <text:p>2.23215300627942</text:p>
          </table:table-cell>
          <table:table-cell office:value-type="float" office:value="496.555655870298" calcext:value-type="float">
            <text:p>496.555655870298</text:p>
          </table:table-cell>
          <table:table-cell office:value-type="float" office:value="341.982121616024" calcext:value-type="float">
            <text:p>341.982121616024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43" calcext:value-type="float">
            <text:p>-43</text:p>
          </table:table-cell>
          <table:table-cell office:value-type="float" office:value="0.0137194024731619" calcext:value-type="float">
            <text:p>0.0137194024731619</text:p>
          </table:table-cell>
          <table:table-cell office:value-type="float" office:value="0.419939799729983" calcext:value-type="float">
            <text:p>0.419939799729983</text:p>
          </table:table-cell>
          <table:table-cell office:value-type="float" office:value="2.46169280609813" calcext:value-type="float">
            <text:p>2.46169280609813</text:p>
          </table:table-cell>
          <table:table-cell office:value-type="float" office:value="496.439332276484" calcext:value-type="float">
            <text:p>496.439332276484</text:p>
          </table:table-cell>
          <table:table-cell office:value-type="float" office:value="341.9821858008" calcext:value-type="float">
            <text:p>341.982185800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-42" calcext:value-type="float">
            <text:p>-42</text:p>
          </table:table-cell>
          <table:table-cell office:value-type="float" office:value="0.0137351985918332" calcext:value-type="float">
            <text:p>0.0137351985918332</text:p>
          </table:table-cell>
          <table:table-cell office:value-type="float" office:value="0.417531694962899" calcext:value-type="float">
            <text:p>0.417531694962899</text:p>
          </table:table-cell>
          <table:table-cell office:value-type="float" office:value="2.69392065084287" calcext:value-type="float">
            <text:p>2.69392065084287</text:p>
          </table:table-cell>
          <table:table-cell office:value-type="float" office:value="496.433712950729" calcext:value-type="float">
            <text:p>496.433712950729</text:p>
          </table:table-cell>
          <table:table-cell office:value-type="float" office:value="341.982259969541" calcext:value-type="float">
            <text:p>341.98225996954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41" calcext:value-type="float">
            <text:p>-41</text:p>
          </table:table-cell>
          <table:table-cell office:value-type="float" office:value="0.0138240717199825" calcext:value-type="float">
            <text:p>0.0138240717199825</text:p>
          </table:table-cell>
          <table:table-cell office:value-type="float" office:value="0.414852915518802" calcext:value-type="float">
            <text:p>0.414852915518802</text:p>
          </table:table-cell>
          <table:table-cell office:value-type="float" office:value="2.93297589143637" calcext:value-type="float">
            <text:p>2.93297589143637</text:p>
          </table:table-cell>
          <table:table-cell office:value-type="float" office:value="496.499141601184" calcext:value-type="float">
            <text:p>496.499141601184</text:p>
          </table:table-cell>
          <table:table-cell office:value-type="float" office:value="341.982678854244" calcext:value-type="float">
            <text:p>341.98267885424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40" calcext:value-type="float">
            <text:p>-40</text:p>
          </table:table-cell>
          <table:table-cell office:value-type="float" office:value="0.0139293128948969" calcext:value-type="float">
            <text:p>0.0139293128948969</text:p>
          </table:table-cell>
          <table:table-cell office:value-type="float" office:value="0.411970200583733" calcext:value-type="float">
            <text:p>0.411970200583733</text:p>
          </table:table-cell>
          <table:table-cell office:value-type="float" office:value="3.17019443164679" calcext:value-type="float">
            <text:p>3.17019443164679</text:p>
          </table:table-cell>
          <table:table-cell office:value-type="float" office:value="496.479134696958" calcext:value-type="float">
            <text:p>496.479134696958</text:p>
          </table:table-cell>
          <table:table-cell office:value-type="float" office:value="341.9831783821" calcext:value-type="float">
            <text:p>341.983178382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39" calcext:value-type="float">
            <text:p>-39</text:p>
          </table:table-cell>
          <table:table-cell office:value-type="float" office:value="0.0140393601889938" calcext:value-type="float">
            <text:p>0.0140393601889938</text:p>
          </table:table-cell>
          <table:table-cell office:value-type="float" office:value="0.408942748499387" calcext:value-type="float">
            <text:p>0.408942748499387</text:p>
          </table:table-cell>
          <table:table-cell office:value-type="float" office:value="3.4099356622944" calcext:value-type="float">
            <text:p>3.4099356622944</text:p>
          </table:table-cell>
          <table:table-cell office:value-type="float" office:value="496.318974507561" calcext:value-type="float">
            <text:p>496.318974507561</text:p>
          </table:table-cell>
          <table:table-cell office:value-type="float" office:value="341.983704776494" calcext:value-type="float">
            <text:p>341.98370477649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-38" calcext:value-type="float">
            <text:p>-38</text:p>
          </table:table-cell>
          <table:table-cell office:value-type="float" office:value="0.0142706431862717" calcext:value-type="float">
            <text:p>0.0142706431862717</text:p>
          </table:table-cell>
          <table:table-cell office:value-type="float" office:value="0.405849045933069" calcext:value-type="float">
            <text:p>0.405849045933069</text:p>
          </table:table-cell>
          <table:table-cell office:value-type="float" office:value="3.65779139493835" calcext:value-type="float">
            <text:p>3.65779139493835</text:p>
          </table:table-cell>
          <table:table-cell office:value-type="float" office:value="496.040179355422" calcext:value-type="float">
            <text:p>496.040179355422</text:p>
          </table:table-cell>
          <table:table-cell office:value-type="float" office:value="341.984824592801" calcext:value-type="float">
            <text:p>341.98482459280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37" calcext:value-type="float">
            <text:p>-37</text:p>
          </table:table-cell>
          <table:table-cell office:value-type="float" office:value="0.0144240672754175" calcext:value-type="float">
            <text:p>0.0144240672754175</text:p>
          </table:table-cell>
          <table:table-cell office:value-type="float" office:value="0.402768373611911" calcext:value-type="float">
            <text:p>0.402768373611911</text:p>
          </table:table-cell>
          <table:table-cell office:value-type="float" office:value="3.9047220341181" calcext:value-type="float">
            <text:p>3.9047220341181</text:p>
          </table:table-cell>
          <table:table-cell office:value-type="float" office:value="495.34763120466" calcext:value-type="float">
            <text:p>495.34763120466</text:p>
          </table:table-cell>
          <table:table-cell office:value-type="float" office:value="341.985577535849" calcext:value-type="float">
            <text:p>341.98557753584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-36" calcext:value-type="float">
            <text:p>-36</text:p>
          </table:table-cell>
          <table:table-cell office:value-type="float" office:value="0.0146516927876755" calcext:value-type="float">
            <text:p>0.0146516927876755</text:p>
          </table:table-cell>
          <table:table-cell office:value-type="float" office:value="0.399775579809648" calcext:value-type="float">
            <text:p>0.399775579809648</text:p>
          </table:table-cell>
          <table:table-cell office:value-type="float" office:value="4.1573622545234" calcext:value-type="float">
            <text:p>4.1573622545234</text:p>
          </table:table-cell>
          <table:table-cell office:value-type="float" office:value="494.286959290176" calcext:value-type="float">
            <text:p>494.286959290176</text:p>
          </table:table-cell>
          <table:table-cell office:value-type="float" office:value="341.986709473042" calcext:value-type="float">
            <text:p>341.98670947304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35" calcext:value-type="float">
            <text:p>-35</text:p>
          </table:table-cell>
          <table:table-cell office:value-type="float" office:value="0.0149423199192154" calcext:value-type="float">
            <text:p>0.0149423199192154</text:p>
          </table:table-cell>
          <table:table-cell office:value-type="float" office:value="0.396955313416688" calcext:value-type="float">
            <text:p>0.396955313416688</text:p>
          </table:table-cell>
          <table:table-cell office:value-type="float" office:value="4.41376424935417" calcext:value-type="float">
            <text:p>4.41376424935417</text:p>
          </table:table-cell>
          <table:table-cell office:value-type="float" office:value="492.761039710065" calcext:value-type="float">
            <text:p>492.761039710065</text:p>
          </table:table-cell>
          <table:table-cell office:value-type="float" office:value="341.988180481898" calcext:value-type="float">
            <text:p>341.98818048189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-34" calcext:value-type="float">
            <text:p>-34</text:p>
          </table:table-cell>
          <table:table-cell office:value-type="float" office:value="0.0151749884578822" calcext:value-type="float">
            <text:p>0.0151749884578822</text:p>
          </table:table-cell>
          <table:table-cell office:value-type="float" office:value="0.394390837147143" calcext:value-type="float">
            <text:p>0.394390837147143</text:p>
          </table:table-cell>
          <table:table-cell office:value-type="float" office:value="4.67381098613246" calcext:value-type="float">
            <text:p>4.67381098613246</text:p>
          </table:table-cell>
          <table:table-cell office:value-type="float" office:value="490.597785427777" calcext:value-type="float">
            <text:p>490.597785427777</text:p>
          </table:table-cell>
          <table:table-cell office:value-type="float" office:value="341.989378971247" calcext:value-type="float">
            <text:p>341.98937897124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33" calcext:value-type="float">
            <text:p>-33</text:p>
          </table:table-cell>
          <table:table-cell office:value-type="float" office:value="0.0154495435119989" calcext:value-type="float">
            <text:p>0.0154495435119989</text:p>
          </table:table-cell>
          <table:table-cell office:value-type="float" office:value="0.392147702600544" calcext:value-type="float">
            <text:p>0.392147702600544</text:p>
          </table:table-cell>
          <table:table-cell office:value-type="float" office:value="4.93958486337174" calcext:value-type="float">
            <text:p>4.93958486337174</text:p>
          </table:table-cell>
          <table:table-cell office:value-type="float" office:value="487.845554744265" calcext:value-type="float">
            <text:p>487.845554744265</text:p>
          </table:table-cell>
          <table:table-cell office:value-type="float" office:value="341.990817055352" calcext:value-type="float">
            <text:p>341.99081705535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-32" calcext:value-type="float">
            <text:p>-32</text:p>
          </table:table-cell>
          <table:table-cell office:value-type="float" office:value="0.0157784647766455" calcext:value-type="float">
            <text:p>0.0157784647766455</text:p>
          </table:table-cell>
          <table:table-cell office:value-type="float" office:value="0.39029732326989" calcext:value-type="float">
            <text:p>0.39029732326989</text:p>
          </table:table-cell>
          <table:table-cell office:value-type="float" office:value="5.20339457469251" calcext:value-type="float">
            <text:p>5.20339457469251</text:p>
          </table:table-cell>
          <table:table-cell office:value-type="float" office:value="484.573514998812" calcext:value-type="float">
            <text:p>484.573514998812</text:p>
          </table:table-cell>
          <table:table-cell office:value-type="float" office:value="341.99257387713" calcext:value-type="float">
            <text:p>341.992573877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31" calcext:value-type="float">
            <text:p>-31</text:p>
          </table:table-cell>
          <table:table-cell office:value-type="float" office:value="0.0160454695579128" calcext:value-type="float">
            <text:p>0.0160454695579128</text:p>
          </table:table-cell>
          <table:table-cell office:value-type="float" office:value="0.388898464438229" calcext:value-type="float">
            <text:p>0.388898464438229</text:p>
          </table:table-cell>
          <table:table-cell office:value-type="float" office:value="5.47744409602502" calcext:value-type="float">
            <text:p>5.47744409602502</text:p>
          </table:table-cell>
          <table:table-cell office:value-type="float" office:value="480.698809207503" calcext:value-type="float">
            <text:p>480.698809207503</text:p>
          </table:table-cell>
          <table:table-cell office:value-type="float" office:value="341.994027228057" calcext:value-type="float">
            <text:p>341.99402722805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-30" calcext:value-type="float">
            <text:p>-30</text:p>
          </table:table-cell>
          <table:table-cell office:value-type="float" office:value="0.016365518930168" calcext:value-type="float">
            <text:p>0.016365518930168</text:p>
          </table:table-cell>
          <table:table-cell office:value-type="float" office:value="0.387984884696645" calcext:value-type="float">
            <text:p>0.387984884696645</text:p>
          </table:table-cell>
          <table:table-cell office:value-type="float" office:value="5.75116358543908" calcext:value-type="float">
            <text:p>5.75116358543908</text:p>
          </table:table-cell>
          <table:table-cell office:value-type="float" office:value="476.528704923795" calcext:value-type="float">
            <text:p>476.528704923795</text:p>
          </table:table-cell>
          <table:table-cell office:value-type="float" office:value="341.995801470598" calcext:value-type="float">
            <text:p>341.99580147059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29" calcext:value-type="float">
            <text:p>-29</text:p>
          </table:table-cell>
          <table:table-cell office:value-type="float" office:value="0.0166518441105734" calcext:value-type="float">
            <text:p>0.0166518441105734</text:p>
          </table:table-cell>
          <table:table-cell office:value-type="float" office:value="0.387588984762339" calcext:value-type="float">
            <text:p>0.387588984762339</text:p>
          </table:table-cell>
          <table:table-cell office:value-type="float" office:value="6.02590386161101" calcext:value-type="float">
            <text:p>6.02590386161101</text:p>
          </table:table-cell>
          <table:table-cell office:value-type="float" office:value="472.236485194854" calcext:value-type="float">
            <text:p>472.236485194854</text:p>
          </table:table-cell>
          <table:table-cell office:value-type="float" office:value="341.997418478416" calcext:value-type="float">
            <text:p>341.99741847841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-28" calcext:value-type="float">
            <text:p>-28</text:p>
          </table:table-cell>
          <table:table-cell office:value-type="float" office:value="0.0169668480529358" calcext:value-type="float">
            <text:p>0.0169668480529358</text:p>
          </table:table-cell>
          <table:table-cell office:value-type="float" office:value="0.387721287972267" calcext:value-type="float">
            <text:p>0.387721287972267</text:p>
          </table:table-cell>
          <table:table-cell office:value-type="float" office:value="0.0227315005547561" calcext:value-type="float">
            <text:p>0.0227315005547561</text:p>
          </table:table-cell>
          <table:table-cell office:value-type="float" office:value="468.050483819597" calcext:value-type="float">
            <text:p>468.050483819597</text:p>
          </table:table-cell>
          <table:table-cell office:value-type="float" office:value="341.999229874923" calcext:value-type="float">
            <text:p>341.99922987492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27" calcext:value-type="float">
            <text:p>-27</text:p>
          </table:table-cell>
          <table:table-cell office:value-type="float" office:value="0.0172789659414995" calcext:value-type="float">
            <text:p>0.0172789659414995</text:p>
          </table:table-cell>
          <table:table-cell office:value-type="float" office:value="0.388367901799399" calcext:value-type="float">
            <text:p>0.388367901799399</text:p>
          </table:table-cell>
          <table:table-cell office:value-type="float" office:value="0.30568338112765" calcext:value-type="float">
            <text:p>0.30568338112765</text:p>
          </table:table-cell>
          <table:table-cell office:value-type="float" office:value="464.2867177714" calcext:value-type="float">
            <text:p>464.2867177714</text:p>
          </table:table-cell>
          <table:table-cell office:value-type="float" office:value="342.001058184814" calcext:value-type="float">
            <text:p>342.00105818481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-26" calcext:value-type="float">
            <text:p>-26</text:p>
          </table:table-cell>
          <table:table-cell office:value-type="float" office:value="0.0175067836118058" calcext:value-type="float">
            <text:p>0.0175067836118058</text:p>
          </table:table-cell>
          <table:table-cell office:value-type="float" office:value="0.389510255189779" calcext:value-type="float">
            <text:p>0.389510255189779</text:p>
          </table:table-cell>
          <table:table-cell office:value-type="float" office:value="0.584744516444778" calcext:value-type="float">
            <text:p>0.584744516444778</text:p>
          </table:table-cell>
          <table:table-cell office:value-type="float" office:value="461.414117154662" calcext:value-type="float">
            <text:p>461.414117154662</text:p>
          </table:table-cell>
          <table:table-cell office:value-type="float" office:value="342.002413744023" calcext:value-type="float">
            <text:p>342.00241374402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25" calcext:value-type="float">
            <text:p>-25</text:p>
          </table:table-cell>
          <table:table-cell office:value-type="float" office:value="0.0178681374211005" calcext:value-type="float">
            <text:p>0.0178681374211005</text:p>
          </table:table-cell>
          <table:table-cell office:value-type="float" office:value="0.391108229734952" calcext:value-type="float">
            <text:p>0.391108229734952</text:p>
          </table:table-cell>
          <table:table-cell office:value-type="float" office:value="0.871267451710989" calcext:value-type="float">
            <text:p>0.871267451710989</text:p>
          </table:table-cell>
          <table:table-cell office:value-type="float" office:value="459.467834122534" calcext:value-type="float">
            <text:p>459.467834122534</text:p>
          </table:table-cell>
          <table:table-cell office:value-type="float" office:value="342.004600320054" calcext:value-type="float">
            <text:p>342.00460032005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-24" calcext:value-type="float">
            <text:p>-24</text:p>
          </table:table-cell>
          <table:table-cell office:value-type="float" office:value="0.0180945533456362" calcext:value-type="float">
            <text:p>0.0180945533456362</text:p>
          </table:table-cell>
          <table:table-cell office:value-type="float" office:value="0.393100798828274" calcext:value-type="float">
            <text:p>0.393100798828274</text:p>
          </table:table-cell>
          <table:table-cell office:value-type="float" office:value="1.15533222492983" calcext:value-type="float">
            <text:p>1.15533222492983</text:p>
          </table:table-cell>
          <table:table-cell office:value-type="float" office:value="458.991652074628" calcext:value-type="float">
            <text:p>458.991652074628</text:p>
          </table:table-cell>
          <table:table-cell office:value-type="float" office:value="342.005993163908" calcext:value-type="float">
            <text:p>342.00599316390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23" calcext:value-type="float">
            <text:p>-23</text:p>
          </table:table-cell>
          <table:table-cell office:value-type="float" office:value="0.0183405964667049" calcext:value-type="float">
            <text:p>0.0183405964667049</text:p>
          </table:table-cell>
          <table:table-cell office:value-type="float" office:value="0.39543257553205" calcext:value-type="float">
            <text:p>0.39543257553205</text:p>
          </table:table-cell>
          <table:table-cell office:value-type="float" office:value="1.44052770253346" calcext:value-type="float">
            <text:p>1.44052770253346</text:p>
          </table:table-cell>
          <table:table-cell office:value-type="float" office:value="460.0425687301" calcext:value-type="float">
            <text:p>460.0425687301</text:p>
          </table:table-cell>
          <table:table-cell office:value-type="float" office:value="342.00752665284" calcext:value-type="float">
            <text:p>342.00752665284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-22" calcext:value-type="float">
            <text:p>-22</text:p>
          </table:table-cell>
          <table:table-cell office:value-type="float" office:value="0.0186173998311915" calcext:value-type="float">
            <text:p>0.0186173998311915</text:p>
          </table:table-cell>
          <table:table-cell office:value-type="float" office:value="0.398026704497306" calcext:value-type="float">
            <text:p>0.398026704497306</text:p>
          </table:table-cell>
          <table:table-cell office:value-type="float" office:value="1.72590658744018" calcext:value-type="float">
            <text:p>1.72590658744018</text:p>
          </table:table-cell>
          <table:table-cell office:value-type="float" office:value="462.703269819456" calcext:value-type="float">
            <text:p>462.703269819456</text:p>
          </table:table-cell>
          <table:table-cell office:value-type="float" office:value="342.009276640132" calcext:value-type="float">
            <text:p>342.00927664013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21" calcext:value-type="float">
            <text:p>-21</text:p>
          </table:table-cell>
          <table:table-cell office:value-type="float" office:value="0.0188354289296022" calcext:value-type="float">
            <text:p>0.0188354289296022</text:p>
          </table:table-cell>
          <table:table-cell office:value-type="float" office:value="0.400799766600411" calcext:value-type="float">
            <text:p>0.400799766600411</text:p>
          </table:table-cell>
          <table:table-cell office:value-type="float" office:value="2.01121842570955" calcext:value-type="float">
            <text:p>2.01121842570955</text:p>
          </table:table-cell>
          <table:table-cell office:value-type="float" office:value="467.040666633969" calcext:value-type="float">
            <text:p>467.040666633969</text:p>
          </table:table-cell>
          <table:table-cell office:value-type="float" office:value="342.010673523643" calcext:value-type="float">
            <text:p>342.01067352364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-20" calcext:value-type="float">
            <text:p>-20</text:p>
          </table:table-cell>
          <table:table-cell office:value-type="float" office:value="0.0190026722586542" calcext:value-type="float">
            <text:p>0.0190026722586542</text:p>
          </table:table-cell>
          <table:table-cell office:value-type="float" office:value="0.403677368929016" calcext:value-type="float">
            <text:p>0.403677368929016</text:p>
          </table:table-cell>
          <table:table-cell office:value-type="float" office:value="2.29839017151359" calcext:value-type="float">
            <text:p>2.29839017151359</text:p>
          </table:table-cell>
          <table:table-cell office:value-type="float" office:value="472.938374967718" calcext:value-type="float">
            <text:p>472.938374967718</text:p>
          </table:table-cell>
          <table:table-cell office:value-type="float" office:value="342.01175606368" calcext:value-type="float">
            <text:p>342.01175606368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9" calcext:value-type="float">
            <text:p>-19</text:p>
          </table:table-cell>
          <table:table-cell office:value-type="float" office:value="0.0192230809506806" calcext:value-type="float">
            <text:p>0.0192230809506806</text:p>
          </table:table-cell>
          <table:table-cell office:value-type="float" office:value="0.406576781352852" calcext:value-type="float">
            <text:p>0.406576781352852</text:p>
          </table:table-cell>
          <table:table-cell office:value-type="float" office:value="2.58140070886252" calcext:value-type="float">
            <text:p>2.58140070886252</text:p>
          </table:table-cell>
          <table:table-cell office:value-type="float" office:value="479.995857300387" calcext:value-type="float">
            <text:p>479.995857300387</text:p>
          </table:table-cell>
          <table:table-cell office:value-type="float" office:value="342.013197367062" calcext:value-type="float">
            <text:p>342.01319736706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-18" calcext:value-type="float">
            <text:p>-18</text:p>
          </table:table-cell>
          <table:table-cell office:value-type="float" office:value="0.0193470764727122" calcext:value-type="float">
            <text:p>0.0193470764727122</text:p>
          </table:table-cell>
          <table:table-cell office:value-type="float" office:value="0.409413383859117" calcext:value-type="float">
            <text:p>0.409413383859117</text:p>
          </table:table-cell>
          <table:table-cell office:value-type="float" office:value="2.86764310233134" calcext:value-type="float">
            <text:p>2.86764310233134</text:p>
          </table:table-cell>
          <table:table-cell office:value-type="float" office:value="488.030371591554" calcext:value-type="float">
            <text:p>488.030371591554</text:p>
          </table:table-cell>
          <table:table-cell office:value-type="float" office:value="342.014015515967" calcext:value-type="float">
            <text:p>342.01401551596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7" calcext:value-type="float">
            <text:p>-17</text:p>
          </table:table-cell>
          <table:table-cell office:value-type="float" office:value="0.0194869598546878" calcext:value-type="float">
            <text:p>0.0194869598546878</text:p>
          </table:table-cell>
          <table:table-cell office:value-type="float" office:value="0.412123057306636" calcext:value-type="float">
            <text:p>0.412123057306636</text:p>
          </table:table-cell>
          <table:table-cell office:value-type="float" office:value="3.15395689175039" calcext:value-type="float">
            <text:p>3.15395689175039</text:p>
          </table:table-cell>
          <table:table-cell office:value-type="float" office:value="496.496515141393" calcext:value-type="float">
            <text:p>496.496515141393</text:p>
          </table:table-cell>
          <table:table-cell office:value-type="float" office:value="342.014944818081" calcext:value-type="float">
            <text:p>342.01494481808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-16" calcext:value-type="float">
            <text:p>-16</text:p>
          </table:table-cell>
          <table:table-cell office:value-type="float" office:value="0.0195601777584829" calcext:value-type="float">
            <text:p>0.0195601777584829</text:p>
          </table:table-cell>
          <table:table-cell office:value-type="float" office:value="0.414634272525282" calcext:value-type="float">
            <text:p>0.414634272525282</text:p>
          </table:table-cell>
          <table:table-cell office:value-type="float" office:value="3.43672986902924" calcext:value-type="float">
            <text:p>3.43672986902924</text:p>
          </table:table-cell>
          <table:table-cell office:value-type="float" office:value="504.801975428308" calcext:value-type="float">
            <text:p>504.801975428308</text:p>
          </table:table-cell>
          <table:table-cell office:value-type="float" office:value="342.015433906596" calcext:value-type="float">
            <text:p>342.015433906596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" calcext:value-type="float">
            <text:p>-15</text:p>
          </table:table-cell>
          <table:table-cell office:value-type="float" office:value="0.01963487419524" calcext:value-type="float">
            <text:p>0.01963487419524</text:p>
          </table:table-cell>
          <table:table-cell office:value-type="float" office:value="0.416886779753187" calcext:value-type="float">
            <text:p>0.416886779753187</text:p>
          </table:table-cell>
          <table:table-cell office:value-type="float" office:value="3.72275443236305" calcext:value-type="float">
            <text:p>3.72275443236305</text:p>
          </table:table-cell>
          <table:table-cell office:value-type="float" office:value="512.53295875547" calcext:value-type="float">
            <text:p>512.53295875547</text:p>
          </table:table-cell>
          <table:table-cell office:value-type="float" office:value="342.01593476387" calcext:value-type="float">
            <text:p>342.01593476387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-14" calcext:value-type="float">
            <text:p>-14</text:p>
          </table:table-cell>
          <table:table-cell office:value-type="float" office:value="0.0196790596381316" calcext:value-type="float">
            <text:p>0.0196790596381316</text:p>
          </table:table-cell>
          <table:table-cell office:value-type="float" office:value="0.418834634640014" calcext:value-type="float">
            <text:p>0.418834634640014</text:p>
          </table:table-cell>
          <table:table-cell office:value-type="float" office:value="4.00844613131194" calcext:value-type="float">
            <text:p>4.00844613131194</text:p>
          </table:table-cell>
          <table:table-cell office:value-type="float" office:value="519.095663588413" calcext:value-type="float">
            <text:p>519.095663588413</text:p>
          </table:table-cell>
          <table:table-cell office:value-type="float" office:value="342.016231937378" calcext:value-type="float">
            <text:p>342.01623193737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3" calcext:value-type="float">
            <text:p>-13</text:p>
          </table:table-cell>
          <table:table-cell office:value-type="float" office:value="0.0196505558470216" calcext:value-type="float">
            <text:p>0.0196505558470216</text:p>
          </table:table-cell>
          <table:table-cell office:value-type="float" office:value="0.420436247816123" calcext:value-type="float">
            <text:p>0.420436247816123</text:p>
          </table:table-cell>
          <table:table-cell office:value-type="float" office:value="4.2923465019981" calcext:value-type="float">
            <text:p>4.2923465019981</text:p>
          </table:table-cell>
          <table:table-cell office:value-type="float" office:value="523.98603544346" calcext:value-type="float">
            <text:p>523.98603544346</text:p>
          </table:table-cell>
          <table:table-cell office:value-type="float" office:value="342.016040155793" calcext:value-type="float">
            <text:p>342.016040155793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-12" calcext:value-type="float">
            <text:p>-12</text:p>
          </table:table-cell>
          <table:table-cell office:value-type="float" office:value="0.0196127588011295" calcext:value-type="float">
            <text:p>0.0196127588011295</text:p>
          </table:table-cell>
          <table:table-cell office:value-type="float" office:value="0.42165785377876" calcext:value-type="float">
            <text:p>0.42165785377876</text:p>
          </table:table-cell>
          <table:table-cell office:value-type="float" office:value="4.57943201878497" calcext:value-type="float">
            <text:p>4.57943201878497</text:p>
          </table:table-cell>
          <table:table-cell office:value-type="float" office:value="526.964152632925" calcext:value-type="float">
            <text:p>526.964152632925</text:p>
          </table:table-cell>
          <table:table-cell office:value-type="float" office:value="342.01578627576" calcext:value-type="float">
            <text:p>342.0157862757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1" calcext:value-type="float">
            <text:p>-11</text:p>
          </table:table-cell>
          <table:table-cell office:value-type="float" office:value="0.0195973747837467" calcext:value-type="float">
            <text:p>0.0195973747837467</text:p>
          </table:table-cell>
          <table:table-cell office:value-type="float" office:value="0.422486025703033" calcext:value-type="float">
            <text:p>0.422486025703033</text:p>
          </table:table-cell>
          <table:table-cell office:value-type="float" office:value="4.86345790995612" calcext:value-type="float">
            <text:p>4.86345790995612</text:p>
          </table:table-cell>
          <table:table-cell office:value-type="float" office:value="527.869071542182" calcext:value-type="float">
            <text:p>527.869071542182</text:p>
          </table:table-cell>
          <table:table-cell office:value-type="float" office:value="342.015683082548" calcext:value-type="float">
            <text:p>342.01568308254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-10" calcext:value-type="float">
            <text:p>-10</text:p>
          </table:table-cell>
          <table:table-cell office:value-type="float" office:value="0.0194246086670259" calcext:value-type="float">
            <text:p>0.0194246086670259</text:p>
          </table:table-cell>
          <table:table-cell office:value-type="float" office:value="0.422905854390676" calcext:value-type="float">
            <text:p>0.422905854390676</text:p>
          </table:table-cell>
          <table:table-cell office:value-type="float" office:value="5.1533728222914" calcext:value-type="float">
            <text:p>5.1533728222914</text:p>
          </table:table-cell>
          <table:table-cell office:value-type="float" office:value="526.489530415364" calcext:value-type="float">
            <text:p>526.489530415364</text:p>
          </table:table-cell>
          <table:table-cell office:value-type="float" office:value="342.014529765885" calcext:value-type="float">
            <text:p>342.01452976588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9" calcext:value-type="float">
            <text:p>-9</text:p>
          </table:table-cell>
          <table:table-cell office:value-type="float" office:value="0.0193254807986189" calcext:value-type="float">
            <text:p>0.0193254807986189</text:p>
          </table:table-cell>
          <table:table-cell office:value-type="float" office:value="0.42291814377466" calcext:value-type="float">
            <text:p>0.42291814377466</text:p>
          </table:table-cell>
          <table:table-cell office:value-type="float" office:value="5.43835546144885" calcext:value-type="float">
            <text:p>5.43835546144885</text:p>
          </table:table-cell>
          <table:table-cell office:value-type="float" office:value="523.286811214379" calcext:value-type="float">
            <text:p>523.286811214379</text:p>
          </table:table-cell>
          <table:table-cell office:value-type="float" office:value="342.013872644375" calcext:value-type="float">
            <text:p>342.013872644375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-8" calcext:value-type="float">
            <text:p>-8</text:p>
          </table:table-cell>
          <table:table-cell office:value-type="float" office:value="0.01918007250169" calcext:value-type="float">
            <text:p>0.01918007250169</text:p>
          </table:table-cell>
          <table:table-cell office:value-type="float" office:value="0.422536358664091" calcext:value-type="float">
            <text:p>0.422536358664091</text:p>
          </table:table-cell>
          <table:table-cell office:value-type="float" office:value="5.72724472692869" calcext:value-type="float">
            <text:p>5.72724472692869</text:p>
          </table:table-cell>
          <table:table-cell office:value-type="float" office:value="518.388504660827" calcext:value-type="float">
            <text:p>518.388504660827</text:p>
          </table:table-cell>
          <table:table-cell office:value-type="float" office:value="342.012914818233" calcext:value-type="float">
            <text:p>342.012914818233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7" calcext:value-type="float">
            <text:p>-7</text:p>
          </table:table-cell>
          <table:table-cell office:value-type="float" office:value="0.0189373752728693" calcext:value-type="float">
            <text:p>0.0189373752728693</text:p>
          </table:table-cell>
          <table:table-cell office:value-type="float" office:value="0.42177693740721" calcext:value-type="float">
            <text:p>0.42177693740721</text:p>
          </table:table-cell>
          <table:table-cell office:value-type="float" office:value="6.0186408618079" calcext:value-type="float">
            <text:p>6.0186408618079</text:p>
          </table:table-cell>
          <table:table-cell office:value-type="float" office:value="512.228272149338" calcext:value-type="float">
            <text:p>512.228272149338</text:p>
          </table:table-cell>
          <table:table-cell office:value-type="float" office:value="342.011332266475" calcext:value-type="float">
            <text:p>342.01133226647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-6" calcext:value-type="float">
            <text:p>-6</text:p>
          </table:table-cell>
          <table:table-cell office:value-type="float" office:value="0.0187483843183962" calcext:value-type="float">
            <text:p>0.0187483843183962</text:p>
          </table:table-cell>
          <table:table-cell office:value-type="float" office:value="0.420666928199762" calcext:value-type="float">
            <text:p>0.420666928199762</text:p>
          </table:table-cell>
          <table:table-cell office:value-type="float" office:value="0.0245741286831231" calcext:value-type="float">
            <text:p>0.0245741286831231</text:p>
          </table:table-cell>
          <table:table-cell office:value-type="float" office:value="505.472005114299" calcext:value-type="float">
            <text:p>505.472005114299</text:p>
          </table:table-cell>
          <table:table-cell office:value-type="float" office:value="342.010113887915" calcext:value-type="float">
            <text:p>342.0101138879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5" calcext:value-type="float">
            <text:p>-5</text:p>
          </table:table-cell>
          <table:table-cell office:value-type="float" office:value="0.0184534955252598" calcext:value-type="float">
            <text:p>0.0184534955252598</text:p>
          </table:table-cell>
          <table:table-cell office:value-type="float" office:value="0.419247431246865" calcext:value-type="float">
            <text:p>0.419247431246865</text:p>
          </table:table-cell>
          <table:table-cell office:value-type="float" office:value="0.315537004633095" calcext:value-type="float">
            <text:p>0.315537004633095</text:p>
          </table:table-cell>
          <table:table-cell office:value-type="float" office:value="498.572519087202" calcext:value-type="float">
            <text:p>498.572519087202</text:p>
          </table:table-cell>
          <table:table-cell office:value-type="float" office:value="342.008237246852" calcext:value-type="float">
            <text:p>342.00823724685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-4" calcext:value-type="float">
            <text:p>-4</text:p>
          </table:table-cell>
          <table:table-cell office:value-type="float" office:value="0.0182109102894483" calcext:value-type="float">
            <text:p>0.0182109102894483</text:p>
          </table:table-cell>
          <table:table-cell office:value-type="float" office:value="0.41755478060575" calcext:value-type="float">
            <text:p>0.41755478060575</text:p>
          </table:table-cell>
          <table:table-cell office:value-type="float" office:value="0.611380665289044" calcext:value-type="float">
            <text:p>0.611380665289044</text:p>
          </table:table-cell>
          <table:table-cell office:value-type="float" office:value="491.967396399585" calcext:value-type="float">
            <text:p>491.967396399585</text:p>
          </table:table-cell>
          <table:table-cell office:value-type="float" office:value="342.00671578662" calcext:value-type="float">
            <text:p>342.0067157866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3" calcext:value-type="float">
            <text:p>-3</text:p>
          </table:table-cell>
          <table:table-cell office:value-type="float" office:value="0.0178457507538252" calcext:value-type="float">
            <text:p>0.0178457507538252</text:p>
          </table:table-cell>
          <table:table-cell office:value-type="float" office:value="0.415639158812055" calcext:value-type="float">
            <text:p>0.415639158812055</text:p>
          </table:table-cell>
          <table:table-cell office:value-type="float" office:value="0.903493619971317" calcext:value-type="float">
            <text:p>0.903493619971317</text:p>
          </table:table-cell>
          <table:table-cell office:value-type="float" office:value="486.319406006426" calcext:value-type="float">
            <text:p>486.319406006426</text:p>
          </table:table-cell>
          <table:table-cell office:value-type="float" office:value="342.00446355758" calcext:value-type="float">
            <text:p>342.0044635575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-2" calcext:value-type="float">
            <text:p>-2</text:p>
          </table:table-cell>
          <table:table-cell office:value-type="float" office:value="0.0174968247101502" calcext:value-type="float">
            <text:p>0.0174968247101502</text:p>
          </table:table-cell>
          <table:table-cell office:value-type="float" office:value="0.413554768191849" calcext:value-type="float">
            <text:p>0.413554768191849</text:p>
          </table:table-cell>
          <table:table-cell office:value-type="float" office:value="1.20002393129852" calcext:value-type="float">
            <text:p>1.20002393129852</text:p>
          </table:table-cell>
          <table:table-cell office:value-type="float" office:value="481.775720918407" calcext:value-type="float">
            <text:p>481.775720918407</text:p>
          </table:table-cell>
          <table:table-cell office:value-type="float" office:value="342.002354115172" calcext:value-type="float">
            <text:p>342.00235411517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" calcext:value-type="float">
            <text:p>-1</text:p>
          </table:table-cell>
          <table:table-cell office:value-type="float" office:value="0.0171613871325442" calcext:value-type="float">
            <text:p>0.0171613871325442</text:p>
          </table:table-cell>
          <table:table-cell office:value-type="float" office:value="0.411352983878788" calcext:value-type="float">
            <text:p>0.411352983878788</text:p>
          </table:table-cell>
          <table:table-cell office:value-type="float" office:value="1.49792847954505" calcext:value-type="float">
            <text:p>1.49792847954505</text:p>
          </table:table-cell>
          <table:table-cell office:value-type="float" office:value="478.570351339404" calcext:value-type="float">
            <text:p>478.570351339404</text:p>
          </table:table-cell>
          <table:table-cell office:value-type="float" office:value="342.000365521048" calcext:value-type="float">
            <text:p>342.0003655210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0167023622549229" calcext:value-type="float">
            <text:p>0.0167023622549229</text:p>
          </table:table-cell>
          <table:table-cell office:value-type="float" office:value="0.409092804222342" calcext:value-type="float">
            <text:p>0.409092804222342</text:p>
          </table:table-cell>
          <table:table-cell office:value-type="float" office:value="1.79625699112804" calcext:value-type="float">
            <text:p>1.79625699112804</text:p>
          </table:table-cell>
          <table:table-cell office:value-type="float" office:value="476.900062299238" calcext:value-type="float">
            <text:p>476.900062299238</text:p>
          </table:table-cell>
          <table:table-cell office:value-type="float" office:value="341.997706690259" calcext:value-type="float">
            <text:p>341.99770669025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" calcext:value-type="float">
            <text:p>1</text:p>
          </table:table-cell>
          <table:table-cell office:value-type="float" office:value="0.0162751971497717" calcext:value-type="float">
            <text:p>0.0162751971497717</text:p>
          </table:table-cell>
          <table:table-cell office:value-type="float" office:value="0.406833789930794" calcext:value-type="float">
            <text:p>0.406833789930794</text:p>
          </table:table-cell>
          <table:table-cell office:value-type="float" office:value="2.09856077462278" calcext:value-type="float">
            <text:p>2.09856077462278</text:p>
          </table:table-cell>
          <table:table-cell office:value-type="float" office:value="476.556616269935" calcext:value-type="float">
            <text:p>476.556616269935</text:p>
          </table:table-cell>
          <table:table-cell office:value-type="float" office:value="341.995297206187" calcext:value-type="float">
            <text:p>341.99529720618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float" office:value="0.0158501498917308" calcext:value-type="float">
            <text:p>0.0158501498917308</text:p>
          </table:table-cell>
          <table:table-cell office:value-type="float" office:value="0.404631430328519" calcext:value-type="float">
            <text:p>0.404631430328519</text:p>
          </table:table-cell>
          <table:table-cell office:value-type="float" office:value="2.39765666244714" calcext:value-type="float">
            <text:p>2.39765666244714</text:p>
          </table:table-cell>
          <table:table-cell office:value-type="float" office:value="477.324928549123" calcext:value-type="float">
            <text:p>477.324928549123</text:p>
          </table:table-cell>
          <table:table-cell office:value-type="float" office:value="341.992961674368" calcext:value-type="float">
            <text:p>341.99296167436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float" office:value="0.0153397055345045" calcext:value-type="float">
            <text:p>0.0153397055345045</text:p>
          </table:table-cell>
          <table:table-cell office:value-type="float" office:value="0.402541022852118" calcext:value-type="float">
            <text:p>0.402541022852118</text:p>
          </table:table-cell>
          <table:table-cell office:value-type="float" office:value="2.70531487826972" calcext:value-type="float">
            <text:p>2.70531487826972</text:p>
          </table:table-cell>
          <table:table-cell office:value-type="float" office:value="479.085443845087" calcext:value-type="float">
            <text:p>479.085443845087</text:p>
          </table:table-cell>
          <table:table-cell office:value-type="float" office:value="341.990238641554" calcext:value-type="float">
            <text:p>341.990238641554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" calcext:value-type="float">
            <text:p>4</text:p>
          </table:table-cell>
          <table:table-cell office:value-type="float" office:value="0.0148354807781287" calcext:value-type="float">
            <text:p>0.0148354807781287</text:p>
          </table:table-cell>
          <table:table-cell office:value-type="float" office:value="0.400616979769472" calcext:value-type="float">
            <text:p>0.400616979769472</text:p>
          </table:table-cell>
          <table:table-cell office:value-type="float" office:value="3.00960911674959" calcext:value-type="float">
            <text:p>3.00960911674959</text:p>
          </table:table-cell>
          <table:table-cell office:value-type="float" office:value="481.278424951967" calcext:value-type="float">
            <text:p>481.278424951967</text:p>
          </table:table-cell>
          <table:table-cell office:value-type="float" office:value="341.987636355184" calcext:value-type="float">
            <text:p>341.987636355184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0.0143164724363364" calcext:value-type="float">
            <text:p>0.0143164724363364</text:p>
          </table:table-cell>
          <table:table-cell office:value-type="float" office:value="0.398900964399689" calcext:value-type="float">
            <text:p>0.398900964399689</text:p>
          </table:table-cell>
          <table:table-cell office:value-type="float" office:value="3.31341272633561" calcext:value-type="float">
            <text:p>3.31341272633561</text:p>
          </table:table-cell>
          <table:table-cell office:value-type="float" office:value="483.5634575258" calcext:value-type="float">
            <text:p>483.5634575258</text:p>
          </table:table-cell>
          <table:table-cell office:value-type="float" office:value="341.98504866027" calcext:value-type="float">
            <text:p>341.9850486602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6" calcext:value-type="float">
            <text:p>6</text:p>
          </table:table-cell>
          <table:table-cell office:value-type="float" office:value="0.0137745285831754" calcext:value-type="float">
            <text:p>0.0137745285831754</text:p>
          </table:table-cell>
          <table:table-cell office:value-type="float" office:value="0.397436555136483" calcext:value-type="float">
            <text:p>0.397436555136483</text:p>
          </table:table-cell>
          <table:table-cell office:value-type="float" office:value="3.6261098667752" calcext:value-type="float">
            <text:p>3.6261098667752</text:p>
          </table:table-cell>
          <table:table-cell office:value-type="float" office:value="485.705472341753" calcext:value-type="float">
            <text:p>485.705472341753</text:p>
          </table:table-cell>
          <table:table-cell office:value-type="float" office:value="341.982445009706" calcext:value-type="float">
            <text:p>341.982445009706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7" calcext:value-type="float">
            <text:p>7</text:p>
          </table:table-cell>
          <table:table-cell office:value-type="float" office:value="0.0132086457019061" calcext:value-type="float">
            <text:p>0.0132086457019061</text:p>
          </table:table-cell>
          <table:table-cell office:value-type="float" office:value="0.39625422719291" calcext:value-type="float">
            <text:p>0.39625422719291</text:p>
          </table:table-cell>
          <table:table-cell office:value-type="float" office:value="3.93366266219999" calcext:value-type="float">
            <text:p>3.93366266219999</text:p>
          </table:table-cell>
          <table:table-cell office:value-type="float" office:value="487.2155005795" calcext:value-type="float">
            <text:p>487.2155005795</text:p>
          </table:table-cell>
          <table:table-cell office:value-type="float" office:value="341.979833625054" calcext:value-type="float">
            <text:p>341.97983362505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8" calcext:value-type="float">
            <text:p>8</text:p>
          </table:table-cell>
          <table:table-cell office:value-type="float" office:value="0.0125777133677331" calcext:value-type="float">
            <text:p>0.0125777133677331</text:p>
          </table:table-cell>
          <table:table-cell office:value-type="float" office:value="0.395376847728227" calcext:value-type="float">
            <text:p>0.395376847728227</text:p>
          </table:table-cell>
          <table:table-cell office:value-type="float" office:value="4.24414536143219" calcext:value-type="float">
            <text:p>4.24414536143219</text:p>
          </table:table-cell>
          <table:table-cell office:value-type="float" office:value="487.95021672227" calcext:value-type="float">
            <text:p>487.95021672227</text:p>
          </table:table-cell>
          <table:table-cell office:value-type="float" office:value="341.977051262059" calcext:value-type="float">
            <text:p>341.977051262059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9" calcext:value-type="float">
            <text:p>9</text:p>
          </table:table-cell>
          <table:table-cell office:value-type="float" office:value="0.0120396361072304" calcext:value-type="float">
            <text:p>0.0120396361072304</text:p>
          </table:table-cell>
          <table:table-cell office:value-type="float" office:value="0.394818183980856" calcext:value-type="float">
            <text:p>0.394818183980856</text:p>
          </table:table-cell>
          <table:table-cell office:value-type="float" office:value="4.55775607313726" calcext:value-type="float">
            <text:p>4.55775607313726</text:p>
          </table:table-cell>
          <table:table-cell office:value-type="float" office:value="487.94495057542" calcext:value-type="float">
            <text:p>487.94495057542</text:p>
          </table:table-cell>
          <table:table-cell office:value-type="float" office:value="341.974786006042" calcext:value-type="float">
            <text:p>341.97478600604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office:value-type="float" office:value="0.0113841550084949" calcext:value-type="float">
            <text:p>0.0113841550084949</text:p>
          </table:table-cell>
          <table:table-cell office:value-type="float" office:value="0.394585334543503" calcext:value-type="float">
            <text:p>0.394585334543503</text:p>
          </table:table-cell>
          <table:table-cell office:value-type="float" office:value="4.87283096264185" calcext:value-type="float">
            <text:p>4.87283096264185</text:p>
          </table:table-cell>
          <table:table-cell office:value-type="float" office:value="487.038216126821" calcext:value-type="float">
            <text:p>487.038216126821</text:p>
          </table:table-cell>
          <table:table-cell office:value-type="float" office:value="341.972160340496" calcext:value-type="float">
            <text:p>341.97216034049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office:value-type="float" office:value="0.0107391563130186" calcext:value-type="float">
            <text:p>0.0107391563130186</text:p>
          </table:table-cell>
          <table:table-cell office:value-type="float" office:value="0.394672040131463" calcext:value-type="float">
            <text:p>0.394672040131463</text:p>
          </table:table-cell>
          <table:table-cell office:value-type="float" office:value="5.18742663293414" calcext:value-type="float">
            <text:p>5.18742663293414</text:p>
          </table:table-cell>
          <table:table-cell office:value-type="float" office:value="485.514791068246" calcext:value-type="float">
            <text:p>485.514791068246</text:p>
          </table:table-cell>
          <table:table-cell office:value-type="float" office:value="341.969720163308" calcext:value-type="float">
            <text:p>341.969720163308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2" calcext:value-type="float">
            <text:p>12</text:p>
          </table:table-cell>
          <table:table-cell office:value-type="float" office:value="0.0101621913908042" calcext:value-type="float">
            <text:p>0.0101621913908042</text:p>
          </table:table-cell>
          <table:table-cell office:value-type="float" office:value="0.395069122879749" calcext:value-type="float">
            <text:p>0.395069122879749</text:p>
          </table:table-cell>
          <table:table-cell office:value-type="float" office:value="5.50673194079537" calcext:value-type="float">
            <text:p>5.50673194079537</text:p>
          </table:table-cell>
          <table:table-cell office:value-type="float" office:value="483.641989509074" calcext:value-type="float">
            <text:p>483.641989509074</text:p>
          </table:table-cell>
          <table:table-cell office:value-type="float" office:value="341.967657978805" calcext:value-type="float">
            <text:p>341.967657978805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3" calcext:value-type="float">
            <text:p>13</text:p>
          </table:table-cell>
          <table:table-cell office:value-type="float" office:value="0.00947657942451069" calcext:value-type="float">
            <text:p>0.00947657942451069</text:p>
          </table:table-cell>
          <table:table-cell office:value-type="float" office:value="0.395757292814369" calcext:value-type="float">
            <text:p>0.395757292814369</text:p>
          </table:table-cell>
          <table:table-cell office:value-type="float" office:value="5.82511144882677" calcext:value-type="float">
            <text:p>5.82511144882677</text:p>
          </table:table-cell>
          <table:table-cell office:value-type="float" office:value="481.624962582083" calcext:value-type="float">
            <text:p>481.624962582083</text:p>
          </table:table-cell>
          <table:table-cell office:value-type="float" office:value="341.965355539476" calcext:value-type="float">
            <text:p>341.965355539476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" calcext:value-type="float">
            <text:p>14</text:p>
          </table:table-cell>
          <table:table-cell office:value-type="float" office:value="0.00886865636752686" calcext:value-type="float">
            <text:p>0.00886865636752686</text:p>
          </table:table-cell>
          <table:table-cell office:value-type="float" office:value="0.396711796114746" calcext:value-type="float">
            <text:p>0.396711796114746</text:p>
          </table:table-cell>
          <table:table-cell office:value-type="float" office:value="6.15145300449828" calcext:value-type="float">
            <text:p>6.15145300449828</text:p>
          </table:table-cell>
          <table:table-cell office:value-type="float" office:value="479.820340702462" calcext:value-type="float">
            <text:p>479.820340702462</text:p>
          </table:table-cell>
          <table:table-cell office:value-type="float" office:value="341.963448501249" calcext:value-type="float">
            <text:p>341.96344850124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5" calcext:value-type="float">
            <text:p>15</text:p>
          </table:table-cell>
          <table:table-cell office:value-type="float" office:value="0.00821169899853723" calcext:value-type="float">
            <text:p>0.00821169899853723</text:p>
          </table:table-cell>
          <table:table-cell office:value-type="float" office:value="0.397902020135835" calcext:value-type="float">
            <text:p>0.397902020135835</text:p>
          </table:table-cell>
          <table:table-cell office:value-type="float" office:value="0.186684376540832" calcext:value-type="float">
            <text:p>0.186684376540832</text:p>
          </table:table-cell>
          <table:table-cell office:value-type="float" office:value="478.601904548768" calcext:value-type="float">
            <text:p>478.601904548768</text:p>
          </table:table-cell>
          <table:table-cell office:value-type="float" office:value="341.961529769385" calcext:value-type="float">
            <text:p>341.96152976938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6" calcext:value-type="float">
            <text:p>16</text:p>
          </table:table-cell>
          <table:table-cell office:value-type="float" office:value="0.00760371128152658" calcext:value-type="float">
            <text:p>0.00760371128152658</text:p>
          </table:table-cell>
          <table:table-cell office:value-type="float" office:value="0.399294137653625" calcext:value-type="float">
            <text:p>0.399294137653625</text:p>
          </table:table-cell>
          <table:table-cell office:value-type="float" office:value="0.517268957212657" calcext:value-type="float">
            <text:p>0.517268957212657</text:p>
          </table:table-cell>
          <table:table-cell office:value-type="float" office:value="478.038325486335" calcext:value-type="float">
            <text:p>478.038325486335</text:p>
          </table:table-cell>
          <table:table-cell office:value-type="float" office:value="341.959885591972" calcext:value-type="float">
            <text:p>341.95988559197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7" calcext:value-type="float">
            <text:p>17</text:p>
          </table:table-cell>
          <table:table-cell office:value-type="float" office:value="0.00697106244314783" calcext:value-type="float">
            <text:p>0.00697106244314783</text:p>
          </table:table-cell>
          <table:table-cell office:value-type="float" office:value="0.400848421600426" calcext:value-type="float">
            <text:p>0.400848421600426</text:p>
          </table:table-cell>
          <table:table-cell office:value-type="float" office:value="0.851253412181405" calcext:value-type="float">
            <text:p>0.851253412181405</text:p>
          </table:table-cell>
          <table:table-cell office:value-type="float" office:value="478.371306918933" calcext:value-type="float">
            <text:p>478.371306918933</text:p>
          </table:table-cell>
          <table:table-cell office:value-type="float" office:value="341.958308954624" calcext:value-type="float">
            <text:p>341.958308954624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8" calcext:value-type="float">
            <text:p>18</text:p>
          </table:table-cell>
          <table:table-cell office:value-type="float" office:value="0.00631872364254568" calcext:value-type="float">
            <text:p>0.00631872364254568</text:p>
          </table:table-cell>
          <table:table-cell office:value-type="float" office:value="0.402525830892868" calcext:value-type="float">
            <text:p>0.402525830892868</text:p>
          </table:table-cell>
          <table:table-cell office:value-type="float" office:value="1.18033752049389" calcext:value-type="float">
            <text:p>1.18033752049389</text:p>
          </table:table-cell>
          <table:table-cell office:value-type="float" office:value="479.684734064066" calcext:value-type="float">
            <text:p>479.684734064066</text:p>
          </table:table-cell>
          <table:table-cell office:value-type="float" office:value="341.956826598173" calcext:value-type="float">
            <text:p>341.956826598173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9" calcext:value-type="float">
            <text:p>19</text:p>
          </table:table-cell>
          <table:table-cell office:value-type="float" office:value="0.00572182745191476" calcext:value-type="float">
            <text:p>0.00572182745191476</text:p>
          </table:table-cell>
          <table:table-cell office:value-type="float" office:value="0.404282892581444" calcext:value-type="float">
            <text:p>0.404282892581444</text:p>
          </table:table-cell>
          <table:table-cell office:value-type="float" office:value="1.5266220142274" calcext:value-type="float">
            <text:p>1.5266220142274</text:p>
          </table:table-cell>
          <table:table-cell office:value-type="float" office:value="481.786500397457" calcext:value-type="float">
            <text:p>481.786500397457</text:p>
          </table:table-cell>
          <table:table-cell office:value-type="float" office:value="341.955597740873" calcext:value-type="float">
            <text:p>341.95559774087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0.0051508061536657" calcext:value-type="float">
            <text:p>0.0051508061536657</text:p>
          </table:table-cell>
          <table:table-cell office:value-type="float" office:value="0.406076825141504" calcext:value-type="float">
            <text:p>0.406076825141504</text:p>
          </table:table-cell>
          <table:table-cell office:value-type="float" office:value="1.8751822567669" calcext:value-type="float">
            <text:p>1.8751822567669</text:p>
          </table:table-cell>
          <table:table-cell office:value-type="float" office:value="484.586813967758" calcext:value-type="float">
            <text:p>484.586813967758</text:p>
          </table:table-cell>
          <table:table-cell office:value-type="float" office:value="341.954536194481" calcext:value-type="float">
            <text:p>341.954536194481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1" calcext:value-type="float">
            <text:p>21</text:p>
          </table:table-cell>
          <table:table-cell office:value-type="float" office:value="0.00448758740289598" calcext:value-type="float">
            <text:p>0.00448758740289598</text:p>
          </table:table-cell>
          <table:table-cell office:value-type="float" office:value="0.407867881795037" calcext:value-type="float">
            <text:p>0.407867881795037</text:p>
          </table:table-cell>
          <table:table-cell office:value-type="float" office:value="2.2445994850529" calcext:value-type="float">
            <text:p>2.2445994850529</text:p>
          </table:table-cell>
          <table:table-cell office:value-type="float" office:value="487.98179955312" calcext:value-type="float">
            <text:p>487.98179955312</text:p>
          </table:table-cell>
          <table:table-cell office:value-type="float" office:value="341.953443221904" calcext:value-type="float">
            <text:p>341.953443221904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2" calcext:value-type="float">
            <text:p>22</text:p>
          </table:table-cell>
          <table:table-cell office:value-type="float" office:value="0.00397990808113156" calcext:value-type="float">
            <text:p>0.00397990808113156</text:p>
          </table:table-cell>
          <table:table-cell office:value-type="float" office:value="0.409613955646937" calcext:value-type="float">
            <text:p>0.409613955646937</text:p>
          </table:table-cell>
          <table:table-cell office:value-type="float" office:value="2.61956682991348" calcext:value-type="float">
            <text:p>2.61956682991348</text:p>
          </table:table-cell>
          <table:table-cell office:value-type="float" office:value="491.451065438636" calcext:value-type="float">
            <text:p>491.451065438636</text:p>
          </table:table-cell>
          <table:table-cell office:value-type="float" office:value="341.952708219466" calcext:value-type="float">
            <text:p>341.952708219466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3" calcext:value-type="float">
            <text:p>23</text:p>
          </table:table-cell>
          <table:table-cell office:value-type="float" office:value="0.00345417837878351" calcext:value-type="float">
            <text:p>0.00345417837878351</text:p>
          </table:table-cell>
          <table:table-cell office:value-type="float" office:value="0.411278107887343" calcext:value-type="float">
            <text:p>0.411278107887343</text:p>
          </table:table-cell>
          <table:table-cell office:value-type="float" office:value="3.02852485155737" calcext:value-type="float">
            <text:p>3.02852485155737</text:p>
          </table:table-cell>
          <table:table-cell office:value-type="float" office:value="494.912014147455" calcext:value-type="float">
            <text:p>494.912014147455</text:p>
          </table:table-cell>
          <table:table-cell office:value-type="float" office:value="341.952039980526" calcext:value-type="float">
            <text:p>341.95203998052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0.00298973653981495" calcext:value-type="float">
            <text:p>0.00298973653981495</text:p>
          </table:table-cell>
          <table:table-cell office:value-type="float" office:value="0.412826601983686" calcext:value-type="float">
            <text:p>0.412826601983686</text:p>
          </table:table-cell>
          <table:table-cell office:value-type="float" office:value="3.48729744389534" calcext:value-type="float">
            <text:p>3.48729744389534</text:p>
          </table:table-cell>
          <table:table-cell office:value-type="float" office:value="498.06353559442" calcext:value-type="float">
            <text:p>498.06353559442</text:p>
          </table:table-cell>
          <table:table-cell office:value-type="float" office:value="341.951528274485" calcext:value-type="float">
            <text:p>341.951528274485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5" calcext:value-type="float">
            <text:p>25</text:p>
          </table:table-cell>
          <table:table-cell office:value-type="float" office:value="0.00262929137347385" calcext:value-type="float">
            <text:p>0.00262929137347385</text:p>
          </table:table-cell>
          <table:table-cell office:value-type="float" office:value="0.414228485918193" calcext:value-type="float">
            <text:p>0.414228485918193</text:p>
          </table:table-cell>
          <table:table-cell office:value-type="float" office:value="3.96312065370659" calcext:value-type="float">
            <text:p>3.96312065370659</text:p>
          </table:table-cell>
          <table:table-cell office:value-type="float" office:value="500.568086140735" calcext:value-type="float">
            <text:p>500.568086140735</text:p>
          </table:table-cell>
          <table:table-cell office:value-type="float" office:value="341.951181985904" calcext:value-type="float">
            <text:p>341.95118198590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6" calcext:value-type="float">
            <text:p>26</text:p>
          </table:table-cell>
          <table:table-cell office:value-type="float" office:value="0.00240246723456622" calcext:value-type="float">
            <text:p>0.00240246723456622</text:p>
          </table:table-cell>
          <table:table-cell office:value-type="float" office:value="0.41545500131013" calcext:value-type="float">
            <text:p>0.41545500131013</text:p>
          </table:table-cell>
          <table:table-cell office:value-type="float" office:value="4.49502981489847" calcext:value-type="float">
            <text:p>4.49502981489847</text:p>
          </table:table-cell>
          <table:table-cell office:value-type="float" office:value="502.385848581097" calcext:value-type="float">
            <text:p>502.385848581097</text:p>
          </table:table-cell>
          <table:table-cell office:value-type="float" office:value="341.950986846123" calcext:value-type="float">
            <text:p>341.950986846123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7" calcext:value-type="float">
            <text:p>27</text:p>
          </table:table-cell>
          <table:table-cell office:value-type="float" office:value="0.00240273617837221" calcext:value-type="float">
            <text:p>0.00240273617837221</text:p>
          </table:table-cell>
          <table:table-cell office:value-type="float" office:value="0.416484812426638" calcext:value-type="float">
            <text:p>0.416484812426638</text:p>
          </table:table-cell>
          <table:table-cell office:value-type="float" office:value="5.06363242483629" calcext:value-type="float">
            <text:p>5.06363242483629</text:p>
          </table:table-cell>
          <table:table-cell office:value-type="float" office:value="503.468064908434" calcext:value-type="float">
            <text:p>503.468064908434</text:p>
          </table:table-cell>
          <table:table-cell office:value-type="float" office:value="341.950987067081" calcext:value-type="float">
            <text:p>341.950987067081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8" calcext:value-type="float">
            <text:p>28</text:p>
          </table:table-cell>
          <table:table-cell office:value-type="float" office:value="0.00243274908635902" calcext:value-type="float">
            <text:p>0.00243274908635902</text:p>
          </table:table-cell>
          <table:table-cell office:value-type="float" office:value="0.417295556658794" calcext:value-type="float">
            <text:p>0.417295556658794</text:p>
          </table:table-cell>
          <table:table-cell office:value-type="float" office:value="5.60356996062603" calcext:value-type="float">
            <text:p>5.60356996062603</text:p>
          </table:table-cell>
          <table:table-cell office:value-type="float" office:value="503.6590956477" calcext:value-type="float">
            <text:p>503.6590956477</text:p>
          </table:table-cell>
          <table:table-cell office:value-type="float" office:value="341.951011880383" calcext:value-type="float">
            <text:p>341.95101188038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9" calcext:value-type="float">
            <text:p>29</text:p>
          </table:table-cell>
          <table:table-cell office:value-type="float" office:value="0.00273357472837217" calcext:value-type="float">
            <text:p>0.00273357472837217</text:p>
          </table:table-cell>
          <table:table-cell office:value-type="float" office:value="0.417872201078664" calcext:value-type="float">
            <text:p>0.417872201078664</text:p>
          </table:table-cell>
          <table:table-cell office:value-type="float" office:value="6.11069754631546" calcext:value-type="float">
            <text:p>6.11069754631546</text:p>
          </table:table-cell>
          <table:table-cell office:value-type="float" office:value="503.24738119698" calcext:value-type="float">
            <text:p>503.24738119698</text:p>
          </table:table-cell>
          <table:table-cell office:value-type="float" office:value="341.951277606015" calcext:value-type="float">
            <text:p>341.951277606015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0" calcext:value-type="float">
            <text:p>30</text:p>
          </table:table-cell>
          <table:table-cell office:value-type="float" office:value="0.00305070905789754" calcext:value-type="float">
            <text:p>0.00305070905789754</text:p>
          </table:table-cell>
          <table:table-cell office:value-type="float" office:value="0.418200966164499" calcext:value-type="float">
            <text:p>0.418200966164499</text:p>
          </table:table-cell>
          <table:table-cell office:value-type="float" office:value="0.274405995500756" calcext:value-type="float">
            <text:p>0.274405995500756</text:p>
          </table:table-cell>
          <table:table-cell office:value-type="float" office:value="502.316205405755" calcext:value-type="float">
            <text:p>502.316205405755</text:p>
          </table:table-cell>
          <table:table-cell office:value-type="float" office:value="341.951591245641" calcext:value-type="float">
            <text:p>341.951591245641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1" calcext:value-type="float">
            <text:p>31</text:p>
          </table:table-cell>
          <table:table-cell office:value-type="float" office:value="0.00346555303080211" calcext:value-type="float">
            <text:p>0.00346555303080211</text:p>
          </table:table-cell>
          <table:table-cell office:value-type="float" office:value="0.41827525522071" calcext:value-type="float">
            <text:p>0.41827525522071</text:p>
          </table:table-cell>
          <table:table-cell office:value-type="float" office:value="0.701975077879934" calcext:value-type="float">
            <text:p>0.701975077879934</text:p>
          </table:table-cell>
          <table:table-cell office:value-type="float" office:value="500.982091861069" calcext:value-type="float">
            <text:p>500.982091861069</text:p>
          </table:table-cell>
          <table:table-cell office:value-type="float" office:value="341.95205343813" calcext:value-type="float">
            <text:p>341.952053438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2" calcext:value-type="float">
            <text:p>32</text:p>
          </table:table-cell>
          <table:table-cell office:value-type="float" office:value="0.00389794936225948" calcext:value-type="float">
            <text:p>0.00389794936225948</text:p>
          </table:table-cell>
          <table:table-cell office:value-type="float" office:value="0.418088666692616" calcext:value-type="float">
            <text:p>0.418088666692616</text:p>
          </table:table-cell>
          <table:table-cell office:value-type="float" office:value="1.08682024485984" calcext:value-type="float">
            <text:p>1.08682024485984</text:p>
          </table:table-cell>
          <table:table-cell office:value-type="float" office:value="499.555456253776" calcext:value-type="float">
            <text:p>499.555456253776</text:p>
          </table:table-cell>
          <table:table-cell office:value-type="float" office:value="341.952597825332" calcext:value-type="float">
            <text:p>341.95259782533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33" calcext:value-type="float">
            <text:p>33</text:p>
          </table:table-cell>
          <table:table-cell office:value-type="float" office:value="0.00430684041641407" calcext:value-type="float">
            <text:p>0.00430684041641407</text:p>
          </table:table-cell>
          <table:table-cell office:value-type="float" office:value="0.417643825895264" calcext:value-type="float">
            <text:p>0.417643825895264</text:p>
          </table:table-cell>
          <table:table-cell office:value-type="float" office:value="1.44004282723322" calcext:value-type="float">
            <text:p>1.44004282723322</text:p>
          </table:table-cell>
          <table:table-cell office:value-type="float" office:value="498.234477008897" calcext:value-type="float">
            <text:p>498.234477008897</text:p>
          </table:table-cell>
          <table:table-cell office:value-type="float" office:value="341.953171437916" calcext:value-type="float">
            <text:p>341.95317143791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34" calcext:value-type="float">
            <text:p>34</text:p>
          </table:table-cell>
          <table:table-cell office:value-type="float" office:value="0.00481109441895133" calcext:value-type="float">
            <text:p>0.00481109441895133</text:p>
          </table:table-cell>
          <table:table-cell office:value-type="float" office:value="0.416943463232793" calcext:value-type="float">
            <text:p>0.416943463232793</text:p>
          </table:table-cell>
          <table:table-cell office:value-type="float" office:value="1.79396390401423" calcext:value-type="float">
            <text:p>1.79396390401423</text:p>
          </table:table-cell>
          <table:table-cell office:value-type="float" office:value="497.026733209065" calcext:value-type="float">
            <text:p>497.026733209065</text:p>
          </table:table-cell>
          <table:table-cell office:value-type="float" office:value="341.953957563683" calcext:value-type="float">
            <text:p>341.953957563683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5" calcext:value-type="float">
            <text:p>35</text:p>
          </table:table-cell>
          <table:table-cell office:value-type="float" office:value="0.00522741778665663" calcext:value-type="float">
            <text:p>0.00522741778665663</text:p>
          </table:table-cell>
          <table:table-cell office:value-type="float" office:value="0.416000090107983" calcext:value-type="float">
            <text:p>0.416000090107983</text:p>
          </table:table-cell>
          <table:table-cell office:value-type="float" office:value="2.12131439111098" calcext:value-type="float">
            <text:p>2.12131439111098</text:p>
          </table:table-cell>
          <table:table-cell office:value-type="float" office:value="496.203802744337" calcext:value-type="float">
            <text:p>496.203802744337</text:p>
          </table:table-cell>
          <table:table-cell office:value-type="float" office:value="341.954672140944" calcext:value-type="float">
            <text:p>341.954672140944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36" calcext:value-type="float">
            <text:p>36</text:p>
          </table:table-cell>
          <table:table-cell office:value-type="float" office:value="0.00564493969959708" calcext:value-type="float">
            <text:p>0.00564493969959708</text:p>
          </table:table-cell>
          <table:table-cell office:value-type="float" office:value="0.414827076529848" calcext:value-type="float">
            <text:p>0.414827076529848</text:p>
          </table:table-cell>
          <table:table-cell office:value-type="float" office:value="2.45202963120788" calcext:value-type="float">
            <text:p>2.45202963120788</text:p>
          </table:table-cell>
          <table:table-cell office:value-type="float" office:value="495.745090629997" calcext:value-type="float">
            <text:p>495.745090629997</text:p>
          </table:table-cell>
          <table:table-cell office:value-type="float" office:value="341.955448307436" calcext:value-type="float">
            <text:p>341.955448307436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7" calcext:value-type="float">
            <text:p>37</text:p>
          </table:table-cell>
          <table:table-cell office:value-type="float" office:value="0.00610175155922308" calcext:value-type="float">
            <text:p>0.00610175155922308</text:p>
          </table:table-cell>
          <table:table-cell office:value-type="float" office:value="0.413445782495327" calcext:value-type="float">
            <text:p>0.413445782495327</text:p>
          </table:table-cell>
          <table:table-cell office:value-type="float" office:value="2.76098107566988" calcext:value-type="float">
            <text:p>2.76098107566988</text:p>
          </table:table-cell>
          <table:table-cell office:value-type="float" office:value="495.504455258906" calcext:value-type="float">
            <text:p>495.504455258906</text:p>
          </table:table-cell>
          <table:table-cell office:value-type="float" office:value="341.9563658116" calcext:value-type="float">
            <text:p>341.9563658116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38" calcext:value-type="float">
            <text:p>38</text:p>
          </table:table-cell>
          <table:table-cell office:value-type="float" office:value="0.00650575566020374" calcext:value-type="float">
            <text:p>0.00650575566020374</text:p>
          </table:table-cell>
          <table:table-cell office:value-type="float" office:value="0.411879508374415" calcext:value-type="float">
            <text:p>0.411879508374415</text:p>
          </table:table-cell>
          <table:table-cell office:value-type="float" office:value="3.07859759351727" calcext:value-type="float">
            <text:p>3.07859759351727</text:p>
          </table:table-cell>
          <table:table-cell office:value-type="float" office:value="495.57468118492" calcext:value-type="float">
            <text:p>495.57468118492</text:p>
          </table:table-cell>
          <table:table-cell office:value-type="float" office:value="341.957236722097" calcext:value-type="float">
            <text:p>341.957236722097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9" calcext:value-type="float">
            <text:p>39</text:p>
          </table:table-cell>
          <table:table-cell office:value-type="float" office:value="0.00688183566304339" calcext:value-type="float">
            <text:p>0.00688183566304339</text:p>
          </table:table-cell>
          <table:table-cell office:value-type="float" office:value="0.410160957924274" calcext:value-type="float">
            <text:p>0.410160957924274</text:p>
          </table:table-cell>
          <table:table-cell office:value-type="float" office:value="3.39069353057863" calcext:value-type="float">
            <text:p>3.39069353057863</text:p>
          </table:table-cell>
          <table:table-cell office:value-type="float" office:value="495.706802351218" calcext:value-type="float">
            <text:p>495.706802351218</text:p>
          </table:table-cell>
          <table:table-cell office:value-type="float" office:value="341.958097605852" calcext:value-type="float">
            <text:p>341.958097605852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40" calcext:value-type="float">
            <text:p>40</text:p>
          </table:table-cell>
          <table:table-cell office:value-type="float" office:value="0.00729573156863894" calcext:value-type="float">
            <text:p>0.00729573156863894</text:p>
          </table:table-cell>
          <table:table-cell office:value-type="float" office:value="0.408321978197187" calcext:value-type="float">
            <text:p>0.408321978197187</text:p>
          </table:table-cell>
          <table:table-cell office:value-type="float" office:value="3.68698064657779" calcext:value-type="float">
            <text:p>3.68698064657779</text:p>
          </table:table-cell>
          <table:table-cell office:value-type="float" office:value="495.669518122969" calcext:value-type="float">
            <text:p>495.669518122969</text:p>
          </table:table-cell>
          <table:table-cell office:value-type="float" office:value="341.959100969177" calcext:value-type="float">
            <text:p>341.95910096917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41" calcext:value-type="float">
            <text:p>41</text:p>
          </table:table-cell>
          <table:table-cell office:value-type="float" office:value="0.00765187908016464" calcext:value-type="float">
            <text:p>0.00765187908016464</text:p>
          </table:table-cell>
          <table:table-cell office:value-type="float" office:value="0.406402406501067" calcext:value-type="float">
            <text:p>0.406402406501067</text:p>
          </table:table-cell>
          <table:table-cell office:value-type="float" office:value="3.99736735747092" calcext:value-type="float">
            <text:p>3.99736735747092</text:p>
          </table:table-cell>
          <table:table-cell office:value-type="float" office:value="495.430978672981" calcext:value-type="float">
            <text:p>495.430978672981</text:p>
          </table:table-cell>
          <table:table-cell office:value-type="float" office:value="341.96001124019" calcext:value-type="float">
            <text:p>341.96001124019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42" calcext:value-type="float">
            <text:p>42</text:p>
          </table:table-cell>
          <table:table-cell office:value-type="float" office:value="0.00803712482692284" calcext:value-type="float">
            <text:p>0.00803712482692284</text:p>
          </table:table-cell>
          <table:table-cell office:value-type="float" office:value="0.40444669969666" calcext:value-type="float">
            <text:p>0.40444669969666</text:p>
          </table:table-cell>
          <table:table-cell office:value-type="float" office:value="4.29706057625278" calcext:value-type="float">
            <text:p>4.29706057625278</text:p>
          </table:table-cell>
          <table:table-cell office:value-type="float" office:value="494.725468624068" calcext:value-type="float">
            <text:p>494.725468624068</text:p>
          </table:table-cell>
          <table:table-cell office:value-type="float" office:value="341.961044729405" calcext:value-type="float">
            <text:p>341.96104472940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3" calcext:value-type="float">
            <text:p>43</text:p>
          </table:table-cell>
          <table:table-cell office:value-type="float" office:value="0.00835835130761375" calcext:value-type="float">
            <text:p>0.00835835130761375</text:p>
          </table:table-cell>
          <table:table-cell office:value-type="float" office:value="0.402498423917159" calcext:value-type="float">
            <text:p>0.402498423917159</text:p>
          </table:table-cell>
          <table:table-cell office:value-type="float" office:value="4.59376559781528" calcext:value-type="float">
            <text:p>4.59376559781528</text:p>
          </table:table-cell>
          <table:table-cell office:value-type="float" office:value="493.397922081916" calcext:value-type="float">
            <text:p>493.397922081916</text:p>
          </table:table-cell>
          <table:table-cell office:value-type="float" office:value="341.9619452876" calcext:value-type="float">
            <text:p>341.9619452876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44" calcext:value-type="float">
            <text:p>44</text:p>
          </table:table-cell>
          <table:table-cell office:value-type="float" office:value="0.00871282172122385" calcext:value-type="float">
            <text:p>0.00871282172122385</text:p>
          </table:table-cell>
          <table:table-cell office:value-type="float" office:value="0.400605696890506" calcext:value-type="float">
            <text:p>0.400605696890506</text:p>
          </table:table-cell>
          <table:table-cell office:value-type="float" office:value="4.89281607643334" calcext:value-type="float">
            <text:p>4.89281607643334</text:p>
          </table:table-cell>
          <table:table-cell office:value-type="float" office:value="491.468361905646" calcext:value-type="float">
            <text:p>491.468361905646</text:p>
          </table:table-cell>
          <table:table-cell office:value-type="float" office:value="341.96298000905" calcext:value-type="float">
            <text:p>341.9629800090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45" calcext:value-type="float">
            <text:p>45</text:p>
          </table:table-cell>
          <table:table-cell office:value-type="float" office:value="0.00907462915895216" calcext:value-type="float">
            <text:p>0.00907462915895216</text:p>
          </table:table-cell>
          <table:table-cell office:value-type="float" office:value="0.398820477525831" calcext:value-type="float">
            <text:p>0.398820477525831</text:p>
          </table:table-cell>
          <table:table-cell office:value-type="float" office:value="5.18891474179667" calcext:value-type="float">
            <text:p>5.18891474179667</text:p>
          </table:table-cell>
          <table:table-cell office:value-type="float" office:value="488.903270956457" calcext:value-type="float">
            <text:p>488.903270956457</text:p>
          </table:table-cell>
          <table:table-cell office:value-type="float" office:value="341.964080471855" calcext:value-type="float">
            <text:p>341.964080471855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46" calcext:value-type="float">
            <text:p>46</text:p>
          </table:table-cell>
          <table:table-cell office:value-type="float" office:value="0.00932733053385322" calcext:value-type="float">
            <text:p>0.00932733053385322</text:p>
          </table:table-cell>
          <table:table-cell office:value-type="float" office:value="0.397187985247887" calcext:value-type="float">
            <text:p>0.397187985247887</text:p>
          </table:table-cell>
          <table:table-cell office:value-type="float" office:value="5.48426771480844" calcext:value-type="float">
            <text:p>5.48426771480844</text:p>
          </table:table-cell>
          <table:table-cell office:value-type="float" office:value="485.676467194478" calcext:value-type="float">
            <text:p>485.676467194478</text:p>
          </table:table-cell>
          <table:table-cell office:value-type="float" office:value="341.964875640881" calcext:value-type="float">
            <text:p>341.96487564088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7" calcext:value-type="float">
            <text:p>47</text:p>
          </table:table-cell>
          <table:table-cell office:value-type="float" office:value="0.00969359256908459" calcext:value-type="float">
            <text:p>0.00969359256908459</text:p>
          </table:table-cell>
          <table:table-cell office:value-type="float" office:value="0.395755428890883" calcext:value-type="float">
            <text:p>0.395755428890883</text:p>
          </table:table-cell>
          <table:table-cell office:value-type="float" office:value="5.77669785302211" calcext:value-type="float">
            <text:p>5.77669785302211</text:p>
          </table:table-cell>
          <table:table-cell office:value-type="float" office:value="482.113774906548" calcext:value-type="float">
            <text:p>482.113774906548</text:p>
          </table:table-cell>
          <table:table-cell office:value-type="float" office:value="341.96606692418" calcext:value-type="float">
            <text:p>341.9660669241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8" calcext:value-type="float">
            <text:p>48</text:p>
          </table:table-cell>
          <table:table-cell office:value-type="float" office:value="0.00997673160576366" calcext:value-type="float">
            <text:p>0.00997673160576366</text:p>
          </table:table-cell>
          <table:table-cell office:value-type="float" office:value="0.394570214889605" calcext:value-type="float">
            <text:p>0.394570214889605</text:p>
          </table:table-cell>
          <table:table-cell office:value-type="float" office:value="6.06844540906298" calcext:value-type="float">
            <text:p>6.06844540906298</text:p>
          </table:table-cell>
          <table:table-cell office:value-type="float" office:value="478.283274490446" calcext:value-type="float">
            <text:p>478.283274490446</text:p>
          </table:table-cell>
          <table:table-cell office:value-type="float" office:value="341.967019296819" calcext:value-type="float">
            <text:p>341.967019296819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9" calcext:value-type="float">
            <text:p>49</text:p>
          </table:table-cell>
          <table:table-cell office:value-type="float" office:value="0.0102492276907007" calcext:value-type="float">
            <text:p>0.0102492276907007</text:p>
          </table:table-cell>
          <table:table-cell office:value-type="float" office:value="0.3936675842109" calcext:value-type="float">
            <text:p>0.3936675842109</text:p>
          </table:table-cell>
          <table:table-cell office:value-type="float" office:value="0.0800693825612164" calcext:value-type="float">
            <text:p>0.0800693825612164</text:p>
          </table:table-cell>
          <table:table-cell office:value-type="float" office:value="474.444717516637" calcext:value-type="float">
            <text:p>474.444717516637</text:p>
          </table:table-cell>
          <table:table-cell office:value-type="float" office:value="341.967961769235" calcext:value-type="float">
            <text:p>341.967961769235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0" calcext:value-type="float">
            <text:p>50</text:p>
          </table:table-cell>
          <table:table-cell office:value-type="float" office:value="0.0105339989407901" calcext:value-type="float">
            <text:p>0.0105339989407901</text:p>
          </table:table-cell>
          <table:table-cell office:value-type="float" office:value="0.393083392184945" calcext:value-type="float">
            <text:p>0.393083392184945</text:p>
          </table:table-cell>
          <table:table-cell office:value-type="float" office:value="0.367947908323569" calcext:value-type="float">
            <text:p>0.367947908323569</text:p>
          </table:table-cell>
          <table:table-cell office:value-type="float" office:value="470.965606276085" calcext:value-type="float">
            <text:p>470.965606276085</text:p>
          </table:table-cell>
          <table:table-cell office:value-type="float" office:value="341.968973842823" calcext:value-type="float">
            <text:p>341.9689738428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00-00-00</text:date>, <text:time style:data-style-name="N2" text:time-value="23:53:26.8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1T17:06:05.153000000</meta:creation-date>
    <dc:date>2023-02-21T23:54:17.842000000</dc:date>
    <meta:editing-duration>PT4M21S</meta:editing-duration>
    <meta:editing-cycles>2</meta:editing-cycles>
    <meta:generator>LibreOffice/7.3.2.2$Windows_X86_64 LibreOffice_project/49f2b1bff42cfccbd8f788c8dc32c1c309559be0</meta:generator>
    <meta:document-statistic meta:table-count="1" meta:cell-count="7363" meta:object-count="0"/>
  </office:meta>
</office:document-meta>
</file>